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co2" style:family="table-column">
      <style:table-column-properties fo:break-before="auto" style:column-width="2.9028in"/>
    </style:style>
    <style:style style:name="co3" style:family="table-column">
      <style:table-column-properties fo:break-before="auto" style:column-width="0.6772in"/>
    </style:style>
    <style:style style:name="co4" style:family="table-column">
      <style:table-column-properties fo:break-before="auto" style:column-width="0.8307in"/>
    </style:style>
    <style:style style:name="co5" style:family="table-column">
      <style:table-column-properties fo:break-before="auto" style:column-width="2.8917in"/>
    </style:style>
    <style:style style:name="co6" style:family="table-column">
      <style:table-column-properties fo:break-before="auto" style:column-width="0.9528in"/>
    </style:style>
    <style:style style:name="co7" style:family="table-column">
      <style:table-column-properties fo:break-before="auto" style:column-width="1.8508in"/>
    </style:style>
    <style:style style:name="co8" style:family="table-column">
      <style:table-column-properties fo:break-before="auto" style:column-width="0.8425in"/>
    </style:style>
    <style:style style:name="co9" style:family="table-column">
      <style:table-column-properties fo:break-before="auto" style:column-width="1.1965in"/>
    </style:style>
    <style:style style:name="co10" style:family="table-column">
      <style:table-column-properties fo:break-before="auto" style:column-width="1.1189in"/>
    </style:style>
    <style:style style:name="co11" style:family="table-column">
      <style:table-column-properties fo:break-before="auto" style:column-width="14.2917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0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/>
    <style:style style:name="ce2" style:family="table-cell" style:parent-style-name="Excel_20_Built-in_20_Normal" style:data-style-name="N812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ser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Default"/>
        <table:table-column table:style-name="co3" table:number-columns-repeated="1000" table:default-cell-style-name="Excel_20_Built-in_20_Normal"/>
        <table:table-column table:style-name="co3" table:number-columns-repeated="12" table:default-cell-style-name="Default"/>
        <table:table-row table:style-name="ro1">
          <table:table-cell office:value-type="string">
            <text:p>CustomerID</text:p>
          </table:table-cell>
          <table:table-cell office:value-type="string">
            <text:p>CustomerName</text:p>
          </table:table-cell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BirthDate</text:p>
          </table:table-cell>
          <table:table-cell office:value-type="string">
            <text:p>EmailAddress</text:p>
          </table:table-cell>
          <table:table-cell office:value-type="string">
            <text:p>username</text:p>
          </table:table-cell>
          <table:table-cell office:value-type="string">
            <text:p>fullname</text:p>
          </table:table-cell>
          <table:table-cell office:value-type="string">
            <text:p>CUIT</text:p>
          </table:table-cell>
          <table:table-cell office:value-type="string">
            <text:p>Country</text:p>
          </table:table-cell>
          <table:table-cell office:value-type="string">
            <text:p>Document</text:p>
          </table:table-cell>
          <table:table-cell office:value-type="string">
            <text:p>Agent</text:p>
          </table:table-cell>
          <table:table-cell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ailspin Toys (Head Office)</text:p>
          </table:table-cell>
          <table:table-cell office:value-type="string">
            <text:p>Jon</text:p>
          </table:table-cell>
          <table:table-cell office:value-type="string">
            <text:p>Yang</text:p>
          </table:table-cell>
          <table:table-cell table:style-name="ce1" office:value-type="string">
            <text:p>06/10/1971</text:p>
          </table:table-cell>
          <table:table-cell office:value-type="string">
            <text:p>jon24@adventure-works.com</text:p>
          </table:table-cell>
          <table:table-cell table:formula="of:=LEFT([.F2];FIND(&quot;@&quot;;[.F2])-1)" office:value-type="string" office:string-value="jon24">
            <text:p>jon24</text:p>
          </table:table-cell>
          <table:table-cell table:formula="of:=[.C2]&amp;&quot; &quot;&amp;[.D2]" office:value-type="string" office:string-value="Jon Yang">
            <text:p>Jon Yang</text:p>
          </table:table-cell>
          <table:table-cell office:value-type="float" office:value="1492">
            <text:p>1492</text:p>
          </table:table-cell>
          <table:table-cell office:value-type="string">
            <text:p>Australia</text:p>
          </table:table-cell>
          <table:table-cell office:value-type="string">
            <text:p>AW00011000</text:p>
          </table:table-cell>
          <table:table-cell office:value-type="string">
            <text:p>Mozilla/5.0 (X11; Linux x86_64) AppleWebKit/537.36 (KHTML, like Gecko) Ubuntu Chromium/37.0.2062.94 Chrome/37.0.2062.94 Safari/537.36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ilspin Toys (Sylvanite, MT)</text:p>
          </table:table-cell>
          <table:table-cell office:value-type="string">
            <text:p>Eugene</text:p>
          </table:table-cell>
          <table:table-cell office:value-type="string">
            <text:p>Huang</text:p>
          </table:table-cell>
          <table:table-cell table:style-name="ce1" office:value-type="string">
            <text:p>10/05/1976</text:p>
          </table:table-cell>
          <table:table-cell office:value-type="string">
            <text:p>eugene10@adventure-works.com</text:p>
          </table:table-cell>
          <table:table-cell table:formula="of:=LEFT([.F3];FIND(&quot;@&quot;;[.F3])-1)" office:value-type="string" office:string-value="eugene10">
            <text:p>eugene10</text:p>
          </table:table-cell>
          <table:table-cell table:formula="of:=[.C3]&amp;&quot; &quot;&amp;[.D3]" office:value-type="string" office:string-value="Eugene Huang">
            <text:p>Eugene Huang</text:p>
          </table:table-cell>
          <table:table-cell office:value-type="float" office:value="1496">
            <text:p>1496</text:p>
          </table:table-cell>
          <table:table-cell office:value-type="string">
            <text:p>Australia</text:p>
          </table:table-cell>
          <table:table-cell office:value-type="string">
            <text:p>AW00011001</text:p>
          </table:table-cell>
          <table:table-cell office:value-type="string">
            <text:p>Mozilla/5.0 (Windows NT 6.1; WOW6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ailspin Toys (Peeples Valley, AZ)</text:p>
          </table:table-cell>
          <table:table-cell office:value-type="string">
            <text:p>Ruben</text:p>
          </table:table-cell>
          <table:table-cell office:value-type="string">
            <text:p>Torres</text:p>
          </table:table-cell>
          <table:table-cell table:style-name="ce1" office:value-type="string">
            <text:p>09/02/1971</text:p>
          </table:table-cell>
          <table:table-cell office:value-type="string">
            <text:p>ruben35@adventure-works.com</text:p>
          </table:table-cell>
          <table:table-cell table:formula="of:=LEFT([.F4];FIND(&quot;@&quot;;[.F4])-1)" office:value-type="string" office:string-value="ruben35">
            <text:p>ruben35</text:p>
          </table:table-cell>
          <table:table-cell table:formula="of:=[.C4]&amp;&quot; &quot;&amp;[.D4]" office:value-type="string" office:string-value="Ruben Torres">
            <text:p>Ruben Torres</text:p>
          </table:table-cell>
          <table:table-cell office:value-type="float" office:value="1498">
            <text:p>1498</text:p>
          </table:table-cell>
          <table:table-cell office:value-type="string">
            <text:p>Australia</text:p>
          </table:table-cell>
          <table:table-cell office:value-type="string">
            <text:p>AW00011002</text:p>
          </table:table-cell>
          <table:table-cell office:value-type="string">
            <text:p>Mozilla/5.0 (Windows NT 6.1; WOW64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ilspin Toys (Medicine Lodge, KS)</text:p>
          </table:table-cell>
          <table:table-cell office:value-type="string">
            <text:p>Christy</text:p>
          </table:table-cell>
          <table:table-cell office:value-type="string">
            <text:p>Zhu</text:p>
          </table:table-cell>
          <table:table-cell table:style-name="ce1" office:value-type="string">
            <text:p>14/08/1973</text:p>
          </table:table-cell>
          <table:table-cell office:value-type="string">
            <text:p>christy12@adventure-works.com</text:p>
          </table:table-cell>
          <table:table-cell table:formula="of:=LEFT([.F5];FIND(&quot;@&quot;;[.F5])-1)" office:value-type="string" office:string-value="christy12">
            <text:p>christy12</text:p>
          </table:table-cell>
          <table:table-cell table:formula="of:=[.C5]&amp;&quot; &quot;&amp;[.D5]" office:value-type="string" office:string-value="Christy Zhu">
            <text:p>Christy Zhu</text:p>
          </table:table-cell>
          <table:table-cell office:value-type="float" office:value="1498">
            <text:p>1498</text:p>
          </table:table-cell>
          <table:table-cell office:value-type="string">
            <text:p>Australia</text:p>
          </table:table-cell>
          <table:table-cell office:value-type="string">
            <text:p>AW00011003</text:p>
          </table:table-cell>
          <table:table-cell office:value-type="string">
            <text:p>Mozilla/5.0 (Windows NT 6.1; WOW64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ailspin Toys (Gasport, NY)</text:p>
          </table:table-cell>
          <table:table-cell office:value-type="string">
            <text:p>Elizabeth</text:p>
          </table:table-cell>
          <table:table-cell office:value-type="string">
            <text:p>Johnson</text:p>
          </table:table-cell>
          <table:table-cell table:style-name="ce1" office:value-type="string">
            <text:p>05/08/1979</text:p>
          </table:table-cell>
          <table:table-cell office:value-type="string">
            <text:p>elizabeth5@adventure-works.com</text:p>
          </table:table-cell>
          <table:table-cell table:formula="of:=LEFT([.F6];FIND(&quot;@&quot;;[.F6])-1)" office:value-type="string" office:string-value="elizabeth5">
            <text:p>elizabeth5</text:p>
          </table:table-cell>
          <table:table-cell table:formula="of:=[.C6]&amp;&quot; &quot;&amp;[.D6]" office:value-type="string" office:string-value="Elizabeth Johnson">
            <text:p>Elizabeth Johnson</text:p>
          </table:table-cell>
          <table:table-cell office:value-type="float" office:value="1496">
            <text:p>1496</text:p>
          </table:table-cell>
          <table:table-cell office:value-type="string">
            <text:p>Australia</text:p>
          </table:table-cell>
          <table:table-cell office:value-type="string">
            <text:p>AW00011004</text:p>
          </table:table-cell>
          <table:table-cell office:value-type="string">
            <text:p>Mozilla/5.0 (Macintosh; Intel Mac OS X 10_10_5) AppleWebKit/600.8.9 (KHTML, like Gecko) Version/8.0.8 Safari/600.8.9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ailspin Toys (Jessie, ND)</text:p>
          </table:table-cell>
          <table:table-cell office:value-type="string">
            <text:p>Julio</text:p>
          </table:table-cell>
          <table:table-cell office:value-type="string">
            <text:p>Ruiz</text:p>
          </table:table-cell>
          <table:table-cell table:style-name="ce1" office:value-type="string">
            <text:p>01/08/1976</text:p>
          </table:table-cell>
          <table:table-cell office:value-type="string">
            <text:p>julio1@adventure-works.com</text:p>
          </table:table-cell>
          <table:table-cell table:formula="of:=LEFT([.F7];FIND(&quot;@&quot;;[.F7])-1)" office:value-type="string" office:string-value="julio1">
            <text:p>julio1</text:p>
          </table:table-cell>
          <table:table-cell table:formula="of:=[.C7]&amp;&quot; &quot;&amp;[.D7]" office:value-type="string" office:string-value="Julio Ruiz">
            <text:p>Julio Ruiz</text:p>
          </table:table-cell>
          <table:table-cell office:value-type="float" office:value="1500">
            <text:p>1500</text:p>
          </table:table-cell>
          <table:table-cell office:value-type="string">
            <text:p>Australia</text:p>
          </table:table-cell>
          <table:table-cell office:value-type="string">
            <text:p>AW00011005</text:p>
          </table:table-cell>
          <table:table-cell office:value-type="string">
            <text:p>Mozilla/5.0 (iPad; CPU OS 8_4_1 like Mac OS X) AppleWebKit/600.1.4 (KHTML, like Gecko) Version/8.0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ailspin Toys (Frankewing, TN)</text:p>
          </table:table-cell>
          <table:table-cell office:value-type="string">
            <text:p>Janet</text:p>
          </table:table-cell>
          <table:table-cell office:value-type="string">
            <text:p>Alvarez</text:p>
          </table:table-cell>
          <table:table-cell table:style-name="ce1" office:value-type="string">
            <text:p>02/12/1976</text:p>
          </table:table-cell>
          <table:table-cell office:value-type="string">
            <text:p>janet9@adventure-works.com</text:p>
          </table:table-cell>
          <table:table-cell table:formula="of:=LEFT([.F8];FIND(&quot;@&quot;;[.F8])-1)" office:value-type="string" office:string-value="janet9">
            <text:p>janet9</text:p>
          </table:table-cell>
          <table:table-cell table:formula="of:=[.C8]&amp;&quot; &quot;&amp;[.D8]" office:value-type="string" office:string-value="Janet Alvarez">
            <text:p>Janet Alvarez</text:p>
          </table:table-cell>
          <table:table-cell office:value-type="float" office:value="1500">
            <text:p>1500</text:p>
          </table:table-cell>
          <table:table-cell office:value-type="string">
            <text:p>Australia</text:p>
          </table:table-cell>
          <table:table-cell office:value-type="string">
            <text:p>AW00011006</text:p>
          </table:table-cell>
          <table:table-cell office:value-type="string">
            <text:p>Mozilla/5.0 (Windows NT 6.3; WOW6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ailspin Toys (Bow Mar, CO)</text:p>
          </table:table-cell>
          <table:table-cell office:value-type="string">
            <text:p>Marco</text:p>
          </table:table-cell>
          <table:table-cell office:value-type="string">
            <text:p>Mehta</text:p>
          </table:table-cell>
          <table:table-cell table:style-name="ce1" office:value-type="string">
            <text:p>06/11/1969</text:p>
          </table:table-cell>
          <table:table-cell office:value-type="string">
            <text:p>marco14@adventure-works.com</text:p>
          </table:table-cell>
          <table:table-cell table:formula="of:=LEFT([.F9];FIND(&quot;@&quot;;[.F9])-1)" office:value-type="string" office:string-value="marco14">
            <text:p>marco14</text:p>
          </table:table-cell>
          <table:table-cell table:formula="of:=[.C9]&amp;&quot; &quot;&amp;[.D9]" office:value-type="string" office:string-value="Marco Mehta">
            <text:p>Marco Mehta</text:p>
          </table:table-cell>
          <table:table-cell office:value-type="float" office:value="1496">
            <text:p>1496</text:p>
          </table:table-cell>
          <table:table-cell office:value-type="string">
            <text:p>Australia</text:p>
          </table:table-cell>
          <table:table-cell office:value-type="string">
            <text:p>AW00011007</text:p>
          </table:table-cell>
          <table:table-cell office:value-type="string">
            <text:p>Mozilla/5.0 (Windows NT 10.0; WOW6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ilspin Toys (Netcong, NJ)</text:p>
          </table:table-cell>
          <table:table-cell office:value-type="string">
            <text:p>Rob</text:p>
          </table:table-cell>
          <table:table-cell office:value-type="string">
            <text:p>Verhoff</text:p>
          </table:table-cell>
          <table:table-cell table:style-name="ce1" office:value-type="string">
            <text:p>04/07/1975</text:p>
          </table:table-cell>
          <table:table-cell office:value-type="string">
            <text:p>rob4@adventure-works.com</text:p>
          </table:table-cell>
          <table:table-cell table:formula="of:=LEFT([.F10];FIND(&quot;@&quot;;[.F10])-1)" office:value-type="string" office:string-value="rob4">
            <text:p>rob4</text:p>
          </table:table-cell>
          <table:table-cell table:formula="of:=[.C10]&amp;&quot; &quot;&amp;[.D10]" office:value-type="string" office:string-value="Rob Verhoff">
            <text:p>Rob Verhoff</text:p>
          </table:table-cell>
          <table:table-cell office:value-type="float" office:value="1498">
            <text:p>1498</text:p>
          </table:table-cell>
          <table:table-cell office:value-type="string">
            <text:p>Australia</text:p>
          </table:table-cell>
          <table:table-cell office:value-type="string">
            <text:p>AW00011008</text:p>
          </table:table-cell>
          <table:table-cell office:value-type="string">
            <text:p>Mozilla/5.0 (Windows NT 10.0; Win64; x64) AppleWebKit/537.36 (KHTML, like Gecko) Chrome/42.0.2311.135 Safari/537.36 Edge/12.10240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ailspin Toys (Wimbledon, ND)</text:p>
          </table:table-cell>
          <table:table-cell office:value-type="string">
            <text:p>Shannon</text:p>
          </table:table-cell>
          <table:table-cell office:value-type="string">
            <text:p>Carlson</text:p>
          </table:table-cell>
          <table:table-cell table:style-name="ce1" office:value-type="string">
            <text:p>29/09/1969</text:p>
          </table:table-cell>
          <table:table-cell office:value-type="string">
            <text:p>shannon38@adventure-works.com</text:p>
          </table:table-cell>
          <table:table-cell table:formula="of:=LEFT([.F11];FIND(&quot;@&quot;;[.F11])-1)" office:value-type="string" office:string-value="shannon38">
            <text:p>shannon38</text:p>
          </table:table-cell>
          <table:table-cell table:formula="of:=[.C11]&amp;&quot; &quot;&amp;[.D11]" office:value-type="string" office:string-value="Shannon Carlson">
            <text:p>Shannon Carlson</text:p>
          </table:table-cell>
          <table:table-cell/>
          <table:table-cell office:value-type="string">
            <text:p>Australia</text:p>
          </table:table-cell>
          <table:table-cell office:value-type="string">
            <text:p>AW00011009</text:p>
          </table:table-cell>
          <table:table-cell office:value-type="string">
            <text:p>Mozilla/5.0 (Windows NT 6.3; WOW64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ailspin Toys (Devault, PA)</text:p>
          </table:table-cell>
          <table:table-cell office:value-type="string">
            <text:p>Jacquelyn</text:p>
          </table:table-cell>
          <table:table-cell office:value-type="string">
            <text:p>Suarez</text:p>
          </table:table-cell>
          <table:table-cell table:style-name="ce1" office:value-type="string">
            <text:p>05/08/1969</text:p>
          </table:table-cell>
          <table:table-cell office:value-type="string">
            <text:p>jacquelyn20@adventure-works.com</text:p>
          </table:table-cell>
          <table:table-cell table:formula="of:=LEFT([.F12];FIND(&quot;@&quot;;[.F12])-1)" office:value-type="string" office:string-value="jacquelyn20">
            <text:p>jacquelyn20</text:p>
          </table:table-cell>
          <table:table-cell table:formula="of:=[.C12]&amp;&quot; &quot;&amp;[.D12]" office:value-type="string" office:string-value="Jacquelyn Suarez">
            <text:p>Jacquelyn Suar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10</text:p>
          </table:table-cell>
          <table:table-cell office:value-type="string">
            <text:p>Mozilla/5.0 (Windows NT 6.3; WOW64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ailspin Toys (Biscay, MN)</text:p>
          </table:table-cell>
          <table:table-cell office:value-type="string">
            <text:p>Curtis</text:p>
          </table:table-cell>
          <table:table-cell office:value-type="string">
            <text:p>Lu</text:p>
          </table:table-cell>
          <table:table-cell table:style-name="ce1" office:value-type="string">
            <text:p>03/05/1969</text:p>
          </table:table-cell>
          <table:table-cell office:value-type="string">
            <text:p>curtis9@adventure-works.com</text:p>
          </table:table-cell>
          <table:table-cell table:formula="of:=LEFT([.F13];FIND(&quot;@&quot;;[.F13])-1)" office:value-type="string" office:string-value="curtis9">
            <text:p>curtis9</text:p>
          </table:table-cell>
          <table:table-cell table:formula="of:=[.C13]&amp;&quot; &quot;&amp;[.D13]" office:value-type="string" office:string-value="Curtis Lu">
            <text:p>Curtis Lu</text:p>
          </table:table-cell>
          <table:table-cell/>
          <table:table-cell office:value-type="string">
            <text:p>Australia</text:p>
          </table:table-cell>
          <table:table-cell office:value-type="string">
            <text:p>AW00011011</text:p>
          </table:table-cell>
          <table:table-cell office:value-type="string">
            <text:p>Mozilla/5.0 (Windows NT 6.1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ailspin Toys (Stonefort, IL)</text:p>
          </table:table-cell>
          <table:table-cell office:value-type="string">
            <text:p>Lauren</text:p>
          </table:table-cell>
          <table:table-cell office:value-type="string">
            <text:p>Walker</text:p>
          </table:table-cell>
          <table:table-cell table:style-name="ce1" office:value-type="string">
            <text:p>14/01/1979</text:p>
          </table:table-cell>
          <table:table-cell office:value-type="string">
            <text:p>lauren41@adventure-works.com</text:p>
          </table:table-cell>
          <table:table-cell table:formula="of:=LEFT([.F14];FIND(&quot;@&quot;;[.F14])-1)" office:value-type="string" office:string-value="lauren41">
            <text:p>lauren41</text:p>
          </table:table-cell>
          <table:table-cell table:formula="of:=[.C14]&amp;&quot; &quot;&amp;[.D14]" office:value-type="string" office:string-value="Lauren Walker">
            <text:p>Lauren Walk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12</text:p>
          </table:table-cell>
          <table:table-cell office:value-type="string">
            <text:p>Mozilla/5.0 (Windows NT 6.1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ailspin Toys (Long Meadow, MD)</text:p>
          </table:table-cell>
          <table:table-cell office:value-type="string">
            <text:p>Ian</text:p>
          </table:table-cell>
          <table:table-cell office:value-type="string">
            <text:p>Jenkins</text:p>
          </table:table-cell>
          <table:table-cell table:style-name="ce1" office:value-type="string">
            <text:p>03/08/1979</text:p>
          </table:table-cell>
          <table:table-cell office:value-type="string">
            <text:p>ian47@adventure-works.com</text:p>
          </table:table-cell>
          <table:table-cell table:formula="of:=LEFT([.F15];FIND(&quot;@&quot;;[.F15])-1)" office:value-type="string" office:string-value="ian47">
            <text:p>ian47</text:p>
          </table:table-cell>
          <table:table-cell table:formula="of:=[.C15]&amp;&quot; &quot;&amp;[.D15]" office:value-type="string" office:string-value="Ian Jenkins">
            <text:p>Ian Jenkin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13</text:p>
          </table:table-cell>
          <table:table-cell office:value-type="string">
            <text:p>Mozilla/5.0 (Windows NT 10.0; WOW64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ailspin Toys (Batson, TX)</text:p>
          </table:table-cell>
          <table:table-cell office:value-type="string">
            <text:p>Sydney</text:p>
          </table:table-cell>
          <table:table-cell office:value-type="string">
            <text:p>Bennett</text:p>
          </table:table-cell>
          <table:table-cell table:style-name="ce1" office:value-type="string">
            <text:p>06/11/1973</text:p>
          </table:table-cell>
          <table:table-cell office:value-type="string">
            <text:p>sydney23@adventure-works.com</text:p>
          </table:table-cell>
          <table:table-cell table:formula="of:=LEFT([.F16];FIND(&quot;@&quot;;[.F16])-1)" office:value-type="string" office:string-value="sydney23">
            <text:p>sydney23</text:p>
          </table:table-cell>
          <table:table-cell table:formula="of:=[.C16]&amp;&quot; &quot;&amp;[.D16]" office:value-type="string" office:string-value="Sydney Bennett">
            <text:p>Sydney Bennet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14</text:p>
          </table:table-cell>
          <table:table-cell office:value-type="string">
            <text:p>Mozilla/5.0 (Macintosh; Intel Mac OS X 10_10_4) AppleWebKit/600.7.12 (KHTML, like Gecko) Version/8.0.7 Safari/600.7.12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Tailspin Toys (Coney Island, MO)</text:p>
          </table:table-cell>
          <table:table-cell office:value-type="string">
            <text:p>Chloe</text:p>
          </table:table-cell>
          <table:table-cell office:value-type="string">
            <text:p>Young</text:p>
          </table:table-cell>
          <table:table-cell table:style-name="ce1" office:value-type="string">
            <text:p>26/08/1984</text:p>
          </table:table-cell>
          <table:table-cell office:value-type="string">
            <text:p>chloe23@adventure-works.com</text:p>
          </table:table-cell>
          <table:table-cell table:formula="of:=LEFT([.F17];FIND(&quot;@&quot;;[.F17])-1)" office:value-type="string" office:string-value="chloe23">
            <text:p>chloe23</text:p>
          </table:table-cell>
          <table:table-cell table:formula="of:=[.C17]&amp;&quot; &quot;&amp;[.D17]" office:value-type="string" office:string-value="Chloe Young">
            <text:p>Chloe You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15</text:p>
          </table:table-cell>
          <table:table-cell office:value-type="string">
            <text:p>Mozilla/5.0 (Macintosh; Intel Mac OS X 10_10_5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ailspin Toys (East Fultonham, OH)</text:p>
          </table:table-cell>
          <table:table-cell office:value-type="string">
            <text:p>Wyatt</text:p>
          </table:table-cell>
          <table:table-cell office:value-type="string">
            <text:p>Hill</text:p>
          </table:table-cell>
          <table:table-cell table:style-name="ce1" office:value-type="string">
            <text:p>25/10/1984</text:p>
          </table:table-cell>
          <table:table-cell office:value-type="string">
            <text:p>wyatt32@adventure-works.com</text:p>
          </table:table-cell>
          <table:table-cell table:formula="of:=LEFT([.F18];FIND(&quot;@&quot;;[.F18])-1)" office:value-type="string" office:string-value="wyatt32">
            <text:p>wyatt32</text:p>
          </table:table-cell>
          <table:table-cell table:formula="of:=[.C18]&amp;&quot; &quot;&amp;[.D18]" office:value-type="string" office:string-value="Wyatt Hill">
            <text:p>Wyatt Hi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16</text:p>
          </table:table-cell>
          <table:table-cell office:value-type="string">
            <text:p>Mozilla/5.0 (Macintosh; Intel Mac OS X 10.10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Tailspin Toys (Goffstown, NH)</text:p>
          </table:table-cell>
          <table:table-cell office:value-type="string">
            <text:p>Shannon</text:p>
          </table:table-cell>
          <table:table-cell office:value-type="string">
            <text:p>Wang</text:p>
          </table:table-cell>
          <table:table-cell table:style-name="ce1" office:value-type="string">
            <text:p>24/12/1949</text:p>
          </table:table-cell>
          <table:table-cell office:value-type="string">
            <text:p>shannon1@adventure-works.com</text:p>
          </table:table-cell>
          <table:table-cell table:formula="of:=LEFT([.F19];FIND(&quot;@&quot;;[.F19])-1)" office:value-type="string" office:string-value="shannon1">
            <text:p>shannon1</text:p>
          </table:table-cell>
          <table:table-cell table:formula="of:=[.C19]&amp;&quot; &quot;&amp;[.D19]" office:value-type="string" office:string-value="Shannon Wang">
            <text:p>Shannon Wa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017</text:p>
          </table:table-cell>
          <table:table-cell office:value-type="string">
            <text:p>Mozilla/5.0 (Macintosh; Intel Mac OS X 10_9_5) AppleWebKit/600.8.9 (KHTML, like Gecko) Version/7.1.8 Safari/537.85.17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ailspin Toys (Lemeta, AK)</text:p>
          </table:table-cell>
          <table:table-cell office:value-type="string">
            <text:p>Clarence</text:p>
          </table:table-cell>
          <table:table-cell office:value-type="string">
            <text:p>Rai</text:p>
          </table:table-cell>
          <table:table-cell table:style-name="ce1" office:value-type="string">
            <text:p>06/10/1955</text:p>
          </table:table-cell>
          <table:table-cell office:value-type="string">
            <text:p>clarence32@adventure-works.com</text:p>
          </table:table-cell>
          <table:table-cell table:formula="of:=LEFT([.F20];FIND(&quot;@&quot;;[.F20])-1)" office:value-type="string" office:string-value="clarence32">
            <text:p>clarence32</text:p>
          </table:table-cell>
          <table:table-cell table:formula="of:=[.C20]&amp;&quot; &quot;&amp;[.D20]" office:value-type="string" office:string-value="Clarence Rai">
            <text:p>Clarence Rai</text:p>
          </table:table-cell>
          <table:table-cell/>
          <table:table-cell office:value-type="string">
            <text:p>Australia</text:p>
          </table:table-cell>
          <table:table-cell office:value-type="string">
            <text:p>AW00011018</text:p>
          </table:table-cell>
          <table:table-cell office:value-type="string">
            <text:p>Mozilla/5.0 (iPad; CPU OS 8_4 like Mac OS X) AppleWebKit/600.1.4 (KHTML, like Gecko) Version/8.0 Mobile/12H143 Safari/600.1.4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ailspin Toys (College Place, WA)</text:p>
          </table:table-cell>
          <table:table-cell office:value-type="string">
            <text:p>Luke</text:p>
          </table:table-cell>
          <table:table-cell office:value-type="string">
            <text:p>Lal</text:p>
          </table:table-cell>
          <table:table-cell table:style-name="ce1" office:value-type="string">
            <text:p>04/09/1983</text:p>
          </table:table-cell>
          <table:table-cell office:value-type="string">
            <text:p>luke18@adventure-works.com</text:p>
          </table:table-cell>
          <table:table-cell table:formula="of:=LEFT([.F21];FIND(&quot;@&quot;;[.F21])-1)" office:value-type="string" office:string-value="luke18">
            <text:p>luke18</text:p>
          </table:table-cell>
          <table:table-cell table:formula="of:=[.C21]&amp;&quot; &quot;&amp;[.D21]" office:value-type="string" office:string-value="Luke Lal">
            <text:p>Luke Lal</text:p>
          </table:table-cell>
          <table:table-cell/>
          <table:table-cell office:value-type="string">
            <text:p>Canada</text:p>
          </table:table-cell>
          <table:table-cell office:value-type="string">
            <text:p>AW00011019</text:p>
          </table:table-cell>
          <table:table-cell office:value-type="string">
            <text:p>Mozilla/5.0 (iPad; CPU OS 8_3 like Mac OS X) AppleWebKit/600.1.4 (KHTML, like Gecko) Version/8.0 Mobile/12F69 Safari/600.1.4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Tailspin Toys (Tresckow, PA)</text:p>
          </table:table-cell>
          <table:table-cell office:value-type="string">
            <text:p>Jordan</text:p>
          </table:table-cell>
          <table:table-cell office:value-type="string">
            <text:p>King</text:p>
          </table:table-cell>
          <table:table-cell table:style-name="ce1" office:value-type="string">
            <text:p>19/03/1984</text:p>
          </table:table-cell>
          <table:table-cell office:value-type="string">
            <text:p>jordan73@adventure-works.com</text:p>
          </table:table-cell>
          <table:table-cell table:formula="of:=LEFT([.F22];FIND(&quot;@&quot;;[.F22])-1)" office:value-type="string" office:string-value="jordan73">
            <text:p>jordan73</text:p>
          </table:table-cell>
          <table:table-cell table:formula="of:=[.C22]&amp;&quot; &quot;&amp;[.D22]" office:value-type="string" office:string-value="Jordan King">
            <text:p>Jordan King</text:p>
          </table:table-cell>
          <table:table-cell/>
          <table:table-cell office:value-type="string">
            <text:p>Canada</text:p>
          </table:table-cell>
          <table:table-cell office:value-type="string">
            <text:p>AW00011020</text:p>
          </table:table-cell>
          <table:table-cell office:value-type="string">
            <text:p>Mozilla/5.0 (Windows NT 6.1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ailspin Toys (Ward Ridge, FL)</text:p>
          </table:table-cell>
          <table:table-cell office:value-type="string">
            <text:p>Destiny</text:p>
          </table:table-cell>
          <table:table-cell office:value-type="string">
            <text:p>Wilson</text:p>
          </table:table-cell>
          <table:table-cell table:style-name="ce1" office:value-type="string">
            <text:p>02/03/1984</text:p>
          </table:table-cell>
          <table:table-cell office:value-type="string">
            <text:p>destiny7@adventure-works.com</text:p>
          </table:table-cell>
          <table:table-cell table:formula="of:=LEFT([.F23];FIND(&quot;@&quot;;[.F23])-1)" office:value-type="string" office:string-value="destiny7">
            <text:p>destiny7</text:p>
          </table:table-cell>
          <table:table-cell table:formula="of:=[.C23]&amp;&quot; &quot;&amp;[.D23]" office:value-type="string" office:string-value="Destiny Wilson">
            <text:p>Destiny Wil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21</text:p>
          </table:table-cell>
          <table:table-cell office:value-type="string">
            <text:p>Mozilla/5.0 (compatible; MSIE 10.0; Windows NT 6.1; WOW64; Trident/6.0)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ailspin Toys (Ikatan, AK)</text:p>
          </table:table-cell>
          <table:table-cell office:value-type="string">
            <text:p>Ethan</text:p>
          </table:table-cell>
          <table:table-cell office:value-type="string">
            <text:p>Zhang</text:p>
          </table:table-cell>
          <table:table-cell table:style-name="ce1" office:value-type="string">
            <text:p>10/04/1984</text:p>
          </table:table-cell>
          <table:table-cell office:value-type="string">
            <text:p>ethan20@adventure-works.com</text:p>
          </table:table-cell>
          <table:table-cell table:formula="of:=LEFT([.F24];FIND(&quot;@&quot;;[.F24])-1)" office:value-type="string" office:string-value="ethan20">
            <text:p>ethan20</text:p>
          </table:table-cell>
          <table:table-cell table:formula="of:=[.C24]&amp;&quot; &quot;&amp;[.D24]" office:value-type="string" office:string-value="Ethan Zhang">
            <text:p>Ethan Zha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22</text:p>
          </table:table-cell>
          <table:table-cell office:value-type="string">
            <text:p>Mozilla/5.0 (compatible; MSIE 9.0; Windows NT 6.1; WOW64; Trident/5.0)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ailspin Toys (Dundarrach, NC)</text:p>
          </table:table-cell>
          <table:table-cell office:value-type="string">
            <text:p>Seth</text:p>
          </table:table-cell>
          <table:table-cell office:value-type="string">
            <text:p>Edwards</text:p>
          </table:table-cell>
          <table:table-cell table:style-name="ce1" office:value-type="string">
            <text:p>09/04/1984</text:p>
          </table:table-cell>
          <table:table-cell office:value-type="string">
            <text:p>seth46@adventure-works.com</text:p>
          </table:table-cell>
          <table:table-cell table:formula="of:=LEFT([.F25];FIND(&quot;@&quot;;[.F25])-1)" office:value-type="string" office:string-value="seth46">
            <text:p>seth46</text:p>
          </table:table-cell>
          <table:table-cell table:formula="of:=[.C25]&amp;&quot; &quot;&amp;[.D25]" office:value-type="string" office:string-value="Seth Edwards">
            <text:p>Seth Edward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23</text:p>
          </table:table-cell>
          <table:table-cell office:value-type="string">
            <text:p>Mozilla/5.0 (Windows NT 6.3; WOW64; Trident/7.0; Touch; rv:11.0) like Gecko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Tailspin Toys (Avenal, CA)</text:p>
          </table:table-cell>
          <table:table-cell office:value-type="string">
            <text:p>Russell</text:p>
          </table:table-cell>
          <table:table-cell office:value-type="string">
            <text:p>Xie</text:p>
          </table:table-cell>
          <table:table-cell table:style-name="ce1" office:value-type="string">
            <text:p>16/03/1984</text:p>
          </table:table-cell>
          <table:table-cell office:value-type="string">
            <text:p>russell7@adventure-works.com</text:p>
          </table:table-cell>
          <table:table-cell table:formula="of:=LEFT([.F26];FIND(&quot;@&quot;;[.F26])-1)" office:value-type="string" office:string-value="russell7">
            <text:p>russell7</text:p>
          </table:table-cell>
          <table:table-cell table:formula="of:=[.C26]&amp;&quot; &quot;&amp;[.D26]" office:value-type="string" office:string-value="Russell Xie">
            <text:p>Russell Xi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24</text:p>
          </table:table-cell>
          <table:table-cell office:value-type="string">
            <text:p>Mozilla/5.0 (Windows NT 5.1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Tailspin Toys (Hedrick, IA)</text:p>
          </table:table-cell>
          <table:table-cell office:value-type="string">
            <text:p>Alejandro</text:p>
          </table:table-cell>
          <table:table-cell office:value-type="string">
            <text:p>Beck</text:p>
          </table:table-cell>
          <table:table-cell table:style-name="ce1" office:value-type="string">
            <text:p>22/06/1951</text:p>
          </table:table-cell>
          <table:table-cell office:value-type="string">
            <text:p>alejandro45@adventure-works.com</text:p>
          </table:table-cell>
          <table:table-cell table:formula="of:=LEFT([.F27];FIND(&quot;@&quot;;[.F27])-1)" office:value-type="string" office:string-value="alejandro45">
            <text:p>alejandro45</text:p>
          </table:table-cell>
          <table:table-cell table:formula="of:=[.C27]&amp;&quot; &quot;&amp;[.D27]" office:value-type="string" office:string-value="Alejandro Beck">
            <text:p>Alejandro Beck</text:p>
          </table:table-cell>
          <table:table-cell/>
          <table:table-cell office:value-type="string">
            <text:p>Australia</text:p>
          </table:table-cell>
          <table:table-cell office:value-type="string">
            <text:p>AW00011025</text:p>
          </table:table-cell>
          <table:table-cell office:value-type="string">
            <text:p>Mozilla/5.0 (Windows NT 5.1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ailspin Toys (Bowlus, MN)</text:p>
          </table:table-cell>
          <table:table-cell office:value-type="string">
            <text:p>Harold</text:p>
          </table:table-cell>
          <table:table-cell office:value-type="string">
            <text:p>Sai</text:p>
          </table:table-cell>
          <table:table-cell table:style-name="ce1" office:value-type="string">
            <text:p>01/10/1951</text:p>
          </table:table-cell>
          <table:table-cell office:value-type="string">
            <text:p>harold3@adventure-works.com</text:p>
          </table:table-cell>
          <table:table-cell table:formula="of:=LEFT([.F28];FIND(&quot;@&quot;;[.F28])-1)" office:value-type="string" office:string-value="harold3">
            <text:p>harold3</text:p>
          </table:table-cell>
          <table:table-cell table:formula="of:=[.C28]&amp;&quot; &quot;&amp;[.D28]" office:value-type="string" office:string-value="Harold Sai">
            <text:p>Harold Sai</text:p>
          </table:table-cell>
          <table:table-cell/>
          <table:table-cell office:value-type="string">
            <text:p>Australia</text:p>
          </table:table-cell>
          <table:table-cell office:value-type="string">
            <text:p>AW00011026</text:p>
          </table:table-cell>
          <table:table-cell office:value-type="string">
            <text:p>Mozilla/5.0 (Macintosh; Intel Mac OS X 10_10_3) AppleWebKit/600.6.3 (KHTML, like Gecko) Version/8.0.6 Safari/600.6.3</text:p>
          </table:table-cell>
          <table:table-cell table:number-columns-repeated="101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ailspin Toys (North Ridge, NY)</text:p>
          </table:table-cell>
          <table:table-cell office:value-type="string">
            <text:p>Jessie</text:p>
          </table:table-cell>
          <table:table-cell office:value-type="string">
            <text:p>Zhao</text:p>
          </table:table-cell>
          <table:table-cell table:style-name="ce1" office:value-type="string">
            <text:p>05/06/1952</text:p>
          </table:table-cell>
          <table:table-cell office:value-type="string">
            <text:p>jessie16@adventure-works.com</text:p>
          </table:table-cell>
          <table:table-cell table:formula="of:=LEFT([.F29];FIND(&quot;@&quot;;[.F29])-1)" office:value-type="string" office:string-value="jessie16">
            <text:p>jessie16</text:p>
          </table:table-cell>
          <table:table-cell table:formula="of:=[.C29]&amp;&quot; &quot;&amp;[.D29]" office:value-type="string" office:string-value="Jessie Zhao">
            <text:p>Jessie Zhao</text:p>
          </table:table-cell>
          <table:table-cell/>
          <table:table-cell office:value-type="string">
            <text:p>Australia</text:p>
          </table:table-cell>
          <table:table-cell office:value-type="string">
            <text:p>AW00011027</text:p>
          </table:table-cell>
          <table:table-cell office:value-type="string">
            <text:p>Mozilla/5.0 (Macintosh; Intel Mac OS X 10_10_3) AppleWebKit/600.5.17 (KHTML, like Gecko) Version/8.0.5 Safari/600.5.17</text:p>
          </table:table-cell>
          <table:table-cell table:number-columns-repeated="101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ailspin Toys (Eulaton, AL)</text:p>
          </table:table-cell>
          <table:table-cell office:value-type="string">
            <text:p>Jill</text:p>
          </table:table-cell>
          <table:table-cell office:value-type="string">
            <text:p>Jimenez</text:p>
          </table:table-cell>
          <table:table-cell table:style-name="ce1" office:value-type="string">
            <text:p>09/10/1951</text:p>
          </table:table-cell>
          <table:table-cell office:value-type="string">
            <text:p>jill13@adventure-works.com</text:p>
          </table:table-cell>
          <table:table-cell table:formula="of:=LEFT([.F30];FIND(&quot;@&quot;;[.F30])-1)" office:value-type="string" office:string-value="jill13">
            <text:p>jill13</text:p>
          </table:table-cell>
          <table:table-cell table:formula="of:=[.C30]&amp;&quot; &quot;&amp;[.D30]" office:value-type="string" office:string-value="Jill Jimenez">
            <text:p>Jill Jimen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28</text:p>
          </table:table-cell>
          <table:table-cell office:value-type="string">
            <text:p>Mozilla/5.0 (Windows NT 6.1; WOW64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ailspin Toys (Koontzville, WA)</text:p>
          </table:table-cell>
          <table:table-cell office:value-type="string">
            <text:p>Jimmy</text:p>
          </table:table-cell>
          <table:table-cell office:value-type="string">
            <text:p>Moreno</text:p>
          </table:table-cell>
          <table:table-cell table:style-name="ce1" office:value-type="string">
            <text:p>19/06/1952</text:p>
          </table:table-cell>
          <table:table-cell office:value-type="string">
            <text:p>jimmy9@adventure-works.com</text:p>
          </table:table-cell>
          <table:table-cell table:formula="of:=LEFT([.F31];FIND(&quot;@&quot;;[.F31])-1)" office:value-type="string" office:string-value="jimmy9">
            <text:p>jimmy9</text:p>
          </table:table-cell>
          <table:table-cell table:formula="of:=[.C31]&amp;&quot; &quot;&amp;[.D31]" office:value-type="string" office:string-value="Jimmy Moreno">
            <text:p>Jimmy Moreno</text:p>
          </table:table-cell>
          <table:table-cell/>
          <table:table-cell office:value-type="string">
            <text:p>Australia</text:p>
          </table:table-cell>
          <table:table-cell office:value-type="string">
            <text:p>AW00011029</text:p>
          </table:table-cell>
          <table:table-cell office:value-type="string">
            <text:p>Mozilla/5.0 (Windows NT 6.1; WOW64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ailspin Toys (Lake Stevens, WA)</text:p>
          </table:table-cell>
          <table:table-cell office:value-type="string">
            <text:p>Bethany</text:p>
          </table:table-cell>
          <table:table-cell office:value-type="string">
            <text:p>Yuan</text:p>
          </table:table-cell>
          <table:table-cell table:style-name="ce1" office:value-type="string">
            <text:p>18/02/1958</text:p>
          </table:table-cell>
          <table:table-cell office:value-type="string">
            <text:p>bethany10@adventure-works.com</text:p>
          </table:table-cell>
          <table:table-cell table:formula="of:=LEFT([.F32];FIND(&quot;@&quot;;[.F32])-1)" office:value-type="string" office:string-value="bethany10">
            <text:p>bethany10</text:p>
          </table:table-cell>
          <table:table-cell table:formula="of:=[.C32]&amp;&quot; &quot;&amp;[.D32]" office:value-type="string" office:string-value="Bethany Yuan">
            <text:p>Bethany Yuan</text:p>
          </table:table-cell>
          <table:table-cell/>
          <table:table-cell office:value-type="string">
            <text:p>Australia</text:p>
          </table:table-cell>
          <table:table-cell office:value-type="string">
            <text:p>AW00011030</text:p>
          </table:table-cell>
          <table:table-cell office:value-type="string">
            <text:p>Mozilla/5.0 (iPhone; CPU iPhone OS 8_4_1 like Mac OS X) AppleWebKit/600.1.4 (KHTML, like Gecko) Version/8.0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Tailspin Toys (Maypearl, TX)</text:p>
          </table:table-cell>
          <table:table-cell office:value-type="string">
            <text:p>Theresa</text:p>
          </table:table-cell>
          <table:table-cell office:value-type="string">
            <text:p>Ramos</text:p>
          </table:table-cell>
          <table:table-cell table:style-name="ce1" office:value-type="string">
            <text:p>18/02/1953</text:p>
          </table:table-cell>
          <table:table-cell office:value-type="string">
            <text:p>theresa13@adventure-works.com</text:p>
          </table:table-cell>
          <table:table-cell table:formula="of:=LEFT([.F33];FIND(&quot;@&quot;;[.F33])-1)" office:value-type="string" office:string-value="theresa13">
            <text:p>theresa13</text:p>
          </table:table-cell>
          <table:table-cell table:formula="of:=[.C33]&amp;&quot; &quot;&amp;[.D33]" office:value-type="string" office:string-value="Theresa Ramos">
            <text:p>Theresa Ramos</text:p>
          </table:table-cell>
          <table:table-cell/>
          <table:table-cell office:value-type="string">
            <text:p>Australia</text:p>
          </table:table-cell>
          <table:table-cell office:value-type="string">
            <text:p>AW00011031</text:p>
          </table:table-cell>
          <table:table-cell office:value-type="string">
            <text:p>Mozilla/5.0 (Windows NT 10.0; WOW64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Tailspin Toys (Boyden Arbor, SC)</text:p>
          </table:table-cell>
          <table:table-cell office:value-type="string">
            <text:p>Denise</text:p>
          </table:table-cell>
          <table:table-cell office:value-type="string">
            <text:p>Stone</text:p>
          </table:table-cell>
          <table:table-cell table:style-name="ce1" office:value-type="string">
            <text:p>08/12/1952</text:p>
          </table:table-cell>
          <table:table-cell office:value-type="string">
            <text:p>denise10@adventure-works.com</text:p>
          </table:table-cell>
          <table:table-cell table:formula="of:=LEFT([.F34];FIND(&quot;@&quot;;[.F34])-1)" office:value-type="string" office:string-value="denise10">
            <text:p>denise10</text:p>
          </table:table-cell>
          <table:table-cell table:formula="of:=[.C34]&amp;&quot; &quot;&amp;[.D34]" office:value-type="string" office:string-value="Denise Stone">
            <text:p>Denise Stone</text:p>
          </table:table-cell>
          <table:table-cell/>
          <table:table-cell office:value-type="string">
            <text:p>Australia</text:p>
          </table:table-cell>
          <table:table-cell office:value-type="string">
            <text:p>AW00011032</text:p>
          </table:table-cell>
          <table:table-cell office:value-type="string">
            <text:p>Mozilla/5.0 (iPad; CPU OS 7_1_2 like Mac OS X) AppleWebKit/537.51.2 (KHTML, like Gecko) Version/7.0 Mobile/11D257 Safari/9537.53</text:p>
          </table:table-cell>
          <table:table-cell table:number-columns-repeated="101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ailspin Toys (Dallardsville, TX)</text:p>
          </table:table-cell>
          <table:table-cell office:value-type="string">
            <text:p>Jaime</text:p>
          </table:table-cell>
          <table:table-cell office:value-type="string">
            <text:p>Nath</text:p>
          </table:table-cell>
          <table:table-cell table:style-name="ce1" office:value-type="string">
            <text:p>19/09/1958</text:p>
          </table:table-cell>
          <table:table-cell office:value-type="string">
            <text:p>jaime41@adventure-works.com</text:p>
          </table:table-cell>
          <table:table-cell table:formula="of:=LEFT([.F35];FIND(&quot;@&quot;;[.F35])-1)" office:value-type="string" office:string-value="jaime41">
            <text:p>jaime41</text:p>
          </table:table-cell>
          <table:table-cell table:formula="of:=[.C35]&amp;&quot; &quot;&amp;[.D35]" office:value-type="string" office:string-value="Jaime Nath">
            <text:p>Jaime Nath</text:p>
          </table:table-cell>
          <table:table-cell/>
          <table:table-cell office:value-type="string">
            <text:p>Australia</text:p>
          </table:table-cell>
          <table:table-cell office:value-type="string">
            <text:p>AW00011033</text:p>
          </table:table-cell>
          <table:table-cell office:value-type="string">
            <text:p>Mozilla/5.0 (compatible; MSIE 9.0; Windows NT 6.1; Trident/5.0)</text:p>
          </table:table-cell>
          <table:table-cell table:number-columns-repeated="1012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Tailspin Toys (Slanesville, WV)</text:p>
          </table:table-cell>
          <table:table-cell office:value-type="string">
            <text:p>Ebony</text:p>
          </table:table-cell>
          <table:table-cell office:value-type="string">
            <text:p>Gonzalez</text:p>
          </table:table-cell>
          <table:table-cell table:style-name="ce1" office:value-type="string">
            <text:p>16/12/1952</text:p>
          </table:table-cell>
          <table:table-cell office:value-type="string">
            <text:p>ebony19@adventure-works.com</text:p>
          </table:table-cell>
          <table:table-cell table:formula="of:=LEFT([.F36];FIND(&quot;@&quot;;[.F36])-1)" office:value-type="string" office:string-value="ebony19">
            <text:p>ebony19</text:p>
          </table:table-cell>
          <table:table-cell table:formula="of:=[.C36]&amp;&quot; &quot;&amp;[.D36]" office:value-type="string" office:string-value="Ebony Gonzalez">
            <text:p>Ebony Gonzal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34</text:p>
          </table:table-cell>
          <table:table-cell office:value-type="string">
            <text:p>Mozilla/5.0 (Macintosh; Intel Mac OS X 10_9_5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ailspin Toys (Ekron, KY)</text:p>
          </table:table-cell>
          <table:table-cell office:value-type="string">
            <text:p>Wendy</text:p>
          </table:table-cell>
          <table:table-cell office:value-type="string">
            <text:p>Dominguez</text:p>
          </table:table-cell>
          <table:table-cell table:style-name="ce1" office:value-type="string">
            <text:p>23/08/1953</text:p>
          </table:table-cell>
          <table:table-cell office:value-type="string">
            <text:p>wendy12@adventure-works.com</text:p>
          </table:table-cell>
          <table:table-cell table:formula="of:=LEFT([.F37];FIND(&quot;@&quot;;[.F37])-1)" office:value-type="string" office:string-value="wendy12">
            <text:p>wendy12</text:p>
          </table:table-cell>
          <table:table-cell table:formula="of:=[.C37]&amp;&quot; &quot;&amp;[.D37]" office:value-type="string" office:string-value="Wendy Dominguez">
            <text:p>Wendy Domingu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35</text:p>
          </table:table-cell>
          <table:table-cell office:value-type="string">
            <text:p>Mozilla/5.0 (Macintosh; Intel Mac OS X 10_10_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ailspin Toys (Kerby, OR)</text:p>
          </table:table-cell>
          <table:table-cell office:value-type="string">
            <text:p>Jennifer</text:p>
          </table:table-cell>
          <table:table-cell office:value-type="string">
            <text:p>Russell</text:p>
          </table:table-cell>
          <table:table-cell table:style-name="ce1" office:value-type="string">
            <text:p>16/06/1984</text:p>
          </table:table-cell>
          <table:table-cell office:value-type="string">
            <text:p>jennifer93@adventure-works.com</text:p>
          </table:table-cell>
          <table:table-cell table:formula="of:=LEFT([.F38];FIND(&quot;@&quot;;[.F38])-1)" office:value-type="string" office:string-value="jennifer93">
            <text:p>jennifer93</text:p>
          </table:table-cell>
          <table:table-cell table:formula="of:=[.C38]&amp;&quot; &quot;&amp;[.D38]" office:value-type="string" office:string-value="Jennifer Russell">
            <text:p>Jennifer Russe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36</text:p>
          </table:table-cell>
          <table:table-cell office:value-type="string">
            <text:p>Mozilla/5.0 (Macintosh; Intel Mac OS X 10.9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ailspin Toys (Airport Drive, MO)</text:p>
          </table:table-cell>
          <table:table-cell office:value-type="string">
            <text:p>Chloe</text:p>
          </table:table-cell>
          <table:table-cell office:value-type="string">
            <text:p>Garcia</text:p>
          </table:table-cell>
          <table:table-cell table:style-name="ce1" office:value-type="string">
            <text:p>27/05/1983</text:p>
          </table:table-cell>
          <table:table-cell office:value-type="string">
            <text:p>chloe27@adventure-works.com</text:p>
          </table:table-cell>
          <table:table-cell table:formula="of:=LEFT([.F39];FIND(&quot;@&quot;;[.F39])-1)" office:value-type="string" office:string-value="chloe27">
            <text:p>chloe27</text:p>
          </table:table-cell>
          <table:table-cell table:formula="of:=[.C39]&amp;&quot; &quot;&amp;[.D39]" office:value-type="string" office:string-value="Chloe Garcia">
            <text:p>Chloe Garcia</text:p>
          </table:table-cell>
          <table:table-cell/>
          <table:table-cell office:value-type="string">
            <text:p>Canada</text:p>
          </table:table-cell>
          <table:table-cell office:value-type="string">
            <text:p>AW00011037</text:p>
          </table:table-cell>
          <table:table-cell office:value-type="string">
            <text:p>Mozilla/5.0 (compatible; MSIE 10.0; Windows NT 6.1; Trident/6.0)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ailspin Toys (Diablock, KY)</text:p>
          </table:table-cell>
          <table:table-cell office:value-type="string">
            <text:p>Diana</text:p>
          </table:table-cell>
          <table:table-cell office:value-type="string">
            <text:p>Hernandez</text:p>
          </table:table-cell>
          <table:table-cell table:style-name="ce1" office:value-type="string">
            <text:p>20/09/1953</text:p>
          </table:table-cell>
          <table:table-cell office:value-type="string">
            <text:p>diana2@adventure-works.com</text:p>
          </table:table-cell>
          <table:table-cell table:formula="of:=LEFT([.F40];FIND(&quot;@&quot;;[.F40])-1)" office:value-type="string" office:string-value="diana2">
            <text:p>diana2</text:p>
          </table:table-cell>
          <table:table-cell table:formula="of:=[.C40]&amp;&quot; &quot;&amp;[.D40]" office:value-type="string" office:string-value="Diana Hernandez">
            <text:p>Diana Hernand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38</text:p>
          </table:table-cell>
          <table:table-cell office:value-type="string">
            <text:p>Mozilla/5.0 (Windows NT 6.0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Tailspin Toys (Impact, TX)</text:p>
          </table:table-cell>
          <table:table-cell office:value-type="string">
            <text:p>Marc</text:p>
          </table:table-cell>
          <table:table-cell office:value-type="string">
            <text:p>Martin</text:p>
          </table:table-cell>
          <table:table-cell table:style-name="ce1" office:value-type="string">
            <text:p>16/06/1954</text:p>
          </table:table-cell>
          <table:table-cell office:value-type="string">
            <text:p>marc3@adventure-works.com</text:p>
          </table:table-cell>
          <table:table-cell table:formula="of:=LEFT([.F41];FIND(&quot;@&quot;;[.F41])-1)" office:value-type="string" office:string-value="marc3">
            <text:p>marc3</text:p>
          </table:table-cell>
          <table:table-cell table:formula="of:=[.C41]&amp;&quot; &quot;&amp;[.D41]" office:value-type="string" office:string-value="Marc Martin">
            <text:p>Marc Martin</text:p>
          </table:table-cell>
          <table:table-cell/>
          <table:table-cell office:value-type="string">
            <text:p>Australia</text:p>
          </table:table-cell>
          <table:table-cell office:value-type="string">
            <text:p>AW00011039</text:p>
          </table:table-cell>
          <table:table-cell office:value-type="string">
            <text:p>Mozilla/5.0 (Windows NT 6.3; WOW64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ailspin Toys (Olivette, MO)</text:p>
          </table:table-cell>
          <table:table-cell office:value-type="string">
            <text:p>Jesse</text:p>
          </table:table-cell>
          <table:table-cell office:value-type="string">
            <text:p>Murphy</text:p>
          </table:table-cell>
          <table:table-cell table:style-name="ce1" office:value-type="string">
            <text:p>29/01/1983</text:p>
          </table:table-cell>
          <table:table-cell office:value-type="string">
            <text:p>jesse15@adventure-works.com</text:p>
          </table:table-cell>
          <table:table-cell table:formula="of:=LEFT([.F42];FIND(&quot;@&quot;;[.F42])-1)" office:value-type="string" office:string-value="jesse15">
            <text:p>jesse15</text:p>
          </table:table-cell>
          <table:table-cell table:formula="of:=[.C42]&amp;&quot; &quot;&amp;[.D42]" office:value-type="string" office:string-value="Jesse Murphy">
            <text:p>Jesse Murph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40</text:p>
          </table:table-cell>
          <table:table-cell office:value-type="string">
            <text:p>Mozilla/5.0 (X11; CrOS x86_64 7077.134.0) AppleWebKit/537.36 (KHTML, like Gecko) Chrome/44.0.2403.156 Safari/537.36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Tailspin Toys (Arietta, NY)</text:p>
          </table:table-cell>
          <table:table-cell office:value-type="string">
            <text:p>Amanda</text:p>
          </table:table-cell>
          <table:table-cell office:value-type="string">
            <text:p>Carter</text:p>
          </table:table-cell>
          <table:table-cell table:style-name="ce1" office:value-type="string">
            <text:p>15/04/1983</text:p>
          </table:table-cell>
          <table:table-cell office:value-type="string">
            <text:p>amanda53@adventure-works.com</text:p>
          </table:table-cell>
          <table:table-cell table:formula="of:=LEFT([.F43];FIND(&quot;@&quot;;[.F43])-1)" office:value-type="string" office:string-value="amanda53">
            <text:p>amanda53</text:p>
          </table:table-cell>
          <table:table-cell table:formula="of:=[.C43]&amp;&quot; &quot;&amp;[.D43]" office:value-type="string" office:string-value="Amanda Carter">
            <text:p>Amanda Cart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41</text:p>
          </table:table-cell>
          <table:table-cell office:value-type="string">
            <text:p>Mozilla/5.0 (Macintosh; Intel Mac OS X 10_9_5) AppleWebKit/600.7.12 (KHTML, like Gecko) Version/7.1.7 Safari/537.85.16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Tailspin Toys (Upper Preston, WA)</text:p>
          </table:table-cell>
          <table:table-cell office:value-type="string">
            <text:p>Megan</text:p>
          </table:table-cell>
          <table:table-cell office:value-type="string">
            <text:p>Sanchez</text:p>
          </table:table-cell>
          <table:table-cell table:style-name="ce1" office:value-type="string">
            <text:p>11/12/1982</text:p>
          </table:table-cell>
          <table:table-cell office:value-type="string">
            <text:p>megan28@adventure-works.com</text:p>
          </table:table-cell>
          <table:table-cell table:formula="of:=LEFT([.F44];FIND(&quot;@&quot;;[.F44])-1)" office:value-type="string" office:string-value="megan28">
            <text:p>megan28</text:p>
          </table:table-cell>
          <table:table-cell table:formula="of:=[.C44]&amp;&quot; &quot;&amp;[.D44]" office:value-type="string" office:string-value="Megan Sanchez">
            <text:p>Megan Sanch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42</text:p>
          </table:table-cell>
          <table:table-cell office:value-type="string">
            <text:p>Mozilla/5.0 (Windows NT 6.0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Tailspin Toys (Amanda Park, WA)</text:p>
          </table:table-cell>
          <table:table-cell office:value-type="string">
            <text:p>Nathan</text:p>
          </table:table-cell>
          <table:table-cell office:value-type="string">
            <text:p>Simmons</text:p>
          </table:table-cell>
          <table:table-cell table:style-name="ce1" office:value-type="string">
            <text:p>23/08/1981</text:p>
          </table:table-cell>
          <table:table-cell office:value-type="string">
            <text:p>nathan11@adventure-works.com</text:p>
          </table:table-cell>
          <table:table-cell table:formula="of:=LEFT([.F45];FIND(&quot;@&quot;;[.F45])-1)" office:value-type="string" office:string-value="nathan11">
            <text:p>nathan11</text:p>
          </table:table-cell>
          <table:table-cell table:formula="of:=[.C45]&amp;&quot; &quot;&amp;[.D45]" office:value-type="string" office:string-value="Nathan Simmons">
            <text:p>Nathan Simmon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43</text:p>
          </table:table-cell>
          <table:table-cell office:value-type="string">
            <text:p>Mozilla/5.0 (Macintosh; Intel Mac OS X 10.6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Tailspin Toys (Severna Park, MD)</text:p>
          </table:table-cell>
          <table:table-cell office:value-type="string">
            <text:p>Adam</text:p>
          </table:table-cell>
          <table:table-cell office:value-type="string">
            <text:p>Flores</text:p>
          </table:table-cell>
          <table:table-cell table:style-name="ce1" office:value-type="string">
            <text:p>21/11/1954</text:p>
          </table:table-cell>
          <table:table-cell office:value-type="string">
            <text:p>adam10@adventure-works.com</text:p>
          </table:table-cell>
          <table:table-cell table:formula="of:=LEFT([.F46];FIND(&quot;@&quot;;[.F46])-1)" office:value-type="string" office:string-value="adam10">
            <text:p>adam10</text:p>
          </table:table-cell>
          <table:table-cell table:formula="of:=[.C46]&amp;&quot; &quot;&amp;[.D46]" office:value-type="string" office:string-value="Adam Flores">
            <text:p>Adam Flores</text:p>
          </table:table-cell>
          <table:table-cell/>
          <table:table-cell office:value-type="string">
            <text:p>Australia</text:p>
          </table:table-cell>
          <table:table-cell office:value-type="string">
            <text:p>AW00011044</text:p>
          </table:table-cell>
          <table:table-cell office:value-type="string">
            <text:p>Mozilla/5.0 (iPad; CPU OS 8_1_3 like Mac OS X) AppleWebKit/600.1.4 (KHTML, like Gecko) Version/8.0 Mobile/12B466 Safari/600.1.4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Tailspin Toys (Jemison, AL)</text:p>
          </table:table-cell>
          <table:table-cell office:value-type="string">
            <text:p>Leonard</text:p>
          </table:table-cell>
          <table:table-cell office:value-type="string">
            <text:p>Nara</text:p>
          </table:table-cell>
          <table:table-cell table:style-name="ce1" office:value-type="string">
            <text:p>16/11/1955</text:p>
          </table:table-cell>
          <table:table-cell office:value-type="string">
            <text:p>leonard18@adventure-works.com</text:p>
          </table:table-cell>
          <table:table-cell table:formula="of:=LEFT([.F47];FIND(&quot;@&quot;;[.F47])-1)" office:value-type="string" office:string-value="leonard18">
            <text:p>leonard18</text:p>
          </table:table-cell>
          <table:table-cell table:formula="of:=[.C47]&amp;&quot; &quot;&amp;[.D47]" office:value-type="string" office:string-value="Leonard Nara">
            <text:p>Leonard Nara</text:p>
          </table:table-cell>
          <table:table-cell/>
          <table:table-cell office:value-type="string">
            <text:p>Australia</text:p>
          </table:table-cell>
          <table:table-cell office:value-type="string">
            <text:p>AW00011045</text:p>
          </table:table-cell>
          <table:table-cell office:value-type="string">
            <text:p>Mozilla/5.0 (Macintosh; Intel Mac OS X 10_10_2) AppleWebKit/600.3.18 (KHTML, like Gecko) Version/8.0.3 Safari/600.3.18</text:p>
          </table:table-cell>
          <table:table-cell table:number-columns-repeated="101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Tailspin Toys (Lake Hughes, CA)</text:p>
          </table:table-cell>
          <table:table-cell office:value-type="string">
            <text:p>Christine</text:p>
          </table:table-cell>
          <table:table-cell office:value-type="string">
            <text:p>Yuan</text:p>
          </table:table-cell>
          <table:table-cell table:style-name="ce1" office:value-type="string">
            <text:p>19/09/1955</text:p>
          </table:table-cell>
          <table:table-cell office:value-type="string">
            <text:p>christine4@adventure-works.com</text:p>
          </table:table-cell>
          <table:table-cell table:formula="of:=LEFT([.F48];FIND(&quot;@&quot;;[.F48])-1)" office:value-type="string" office:string-value="christine4">
            <text:p>christine4</text:p>
          </table:table-cell>
          <table:table-cell table:formula="of:=[.C48]&amp;&quot; &quot;&amp;[.D48]" office:value-type="string" office:string-value="Christine Yuan">
            <text:p>Christine Yuan</text:p>
          </table:table-cell>
          <table:table-cell/>
          <table:table-cell office:value-type="string">
            <text:p>Australia</text:p>
          </table:table-cell>
          <table:table-cell office:value-type="string">
            <text:p>AW00011046</text:p>
          </table:table-cell>
          <table:table-cell office:value-type="string">
            <text:p>Mozilla/5.0 (Macintosh; Intel Mac OS X 10_10_3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Tailspin Toys (Trentwood, WA)</text:p>
          </table:table-cell>
          <table:table-cell office:value-type="string">
            <text:p>Jaclyn</text:p>
          </table:table-cell>
          <table:table-cell office:value-type="string">
            <text:p>Lu</text:p>
          </table:table-cell>
          <table:table-cell table:style-name="ce1" office:value-type="string">
            <text:p>27/08/1955</text:p>
          </table:table-cell>
          <table:table-cell office:value-type="string">
            <text:p>jaclyn12@adventure-works.com</text:p>
          </table:table-cell>
          <table:table-cell table:formula="of:=LEFT([.F49];FIND(&quot;@&quot;;[.F49])-1)" office:value-type="string" office:string-value="jaclyn12">
            <text:p>jaclyn12</text:p>
          </table:table-cell>
          <table:table-cell table:formula="of:=[.C49]&amp;&quot; &quot;&amp;[.D49]" office:value-type="string" office:string-value="Jaclyn Lu">
            <text:p>Jaclyn Lu</text:p>
          </table:table-cell>
          <table:table-cell/>
          <table:table-cell office:value-type="string">
            <text:p>Australia</text:p>
          </table:table-cell>
          <table:table-cell office:value-type="string">
            <text:p>AW00011047</text:p>
          </table:table-cell>
          <table:table-cell office:value-type="string">
            <text:p>Mozilla/5.0 (Windows NT 6.2; WOW6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Tailspin Toys (Muir, MI)</text:p>
          </table:table-cell>
          <table:table-cell office:value-type="string">
            <text:p>Jeremy</text:p>
          </table:table-cell>
          <table:table-cell office:value-type="string">
            <text:p>Powell</text:p>
          </table:table-cell>
          <table:table-cell table:style-name="ce1" office:value-type="string">
            <text:p>21/05/1956</text:p>
          </table:table-cell>
          <table:table-cell office:value-type="string">
            <text:p>jeremy26@adventure-works.com</text:p>
          </table:table-cell>
          <table:table-cell table:formula="of:=LEFT([.F50];FIND(&quot;@&quot;;[.F50])-1)" office:value-type="string" office:string-value="jeremy26">
            <text:p>jeremy26</text:p>
          </table:table-cell>
          <table:table-cell table:formula="of:=[.C50]&amp;&quot; &quot;&amp;[.D50]" office:value-type="string" office:string-value="Jeremy Powell">
            <text:p>Jeremy Powell</text:p>
          </table:table-cell>
          <table:table-cell/>
          <table:table-cell office:value-type="string">
            <text:p>Australia</text:p>
          </table:table-cell>
          <table:table-cell office:value-type="string">
            <text:p>AW00011048</text:p>
          </table:table-cell>
          <table:table-cell office:value-type="string">
            <text:p>Mozilla/5.0 (Windows NT 6.1; Win64; x64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Tailspin Toys (Hambleton, WV)</text:p>
          </table:table-cell>
          <table:table-cell office:value-type="string">
            <text:p>Carol</text:p>
          </table:table-cell>
          <table:table-cell office:value-type="string">
            <text:p>Rai</text:p>
          </table:table-cell>
          <table:table-cell table:style-name="ce1" office:value-type="string">
            <text:p>15/01/1986</text:p>
          </table:table-cell>
          <table:table-cell office:value-type="string">
            <text:p>carol8@adventure-works.com</text:p>
          </table:table-cell>
          <table:table-cell table:formula="of:=LEFT([.F51];FIND(&quot;@&quot;;[.F51])-1)" office:value-type="string" office:string-value="carol8">
            <text:p>carol8</text:p>
          </table:table-cell>
          <table:table-cell table:formula="of:=[.C51]&amp;&quot; &quot;&amp;[.D51]" office:value-type="string" office:string-value="Carol Rai">
            <text:p>Carol Rai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49</text:p>
          </table:table-cell>
          <table:table-cell office:value-type="string">
            <text:p>Mozilla/5.0 (Macintosh; Intel Mac OS X 10_10_5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Tailspin Toys (Imlaystown, NJ)</text:p>
          </table:table-cell>
          <table:table-cell office:value-type="string">
            <text:p>Alan</text:p>
          </table:table-cell>
          <table:table-cell office:value-type="string">
            <text:p>Zheng</text:p>
          </table:table-cell>
          <table:table-cell table:style-name="ce1" office:value-type="string">
            <text:p>06/03/1957</text:p>
          </table:table-cell>
          <table:table-cell office:value-type="string">
            <text:p>alan23@adventure-works.com</text:p>
          </table:table-cell>
          <table:table-cell table:formula="of:=LEFT([.F52];FIND(&quot;@&quot;;[.F52])-1)" office:value-type="string" office:string-value="alan23">
            <text:p>alan23</text:p>
          </table:table-cell>
          <table:table-cell table:formula="of:=[.C52]&amp;&quot; &quot;&amp;[.D52]" office:value-type="string" office:string-value="Alan Zheng">
            <text:p>Alan Zhe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050</text:p>
          </table:table-cell>
          <table:table-cell office:value-type="string">
            <text:p>Mozilla/5.0 (iPad; CPU OS 8_1_2 like Mac OS X) AppleWebKit/600.1.4 (KHTML, like Gecko) Version/8.0 Mobile/12B440 Safari/600.1.4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Tailspin Toys (Idria, CA)</text:p>
          </table:table-cell>
          <table:table-cell office:value-type="string">
            <text:p>Daniel</text:p>
          </table:table-cell>
          <table:table-cell office:value-type="string">
            <text:p>Johnson</text:p>
          </table:table-cell>
          <table:table-cell table:style-name="ce1" office:value-type="string">
            <text:p>31/01/1957</text:p>
          </table:table-cell>
          <table:table-cell office:value-type="string">
            <text:p>daniel18@adventure-works.com</text:p>
          </table:table-cell>
          <table:table-cell table:formula="of:=LEFT([.F53];FIND(&quot;@&quot;;[.F53])-1)" office:value-type="string" office:string-value="daniel18">
            <text:p>daniel18</text:p>
          </table:table-cell>
          <table:table-cell table:formula="of:=[.C53]&amp;&quot; &quot;&amp;[.D53]" office:value-type="string" office:string-value="Daniel Johnson">
            <text:p>Daniel Johnson</text:p>
          </table:table-cell>
          <table:table-cell/>
          <table:table-cell office:value-type="string">
            <text:p>Australia</text:p>
          </table:table-cell>
          <table:table-cell office:value-type="string">
            <text:p>AW00011051</text:p>
          </table:table-cell>
          <table:table-cell office:value-type="string">
            <text:p>Mozilla/5.0 (Linux; U; Android 4.0.3; en-us; KFTT Build/IML74K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Tailspin Toys (Nanafalia, AL)</text:p>
          </table:table-cell>
          <table:table-cell office:value-type="string">
            <text:p>Heidi</text:p>
          </table:table-cell>
          <table:table-cell office:value-type="string">
            <text:p>Lopez</text:p>
          </table:table-cell>
          <table:table-cell table:style-name="ce1" office:value-type="string">
            <text:p>03/02/1957</text:p>
          </table:table-cell>
          <table:table-cell office:value-type="string">
            <text:p>heidi19@adventure-works.com</text:p>
          </table:table-cell>
          <table:table-cell table:formula="of:=LEFT([.F54];FIND(&quot;@&quot;;[.F54])-1)" office:value-type="string" office:string-value="heidi19">
            <text:p>heidi19</text:p>
          </table:table-cell>
          <table:table-cell table:formula="of:=[.C54]&amp;&quot; &quot;&amp;[.D54]" office:value-type="string" office:string-value="Heidi Lopez">
            <text:p>Heidi Lop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52</text:p>
          </table:table-cell>
          <table:table-cell office:value-type="string">
            <text:p>Mozilla/5.0 (iPad; CPU OS 8_2 like Mac OS X) AppleWebKit/600.1.4 (KHTML, like Gecko) Version/8.0 Mobile/12D508 Safari/600.1.4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Tailspin Toys (Railroad, PA)</text:p>
          </table:table-cell>
          <table:table-cell office:value-type="string">
            <text:p>Ana</text:p>
          </table:table-cell>
          <table:table-cell office:value-type="string">
            <text:p>Price</text:p>
          </table:table-cell>
          <table:table-cell table:style-name="ce1" office:value-type="string">
            <text:p>17/02/1986</text:p>
          </table:table-cell>
          <table:table-cell office:value-type="string">
            <text:p>ana0@adventure-works.com</text:p>
          </table:table-cell>
          <table:table-cell table:formula="of:=LEFT([.F55];FIND(&quot;@&quot;;[.F55])-1)" office:value-type="string" office:string-value="ana0">
            <text:p>ana0</text:p>
          </table:table-cell>
          <table:table-cell table:formula="of:=[.C55]&amp;&quot; &quot;&amp;[.D55]" office:value-type="string" office:string-value="Ana Price">
            <text:p>Ana Pric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53</text:p>
          </table:table-cell>
          <table:table-cell office:value-type="string">
            <text:p>Mozilla/5.0 (Windows NT 6.1; WOW64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Tailspin Toys (Gum Branch, GA)</text:p>
          </table:table-cell>
          <table:table-cell office:value-type="string">
            <text:p>Deanna</text:p>
          </table:table-cell>
          <table:table-cell office:value-type="string">
            <text:p>Munoz</text:p>
          </table:table-cell>
          <table:table-cell table:style-name="ce1" office:value-type="string">
            <text:p>07/09/1957</text:p>
          </table:table-cell>
          <table:table-cell office:value-type="string">
            <text:p>deanna33@adventure-works.com</text:p>
          </table:table-cell>
          <table:table-cell table:formula="of:=LEFT([.F56];FIND(&quot;@&quot;;[.F56])-1)" office:value-type="string" office:string-value="deanna33">
            <text:p>deanna33</text:p>
          </table:table-cell>
          <table:table-cell table:formula="of:=[.C56]&amp;&quot; &quot;&amp;[.D56]" office:value-type="string" office:string-value="Deanna Munoz">
            <text:p>Deanna Muno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54</text:p>
          </table:table-cell>
          <table:table-cell office:value-type="string">
            <text:p>Mozilla/5.0 (iPad; CPU OS 7_1_1 like Mac OS X) AppleWebKit/537.51.2 (KHTML, like Gecko) Version/7.0 Mobile/11D201 Safari/9537.53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Tailspin Toys (Royal City, WA)</text:p>
          </table:table-cell>
          <table:table-cell office:value-type="string">
            <text:p>Gilbert</text:p>
          </table:table-cell>
          <table:table-cell office:value-type="string">
            <text:p>Raje</text:p>
          </table:table-cell>
          <table:table-cell table:style-name="ce1" office:value-type="string">
            <text:p>02/09/1957</text:p>
          </table:table-cell>
          <table:table-cell office:value-type="string">
            <text:p>gilbert35@adventure-works.com</text:p>
          </table:table-cell>
          <table:table-cell table:formula="of:=LEFT([.F57];FIND(&quot;@&quot;;[.F57])-1)" office:value-type="string" office:string-value="gilbert35">
            <text:p>gilbert35</text:p>
          </table:table-cell>
          <table:table-cell table:formula="of:=[.C57]&amp;&quot; &quot;&amp;[.D57]" office:value-type="string" office:string-value="Gilbert Raje">
            <text:p>Gilbert Raje</text:p>
          </table:table-cell>
          <table:table-cell/>
          <table:table-cell office:value-type="string">
            <text:p>Australia</text:p>
          </table:table-cell>
          <table:table-cell office:value-type="string">
            <text:p>AW00011055</text:p>
          </table:table-cell>
          <table:table-cell office:value-type="string">
            <text:p>Mozilla/5.0 (Linux; U; Android 4.4.3; en-us; KFTHWI Build/KTU84M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Tailspin Toys (Lakemore, OH)</text:p>
          </table:table-cell>
          <table:table-cell office:value-type="string">
            <text:p>Michele</text:p>
          </table:table-cell>
          <table:table-cell office:value-type="string">
            <text:p>Nath</text:p>
          </table:table-cell>
          <table:table-cell table:style-name="ce1" office:value-type="string">
            <text:p>01/10/1958</text:p>
          </table:table-cell>
          <table:table-cell office:value-type="string">
            <text:p>michele19@adventure-works.com</text:p>
          </table:table-cell>
          <table:table-cell table:formula="of:=LEFT([.F58];FIND(&quot;@&quot;;[.F58])-1)" office:value-type="string" office:string-value="michele19">
            <text:p>michele19</text:p>
          </table:table-cell>
          <table:table-cell table:formula="of:=[.C58]&amp;&quot; &quot;&amp;[.D58]" office:value-type="string" office:string-value="Michele Nath">
            <text:p>Michele Nath</text:p>
          </table:table-cell>
          <table:table-cell/>
          <table:table-cell office:value-type="string">
            <text:p>Australia</text:p>
          </table:table-cell>
          <table:table-cell office:value-type="string">
            <text:p>AW00011056</text:p>
          </table:table-cell>
          <table:table-cell office:value-type="string">
            <text:p>Mozilla/5.0 (Macintosh; Intel Mac OS X 10_9_5) AppleWebKit/600.6.3 (KHTML, like Gecko) Version/7.1.6 Safari/537.85.15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Tailspin Toys (Mappsburg, VA)</text:p>
          </table:table-cell>
          <table:table-cell office:value-type="string">
            <text:p>Carl</text:p>
          </table:table-cell>
          <table:table-cell office:value-type="string">
            <text:p>Andersen</text:p>
          </table:table-cell>
          <table:table-cell table:style-name="ce1" office:value-type="string">
            <text:p>07/04/1970</text:p>
          </table:table-cell>
          <table:table-cell office:value-type="string">
            <text:p>carl12@adventure-works.com</text:p>
          </table:table-cell>
          <table:table-cell table:formula="of:=LEFT([.F59];FIND(&quot;@&quot;;[.F59])-1)" office:value-type="string" office:string-value="carl12">
            <text:p>carl12</text:p>
          </table:table-cell>
          <table:table-cell table:formula="of:=[.C59]&amp;&quot; &quot;&amp;[.D59]" office:value-type="string" office:string-value="Carl Andersen">
            <text:p>Carl Andersen</text:p>
          </table:table-cell>
          <table:table-cell/>
          <table:table-cell office:value-type="string">
            <text:p>Australia</text:p>
          </table:table-cell>
          <table:table-cell office:value-type="string">
            <text:p>AW00011057</text:p>
          </table:table-cell>
          <table:table-cell office:value-type="string">
            <text:p>Mozilla/5.0 (Macintosh; Intel Mac OS X 10_10_2) AppleWebKit/600.4.10 (KHTML, like Gecko) Version/8.0.4 Safari/600.4.10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Tailspin Toys (Edgartown, MA)</text:p>
          </table:table-cell>
          <table:table-cell office:value-type="string">
            <text:p>Marc</text:p>
          </table:table-cell>
          <table:table-cell office:value-type="string">
            <text:p>Diaz</text:p>
          </table:table-cell>
          <table:table-cell table:style-name="ce1" office:value-type="string">
            <text:p>23/04/1965</text:p>
          </table:table-cell>
          <table:table-cell office:value-type="string">
            <text:p>marc6@adventure-works.com</text:p>
          </table:table-cell>
          <table:table-cell table:formula="of:=LEFT([.F60];FIND(&quot;@&quot;;[.F60])-1)" office:value-type="string" office:string-value="marc6">
            <text:p>marc6</text:p>
          </table:table-cell>
          <table:table-cell table:formula="of:=[.C60]&amp;&quot; &quot;&amp;[.D60]" office:value-type="string" office:string-value="Marc Diaz">
            <text:p>Marc Dia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58</text:p>
          </table:table-cell>
          <table:table-cell office:value-type="string">
            <text:p>Mozilla/5.0 (Macintosh; Intel Mac OS X 10.7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Tailspin Toys (East Dailey, WV)</text:p>
          </table:table-cell>
          <table:table-cell office:value-type="string">
            <text:p>Ashlee</text:p>
          </table:table-cell>
          <table:table-cell office:value-type="string">
            <text:p>Andersen</text:p>
          </table:table-cell>
          <table:table-cell table:style-name="ce1" office:value-type="string">
            <text:p>29/09/1959</text:p>
          </table:table-cell>
          <table:table-cell office:value-type="string">
            <text:p>ashlee19@adventure-works.com</text:p>
          </table:table-cell>
          <table:table-cell table:formula="of:=LEFT([.F61];FIND(&quot;@&quot;;[.F61])-1)" office:value-type="string" office:string-value="ashlee19">
            <text:p>ashlee19</text:p>
          </table:table-cell>
          <table:table-cell table:formula="of:=[.C61]&amp;&quot; &quot;&amp;[.D61]" office:value-type="string" office:string-value="Ashlee Andersen">
            <text:p>Ashlee Andersen</text:p>
          </table:table-cell>
          <table:table-cell/>
          <table:table-cell office:value-type="string">
            <text:p>Australia</text:p>
          </table:table-cell>
          <table:table-cell office:value-type="string">
            <text:p>AW00011059</text:p>
          </table:table-cell>
          <table:table-cell office:value-type="string">
            <text:p>Mozilla/5.0 (Macintosh; Intel Mac OS X 10_9_5) AppleWebKit/537.78.2 (KHTML, like Gecko) Version/7.0.6 Safari/537.78.2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Tailspin Toys (Fairfield Glade, TN)</text:p>
          </table:table-cell>
          <table:table-cell office:value-type="string">
            <text:p>Jon</text:p>
          </table:table-cell>
          <table:table-cell office:value-type="string">
            <text:p>Zhou</text:p>
          </table:table-cell>
          <table:table-cell table:style-name="ce1" office:value-type="string">
            <text:p>14/09/1959</text:p>
          </table:table-cell>
          <table:table-cell office:value-type="string">
            <text:p>jon28@adventure-works.com</text:p>
          </table:table-cell>
          <table:table-cell table:formula="of:=LEFT([.F62];FIND(&quot;@&quot;;[.F62])-1)" office:value-type="string" office:string-value="jon28">
            <text:p>jon28</text:p>
          </table:table-cell>
          <table:table-cell table:formula="of:=[.C62]&amp;&quot; &quot;&amp;[.D62]" office:value-type="string" office:string-value="Jon Zhou">
            <text:p>Jon Zhou</text:p>
          </table:table-cell>
          <table:table-cell/>
          <table:table-cell office:value-type="string">
            <text:p>Australia</text:p>
          </table:table-cell>
          <table:table-cell office:value-type="string">
            <text:p>AW00011060</text:p>
          </table:table-cell>
          <table:table-cell office:value-type="string">
            <text:p>Mozilla/5.0 (iPad; CPU OS 8_4_1 like Mac OS X) AppleWebKit/600.1.4 (KHTML, like Gecko) CriOS/45.0.2454.68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Tailspin Toys (Great Neck Estates, NY)</text:p>
          </table:table-cell>
          <table:table-cell office:value-type="string">
            <text:p>Todd</text:p>
          </table:table-cell>
          <table:table-cell office:value-type="string">
            <text:p>Gao</text:p>
          </table:table-cell>
          <table:table-cell table:style-name="ce1" office:value-type="string">
            <text:p>20/02/1976</text:p>
          </table:table-cell>
          <table:table-cell office:value-type="string">
            <text:p>todd14@adventure-works.com</text:p>
          </table:table-cell>
          <table:table-cell table:formula="of:=LEFT([.F63];FIND(&quot;@&quot;;[.F63])-1)" office:value-type="string" office:string-value="todd14">
            <text:p>todd14</text:p>
          </table:table-cell>
          <table:table-cell table:formula="of:=[.C63]&amp;&quot; &quot;&amp;[.D63]" office:value-type="string" office:string-value="Todd Gao">
            <text:p>Todd Gao</text:p>
          </table:table-cell>
          <table:table-cell/>
          <table:table-cell office:value-type="string">
            <text:p>Australia</text:p>
          </table:table-cell>
          <table:table-cell office:value-type="string">
            <text:p>AW00011061</text:p>
          </table:table-cell>
          <table:table-cell office:value-type="string">
            <text:p>Mozilla/5.0 (Windows NT 6.3; Win64; x64; Trident/7.0; Touch; rv:11.0) like Gecko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Tailspin Toys (Stallion Springs, CA)</text:p>
          </table:table-cell>
          <table:table-cell office:value-type="string">
            <text:p>Noah</text:p>
          </table:table-cell>
          <table:table-cell office:value-type="string">
            <text:p>Powell</text:p>
          </table:table-cell>
          <table:table-cell table:style-name="ce1" office:value-type="string">
            <text:p>01/03/1981</text:p>
          </table:table-cell>
          <table:table-cell office:value-type="string">
            <text:p>noah5@adventure-works.com</text:p>
          </table:table-cell>
          <table:table-cell table:formula="of:=LEFT([.F64];FIND(&quot;@&quot;;[.F64])-1)" office:value-type="string" office:string-value="noah5">
            <text:p>noah5</text:p>
          </table:table-cell>
          <table:table-cell table:formula="of:=[.C64]&amp;&quot; &quot;&amp;[.D64]" office:value-type="string" office:string-value="Noah Powell">
            <text:p>Noah Powe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62</text:p>
          </table:table-cell>
          <table:table-cell office:value-type="string">
            <text:p>Mozilla/5.0 (Macintosh; Intel Mac OS X 10_6_8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Tailspin Toys (Hodgdon, ME)</text:p>
          </table:table-cell>
          <table:table-cell office:value-type="string">
            <text:p>Angela</text:p>
          </table:table-cell>
          <table:table-cell office:value-type="string">
            <text:p>Murphy</text:p>
          </table:table-cell>
          <table:table-cell table:style-name="ce1" office:value-type="string">
            <text:p>04/10/1980</text:p>
          </table:table-cell>
          <table:table-cell office:value-type="string">
            <text:p>angela41@adventure-works.com</text:p>
          </table:table-cell>
          <table:table-cell table:formula="of:=LEFT([.F65];FIND(&quot;@&quot;;[.F65])-1)" office:value-type="string" office:string-value="angela41">
            <text:p>angela41</text:p>
          </table:table-cell>
          <table:table-cell table:formula="of:=[.C65]&amp;&quot; &quot;&amp;[.D65]" office:value-type="string" office:string-value="Angela Murphy">
            <text:p>Angela Murph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63</text:p>
          </table:table-cell>
          <table:table-cell office:value-type="string">
            <text:p>Mozilla/5.0 (iPad; CPU OS 8_1 like Mac OS X) AppleWebKit/600.1.4 (KHTML, like Gecko) Version/8.0 Mobile/12B410 Safari/600.1.4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Tailspin Toys (North Cowden, TX)</text:p>
          </table:table-cell>
          <table:table-cell office:value-type="string">
            <text:p>Chase</text:p>
          </table:table-cell>
          <table:table-cell office:value-type="string">
            <text:p>Reed</text:p>
          </table:table-cell>
          <table:table-cell table:style-name="ce1" office:value-type="string">
            <text:p>05/06/1981</text:p>
          </table:table-cell>
          <table:table-cell office:value-type="string">
            <text:p>chase21@adventure-works.com</text:p>
          </table:table-cell>
          <table:table-cell table:formula="of:=LEFT([.F66];FIND(&quot;@&quot;;[.F66])-1)" office:value-type="string" office:string-value="chase21">
            <text:p>chase21</text:p>
          </table:table-cell>
          <table:table-cell table:formula="of:=[.C66]&amp;&quot; &quot;&amp;[.D66]" office:value-type="string" office:string-value="Chase Reed">
            <text:p>Chase Ree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64</text:p>
          </table:table-cell>
          <table:table-cell office:value-type="string">
            <text:p>Mozilla/5.0 (iPad; CPU OS 7_0_4 like Mac OS X) AppleWebKit/537.51.1 (KHTML, like Gecko) Version/7.0 Mobile/11B554a Safari/9537.53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Tailspin Toys (Madaket, MA)</text:p>
          </table:table-cell>
          <table:table-cell office:value-type="string">
            <text:p>Jessica</text:p>
          </table:table-cell>
          <table:table-cell office:value-type="string">
            <text:p>Henderson</text:p>
          </table:table-cell>
          <table:table-cell table:style-name="ce1" office:value-type="string">
            <text:p>08/04/1979</text:p>
          </table:table-cell>
          <table:table-cell office:value-type="string">
            <text:p>jessica29@adventure-works.com</text:p>
          </table:table-cell>
          <table:table-cell table:formula="of:=LEFT([.F67];FIND(&quot;@&quot;;[.F67])-1)" office:value-type="string" office:string-value="jessica29">
            <text:p>jessica29</text:p>
          </table:table-cell>
          <table:table-cell table:formula="of:=[.C67]&amp;&quot; &quot;&amp;[.D67]" office:value-type="string" office:string-value="Jessica Henderson">
            <text:p>Jessica Hender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65</text:p>
          </table:table-cell>
          <table:table-cell office:value-type="string">
            <text:p>Mozilla/5.0 (Windows NT 6.0; WOW6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Tailspin Toys (Sentinel Butte, ND)</text:p>
          </table:table-cell>
          <table:table-cell office:value-type="string">
            <text:p>Grace</text:p>
          </table:table-cell>
          <table:table-cell office:value-type="string">
            <text:p>Butler</text:p>
          </table:table-cell>
          <table:table-cell table:style-name="ce1" office:value-type="string">
            <text:p>27/05/1979</text:p>
          </table:table-cell>
          <table:table-cell office:value-type="string">
            <text:p>grace62@adventure-works.com</text:p>
          </table:table-cell>
          <table:table-cell table:formula="of:=LEFT([.F68];FIND(&quot;@&quot;;[.F68])-1)" office:value-type="string" office:string-value="grace62">
            <text:p>grace62</text:p>
          </table:table-cell>
          <table:table-cell table:formula="of:=[.C68]&amp;&quot; &quot;&amp;[.D68]" office:value-type="string" office:string-value="Grace Butler">
            <text:p>Grace Butl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66</text:p>
          </table:table-cell>
          <table:table-cell office:value-type="string">
            <text:p>Mozilla/5.0 (Windows NT 6.3; Win64; x64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ailspin Toys (Gardere, LA)</text:p>
          </table:table-cell>
          <table:table-cell office:value-type="string">
            <text:p>Caleb</text:p>
          </table:table-cell>
          <table:table-cell office:value-type="string">
            <text:p>Carter</text:p>
          </table:table-cell>
          <table:table-cell table:style-name="ce1" office:value-type="string">
            <text:p>25/03/1982</text:p>
          </table:table-cell>
          <table:table-cell office:value-type="string">
            <text:p>caleb40@adventure-works.com</text:p>
          </table:table-cell>
          <table:table-cell table:formula="of:=LEFT([.F69];FIND(&quot;@&quot;;[.F69])-1)" office:value-type="string" office:string-value="caleb40">
            <text:p>caleb40</text:p>
          </table:table-cell>
          <table:table-cell table:formula="of:=[.C69]&amp;&quot; &quot;&amp;[.D69]" office:value-type="string" office:string-value="Caleb Carter">
            <text:p>Caleb Cart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67</text:p>
          </table:table-cell>
          <table:table-cell office:value-type="string">
            <text:p>Mozilla/5.0 (Windows NT 6.3; WOW64; Trident/7.0; TNJB; rv:11.0) like Gecko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Tailspin Toys (Lytle Creek, CA)</text:p>
          </table:table-cell>
          <table:table-cell office:value-type="string">
            <text:p>Tiffany</text:p>
          </table:table-cell>
          <table:table-cell office:value-type="string">
            <text:p>Liang</text:p>
          </table:table-cell>
          <table:table-cell table:style-name="ce1" office:value-type="string">
            <text:p>19/09/1966</text:p>
          </table:table-cell>
          <table:table-cell office:value-type="string">
            <text:p>tiffany17@adventure-works.com</text:p>
          </table:table-cell>
          <table:table-cell table:formula="of:=LEFT([.F70];FIND(&quot;@&quot;;[.F70])-1)" office:value-type="string" office:string-value="tiffany17">
            <text:p>tiffany17</text:p>
          </table:table-cell>
          <table:table-cell table:formula="of:=[.C70]&amp;&quot; &quot;&amp;[.D70]" office:value-type="string" office:string-value="Tiffany Liang">
            <text:p>Tiffany Lia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068</text:p>
          </table:table-cell>
          <table:table-cell office:value-type="string">
            <text:p>Mozilla/5.0 (Windows NT 6.1; WOW64) AppleWebKit/537.36 (KHTML, like Gecko) Chrome/31.0.1650.63 Safari/537.36</text:p>
          </table:table-cell>
          <table:table-cell table:number-columns-repeated="1012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Tailspin Toys (New Baden, IL)</text:p>
          </table:table-cell>
          <table:table-cell office:value-type="string">
            <text:p>Carolyn</text:p>
          </table:table-cell>
          <table:table-cell office:value-type="string">
            <text:p>Navarro</text:p>
          </table:table-cell>
          <table:table-cell table:style-name="ce1" office:value-type="string">
            <text:p>17/09/1966</text:p>
          </table:table-cell>
          <table:table-cell office:value-type="string">
            <text:p>carolyn30@adventure-works.com</text:p>
          </table:table-cell>
          <table:table-cell table:formula="of:=LEFT([.F71];FIND(&quot;@&quot;;[.F71])-1)" office:value-type="string" office:string-value="carolyn30">
            <text:p>carolyn30</text:p>
          </table:table-cell>
          <table:table-cell table:formula="of:=[.C71]&amp;&quot; &quot;&amp;[.D71]" office:value-type="string" office:string-value="Carolyn Navarro">
            <text:p>Carolyn Navarro</text:p>
          </table:table-cell>
          <table:table-cell/>
          <table:table-cell office:value-type="string">
            <text:p>Australia</text:p>
          </table:table-cell>
          <table:table-cell office:value-type="string">
            <text:p>AW00011069</text:p>
          </table:table-cell>
          <table:table-cell office:value-type="string">
            <text:p>Mozilla/5.0 (Windows NT 6.3; ARM; Trident/7.0; Touch; rv:11.0) like Gecko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Tailspin Toys (Good Hart, MI)</text:p>
          </table:table-cell>
          <table:table-cell office:value-type="string">
            <text:p>Willie</text:p>
          </table:table-cell>
          <table:table-cell office:value-type="string">
            <text:p>Raji</text:p>
          </table:table-cell>
          <table:table-cell table:style-name="ce1" office:value-type="string">
            <text:p>02/10/1960</text:p>
          </table:table-cell>
          <table:table-cell office:value-type="string">
            <text:p>willie40@adventure-works.com</text:p>
          </table:table-cell>
          <table:table-cell table:formula="of:=LEFT([.F72];FIND(&quot;@&quot;;[.F72])-1)" office:value-type="string" office:string-value="willie40">
            <text:p>willie40</text:p>
          </table:table-cell>
          <table:table-cell table:formula="of:=[.C72]&amp;&quot; &quot;&amp;[.D72]" office:value-type="string" office:string-value="Willie Raji">
            <text:p>Willie Raji</text:p>
          </table:table-cell>
          <table:table-cell/>
          <table:table-cell office:value-type="string">
            <text:p>Australia</text:p>
          </table:table-cell>
          <table:table-cell office:value-type="string">
            <text:p>AW00011070</text:p>
          </table:table-cell>
          <table:table-cell office:value-type="string">
            <text:p>Mozilla/5.0 (Windows NT 6.1; Win64; x6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Tailspin Toys (Cortaro, AZ)</text:p>
          </table:table-cell>
          <table:table-cell office:value-type="string">
            <text:p>Linda</text:p>
          </table:table-cell>
          <table:table-cell office:value-type="string">
            <text:p>Serrano</text:p>
          </table:table-cell>
          <table:table-cell table:style-name="ce1" office:value-type="string">
            <text:p>23/12/1960</text:p>
          </table:table-cell>
          <table:table-cell office:value-type="string">
            <text:p>linda31@adventure-works.com</text:p>
          </table:table-cell>
          <table:table-cell table:formula="of:=LEFT([.F73];FIND(&quot;@&quot;;[.F73])-1)" office:value-type="string" office:string-value="linda31">
            <text:p>linda31</text:p>
          </table:table-cell>
          <table:table-cell table:formula="of:=[.C73]&amp;&quot; &quot;&amp;[.D73]" office:value-type="string" office:string-value="Linda Serrano">
            <text:p>Linda Serrano</text:p>
          </table:table-cell>
          <table:table-cell/>
          <table:table-cell office:value-type="string">
            <text:p>Australia</text:p>
          </table:table-cell>
          <table:table-cell office:value-type="string">
            <text:p>AW00011071</text:p>
          </table:table-cell>
          <table:table-cell office:value-type="string">
            <text:p>Mozilla/5.0 (X11; Ubuntu; Linux x86_64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Tailspin Toys (Cokato, MN)</text:p>
          </table:table-cell>
          <table:table-cell office:value-type="string">
            <text:p>Casey</text:p>
          </table:table-cell>
          <table:table-cell office:value-type="string">
            <text:p>Luo</text:p>
          </table:table-cell>
          <table:table-cell table:style-name="ce1" office:value-type="string">
            <text:p>05/08/1960</text:p>
          </table:table-cell>
          <table:table-cell office:value-type="string">
            <text:p>casey6@adventure-works.com</text:p>
          </table:table-cell>
          <table:table-cell table:formula="of:=LEFT([.F74];FIND(&quot;@&quot;;[.F74])-1)" office:value-type="string" office:string-value="casey6">
            <text:p>casey6</text:p>
          </table:table-cell>
          <table:table-cell table:formula="of:=[.C74]&amp;&quot; &quot;&amp;[.D74]" office:value-type="string" office:string-value="Casey Luo">
            <text:p>Casey Luo</text:p>
          </table:table-cell>
          <table:table-cell/>
          <table:table-cell office:value-type="string">
            <text:p>Australia</text:p>
          </table:table-cell>
          <table:table-cell office:value-type="string">
            <text:p>AW00011072</text:p>
          </table:table-cell>
          <table:table-cell office:value-type="string">
            <text:p>Mozilla/5.0 (Windows NT 6.3; WOW64; Trident/7.0; MDDCJS; rv:11.0) like Gecko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Tailspin Toys (Indios, PR)</text:p>
          </table:table-cell>
          <table:table-cell office:value-type="string">
            <text:p>Amy</text:p>
          </table:table-cell>
          <table:table-cell office:value-type="string">
            <text:p>Ye</text:p>
          </table:table-cell>
          <table:table-cell table:style-name="ce1" office:value-type="string">
            <text:p>11/02/1962</text:p>
          </table:table-cell>
          <table:table-cell office:value-type="string">
            <text:p>amy16@adventure-works.com</text:p>
          </table:table-cell>
          <table:table-cell table:formula="of:=LEFT([.F75];FIND(&quot;@&quot;;[.F75])-1)" office:value-type="string" office:string-value="amy16">
            <text:p>amy16</text:p>
          </table:table-cell>
          <table:table-cell table:formula="of:=[.C75]&amp;&quot; &quot;&amp;[.D75]" office:value-type="string" office:string-value="Amy Ye">
            <text:p>Amy Ye</text:p>
          </table:table-cell>
          <table:table-cell/>
          <table:table-cell office:value-type="string">
            <text:p>Australia</text:p>
          </table:table-cell>
          <table:table-cell office:value-type="string">
            <text:p>AW00011073</text:p>
          </table:table-cell>
          <table:table-cell office:value-type="string">
            <text:p>Mozilla/5.0 (Windows NT 6.0; WOW64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ailspin Toys (Windsor Locks, CT)</text:p>
          </table:table-cell>
          <table:table-cell office:value-type="string">
            <text:p>Levi</text:p>
          </table:table-cell>
          <table:table-cell office:value-type="string">
            <text:p>Arun</text:p>
          </table:table-cell>
          <table:table-cell table:style-name="ce1" office:value-type="string">
            <text:p>25/02/1962</text:p>
          </table:table-cell>
          <table:table-cell office:value-type="string">
            <text:p>levi6@adventure-works.com</text:p>
          </table:table-cell>
          <table:table-cell table:formula="of:=LEFT([.F76];FIND(&quot;@&quot;;[.F76])-1)" office:value-type="string" office:string-value="levi6">
            <text:p>levi6</text:p>
          </table:table-cell>
          <table:table-cell table:formula="of:=[.C76]&amp;&quot; &quot;&amp;[.D76]" office:value-type="string" office:string-value="Levi Arun">
            <text:p>Levi Arun</text:p>
          </table:table-cell>
          <table:table-cell/>
          <table:table-cell office:value-type="string">
            <text:p>Australia</text:p>
          </table:table-cell>
          <table:table-cell office:value-type="string">
            <text:p>AW00011074</text:p>
          </table:table-cell>
          <table:table-cell office:value-type="string">
            <text:p>Mozilla/5.0 (Windows NT 10.0; WOW64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Tailspin Toys (Yewed, OK)</text:p>
          </table:table-cell>
          <table:table-cell office:value-type="string">
            <text:p>Felicia</text:p>
          </table:table-cell>
          <table:table-cell office:value-type="string">
            <text:p>Jimenez</text:p>
          </table:table-cell>
          <table:table-cell table:style-name="ce1" office:value-type="string">
            <text:p>16/05/1963</text:p>
          </table:table-cell>
          <table:table-cell office:value-type="string">
            <text:p>felicia4@adventure-works.com</text:p>
          </table:table-cell>
          <table:table-cell table:formula="of:=LEFT([.F77];FIND(&quot;@&quot;;[.F77])-1)" office:value-type="string" office:string-value="felicia4">
            <text:p>felicia4</text:p>
          </table:table-cell>
          <table:table-cell table:formula="of:=[.C77]&amp;&quot; &quot;&amp;[.D77]" office:value-type="string" office:string-value="Felicia Jimenez">
            <text:p>Felicia Jimen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75</text:p>
          </table:table-cell>
          <table:table-cell office:value-type="string">
            <text:p>Mozilla/5.0 (Windows NT 6.2; WOW64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Tailspin Toys (Hahira, GA)</text:p>
          </table:table-cell>
          <table:table-cell office:value-type="string">
            <text:p>Blake</text:p>
          </table:table-cell>
          <table:table-cell office:value-type="string">
            <text:p>Anderson</text:p>
          </table:table-cell>
          <table:table-cell table:style-name="ce1" office:value-type="string">
            <text:p>10/01/1963</text:p>
          </table:table-cell>
          <table:table-cell office:value-type="string">
            <text:p>blake9@adventure-works.com</text:p>
          </table:table-cell>
          <table:table-cell table:formula="of:=LEFT([.F78];FIND(&quot;@&quot;;[.F78])-1)" office:value-type="string" office:string-value="blake9">
            <text:p>blake9</text:p>
          </table:table-cell>
          <table:table-cell table:formula="of:=[.C78]&amp;&quot; &quot;&amp;[.D78]" office:value-type="string" office:string-value="Blake Anderson">
            <text:p>Blake Anderson</text:p>
          </table:table-cell>
          <table:table-cell/>
          <table:table-cell office:value-type="string">
            <text:p>Australia</text:p>
          </table:table-cell>
          <table:table-cell office:value-type="string">
            <text:p>AW00011076</text:p>
          </table:table-cell>
          <table:table-cell office:value-type="string">
            <text:p>Mozilla/5.0 (iPhone; CPU iPhone OS 8_4 like Mac OS X) AppleWebKit/600.1.4 (KHTML, like Gecko) Version/8.0 Mobile/12H143 Safari/600.1.4</text:p>
          </table:table-cell>
          <table:table-cell table:number-columns-repeated="1012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Tailspin Toys (Sekiu, WA)</text:p>
          </table:table-cell>
          <table:table-cell office:value-type="string">
            <text:p>Leah</text:p>
          </table:table-cell>
          <table:table-cell office:value-type="string">
            <text:p>Ye</text:p>
          </table:table-cell>
          <table:table-cell table:style-name="ce1" office:value-type="string">
            <text:p>19/03/1963</text:p>
          </table:table-cell>
          <table:table-cell office:value-type="string">
            <text:p>leah7@adventure-works.com</text:p>
          </table:table-cell>
          <table:table-cell table:formula="of:=LEFT([.F79];FIND(&quot;@&quot;;[.F79])-1)" office:value-type="string" office:string-value="leah7">
            <text:p>leah7</text:p>
          </table:table-cell>
          <table:table-cell table:formula="of:=[.C79]&amp;&quot; &quot;&amp;[.D79]" office:value-type="string" office:string-value="Leah Ye">
            <text:p>Leah Ye</text:p>
          </table:table-cell>
          <table:table-cell/>
          <table:table-cell office:value-type="string">
            <text:p>Australia</text:p>
          </table:table-cell>
          <table:table-cell office:value-type="string">
            <text:p>AW00011077</text:p>
          </table:table-cell>
          <table:table-cell office:value-type="string">
            <text:p>Mozilla/5.0 (Linux; U; Android 4.4.3; en-us; KFASWI Build/KTU84M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Tailspin Toys (Page City, KS)</text:p>
          </table:table-cell>
          <table:table-cell office:value-type="string">
            <text:p>Gina</text:p>
          </table:table-cell>
          <table:table-cell office:value-type="string">
            <text:p>Martin</text:p>
          </table:table-cell>
          <table:table-cell table:style-name="ce1" office:value-type="string">
            <text:p>06/01/1985</text:p>
          </table:table-cell>
          <table:table-cell office:value-type="string">
            <text:p>gina1@adventure-works.com</text:p>
          </table:table-cell>
          <table:table-cell table:formula="of:=LEFT([.F80];FIND(&quot;@&quot;;[.F80])-1)" office:value-type="string" office:string-value="gina1">
            <text:p>gina1</text:p>
          </table:table-cell>
          <table:table-cell table:formula="of:=[.C80]&amp;&quot; &quot;&amp;[.D80]" office:value-type="string" office:string-value="Gina Martin">
            <text:p>Gina Martin</text:p>
          </table:table-cell>
          <table:table-cell/>
          <table:table-cell office:value-type="string">
            <text:p>Canada</text:p>
          </table:table-cell>
          <table:table-cell office:value-type="string">
            <text:p>AW00011078</text:p>
          </table:table-cell>
          <table:table-cell office:value-type="string">
            <text:p>Mozilla/5.0 (iPad; CPU OS 8_4_1 like Mac OS X) AppleWebKit/600.1.4 (KHTML, like Gecko) GSA/7.0.55539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Tailspin Toys (Valdese, NC)</text:p>
          </table:table-cell>
          <table:table-cell office:value-type="string">
            <text:p>Donald</text:p>
          </table:table-cell>
          <table:table-cell office:value-type="string">
            <text:p>Gonzalez</text:p>
          </table:table-cell>
          <table:table-cell table:style-name="ce1" office:value-type="string">
            <text:p>07/03/1970</text:p>
          </table:table-cell>
          <table:table-cell office:value-type="string">
            <text:p>donald20@adventure-works.com</text:p>
          </table:table-cell>
          <table:table-cell table:formula="of:=LEFT([.F81];FIND(&quot;@&quot;;[.F81])-1)" office:value-type="string" office:string-value="donald20">
            <text:p>donald20</text:p>
          </table:table-cell>
          <table:table-cell table:formula="of:=[.C81]&amp;&quot; &quot;&amp;[.D81]" office:value-type="string" office:string-value="Donald Gonzalez">
            <text:p>Donald Gonzal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79</text:p>
          </table:table-cell>
          <table:table-cell office:value-type="string">
            <text:p>Mozilla/5.0 (Windows NT 6.1; WOW64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ailspin Toys (Big Moose, NY)</text:p>
          </table:table-cell>
          <table:table-cell office:value-type="string">
            <text:p>Damien</text:p>
          </table:table-cell>
          <table:table-cell office:value-type="string">
            <text:p>Chander</text:p>
          </table:table-cell>
          <table:table-cell table:style-name="ce1" office:value-type="string">
            <text:p>13/01/1965</text:p>
          </table:table-cell>
          <table:table-cell office:value-type="string">
            <text:p>damien32@adventure-works.com</text:p>
          </table:table-cell>
          <table:table-cell table:formula="of:=LEFT([.F82];FIND(&quot;@&quot;;[.F82])-1)" office:value-type="string" office:string-value="damien32">
            <text:p>damien32</text:p>
          </table:table-cell>
          <table:table-cell table:formula="of:=[.C82]&amp;&quot; &quot;&amp;[.D82]" office:value-type="string" office:string-value="Damien Chander">
            <text:p>Damien Chander</text:p>
          </table:table-cell>
          <table:table-cell/>
          <table:table-cell office:value-type="string">
            <text:p>Australia</text:p>
          </table:table-cell>
          <table:table-cell office:value-type="string">
            <text:p>AW00011080</text:p>
          </table:table-cell>
          <table:table-cell office:value-type="string">
            <text:p>Mozilla/5.0 (Macintosh; Intel Mac OS X 10_10_2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Tailspin Toys (La Cueva, NM)</text:p>
          </table:table-cell>
          <table:table-cell office:value-type="string">
            <text:p>Savannah</text:p>
          </table:table-cell>
          <table:table-cell office:value-type="string">
            <text:p>Baker</text:p>
          </table:table-cell>
          <table:table-cell table:style-name="ce1" office:value-type="string">
            <text:p>21/01/1972</text:p>
          </table:table-cell>
          <table:table-cell office:value-type="string">
            <text:p>savannah39@adventure-works.com</text:p>
          </table:table-cell>
          <table:table-cell table:formula="of:=LEFT([.F83];FIND(&quot;@&quot;;[.F83])-1)" office:value-type="string" office:string-value="savannah39">
            <text:p>savannah39</text:p>
          </table:table-cell>
          <table:table-cell table:formula="of:=[.C83]&amp;&quot; &quot;&amp;[.D83]" office:value-type="string" office:string-value="Savannah Baker">
            <text:p>Savannah Bak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81</text:p>
          </table:table-cell>
          <table:table-cell office:value-type="string">
            <text:p>Mozilla/5.0 (Macintosh; Intel Mac OS X 10_7_5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ailspin Toys (Absecon, NJ)</text:p>
          </table:table-cell>
          <table:table-cell office:value-type="string">
            <text:p>Angela</text:p>
          </table:table-cell>
          <table:table-cell office:value-type="string">
            <text:p>Butler</text:p>
          </table:table-cell>
          <table:table-cell table:style-name="ce1" office:value-type="string">
            <text:p>01/02/1972</text:p>
          </table:table-cell>
          <table:table-cell office:value-type="string">
            <text:p>angela17@adventure-works.com</text:p>
          </table:table-cell>
          <table:table-cell table:formula="of:=LEFT([.F84];FIND(&quot;@&quot;;[.F84])-1)" office:value-type="string" office:string-value="angela17">
            <text:p>angela17</text:p>
          </table:table-cell>
          <table:table-cell table:formula="of:=[.C84]&amp;&quot; &quot;&amp;[.D84]" office:value-type="string" office:string-value="Angela Butler">
            <text:p>Angela Butl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82</text:p>
          </table:table-cell>
          <table:table-cell office:value-type="string">
            <text:p>Mozilla/5.0 (Windows NT 10.0; WOW64; Trident/7.0; Touch; rv:11.0) like Gecko</text:p>
          </table:table-cell>
          <table:table-cell table:number-columns-repeated="101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ailspin Toys (Aceitunas, PR)</text:p>
          </table:table-cell>
          <table:table-cell office:value-type="string">
            <text:p>Alyssa</text:p>
          </table:table-cell>
          <table:table-cell office:value-type="string">
            <text:p>Cox</text:p>
          </table:table-cell>
          <table:table-cell table:style-name="ce1" office:value-type="string">
            <text:p>11/03/1977</text:p>
          </table:table-cell>
          <table:table-cell office:value-type="string">
            <text:p>alyssa37@adventure-works.com</text:p>
          </table:table-cell>
          <table:table-cell table:formula="of:=LEFT([.F85];FIND(&quot;@&quot;;[.F85])-1)" office:value-type="string" office:string-value="alyssa37">
            <text:p>alyssa37</text:p>
          </table:table-cell>
          <table:table-cell table:formula="of:=[.C85]&amp;&quot; &quot;&amp;[.D85]" office:value-type="string" office:string-value="Alyssa Cox">
            <text:p>Alyssa Cox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83</text:p>
          </table:table-cell>
          <table:table-cell office:value-type="string">
            <text:p>Mozilla/5.0 (Macintosh; Intel Mac OS X 10.8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ailspin Toys (Andrix, CO)</text:p>
          </table:table-cell>
          <table:table-cell office:value-type="string">
            <text:p>Lucas</text:p>
          </table:table-cell>
          <table:table-cell office:value-type="string">
            <text:p>Phillips</text:p>
          </table:table-cell>
          <table:table-cell table:style-name="ce1" office:value-type="string">
            <text:p>12/03/1963</text:p>
          </table:table-cell>
          <table:table-cell office:value-type="string">
            <text:p>lucas7@adventure-works.com</text:p>
          </table:table-cell>
          <table:table-cell table:formula="of:=LEFT([.F86];FIND(&quot;@&quot;;[.F86])-1)" office:value-type="string" office:string-value="lucas7">
            <text:p>lucas7</text:p>
          </table:table-cell>
          <table:table-cell table:formula="of:=[.C86]&amp;&quot; &quot;&amp;[.D86]" office:value-type="string" office:string-value="Lucas Phillips">
            <text:p>Lucas Phillip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84</text:p>
          </table:table-cell>
          <table:table-cell office:value-type="string">
            <text:p>Mozilla/5.0 (Windows NT 6.1; WOW64; rv:31.0) Gecko/20100101 Firefox/31.0</text:p>
          </table:table-cell>
          <table:table-cell table:number-columns-repeated="1012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ailspin Toys (New Lexington, OH)</text:p>
          </table:table-cell>
          <table:table-cell office:value-type="string">
            <text:p>Emily</text:p>
          </table:table-cell>
          <table:table-cell office:value-type="string">
            <text:p>Johnson</text:p>
          </table:table-cell>
          <table:table-cell table:style-name="ce1" office:value-type="string">
            <text:p>16/01/1963</text:p>
          </table:table-cell>
          <table:table-cell office:value-type="string">
            <text:p>emily1@adventure-works.com</text:p>
          </table:table-cell>
          <table:table-cell table:formula="of:=LEFT([.F87];FIND(&quot;@&quot;;[.F87])-1)" office:value-type="string" office:string-value="emily1">
            <text:p>emily1</text:p>
          </table:table-cell>
          <table:table-cell table:formula="of:=[.C87]&amp;&quot; &quot;&amp;[.D87]" office:value-type="string" office:string-value="Emily Johnson">
            <text:p>Emily John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85</text:p>
          </table:table-cell>
          <table:table-cell office:value-type="string">
            <text:p>Mozilla/5.0 (iPhone; CPU iPhone OS 8_3 like Mac OS X) AppleWebKit/600.1.4 (KHTML, like Gecko) Version/8.0 Mobile/12F70 Safari/600.1.4</text:p>
          </table:table-cell>
          <table:table-cell table:number-columns-repeated="1012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ailspin Toys (Sauquoit, NY)</text:p>
          </table:table-cell>
          <table:table-cell office:value-type="string">
            <text:p>Ryan</text:p>
          </table:table-cell>
          <table:table-cell office:value-type="string">
            <text:p>Brown</text:p>
          </table:table-cell>
          <table:table-cell table:style-name="ce1" office:value-type="string">
            <text:p>22/06/1963</text:p>
          </table:table-cell>
          <table:table-cell office:value-type="string">
            <text:p>ryan43@adventure-works.com</text:p>
          </table:table-cell>
          <table:table-cell table:formula="of:=LEFT([.F88];FIND(&quot;@&quot;;[.F88])-1)" office:value-type="string" office:string-value="ryan43">
            <text:p>ryan43</text:p>
          </table:table-cell>
          <table:table-cell table:formula="of:=[.C88]&amp;&quot; &quot;&amp;[.D88]" office:value-type="string" office:string-value="Ryan Brown">
            <text:p>Ryan Brow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86</text:p>
          </table:table-cell>
          <table:table-cell office:value-type="string">
            <text:p>Mozilla/5.0 (Windows NT 6.3; WOW64; Trident/7.0; MATBJS; rv:11.0) like Gecko</text:p>
          </table:table-cell>
          <table:table-cell table:number-columns-repeated="1012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ailspin Toys (Dracut, MA)</text:p>
          </table:table-cell>
          <table:table-cell office:value-type="string">
            <text:p>Tamara</text:p>
          </table:table-cell>
          <table:table-cell office:value-type="string">
            <text:p>Liang</text:p>
          </table:table-cell>
          <table:table-cell table:style-name="ce1" office:value-type="string">
            <text:p>02/04/1963</text:p>
          </table:table-cell>
          <table:table-cell office:value-type="string">
            <text:p>tamara6@adventure-works.com</text:p>
          </table:table-cell>
          <table:table-cell table:formula="of:=LEFT([.F89];FIND(&quot;@&quot;;[.F89])-1)" office:value-type="string" office:string-value="tamara6">
            <text:p>tamara6</text:p>
          </table:table-cell>
          <table:table-cell table:formula="of:=[.C89]&amp;&quot; &quot;&amp;[.D89]" office:value-type="string" office:string-value="Tamara Liang">
            <text:p>Tamara Lia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87</text:p>
          </table:table-cell>
          <table:table-cell office:value-type="string">
            <text:p>Mozilla/5.0 (Linux; U; Android 4.0.4; en-us; KFJWI Build/IMM76D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ailspin Toys (Victory Gardens, NJ)</text:p>
          </table:table-cell>
          <table:table-cell office:value-type="string">
            <text:p>Hunter</text:p>
          </table:table-cell>
          <table:table-cell office:value-type="string">
            <text:p>Davis</text:p>
          </table:table-cell>
          <table:table-cell table:style-name="ce1" office:value-type="string">
            <text:p>25/05/1963</text:p>
          </table:table-cell>
          <table:table-cell office:value-type="string">
            <text:p>hunter64@adventure-works.com</text:p>
          </table:table-cell>
          <table:table-cell table:formula="of:=LEFT([.F90];FIND(&quot;@&quot;;[.F90])-1)" office:value-type="string" office:string-value="hunter64">
            <text:p>hunter64</text:p>
          </table:table-cell>
          <table:table-cell table:formula="of:=[.C90]&amp;&quot; &quot;&amp;[.D90]" office:value-type="string" office:string-value="Hunter Davis">
            <text:p>Hunter Davi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88</text:p>
          </table:table-cell>
          <table:table-cell office:value-type="string">
            <text:p>Mozilla/5.0 (iPad; CPU OS 7_1 like Mac OS X) AppleWebKit/537.51.2 (KHTML, like Gecko) Version/7.0 Mobile/11D167 Safari/9537.53</text:p>
          </table:table-cell>
          <table:table-cell table:number-columns-repeated="1012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ailspin Toys (Tolna, ND)</text:p>
          </table:table-cell>
          <table:table-cell office:value-type="string">
            <text:p>Abigail</text:p>
          </table:table-cell>
          <table:table-cell office:value-type="string">
            <text:p>Price</text:p>
          </table:table-cell>
          <table:table-cell table:style-name="ce1" office:value-type="string">
            <text:p>05/08/1962</text:p>
          </table:table-cell>
          <table:table-cell office:value-type="string">
            <text:p>abigail25@adventure-works.com</text:p>
          </table:table-cell>
          <table:table-cell table:formula="of:=LEFT([.F91];FIND(&quot;@&quot;;[.F91])-1)" office:value-type="string" office:string-value="abigail25">
            <text:p>abigail25</text:p>
          </table:table-cell>
          <table:table-cell table:formula="of:=[.C91]&amp;&quot; &quot;&amp;[.D91]" office:value-type="string" office:string-value="Abigail Price">
            <text:p>Abigail Pric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89</text:p>
          </table:table-cell>
          <table:table-cell office:value-type="string">
            <text:p>Mozilla/5.0 (X11; CrOS armv7l 7077.134.0) AppleWebKit/537.36 (KHTML, like Gecko) Chrome/44.0.2403.156 Safari/537.36</text:p>
          </table:table-cell>
          <table:table-cell table:number-columns-repeated="1012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ailspin Toys (Alstead, NH)</text:p>
          </table:table-cell>
          <table:table-cell office:value-type="string">
            <text:p>Trevor</text:p>
          </table:table-cell>
          <table:table-cell office:value-type="string">
            <text:p>Bryant</text:p>
          </table:table-cell>
          <table:table-cell table:style-name="ce1" office:value-type="string">
            <text:p>13/12/1968</text:p>
          </table:table-cell>
          <table:table-cell office:value-type="string">
            <text:p>trevor18@adventure-works.com</text:p>
          </table:table-cell>
          <table:table-cell table:formula="of:=LEFT([.F92];FIND(&quot;@&quot;;[.F92])-1)" office:value-type="string" office:string-value="trevor18">
            <text:p>trevor18</text:p>
          </table:table-cell>
          <table:table-cell table:formula="of:=[.C92]&amp;&quot; &quot;&amp;[.D92]" office:value-type="string" office:string-value="Trevor Bryant">
            <text:p>Trevor Bryan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090</text:p>
          </table:table-cell>
          <table:table-cell office:value-type="string">
            <text:p>Mozilla/5.0 (X11; Linux x86_64; rv:34.0) Gecko/20100101 Firefox/34.0</text:p>
          </table:table-cell>
          <table:table-cell table:number-columns-repeated="101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Tailspin Toys (Sans Souci, SC)</text:p>
          </table:table-cell>
          <table:table-cell office:value-type="string">
            <text:p>Dalton</text:p>
          </table:table-cell>
          <table:table-cell office:value-type="string">
            <text:p>Perez</text:p>
          </table:table-cell>
          <table:table-cell table:style-name="ce1" office:value-type="string">
            <text:p>02/10/1962</text:p>
          </table:table-cell>
          <table:table-cell office:value-type="string">
            <text:p>dalton37@adventure-works.com</text:p>
          </table:table-cell>
          <table:table-cell table:formula="of:=LEFT([.F93];FIND(&quot;@&quot;;[.F93])-1)" office:value-type="string" office:string-value="dalton37">
            <text:p>dalton37</text:p>
          </table:table-cell>
          <table:table-cell table:formula="of:=[.C93]&amp;&quot; &quot;&amp;[.D93]" office:value-type="string" office:string-value="Dalton Perez">
            <text:p>Dalton Perez</text:p>
          </table:table-cell>
          <table:table-cell/>
          <table:table-cell office:value-type="string">
            <text:p>Canada</text:p>
          </table:table-cell>
          <table:table-cell office:value-type="string">
            <text:p>AW00011091</text:p>
          </table:table-cell>
          <table:table-cell office:value-type="string">
            <text:p>Mozilla/4.0 (compatible; MSIE 7.0; Windows NT 6.1; WOW64; Trident/7.0; SLCC2; .NET CLR 2.0.50727; .NET CLR 3.5.30729; .NET CLR 3.0.30729; Media Center PC 6.0; .NET4.0C; .NET4.0E)</text:p>
          </table:table-cell>
          <table:table-cell table:number-columns-repeated="101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Tailspin Toys (Clewiston, FL)</text:p>
          </table:table-cell>
          <table:table-cell office:value-type="string">
            <text:p>Cheryl</text:p>
          </table:table-cell>
          <table:table-cell office:value-type="string">
            <text:p>Diaz</text:p>
          </table:table-cell>
          <table:table-cell table:style-name="ce1" office:value-type="string">
            <text:p>02/11/1972</text:p>
          </table:table-cell>
          <table:table-cell office:value-type="string">
            <text:p>cheryl4@adventure-works.com</text:p>
          </table:table-cell>
          <table:table-cell table:formula="of:=LEFT([.F94];FIND(&quot;@&quot;;[.F94])-1)" office:value-type="string" office:string-value="cheryl4">
            <text:p>cheryl4</text:p>
          </table:table-cell>
          <table:table-cell table:formula="of:=[.C94]&amp;&quot; &quot;&amp;[.D94]" office:value-type="string" office:string-value="Cheryl Diaz">
            <text:p>Cheryl Diaz</text:p>
          </table:table-cell>
          <table:table-cell/>
          <table:table-cell office:value-type="string">
            <text:p>Australia</text:p>
          </table:table-cell>
          <table:table-cell office:value-type="string">
            <text:p>AW00011092</text:p>
          </table:table-cell>
          <table:table-cell office:value-type="string">
            <text:p>Mozilla/5.0 (Macintosh; Intel Mac OS X 10_10) AppleWebKit/600.1.25 (KHTML, like Gecko) Version/8.0 Safari/600.1.25</text:p>
          </table:table-cell>
          <table:table-cell table:number-columns-repeated="1012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Tailspin Toys (Cheyenne Wells, CO)</text:p>
          </table:table-cell>
          <table:table-cell office:value-type="string">
            <text:p>Aimee</text:p>
          </table:table-cell>
          <table:table-cell office:value-type="string">
            <text:p>He</text:p>
          </table:table-cell>
          <table:table-cell table:style-name="ce1" office:value-type="string">
            <text:p>06/09/1978</text:p>
          </table:table-cell>
          <table:table-cell office:value-type="string">
            <text:p>aimee13@adventure-works.com</text:p>
          </table:table-cell>
          <table:table-cell table:formula="of:=LEFT([.F95];FIND(&quot;@&quot;;[.F95])-1)" office:value-type="string" office:string-value="aimee13">
            <text:p>aimee13</text:p>
          </table:table-cell>
          <table:table-cell table:formula="of:=[.C95]&amp;&quot; &quot;&amp;[.D95]" office:value-type="string" office:string-value="Aimee He">
            <text:p>Aimee He</text:p>
          </table:table-cell>
          <table:table-cell/>
          <table:table-cell office:value-type="string">
            <text:p>Australia</text:p>
          </table:table-cell>
          <table:table-cell office:value-type="string">
            <text:p>AW00011093</text:p>
          </table:table-cell>
          <table:table-cell office:value-type="string">
            <text:p>Mozilla/5.0 (Macintosh; Intel Mac OS X 10_10_1) AppleWebKit/600.2.5 (KHTML, like Gecko) Version/8.0.2 Safari/600.2.5</text:p>
          </table:table-cell>
          <table:table-cell table:number-columns-repeated="101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Tailspin Toys (Lavon, TX)</text:p>
          </table:table-cell>
          <table:table-cell office:value-type="string">
            <text:p>Cedric</text:p>
          </table:table-cell>
          <table:table-cell office:value-type="string">
            <text:p>Ma</text:p>
          </table:table-cell>
          <table:table-cell table:style-name="ce1" office:value-type="string">
            <text:p>29/09/1967</text:p>
          </table:table-cell>
          <table:table-cell office:value-type="string">
            <text:p>cedric15@adventure-works.com</text:p>
          </table:table-cell>
          <table:table-cell table:formula="of:=LEFT([.F96];FIND(&quot;@&quot;;[.F96])-1)" office:value-type="string" office:string-value="cedric15">
            <text:p>cedric15</text:p>
          </table:table-cell>
          <table:table-cell table:formula="of:=[.C96]&amp;&quot; &quot;&amp;[.D96]" office:value-type="string" office:string-value="Cedric Ma">
            <text:p>Cedric Ma</text:p>
          </table:table-cell>
          <table:table-cell/>
          <table:table-cell office:value-type="string">
            <text:p>Australia</text:p>
          </table:table-cell>
          <table:table-cell office:value-type="string">
            <text:p>AW00011094</text:p>
          </table:table-cell>
          <table:table-cell office:value-type="string">
            <text:p>Mozilla/5.0 (Windows NT 6.1; WOW64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Tailspin Toys (South La Paloma, TX)</text:p>
          </table:table-cell>
          <table:table-cell office:value-type="string">
            <text:p>Chad</text:p>
          </table:table-cell>
          <table:table-cell office:value-type="string">
            <text:p>Kumar</text:p>
          </table:table-cell>
          <table:table-cell table:style-name="ce1" office:value-type="string">
            <text:p>29/02/1968</text:p>
          </table:table-cell>
          <table:table-cell office:value-type="string">
            <text:p>chad9@adventure-works.com</text:p>
          </table:table-cell>
          <table:table-cell table:formula="of:=LEFT([.F97];FIND(&quot;@&quot;;[.F97])-1)" office:value-type="string" office:string-value="chad9">
            <text:p>chad9</text:p>
          </table:table-cell>
          <table:table-cell table:formula="of:=[.C97]&amp;&quot; &quot;&amp;[.D97]" office:value-type="string" office:string-value="Chad Kumar">
            <text:p>Chad Kumar</text:p>
          </table:table-cell>
          <table:table-cell/>
          <table:table-cell office:value-type="string">
            <text:p>Australia</text:p>
          </table:table-cell>
          <table:table-cell office:value-type="string">
            <text:p>AW00011095</text:p>
          </table:table-cell>
          <table:table-cell office:value-type="string">
            <text:p>Mozilla/5.0 (Macintosh; Intel Mac OS X 10_8_5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Tailspin Toys (Manchester Center, VT)</text:p>
          </table:table-cell>
          <table:table-cell office:value-type="string">
            <text:p>Andrés</text:p>
          </table:table-cell>
          <table:table-cell office:value-type="string">
            <text:p>Anand</text:p>
          </table:table-cell>
          <table:table-cell table:style-name="ce1" office:value-type="string">
            <text:p>07/02/1968</text:p>
          </table:table-cell>
          <table:table-cell office:value-type="string">
            <text:p>andrés18@adventure-works.com</text:p>
          </table:table-cell>
          <table:table-cell table:formula="of:=LEFT([.F98];FIND(&quot;@&quot;;[.F98])-1)" office:value-type="string" office:string-value="andrés18">
            <text:p>andrés18</text:p>
          </table:table-cell>
          <table:table-cell table:formula="of:=[.C98]&amp;&quot; &quot;&amp;[.D98]" office:value-type="string" office:string-value="Andrés Anand">
            <text:p>Andrés Anand</text:p>
          </table:table-cell>
          <table:table-cell/>
          <table:table-cell office:value-type="string">
            <text:p>Australia</text:p>
          </table:table-cell>
          <table:table-cell office:value-type="string">
            <text:p>AW00011096</text:p>
          </table:table-cell>
          <table:table-cell office:value-type="string">
            <text:p>Mozilla/5.0 (Windows NT 6.1) AppleWebKit/537.36 (KHTML, like Gecko) Chrome/31.0.1650.63 Safari/537.36</text:p>
          </table:table-cell>
          <table:table-cell table:number-columns-repeated="1012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Tailspin Toys (El Centro, CA)</text:p>
          </table:table-cell>
          <table:table-cell office:value-type="string">
            <text:p>Edwin</text:p>
          </table:table-cell>
          <table:table-cell office:value-type="string">
            <text:p>Nara</text:p>
          </table:table-cell>
          <table:table-cell table:style-name="ce1" office:value-type="string">
            <text:p>23/10/1972</text:p>
          </table:table-cell>
          <table:table-cell office:value-type="string">
            <text:p>edwin39@adventure-works.com</text:p>
          </table:table-cell>
          <table:table-cell table:formula="of:=LEFT([.F99];FIND(&quot;@&quot;;[.F99])-1)" office:value-type="string" office:string-value="edwin39">
            <text:p>edwin39</text:p>
          </table:table-cell>
          <table:table-cell table:formula="of:=[.C99]&amp;&quot; &quot;&amp;[.D99]" office:value-type="string" office:string-value="Edwin Nara">
            <text:p>Edwin Nara</text:p>
          </table:table-cell>
          <table:table-cell/>
          <table:table-cell office:value-type="string">
            <text:p>Australia</text:p>
          </table:table-cell>
          <table:table-cell office:value-type="string">
            <text:p>AW00011097</text:p>
          </table:table-cell>
          <table:table-cell office:value-type="string">
            <text:p>Mozilla/5.0 (Macintosh; Intel Mac OS X 10_9_5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Tailspin Toys (Guin, AL)</text:p>
          </table:table-cell>
          <table:table-cell office:value-type="string">
            <text:p>Mallory</text:p>
          </table:table-cell>
          <table:table-cell office:value-type="string">
            <text:p>Rubio</text:p>
          </table:table-cell>
          <table:table-cell table:style-name="ce1" office:value-type="string">
            <text:p>29/10/1966</text:p>
          </table:table-cell>
          <table:table-cell office:value-type="string">
            <text:p>mallory7@adventure-works.com</text:p>
          </table:table-cell>
          <table:table-cell table:formula="of:=LEFT([.F100];FIND(&quot;@&quot;;[.F100])-1)" office:value-type="string" office:string-value="mallory7">
            <text:p>mallory7</text:p>
          </table:table-cell>
          <table:table-cell table:formula="of:=[.C100]&amp;&quot; &quot;&amp;[.D100]" office:value-type="string" office:string-value="Mallory Rubio">
            <text:p>Mallory Rubio</text:p>
          </table:table-cell>
          <table:table-cell/>
          <table:table-cell office:value-type="string">
            <text:p>Australia</text:p>
          </table:table-cell>
          <table:table-cell office:value-type="string">
            <text:p>AW00011098</text:p>
          </table:table-cell>
          <table:table-cell office:value-type="string">
            <text:p>Mozilla/5.0 (Macintosh; Intel Mac OS X 10_10_1) AppleWebKit/600.1.25 (KHTML, like Gecko) Version/8.0 Safari/600.1.25</text:p>
          </table:table-cell>
          <table:table-cell table:number-columns-repeated="1012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Tailspin Toys (Tunnelhill, PA)</text:p>
          </table:table-cell>
          <table:table-cell office:value-type="string">
            <text:p>Adam</text:p>
          </table:table-cell>
          <table:table-cell office:value-type="string">
            <text:p>Ross</text:p>
          </table:table-cell>
          <table:table-cell table:style-name="ce1" office:value-type="string">
            <text:p>05/09/1966</text:p>
          </table:table-cell>
          <table:table-cell office:value-type="string">
            <text:p>adam2@adventure-works.com</text:p>
          </table:table-cell>
          <table:table-cell table:formula="of:=LEFT([.F101];FIND(&quot;@&quot;;[.F101])-1)" office:value-type="string" office:string-value="adam2">
            <text:p>adam2</text:p>
          </table:table-cell>
          <table:table-cell table:formula="of:=[.C101]&amp;&quot; &quot;&amp;[.D101]" office:value-type="string" office:string-value="Adam Ross">
            <text:p>Adam Ross</text:p>
          </table:table-cell>
          <table:table-cell/>
          <table:table-cell office:value-type="string">
            <text:p>Australia</text:p>
          </table:table-cell>
          <table:table-cell office:value-type="string">
            <text:p>AW00011099</text:p>
          </table:table-cell>
          <table:table-cell office:value-type="string">
            <text:p>Mozilla/5.0 (Macintosh; Intel Mac OS X 10.10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Tailspin Toys (Cundiyo, NM)</text:p>
          </table:table-cell>
          <table:table-cell office:value-type="string">
            <text:p>Latasha</text:p>
          </table:table-cell>
          <table:table-cell office:value-type="string">
            <text:p>Navarro</text:p>
          </table:table-cell>
          <table:table-cell table:style-name="ce1" office:value-type="string">
            <text:p>15/03/1966</text:p>
          </table:table-cell>
          <table:table-cell office:value-type="string">
            <text:p>latasha10@adventure-works.com</text:p>
          </table:table-cell>
          <table:table-cell table:formula="of:=LEFT([.F102];FIND(&quot;@&quot;;[.F102])-1)" office:value-type="string" office:string-value="latasha10">
            <text:p>latasha10</text:p>
          </table:table-cell>
          <table:table-cell table:formula="of:=[.C102]&amp;&quot; &quot;&amp;[.D102]" office:value-type="string" office:string-value="Latasha Navarro">
            <text:p>Latasha Navarro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0</text:p>
          </table:table-cell>
          <table:table-cell office:value-type="string">
            <text:p>Mozilla/5.0 (Macintosh; Intel Mac OS X 10_11) AppleWebKit/601.1.56 (KHTML, like Gecko) Version/9.0 Safari/601.1.56</text:p>
          </table:table-cell>
          <table:table-cell table:number-columns-repeated="101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Tailspin Toys (Fieldbrook, CA)</text:p>
          </table:table-cell>
          <table:table-cell office:value-type="string">
            <text:p>Abby</text:p>
          </table:table-cell>
          <table:table-cell office:value-type="string">
            <text:p>Sai</text:p>
          </table:table-cell>
          <table:table-cell table:style-name="ce1" office:value-type="string">
            <text:p>05/11/1970</text:p>
          </table:table-cell>
          <table:table-cell office:value-type="string">
            <text:p>abby4@adventure-works.com</text:p>
          </table:table-cell>
          <table:table-cell table:formula="of:=LEFT([.F103];FIND(&quot;@&quot;;[.F103])-1)" office:value-type="string" office:string-value="abby4">
            <text:p>abby4</text:p>
          </table:table-cell>
          <table:table-cell table:formula="of:=[.C103]&amp;&quot; &quot;&amp;[.D103]" office:value-type="string" office:string-value="Abby Sai">
            <text:p>Abby Sai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1</text:p>
          </table:table-cell>
          <table:table-cell office:value-type="string">
            <text:p>Mozilla/5.0 (Linux; U; Android 4.4.3; en-us; KFSOWI Build/KTU84M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Tailspin Toys (Kalvesta, KS)</text:p>
          </table:table-cell>
          <table:table-cell office:value-type="string">
            <text:p>Julia</text:p>
          </table:table-cell>
          <table:table-cell office:value-type="string">
            <text:p>Nelson</text:p>
          </table:table-cell>
          <table:table-cell table:style-name="ce1" office:value-type="string">
            <text:p>19/10/1970</text:p>
          </table:table-cell>
          <table:table-cell office:value-type="string">
            <text:p>julia7@adventure-works.com</text:p>
          </table:table-cell>
          <table:table-cell table:formula="of:=LEFT([.F104];FIND(&quot;@&quot;;[.F104])-1)" office:value-type="string" office:string-value="julia7">
            <text:p>julia7</text:p>
          </table:table-cell>
          <table:table-cell table:formula="of:=[.C104]&amp;&quot; &quot;&amp;[.D104]" office:value-type="string" office:string-value="Julia Nelson">
            <text:p>Julia Nelson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2</text:p>
          </table:table-cell>
          <table:table-cell office:value-type="string">
            <text:p>Mozilla/5.0 (iPad; CPU OS 5_1_1 like Mac OS X) AppleWebKit/534.46 (KHTML, like Gecko) Version/5.1 Mobile/9B206 Safari/7534.48.3</text:p>
          </table:table-cell>
          <table:table-cell table:number-columns-repeated="1012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Tailspin Toys (Wallagrass, ME)</text:p>
          </table:table-cell>
          <table:table-cell office:value-type="string">
            <text:p>Cassie</text:p>
          </table:table-cell>
          <table:table-cell office:value-type="string">
            <text:p>Chande</text:p>
          </table:table-cell>
          <table:table-cell table:style-name="ce1" office:value-type="string">
            <text:p>12/04/1981</text:p>
          </table:table-cell>
          <table:table-cell office:value-type="string">
            <text:p>cassie13@adventure-works.com</text:p>
          </table:table-cell>
          <table:table-cell table:formula="of:=LEFT([.F105];FIND(&quot;@&quot;;[.F105])-1)" office:value-type="string" office:string-value="cassie13">
            <text:p>cassie13</text:p>
          </table:table-cell>
          <table:table-cell table:formula="of:=[.C105]&amp;&quot; &quot;&amp;[.D105]" office:value-type="string" office:string-value="Cassie Chande">
            <text:p>Cassie Chande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3</text:p>
          </table:table-cell>
          <table:table-cell office:value-type="string">
            <text:p>Mozilla/5.0 (Windows NT 10.0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Tailspin Toys (Tomnolen, MS)</text:p>
          </table:table-cell>
          <table:table-cell office:value-type="string">
            <text:p>Edgar</text:p>
          </table:table-cell>
          <table:table-cell office:value-type="string">
            <text:p>Sara</text:p>
          </table:table-cell>
          <table:table-cell table:style-name="ce1" office:value-type="string">
            <text:p>08/03/1975</text:p>
          </table:table-cell>
          <table:table-cell office:value-type="string">
            <text:p>edgar11@adventure-works.com</text:p>
          </table:table-cell>
          <table:table-cell table:formula="of:=LEFT([.F106];FIND(&quot;@&quot;;[.F106])-1)" office:value-type="string" office:string-value="edgar11">
            <text:p>edgar11</text:p>
          </table:table-cell>
          <table:table-cell table:formula="of:=[.C106]&amp;&quot; &quot;&amp;[.D106]" office:value-type="string" office:string-value="Edgar Sara">
            <text:p>Edgar Sara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4</text:p>
          </table:table-cell>
          <table:table-cell office:value-type="string">
            <text:p>Mozilla/5.0 (Windows NT 10.0; Win64; x6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Tailspin Toys (Tumacacori, AZ)</text:p>
          </table:table-cell>
          <table:table-cell office:value-type="string">
            <text:p>Candace</text:p>
          </table:table-cell>
          <table:table-cell office:value-type="string">
            <text:p>Fernandez</text:p>
          </table:table-cell>
          <table:table-cell table:style-name="ce1" office:value-type="string">
            <text:p>27/06/1970</text:p>
          </table:table-cell>
          <table:table-cell office:value-type="string">
            <text:p>candace15@adventure-works.com</text:p>
          </table:table-cell>
          <table:table-cell table:formula="of:=LEFT([.F107];FIND(&quot;@&quot;;[.F107])-1)" office:value-type="string" office:string-value="candace15">
            <text:p>candace15</text:p>
          </table:table-cell>
          <table:table-cell table:formula="of:=[.C107]&amp;&quot; &quot;&amp;[.D107]" office:value-type="string" office:string-value="Candace Fernandez">
            <text:p>Candace Fernand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5</text:p>
          </table:table-cell>
          <table:table-cell office:value-type="string">
            <text:p>Mozilla/5.0 (iPad; CPU OS 8_1_1 like Mac OS X) AppleWebKit/600.1.4 (KHTML, like Gecko) Version/8.0 Mobile/12B435 Safari/600.1.4</text:p>
          </table:table-cell>
          <table:table-cell table:number-columns-repeated="101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Tailspin Toys (Glen Avon, CA)</text:p>
          </table:table-cell>
          <table:table-cell office:value-type="string">
            <text:p>Jessie</text:p>
          </table:table-cell>
          <table:table-cell office:value-type="string">
            <text:p>Liu</text:p>
          </table:table-cell>
          <table:table-cell table:style-name="ce1" office:value-type="string">
            <text:p>11/03/1970</text:p>
          </table:table-cell>
          <table:table-cell office:value-type="string">
            <text:p>jessie9@adventure-works.com</text:p>
          </table:table-cell>
          <table:table-cell table:formula="of:=LEFT([.F108];FIND(&quot;@&quot;;[.F108])-1)" office:value-type="string" office:string-value="jessie9">
            <text:p>jessie9</text:p>
          </table:table-cell>
          <table:table-cell table:formula="of:=[.C108]&amp;&quot; &quot;&amp;[.D108]" office:value-type="string" office:string-value="Jessie Liu">
            <text:p>Jessie Liu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6</text:p>
          </table:table-cell>
          <table:table-cell office:value-type="string">
            <text:p>Mozilla/5.0 (Windows NT 5.1) AppleWebKit/537.36 (KHTML, like Gecko) Chrome/31.0.1650.63 Safari/537.36</text:p>
          </table:table-cell>
          <table:table-cell table:number-columns-repeated="1012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Tailspin Toys (Bernie, MO)</text:p>
          </table:table-cell>
          <table:table-cell office:value-type="string">
            <text:p>Bianca</text:p>
          </table:table-cell>
          <table:table-cell office:value-type="string">
            <text:p>Lin</text:p>
          </table:table-cell>
          <table:table-cell table:style-name="ce1" office:value-type="string">
            <text:p>04/03/1976</text:p>
          </table:table-cell>
          <table:table-cell office:value-type="string">
            <text:p>bianca7@adventure-works.com</text:p>
          </table:table-cell>
          <table:table-cell table:formula="of:=LEFT([.F109];FIND(&quot;@&quot;;[.F109])-1)" office:value-type="string" office:string-value="bianca7">
            <text:p>bianca7</text:p>
          </table:table-cell>
          <table:table-cell table:formula="of:=[.C109]&amp;&quot; &quot;&amp;[.D109]" office:value-type="string" office:string-value="Bianca Lin">
            <text:p>Bianca Lin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7</text:p>
          </table:table-cell>
          <table:table-cell office:value-type="string">
            <text:p>Mozilla/5.0 (Macintosh; Intel Mac OS X 10_10_4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Tailspin Toys (South Laguna, CA)</text:p>
          </table:table-cell>
          <table:table-cell office:value-type="string">
            <text:p>Kari</text:p>
          </table:table-cell>
          <table:table-cell office:value-type="string">
            <text:p>Alvarez</text:p>
          </table:table-cell>
          <table:table-cell table:style-name="ce1" office:value-type="string">
            <text:p>10/01/1969</text:p>
          </table:table-cell>
          <table:table-cell office:value-type="string">
            <text:p>kari25@adventure-works.com</text:p>
          </table:table-cell>
          <table:table-cell table:formula="of:=LEFT([.F110];FIND(&quot;@&quot;;[.F110])-1)" office:value-type="string" office:string-value="kari25">
            <text:p>kari25</text:p>
          </table:table-cell>
          <table:table-cell table:formula="of:=[.C110]&amp;&quot; &quot;&amp;[.D110]" office:value-type="string" office:string-value="Kari Alvarez">
            <text:p>Kari Alvar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8</text:p>
          </table:table-cell>
          <table:table-cell office:value-type="string">
            <text:p>Mozilla/5.0 (Windows NT 10.0) AppleWebKit/537.36 (KHTML, like Gecko) Chrome/42.0.2311.135 Safari/537.36 Edge/12.10240</text:p>
          </table:table-cell>
          <table:table-cell table:number-columns-repeated="1012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Tailspin Toys (North Crows Nest, IN)</text:p>
          </table:table-cell>
          <table:table-cell office:value-type="string">
            <text:p>Ruben</text:p>
          </table:table-cell>
          <table:table-cell office:value-type="string">
            <text:p>Kapoor</text:p>
          </table:table-cell>
          <table:table-cell table:style-name="ce1" office:value-type="string">
            <text:p>30/04/1980</text:p>
          </table:table-cell>
          <table:table-cell office:value-type="string">
            <text:p>ruben1@adventure-works.com</text:p>
          </table:table-cell>
          <table:table-cell table:formula="of:=LEFT([.F111];FIND(&quot;@&quot;;[.F111])-1)" office:value-type="string" office:string-value="ruben1">
            <text:p>ruben1</text:p>
          </table:table-cell>
          <table:table-cell table:formula="of:=[.C111]&amp;&quot; &quot;&amp;[.D111]" office:value-type="string" office:string-value="Ruben Kapoor">
            <text:p>Ruben Kapoor</text:p>
          </table:table-cell>
          <table:table-cell/>
          <table:table-cell office:value-type="string">
            <text:p>Australia</text:p>
          </table:table-cell>
          <table:table-cell office:value-type="string">
            <text:p>AW00011109</text:p>
          </table:table-cell>
          <table:table-cell office:value-type="string">
            <text:p>Mozilla/5.0 (Windows NT 6.3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Tailspin Toys (Oriole Beach, FL)</text:p>
          </table:table-cell>
          <table:table-cell office:value-type="string">
            <text:p>Curtis</text:p>
          </table:table-cell>
          <table:table-cell office:value-type="string">
            <text:p>Yang</text:p>
          </table:table-cell>
          <table:table-cell table:style-name="ce1" office:value-type="string">
            <text:p>04/12/1967</text:p>
          </table:table-cell>
          <table:table-cell office:value-type="string">
            <text:p>curtis5@adventure-works.com</text:p>
          </table:table-cell>
          <table:table-cell table:formula="of:=LEFT([.F112];FIND(&quot;@&quot;;[.F112])-1)" office:value-type="string" office:string-value="curtis5">
            <text:p>curtis5</text:p>
          </table:table-cell>
          <table:table-cell table:formula="of:=[.C112]&amp;&quot; &quot;&amp;[.D112]" office:value-type="string" office:string-value="Curtis Yang">
            <text:p>Curtis Ya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0</text:p>
          </table:table-cell>
          <table:table-cell office:value-type="string">
            <text:p>Mozilla/5.0 (Windows NT 6.3; WOW64; Trident/7.0; Touch; LCJB; rv:11.0) like Gecko</text:p>
          </table:table-cell>
          <table:table-cell table:number-columns-repeated="1012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Tailspin Toys (Sallyards, KS)</text:p>
          </table:table-cell>
          <table:table-cell office:value-type="string">
            <text:p>Meredith</text:p>
          </table:table-cell>
          <table:table-cell office:value-type="string">
            <text:p>Gutierrez</text:p>
          </table:table-cell>
          <table:table-cell table:style-name="ce1" office:value-type="string">
            <text:p>23/08/1967</text:p>
          </table:table-cell>
          <table:table-cell office:value-type="string">
            <text:p>meredith34@adventure-works.com</text:p>
          </table:table-cell>
          <table:table-cell table:formula="of:=LEFT([.F113];FIND(&quot;@&quot;;[.F113])-1)" office:value-type="string" office:string-value="meredith34">
            <text:p>meredith34</text:p>
          </table:table-cell>
          <table:table-cell table:formula="of:=[.C113]&amp;&quot; &quot;&amp;[.D113]" office:value-type="string" office:string-value="Meredith Gutierrez">
            <text:p>Meredith Gutierr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1</text:p>
          </table:table-cell>
          <table:table-cell office:value-type="string">
            <text:p>Mozilla/5.0 (Windows NT 6.1; WOW64; Trident/7.0; MDDRJS; rv:11.0) like Gecko</text:p>
          </table:table-cell>
          <table:table-cell table:number-columns-repeated="1012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Tailspin Toys (Dahlia, NM)</text:p>
          </table:table-cell>
          <table:table-cell office:value-type="string">
            <text:p>Crystal</text:p>
          </table:table-cell>
          <table:table-cell office:value-type="string">
            <text:p>Wang</text:p>
          </table:table-cell>
          <table:table-cell table:style-name="ce1" office:value-type="string">
            <text:p>08/03/1968</text:p>
          </table:table-cell>
          <table:table-cell office:value-type="string">
            <text:p>crystal3@adventure-works.com</text:p>
          </table:table-cell>
          <table:table-cell table:formula="of:=LEFT([.F114];FIND(&quot;@&quot;;[.F114])-1)" office:value-type="string" office:string-value="crystal3">
            <text:p>crystal3</text:p>
          </table:table-cell>
          <table:table-cell table:formula="of:=[.C114]&amp;&quot; &quot;&amp;[.D114]" office:value-type="string" office:string-value="Crystal Wang">
            <text:p>Crystal Wa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2</text:p>
          </table:table-cell>
          <table:table-cell office:value-type="string">
            <text:p>Mozilla/5.0 (Linux; U; Android 4.4.3; en-us; KFAPWI Build/KTU84M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Tailspin Toys (Cherry Grove Beach, SC)</text:p>
          </table:table-cell>
          <table:table-cell office:value-type="string">
            <text:p>Micheal</text:p>
          </table:table-cell>
          <table:table-cell office:value-type="string">
            <text:p>Blanco</text:p>
          </table:table-cell>
          <table:table-cell table:style-name="ce1" office:value-type="string">
            <text:p>17/02/1973</text:p>
          </table:table-cell>
          <table:table-cell office:value-type="string">
            <text:p>micheal11@adventure-works.com</text:p>
          </table:table-cell>
          <table:table-cell table:formula="of:=LEFT([.F115];FIND(&quot;@&quot;;[.F115])-1)" office:value-type="string" office:string-value="micheal11">
            <text:p>micheal11</text:p>
          </table:table-cell>
          <table:table-cell table:formula="of:=[.C115]&amp;&quot; &quot;&amp;[.D115]" office:value-type="string" office:string-value="Micheal Blanco">
            <text:p>Micheal Blanco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3</text:p>
          </table:table-cell>
          <table:table-cell office:value-type="string">
            <text:p>Mozilla/5.0 (Windows NT 6.3; Trident/7.0; Touch; rv:11.0) like Gecko</text:p>
          </table:table-cell>
          <table:table-cell table:number-columns-repeated="1012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Tailspin Toys (Bethania, NC)</text:p>
          </table:table-cell>
          <table:table-cell office:value-type="string">
            <text:p>Leslie</text:p>
          </table:table-cell>
          <table:table-cell office:value-type="string">
            <text:p>Moreno</text:p>
          </table:table-cell>
          <table:table-cell table:style-name="ce1" office:value-type="string">
            <text:p>25/11/1967</text:p>
          </table:table-cell>
          <table:table-cell office:value-type="string">
            <text:p>leslie7@adventure-works.com</text:p>
          </table:table-cell>
          <table:table-cell table:formula="of:=LEFT([.F116];FIND(&quot;@&quot;;[.F116])-1)" office:value-type="string" office:string-value="leslie7">
            <text:p>leslie7</text:p>
          </table:table-cell>
          <table:table-cell table:formula="of:=[.C116]&amp;&quot; &quot;&amp;[.D116]" office:value-type="string" office:string-value="Leslie Moreno">
            <text:p>Leslie Moreno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4</text:p>
          </table:table-cell>
          <table:table-cell office:value-type="string">
            <text:p>Mozilla/5.0 (Windows NT 6.1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ailspin Toys (Rafael Capó, PR)</text:p>
          </table:table-cell>
          <table:table-cell office:value-type="string">
            <text:p>Alvin</text:p>
          </table:table-cell>
          <table:table-cell office:value-type="string">
            <text:p>Cai</text:p>
          </table:table-cell>
          <table:table-cell table:style-name="ce1" office:value-type="string">
            <text:p>12/08/1967</text:p>
          </table:table-cell>
          <table:table-cell office:value-type="string">
            <text:p>alvin20@adventure-works.com</text:p>
          </table:table-cell>
          <table:table-cell table:formula="of:=LEFT([.F117];FIND(&quot;@&quot;;[.F117])-1)" office:value-type="string" office:string-value="alvin20">
            <text:p>alvin20</text:p>
          </table:table-cell>
          <table:table-cell table:formula="of:=[.C117]&amp;&quot; &quot;&amp;[.D117]" office:value-type="string" office:string-value="Alvin Cai">
            <text:p>Alvin Cai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5</text:p>
          </table:table-cell>
          <table:table-cell office:value-type="string">
            <text:p>Mozilla/5.0 (Windows NT 6.3; WOW64; Trident/7.0; LCJB; rv:11.0) like Gecko</text:p>
          </table:table-cell>
          <table:table-cell table:number-columns-repeated="101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Tailspin Toys (Scofield, UT)</text:p>
          </table:table-cell>
          <table:table-cell office:value-type="string">
            <text:p>Clinton</text:p>
          </table:table-cell>
          <table:table-cell office:value-type="string">
            <text:p>Carlson</text:p>
          </table:table-cell>
          <table:table-cell table:style-name="ce1" office:value-type="string">
            <text:p>02/04/1979</text:p>
          </table:table-cell>
          <table:table-cell office:value-type="string">
            <text:p>clinton14@adventure-works.com</text:p>
          </table:table-cell>
          <table:table-cell table:formula="of:=LEFT([.F118];FIND(&quot;@&quot;;[.F118])-1)" office:value-type="string" office:string-value="clinton14">
            <text:p>clinton14</text:p>
          </table:table-cell>
          <table:table-cell table:formula="of:=[.C118]&amp;&quot; &quot;&amp;[.D118]" office:value-type="string" office:string-value="Clinton Carlson">
            <text:p>Clinton Carlson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6</text:p>
          </table:table-cell>
          <table:table-cell office:value-type="string">
            <text:p>Mozilla/5.0 (Linux; U; Android 4.0.3; en-us; KFOT Build/IML74K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Tailspin Toys (Vassalboro, ME)</text:p>
          </table:table-cell>
          <table:table-cell office:value-type="string">
            <text:p>April</text:p>
          </table:table-cell>
          <table:table-cell office:value-type="string">
            <text:p>Deng</text:p>
          </table:table-cell>
          <table:table-cell table:style-name="ce1" office:value-type="string">
            <text:p>21/08/1966</text:p>
          </table:table-cell>
          <table:table-cell office:value-type="string">
            <text:p>april1@adventure-works.com</text:p>
          </table:table-cell>
          <table:table-cell table:formula="of:=LEFT([.F119];FIND(&quot;@&quot;;[.F119])-1)" office:value-type="string" office:string-value="april1">
            <text:p>april1</text:p>
          </table:table-cell>
          <table:table-cell table:formula="of:=[.C119]&amp;&quot; &quot;&amp;[.D119]" office:value-type="string" office:string-value="April Deng">
            <text:p>April De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7</text:p>
          </table:table-cell>
          <table:table-cell office:value-type="string">
            <text:p>Mozilla/5.0 (iPad; CPU OS 6_1_3 like Mac OS X) AppleWebKit/536.26 (KHTML, like Gecko) Version/6.0 Mobile/10B329 Safari/8536.25</text:p>
          </table:table-cell>
          <table:table-cell table:number-columns-repeated="1012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Tailspin Toys (Statenville, GA)</text:p>
          </table:table-cell>
          <table:table-cell office:value-type="string">
            <text:p>Alvin</text:p>
          </table:table-cell>
          <table:table-cell office:value-type="string">
            <text:p>Zeng</text:p>
          </table:table-cell>
          <table:table-cell table:style-name="ce1" office:value-type="string">
            <text:p>31/12/1962</text:p>
          </table:table-cell>
          <table:table-cell office:value-type="string">
            <text:p>alvin21@adventure-works.com</text:p>
          </table:table-cell>
          <table:table-cell table:formula="of:=LEFT([.F120];FIND(&quot;@&quot;;[.F120])-1)" office:value-type="string" office:string-value="alvin21">
            <text:p>alvin21</text:p>
          </table:table-cell>
          <table:table-cell table:formula="of:=[.C120]&amp;&quot; &quot;&amp;[.D120]" office:value-type="string" office:string-value="Alvin Zeng">
            <text:p>Alvin Ze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8</text:p>
          </table:table-cell>
          <table:table-cell office:value-type="string">
            <text:p>Mozilla/5.0 (Linux; U; Android 4.4.3; en-us; KFARWI Build/KTU84M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Tailspin Toys (Bratenahl, OH)</text:p>
          </table:table-cell>
          <table:table-cell office:value-type="string">
            <text:p>Evan</text:p>
          </table:table-cell>
          <table:table-cell office:value-type="string">
            <text:p>James</text:p>
          </table:table-cell>
          <table:table-cell table:style-name="ce1" office:value-type="string">
            <text:p>07/10/1940</text:p>
          </table:table-cell>
          <table:table-cell office:value-type="string">
            <text:p>evan8@adventure-works.com</text:p>
          </table:table-cell>
          <table:table-cell table:formula="of:=LEFT([.F121];FIND(&quot;@&quot;;[.F121])-1)" office:value-type="string" office:string-value="evan8">
            <text:p>evan8</text:p>
          </table:table-cell>
          <table:table-cell table:formula="of:=[.C121]&amp;&quot; &quot;&amp;[.D121]" office:value-type="string" office:string-value="Evan James">
            <text:p>Evan James</text:p>
          </table:table-cell>
          <table:table-cell/>
          <table:table-cell office:value-type="string">
            <text:p>Australia</text:p>
          </table:table-cell>
          <table:table-cell office:value-type="string">
            <text:p>AW00011119</text:p>
          </table:table-cell>
          <table:table-cell office:value-type="string">
            <text:p>Mozilla/5.0 (Windows NT 6.3; WOW64; Trident/7.0; ASU2JS; rv:11.0) like Gecko</text:p>
          </table:table-cell>
          <table:table-cell table:number-columns-repeated="1012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Tailspin Toys (Elrosa, MN)</text:p>
          </table:table-cell>
          <table:table-cell office:value-type="string">
            <text:p>Beth</text:p>
          </table:table-cell>
          <table:table-cell office:value-type="string">
            <text:p>Jiménez</text:p>
          </table:table-cell>
          <table:table-cell table:style-name="ce1" office:value-type="string">
            <text:p>06/02/1942</text:p>
          </table:table-cell>
          <table:table-cell office:value-type="string">
            <text:p>beth8@adventure-works.com</text:p>
          </table:table-cell>
          <table:table-cell table:formula="of:=LEFT([.F122];FIND(&quot;@&quot;;[.F122])-1)" office:value-type="string" office:string-value="beth8">
            <text:p>beth8</text:p>
          </table:table-cell>
          <table:table-cell table:formula="of:=[.C122]&amp;&quot; &quot;&amp;[.D122]" office:value-type="string" office:string-value="Beth Jiménez">
            <text:p>Beth Jimén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120</text:p>
          </table:table-cell>
          <table:table-cell office:value-type="string">
            <text:p>Mozilla/5.0 (iPad; CPU OS 8_0_2 like Mac OS X) AppleWebKit/600.1.4 (KHTML, like Gecko) Version/8.0 Mobile/12A405 Safari/600.1.4</text:p>
          </table:table-cell>
          <table:table-cell table:number-columns-repeated="1012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Tailspin Toys (McClave, CO)</text:p>
          </table:table-cell>
          <table:table-cell office:value-type="string">
            <text:p>Orlando</text:p>
          </table:table-cell>
          <table:table-cell office:value-type="string">
            <text:p>Suarez</text:p>
          </table:table-cell>
          <table:table-cell table:style-name="ce1" office:value-type="string">
            <text:p>18/05/1966</text:p>
          </table:table-cell>
          <table:table-cell office:value-type="string">
            <text:p>orlando19@adventure-works.com</text:p>
          </table:table-cell>
          <table:table-cell table:formula="of:=LEFT([.F123];FIND(&quot;@&quot;;[.F123])-1)" office:value-type="string" office:string-value="orlando19">
            <text:p>orlando19</text:p>
          </table:table-cell>
          <table:table-cell table:formula="of:=[.C123]&amp;&quot; &quot;&amp;[.D123]" office:value-type="string" office:string-value="Orlando Suarez">
            <text:p>Orlando Suar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121</text:p>
          </table:table-cell>
          <table:table-cell office:value-type="string">
            <text:p>Mozilla/5.0 (compatible; MSIE 9.0; Windows NT 6.1; Win64; x64; Trident/5.0)</text:p>
          </table:table-cell>
          <table:table-cell table:number-columns-repeated="1012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Tailspin Toys (Roe Park, NY)</text:p>
          </table:table-cell>
          <table:table-cell office:value-type="string">
            <text:p>Byron</text:p>
          </table:table-cell>
          <table:table-cell office:value-type="string">
            <text:p>Vazquez</text:p>
          </table:table-cell>
          <table:table-cell table:style-name="ce1" office:value-type="string">
            <text:p>30/09/1965</text:p>
          </table:table-cell>
          <table:table-cell office:value-type="string">
            <text:p>byron9@adventure-works.com</text:p>
          </table:table-cell>
          <table:table-cell table:formula="of:=LEFT([.F124];FIND(&quot;@&quot;;[.F124])-1)" office:value-type="string" office:string-value="byron9">
            <text:p>byron9</text:p>
          </table:table-cell>
          <table:table-cell table:formula="of:=[.C124]&amp;&quot; &quot;&amp;[.D124]" office:value-type="string" office:string-value="Byron Vazquez">
            <text:p>Byron Vazqu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122</text:p>
          </table:table-cell>
          <table:table-cell office:value-type="string">
            <text:p>Mozilla/5.0 (Macintosh; Intel Mac OS X 10_10_3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Tailspin Toys (Hanoverton, OH)</text:p>
          </table:table-cell>
          <table:table-cell office:value-type="string">
            <text:p>Philip</text:p>
          </table:table-cell>
          <table:table-cell office:value-type="string">
            <text:p>Alvarez</text:p>
          </table:table-cell>
          <table:table-cell table:style-name="ce1" office:value-type="string">
            <text:p>18/12/1965</text:p>
          </table:table-cell>
          <table:table-cell office:value-type="string">
            <text:p>philip4@adventure-works.com</text:p>
          </table:table-cell>
          <table:table-cell table:formula="of:=LEFT([.F125];FIND(&quot;@&quot;;[.F125])-1)" office:value-type="string" office:string-value="philip4">
            <text:p>philip4</text:p>
          </table:table-cell>
          <table:table-cell table:formula="of:=[.C125]&amp;&quot; &quot;&amp;[.D125]" office:value-type="string" office:string-value="Philip Alvarez">
            <text:p>Philip Alvar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123</text:p>
          </table:table-cell>
          <table:table-cell office:value-type="string">
            <text:p>Mozilla/5.0 (Macintosh; Intel Mac OS X 10_9_4) AppleWebKit/537.77.4 (KHTML, like Gecko) Version/7.0.5 Safari/537.77.4</text:p>
          </table:table-cell>
          <table:table-cell table:number-columns-repeated="1012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Tailspin Toys (Annamoriah, WV)</text:p>
          </table:table-cell>
          <table:table-cell office:value-type="string">
            <text:p>Ross</text:p>
          </table:table-cell>
          <table:table-cell office:value-type="string">
            <text:p>Jordan</text:p>
          </table:table-cell>
          <table:table-cell table:style-name="ce1" office:value-type="string">
            <text:p>23/07/1968</text:p>
          </table:table-cell>
          <table:table-cell office:value-type="string">
            <text:p>ross1@adventure-works.com</text:p>
          </table:table-cell>
          <table:table-cell table:formula="of:=LEFT([.F126];FIND(&quot;@&quot;;[.F126])-1)" office:value-type="string" office:string-value="ross1">
            <text:p>ross1</text:p>
          </table:table-cell>
          <table:table-cell table:formula="of:=[.C126]&amp;&quot; &quot;&amp;[.D126]" office:value-type="string" office:string-value="Ross Jordan">
            <text:p>Ross Jordan</text:p>
          </table:table-cell>
          <table:table-cell/>
          <table:table-cell office:value-type="string">
            <text:p>Australia</text:p>
          </table:table-cell>
          <table:table-cell office:value-type="string">
            <text:p>AW00011124</text:p>
          </table:table-cell>
          <table:table-cell office:value-type="string">
            <text:p>Mozilla/5.0 (Macintosh; Intel Mac OS X 10_10_1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Tailspin Toys (Francis Mills, NJ)</text:p>
          </table:table-cell>
          <table:table-cell office:value-type="string">
            <text:p>Dana</text:p>
          </table:table-cell>
          <table:table-cell office:value-type="string">
            <text:p>Navarro</text:p>
          </table:table-cell>
          <table:table-cell table:style-name="ce1" office:value-type="string">
            <text:p>06/10/1961</text:p>
          </table:table-cell>
          <table:table-cell office:value-type="string">
            <text:p>dana2@adventure-works.com</text:p>
          </table:table-cell>
          <table:table-cell table:formula="of:=LEFT([.F127];FIND(&quot;@&quot;;[.F127])-1)" office:value-type="string" office:string-value="dana2">
            <text:p>dana2</text:p>
          </table:table-cell>
          <table:table-cell table:formula="of:=[.C127]&amp;&quot; &quot;&amp;[.D127]" office:value-type="string" office:string-value="Dana Navarro">
            <text:p>Dana Navarro</text:p>
          </table:table-cell>
          <table:table-cell/>
          <table:table-cell office:value-type="string">
            <text:p>Australia</text:p>
          </table:table-cell>
          <table:table-cell office:value-type="string">
            <text:p>AW00011125</text:p>
          </table:table-cell>
          <table:table-cell office:value-type="string">
            <text:p>Mozilla/5.0 (Windows NT 6.1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Tailspin Toys (Point Roberts, WA)</text:p>
          </table:table-cell>
          <table:table-cell office:value-type="string">
            <text:p>Shaun</text:p>
          </table:table-cell>
          <table:table-cell office:value-type="string">
            <text:p>Carson</text:p>
          </table:table-cell>
          <table:table-cell table:style-name="ce1" office:value-type="string">
            <text:p>05/10/1954</text:p>
          </table:table-cell>
          <table:table-cell office:value-type="string">
            <text:p>shaun16@adventure-works.com</text:p>
          </table:table-cell>
          <table:table-cell table:formula="of:=LEFT([.F128];FIND(&quot;@&quot;;[.F128])-1)" office:value-type="string" office:string-value="shaun16">
            <text:p>shaun16</text:p>
          </table:table-cell>
          <table:table-cell table:formula="of:=[.C128]&amp;&quot; &quot;&amp;[.D128]" office:value-type="string" office:string-value="Shaun Carson">
            <text:p>Shaun Carson</text:p>
          </table:table-cell>
          <table:table-cell/>
          <table:table-cell office:value-type="string">
            <text:p>Australia</text:p>
          </table:table-cell>
          <table:table-cell office:value-type="string">
            <text:p>AW00011126</text:p>
          </table:table-cell>
          <table:table-cell office:value-type="string">
            <text:p>Mozilla/5.0 (Windows NT 6.1; WOW64; Trident/7.0; yie11; rv:11.0) like Gecko</text:p>
          </table:table-cell>
          <table:table-cell table:number-columns-repeated="1012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Tailspin Toys (East Portal, CO)</text:p>
          </table:table-cell>
          <table:table-cell office:value-type="string">
            <text:p>Jan</text:p>
          </table:table-cell>
          <table:table-cell office:value-type="string">
            <text:p>Edwards</text:p>
          </table:table-cell>
          <table:table-cell table:style-name="ce1" office:value-type="string">
            <text:p>19/04/1981</text:p>
          </table:table-cell>
          <table:table-cell office:value-type="string">
            <text:p>jan11@adventure-works.com</text:p>
          </table:table-cell>
          <table:table-cell table:formula="of:=LEFT([.F129];FIND(&quot;@&quot;;[.F129])-1)" office:value-type="string" office:string-value="jan11">
            <text:p>jan11</text:p>
          </table:table-cell>
          <table:table-cell table:formula="of:=[.C129]&amp;&quot; &quot;&amp;[.D129]" office:value-type="string" office:string-value="Jan Edwards">
            <text:p>Jan Edward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27</text:p>
          </table:table-cell>
          <table:table-cell office:value-type="string">
            <text:p>Mozilla/5.0 (Windows NT 6.3; WOW64; Trident/7.0; MALNJS; rv:11.0) like Gecko</text:p>
          </table:table-cell>
          <table:table-cell table:number-columns-repeated="101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Tailspin Toys (Mineral Hills, MI)</text:p>
          </table:table-cell>
          <table:table-cell office:value-type="string">
            <text:p>Samantha</text:p>
          </table:table-cell>
          <table:table-cell office:value-type="string">
            <text:p>Long</text:p>
          </table:table-cell>
          <table:table-cell table:style-name="ce1" office:value-type="string">
            <text:p>03/06/1981</text:p>
          </table:table-cell>
          <table:table-cell office:value-type="string">
            <text:p>samantha35@adventure-works.com</text:p>
          </table:table-cell>
          <table:table-cell table:formula="of:=LEFT([.F130];FIND(&quot;@&quot;;[.F130])-1)" office:value-type="string" office:string-value="samantha35">
            <text:p>samantha35</text:p>
          </table:table-cell>
          <table:table-cell table:formula="of:=[.C130]&amp;&quot; &quot;&amp;[.D130]" office:value-type="string" office:string-value="Samantha Long">
            <text:p>Samantha Lo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28</text:p>
          </table:table-cell>
          <table:table-cell office:value-type="string">
            <text:p>Mozilla/5.0 (iPad; CPU OS 8_4_1 like Mac OS X) AppleWebKit/600.1.4 (KHTML, like Gecko) GSA/8.0.57838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Tailspin Toys (Maple Shade, NJ)</text:p>
          </table:table-cell>
          <table:table-cell office:value-type="string">
            <text:p>Julia</text:p>
          </table:table-cell>
          <table:table-cell office:value-type="string">
            <text:p>Wright</text:p>
          </table:table-cell>
          <table:table-cell table:style-name="ce1" office:value-type="string">
            <text:p>01/02/1981</text:p>
          </table:table-cell>
          <table:table-cell office:value-type="string">
            <text:p>julia17@adventure-works.com</text:p>
          </table:table-cell>
          <table:table-cell table:formula="of:=LEFT([.F131];FIND(&quot;@&quot;;[.F131])-1)" office:value-type="string" office:string-value="julia17">
            <text:p>julia17</text:p>
          </table:table-cell>
          <table:table-cell table:formula="of:=[.C131]&amp;&quot; &quot;&amp;[.D131]" office:value-type="string" office:string-value="Julia Wright">
            <text:p>Julia Wrigh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29</text:p>
          </table:table-cell>
          <table:table-cell office:value-type="string">
            <text:p>Mozilla/5.0 (Windows NT 6.3; WOW64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Tailspin Toys (Kwethluk, AK)</text:p>
          </table:table-cell>
          <table:table-cell office:value-type="string">
            <text:p>Caroline</text:p>
          </table:table-cell>
          <table:table-cell office:value-type="string">
            <text:p>Russell</text:p>
          </table:table-cell>
          <table:table-cell table:style-name="ce1" office:value-type="string">
            <text:p>05/07/1985</text:p>
          </table:table-cell>
          <table:table-cell office:value-type="string">
            <text:p>caroline21@adventure-works.com</text:p>
          </table:table-cell>
          <table:table-cell table:formula="of:=LEFT([.F132];FIND(&quot;@&quot;;[.F132])-1)" office:value-type="string" office:string-value="caroline21">
            <text:p>caroline21</text:p>
          </table:table-cell>
          <table:table-cell table:formula="of:=[.C132]&amp;&quot; &quot;&amp;[.D132]" office:value-type="string" office:string-value="Caroline Russell">
            <text:p>Caroline Russe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30</text:p>
          </table:table-cell>
          <table:table-cell office:value-type="string">
            <text:p>Mozilla/5.0 (Windows NT 10.0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Tailspin Toys (Minidoka, ID)</text:p>
          </table:table-cell>
          <table:table-cell office:value-type="string">
            <text:p>Amanda</text:p>
          </table:table-cell>
          <table:table-cell office:value-type="string">
            <text:p>Rivera</text:p>
          </table:table-cell>
          <table:table-cell table:style-name="ce1" office:value-type="string">
            <text:p>09/09/1985</text:p>
          </table:table-cell>
          <table:table-cell office:value-type="string">
            <text:p>amanda7@adventure-works.com</text:p>
          </table:table-cell>
          <table:table-cell table:formula="of:=LEFT([.F133];FIND(&quot;@&quot;;[.F133])-1)" office:value-type="string" office:string-value="amanda7">
            <text:p>amanda7</text:p>
          </table:table-cell>
          <table:table-cell table:formula="of:=[.C133]&amp;&quot; &quot;&amp;[.D133]" office:value-type="string" office:string-value="Amanda Rivera">
            <text:p>Amanda Rivera</text:p>
          </table:table-cell>
          <table:table-cell/>
          <table:table-cell office:value-type="string">
            <text:p>Canada</text:p>
          </table:table-cell>
          <table:table-cell office:value-type="string">
            <text:p>AW00011131</text:p>
          </table:table-cell>
          <table:table-cell office:value-type="string">
            <text:p>Mozilla/5.0 (Windows NT 6.3; WOW64; Trident/7.0; MAGWJS; rv:11.0) like Gecko</text:p>
          </table:table-cell>
          <table:table-cell table:number-columns-repeated="1012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Tailspin Toys (Lake Erie Beach, NY)</text:p>
          </table:table-cell>
          <table:table-cell office:value-type="string">
            <text:p>Melissa</text:p>
          </table:table-cell>
          <table:table-cell office:value-type="string">
            <text:p>Richardson</text:p>
          </table:table-cell>
          <table:table-cell table:style-name="ce1" office:value-type="string">
            <text:p>25/04/1986</text:p>
          </table:table-cell>
          <table:table-cell office:value-type="string">
            <text:p>melissa31@adventure-works.com</text:p>
          </table:table-cell>
          <table:table-cell table:formula="of:=LEFT([.F134];FIND(&quot;@&quot;;[.F134])-1)" office:value-type="string" office:string-value="melissa31">
            <text:p>melissa31</text:p>
          </table:table-cell>
          <table:table-cell table:formula="of:=[.C134]&amp;&quot; &quot;&amp;[.D134]" office:value-type="string" office:string-value="Melissa Richardson">
            <text:p>Melissa Richardson</text:p>
          </table:table-cell>
          <table:table-cell/>
          <table:table-cell office:value-type="string">
            <text:p>Canada</text:p>
          </table:table-cell>
          <table:table-cell office:value-type="string">
            <text:p>AW00011132</text:p>
          </table:table-cell>
          <table:table-cell office:value-type="string">
            <text:p>Mozilla/5.0 (X11; Linux x86_64; rv:31.0) Gecko/20100101 Firefox/31.0</text:p>
          </table:table-cell>
          <table:table-cell table:number-columns-repeated="1012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Tailspin Toys (Tavares, FL)</text:p>
          </table:table-cell>
          <table:table-cell office:value-type="string">
            <text:p>Angela</text:p>
          </table:table-cell>
          <table:table-cell office:value-type="string">
            <text:p>Griffin</text:p>
          </table:table-cell>
          <table:table-cell table:style-name="ce1" office:value-type="string">
            <text:p>08/03/1986</text:p>
          </table:table-cell>
          <table:table-cell office:value-type="string">
            <text:p>angela23@adventure-works.com</text:p>
          </table:table-cell>
          <table:table-cell table:formula="of:=LEFT([.F135];FIND(&quot;@&quot;;[.F135])-1)" office:value-type="string" office:string-value="angela23">
            <text:p>angela23</text:p>
          </table:table-cell>
          <table:table-cell table:formula="of:=[.C135]&amp;&quot; &quot;&amp;[.D135]" office:value-type="string" office:string-value="Angela Griffin">
            <text:p>Angela Griffi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33</text:p>
          </table:table-cell>
          <table:table-cell office:value-type="string">
            <text:p>Mozilla/5.0 (Macintosh; Intel Mac OS X 10_9_5) AppleWebKit/600.5.17 (KHTML, like Gecko) Version/7.1.5 Safari/537.85.14</text:p>
          </table:table-cell>
          <table:table-cell table:number-columns-repeated="1012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Tailspin Toys (Terre du Lac, MO)</text:p>
          </table:table-cell>
          <table:table-cell office:value-type="string">
            <text:p>Larry</text:p>
          </table:table-cell>
          <table:table-cell office:value-type="string">
            <text:p>Townsend</text:p>
          </table:table-cell>
          <table:table-cell table:style-name="ce1" office:value-type="string">
            <text:p>22/02/1957</text:p>
          </table:table-cell>
          <table:table-cell office:value-type="string">
            <text:p>larry14@adventure-works.com</text:p>
          </table:table-cell>
          <table:table-cell table:formula="of:=LEFT([.F136];FIND(&quot;@&quot;;[.F136])-1)" office:value-type="string" office:string-value="larry14">
            <text:p>larry14</text:p>
          </table:table-cell>
          <table:table-cell table:formula="of:=[.C136]&amp;&quot; &quot;&amp;[.D136]" office:value-type="string" office:string-value="Larry Townsend">
            <text:p>Larry Townsend</text:p>
          </table:table-cell>
          <table:table-cell/>
          <table:table-cell office:value-type="string">
            <text:p>Australia</text:p>
          </table:table-cell>
          <table:table-cell office:value-type="string">
            <text:p>AW00011134</text:p>
          </table:table-cell>
          <table:table-cell office:value-type="string">
            <text:p>Mozilla/5.0 (Windows NT 6.1; WOW64) AppleWebKit/537.36 (KHTML, like Gecko) Chrome/42.0.2311.152 Safari/537.36</text:p>
          </table:table-cell>
          <table:table-cell table:number-columns-repeated="1012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Tailspin Toys (Mount Montgomery, NV)</text:p>
          </table:table-cell>
          <table:table-cell office:value-type="string">
            <text:p>Marcus</text:p>
          </table:table-cell>
          <table:table-cell office:value-type="string">
            <text:p>Harris</text:p>
          </table:table-cell>
          <table:table-cell table:style-name="ce1" office:value-type="string">
            <text:p>02/05/1985</text:p>
          </table:table-cell>
          <table:table-cell office:value-type="string">
            <text:p>marcus14@adventure-works.com</text:p>
          </table:table-cell>
          <table:table-cell table:formula="of:=LEFT([.F137];FIND(&quot;@&quot;;[.F137])-1)" office:value-type="string" office:string-value="marcus14">
            <text:p>marcus14</text:p>
          </table:table-cell>
          <table:table-cell table:formula="of:=[.C137]&amp;&quot; &quot;&amp;[.D137]" office:value-type="string" office:string-value="Marcus Harris">
            <text:p>Marcus Harri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35</text:p>
          </table:table-cell>
          <table:table-cell office:value-type="string">
            <text:p>Mozilla/5.0 (Windows NT 6.3; WOW64; Trident/7.0; Touch; TNJB; rv:11.0) like Gecko</text:p>
          </table:table-cell>
          <table:table-cell table:number-columns-repeated="1012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Tailspin Toys (Carbonville, UT)</text:p>
          </table:table-cell>
          <table:table-cell office:value-type="string">
            <text:p>Brianna</text:p>
          </table:table-cell>
          <table:table-cell office:value-type="string">
            <text:p>Morgan</text:p>
          </table:table-cell>
          <table:table-cell table:style-name="ce1" office:value-type="string">
            <text:p>24/04/1984</text:p>
          </table:table-cell>
          <table:table-cell office:value-type="string">
            <text:p>brianna30@adventure-works.com</text:p>
          </table:table-cell>
          <table:table-cell table:formula="of:=LEFT([.F138];FIND(&quot;@&quot;;[.F138])-1)" office:value-type="string" office:string-value="brianna30">
            <text:p>brianna30</text:p>
          </table:table-cell>
          <table:table-cell table:formula="of:=[.C138]&amp;&quot; &quot;&amp;[.D138]" office:value-type="string" office:string-value="Brianna Morgan">
            <text:p>Brianna Morgan</text:p>
          </table:table-cell>
          <table:table-cell/>
          <table:table-cell office:value-type="string">
            <text:p>Canada</text:p>
          </table:table-cell>
          <table:table-cell office:value-type="string">
            <text:p>AW00011136</text:p>
          </table:table-cell>
          <table:table-cell office:value-type="string">
            <text:p>Mozilla/5.0 (Windows NT 6.1; WOW64; Trident/7.0; NP06; rv:11.0) like Gecko</text:p>
          </table:table-cell>
          <table:table-cell table:number-columns-repeated="1012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Tailspin Toys (Navassa, NC)</text:p>
          </table:table-cell>
          <table:table-cell office:value-type="string">
            <text:p>Jasmine</text:p>
          </table:table-cell>
          <table:table-cell office:value-type="string">
            <text:p>Taylor</text:p>
          </table:table-cell>
          <table:table-cell table:style-name="ce1" office:value-type="string">
            <text:p>17/01/1984</text:p>
          </table:table-cell>
          <table:table-cell office:value-type="string">
            <text:p>jasmine7@adventure-works.com</text:p>
          </table:table-cell>
          <table:table-cell table:formula="of:=LEFT([.F139];FIND(&quot;@&quot;;[.F139])-1)" office:value-type="string" office:string-value="jasmine7">
            <text:p>jasmine7</text:p>
          </table:table-cell>
          <table:table-cell table:formula="of:=[.C139]&amp;&quot; &quot;&amp;[.D139]" office:value-type="string" office:string-value="Jasmine Taylor">
            <text:p>Jasmine Taylo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37</text:p>
          </table:table-cell>
          <table:table-cell office:value-type="string">
            <text:p>Mozilla/5.0 (Windows NT 6.3; Win64; x6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Tailspin Toys (Hardeeville, SC)</text:p>
          </table:table-cell>
          <table:table-cell office:value-type="string">
            <text:p>Lauren</text:p>
          </table:table-cell>
          <table:table-cell office:value-type="string">
            <text:p>Davis</text:p>
          </table:table-cell>
          <table:table-cell table:style-name="ce1" office:value-type="string">
            <text:p>14/03/1984</text:p>
          </table:table-cell>
          <table:table-cell office:value-type="string">
            <text:p>lauren23@adventure-works.com</text:p>
          </table:table-cell>
          <table:table-cell table:formula="of:=LEFT([.F140];FIND(&quot;@&quot;;[.F140])-1)" office:value-type="string" office:string-value="lauren23">
            <text:p>lauren23</text:p>
          </table:table-cell>
          <table:table-cell table:formula="of:=[.C140]&amp;&quot; &quot;&amp;[.D140]" office:value-type="string" office:string-value="Lauren Davis">
            <text:p>Lauren Davi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38</text:p>
          </table:table-cell>
          <table:table-cell office:value-type="string">
            <text:p>Mozilla/5.0 (X11; Ubuntu; Linux i686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Tailspin Toys (Furley, KS)</text:p>
          </table:table-cell>
          <table:table-cell office:value-type="string">
            <text:p>Tanya</text:p>
          </table:table-cell>
          <table:table-cell office:value-type="string">
            <text:p>Moreno</text:p>
          </table:table-cell>
          <table:table-cell table:style-name="ce1" office:value-type="string">
            <text:p>05/11/1949</text:p>
          </table:table-cell>
          <table:table-cell office:value-type="string">
            <text:p>tanya2@adventure-works.com</text:p>
          </table:table-cell>
          <table:table-cell table:formula="of:=LEFT([.F141];FIND(&quot;@&quot;;[.F141])-1)" office:value-type="string" office:string-value="tanya2">
            <text:p>tanya2</text:p>
          </table:table-cell>
          <table:table-cell table:formula="of:=[.C141]&amp;&quot; &quot;&amp;[.D141]" office:value-type="string" office:string-value="Tanya Moreno">
            <text:p>Tanya Moreno</text:p>
          </table:table-cell>
          <table:table-cell/>
          <table:table-cell office:value-type="string">
            <text:p>Australia</text:p>
          </table:table-cell>
          <table:table-cell office:value-type="string">
            <text:p>AW00011139</text:p>
          </table:table-cell>
          <table:table-cell office:value-type="string">
            <text:p>Mozilla/5.0 (Windows NT 6.1; WOW64) AppleWebKit/537.36 (KHTML, like Gecko) Chrome/44.0.2403.155 Safari/537.36 OPR/31.0.1889.174</text:p>
          </table:table-cell>
          <table:table-cell table:number-columns-repeated="1012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Tailspin Toys (Arrow Rock, MO)</text:p>
          </table:table-cell>
          <table:table-cell office:value-type="string">
            <text:p>Javier</text:p>
          </table:table-cell>
          <table:table-cell office:value-type="string">
            <text:p>Alvarez</text:p>
          </table:table-cell>
          <table:table-cell table:style-name="ce1" office:value-type="string">
            <text:p>11/08/1982</text:p>
          </table:table-cell>
          <table:table-cell office:value-type="string">
            <text:p>javier1@adventure-works.com</text:p>
          </table:table-cell>
          <table:table-cell table:formula="of:=LEFT([.F142];FIND(&quot;@&quot;;[.F142])-1)" office:value-type="string" office:string-value="javier1">
            <text:p>javier1</text:p>
          </table:table-cell>
          <table:table-cell table:formula="of:=[.C142]&amp;&quot; &quot;&amp;[.D142]" office:value-type="string" office:string-value="Javier Alvarez">
            <text:p>Javier Alvar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40</text:p>
          </table:table-cell>
          <table:table-cell office:value-type="string">
            <text:p>Mozilla/5.0 (Macintosh; Intel Mac OS X 10_10_2) AppleWebKit/600.4.8 (KHTML, like Gecko) Version/8.0.3 Safari/600.4.8</text:p>
          </table:table-cell>
          <table:table-cell table:number-columns-repeated="1012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Tailspin Toys (King Cove, AK)</text:p>
          </table:table-cell>
          <table:table-cell office:value-type="string">
            <text:p>Nicole</text:p>
          </table:table-cell>
          <table:table-cell office:value-type="string">
            <text:p>Ramirez</text:p>
          </table:table-cell>
          <table:table-cell table:style-name="ce1" office:value-type="string">
            <text:p>19/12/1982</text:p>
          </table:table-cell>
          <table:table-cell office:value-type="string">
            <text:p>nicole42@adventure-works.com</text:p>
          </table:table-cell>
          <table:table-cell table:formula="of:=LEFT([.F143];FIND(&quot;@&quot;;[.F143])-1)" office:value-type="string" office:string-value="nicole42">
            <text:p>nicole42</text:p>
          </table:table-cell>
          <table:table-cell table:formula="of:=[.C143]&amp;&quot; &quot;&amp;[.D143]" office:value-type="string" office:string-value="Nicole Ramirez">
            <text:p>Nicole Ramir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41</text:p>
          </table:table-cell>
          <table:table-cell office:value-type="string">
            <text:p>Mozilla/5.0 (iPad; CPU OS 7_0_6 like Mac OS X) AppleWebKit/537.51.1 (KHTML, like Gecko) Version/7.0 Mobile/11B651 Safari/9537.53</text:p>
          </table:table-cell>
          <table:table-cell table:number-columns-repeated="1012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Tailspin Toys (Ashtabula, OH)</text:p>
          </table:table-cell>
          <table:table-cell office:value-type="string">
            <text:p>Eduardo</text:p>
          </table:table-cell>
          <table:table-cell office:value-type="string">
            <text:p>Patterson</text:p>
          </table:table-cell>
          <table:table-cell table:style-name="ce1" office:value-type="string">
            <text:p>11/02/1983</text:p>
          </table:table-cell>
          <table:table-cell office:value-type="string">
            <text:p>eduardo55@adventure-works.com</text:p>
          </table:table-cell>
          <table:table-cell table:formula="of:=LEFT([.F144];FIND(&quot;@&quot;;[.F144])-1)" office:value-type="string" office:string-value="eduardo55">
            <text:p>eduardo55</text:p>
          </table:table-cell>
          <table:table-cell table:formula="of:=[.C144]&amp;&quot; &quot;&amp;[.D144]" office:value-type="string" office:string-value="Eduardo Patterson">
            <text:p>Eduardo Patterson</text:p>
          </table:table-cell>
          <table:table-cell/>
          <table:table-cell office:value-type="string">
            <text:p>Canada</text:p>
          </table:table-cell>
          <table:table-cell office:value-type="string">
            <text:p>AW00011142</text:p>
          </table:table-cell>
          <table:table-cell office:value-type="string">
            <text:p>Mozilla/5.0 (X11; Linux x86_6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Tailspin Toys (Larose, LA)</text:p>
          </table:table-cell>
          <table:table-cell office:value-type="string">
            <text:p>Jonathan</text:p>
          </table:table-cell>
          <table:table-cell office:value-type="string">
            <text:p>Henderson</text:p>
          </table:table-cell>
          <table:table-cell table:style-name="ce1" office:value-type="string">
            <text:p>04/08/1982</text:p>
          </table:table-cell>
          <table:table-cell office:value-type="string">
            <text:p>jonathan4@adventure-works.com</text:p>
          </table:table-cell>
          <table:table-cell table:formula="of:=LEFT([.F145];FIND(&quot;@&quot;;[.F145])-1)" office:value-type="string" office:string-value="jonathan4">
            <text:p>jonathan4</text:p>
          </table:table-cell>
          <table:table-cell table:formula="of:=[.C145]&amp;&quot; &quot;&amp;[.D145]" office:value-type="string" office:string-value="Jonathan Henderson">
            <text:p>Jonathan Hender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43</text:p>
          </table:table-cell>
          <table:table-cell office:value-type="string">
            <text:p>Mozilla/5.0 (Macintosh; Intel Mac OS X 10_9_5) AppleWebKit/600.3.18 (KHTML, like Gecko) Version/7.1.3 Safari/537.85.12</text:p>
          </table:table-cell>
          <table:table-cell table:number-columns-repeated="1012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Tailspin Toys (Manahawkin, NJ)</text:p>
          </table:table-cell>
          <table:table-cell office:value-type="string">
            <text:p>Edward</text:p>
          </table:table-cell>
          <table:table-cell office:value-type="string">
            <text:p>Hernandez</text:p>
          </table:table-cell>
          <table:table-cell table:style-name="ce1" office:value-type="string">
            <text:p>08/03/1985</text:p>
          </table:table-cell>
          <table:table-cell office:value-type="string">
            <text:p>edward48@adventure-works.com</text:p>
          </table:table-cell>
          <table:table-cell table:formula="of:=LEFT([.F146];FIND(&quot;@&quot;;[.F146])-1)" office:value-type="string" office:string-value="edward48">
            <text:p>edward48</text:p>
          </table:table-cell>
          <table:table-cell table:formula="of:=[.C146]&amp;&quot; &quot;&amp;[.D146]" office:value-type="string" office:string-value="Edward Hernandez">
            <text:p>Edward Hernand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44</text:p>
          </table:table-cell>
          <table:table-cell office:value-type="string">
            <text:p>Mozilla/5.0 (X11; Linux x86_64) AppleWebKit/537.36 (KHTML, like Gecko; Google Web Preview) Chrome/27.0.1453 Safari/537.36</text:p>
          </table:table-cell>
          <table:table-cell table:number-columns-repeated="1012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Tailspin Toys (Belgreen, AL)</text:p>
          </table:table-cell>
          <table:table-cell office:value-type="string">
            <text:p>Jasmine</text:p>
          </table:table-cell>
          <table:table-cell office:value-type="string">
            <text:p>Coleman</text:p>
          </table:table-cell>
          <table:table-cell table:style-name="ce1" office:value-type="string">
            <text:p>06/06/1985</text:p>
          </table:table-cell>
          <table:table-cell office:value-type="string">
            <text:p>jasmine46@adventure-works.com</text:p>
          </table:table-cell>
          <table:table-cell table:formula="of:=LEFT([.F147];FIND(&quot;@&quot;;[.F147])-1)" office:value-type="string" office:string-value="jasmine46">
            <text:p>jasmine46</text:p>
          </table:table-cell>
          <table:table-cell table:formula="of:=[.C147]&amp;&quot; &quot;&amp;[.D147]" office:value-type="string" office:string-value="Jasmine Coleman">
            <text:p>Jasmine Colema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45</text:p>
          </table:table-cell>
          <table:table-cell office:value-type="string">
            <text:p>Mozilla/5.0 (iPad; CPU OS 8_0 like Mac OS X) AppleWebKit/600.1.4 (KHTML, like Gecko) Version/8.0 Mobile/12A365 Safari/600.1.4</text:p>
          </table:table-cell>
          <table:table-cell table:number-columns-repeated="1012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Tailspin Toys (Fishtail, MT)</text:p>
          </table:table-cell>
          <table:table-cell office:value-type="string">
            <text:p>Karla</text:p>
          </table:table-cell>
          <table:table-cell office:value-type="string">
            <text:p>Goel</text:p>
          </table:table-cell>
          <table:table-cell table:style-name="ce1" office:value-type="string">
            <text:p>22/02/1945</text:p>
          </table:table-cell>
          <table:table-cell office:value-type="string">
            <text:p>karla20@adventure-works.com</text:p>
          </table:table-cell>
          <table:table-cell table:formula="of:=LEFT([.F148];FIND(&quot;@&quot;;[.F148])-1)" office:value-type="string" office:string-value="karla20">
            <text:p>karla20</text:p>
          </table:table-cell>
          <table:table-cell table:formula="of:=[.C148]&amp;&quot; &quot;&amp;[.D148]" office:value-type="string" office:string-value="Karla Goel">
            <text:p>Karla Goel</text:p>
          </table:table-cell>
          <table:table-cell/>
          <table:table-cell office:value-type="string">
            <text:p>Australia</text:p>
          </table:table-cell>
          <table:table-cell office:value-type="string">
            <text:p>AW00011146</text:p>
          </table:table-cell>
          <table:table-cell office:value-type="string">
            <text:p>Mozilla/5.0 (Windows NT 6.3; WOW64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Tailspin Toys (Baraboo, WI)</text:p>
          </table:table-cell>
          <table:table-cell office:value-type="string">
            <text:p>Ernest</text:p>
          </table:table-cell>
          <table:table-cell office:value-type="string">
            <text:p>Wu</text:p>
          </table:table-cell>
          <table:table-cell table:style-name="ce1" office:value-type="string">
            <text:p>04/08/1944</text:p>
          </table:table-cell>
          <table:table-cell office:value-type="string">
            <text:p>ernest6@adventure-works.com</text:p>
          </table:table-cell>
          <table:table-cell table:formula="of:=LEFT([.F149];FIND(&quot;@&quot;;[.F149])-1)" office:value-type="string" office:string-value="ernest6">
            <text:p>ernest6</text:p>
          </table:table-cell>
          <table:table-cell table:formula="of:=[.C149]&amp;&quot; &quot;&amp;[.D149]" office:value-type="string" office:string-value="Ernest Wu">
            <text:p>Ernest Wu</text:p>
          </table:table-cell>
          <table:table-cell/>
          <table:table-cell office:value-type="string">
            <text:p>Australia</text:p>
          </table:table-cell>
          <table:table-cell office:value-type="string">
            <text:p>AW00011147</text:p>
          </table:table-cell>
          <table:table-cell office:value-type="string">
            <text:p>Mozilla/5.0 (Windows NT 6.1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Tailspin Toys (Inguadona, MN)</text:p>
          </table:table-cell>
          <table:table-cell office:value-type="string">
            <text:p>Ross</text:p>
          </table:table-cell>
          <table:table-cell office:value-type="string">
            <text:p>Vazquez</text:p>
          </table:table-cell>
          <table:table-cell table:style-name="ce1" office:value-type="string">
            <text:p>13/02/1947</text:p>
          </table:table-cell>
          <table:table-cell office:value-type="string">
            <text:p>ross32@adventure-works.com</text:p>
          </table:table-cell>
          <table:table-cell table:formula="of:=LEFT([.F150];FIND(&quot;@&quot;;[.F150])-1)" office:value-type="string" office:string-value="ross32">
            <text:p>ross32</text:p>
          </table:table-cell>
          <table:table-cell table:formula="of:=[.C150]&amp;&quot; &quot;&amp;[.D150]" office:value-type="string" office:string-value="Ross Vazquez">
            <text:p>Ross Vazqu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148</text:p>
          </table:table-cell>
          <table:table-cell office:value-type="string">
            <text:p>Mozilla/5.0 (Windows NT 6.1; WOW64) AppleWebKit/537.36 (KHTML, like Gecko) Chrome/37.0.2062.94 AOL/9.7 AOLBuild/4343.4049.US Safari/537.36</text:p>
          </table:table-cell>
          <table:table-cell table:number-columns-repeated="1012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Tailspin Toys (Corfu, NY)</text:p>
          </table:table-cell>
          <table:table-cell office:value-type="string">
            <text:p>Theodore</text:p>
          </table:table-cell>
          <table:table-cell office:value-type="string">
            <text:p>Gill</text:p>
          </table:table-cell>
          <table:table-cell table:style-name="ce1" office:value-type="string">
            <text:p>18/10/1946</text:p>
          </table:table-cell>
          <table:table-cell office:value-type="string">
            <text:p>theodore14@adventure-works.com</text:p>
          </table:table-cell>
          <table:table-cell table:formula="of:=LEFT([.F151];FIND(&quot;@&quot;;[.F151])-1)" office:value-type="string" office:string-value="theodore14">
            <text:p>theodore14</text:p>
          </table:table-cell>
          <table:table-cell table:formula="of:=[.C151]&amp;&quot; &quot;&amp;[.D151]" office:value-type="string" office:string-value="Theodore Gill">
            <text:p>Theodore Gill</text:p>
          </table:table-cell>
          <table:table-cell/>
          <table:table-cell office:value-type="string">
            <text:p>Australia</text:p>
          </table:table-cell>
          <table:table-cell office:value-type="string">
            <text:p>AW00011149</text:p>
          </table:table-cell>
          <table:table-cell office:value-type="string">
            <text:p>Mozilla/5.0 (Windows NT 6.3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Tailspin Toys (Antares, AZ)</text:p>
          </table:table-cell>
          <table:table-cell office:value-type="string">
            <text:p>Russell</text:p>
          </table:table-cell>
          <table:table-cell office:value-type="string">
            <text:p>Shen</text:p>
          </table:table-cell>
          <table:table-cell table:style-name="ce1" office:value-type="string">
            <text:p>12/09/1946</text:p>
          </table:table-cell>
          <table:table-cell office:value-type="string">
            <text:p>russell6@adventure-works.com</text:p>
          </table:table-cell>
          <table:table-cell table:formula="of:=LEFT([.F152];FIND(&quot;@&quot;;[.F152])-1)" office:value-type="string" office:string-value="russell6">
            <text:p>russell6</text:p>
          </table:table-cell>
          <table:table-cell table:formula="of:=[.C152]&amp;&quot; &quot;&amp;[.D152]" office:value-type="string" office:string-value="Russell Shen">
            <text:p>Russell Shen</text:p>
          </table:table-cell>
          <table:table-cell/>
          <table:table-cell office:value-type="string">
            <text:p>Australia</text:p>
          </table:table-cell>
          <table:table-cell office:value-type="string">
            <text:p>AW00011150</text:p>
          </table:table-cell>
          <table:table-cell office:value-type="string">
            <text:p>Mozilla/5.0 (Macintosh; Intel Mac OS X 10_10_0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Tailspin Toys (Sun River, MT)</text:p>
          </table:table-cell>
          <table:table-cell office:value-type="string">
            <text:p>Melinda</text:p>
          </table:table-cell>
          <table:table-cell office:value-type="string">
            <text:p>Gill</text:p>
          </table:table-cell>
          <table:table-cell table:style-name="ce1" office:value-type="string">
            <text:p>25/08/1947</text:p>
          </table:table-cell>
          <table:table-cell office:value-type="string">
            <text:p>melinda9@adventure-works.com</text:p>
          </table:table-cell>
          <table:table-cell table:formula="of:=LEFT([.F153];FIND(&quot;@&quot;;[.F153])-1)" office:value-type="string" office:string-value="melinda9">
            <text:p>melinda9</text:p>
          </table:table-cell>
          <table:table-cell table:formula="of:=[.C153]&amp;&quot; &quot;&amp;[.D153]" office:value-type="string" office:string-value="Melinda Gill">
            <text:p>Melinda Gill</text:p>
          </table:table-cell>
          <table:table-cell/>
          <table:table-cell office:value-type="string">
            <text:p>Australia</text:p>
          </table:table-cell>
          <table:table-cell office:value-type="string">
            <text:p>AW00011151</text:p>
          </table:table-cell>
          <table:table-cell office:value-type="string">
            <text:p>Mozilla/5.0 (iPad; CPU OS 8_4 like Mac OS X) AppleWebKit/600.1.4 (KHTML, like Gecko) CriOS/45.0.2454.68 Mobile/12H143 Safari/600.1.4</text:p>
          </table:table-cell>
          <table:table-cell table:number-columns-repeated="1012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Tailspin Toys (Marcell, MN)</text:p>
          </table:table-cell>
          <table:table-cell office:value-type="string">
            <text:p>James</text:p>
          </table:table-cell>
          <table:table-cell office:value-type="string">
            <text:p>Williams</text:p>
          </table:table-cell>
          <table:table-cell table:style-name="ce1" office:value-type="string">
            <text:p>09/07/1981</text:p>
          </table:table-cell>
          <table:table-cell office:value-type="string">
            <text:p>james77@adventure-works.com</text:p>
          </table:table-cell>
          <table:table-cell table:formula="of:=LEFT([.F154];FIND(&quot;@&quot;;[.F154])-1)" office:value-type="string" office:string-value="james77">
            <text:p>james77</text:p>
          </table:table-cell>
          <table:table-cell table:formula="of:=[.C154]&amp;&quot; &quot;&amp;[.D154]" office:value-type="string" office:string-value="James Williams">
            <text:p>James William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52</text:p>
          </table:table-cell>
          <table:table-cell office:value-type="string">
            <text:p>Mozilla/5.0 (Macintosh; Intel Mac OS X 10.10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Tailspin Toys (Eden Valley, MN)</text:p>
          </table:table-cell>
          <table:table-cell office:value-type="string">
            <text:p>Angela</text:p>
          </table:table-cell>
          <table:table-cell office:value-type="string">
            <text:p>James</text:p>
          </table:table-cell>
          <table:table-cell table:style-name="ce1" office:value-type="string">
            <text:p>21/12/1981</text:p>
          </table:table-cell>
          <table:table-cell office:value-type="string">
            <text:p>angela34@adventure-works.com</text:p>
          </table:table-cell>
          <table:table-cell table:formula="of:=LEFT([.F155];FIND(&quot;@&quot;;[.F155])-1)" office:value-type="string" office:string-value="angela34">
            <text:p>angela34</text:p>
          </table:table-cell>
          <table:table-cell table:formula="of:=[.C155]&amp;&quot; &quot;&amp;[.D155]" office:value-type="string" office:string-value="Angela James">
            <text:p>Angela Jam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53</text:p>
          </table:table-cell>
          <table:table-cell office:value-type="string">
            <text:p>Mozilla/5.0 (Windows NT 6.1; WOW64; rv:37.0) Gecko/20100101 Firefox/37.0</text:p>
          </table:table-cell>
          <table:table-cell table:number-columns-repeated="1012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Tailspin Toys (Arbor Vitae, WI)</text:p>
          </table:table-cell>
          <table:table-cell office:value-type="string">
            <text:p>Megan</text:p>
          </table:table-cell>
          <table:table-cell office:value-type="string">
            <text:p>Walker</text:p>
          </table:table-cell>
          <table:table-cell table:style-name="ce1" office:value-type="string">
            <text:p>18/02/1982</text:p>
          </table:table-cell>
          <table:table-cell office:value-type="string">
            <text:p>megan25@adventure-works.com</text:p>
          </table:table-cell>
          <table:table-cell table:formula="of:=LEFT([.F156];FIND(&quot;@&quot;;[.F156])-1)" office:value-type="string" office:string-value="megan25">
            <text:p>megan25</text:p>
          </table:table-cell>
          <table:table-cell table:formula="of:=[.C156]&amp;&quot; &quot;&amp;[.D156]" office:value-type="string" office:string-value="Megan Walker">
            <text:p>Megan Walk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54</text:p>
          </table:table-cell>
          <table:table-cell office:value-type="string">
            <text:p>Mozilla/5.0 (Macintosh; Intel Mac OS X 10.9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Tailspin Toys (Hollywood Park, TX)</text:p>
          </table:table-cell>
          <table:table-cell office:value-type="string">
            <text:p>Hunter</text:p>
          </table:table-cell>
          <table:table-cell office:value-type="string">
            <text:p>Robinson</text:p>
          </table:table-cell>
          <table:table-cell table:style-name="ce1" office:value-type="string">
            <text:p>25/07/1981</text:p>
          </table:table-cell>
          <table:table-cell office:value-type="string">
            <text:p>hunter50@adventure-works.com</text:p>
          </table:table-cell>
          <table:table-cell table:formula="of:=LEFT([.F157];FIND(&quot;@&quot;;[.F157])-1)" office:value-type="string" office:string-value="hunter50">
            <text:p>hunter50</text:p>
          </table:table-cell>
          <table:table-cell table:formula="of:=[.C157]&amp;&quot; &quot;&amp;[.D157]" office:value-type="string" office:string-value="Hunter Robinson">
            <text:p>Hunter Robin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55</text:p>
          </table:table-cell>
          <table:table-cell office:value-type="string">
            <text:p>Mozilla/5.0 (Windows NT 6.1; WOW64) AppleWebKit/537.36 (KHTML, like Gecko) Chrome/39.0.2171.95 Safari/537.36</text:p>
          </table:table-cell>
          <table:table-cell table:number-columns-repeated="1012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Tailspin Toys (Saks, AL)</text:p>
          </table:table-cell>
          <table:table-cell office:value-type="string">
            <text:p>Maria</text:p>
          </table:table-cell>
          <table:table-cell office:value-type="string">
            <text:p>Roberts</text:p>
          </table:table-cell>
          <table:table-cell table:style-name="ce1" office:value-type="string">
            <text:p>06/08/1981</text:p>
          </table:table-cell>
          <table:table-cell office:value-type="string">
            <text:p>maria47@adventure-works.com</text:p>
          </table:table-cell>
          <table:table-cell table:formula="of:=LEFT([.F158];FIND(&quot;@&quot;;[.F158])-1)" office:value-type="string" office:string-value="maria47">
            <text:p>maria47</text:p>
          </table:table-cell>
          <table:table-cell table:formula="of:=[.C158]&amp;&quot; &quot;&amp;[.D158]" office:value-type="string" office:string-value="Maria Roberts">
            <text:p>Maria Robert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56</text:p>
          </table:table-cell>
          <table:table-cell office:value-type="string">
            <text:p>Mozilla/5.0 (iPad; CPU OS 8_4_1 like Mac OS X) AppleWebKit/600.1.4 (KHTML, like Gecko) Mobile/12H321</text:p>
          </table:table-cell>
          <table:table-cell table:number-columns-repeated="1012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Tailspin Toys (Donner, LA)</text:p>
          </table:table-cell>
          <table:table-cell office:value-type="string">
            <text:p>Hannah</text:p>
          </table:table-cell>
          <table:table-cell office:value-type="string">
            <text:p>Long</text:p>
          </table:table-cell>
          <table:table-cell table:style-name="ce1" office:value-type="string">
            <text:p>08/12/1980</text:p>
          </table:table-cell>
          <table:table-cell office:value-type="string">
            <text:p>hannah32@adventure-works.com</text:p>
          </table:table-cell>
          <table:table-cell table:formula="of:=LEFT([.F159];FIND(&quot;@&quot;;[.F159])-1)" office:value-type="string" office:string-value="hannah32">
            <text:p>hannah32</text:p>
          </table:table-cell>
          <table:table-cell table:formula="of:=[.C159]&amp;&quot; &quot;&amp;[.D159]" office:value-type="string" office:string-value="Hannah Long">
            <text:p>Hannah Lo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57</text:p>
          </table:table-cell>
          <table:table-cell office:value-type="string">
            <text:p>Mozilla/5.0 (iPad; CPU OS 7_0_3 like Mac OS X) AppleWebKit/537.51.1 (KHTML, like Gecko) Version/7.0 Mobile/11B511 Safari/9537.53</text:p>
          </table:table-cell>
          <table:table-cell table:number-columns-repeated="1012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Tailspin Toys (Saint Louis Park, MN)</text:p>
          </table:table-cell>
          <table:table-cell office:value-type="string">
            <text:p>Jason</text:p>
          </table:table-cell>
          <table:table-cell office:value-type="string">
            <text:p>Wright</text:p>
          </table:table-cell>
          <table:table-cell table:style-name="ce1" office:value-type="string">
            <text:p>06/04/1981</text:p>
          </table:table-cell>
          <table:table-cell office:value-type="string">
            <text:p>jason46@adventure-works.com</text:p>
          </table:table-cell>
          <table:table-cell table:formula="of:=LEFT([.F160];FIND(&quot;@&quot;;[.F160])-1)" office:value-type="string" office:string-value="jason46">
            <text:p>jason46</text:p>
          </table:table-cell>
          <table:table-cell table:formula="of:=[.C160]&amp;&quot; &quot;&amp;[.D160]" office:value-type="string" office:string-value="Jason Wright">
            <text:p>Jason Wrigh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58</text:p>
          </table:table-cell>
          <table:table-cell office:value-type="string">
            <text:p>Mozilla/5.0 (Macintosh; Intel Mac OS X 10_9_5) AppleWebKit/600.1.17 (KHTML, like Gecko) Version/7.1 Safari/537.85.10</text:p>
          </table:table-cell>
          <table:table-cell table:number-columns-repeated="1012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Tailspin Toys (Crary, ND)</text:p>
          </table:table-cell>
          <table:table-cell office:value-type="string">
            <text:p>Brianna</text:p>
          </table:table-cell>
          <table:table-cell office:value-type="string">
            <text:p>Hughes</text:p>
          </table:table-cell>
          <table:table-cell table:style-name="ce1" office:value-type="string">
            <text:p>16/03/1981</text:p>
          </table:table-cell>
          <table:table-cell office:value-type="string">
            <text:p>brianna57@adventure-works.com</text:p>
          </table:table-cell>
          <table:table-cell table:formula="of:=LEFT([.F161];FIND(&quot;@&quot;;[.F161])-1)" office:value-type="string" office:string-value="brianna57">
            <text:p>brianna57</text:p>
          </table:table-cell>
          <table:table-cell table:formula="of:=[.C161]&amp;&quot; &quot;&amp;[.D161]" office:value-type="string" office:string-value="Brianna Hughes">
            <text:p>Brianna Hugh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59</text:p>
          </table:table-cell>
          <table:table-cell office:value-type="string">
            <text:p>Mozilla/5.0 (Windows NT 6.1; WOW64) AppleWebKit/537.36 (KHTML, like Gecko) Chrome/44.0.2403.130 Safari/537.36</text:p>
          </table:table-cell>
          <table:table-cell table:number-columns-repeated="1012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Tailspin Toys (Aspen Park, CO)</text:p>
          </table:table-cell>
          <table:table-cell office:value-type="string">
            <text:p>Maurice</text:p>
          </table:table-cell>
          <table:table-cell office:value-type="string">
            <text:p>Tang</text:p>
          </table:table-cell>
          <table:table-cell table:style-name="ce1" office:value-type="string">
            <text:p>08/07/1979</text:p>
          </table:table-cell>
          <table:table-cell office:value-type="string">
            <text:p>maurice4@adventure-works.com</text:p>
          </table:table-cell>
          <table:table-cell table:formula="of:=LEFT([.F162];FIND(&quot;@&quot;;[.F162])-1)" office:value-type="string" office:string-value="maurice4">
            <text:p>maurice4</text:p>
          </table:table-cell>
          <table:table-cell table:formula="of:=[.C162]&amp;&quot; &quot;&amp;[.D162]" office:value-type="string" office:string-value="Maurice Tang">
            <text:p>Maurice Ta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0</text:p>
          </table:table-cell>
          <table:table-cell office:value-type="string">
            <text:p>Mozilla/5.0 (Macintosh; Intel Mac OS X 10_9_5) AppleWebKit/600.2.5 (KHTML, like Gecko) Version/7.1.2 Safari/537.85.11</text:p>
          </table:table-cell>
          <table:table-cell table:number-columns-repeated="1012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Tailspin Toys (Glen Park, NY)</text:p>
          </table:table-cell>
          <table:table-cell office:value-type="string">
            <text:p>Emily</text:p>
          </table:table-cell>
          <table:table-cell office:value-type="string">
            <text:p>Wood</text:p>
          </table:table-cell>
          <table:table-cell table:style-name="ce1" office:value-type="string">
            <text:p>20/10/1979</text:p>
          </table:table-cell>
          <table:table-cell office:value-type="string">
            <text:p>emily27@adventure-works.com</text:p>
          </table:table-cell>
          <table:table-cell table:formula="of:=LEFT([.F163];FIND(&quot;@&quot;;[.F163])-1)" office:value-type="string" office:string-value="emily27">
            <text:p>emily27</text:p>
          </table:table-cell>
          <table:table-cell table:formula="of:=[.C163]&amp;&quot; &quot;&amp;[.D163]" office:value-type="string" office:string-value="Emily Wood">
            <text:p>Emily Woo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1</text:p>
          </table:table-cell>
          <table:table-cell office:value-type="string">
            <text:p>Mozilla/5.0 (Windows NT 6.3; WOW64; Trident/7.0; Touch; ASU2JS; rv:11.0) like Gecko</text:p>
          </table:table-cell>
          <table:table-cell table:number-columns-repeated="1012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Tailspin Toys (Panaca, NV)</text:p>
          </table:table-cell>
          <table:table-cell office:value-type="string">
            <text:p>Chase</text:p>
          </table:table-cell>
          <table:table-cell office:value-type="string">
            <text:p>Cox</text:p>
          </table:table-cell>
          <table:table-cell table:style-name="ce1" office:value-type="string">
            <text:p>02/09/1979</text:p>
          </table:table-cell>
          <table:table-cell office:value-type="string">
            <text:p>chase10@adventure-works.com</text:p>
          </table:table-cell>
          <table:table-cell table:formula="of:=LEFT([.F164];FIND(&quot;@&quot;;[.F164])-1)" office:value-type="string" office:string-value="chase10">
            <text:p>chase10</text:p>
          </table:table-cell>
          <table:table-cell table:formula="of:=[.C164]&amp;&quot; &quot;&amp;[.D164]" office:value-type="string" office:string-value="Chase Cox">
            <text:p>Chase Cox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2</text:p>
          </table:table-cell>
          <table:table-cell office:value-type="string">
            <text:p>Mozilla/5.0 (Windows NT 6.1; WOW64) AppleWebKit/537.36 (KHTML, like Gecko) Chrome/42.0.2311.135 Safari/537.36</text:p>
          </table:table-cell>
          <table:table-cell table:number-columns-repeated="101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Tailspin Toys (Rothsville, PA)</text:p>
          </table:table-cell>
          <table:table-cell office:value-type="string">
            <text:p>Gabriel</text:p>
          </table:table-cell>
          <table:table-cell office:value-type="string">
            <text:p>Wang</text:p>
          </table:table-cell>
          <table:table-cell table:style-name="ce1" office:value-type="string">
            <text:p>18/06/1980</text:p>
          </table:table-cell>
          <table:table-cell office:value-type="string">
            <text:p>gabriel21@adventure-works.com</text:p>
          </table:table-cell>
          <table:table-cell table:formula="of:=LEFT([.F165];FIND(&quot;@&quot;;[.F165])-1)" office:value-type="string" office:string-value="gabriel21">
            <text:p>gabriel21</text:p>
          </table:table-cell>
          <table:table-cell table:formula="of:=[.C165]&amp;&quot; &quot;&amp;[.D165]" office:value-type="string" office:string-value="Gabriel Wang">
            <text:p>Gabriel Wa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3</text:p>
          </table:table-cell>
          <table:table-cell office:value-type="string">
            <text:p>Mozilla/5.0 (Windows; U; Windows NT 5.1; en-US; rv:1.9.0.1) Gecko/2008070208 Firefox/3.0.1</text:p>
          </table:table-cell>
          <table:table-cell table:number-columns-repeated="1012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Tailspin Toys (Topstone, CT)</text:p>
          </table:table-cell>
          <table:table-cell office:value-type="string">
            <text:p>Devin</text:p>
          </table:table-cell>
          <table:table-cell office:value-type="string">
            <text:p>Brooks</text:p>
          </table:table-cell>
          <table:table-cell table:style-name="ce1" office:value-type="string">
            <text:p>02/11/1979</text:p>
          </table:table-cell>
          <table:table-cell office:value-type="string">
            <text:p>devin63@adventure-works.com</text:p>
          </table:table-cell>
          <table:table-cell table:formula="of:=LEFT([.F166];FIND(&quot;@&quot;;[.F166])-1)" office:value-type="string" office:string-value="devin63">
            <text:p>devin63</text:p>
          </table:table-cell>
          <table:table-cell table:formula="of:=[.C166]&amp;&quot; &quot;&amp;[.D166]" office:value-type="string" office:string-value="Devin Brooks">
            <text:p>Devin Brook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4</text:p>
          </table:table-cell>
          <table:table-cell office:value-type="string">
            <text:p>Mozilla/5.0 (Macintosh; Intel Mac OS X 10_10_2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Tailspin Toys (McCamey, TX)</text:p>
          </table:table-cell>
          <table:table-cell office:value-type="string">
            <text:p>Jocelyn</text:p>
          </table:table-cell>
          <table:table-cell office:value-type="string">
            <text:p>Alexander</text:p>
          </table:table-cell>
          <table:table-cell table:style-name="ce1" office:value-type="string">
            <text:p>15/01/1979</text:p>
          </table:table-cell>
          <table:table-cell office:value-type="string">
            <text:p>jocelyn18@adventure-works.com</text:p>
          </table:table-cell>
          <table:table-cell table:formula="of:=LEFT([.F167];FIND(&quot;@&quot;;[.F167])-1)" office:value-type="string" office:string-value="jocelyn18">
            <text:p>jocelyn18</text:p>
          </table:table-cell>
          <table:table-cell table:formula="of:=[.C167]&amp;&quot; &quot;&amp;[.D167]" office:value-type="string" office:string-value="Jocelyn Alexander">
            <text:p>Jocelyn Alexand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5</text:p>
          </table:table-cell>
          <table:table-cell office:value-type="string">
            <text:p>Mozilla/5.0 (Windows NT 6.1; WOW64; rv:41.0) Gecko/20100101 Firefox/41.0</text:p>
          </table:table-cell>
          <table:table-cell table:number-columns-repeated="1012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Tailspin Toys (Rockwall, TX)</text:p>
          </table:table-cell>
          <table:table-cell office:value-type="string">
            <text:p>Ashley</text:p>
          </table:table-cell>
          <table:table-cell office:value-type="string">
            <text:p>Martinez</text:p>
          </table:table-cell>
          <table:table-cell table:style-name="ce1" office:value-type="string">
            <text:p>22/10/1977</text:p>
          </table:table-cell>
          <table:table-cell office:value-type="string">
            <text:p>ashley18@adventure-works.com</text:p>
          </table:table-cell>
          <table:table-cell table:formula="of:=LEFT([.F168];FIND(&quot;@&quot;;[.F168])-1)" office:value-type="string" office:string-value="ashley18">
            <text:p>ashley18</text:p>
          </table:table-cell>
          <table:table-cell table:formula="of:=[.C168]&amp;&quot; &quot;&amp;[.D168]" office:value-type="string" office:string-value="Ashley Martinez">
            <text:p>Ashley Martin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6</text:p>
          </table:table-cell>
          <table:table-cell office:value-type="string">
            <text:p>Mozilla/5.0 (Windows NT 6.3; WOW64; Trident/7.0; Touch; MDDCJS; rv:11.0) like Gecko</text:p>
          </table:table-cell>
          <table:table-cell table:number-columns-repeated="101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Tailspin Toys (Seagraves, TX)</text:p>
          </table:table-cell>
          <table:table-cell office:value-type="string">
            <text:p>Jasmine</text:p>
          </table:table-cell>
          <table:table-cell office:value-type="string">
            <text:p>Barnes</text:p>
          </table:table-cell>
          <table:table-cell table:style-name="ce1" office:value-type="string">
            <text:p>29/01/1978</text:p>
          </table:table-cell>
          <table:table-cell office:value-type="string">
            <text:p>jasmine43@adventure-works.com</text:p>
          </table:table-cell>
          <table:table-cell table:formula="of:=LEFT([.F169];FIND(&quot;@&quot;;[.F169])-1)" office:value-type="string" office:string-value="jasmine43">
            <text:p>jasmine43</text:p>
          </table:table-cell>
          <table:table-cell table:formula="of:=[.C169]&amp;&quot; &quot;&amp;[.D169]" office:value-type="string" office:string-value="Jasmine Barnes">
            <text:p>Jasmine Barn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7</text:p>
          </table:table-cell>
          <table:table-cell office:value-type="string">
            <text:p>Mozilla/5.0 (Windows NT 6.3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Tailspin Toys (Sinclair, WY)</text:p>
          </table:table-cell>
          <table:table-cell office:value-type="string">
            <text:p>David</text:p>
          </table:table-cell>
          <table:table-cell office:value-type="string">
            <text:p>Rodriguez</text:p>
          </table:table-cell>
          <table:table-cell table:style-name="ce1" office:value-type="string">
            <text:p>12/11/1973</text:p>
          </table:table-cell>
          <table:table-cell office:value-type="string">
            <text:p>david83@adventure-works.com</text:p>
          </table:table-cell>
          <table:table-cell table:formula="of:=LEFT([.F170];FIND(&quot;@&quot;;[.F170])-1)" office:value-type="string" office:string-value="david83">
            <text:p>david83</text:p>
          </table:table-cell>
          <table:table-cell table:formula="of:=[.C170]&amp;&quot; &quot;&amp;[.D170]" office:value-type="string" office:string-value="David Rodriguez">
            <text:p>David Rodrigu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8</text:p>
          </table:table-cell>
          <table:table-cell office:value-type="string">
            <text:p>Mozilla/5.0 (X11; Linux x86_64) AppleWebKit/534.34 (KHTML, like Gecko) Qt/4.8.5 Safari/534.34</text:p>
          </table:table-cell>
          <table:table-cell table:number-columns-repeated="1012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Tailspin Toys (Eastchester, NY)</text:p>
          </table:table-cell>
          <table:table-cell office:value-type="string">
            <text:p>Bryce</text:p>
          </table:table-cell>
          <table:table-cell office:value-type="string">
            <text:p>Richardson</text:p>
          </table:table-cell>
          <table:table-cell table:style-name="ce1" office:value-type="string">
            <text:p>20/12/1973</text:p>
          </table:table-cell>
          <table:table-cell office:value-type="string">
            <text:p>bryce8@adventure-works.com</text:p>
          </table:table-cell>
          <table:table-cell table:formula="of:=LEFT([.F171];FIND(&quot;@&quot;;[.F171])-1)" office:value-type="string" office:string-value="bryce8">
            <text:p>bryce8</text:p>
          </table:table-cell>
          <table:table-cell table:formula="of:=[.C171]&amp;&quot; &quot;&amp;[.D171]" office:value-type="string" office:string-value="Bryce Richardson">
            <text:p>Bryce Richard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69</text:p>
          </table:table-cell>
          <table:table-cell office:value-type="string">
            <text:p>Mozilla/5.0 (iPhone; CPU iPhone OS 7_0 like Mac OS X) AppleWebKit/537.51.1 (KHTML, like Gecko) Version/7.0 Mobile/11A465 Safari/9537.53 BingPreview/1.0b</text:p>
          </table:table-cell>
          <table:table-cell table:number-columns-repeated="1012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Tailspin Toys (Ortley Beach, NJ)</text:p>
          </table:table-cell>
          <table:table-cell office:value-type="string">
            <text:p>Carol</text:p>
          </table:table-cell>
          <table:table-cell office:value-type="string">
            <text:p>Howard</text:p>
          </table:table-cell>
          <table:table-cell table:style-name="ce1" office:value-type="string">
            <text:p>04/08/1973</text:p>
          </table:table-cell>
          <table:table-cell office:value-type="string">
            <text:p>carol5@adventure-works.com</text:p>
          </table:table-cell>
          <table:table-cell table:formula="of:=LEFT([.F172];FIND(&quot;@&quot;;[.F172])-1)" office:value-type="string" office:string-value="carol5">
            <text:p>carol5</text:p>
          </table:table-cell>
          <table:table-cell table:formula="of:=[.C172]&amp;&quot; &quot;&amp;[.D172]" office:value-type="string" office:string-value="Carol Howard">
            <text:p>Carol Howar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70</text:p>
          </table:table-cell>
          <table:table-cell office:value-type="string">
            <text:p>Mozilla/5.0 (X11; Linux x86_64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Tailspin Toys (Madrone, NM)</text:p>
          </table:table-cell>
          <table:table-cell office:value-type="string">
            <text:p>Jonathan</text:p>
          </table:table-cell>
          <table:table-cell office:value-type="string">
            <text:p>Hill</text:p>
          </table:table-cell>
          <table:table-cell table:style-name="ce1" office:value-type="string">
            <text:p>05/10/1978</text:p>
          </table:table-cell>
          <table:table-cell office:value-type="string">
            <text:p>jonathan43@adventure-works.com</text:p>
          </table:table-cell>
          <table:table-cell table:formula="of:=LEFT([.F173];FIND(&quot;@&quot;;[.F173])-1)" office:value-type="string" office:string-value="jonathan43">
            <text:p>jonathan43</text:p>
          </table:table-cell>
          <table:table-cell table:formula="of:=[.C173]&amp;&quot; &quot;&amp;[.D173]" office:value-type="string" office:string-value="Jonathan Hill">
            <text:p>Jonathan Hi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71</text:p>
          </table:table-cell>
          <table:table-cell office:value-type="string">
            <text:p>Mozilla/5.0 (iPad; CPU OS 8_4 like Mac OS X) AppleWebKit/600.1.4 (KHTML, like Gecko) GSA/7.0.55539 Mobile/12H143 Safari/600.1.4</text:p>
          </table:table-cell>
          <table:table-cell table:number-columns-repeated="1012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Tailspin Toys (Wappingers Falls, NY)</text:p>
          </table:table-cell>
          <table:table-cell office:value-type="string">
            <text:p>Gabrielle</text:p>
          </table:table-cell>
          <table:table-cell office:value-type="string">
            <text:p>Adams</text:p>
          </table:table-cell>
          <table:table-cell table:style-name="ce1" office:value-type="string">
            <text:p>20/05/1973</text:p>
          </table:table-cell>
          <table:table-cell office:value-type="string">
            <text:p>gabrielle58@adventure-works.com</text:p>
          </table:table-cell>
          <table:table-cell table:formula="of:=LEFT([.F174];FIND(&quot;@&quot;;[.F174])-1)" office:value-type="string" office:string-value="gabrielle58">
            <text:p>gabrielle58</text:p>
          </table:table-cell>
          <table:table-cell table:formula="of:=[.C174]&amp;&quot; &quot;&amp;[.D174]" office:value-type="string" office:string-value="Gabrielle Adams">
            <text:p>Gabrielle Adam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72</text:p>
          </table:table-cell>
          <table:table-cell office:value-type="string">
            <text:p>Mozilla/5.0 (Macintosh; Intel Mac OS X 10_9_5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Tailspin Toys (Astor Park, FL)</text:p>
          </table:table-cell>
          <table:table-cell office:value-type="string">
            <text:p>Sarah</text:p>
          </table:table-cell>
          <table:table-cell office:value-type="string">
            <text:p>Thomas</text:p>
          </table:table-cell>
          <table:table-cell table:style-name="ce1" office:value-type="string">
            <text:p>28/02/1973</text:p>
          </table:table-cell>
          <table:table-cell office:value-type="string">
            <text:p>sarah13@adventure-works.com</text:p>
          </table:table-cell>
          <table:table-cell table:formula="of:=LEFT([.F175];FIND(&quot;@&quot;;[.F175])-1)" office:value-type="string" office:string-value="sarah13">
            <text:p>sarah13</text:p>
          </table:table-cell>
          <table:table-cell table:formula="of:=[.C175]&amp;&quot; &quot;&amp;[.D175]" office:value-type="string" office:string-value="Sarah Thomas">
            <text:p>Sarah Thoma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73</text:p>
          </table:table-cell>
          <table:table-cell office:value-type="string">
            <text:p>Mozilla/5.0 (X11; CrOS x86_64 7262.52.0) AppleWebKit/537.36 (KHTML, like Gecko) Chrome/45.0.2454.86 Safari/537.36</text:p>
          </table:table-cell>
          <table:table-cell table:number-columns-repeated="1012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Tailspin Toys (San Acacia, NM)</text:p>
          </table:table-cell>
          <table:table-cell office:value-type="string">
            <text:p>Nicholas</text:p>
          </table:table-cell>
          <table:table-cell office:value-type="string">
            <text:p>Robinson</text:p>
          </table:table-cell>
          <table:table-cell table:style-name="ce1" office:value-type="string">
            <text:p>09/01/1973</text:p>
          </table:table-cell>
          <table:table-cell office:value-type="string">
            <text:p>nicholas19@adventure-works.com</text:p>
          </table:table-cell>
          <table:table-cell table:formula="of:=LEFT([.F176];FIND(&quot;@&quot;;[.F176])-1)" office:value-type="string" office:string-value="nicholas19">
            <text:p>nicholas19</text:p>
          </table:table-cell>
          <table:table-cell table:formula="of:=[.C176]&amp;&quot; &quot;&amp;[.D176]" office:value-type="string" office:string-value="Nicholas Robinson">
            <text:p>Nicholas Robin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74</text:p>
          </table:table-cell>
          <table:table-cell office:value-type="string">
            <text:p>Mozilla/5.0 (Macintosh; Intel Mac OS X 10_10_5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Tailspin Toys (Malott, WA)</text:p>
          </table:table-cell>
          <table:table-cell office:value-type="string">
            <text:p>Luis</text:p>
          </table:table-cell>
          <table:table-cell office:value-type="string">
            <text:p>Wang</text:p>
          </table:table-cell>
          <table:table-cell table:style-name="ce1" office:value-type="string">
            <text:p>01/09/1968</text:p>
          </table:table-cell>
          <table:table-cell office:value-type="string">
            <text:p>luis24@adventure-works.com</text:p>
          </table:table-cell>
          <table:table-cell table:formula="of:=LEFT([.F177];FIND(&quot;@&quot;;[.F177])-1)" office:value-type="string" office:string-value="luis24">
            <text:p>luis24</text:p>
          </table:table-cell>
          <table:table-cell table:formula="of:=[.C177]&amp;&quot; &quot;&amp;[.D177]" office:value-type="string" office:string-value="Luis Wang">
            <text:p>Luis Wa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75</text:p>
          </table:table-cell>
          <table:table-cell office:value-type="string">
            <text:p>Mozilla/5.0 (Windows NT 6.1; WOW64; Trident/7.0; MDDCJS; rv:11.0) like Gecko</text:p>
          </table:table-cell>
          <table:table-cell table:number-columns-repeated="1012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Tailspin Toys (Orrtanna, PA)</text:p>
          </table:table-cell>
          <table:table-cell office:value-type="string">
            <text:p>Mason</text:p>
          </table:table-cell>
          <table:table-cell office:value-type="string">
            <text:p>Roberts</text:p>
          </table:table-cell>
          <table:table-cell table:style-name="ce1" office:value-type="string">
            <text:p>21/01/1979</text:p>
          </table:table-cell>
          <table:table-cell office:value-type="string">
            <text:p>mason25@adventure-works.com</text:p>
          </table:table-cell>
          <table:table-cell table:formula="of:=LEFT([.F178];FIND(&quot;@&quot;;[.F178])-1)" office:value-type="string" office:string-value="mason25">
            <text:p>mason25</text:p>
          </table:table-cell>
          <table:table-cell table:formula="of:=[.C178]&amp;&quot; &quot;&amp;[.D178]" office:value-type="string" office:string-value="Mason Roberts">
            <text:p>Mason Roberts</text:p>
          </table:table-cell>
          <table:table-cell/>
          <table:table-cell office:value-type="string">
            <text:p>Canada</text:p>
          </table:table-cell>
          <table:table-cell office:value-type="string">
            <text:p>AW00011176</text:p>
          </table:table-cell>
          <table:table-cell office:value-type="string">
            <text:p>Mozilla/5.0 (Windows NT 6.3; WOW64) AppleWebKit/537.36 (KHTML, like Gecko) Chrome/31.0.1650.63 Safari/537.36</text:p>
          </table:table-cell>
          <table:table-cell table:number-columns-repeated="1012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Tailspin Toys (Armstrong Creek, WI)</text:p>
          </table:table-cell>
          <table:table-cell office:value-type="string">
            <text:p>Jose</text:p>
          </table:table-cell>
          <table:table-cell office:value-type="string">
            <text:p>Flores</text:p>
          </table:table-cell>
          <table:table-cell table:style-name="ce1" office:value-type="string">
            <text:p>01/01/1948</text:p>
          </table:table-cell>
          <table:table-cell office:value-type="string">
            <text:p>jose6@adventure-works.com</text:p>
          </table:table-cell>
          <table:table-cell table:formula="of:=LEFT([.F179];FIND(&quot;@&quot;;[.F179])-1)" office:value-type="string" office:string-value="jose6">
            <text:p>jose6</text:p>
          </table:table-cell>
          <table:table-cell table:formula="of:=[.C179]&amp;&quot; &quot;&amp;[.D179]" office:value-type="string" office:string-value="Jose Flores">
            <text:p>Jose Flor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77</text:p>
          </table:table-cell>
          <table:table-cell office:value-type="string">
            <text:p>Mozilla/5.0 (Windows NT 6.3; WOW64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Tailspin Toys (Hiteman, IA)</text:p>
          </table:table-cell>
          <table:table-cell office:value-type="string">
            <text:p>Nathan</text:p>
          </table:table-cell>
          <table:table-cell office:value-type="string">
            <text:p>Johnson</text:p>
          </table:table-cell>
          <table:table-cell table:style-name="ce1" office:value-type="string">
            <text:p>20/08/1954</text:p>
          </table:table-cell>
          <table:table-cell office:value-type="string">
            <text:p>nathan55@adventure-works.com</text:p>
          </table:table-cell>
          <table:table-cell table:formula="of:=LEFT([.F180];FIND(&quot;@&quot;;[.F180])-1)" office:value-type="string" office:string-value="nathan55">
            <text:p>nathan55</text:p>
          </table:table-cell>
          <table:table-cell table:formula="of:=[.C180]&amp;&quot; &quot;&amp;[.D180]" office:value-type="string" office:string-value="Nathan Johnson">
            <text:p>Nathan John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78</text:p>
          </table:table-cell>
          <table:table-cell office:value-type="string">
            <text:p>Mozilla/5.0 (Macintosh; Intel Mac OS X 10_9_5) AppleWebKit/600.4.10 (KHTML, like Gecko) Version/7.1.4 Safari/537.85.13</text:p>
          </table:table-cell>
          <table:table-cell table:number-columns-repeated="1012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Tailspin Toys (Caselton, NV)</text:p>
          </table:table-cell>
          <table:table-cell office:value-type="string">
            <text:p>Molly</text:p>
          </table:table-cell>
          <table:table-cell office:value-type="string">
            <text:p>Rodriguez</text:p>
          </table:table-cell>
          <table:table-cell table:style-name="ce1" office:value-type="string">
            <text:p>08/12/1959</text:p>
          </table:table-cell>
          <table:table-cell office:value-type="string">
            <text:p>molly18@adventure-works.com</text:p>
          </table:table-cell>
          <table:table-cell table:formula="of:=LEFT([.F181];FIND(&quot;@&quot;;[.F181])-1)" office:value-type="string" office:string-value="molly18">
            <text:p>molly18</text:p>
          </table:table-cell>
          <table:table-cell table:formula="of:=[.C181]&amp;&quot; &quot;&amp;[.D181]" office:value-type="string" office:string-value="Molly Rodriguez">
            <text:p>Molly Rodrigu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79</text:p>
          </table:table-cell>
          <table:table-cell office:value-type="string">
            <text:p>Mozilla/5.0 (Unknown; Linux x86_64) AppleWebKit/538.1 (KHTML, like Gecko) PhantomJS/2.0.0 Safari/538.1</text:p>
          </table:table-cell>
          <table:table-cell table:number-columns-repeated="1012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Tailspin Toys (Heilwood, PA)</text:p>
          </table:table-cell>
          <table:table-cell office:value-type="string">
            <text:p>April</text:p>
          </table:table-cell>
          <table:table-cell office:value-type="string">
            <text:p>Anand</text:p>
          </table:table-cell>
          <table:table-cell table:style-name="ce1" office:value-type="string">
            <text:p>01/07/1948</text:p>
          </table:table-cell>
          <table:table-cell office:value-type="string">
            <text:p>april18@adventure-works.com</text:p>
          </table:table-cell>
          <table:table-cell table:formula="of:=LEFT([.F182];FIND(&quot;@&quot;;[.F182])-1)" office:value-type="string" office:string-value="april18">
            <text:p>april18</text:p>
          </table:table-cell>
          <table:table-cell table:formula="of:=[.C182]&amp;&quot; &quot;&amp;[.D182]" office:value-type="string" office:string-value="April Anand">
            <text:p>April Anan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80</text:p>
          </table:table-cell>
          <table:table-cell office:value-type="string">
            <text:p>Mozilla/5.0 (Windows NT 6.3; WOW64; Trident/7.0; Touch; MALNJS; rv:11.0) like Gecko</text:p>
          </table:table-cell>
          <table:table-cell table:number-columns-repeated="1012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Tailspin Toys (Hayes Center, NE)</text:p>
          </table:table-cell>
          <table:table-cell office:value-type="string">
            <text:p>Devin</text:p>
          </table:table-cell>
          <table:table-cell office:value-type="string">
            <text:p>Martin</text:p>
          </table:table-cell>
          <table:table-cell table:style-name="ce1" office:value-type="string">
            <text:p>01/02/1960</text:p>
          </table:table-cell>
          <table:table-cell office:value-type="string">
            <text:p>devin13@adventure-works.com</text:p>
          </table:table-cell>
          <table:table-cell table:formula="of:=LEFT([.F183];FIND(&quot;@&quot;;[.F183])-1)" office:value-type="string" office:string-value="devin13">
            <text:p>devin13</text:p>
          </table:table-cell>
          <table:table-cell table:formula="of:=[.C183]&amp;&quot; &quot;&amp;[.D183]" office:value-type="string" office:string-value="Devin Martin">
            <text:p>Devin Marti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81</text:p>
          </table:table-cell>
          <table:table-cell office:value-type="string">
            <text:p>Mozilla/5.0 (iPad; CPU OS 8_3 like Mac OS X) AppleWebKit/600.1.4 (KHTML, like Gecko) CriOS/45.0.2454.68 Mobile/12F69 Safari/600.1.4</text:p>
          </table:table-cell>
          <table:table-cell table:number-columns-repeated="1012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Tailspin Toys (Tierra Verde, FL)</text:p>
          </table:table-cell>
          <table:table-cell office:value-type="string">
            <text:p>Stephanie</text:p>
          </table:table-cell>
          <table:table-cell office:value-type="string">
            <text:p>Torres</text:p>
          </table:table-cell>
          <table:table-cell table:style-name="ce1" office:value-type="string">
            <text:p>22/02/1950</text:p>
          </table:table-cell>
          <table:table-cell office:value-type="string">
            <text:p>stephanie19@adventure-works.com</text:p>
          </table:table-cell>
          <table:table-cell table:formula="of:=LEFT([.F184];FIND(&quot;@&quot;;[.F184])-1)" office:value-type="string" office:string-value="stephanie19">
            <text:p>stephanie19</text:p>
          </table:table-cell>
          <table:table-cell table:formula="of:=[.C184]&amp;&quot; &quot;&amp;[.D184]" office:value-type="string" office:string-value="Stephanie Torres">
            <text:p>Stephanie Torr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82</text:p>
          </table:table-cell>
          <table:table-cell office:value-type="string">
            <text:p>Mozilla/5.0 (Android; Tablet; rv:40.0) Gecko/40.0 Firefox/40.0</text:p>
          </table:table-cell>
          <table:table-cell table:number-columns-repeated="1012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Tailspin Toys (South Euclid, OH)</text:p>
          </table:table-cell>
          <table:table-cell office:value-type="string">
            <text:p>Jasmine</text:p>
          </table:table-cell>
          <table:table-cell office:value-type="string">
            <text:p>Lee</text:p>
          </table:table-cell>
          <table:table-cell table:style-name="ce1" office:value-type="string">
            <text:p>12/01/1950</text:p>
          </table:table-cell>
          <table:table-cell office:value-type="string">
            <text:p>jasmine19@adventure-works.com</text:p>
          </table:table-cell>
          <table:table-cell table:formula="of:=LEFT([.F185];FIND(&quot;@&quot;;[.F185])-1)" office:value-type="string" office:string-value="jasmine19">
            <text:p>jasmine19</text:p>
          </table:table-cell>
          <table:table-cell table:formula="of:=[.C185]&amp;&quot; &quot;&amp;[.D185]" office:value-type="string" office:string-value="Jasmine Lee">
            <text:p>Jasmine Le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83</text:p>
          </table:table-cell>
          <table:table-cell office:value-type="string">
            <text:p>Mozilla/5.0 (iPhone; CPU iPhone OS 7_1_2 like Mac OS X) AppleWebKit/537.51.2 (KHTML, like Gecko) Version/7.0 Mobile/11D257 Safari/9537.53</text:p>
          </table:table-cell>
          <table:table-cell table:number-columns-repeated="101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ailspin Toys (Vidrine, LA)</text:p>
          </table:table-cell>
          <table:table-cell office:value-type="string">
            <text:p>Meghan</text:p>
          </table:table-cell>
          <table:table-cell office:value-type="string">
            <text:p>Hernandez</text:p>
          </table:table-cell>
          <table:table-cell table:style-name="ce1" office:value-type="string">
            <text:p>13/11/1955</text:p>
          </table:table-cell>
          <table:table-cell office:value-type="string">
            <text:p>meghan3@adventure-works.com</text:p>
          </table:table-cell>
          <table:table-cell table:formula="of:=LEFT([.F186];FIND(&quot;@&quot;;[.F186])-1)" office:value-type="string" office:string-value="meghan3">
            <text:p>meghan3</text:p>
          </table:table-cell>
          <table:table-cell table:formula="of:=[.C186]&amp;&quot; &quot;&amp;[.D186]" office:value-type="string" office:string-value="Meghan Hernandez">
            <text:p>Meghan Hernand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84</text:p>
          </table:table-cell>
          <table:table-cell office:value-type="string">
            <text:p>Mozilla/5.0 (Macintosh; Intel Mac OS X 10_10) AppleWebKit/600.2.5 (KHTML, like Gecko) Version/8.0.2 Safari/600.2.5</text:p>
          </table:table-cell>
          <table:table-cell table:number-columns-repeated="101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Tailspin Toys (Placer, OR)</text:p>
          </table:table-cell>
          <table:table-cell office:value-type="string">
            <text:p>Ashley</text:p>
          </table:table-cell>
          <table:table-cell office:value-type="string">
            <text:p>Henderson</text:p>
          </table:table-cell>
          <table:table-cell table:style-name="ce1" office:value-type="string">
            <text:p>07/04/1950</text:p>
          </table:table-cell>
          <table:table-cell office:value-type="string">
            <text:p>ashley31@adventure-works.com</text:p>
          </table:table-cell>
          <table:table-cell table:formula="of:=LEFT([.F187];FIND(&quot;@&quot;;[.F187])-1)" office:value-type="string" office:string-value="ashley31">
            <text:p>ashley31</text:p>
          </table:table-cell>
          <table:table-cell table:formula="of:=[.C187]&amp;&quot; &quot;&amp;[.D187]" office:value-type="string" office:string-value="Ashley Henderson">
            <text:p>Ashley Henderson</text:p>
          </table:table-cell>
          <table:table-cell/>
          <table:table-cell office:value-type="string">
            <text:p>Canada</text:p>
          </table:table-cell>
          <table:table-cell office:value-type="string">
            <text:p>AW00011185</text:p>
          </table:table-cell>
          <table:table-cell office:value-type="string">
            <text:p>Mozilla/5.0 (Macintosh; Intel Mac OS X 10_6_8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Tailspin Toys (Brown City, MI)</text:p>
          </table:table-cell>
          <table:table-cell office:value-type="string">
            <text:p>Sarah</text:p>
          </table:table-cell>
          <table:table-cell office:value-type="string">
            <text:p>Price</text:p>
          </table:table-cell>
          <table:table-cell table:style-name="ce1" office:value-type="string">
            <text:p>18/11/1949</text:p>
          </table:table-cell>
          <table:table-cell office:value-type="string">
            <text:p>sarah25@adventure-works.com</text:p>
          </table:table-cell>
          <table:table-cell table:formula="of:=LEFT([.F188];FIND(&quot;@&quot;;[.F188])-1)" office:value-type="string" office:string-value="sarah25">
            <text:p>sarah25</text:p>
          </table:table-cell>
          <table:table-cell table:formula="of:=[.C188]&amp;&quot; &quot;&amp;[.D188]" office:value-type="string" office:string-value="Sarah Price">
            <text:p>Sarah Pric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86</text:p>
          </table:table-cell>
          <table:table-cell office:value-type="string">
            <text:p>Mozilla/5.0 (Macintosh; Intel Mac OS X 10_8_4) AppleWebKit/536.30.1 (KHTML, like Gecko) Version/6.0.5 Safari/536.30.1</text:p>
          </table:table-cell>
          <table:table-cell table:number-columns-repeated="1012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Tailspin Toys (Premont, TX)</text:p>
          </table:table-cell>
          <table:table-cell office:value-type="string">
            <text:p>Jennifer</text:p>
          </table:table-cell>
          <table:table-cell office:value-type="string">
            <text:p>Cooper</text:p>
          </table:table-cell>
          <table:table-cell table:style-name="ce1" office:value-type="string">
            <text:p>21/08/1949</text:p>
          </table:table-cell>
          <table:table-cell office:value-type="string">
            <text:p>jennifer63@adventure-works.com</text:p>
          </table:table-cell>
          <table:table-cell table:formula="of:=LEFT([.F189];FIND(&quot;@&quot;;[.F189])-1)" office:value-type="string" office:string-value="jennifer63">
            <text:p>jennifer63</text:p>
          </table:table-cell>
          <table:table-cell table:formula="of:=[.C189]&amp;&quot; &quot;&amp;[.D189]" office:value-type="string" office:string-value="Jennifer Cooper">
            <text:p>Jennifer Coop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87</text:p>
          </table:table-cell>
          <table:table-cell office:value-type="string">
            <text:p>Mozilla/5.0 (Windows NT 6.1; WOW64) AppleWebKit/537.36 (KHTML, like Gecko) Chrome/44.0.2403.125 Safari/537.36</text:p>
          </table:table-cell>
          <table:table-cell table:number-columns-repeated="1012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Tailspin Toys (Wilkes-Barre, PA)</text:p>
          </table:table-cell>
          <table:table-cell office:value-type="string">
            <text:p>Catherine</text:p>
          </table:table-cell>
          <table:table-cell office:value-type="string">
            <text:p>Morris</text:p>
          </table:table-cell>
          <table:table-cell table:style-name="ce1" office:value-type="string">
            <text:p>06/03/1950</text:p>
          </table:table-cell>
          <table:table-cell office:value-type="string">
            <text:p>catherine16@adventure-works.com</text:p>
          </table:table-cell>
          <table:table-cell table:formula="of:=LEFT([.F190];FIND(&quot;@&quot;;[.F190])-1)" office:value-type="string" office:string-value="catherine16">
            <text:p>catherine16</text:p>
          </table:table-cell>
          <table:table-cell table:formula="of:=[.C190]&amp;&quot; &quot;&amp;[.D190]" office:value-type="string" office:string-value="Catherine Morris">
            <text:p>Catherine Morri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88</text:p>
          </table:table-cell>
          <table:table-cell office:value-type="string">
            <text:p>Mozilla/5.0 (Macintosh; Intel Mac OS X 10_7_5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Tailspin Toys (Teutopolis, IL)</text:p>
          </table:table-cell>
          <table:table-cell office:value-type="string">
            <text:p>Lawrence</text:p>
          </table:table-cell>
          <table:table-cell office:value-type="string">
            <text:p>Blanco</text:p>
          </table:table-cell>
          <table:table-cell table:style-name="ce1" office:value-type="string">
            <text:p>12/01/1950</text:p>
          </table:table-cell>
          <table:table-cell office:value-type="string">
            <text:p>lawrence14@adventure-works.com</text:p>
          </table:table-cell>
          <table:table-cell table:formula="of:=LEFT([.F191];FIND(&quot;@&quot;;[.F191])-1)" office:value-type="string" office:string-value="lawrence14">
            <text:p>lawrence14</text:p>
          </table:table-cell>
          <table:table-cell table:formula="of:=[.C191]&amp;&quot; &quot;&amp;[.D191]" office:value-type="string" office:string-value="Lawrence Blanco">
            <text:p>Lawrence Blanco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89</text:p>
          </table:table-cell>
          <table:table-cell office:value-type="string">
            <text:p>Mozilla/5.0 (Linux; U; Android 4.4.3; en-us; KFSAWI Build/KTU84M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Tailspin Toys (Orchard Hill, GA)</text:p>
          </table:table-cell>
          <table:table-cell office:value-type="string">
            <text:p>Carson</text:p>
          </table:table-cell>
          <table:table-cell office:value-type="string">
            <text:p>Bryant</text:p>
          </table:table-cell>
          <table:table-cell table:style-name="ce1" office:value-type="string">
            <text:p>20/12/1949</text:p>
          </table:table-cell>
          <table:table-cell office:value-type="string">
            <text:p>carson17@adventure-works.com</text:p>
          </table:table-cell>
          <table:table-cell table:formula="of:=LEFT([.F192];FIND(&quot;@&quot;;[.F192])-1)" office:value-type="string" office:string-value="carson17">
            <text:p>carson17</text:p>
          </table:table-cell>
          <table:table-cell table:formula="of:=[.C192]&amp;&quot; &quot;&amp;[.D192]" office:value-type="string" office:string-value="Carson Bryant">
            <text:p>Carson Bryan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0</text:p>
          </table:table-cell>
          <table:table-cell office:value-type="string">
            <text:p>Mozilla/5.0 (Windows NT 10.0; WOW64) AppleWebKit/537.36 (KHTML, like Gecko) Chrome/41.0.2272.104 AOL/9.8 AOLBuild/4346.13.US Safari/537.36</text:p>
          </table:table-cell>
          <table:table-cell table:number-columns-repeated="1012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Tailspin Toys (Optimo, NM)</text:p>
          </table:table-cell>
          <table:table-cell office:value-type="string">
            <text:p>Kristi</text:p>
          </table:table-cell>
          <table:table-cell office:value-type="string">
            <text:p>Perez</text:p>
          </table:table-cell>
          <table:table-cell table:style-name="ce1" office:value-type="string">
            <text:p>17/06/1951</text:p>
          </table:table-cell>
          <table:table-cell office:value-type="string">
            <text:p>kristi39@adventure-works.com</text:p>
          </table:table-cell>
          <table:table-cell table:formula="of:=LEFT([.F193];FIND(&quot;@&quot;;[.F193])-1)" office:value-type="string" office:string-value="kristi39">
            <text:p>kristi39</text:p>
          </table:table-cell>
          <table:table-cell table:formula="of:=[.C193]&amp;&quot; &quot;&amp;[.D193]" office:value-type="string" office:string-value="Kristi Perez">
            <text:p>Kristi Per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1</text:p>
          </table:table-cell>
          <table:table-cell office:value-type="string">
            <text:p>Mozilla/5.0 (Windows NT 6.1; WOW64; Trident/7.0; MAAU; rv:11.0) like Gecko</text:p>
          </table:table-cell>
          <table:table-cell table:number-columns-repeated="1012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Tailspin Toys (Knifley, KY)</text:p>
          </table:table-cell>
          <table:table-cell office:value-type="string">
            <text:p>James</text:p>
          </table:table-cell>
          <table:table-cell office:value-type="string">
            <text:p>Brown</text:p>
          </table:table-cell>
          <table:table-cell table:style-name="ce1" office:value-type="string">
            <text:p>13/03/1951</text:p>
          </table:table-cell>
          <table:table-cell office:value-type="string">
            <text:p>james79@adventure-works.com</text:p>
          </table:table-cell>
          <table:table-cell table:formula="of:=LEFT([.F194];FIND(&quot;@&quot;;[.F194])-1)" office:value-type="string" office:string-value="james79">
            <text:p>james79</text:p>
          </table:table-cell>
          <table:table-cell table:formula="of:=[.C194]&amp;&quot; &quot;&amp;[.D194]" office:value-type="string" office:string-value="James Brown">
            <text:p>James Brow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2</text:p>
          </table:table-cell>
          <table:table-cell office:value-type="string">
            <text:p>Mozilla/5.0 (Windows NT 6.1) AppleWebKit/537.36 (KHTML, like Gecko) Chrome/42.0.2311.152 Safari/537.36</text:p>
          </table:table-cell>
          <table:table-cell table:number-columns-repeated="1012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Tailspin Toys (Naples Park, FL)</text:p>
          </table:table-cell>
          <table:table-cell office:value-type="string">
            <text:p>Ian</text:p>
          </table:table-cell>
          <table:table-cell office:value-type="string">
            <text:p>Gray</text:p>
          </table:table-cell>
          <table:table-cell table:style-name="ce1" office:value-type="string">
            <text:p>13/08/1950</text:p>
          </table:table-cell>
          <table:table-cell office:value-type="string">
            <text:p>ian72@adventure-works.com</text:p>
          </table:table-cell>
          <table:table-cell table:formula="of:=LEFT([.F195];FIND(&quot;@&quot;;[.F195])-1)" office:value-type="string" office:string-value="ian72">
            <text:p>ian72</text:p>
          </table:table-cell>
          <table:table-cell table:formula="of:=[.C195]&amp;&quot; &quot;&amp;[.D195]" office:value-type="string" office:string-value="Ian Gray">
            <text:p>Ian Gra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3</text:p>
          </table:table-cell>
          <table:table-cell office:value-type="string">
            <text:p>Mozilla/4.0 (compatible; MSIE 8.0; Windows NT 6.1; Trident/4.0; SLCC2; .NET CLR 2.0.50727; .NET CLR 3.5.30729; .NET CLR 3.0.30729; Media Center PC 6.0; .NET4.0C; .NET4.0E)</text:p>
          </table:table-cell>
          <table:table-cell table:number-columns-repeated="1012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Tailspin Toys (Lesslie, SC)</text:p>
          </table:table-cell>
          <table:table-cell office:value-type="string">
            <text:p>Jacqueline</text:p>
          </table:table-cell>
          <table:table-cell office:value-type="string">
            <text:p>Price</text:p>
          </table:table-cell>
          <table:table-cell table:style-name="ce1" office:value-type="string">
            <text:p>08/12/1950</text:p>
          </table:table-cell>
          <table:table-cell office:value-type="string">
            <text:p>jacqueline0@adventure-works.com</text:p>
          </table:table-cell>
          <table:table-cell table:formula="of:=LEFT([.F196];FIND(&quot;@&quot;;[.F196])-1)" office:value-type="string" office:string-value="jacqueline0">
            <text:p>jacqueline0</text:p>
          </table:table-cell>
          <table:table-cell table:formula="of:=[.C196]&amp;&quot; &quot;&amp;[.D196]" office:value-type="string" office:string-value="Jacqueline Price">
            <text:p>Jacqueline Pric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4</text:p>
          </table:table-cell>
          <table:table-cell office:value-type="string">
            <text:p>Mozilla/5.0 (Windows NT 6.1; WOW64; rv:35.0) Gecko/20100101 Firefox/35.0</text:p>
          </table:table-cell>
          <table:table-cell table:number-columns-repeated="1012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Tailspin Toys (Howells, NE)</text:p>
          </table:table-cell>
          <table:table-cell office:value-type="string">
            <text:p>Megan</text:p>
          </table:table-cell>
          <table:table-cell office:value-type="string">
            <text:p>Henderson</text:p>
          </table:table-cell>
          <table:table-cell table:style-name="ce1" office:value-type="string">
            <text:p>10/08/1951</text:p>
          </table:table-cell>
          <table:table-cell office:value-type="string">
            <text:p>megan55@adventure-works.com</text:p>
          </table:table-cell>
          <table:table-cell table:formula="of:=LEFT([.F197];FIND(&quot;@&quot;;[.F197])-1)" office:value-type="string" office:string-value="megan55">
            <text:p>megan55</text:p>
          </table:table-cell>
          <table:table-cell table:formula="of:=[.C197]&amp;&quot; &quot;&amp;[.D197]" office:value-type="string" office:string-value="Megan Henderson">
            <text:p>Megan Hender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5</text:p>
          </table:table-cell>
          <table:table-cell office:value-type="string">
            <text:p>Mozilla/5.0 (Windows NT 6.1; WOW64) AppleWebKit/537.36 (KHTML, like Gecko) Chrome/43.0.2357.132 Safari/537.36</text:p>
          </table:table-cell>
          <table:table-cell table:number-columns-repeated="1012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Tailspin Toys (Magalia, CA)</text:p>
          </table:table-cell>
          <table:table-cell office:value-type="string">
            <text:p>Alfredo</text:p>
          </table:table-cell>
          <table:table-cell office:value-type="string">
            <text:p>Romero</text:p>
          </table:table-cell>
          <table:table-cell table:style-name="ce1" office:value-type="string">
            <text:p>05/12/1951</text:p>
          </table:table-cell>
          <table:table-cell office:value-type="string">
            <text:p>alfredo10@adventure-works.com</text:p>
          </table:table-cell>
          <table:table-cell table:formula="of:=LEFT([.F198];FIND(&quot;@&quot;;[.F198])-1)" office:value-type="string" office:string-value="alfredo10">
            <text:p>alfredo10</text:p>
          </table:table-cell>
          <table:table-cell table:formula="of:=[.C198]&amp;&quot; &quot;&amp;[.D198]" office:value-type="string" office:string-value="Alfredo Romero">
            <text:p>Alfredo Romero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6</text:p>
          </table:table-cell>
          <table:table-cell office:value-type="string">
            <text:p>Mozilla/5.0 (Windows NT 6.1; WOW64) AppleWebKit/537.36 (KHTML, like Gecko) Chrome/42.0.2311.90 Safari/537.36</text:p>
          </table:table-cell>
          <table:table-cell table:number-columns-repeated="1012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Tailspin Toys (Buell, MO)</text:p>
          </table:table-cell>
          <table:table-cell office:value-type="string">
            <text:p>Andrea</text:p>
          </table:table-cell>
          <table:table-cell office:value-type="string">
            <text:p>Morris</text:p>
          </table:table-cell>
          <table:table-cell table:style-name="ce1" office:value-type="string">
            <text:p>16/12/1951</text:p>
          </table:table-cell>
          <table:table-cell office:value-type="string">
            <text:p>andrea18@adventure-works.com</text:p>
          </table:table-cell>
          <table:table-cell table:formula="of:=LEFT([.F199];FIND(&quot;@&quot;;[.F199])-1)" office:value-type="string" office:string-value="andrea18">
            <text:p>andrea18</text:p>
          </table:table-cell>
          <table:table-cell table:formula="of:=[.C199]&amp;&quot; &quot;&amp;[.D199]" office:value-type="string" office:string-value="Andrea Morris">
            <text:p>Andrea Morri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7</text:p>
          </table:table-cell>
          <table:table-cell office:value-type="string">
            <text:p>Mozilla/5.0 (Macintosh; Intel Mac OS X 10_9_2) AppleWebKit/537.74.9 (KHTML, like Gecko) Version/7.0.2 Safari/537.74.9</text:p>
          </table:table-cell>
          <table:table-cell table:number-columns-repeated="1012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Tailspin Toys (Antonito, CO)</text:p>
          </table:table-cell>
          <table:table-cell office:value-type="string">
            <text:p>Brooke</text:p>
          </table:table-cell>
          <table:table-cell office:value-type="string">
            <text:p>Sanders</text:p>
          </table:table-cell>
          <table:table-cell table:style-name="ce1" office:value-type="string">
            <text:p>25/05/1952</text:p>
          </table:table-cell>
          <table:table-cell office:value-type="string">
            <text:p>brooke3@adventure-works.com</text:p>
          </table:table-cell>
          <table:table-cell table:formula="of:=LEFT([.F200];FIND(&quot;@&quot;;[.F200])-1)" office:value-type="string" office:string-value="brooke3">
            <text:p>brooke3</text:p>
          </table:table-cell>
          <table:table-cell table:formula="of:=[.C200]&amp;&quot; &quot;&amp;[.D200]" office:value-type="string" office:string-value="Brooke Sanders">
            <text:p>Brooke Sander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8</text:p>
          </table:table-cell>
          <table:table-cell office:value-type="string">
            <text:p>Mozilla/5.0 (Macintosh; Intel Mac OS X 10_8_5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Tailspin Toys (Tooele, UT)</text:p>
          </table:table-cell>
          <table:table-cell office:value-type="string">
            <text:p>Jacqueline</text:p>
          </table:table-cell>
          <table:table-cell office:value-type="string">
            <text:p>Bennett</text:p>
          </table:table-cell>
          <table:table-cell table:style-name="ce1" office:value-type="string">
            <text:p>02/11/1957</text:p>
          </table:table-cell>
          <table:table-cell office:value-type="string">
            <text:p>jacqueline1@adventure-works.com</text:p>
          </table:table-cell>
          <table:table-cell table:formula="of:=LEFT([.F201];FIND(&quot;@&quot;;[.F201])-1)" office:value-type="string" office:string-value="jacqueline1">
            <text:p>jacqueline1</text:p>
          </table:table-cell>
          <table:table-cell table:formula="of:=[.C201]&amp;&quot; &quot;&amp;[.D201]" office:value-type="string" office:string-value="Jacqueline Bennett">
            <text:p>Jacqueline Bennet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199</text:p>
          </table:table-cell>
          <table:table-cell office:value-type="string">
            <text:p>Mozilla/5.0 (Windows NT 6.1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Tailspin Toys (Skyway, WA)</text:p>
          </table:table-cell>
          <table:table-cell office:value-type="string">
            <text:p>Jason</text:p>
          </table:table-cell>
          <table:table-cell office:value-type="string">
            <text:p>Griffin</text:p>
          </table:table-cell>
          <table:table-cell table:style-name="ce1" office:value-type="string">
            <text:p>21/05/1953</text:p>
          </table:table-cell>
          <table:table-cell office:value-type="string">
            <text:p>jason18@adventure-works.com</text:p>
          </table:table-cell>
          <table:table-cell table:formula="of:=LEFT([.F202];FIND(&quot;@&quot;;[.F202])-1)" office:value-type="string" office:string-value="jason18">
            <text:p>jason18</text:p>
          </table:table-cell>
          <table:table-cell table:formula="of:=[.C202]&amp;&quot; &quot;&amp;[.D202]" office:value-type="string" office:string-value="Jason Griffin">
            <text:p>Jason Griffin</text:p>
          </table:table-cell>
          <table:table-cell/>
          <table:table-cell office:value-type="string">
            <text:p>Canada</text:p>
          </table:table-cell>
          <table:table-cell office:value-type="string">
            <text:p>AW00011200</text:p>
          </table:table-cell>
          <table:table-cell office:value-type="string">
            <text:p>Mozilla/5.0 (iPad; CPU OS 7_0_2 like Mac OS X) AppleWebKit/537.51.1 (KHTML, like Gecko) Version/7.0 Mobile/11A501 Safari/9537.53</text:p>
          </table:table-cell>
          <table:table-cell table:number-columns-repeated="1012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Wingtip Toys (Head Office)</text:p>
          </table:table-cell>
          <table:table-cell office:value-type="string">
            <text:p>Amanda</text:p>
          </table:table-cell>
          <table:table-cell office:value-type="string">
            <text:p>Foster</text:p>
          </table:table-cell>
          <table:table-cell table:style-name="ce1" office:value-type="string">
            <text:p>14/02/1953</text:p>
          </table:table-cell>
          <table:table-cell office:value-type="string">
            <text:p>amanda37@adventure-works.com</text:p>
          </table:table-cell>
          <table:table-cell table:formula="of:=LEFT([.F203];FIND(&quot;@&quot;;[.F203])-1)" office:value-type="string" office:string-value="amanda37">
            <text:p>amanda37</text:p>
          </table:table-cell>
          <table:table-cell table:formula="of:=[.C203]&amp;&quot; &quot;&amp;[.D203]" office:value-type="string" office:string-value="Amanda Foster">
            <text:p>Amanda Fost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01</text:p>
          </table:table-cell>
          <table:table-cell office:value-type="string">
            <text:p>Mozilla/5.0 (Windows NT 6.3; WOW64; Trident/7.0; Touch; MAARJS; rv:11.0) like Gecko</text:p>
          </table:table-cell>
          <table:table-cell table:number-columns-repeated="1012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Wingtip Toys (Black Lick, PA)</text:p>
          </table:table-cell>
          <table:table-cell office:value-type="string">
            <text:p>Alexia</text:p>
          </table:table-cell>
          <table:table-cell office:value-type="string">
            <text:p>Price</text:p>
          </table:table-cell>
          <table:table-cell table:style-name="ce1" office:value-type="string">
            <text:p>22/08/1958</text:p>
          </table:table-cell>
          <table:table-cell office:value-type="string">
            <text:p>alexia0@adventure-works.com</text:p>
          </table:table-cell>
          <table:table-cell table:formula="of:=LEFT([.F204];FIND(&quot;@&quot;;[.F204])-1)" office:value-type="string" office:string-value="alexia0">
            <text:p>alexia0</text:p>
          </table:table-cell>
          <table:table-cell table:formula="of:=[.C204]&amp;&quot; &quot;&amp;[.D204]" office:value-type="string" office:string-value="Alexia Price">
            <text:p>Alexia Pric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02</text:p>
          </table:table-cell>
          <table:table-cell office:value-type="string">
            <text:p>Mozilla/5.0 (Windows NT 6.3; WOW64) AppleWebKit/537.36 (KHTML, like Gecko) Chrome/39.0.2171.95 Safari/537.36</text:p>
          </table:table-cell>
          <table:table-cell table:number-columns-repeated="1012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Wingtip Toys (Queen Valley, AZ)</text:p>
          </table:table-cell>
          <table:table-cell office:value-type="string">
            <text:p>Luis</text:p>
          </table:table-cell>
          <table:table-cell office:value-type="string">
            <text:p>Diaz</text:p>
          </table:table-cell>
          <table:table-cell table:style-name="ce1" office:value-type="string">
            <text:p>18/08/1959</text:p>
          </table:table-cell>
          <table:table-cell office:value-type="string">
            <text:p>luis21@adventure-works.com</text:p>
          </table:table-cell>
          <table:table-cell table:formula="of:=LEFT([.F205];FIND(&quot;@&quot;;[.F205])-1)" office:value-type="string" office:string-value="luis21">
            <text:p>luis21</text:p>
          </table:table-cell>
          <table:table-cell table:formula="of:=[.C205]&amp;&quot; &quot;&amp;[.D205]" office:value-type="string" office:string-value="Luis Diaz">
            <text:p>Luis Diaz</text:p>
          </table:table-cell>
          <table:table-cell/>
          <table:table-cell office:value-type="string">
            <text:p>Canada</text:p>
          </table:table-cell>
          <table:table-cell office:value-type="string">
            <text:p>AW00011203</text:p>
          </table:table-cell>
          <table:table-cell office:value-type="string">
            <text:p>Mozilla/5.0 (iPad; CPU OS 7_0 like Mac OS X) AppleWebKit/537.51.1 (KHTML, like Gecko) Version/7.0 Mobile/11A465 Safari/9537.53</text:p>
          </table:table-cell>
          <table:table-cell table:number-columns-repeated="1012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Wingtip Toys (Penns Creek, PA)</text:p>
          </table:table-cell>
          <table:table-cell office:value-type="string">
            <text:p>Destiny</text:p>
          </table:table-cell>
          <table:table-cell office:value-type="string">
            <text:p>Rivera</text:p>
          </table:table-cell>
          <table:table-cell table:style-name="ce1" office:value-type="string">
            <text:p>29/11/1953</text:p>
          </table:table-cell>
          <table:table-cell office:value-type="string">
            <text:p>destiny33@adventure-works.com</text:p>
          </table:table-cell>
          <table:table-cell table:formula="of:=LEFT([.F206];FIND(&quot;@&quot;;[.F206])-1)" office:value-type="string" office:string-value="destiny33">
            <text:p>destiny33</text:p>
          </table:table-cell>
          <table:table-cell table:formula="of:=[.C206]&amp;&quot; &quot;&amp;[.D206]" office:value-type="string" office:string-value="Destiny Rivera">
            <text:p>Destiny Rivera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04</text:p>
          </table:table-cell>
          <table:table-cell office:value-type="string">
            <text:p>Mozilla/5.0 (Windows NT 10.0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Wingtip Toys (Bourbonnais, IL)</text:p>
          </table:table-cell>
          <table:table-cell office:value-type="string">
            <text:p>Abby</text:p>
          </table:table-cell>
          <table:table-cell office:value-type="string">
            <text:p>Fernandez</text:p>
          </table:table-cell>
          <table:table-cell table:style-name="ce1" office:value-type="string">
            <text:p>21/01/1954</text:p>
          </table:table-cell>
          <table:table-cell office:value-type="string">
            <text:p>abby13@adventure-works.com</text:p>
          </table:table-cell>
          <table:table-cell table:formula="of:=LEFT([.F207];FIND(&quot;@&quot;;[.F207])-1)" office:value-type="string" office:string-value="abby13">
            <text:p>abby13</text:p>
          </table:table-cell>
          <table:table-cell table:formula="of:=[.C207]&amp;&quot; &quot;&amp;[.D207]" office:value-type="string" office:string-value="Abby Fernandez">
            <text:p>Abby Fernand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05</text:p>
          </table:table-cell>
          <table:table-cell office:value-type="string">
            <text:p>Mozilla/5.0 (iPad; CPU OS 8_3 like Mac OS X) AppleWebKit/600.1.4 (KHTML, like Gecko) GSA/7.0.55539 Mobile/12F69 Safari/600.1.4</text:p>
          </table:table-cell>
          <table:table-cell table:number-columns-repeated="1012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Wingtip Toys (Tuscaloosa, AL)</text:p>
          </table:table-cell>
          <table:table-cell office:value-type="string">
            <text:p>Blake</text:p>
          </table:table-cell>
          <table:table-cell office:value-type="string">
            <text:p>Flores</text:p>
          </table:table-cell>
          <table:table-cell table:style-name="ce1" office:value-type="string">
            <text:p>24/03/1954</text:p>
          </table:table-cell>
          <table:table-cell office:value-type="string">
            <text:p>blake60@adventure-works.com</text:p>
          </table:table-cell>
          <table:table-cell table:formula="of:=LEFT([.F208];FIND(&quot;@&quot;;[.F208])-1)" office:value-type="string" office:string-value="blake60">
            <text:p>blake60</text:p>
          </table:table-cell>
          <table:table-cell table:formula="of:=[.C208]&amp;&quot; &quot;&amp;[.D208]" office:value-type="string" office:string-value="Blake Flores">
            <text:p>Blake Flor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06</text:p>
          </table:table-cell>
          <table:table-cell office:value-type="string">
            <text:p>Mozilla/5.0 (Macintosh; Intel Mac OS X 10_9_4) AppleWebKit/537.78.2 (KHTML, like Gecko) Version/7.0.6 Safari/537.78.2</text:p>
          </table:table-cell>
          <table:table-cell table:number-columns-repeated="1012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Wingtip Toys (Mooringsport, LA)</text:p>
          </table:table-cell>
          <table:table-cell office:value-type="string">
            <text:p>Danielle</text:p>
          </table:table-cell>
          <table:table-cell office:value-type="string">
            <text:p>Cox</text:p>
          </table:table-cell>
          <table:table-cell table:style-name="ce1" office:value-type="string">
            <text:p>16/01/1954</text:p>
          </table:table-cell>
          <table:table-cell office:value-type="string">
            <text:p>danielle12@adventure-works.com</text:p>
          </table:table-cell>
          <table:table-cell table:formula="of:=LEFT([.F209];FIND(&quot;@&quot;;[.F209])-1)" office:value-type="string" office:string-value="danielle12">
            <text:p>danielle12</text:p>
          </table:table-cell>
          <table:table-cell table:formula="of:=[.C209]&amp;&quot; &quot;&amp;[.D209]" office:value-type="string" office:string-value="Danielle Cox">
            <text:p>Danielle Cox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07</text:p>
          </table:table-cell>
          <table:table-cell office:value-type="string">
            <text:p>Mozilla/5.0 (Windows NT 6.1; WOW64; rv:36.0) Gecko/20100101 Firefox/36.0</text:p>
          </table:table-cell>
          <table:table-cell table:number-columns-repeated="1012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Wingtip Toys (Rockwall, TX)</text:p>
          </table:table-cell>
          <table:table-cell office:value-type="string">
            <text:p>Maria</text:p>
          </table:table-cell>
          <table:table-cell office:value-type="string">
            <text:p>Reed</text:p>
          </table:table-cell>
          <table:table-cell table:style-name="ce1" office:value-type="string">
            <text:p>03/08/1953</text:p>
          </table:table-cell>
          <table:table-cell office:value-type="string">
            <text:p>maria4@adventure-works.com</text:p>
          </table:table-cell>
          <table:table-cell table:formula="of:=LEFT([.F210];FIND(&quot;@&quot;;[.F210])-1)" office:value-type="string" office:string-value="maria4">
            <text:p>maria4</text:p>
          </table:table-cell>
          <table:table-cell table:formula="of:=[.C210]&amp;&quot; &quot;&amp;[.D210]" office:value-type="string" office:string-value="Maria Reed">
            <text:p>Maria Ree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08</text:p>
          </table:table-cell>
          <table:table-cell office:value-type="string">
            <text:p>Mozilla/5.0 (Windows NT 6.3; WOW64; Trident/7.0; MASMJS; rv:11.0) like Gecko</text:p>
          </table:table-cell>
          <table:table-cell table:number-columns-repeated="1012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Wingtip Toys (Orick, CA)</text:p>
          </table:table-cell>
          <table:table-cell office:value-type="string">
            <text:p>Allison</text:p>
          </table:table-cell>
          <table:table-cell office:value-type="string">
            <text:p>Evans</text:p>
          </table:table-cell>
          <table:table-cell table:style-name="ce1" office:value-type="string">
            <text:p>12/07/1953</text:p>
          </table:table-cell>
          <table:table-cell office:value-type="string">
            <text:p>allison21@adventure-works.com</text:p>
          </table:table-cell>
          <table:table-cell table:formula="of:=LEFT([.F211];FIND(&quot;@&quot;;[.F211])-1)" office:value-type="string" office:string-value="allison21">
            <text:p>allison21</text:p>
          </table:table-cell>
          <table:table-cell table:formula="of:=[.C211]&amp;&quot; &quot;&amp;[.D211]" office:value-type="string" office:string-value="Allison Evans">
            <text:p>Allison Evan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09</text:p>
          </table:table-cell>
          <table:table-cell office:value-type="string">
            <text:p>Mozilla/5.0 (Macintosh; Intel Mac OS X 10_11_0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Wingtip Toys (Bernstein, TX)</text:p>
          </table:table-cell>
          <table:table-cell office:value-type="string">
            <text:p>Edward</text:p>
          </table:table-cell>
          <table:table-cell office:value-type="string">
            <text:p>Wood</text:p>
          </table:table-cell>
          <table:table-cell table:style-name="ce1" office:value-type="string">
            <text:p>06/12/1953</text:p>
          </table:table-cell>
          <table:table-cell office:value-type="string">
            <text:p>edward50@adventure-works.com</text:p>
          </table:table-cell>
          <table:table-cell table:formula="of:=LEFT([.F212];FIND(&quot;@&quot;;[.F212])-1)" office:value-type="string" office:string-value="edward50">
            <text:p>edward50</text:p>
          </table:table-cell>
          <table:table-cell table:formula="of:=[.C212]&amp;&quot; &quot;&amp;[.D212]" office:value-type="string" office:string-value="Edward Wood">
            <text:p>Edward Woo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10</text:p>
          </table:table-cell>
          <table:table-cell office:value-type="string">
            <text:p>Mozilla/5.0 (Windows NT 10.0; WOW64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Wingtip Toys (Edmund, WI)</text:p>
          </table:table-cell>
          <table:table-cell office:value-type="string">
            <text:p>Samantha</text:p>
          </table:table-cell>
          <table:table-cell office:value-type="string">
            <text:p>Russell</text:p>
          </table:table-cell>
          <table:table-cell table:style-name="ce1" office:value-type="string">
            <text:p>08/10/1960</text:p>
          </table:table-cell>
          <table:table-cell office:value-type="string">
            <text:p>samantha42@adventure-works.com</text:p>
          </table:table-cell>
          <table:table-cell table:formula="of:=LEFT([.F213];FIND(&quot;@&quot;;[.F213])-1)" office:value-type="string" office:string-value="samantha42">
            <text:p>samantha42</text:p>
          </table:table-cell>
          <table:table-cell table:formula="of:=[.C213]&amp;&quot; &quot;&amp;[.D213]" office:value-type="string" office:string-value="Samantha Russell">
            <text:p>Samantha Russell</text:p>
          </table:table-cell>
          <table:table-cell/>
          <table:table-cell office:value-type="string">
            <text:p>Canada</text:p>
          </table:table-cell>
          <table:table-cell office:value-type="string">
            <text:p>AW00011211</text:p>
          </table:table-cell>
          <table:table-cell office:value-type="string">
            <text:p>Mozilla/5.0 (Windows NT 10.0; WOW64) AppleWebKit/537.36 (KHTML, like Gecko) Chrome/44.0.2403.155 Safari/537.36 OPR/31.0.1889.174</text:p>
          </table:table-cell>
          <table:table-cell table:number-columns-repeated="1012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Wingtip Toys (Bozeman Hot Springs, MT)</text:p>
          </table:table-cell>
          <table:table-cell office:value-type="string">
            <text:p>Chloe</text:p>
          </table:table-cell>
          <table:table-cell office:value-type="string">
            <text:p>Campbell</text:p>
          </table:table-cell>
          <table:table-cell table:style-name="ce1" office:value-type="string">
            <text:p>05/05/1955</text:p>
          </table:table-cell>
          <table:table-cell office:value-type="string">
            <text:p>chloe4@adventure-works.com</text:p>
          </table:table-cell>
          <table:table-cell table:formula="of:=LEFT([.F214];FIND(&quot;@&quot;;[.F214])-1)" office:value-type="string" office:string-value="chloe4">
            <text:p>chloe4</text:p>
          </table:table-cell>
          <table:table-cell table:formula="of:=[.C214]&amp;&quot; &quot;&amp;[.D214]" office:value-type="string" office:string-value="Chloe Campbell">
            <text:p>Chloe Campbell</text:p>
          </table:table-cell>
          <table:table-cell/>
          <table:table-cell office:value-type="string">
            <text:p>Canada</text:p>
          </table:table-cell>
          <table:table-cell office:value-type="string">
            <text:p>AW00011212</text:p>
          </table:table-cell>
          <table:table-cell office:value-type="string">
            <text:p>Mozilla/5.0 (Windows NT 6.1; WOW64; Trident/7.0; FunWebProducts; rv:11.0) like Gecko</text:p>
          </table:table-cell>
          <table:table-cell table:number-columns-repeated="1012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Wingtip Toys (Truscott, TX)</text:p>
          </table:table-cell>
          <table:table-cell office:value-type="string">
            <text:p>Stephanie</text:p>
          </table:table-cell>
          <table:table-cell office:value-type="string">
            <text:p>Murphy</text:p>
          </table:table-cell>
          <table:table-cell table:style-name="ce1" office:value-type="string">
            <text:p>11/11/1954</text:p>
          </table:table-cell>
          <table:table-cell office:value-type="string">
            <text:p>stephanie11@adventure-works.com</text:p>
          </table:table-cell>
          <table:table-cell table:formula="of:=LEFT([.F215];FIND(&quot;@&quot;;[.F215])-1)" office:value-type="string" office:string-value="stephanie11">
            <text:p>stephanie11</text:p>
          </table:table-cell>
          <table:table-cell table:formula="of:=[.C215]&amp;&quot; &quot;&amp;[.D215]" office:value-type="string" office:string-value="Stephanie Murphy">
            <text:p>Stephanie Murph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13</text:p>
          </table:table-cell>
          <table:table-cell office:value-type="string">
            <text:p>Mozilla/5.0 (Windows NT 6.3; WOW64; Trident/7.0; MAARJS; rv:11.0) like Gecko</text:p>
          </table:table-cell>
          <table:table-cell table:number-columns-repeated="1012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Wingtip Toys (Rose Tree, PA)</text:p>
          </table:table-cell>
          <table:table-cell office:value-type="string">
            <text:p>Charles</text:p>
          </table:table-cell>
          <table:table-cell office:value-type="string">
            <text:p>Miller</text:p>
          </table:table-cell>
          <table:table-cell table:style-name="ce1" office:value-type="string">
            <text:p>07/05/1955</text:p>
          </table:table-cell>
          <table:table-cell office:value-type="string">
            <text:p>charles9@adventure-works.com</text:p>
          </table:table-cell>
          <table:table-cell table:formula="of:=LEFT([.F216];FIND(&quot;@&quot;;[.F216])-1)" office:value-type="string" office:string-value="charles9">
            <text:p>charles9</text:p>
          </table:table-cell>
          <table:table-cell table:formula="of:=[.C216]&amp;&quot; &quot;&amp;[.D216]" office:value-type="string" office:string-value="Charles Miller">
            <text:p>Charles Mill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14</text:p>
          </table:table-cell>
          <table:table-cell office:value-type="string">
            <text:p>Mozilla/5.0 (Windows NT 6.1; WOW64; Trident/7.0; BOIE9;ENUS; rv:11.0) like Gecko</text:p>
          </table:table-cell>
          <table:table-cell table:number-columns-repeated="1012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Wingtip Toys (Leathersville, GA)</text:p>
          </table:table-cell>
          <table:table-cell office:value-type="string">
            <text:p>Ana</text:p>
          </table:table-cell>
          <table:table-cell office:value-type="string">
            <text:p>Perry</text:p>
          </table:table-cell>
          <table:table-cell table:style-name="ce1" office:value-type="string">
            <text:p>17/06/1961</text:p>
          </table:table-cell>
          <table:table-cell office:value-type="string">
            <text:p>ana7@adventure-works.com</text:p>
          </table:table-cell>
          <table:table-cell table:formula="of:=LEFT([.F217];FIND(&quot;@&quot;;[.F217])-1)" office:value-type="string" office:string-value="ana7">
            <text:p>ana7</text:p>
          </table:table-cell>
          <table:table-cell table:formula="of:=[.C217]&amp;&quot; &quot;&amp;[.D217]" office:value-type="string" office:string-value="Ana Perry">
            <text:p>Ana Perry</text:p>
          </table:table-cell>
          <table:table-cell/>
          <table:table-cell office:value-type="string">
            <text:p>Canada</text:p>
          </table:table-cell>
          <table:table-cell office:value-type="string">
            <text:p>AW00011215</text:p>
          </table:table-cell>
          <table:table-cell office:value-type="string">
            <text:p>Mozilla/5.0 (Linux; Android 4.4.2; SM-T230NU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Wingtip Toys (Necedah, WI)</text:p>
          </table:table-cell>
          <table:table-cell office:value-type="string">
            <text:p>Jasmine</text:p>
          </table:table-cell>
          <table:table-cell office:value-type="string">
            <text:p>Torres</text:p>
          </table:table-cell>
          <table:table-cell table:style-name="ce1" office:value-type="string">
            <text:p>17/11/1955</text:p>
          </table:table-cell>
          <table:table-cell office:value-type="string">
            <text:p>jasmine32@adventure-works.com</text:p>
          </table:table-cell>
          <table:table-cell table:formula="of:=LEFT([.F218];FIND(&quot;@&quot;;[.F218])-1)" office:value-type="string" office:string-value="jasmine32">
            <text:p>jasmine32</text:p>
          </table:table-cell>
          <table:table-cell table:formula="of:=[.C218]&amp;&quot; &quot;&amp;[.D218]" office:value-type="string" office:string-value="Jasmine Torres">
            <text:p>Jasmine Torr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16</text:p>
          </table:table-cell>
          <table:table-cell office:value-type="string">
            <text:p>Mozilla/5.0 (Windows NT 6.1; WOW64; Trident/7.0; EIE10;ENUSWOL; rv:11.0) like Gecko</text:p>
          </table:table-cell>
          <table:table-cell table:number-columns-repeated="1012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Wingtip Toys (Chetek, WI)</text:p>
          </table:table-cell>
          <table:table-cell office:value-type="string">
            <text:p>Natalie</text:p>
          </table:table-cell>
          <table:table-cell office:value-type="string">
            <text:p>Adams</text:p>
          </table:table-cell>
          <table:table-cell table:style-name="ce1" office:value-type="string">
            <text:p>11/08/1955</text:p>
          </table:table-cell>
          <table:table-cell office:value-type="string">
            <text:p>natalie58@adventure-works.com</text:p>
          </table:table-cell>
          <table:table-cell table:formula="of:=LEFT([.F219];FIND(&quot;@&quot;;[.F219])-1)" office:value-type="string" office:string-value="natalie58">
            <text:p>natalie58</text:p>
          </table:table-cell>
          <table:table-cell table:formula="of:=[.C219]&amp;&quot; &quot;&amp;[.D219]" office:value-type="string" office:string-value="Natalie Adams">
            <text:p>Natalie Adam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17</text:p>
          </table:table-cell>
          <table:table-cell office:value-type="string">
            <text:p>Mozilla/5.0 (Windows NT 5.1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Wingtip Toys (Yaak, MT)</text:p>
          </table:table-cell>
          <table:table-cell office:value-type="string">
            <text:p>Olivia</text:p>
          </table:table-cell>
          <table:table-cell office:value-type="string">
            <text:p>Brown</text:p>
          </table:table-cell>
          <table:table-cell table:style-name="ce1" office:value-type="string">
            <text:p>07/09/1961</text:p>
          </table:table-cell>
          <table:table-cell office:value-type="string">
            <text:p>olivia4@adventure-works.com</text:p>
          </table:table-cell>
          <table:table-cell table:formula="of:=LEFT([.F220];FIND(&quot;@&quot;;[.F220])-1)" office:value-type="string" office:string-value="olivia4">
            <text:p>olivia4</text:p>
          </table:table-cell>
          <table:table-cell table:formula="of:=[.C220]&amp;&quot; &quot;&amp;[.D220]" office:value-type="string" office:string-value="Olivia Brown">
            <text:p>Olivia Brow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18</text:p>
          </table:table-cell>
          <table:table-cell office:value-type="string">
            <text:p>Mozilla/5.0 (Macintosh; Intel Mac OS X 10.6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Wingtip Toys (Compass Lake, FL)</text:p>
          </table:table-cell>
          <table:table-cell office:value-type="string">
            <text:p>Charles</text:p>
          </table:table-cell>
          <table:table-cell office:value-type="string">
            <text:p>Cook</text:p>
          </table:table-cell>
          <table:table-cell table:style-name="ce1" office:value-type="string">
            <text:p>31/05/1956</text:p>
          </table:table-cell>
          <table:table-cell office:value-type="string">
            <text:p>charles69@adventure-works.com</text:p>
          </table:table-cell>
          <table:table-cell table:formula="of:=LEFT([.F221];FIND(&quot;@&quot;;[.F221])-1)" office:value-type="string" office:string-value="charles69">
            <text:p>charles69</text:p>
          </table:table-cell>
          <table:table-cell table:formula="of:=[.C221]&amp;&quot; &quot;&amp;[.D221]" office:value-type="string" office:string-value="Charles Cook">
            <text:p>Charles Cook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19</text:p>
          </table:table-cell>
          <table:table-cell office:value-type="string">
            <text:p>Mozilla/5.0 (Linux; U; Android 4.0.4; en-us; KFJWA Build/IMM76D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Wingtip Toys (Herlong, CA)</text:p>
          </table:table-cell>
          <table:table-cell office:value-type="string">
            <text:p>Erica</text:p>
          </table:table-cell>
          <table:table-cell office:value-type="string">
            <text:p>Huang</text:p>
          </table:table-cell>
          <table:table-cell table:style-name="ce1" office:value-type="string">
            <text:p>19/02/1961</text:p>
          </table:table-cell>
          <table:table-cell office:value-type="string">
            <text:p>erica5@adventure-works.com</text:p>
          </table:table-cell>
          <table:table-cell table:formula="of:=LEFT([.F222];FIND(&quot;@&quot;;[.F222])-1)" office:value-type="string" office:string-value="erica5">
            <text:p>erica5</text:p>
          </table:table-cell>
          <table:table-cell table:formula="of:=[.C222]&amp;&quot; &quot;&amp;[.D222]" office:value-type="string" office:string-value="Erica Huang">
            <text:p>Erica Hua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20</text:p>
          </table:table-cell>
          <table:table-cell office:value-type="string">
            <text:p>Mozilla/5.0 (Windows NT 6.3; WOW64) AppleWebKit/537.36 (KHTML, like Gecko) Chrome/44.0.2403.155 Safari/537.36 OPR/31.0.1889.174</text:p>
          </table:table-cell>
          <table:table-cell table:number-columns-repeated="1012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Wingtip Toys (Highland Home, AL)</text:p>
          </table:table-cell>
          <table:table-cell office:value-type="string">
            <text:p>Nathan</text:p>
          </table:table-cell>
          <table:table-cell office:value-type="string">
            <text:p>Perry</text:p>
          </table:table-cell>
          <table:table-cell table:style-name="ce1" office:value-type="string">
            <text:p>08/12/1955</text:p>
          </table:table-cell>
          <table:table-cell office:value-type="string">
            <text:p>nathan3@adventure-works.com</text:p>
          </table:table-cell>
          <table:table-cell table:formula="of:=LEFT([.F223];FIND(&quot;@&quot;;[.F223])-1)" office:value-type="string" office:string-value="nathan3">
            <text:p>nathan3</text:p>
          </table:table-cell>
          <table:table-cell table:formula="of:=[.C223]&amp;&quot; &quot;&amp;[.D223]" office:value-type="string" office:string-value="Nathan Perry">
            <text:p>Nathan Perr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21</text:p>
          </table:table-cell>
          <table:table-cell office:value-type="string">
            <text:p>Mozilla/5.0 (Linux; Android 4.0.4; BNTV600 Build/IMM76L) AppleWebKit/537.36 (KHTML, like Gecko) Chrome/42.0.2311.111 Safari/537.36</text:p>
          </table:table-cell>
          <table:table-cell table:number-columns-repeated="1012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Wingtip Toys (Naches, WA)</text:p>
          </table:table-cell>
          <table:table-cell office:value-type="string">
            <text:p>Alexandra</text:p>
          </table:table-cell>
          <table:table-cell office:value-type="string">
            <text:p>Rivera</text:p>
          </table:table-cell>
          <table:table-cell table:style-name="ce1" office:value-type="string">
            <text:p>14/02/1956</text:p>
          </table:table-cell>
          <table:table-cell office:value-type="string">
            <text:p>alexandra11@adventure-works.com</text:p>
          </table:table-cell>
          <table:table-cell table:formula="of:=LEFT([.F224];FIND(&quot;@&quot;;[.F224])-1)" office:value-type="string" office:string-value="alexandra11">
            <text:p>alexandra11</text:p>
          </table:table-cell>
          <table:table-cell table:formula="of:=[.C224]&amp;&quot; &quot;&amp;[.D224]" office:value-type="string" office:string-value="Alexandra Rivera">
            <text:p>Alexandra Rivera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22</text:p>
          </table:table-cell>
          <table:table-cell office:value-type="string">
            <text:p>Mozilla/5.0 (iPhone; CPU iPhone OS 8_1_2 like Mac OS X) AppleWebKit/600.1.4 (KHTML, like Gecko) Version/8.0 Mobile/12B440 Safari/600.1.4</text:p>
          </table:table-cell>
          <table:table-cell table:number-columns-repeated="1012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Wingtip Toys (Baldwin City, KS)</text:p>
          </table:table-cell>
          <table:table-cell office:value-type="string">
            <text:p>Hailey</text:p>
          </table:table-cell>
          <table:table-cell office:value-type="string">
            <text:p>Patterson</text:p>
          </table:table-cell>
          <table:table-cell table:style-name="ce1" office:value-type="string">
            <text:p>15/03/1957</text:p>
          </table:table-cell>
          <table:table-cell office:value-type="string">
            <text:p>hailey30@adventure-works.com</text:p>
          </table:table-cell>
          <table:table-cell table:formula="of:=LEFT([.F225];FIND(&quot;@&quot;;[.F225])-1)" office:value-type="string" office:string-value="hailey30">
            <text:p>hailey30</text:p>
          </table:table-cell>
          <table:table-cell table:formula="of:=[.C225]&amp;&quot; &quot;&amp;[.D225]" office:value-type="string" office:string-value="Hailey Patterson">
            <text:p>Hailey Patterson</text:p>
          </table:table-cell>
          <table:table-cell/>
          <table:table-cell office:value-type="string">
            <text:p>Canada</text:p>
          </table:table-cell>
          <table:table-cell office:value-type="string">
            <text:p>AW00011223</text:p>
          </table:table-cell>
          <table:table-cell office:value-type="string">
            <text:p>Mozilla/5.0 (Windows NT 6.1; WOW64) AppleWebKit/537.36 (KHTML, like Gecko) Chrome/41.0.2272.101 Safari/537.36</text:p>
          </table:table-cell>
          <table:table-cell table:number-columns-repeated="1012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Wingtip Toys (Heartwell, NE)</text:p>
          </table:table-cell>
          <table:table-cell office:value-type="string">
            <text:p>Tiffany</text:p>
          </table:table-cell>
          <table:table-cell office:value-type="string">
            <text:p>Li</text:p>
          </table:table-cell>
          <table:table-cell table:style-name="ce1" office:value-type="string">
            <text:p>05/03/1957</text:p>
          </table:table-cell>
          <table:table-cell office:value-type="string">
            <text:p>tiffany3@adventure-works.com</text:p>
          </table:table-cell>
          <table:table-cell table:formula="of:=LEFT([.F226];FIND(&quot;@&quot;;[.F226])-1)" office:value-type="string" office:string-value="tiffany3">
            <text:p>tiffany3</text:p>
          </table:table-cell>
          <table:table-cell table:formula="of:=[.C226]&amp;&quot; &quot;&amp;[.D226]" office:value-type="string" office:string-value="Tiffany Li">
            <text:p>Tiffany Li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24</text:p>
          </table:table-cell>
          <table:table-cell office:value-type="string">
            <text:p>Mozilla/5.0 (Windows NT 6.1; WOW64) AppleWebKit/537.36 (KHTML, like Gecko) Chrome/41.0.2272.118 Safari/537.36</text:p>
          </table:table-cell>
          <table:table-cell table:number-columns-repeated="1012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Wingtip Toys (Bethel Acres, OK)</text:p>
          </table:table-cell>
          <table:table-cell office:value-type="string">
            <text:p>Madison</text:p>
          </table:table-cell>
          <table:table-cell office:value-type="string">
            <text:p>Lee</text:p>
          </table:table-cell>
          <table:table-cell table:style-name="ce1" office:value-type="string">
            <text:p>12/02/1962</text:p>
          </table:table-cell>
          <table:table-cell office:value-type="string">
            <text:p>madison22@adventure-works.com</text:p>
          </table:table-cell>
          <table:table-cell table:formula="of:=LEFT([.F227];FIND(&quot;@&quot;;[.F227])-1)" office:value-type="string" office:string-value="madison22">
            <text:p>madison22</text:p>
          </table:table-cell>
          <table:table-cell table:formula="of:=[.C227]&amp;&quot; &quot;&amp;[.D227]" office:value-type="string" office:string-value="Madison Lee">
            <text:p>Madison Le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25</text:p>
          </table:table-cell>
          <table:table-cell office:value-type="string">
            <text:p>Mozilla/5.0 (Windows NT 6.1; WOW64; Trident/7.0; yie9; rv:11.0) like Gecko</text:p>
          </table:table-cell>
          <table:table-cell table:number-columns-repeated="1012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Wingtip Toys (Willow Valley, AZ)</text:p>
          </table:table-cell>
          <table:table-cell office:value-type="string">
            <text:p>Sydney</text:p>
          </table:table-cell>
          <table:table-cell office:value-type="string">
            <text:p>Ross</text:p>
          </table:table-cell>
          <table:table-cell table:style-name="ce1" office:value-type="string">
            <text:p>23/09/1962</text:p>
          </table:table-cell>
          <table:table-cell office:value-type="string">
            <text:p>sydney26@adventure-works.com</text:p>
          </table:table-cell>
          <table:table-cell table:formula="of:=LEFT([.F228];FIND(&quot;@&quot;;[.F228])-1)" office:value-type="string" office:string-value="sydney26">
            <text:p>sydney26</text:p>
          </table:table-cell>
          <table:table-cell table:formula="of:=[.C228]&amp;&quot; &quot;&amp;[.D228]" office:value-type="string" office:string-value="Sydney Ross">
            <text:p>Sydney Ros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26</text:p>
          </table:table-cell>
          <table:table-cell office:value-type="string">
            <text:p>Mozilla/5.0 (Linux; Android 5.0.2; SM-T530NU Build/LRX22G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Wingtip Toys (Athol Springs, NY)</text:p>
          </table:table-cell>
          <table:table-cell office:value-type="string">
            <text:p>Marshall</text:p>
          </table:table-cell>
          <table:table-cell office:value-type="string">
            <text:p>Chavez</text:p>
          </table:table-cell>
          <table:table-cell table:style-name="ce1" office:value-type="string">
            <text:p>08/08/1962</text:p>
          </table:table-cell>
          <table:table-cell office:value-type="string">
            <text:p>marshall35@adventure-works.com</text:p>
          </table:table-cell>
          <table:table-cell table:formula="of:=LEFT([.F229];FIND(&quot;@&quot;;[.F229])-1)" office:value-type="string" office:string-value="marshall35">
            <text:p>marshall35</text:p>
          </table:table-cell>
          <table:table-cell table:formula="of:=[.C229]&amp;&quot; &quot;&amp;[.D229]" office:value-type="string" office:string-value="Marshall Chavez">
            <text:p>Marshall Chav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27</text:p>
          </table:table-cell>
          <table:table-cell office:value-type="string">
            <text:p>Mozilla/5.0 (iPad; CPU OS 9_0 like Mac OS X) AppleWebKit/601.1.46 (KHTML, like Gecko) Version/9.0 Mobile/13A4325c Safari/601.1</text:p>
          </table:table-cell>
          <table:table-cell table:number-columns-repeated="1012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Wingtip Toys (Paw Paw Lake, MI)</text:p>
          </table:table-cell>
          <table:table-cell office:value-type="string">
            <text:p>Ashley</text:p>
          </table:table-cell>
          <table:table-cell office:value-type="string">
            <text:p>Jones</text:p>
          </table:table-cell>
          <table:table-cell table:style-name="ce1" office:value-type="string">
            <text:p>16/10/1956</text:p>
          </table:table-cell>
          <table:table-cell office:value-type="string">
            <text:p>ashley3@adventure-works.com</text:p>
          </table:table-cell>
          <table:table-cell table:formula="of:=LEFT([.F230];FIND(&quot;@&quot;;[.F230])-1)" office:value-type="string" office:string-value="ashley3">
            <text:p>ashley3</text:p>
          </table:table-cell>
          <table:table-cell table:formula="of:=[.C230]&amp;&quot; &quot;&amp;[.D230]" office:value-type="string" office:string-value="Ashley Jones">
            <text:p>Ashley Jon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28</text:p>
          </table:table-cell>
          <table:table-cell office:value-type="string">
            <text:p>Mozilla/5.0 (Macintosh; Intel Mac OS X 10_10_4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Wingtip Toys (Lilbourn, MO)</text:p>
          </table:table-cell>
          <table:table-cell office:value-type="string">
            <text:p>Adrian</text:p>
          </table:table-cell>
          <table:table-cell office:value-type="string">
            <text:p>Stewart</text:p>
          </table:table-cell>
          <table:table-cell table:style-name="ce1" office:value-type="string">
            <text:p>01/06/1957</text:p>
          </table:table-cell>
          <table:table-cell office:value-type="string">
            <text:p>adrian21@adventure-works.com</text:p>
          </table:table-cell>
          <table:table-cell table:formula="of:=LEFT([.F231];FIND(&quot;@&quot;;[.F231])-1)" office:value-type="string" office:string-value="adrian21">
            <text:p>adrian21</text:p>
          </table:table-cell>
          <table:table-cell table:formula="of:=[.C231]&amp;&quot; &quot;&amp;[.D231]" office:value-type="string" office:string-value="Adrian Stewart">
            <text:p>Adrian Stewar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29</text:p>
          </table:table-cell>
          <table:table-cell office:value-type="string">
            <text:p>Mozilla/5.0 (iPhone; CPU iPhone OS 8_1_3 like Mac OS X) AppleWebKit/600.1.4 (KHTML, like Gecko) Version/8.0 Mobile/12B466 Safari/600.1.4</text:p>
          </table:table-cell>
          <table:table-cell table:number-columns-repeated="1012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Wingtip Toys (Lost River, ID)</text:p>
          </table:table-cell>
          <table:table-cell office:value-type="string">
            <text:p>Amber</text:p>
          </table:table-cell>
          <table:table-cell office:value-type="string">
            <text:p>Turner</text:p>
          </table:table-cell>
          <table:table-cell table:style-name="ce1" office:value-type="string">
            <text:p>30/09/1956</text:p>
          </table:table-cell>
          <table:table-cell office:value-type="string">
            <text:p>amber4@adventure-works.com</text:p>
          </table:table-cell>
          <table:table-cell table:formula="of:=LEFT([.F232];FIND(&quot;@&quot;;[.F232])-1)" office:value-type="string" office:string-value="amber4">
            <text:p>amber4</text:p>
          </table:table-cell>
          <table:table-cell table:formula="of:=[.C232]&amp;&quot; &quot;&amp;[.D232]" office:value-type="string" office:string-value="Amber Turner">
            <text:p>Amber Turn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30</text:p>
          </table:table-cell>
          <table:table-cell office:value-type="string">
            <text:p>Mozilla/5.0 (Windows NT 6.1; WOW64; rv:34.0) Gecko/20100101 Firefox/34.0</text:p>
          </table:table-cell>
          <table:table-cell table:number-columns-repeated="1012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Wingtip Toys (Rosa Sánchez, PR)</text:p>
          </table:table-cell>
          <table:table-cell office:value-type="string">
            <text:p>Dennis</text:p>
          </table:table-cell>
          <table:table-cell office:value-type="string">
            <text:p>Zhang</text:p>
          </table:table-cell>
          <table:table-cell table:style-name="ce1" office:value-type="string">
            <text:p>11/11/1963</text:p>
          </table:table-cell>
          <table:table-cell office:value-type="string">
            <text:p>dennis1@adventure-works.com</text:p>
          </table:table-cell>
          <table:table-cell table:formula="of:=LEFT([.F233];FIND(&quot;@&quot;;[.F233])-1)" office:value-type="string" office:string-value="dennis1">
            <text:p>dennis1</text:p>
          </table:table-cell>
          <table:table-cell table:formula="of:=[.C233]&amp;&quot; &quot;&amp;[.D233]" office:value-type="string" office:string-value="Dennis Zhang">
            <text:p>Dennis Zha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31</text:p>
          </table:table-cell>
          <table:table-cell office:value-type="string">
            <text:p>Mozilla/5.0 (Windows NT 6.1; WOW64) AppleWebKit/537.36 (KHTML, like Gecko) Chrome/43.0.2357.130 Safari/537.36</text:p>
          </table:table-cell>
          <table:table-cell table:number-columns-repeated="1012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Wingtip Toys (Vamo, FL)</text:p>
          </table:table-cell>
          <table:table-cell office:value-type="string">
            <text:p>Hailey</text:p>
          </table:table-cell>
          <table:table-cell office:value-type="string">
            <text:p>Bryant</text:p>
          </table:table-cell>
          <table:table-cell table:style-name="ce1" office:value-type="string">
            <text:p>27/03/1958</text:p>
          </table:table-cell>
          <table:table-cell office:value-type="string">
            <text:p>hailey38@adventure-works.com</text:p>
          </table:table-cell>
          <table:table-cell table:formula="of:=LEFT([.F234];FIND(&quot;@&quot;;[.F234])-1)" office:value-type="string" office:string-value="hailey38">
            <text:p>hailey38</text:p>
          </table:table-cell>
          <table:table-cell table:formula="of:=[.C234]&amp;&quot; &quot;&amp;[.D234]" office:value-type="string" office:string-value="Hailey Bryant">
            <text:p>Hailey Bryan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32</text:p>
          </table:table-cell>
          <table:table-cell office:value-type="string">
            <text:p>Mozilla/5.0 (Windows NT 6.1; WOW64) AppleWebKit/537.36 (KHTML, like Gecko) Chrome/41.0.2272.89 Safari/537.36</text:p>
          </table:table-cell>
          <table:table-cell table:number-columns-repeated="1012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Wingtip Toys (Balko, OK)</text:p>
          </table:table-cell>
          <table:table-cell office:value-type="string">
            <text:p>Todd</text:p>
          </table:table-cell>
          <table:table-cell office:value-type="string">
            <text:p>Li</text:p>
          </table:table-cell>
          <table:table-cell table:style-name="ce1" office:value-type="string">
            <text:p>06/09/1963</text:p>
          </table:table-cell>
          <table:table-cell office:value-type="string">
            <text:p>todd5@adventure-works.com</text:p>
          </table:table-cell>
          <table:table-cell table:formula="of:=LEFT([.F235];FIND(&quot;@&quot;;[.F235])-1)" office:value-type="string" office:string-value="todd5">
            <text:p>todd5</text:p>
          </table:table-cell>
          <table:table-cell table:formula="of:=[.C235]&amp;&quot; &quot;&amp;[.D235]" office:value-type="string" office:string-value="Todd Li">
            <text:p>Todd Li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33</text:p>
          </table:table-cell>
          <table:table-cell office:value-type="string">
            <text:p>Mozilla/5.0 (compatible; MSIE 10.0; Windows NT 6.2; WOW64; Trident/7.0)</text:p>
          </table:table-cell>
          <table:table-cell table:number-columns-repeated="1012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Wingtip Toys (Lime Lake, NY)</text:p>
          </table:table-cell>
          <table:table-cell office:value-type="string">
            <text:p>Anna</text:p>
          </table:table-cell>
          <table:table-cell office:value-type="string">
            <text:p>Griffin</text:p>
          </table:table-cell>
          <table:table-cell table:style-name="ce1" office:value-type="string">
            <text:p>19/05/1958</text:p>
          </table:table-cell>
          <table:table-cell office:value-type="string">
            <text:p>anna46@adventure-works.com</text:p>
          </table:table-cell>
          <table:table-cell table:formula="of:=LEFT([.F236];FIND(&quot;@&quot;;[.F236])-1)" office:value-type="string" office:string-value="anna46">
            <text:p>anna46</text:p>
          </table:table-cell>
          <table:table-cell table:formula="of:=[.C236]&amp;&quot; &quot;&amp;[.D236]" office:value-type="string" office:string-value="Anna Griffin">
            <text:p>Anna Griffi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34</text:p>
          </table:table-cell>
          <table:table-cell office:value-type="string">
            <text:p>Mozilla/5.0 (Windows NT 6.1; WOW64; rv:33.0) Gecko/20100101 Firefox/33.0</text:p>
          </table:table-cell>
          <table:table-cell table:number-columns-repeated="1012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Wingtip Toys (Teutopolis, IL)</text:p>
          </table:table-cell>
          <table:table-cell office:value-type="string">
            <text:p>Angel</text:p>
          </table:table-cell>
          <table:table-cell office:value-type="string">
            <text:p>Stewart</text:p>
          </table:table-cell>
          <table:table-cell table:style-name="ce1" office:value-type="string">
            <text:p>07/08/1957</text:p>
          </table:table-cell>
          <table:table-cell office:value-type="string">
            <text:p>angel24@adventure-works.com</text:p>
          </table:table-cell>
          <table:table-cell table:formula="of:=LEFT([.F237];FIND(&quot;@&quot;;[.F237])-1)" office:value-type="string" office:string-value="angel24">
            <text:p>angel24</text:p>
          </table:table-cell>
          <table:table-cell table:formula="of:=[.C237]&amp;&quot; &quot;&amp;[.D237]" office:value-type="string" office:string-value="Angel Stewart">
            <text:p>Angel Stewar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35</text:p>
          </table:table-cell>
          <table:table-cell office:value-type="string">
            <text:p>Mozilla/5.0 (X11; Ubuntu; Linux x86_64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Wingtip Toys (Gargatha, VA)</text:p>
          </table:table-cell>
          <table:table-cell office:value-type="string">
            <text:p>Jeremy</text:p>
          </table:table-cell>
          <table:table-cell office:value-type="string">
            <text:p>Butler</text:p>
          </table:table-cell>
          <table:table-cell table:style-name="ce1" office:value-type="string">
            <text:p>02/09/1957</text:p>
          </table:table-cell>
          <table:table-cell office:value-type="string">
            <text:p>jeremy29@adventure-works.com</text:p>
          </table:table-cell>
          <table:table-cell table:formula="of:=LEFT([.F238];FIND(&quot;@&quot;;[.F238])-1)" office:value-type="string" office:string-value="jeremy29">
            <text:p>jeremy29</text:p>
          </table:table-cell>
          <table:table-cell table:formula="of:=[.C238]&amp;&quot; &quot;&amp;[.D238]" office:value-type="string" office:string-value="Jeremy Butler">
            <text:p>Jeremy Butl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36</text:p>
          </table:table-cell>
          <table:table-cell office:value-type="string">
            <text:p>Mozilla/5.0 (Windows NT 5.1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Wingtip Toys (Cadogan, PA)</text:p>
          </table:table-cell>
          <table:table-cell office:value-type="string">
            <text:p>Clarence</text:p>
          </table:table-cell>
          <table:table-cell office:value-type="string">
            <text:p>Anand</text:p>
          </table:table-cell>
          <table:table-cell table:style-name="ce1" office:value-type="string">
            <text:p>22/03/1964</text:p>
          </table:table-cell>
          <table:table-cell office:value-type="string">
            <text:p>clarence36@adventure-works.com</text:p>
          </table:table-cell>
          <table:table-cell table:formula="of:=LEFT([.F239];FIND(&quot;@&quot;;[.F239])-1)" office:value-type="string" office:string-value="clarence36">
            <text:p>clarence36</text:p>
          </table:table-cell>
          <table:table-cell table:formula="of:=[.C239]&amp;&quot; &quot;&amp;[.D239]" office:value-type="string" office:string-value="Clarence Anand">
            <text:p>Clarence Anand</text:p>
          </table:table-cell>
          <table:table-cell/>
          <table:table-cell office:value-type="string">
            <text:p>Germany</text:p>
          </table:table-cell>
          <table:table-cell office:value-type="string">
            <text:p>AW00011237</text:p>
          </table:table-cell>
          <table:table-cell office:value-type="string">
            <text:p>Mozilla/5.0 (iPhone; CPU iPhone OS 8_2 like Mac OS X) AppleWebKit/600.1.4 (KHTML, like Gecko) Version/8.0 Mobile/12D508 Safari/600.1.4</text:p>
          </table:table-cell>
          <table:table-cell table:number-columns-repeated="1012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Wingtip Toys (Lucasville, OH)</text:p>
          </table:table-cell>
          <table:table-cell office:value-type="string">
            <text:p>Mayra</text:p>
          </table:table-cell>
          <table:table-cell office:value-type="string">
            <text:p>Prasad</text:p>
          </table:table-cell>
          <table:table-cell table:style-name="ce1" office:value-type="string">
            <text:p>07/02/1964</text:p>
          </table:table-cell>
          <table:table-cell office:value-type="string">
            <text:p>mayra9@adventure-works.com</text:p>
          </table:table-cell>
          <table:table-cell table:formula="of:=LEFT([.F240];FIND(&quot;@&quot;;[.F240])-1)" office:value-type="string" office:string-value="mayra9">
            <text:p>mayra9</text:p>
          </table:table-cell>
          <table:table-cell table:formula="of:=[.C240]&amp;&quot; &quot;&amp;[.D240]" office:value-type="string" office:string-value="Mayra Prasad">
            <text:p>Mayra Prasad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238</text:p>
          </table:table-cell>
          <table:table-cell office:value-type="string">
            <text:p>Mozilla/5.0 (Windows NT 6.2; WOW64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Wingtip Toys (Cylon, WI)</text:p>
          </table:table-cell>
          <table:table-cell office:value-type="string">
            <text:p>Latoya</text:p>
          </table:table-cell>
          <table:table-cell office:value-type="string">
            <text:p>Goel</text:p>
          </table:table-cell>
          <table:table-cell table:style-name="ce1" office:value-type="string">
            <text:p>02/10/1969</text:p>
          </table:table-cell>
          <table:table-cell office:value-type="string">
            <text:p>latoya18@adventure-works.com</text:p>
          </table:table-cell>
          <table:table-cell table:formula="of:=LEFT([.F241];FIND(&quot;@&quot;;[.F241])-1)" office:value-type="string" office:string-value="latoya18">
            <text:p>latoya18</text:p>
          </table:table-cell>
          <table:table-cell table:formula="of:=[.C241]&amp;&quot; &quot;&amp;[.D241]" office:value-type="string" office:string-value="Latoya Goel">
            <text:p>Latoya Goel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239</text:p>
          </table:table-cell>
          <table:table-cell office:value-type="string">
            <text:p>Mozilla/5.0 (iPad; CPU OS 8_4_1 like Mac OS X) AppleWebKit/600.1.4 (KHTML, like Gecko) CriOS/44.0.2403.67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Wingtip Toys (Asher, OK)</text:p>
          </table:table-cell>
          <table:table-cell office:value-type="string">
            <text:p>Anne</text:p>
          </table:table-cell>
          <table:table-cell office:value-type="string">
            <text:p>Hernandez</text:p>
          </table:table-cell>
          <table:table-cell table:style-name="ce1" office:value-type="string">
            <text:p>09/06/1964</text:p>
          </table:table-cell>
          <table:table-cell office:value-type="string">
            <text:p>anne4@adventure-works.com</text:p>
          </table:table-cell>
          <table:table-cell table:formula="of:=LEFT([.F242];FIND(&quot;@&quot;;[.F242])-1)" office:value-type="string" office:string-value="anne4">
            <text:p>anne4</text:p>
          </table:table-cell>
          <table:table-cell table:formula="of:=[.C242]&amp;&quot; &quot;&amp;[.D242]" office:value-type="string" office:string-value="Anne Hernandez">
            <text:p>Anne Hernand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240</text:p>
          </table:table-cell>
          <table:table-cell office:value-type="string">
            <text:p>Mozilla/5.0 (Windows NT 6.2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Wingtip Toys (Keosauqua, IA)</text:p>
          </table:table-cell>
          <table:table-cell office:value-type="string">
            <text:p>Lisa</text:p>
          </table:table-cell>
          <table:table-cell office:value-type="string">
            <text:p>Cai</text:p>
          </table:table-cell>
          <table:table-cell table:style-name="ce1" office:value-type="string">
            <text:p>06/04/1974</text:p>
          </table:table-cell>
          <table:table-cell office:value-type="string">
            <text:p>lisa24@adventure-works.com</text:p>
          </table:table-cell>
          <table:table-cell table:formula="of:=LEFT([.F243];FIND(&quot;@&quot;;[.F243])-1)" office:value-type="string" office:string-value="lisa24">
            <text:p>lisa24</text:p>
          </table:table-cell>
          <table:table-cell table:formula="of:=[.C243]&amp;&quot; &quot;&amp;[.D243]" office:value-type="string" office:string-value="Lisa Cai">
            <text:p>Lisa Cai</text:p>
          </table:table-cell>
          <table:table-cell/>
          <table:table-cell office:value-type="string">
            <text:p>France</text:p>
          </table:table-cell>
          <table:table-cell office:value-type="string">
            <text:p>AW00011241</text:p>
          </table:table-cell>
          <table:table-cell office:value-type="string">
            <text:p>Mozilla/4.0 (compatible; MSIE 7.0; Windows NT 6.2; WOW64; Trident/7.0; .NET4.0E; .NET4.0C)</text:p>
          </table:table-cell>
          <table:table-cell table:number-columns-repeated="1012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Wingtip Toys (Homer City, PA)</text:p>
          </table:table-cell>
          <table:table-cell office:value-type="string">
            <text:p>Larry</text:p>
          </table:table-cell>
          <table:table-cell office:value-type="string">
            <text:p>Munoz</text:p>
          </table:table-cell>
          <table:table-cell table:style-name="ce1" office:value-type="string">
            <text:p>11/05/1963</text:p>
          </table:table-cell>
          <table:table-cell office:value-type="string">
            <text:p>larry9@adventure-works.com</text:p>
          </table:table-cell>
          <table:table-cell table:formula="of:=LEFT([.F244];FIND(&quot;@&quot;;[.F244])-1)" office:value-type="string" office:string-value="larry9">
            <text:p>larry9</text:p>
          </table:table-cell>
          <table:table-cell table:formula="of:=[.C244]&amp;&quot; &quot;&amp;[.D244]" office:value-type="string" office:string-value="Larry Munoz">
            <text:p>Larry Munoz</text:p>
          </table:table-cell>
          <table:table-cell/>
          <table:table-cell office:value-type="string">
            <text:p>France</text:p>
          </table:table-cell>
          <table:table-cell office:value-type="string">
            <text:p>AW00011242</text:p>
          </table:table-cell>
          <table:table-cell office:value-type="string">
            <text:p>Mozilla/5.0 (Macintosh; Intel Mac OS X 10_9_4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Wingtip Toys (Berville, MI)</text:p>
          </table:table-cell>
          <table:table-cell office:value-type="string">
            <text:p>Robin</text:p>
          </table:table-cell>
          <table:table-cell office:value-type="string">
            <text:p>Alvarez</text:p>
          </table:table-cell>
          <table:table-cell table:style-name="ce1" office:value-type="string">
            <text:p>08/04/1963</text:p>
          </table:table-cell>
          <table:table-cell office:value-type="string">
            <text:p>robin2@adventure-works.com</text:p>
          </table:table-cell>
          <table:table-cell table:formula="of:=LEFT([.F245];FIND(&quot;@&quot;;[.F245])-1)" office:value-type="string" office:string-value="robin2">
            <text:p>robin2</text:p>
          </table:table-cell>
          <table:table-cell table:formula="of:=[.C245]&amp;&quot; &quot;&amp;[.D245]" office:value-type="string" office:string-value="Robin Alvarez">
            <text:p>Robin Alvar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243</text:p>
          </table:table-cell>
          <table:table-cell office:value-type="string">
            <text:p>Mozilla/5.0 (Windows NT 6.1; WOW64) AppleWebKit/537.36 (KHTML, like Gecko) Chrome/39.0.2171.71 Safari/537.36</text:p>
          </table:table-cell>
          <table:table-cell table:number-columns-repeated="1012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Wingtip Toys (Tea, SD)</text:p>
          </table:table-cell>
          <table:table-cell office:value-type="string">
            <text:p>Alexis</text:p>
          </table:table-cell>
          <table:table-cell office:value-type="string">
            <text:p>Coleman</text:p>
          </table:table-cell>
          <table:table-cell table:style-name="ce1" office:value-type="string">
            <text:p>22/11/1968</text:p>
          </table:table-cell>
          <table:table-cell office:value-type="string">
            <text:p>alexis28@adventure-works.com</text:p>
          </table:table-cell>
          <table:table-cell table:formula="of:=LEFT([.F246];FIND(&quot;@&quot;;[.F246])-1)" office:value-type="string" office:string-value="alexis28">
            <text:p>alexis28</text:p>
          </table:table-cell>
          <table:table-cell table:formula="of:=[.C246]&amp;&quot; &quot;&amp;[.D246]" office:value-type="string" office:string-value="Alexis Coleman">
            <text:p>Alexis Colema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244</text:p>
          </table:table-cell>
          <table:table-cell office:value-type="string">
            <text:p>Mozilla/5.0 (Windows NT 6.1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Wingtip Toys (Dacono, CO)</text:p>
          </table:table-cell>
          <table:table-cell office:value-type="string">
            <text:p>Ricky</text:p>
          </table:table-cell>
          <table:table-cell office:value-type="string">
            <text:p>Vazquez</text:p>
          </table:table-cell>
          <table:table-cell table:style-name="ce1" office:value-type="string">
            <text:p>26/04/1962</text:p>
          </table:table-cell>
          <table:table-cell office:value-type="string">
            <text:p>ricky15@adventure-works.com</text:p>
          </table:table-cell>
          <table:table-cell table:formula="of:=LEFT([.F247];FIND(&quot;@&quot;;[.F247])-1)" office:value-type="string" office:string-value="ricky15">
            <text:p>ricky15</text:p>
          </table:table-cell>
          <table:table-cell table:formula="of:=[.C247]&amp;&quot; &quot;&amp;[.D247]" office:value-type="string" office:string-value="Ricky Vazquez">
            <text:p>Ricky Vazquez</text:p>
          </table:table-cell>
          <table:table-cell/>
          <table:table-cell office:value-type="string">
            <text:p>Germany</text:p>
          </table:table-cell>
          <table:table-cell office:value-type="string">
            <text:p>AW00011245</text:p>
          </table:table-cell>
          <table:table-cell office:value-type="string">
            <text:p>Mozilla/5.0 (Windows NT 5.1) AppleWebKit/537.36 (KHTML, like Gecko) Chrome/42.0.2311.152 Safari/537.36</text:p>
          </table:table-cell>
          <table:table-cell table:number-columns-repeated="1012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Wingtip Toys (Saint Landry, LA)</text:p>
          </table:table-cell>
          <table:table-cell office:value-type="string">
            <text:p>Latasha</text:p>
          </table:table-cell>
          <table:table-cell office:value-type="string">
            <text:p>Rubio</text:p>
          </table:table-cell>
          <table:table-cell table:style-name="ce1" office:value-type="string">
            <text:p>08/04/1962</text:p>
          </table:table-cell>
          <table:table-cell office:value-type="string">
            <text:p>latasha21@adventure-works.com</text:p>
          </table:table-cell>
          <table:table-cell table:formula="of:=LEFT([.F248];FIND(&quot;@&quot;;[.F248])-1)" office:value-type="string" office:string-value="latasha21">
            <text:p>latasha21</text:p>
          </table:table-cell>
          <table:table-cell table:formula="of:=[.C248]&amp;&quot; &quot;&amp;[.D248]" office:value-type="string" office:string-value="Latasha Rubio">
            <text:p>Latasha Rubio</text:p>
          </table:table-cell>
          <table:table-cell/>
          <table:table-cell office:value-type="string">
            <text:p>Germany</text:p>
          </table:table-cell>
          <table:table-cell office:value-type="string">
            <text:p>AW00011246</text:p>
          </table:table-cell>
          <table:table-cell office:value-type="string">
            <text:p>Mozilla/5.0 (Windows NT 6.1; WOW64) AppleWebKit/537.36 (KHTML, like Gecko) Chrome/43.0.2357.81 Safari/537.36</text:p>
          </table:table-cell>
          <table:table-cell table:number-columns-repeated="1012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Wingtip Toys (Coin, IA)</text:p>
          </table:table-cell>
          <table:table-cell office:value-type="string">
            <text:p>Claudia</text:p>
          </table:table-cell>
          <table:table-cell office:value-type="string">
            <text:p>Zhou</text:p>
          </table:table-cell>
          <table:table-cell table:style-name="ce1" office:value-type="string">
            <text:p>04/12/1961</text:p>
          </table:table-cell>
          <table:table-cell office:value-type="string">
            <text:p>claudia7@adventure-works.com</text:p>
          </table:table-cell>
          <table:table-cell table:formula="of:=LEFT([.F249];FIND(&quot;@&quot;;[.F249])-1)" office:value-type="string" office:string-value="claudia7">
            <text:p>claudia7</text:p>
          </table:table-cell>
          <table:table-cell table:formula="of:=[.C249]&amp;&quot; &quot;&amp;[.D249]" office:value-type="string" office:string-value="Claudia Zhou">
            <text:p>Claudia Zhou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247</text:p>
          </table:table-cell>
          <table:table-cell office:value-type="string">
            <text:p>Mozilla/5.0 (PlayStation 4 2.57) AppleWebKit/537.73 (KHTML, like Gecko)</text:p>
          </table:table-cell>
          <table:table-cell table:number-columns-repeated="1012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Wingtip Toys (Salt Wells, NV)</text:p>
          </table:table-cell>
          <table:table-cell office:value-type="string">
            <text:p>Tristan</text:p>
          </table:table-cell>
          <table:table-cell office:value-type="string">
            <text:p>Alexander</text:p>
          </table:table-cell>
          <table:table-cell table:style-name="ce1" office:value-type="string">
            <text:p>22/03/1966</text:p>
          </table:table-cell>
          <table:table-cell office:value-type="string">
            <text:p>tristan19@adventure-works.com</text:p>
          </table:table-cell>
          <table:table-cell table:formula="of:=LEFT([.F250];FIND(&quot;@&quot;;[.F250])-1)" office:value-type="string" office:string-value="tristan19">
            <text:p>tristan19</text:p>
          </table:table-cell>
          <table:table-cell table:formula="of:=[.C250]&amp;&quot; &quot;&amp;[.D250]" office:value-type="string" office:string-value="Tristan Alexander">
            <text:p>Tristan Alexander</text:p>
          </table:table-cell>
          <table:table-cell/>
          <table:table-cell office:value-type="string">
            <text:p>France</text:p>
          </table:table-cell>
          <table:table-cell office:value-type="string">
            <text:p>AW00011248</text:p>
          </table:table-cell>
          <table:table-cell office:value-type="string">
            <text:p>Mozilla/5.0 (Windows NT 6.1; rv:31.0) Gecko/20100101 Firefox/31.0</text:p>
          </table:table-cell>
          <table:table-cell table:number-columns-repeated="1012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Wingtip Toys (Delray, WV)</text:p>
          </table:table-cell>
          <table:table-cell office:value-type="string">
            <text:p>Cindy</text:p>
          </table:table-cell>
          <table:table-cell office:value-type="string">
            <text:p>Patel</text:p>
          </table:table-cell>
          <table:table-cell table:style-name="ce1" office:value-type="string">
            <text:p>09/07/1966</text:p>
          </table:table-cell>
          <table:table-cell office:value-type="string">
            <text:p>cindy3@adventure-works.com</text:p>
          </table:table-cell>
          <table:table-cell table:formula="of:=LEFT([.F251];FIND(&quot;@&quot;;[.F251])-1)" office:value-type="string" office:string-value="cindy3">
            <text:p>cindy3</text:p>
          </table:table-cell>
          <table:table-cell table:formula="of:=[.C251]&amp;&quot; &quot;&amp;[.D251]" office:value-type="string" office:string-value="Cindy Patel">
            <text:p>Cindy Patel</text:p>
          </table:table-cell>
          <table:table-cell/>
          <table:table-cell office:value-type="string">
            <text:p>Germany</text:p>
          </table:table-cell>
          <table:table-cell office:value-type="string">
            <text:p>AW00011249</text:p>
          </table:table-cell>
          <table:table-cell office:value-type="string">
            <text:p>Mozilla/5.0 (Linux; Android 5.0; SM-G900V Build/LRX21T) AppleWebKit/537.36 (KHTML, like Gecko) Chrome/45.0.2454.84 Mobile Safari/537.36</text:p>
          </table:table-cell>
          <table:table-cell table:number-columns-repeated="1012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Wingtip Toys (Mount Summit, IN)</text:p>
          </table:table-cell>
          <table:table-cell office:value-type="string">
            <text:p>Shannon</text:p>
          </table:table-cell>
          <table:table-cell office:value-type="string">
            <text:p>Liu</text:p>
          </table:table-cell>
          <table:table-cell table:style-name="ce1" office:value-type="string">
            <text:p>08/03/1966</text:p>
          </table:table-cell>
          <table:table-cell office:value-type="string">
            <text:p>shannon4@adventure-works.com</text:p>
          </table:table-cell>
          <table:table-cell table:formula="of:=LEFT([.F252];FIND(&quot;@&quot;;[.F252])-1)" office:value-type="string" office:string-value="shannon4">
            <text:p>shannon4</text:p>
          </table:table-cell>
          <table:table-cell table:formula="of:=[.C252]&amp;&quot; &quot;&amp;[.D252]" office:value-type="string" office:string-value="Shannon Liu">
            <text:p>Shannon Liu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250</text:p>
          </table:table-cell>
          <table:table-cell office:value-type="string">
            <text:p>Mozilla/5.0 (X11; Linux x86_64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Wingtip Toys (Smoot, WY)</text:p>
          </table:table-cell>
          <table:table-cell office:value-type="string">
            <text:p>Xavier</text:p>
          </table:table-cell>
          <table:table-cell office:value-type="string">
            <text:p>Long</text:p>
          </table:table-cell>
          <table:table-cell table:style-name="ce1" office:value-type="string">
            <text:p>01/01/1938</text:p>
          </table:table-cell>
          <table:table-cell office:value-type="string">
            <text:p>xavier51@adventure-works.com</text:p>
          </table:table-cell>
          <table:table-cell table:formula="of:=LEFT([.F253];FIND(&quot;@&quot;;[.F253])-1)" office:value-type="string" office:string-value="xavier51">
            <text:p>xavier51</text:p>
          </table:table-cell>
          <table:table-cell table:formula="of:=[.C253]&amp;&quot; &quot;&amp;[.D253]" office:value-type="string" office:string-value="Xavier Long">
            <text:p>Xavier Long</text:p>
          </table:table-cell>
          <table:table-cell/>
          <table:table-cell office:value-type="string">
            <text:p>Canada</text:p>
          </table:table-cell>
          <table:table-cell office:value-type="string">
            <text:p>AW00011251</text:p>
          </table:table-cell>
          <table:table-cell office:value-type="string">
            <text:p>Mozilla/5.0 (Linux; Android 5.1.1; Nexus 7 Build/LMY48I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Wingtip Toys (Lake Davis, CA)</text:p>
          </table:table-cell>
          <table:table-cell office:value-type="string">
            <text:p>Nicholas</text:p>
          </table:table-cell>
          <table:table-cell office:value-type="string">
            <text:p>Thompson</text:p>
          </table:table-cell>
          <table:table-cell table:style-name="ce1" office:value-type="string">
            <text:p>05/12/1937</text:p>
          </table:table-cell>
          <table:table-cell office:value-type="string">
            <text:p>nicholas16@adventure-works.com</text:p>
          </table:table-cell>
          <table:table-cell table:formula="of:=LEFT([.F254];FIND(&quot;@&quot;;[.F254])-1)" office:value-type="string" office:string-value="nicholas16">
            <text:p>nicholas16</text:p>
          </table:table-cell>
          <table:table-cell table:formula="of:=[.C254]&amp;&quot; &quot;&amp;[.D254]" office:value-type="string" office:string-value="Nicholas Thompson">
            <text:p>Nicholas Thomp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52</text:p>
          </table:table-cell>
          <table:table-cell office:value-type="string">
            <text:p>Mozilla/5.0 (Windows NT 6.1; WOW64) AppleWebKit/537.36 (KHTML, like Gecko) Chrome/40.0.2214.111 Safari/537.36</text:p>
          </table:table-cell>
          <table:table-cell table:number-columns-repeated="1012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Wingtip Toys (Stanardsville, VA)</text:p>
          </table:table-cell>
          <table:table-cell office:value-type="string">
            <text:p>José</text:p>
          </table:table-cell>
          <table:table-cell office:value-type="string">
            <text:p>Hernandez</text:p>
          </table:table-cell>
          <table:table-cell table:style-name="ce1" office:value-type="string">
            <text:p>24/08/1949</text:p>
          </table:table-cell>
          <table:table-cell office:value-type="string">
            <text:p>josé54@adventure-works.com</text:p>
          </table:table-cell>
          <table:table-cell table:formula="of:=LEFT([.F255];FIND(&quot;@&quot;;[.F255])-1)" office:value-type="string" office:string-value="josé54">
            <text:p>josé54</text:p>
          </table:table-cell>
          <table:table-cell table:formula="of:=[.C255]&amp;&quot; &quot;&amp;[.D255]" office:value-type="string" office:string-value="José Hernandez">
            <text:p>José Hernandez</text:p>
          </table:table-cell>
          <table:table-cell/>
          <table:table-cell office:value-type="string">
            <text:p>Canada</text:p>
          </table:table-cell>
          <table:table-cell office:value-type="string">
            <text:p>AW00011253</text:p>
          </table:table-cell>
          <table:table-cell office:value-type="string">
            <text:p>Mozilla/5.0 (Windows NT 6.3; Win64; x64; Trident/7.0; Touch; LCJB; rv:11.0) like Gecko</text:p>
          </table:table-cell>
          <table:table-cell table:number-columns-repeated="1012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Wingtip Toys (Corcovado, PR)</text:p>
          </table:table-cell>
          <table:table-cell office:value-type="string">
            <text:p>Johnathan</text:p>
          </table:table-cell>
          <table:table-cell office:value-type="string">
            <text:p>Vance</text:p>
          </table:table-cell>
          <table:table-cell table:style-name="ce1" office:value-type="string">
            <text:p>31/08/1938</text:p>
          </table:table-cell>
          <table:table-cell office:value-type="string">
            <text:p>johnathan5@adventure-works.com</text:p>
          </table:table-cell>
          <table:table-cell table:formula="of:=LEFT([.F256];FIND(&quot;@&quot;;[.F256])-1)" office:value-type="string" office:string-value="johnathan5">
            <text:p>johnathan5</text:p>
          </table:table-cell>
          <table:table-cell table:formula="of:=[.C256]&amp;&quot; &quot;&amp;[.D256]" office:value-type="string" office:string-value="Johnathan Vance">
            <text:p>Johnathan Vanc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54</text:p>
          </table:table-cell>
          <table:table-cell office:value-type="string">
            <text:p>Mozilla/5.0 (Macintosh; Intel Mac OS X 10.9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Wingtip Toys (Taft Heights, CA)</text:p>
          </table:table-cell>
          <table:table-cell office:value-type="string">
            <text:p>Colin</text:p>
          </table:table-cell>
          <table:table-cell office:value-type="string">
            <text:p>Lin</text:p>
          </table:table-cell>
          <table:table-cell table:style-name="ce1" office:value-type="string">
            <text:p>02/10/1938</text:p>
          </table:table-cell>
          <table:table-cell office:value-type="string">
            <text:p>colin8@adventure-works.com</text:p>
          </table:table-cell>
          <table:table-cell table:formula="of:=LEFT([.F257];FIND(&quot;@&quot;;[.F257])-1)" office:value-type="string" office:string-value="colin8">
            <text:p>colin8</text:p>
          </table:table-cell>
          <table:table-cell table:formula="of:=[.C257]&amp;&quot; &quot;&amp;[.D257]" office:value-type="string" office:string-value="Colin Lin">
            <text:p>Colin Li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55</text:p>
          </table:table-cell>
          <table:table-cell office:value-type="string">
            <text:p>Mozilla/5.0 (Windows NT 6.1; WOW64) AppleWebKit/537.36 (KHTML, like Gecko) Chrome/43.0.2357.124 Safari/537.36</text:p>
          </table:table-cell>
          <table:table-cell table:number-columns-repeated="1012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Wingtip Toys (West Hempstead, NY)</text:p>
          </table:table-cell>
          <table:table-cell office:value-type="string">
            <text:p>Katelyn</text:p>
          </table:table-cell>
          <table:table-cell office:value-type="string">
            <text:p>Hernandez</text:p>
          </table:table-cell>
          <table:table-cell table:style-name="ce1" office:value-type="string">
            <text:p>20/03/1939</text:p>
          </table:table-cell>
          <table:table-cell office:value-type="string">
            <text:p>katelyn42@adventure-works.com</text:p>
          </table:table-cell>
          <table:table-cell table:formula="of:=LEFT([.F258];FIND(&quot;@&quot;;[.F258])-1)" office:value-type="string" office:string-value="katelyn42">
            <text:p>katelyn42</text:p>
          </table:table-cell>
          <table:table-cell table:formula="of:=[.C258]&amp;&quot; &quot;&amp;[.D258]" office:value-type="string" office:string-value="Katelyn Hernandez">
            <text:p>Katelyn Hernand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56</text:p>
          </table:table-cell>
          <table:table-cell office:value-type="string">
            <text:p>Mozilla/5.0 (compatible; MSIE 10.0; Windows NT 6.2; WOW64; Trident/6.0; Touch)</text:p>
          </table:table-cell>
          <table:table-cell table:number-columns-repeated="1012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Wingtip Toys (Portales, NM)</text:p>
          </table:table-cell>
          <table:table-cell office:value-type="string">
            <text:p>Jacqueline</text:p>
          </table:table-cell>
          <table:table-cell office:value-type="string">
            <text:p>Powell</text:p>
          </table:table-cell>
          <table:table-cell table:style-name="ce1" office:value-type="string">
            <text:p>06/07/1938</text:p>
          </table:table-cell>
          <table:table-cell office:value-type="string">
            <text:p>jacqueline9@adventure-works.com</text:p>
          </table:table-cell>
          <table:table-cell table:formula="of:=LEFT([.F259];FIND(&quot;@&quot;;[.F259])-1)" office:value-type="string" office:string-value="jacqueline9">
            <text:p>jacqueline9</text:p>
          </table:table-cell>
          <table:table-cell table:formula="of:=[.C259]&amp;&quot; &quot;&amp;[.D259]" office:value-type="string" office:string-value="Jacqueline Powell">
            <text:p>Jacqueline Powe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57</text:p>
          </table:table-cell>
          <table:table-cell office:value-type="string">
            <text:p>Mozilla/5.0 (Linux; Android 5.0.2; SM-T800 Build/LRX22G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Wingtip Toys (Coker, AL)</text:p>
          </table:table-cell>
          <table:table-cell office:value-type="string">
            <text:p>Xavier</text:p>
          </table:table-cell>
          <table:table-cell office:value-type="string">
            <text:p>Hill</text:p>
          </table:table-cell>
          <table:table-cell table:style-name="ce1" office:value-type="string">
            <text:p>26/12/1938</text:p>
          </table:table-cell>
          <table:table-cell office:value-type="string">
            <text:p>xavier26@adventure-works.com</text:p>
          </table:table-cell>
          <table:table-cell table:formula="of:=LEFT([.F260];FIND(&quot;@&quot;;[.F260])-1)" office:value-type="string" office:string-value="xavier26">
            <text:p>xavier26</text:p>
          </table:table-cell>
          <table:table-cell table:formula="of:=[.C260]&amp;&quot; &quot;&amp;[.D260]" office:value-type="string" office:string-value="Xavier Hill">
            <text:p>Xavier Hi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58</text:p>
          </table:table-cell>
          <table:table-cell office:value-type="string">
            <text:p>Mozilla/5.0 (Windows NT 6.1; WOW64) AppleWebKit/537.36 (KHTML, like Gecko) Chrome/38.0.2125.111 Safari/537.36</text:p>
          </table:table-cell>
          <table:table-cell table:number-columns-repeated="1012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Wingtip Toys (Haydenville, OH)</text:p>
          </table:table-cell>
          <table:table-cell office:value-type="string">
            <text:p>Victoria</text:p>
          </table:table-cell>
          <table:table-cell office:value-type="string">
            <text:p>Stewart</text:p>
          </table:table-cell>
          <table:table-cell table:style-name="ce1" office:value-type="string">
            <text:p>24/09/1970</text:p>
          </table:table-cell>
          <table:table-cell office:value-type="string">
            <text:p>victoria24@adventure-works.com</text:p>
          </table:table-cell>
          <table:table-cell table:formula="of:=LEFT([.F261];FIND(&quot;@&quot;;[.F261])-1)" office:value-type="string" office:string-value="victoria24">
            <text:p>victoria24</text:p>
          </table:table-cell>
          <table:table-cell table:formula="of:=[.C261]&amp;&quot; &quot;&amp;[.D261]" office:value-type="string" office:string-value="Victoria Stewart">
            <text:p>Victoria Stewar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59</text:p>
          </table:table-cell>
          <table:table-cell office:value-type="string">
            <text:p>Mozilla/5.0 (Windows NT 6.3; WOW64; Trident/7.0; Touch; MASMJS; rv:11.0) like Gecko</text:p>
          </table:table-cell>
          <table:table-cell table:number-columns-repeated="1012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Wingtip Toys (Mayhill, NM)</text:p>
          </table:table-cell>
          <table:table-cell office:value-type="string">
            <text:p>Katelyn</text:p>
          </table:table-cell>
          <table:table-cell office:value-type="string">
            <text:p>Kelly</text:p>
          </table:table-cell>
          <table:table-cell table:style-name="ce1" office:value-type="string">
            <text:p>08/04/1976</text:p>
          </table:table-cell>
          <table:table-cell office:value-type="string">
            <text:p>katelyn1@adventure-works.com</text:p>
          </table:table-cell>
          <table:table-cell table:formula="of:=LEFT([.F262];FIND(&quot;@&quot;;[.F262])-1)" office:value-type="string" office:string-value="katelyn1">
            <text:p>katelyn1</text:p>
          </table:table-cell>
          <table:table-cell table:formula="of:=[.C262]&amp;&quot; &quot;&amp;[.D262]" office:value-type="string" office:string-value="Katelyn Kelly">
            <text:p>Katelyn Kell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60</text:p>
          </table:table-cell>
          <table:table-cell office:value-type="string">
            <text:p>Mozilla/5.0 (Macintosh; Intel Mac OS X 10_10_3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Wingtip Toys (Vair, TX)</text:p>
          </table:table-cell>
          <table:table-cell office:value-type="string">
            <text:p>Stephanie</text:p>
          </table:table-cell>
          <table:table-cell office:value-type="string">
            <text:p>Collins</text:p>
          </table:table-cell>
          <table:table-cell table:style-name="ce1" office:value-type="string">
            <text:p>22/10/1970</text:p>
          </table:table-cell>
          <table:table-cell office:value-type="string">
            <text:p>stephanie52@adventure-works.com</text:p>
          </table:table-cell>
          <table:table-cell table:formula="of:=LEFT([.F263];FIND(&quot;@&quot;;[.F263])-1)" office:value-type="string" office:string-value="stephanie52">
            <text:p>stephanie52</text:p>
          </table:table-cell>
          <table:table-cell table:formula="of:=[.C263]&amp;&quot; &quot;&amp;[.D263]" office:value-type="string" office:string-value="Stephanie Collins">
            <text:p>Stephanie Collin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61</text:p>
          </table:table-cell>
          <table:table-cell office:value-type="string">
            <text:p>Mozilla/5.0 (Windows NT 10.0; WOW64) AppleWebKit/537.36 (KHTML, like Gecko) Chrome/42.0.2311.152 Safari/537.36</text:p>
          </table:table-cell>
          <table:table-cell table:number-columns-repeated="1012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Wingtip Toys (Crossroads, NM)</text:p>
          </table:table-cell>
          <table:table-cell office:value-type="string">
            <text:p>Jennifer</text:p>
          </table:table-cell>
          <table:table-cell office:value-type="string">
            <text:p>Simmons</text:p>
          </table:table-cell>
          <table:table-cell table:style-name="ce1" office:value-type="string">
            <text:p>01/05/1975</text:p>
          </table:table-cell>
          <table:table-cell office:value-type="string">
            <text:p>jennifer88@adventure-works.com</text:p>
          </table:table-cell>
          <table:table-cell table:formula="of:=LEFT([.F264];FIND(&quot;@&quot;;[.F264])-1)" office:value-type="string" office:string-value="jennifer88">
            <text:p>jennifer88</text:p>
          </table:table-cell>
          <table:table-cell table:formula="of:=[.C264]&amp;&quot; &quot;&amp;[.D264]" office:value-type="string" office:string-value="Jennifer Simmons">
            <text:p>Jennifer Simmons</text:p>
          </table:table-cell>
          <table:table-cell/>
          <table:table-cell office:value-type="string">
            <text:p>Canada</text:p>
          </table:table-cell>
          <table:table-cell office:value-type="string">
            <text:p>AW00011262</text:p>
          </table:table-cell>
          <table:table-cell office:value-type="string">
            <text:p>Mozilla/5.0 (X11; Linux x86_64) AppleWebKit/537.36 (KHTML, like Gecko) Chrome/42.0.2311.90 Safari/537.36</text:p>
          </table:table-cell>
          <table:table-cell table:number-columns-repeated="1012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Wingtip Toys (Cowlington, OK)</text:p>
          </table:table-cell>
          <table:table-cell office:value-type="string">
            <text:p>Trinity</text:p>
          </table:table-cell>
          <table:table-cell office:value-type="string">
            <text:p>Richardson</text:p>
          </table:table-cell>
          <table:table-cell table:style-name="ce1" office:value-type="string">
            <text:p>11/03/1970</text:p>
          </table:table-cell>
          <table:table-cell office:value-type="string">
            <text:p>trinity9@adventure-works.com</text:p>
          </table:table-cell>
          <table:table-cell table:formula="of:=LEFT([.F265];FIND(&quot;@&quot;;[.F265])-1)" office:value-type="string" office:string-value="trinity9">
            <text:p>trinity9</text:p>
          </table:table-cell>
          <table:table-cell table:formula="of:=[.C265]&amp;&quot; &quot;&amp;[.D265]" office:value-type="string" office:string-value="Trinity Richardson">
            <text:p>Trinity Richard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63</text:p>
          </table:table-cell>
          <table:table-cell office:value-type="string">
            <text:p>Mozilla/5.0 (Macintosh; Intel Mac OS X 10.7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Wingtip Toys (Glen Ullin, ND)</text:p>
          </table:table-cell>
          <table:table-cell office:value-type="string">
            <text:p>Eduardo</text:p>
          </table:table-cell>
          <table:table-cell office:value-type="string">
            <text:p>Martin</text:p>
          </table:table-cell>
          <table:table-cell table:style-name="ce1" office:value-type="string">
            <text:p>15/12/1969</text:p>
          </table:table-cell>
          <table:table-cell office:value-type="string">
            <text:p>eduardo13@adventure-works.com</text:p>
          </table:table-cell>
          <table:table-cell table:formula="of:=LEFT([.F266];FIND(&quot;@&quot;;[.F266])-1)" office:value-type="string" office:string-value="eduardo13">
            <text:p>eduardo13</text:p>
          </table:table-cell>
          <table:table-cell table:formula="of:=[.C266]&amp;&quot; &quot;&amp;[.D266]" office:value-type="string" office:string-value="Eduardo Martin">
            <text:p>Eduardo Marti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64</text:p>
          </table:table-cell>
          <table:table-cell office:value-type="string">
            <text:p>Mozilla/5.0 (Windows NT 6.3; Win64; x64; Trident/7.0; TNJB; rv:11.0) like Gecko</text:p>
          </table:table-cell>
          <table:table-cell table:number-columns-repeated="1012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Wingtip Toys (Oologah, OK)</text:p>
          </table:table-cell>
          <table:table-cell office:value-type="string">
            <text:p>Elizabeth</text:p>
          </table:table-cell>
          <table:table-cell office:value-type="string">
            <text:p>Jones</text:p>
          </table:table-cell>
          <table:table-cell table:style-name="ce1" office:value-type="string">
            <text:p>10/01/1970</text:p>
          </table:table-cell>
          <table:table-cell office:value-type="string">
            <text:p>elizabeth7@adventure-works.com</text:p>
          </table:table-cell>
          <table:table-cell table:formula="of:=LEFT([.F267];FIND(&quot;@&quot;;[.F267])-1)" office:value-type="string" office:string-value="elizabeth7">
            <text:p>elizabeth7</text:p>
          </table:table-cell>
          <table:table-cell table:formula="of:=[.C267]&amp;&quot; &quot;&amp;[.D267]" office:value-type="string" office:string-value="Elizabeth Jones">
            <text:p>Elizabeth Jon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65</text:p>
          </table:table-cell>
          <table:table-cell office:value-type="string">
            <text:p>Mozilla/5.0 (Macintosh; Intel Mac OS X 10_9_3) AppleWebKit/537.75.14 (KHTML, like Gecko) Version/7.0.3 Safari/537.75.14</text:p>
          </table:table-cell>
          <table:table-cell table:number-columns-repeated="1012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Wingtip Toys (Lytle, TX)</text:p>
          </table:table-cell>
          <table:table-cell office:value-type="string">
            <text:p>Taylor</text:p>
          </table:table-cell>
          <table:table-cell office:value-type="string">
            <text:p>Howard</text:p>
          </table:table-cell>
          <table:table-cell table:style-name="ce1" office:value-type="string">
            <text:p>02/11/1969</text:p>
          </table:table-cell>
          <table:table-cell office:value-type="string">
            <text:p>taylor14@adventure-works.com</text:p>
          </table:table-cell>
          <table:table-cell table:formula="of:=LEFT([.F268];FIND(&quot;@&quot;;[.F268])-1)" office:value-type="string" office:string-value="taylor14">
            <text:p>taylor14</text:p>
          </table:table-cell>
          <table:table-cell table:formula="of:=[.C268]&amp;&quot; &quot;&amp;[.D268]" office:value-type="string" office:string-value="Taylor Howard">
            <text:p>Taylor Howar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66</text:p>
          </table:table-cell>
          <table:table-cell office:value-type="string">
            <text:p>Mozilla/5.0 (Windows NT 6.1; WOW64) AppleWebKit/537.36 (KHTML, like Gecko) Chrome/44.0.2403.89 Safari/537.36</text:p>
          </table:table-cell>
          <table:table-cell table:number-columns-repeated="1012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Wingtip Toys (Mahaffey, PA)</text:p>
          </table:table-cell>
          <table:table-cell office:value-type="string">
            <text:p>David</text:p>
          </table:table-cell>
          <table:table-cell office:value-type="string">
            <text:p>Diaz</text:p>
          </table:table-cell>
          <table:table-cell table:style-name="ce1" office:value-type="string">
            <text:p>29/09/1975</text:p>
          </table:table-cell>
          <table:table-cell office:value-type="string">
            <text:p>david55@adventure-works.com</text:p>
          </table:table-cell>
          <table:table-cell table:formula="of:=LEFT([.F269];FIND(&quot;@&quot;;[.F269])-1)" office:value-type="string" office:string-value="david55">
            <text:p>david55</text:p>
          </table:table-cell>
          <table:table-cell table:formula="of:=[.C269]&amp;&quot; &quot;&amp;[.D269]" office:value-type="string" office:string-value="David Diaz">
            <text:p>David Dia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67</text:p>
          </table:table-cell>
          <table:table-cell office:value-type="string">
            <text:p>Mozilla/5.0 (Macintosh; Intel Mac OS X 10_10_1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Wingtip Toys (Sunburg, MN)</text:p>
          </table:table-cell>
          <table:table-cell office:value-type="string">
            <text:p>Katelyn</text:p>
          </table:table-cell>
          <table:table-cell office:value-type="string">
            <text:p>Carter</text:p>
          </table:table-cell>
          <table:table-cell table:style-name="ce1" office:value-type="string">
            <text:p>31/10/1969</text:p>
          </table:table-cell>
          <table:table-cell office:value-type="string">
            <text:p>katelyn33@adventure-works.com</text:p>
          </table:table-cell>
          <table:table-cell table:formula="of:=LEFT([.F270];FIND(&quot;@&quot;;[.F270])-1)" office:value-type="string" office:string-value="katelyn33">
            <text:p>katelyn33</text:p>
          </table:table-cell>
          <table:table-cell table:formula="of:=[.C270]&amp;&quot; &quot;&amp;[.D270]" office:value-type="string" office:string-value="Katelyn Carter">
            <text:p>Katelyn Cart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68</text:p>
          </table:table-cell>
          <table:table-cell office:value-type="string">
            <text:p>Mozilla/5.0 (Windows NT 6.3; WOW64; Trident/7.0; ASJB; rv:11.0) like Gecko</text:p>
          </table:table-cell>
          <table:table-cell table:number-columns-repeated="1012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Wingtip Toys (Johnetta, KY)</text:p>
          </table:table-cell>
          <table:table-cell office:value-type="string">
            <text:p>Ryan</text:p>
          </table:table-cell>
          <table:table-cell office:value-type="string">
            <text:p>Foster</text:p>
          </table:table-cell>
          <table:table-cell table:style-name="ce1" office:value-type="string">
            <text:p>10/10/1975</text:p>
          </table:table-cell>
          <table:table-cell office:value-type="string">
            <text:p>ryan19@adventure-works.com</text:p>
          </table:table-cell>
          <table:table-cell table:formula="of:=LEFT([.F271];FIND(&quot;@&quot;;[.F271])-1)" office:value-type="string" office:string-value="ryan19">
            <text:p>ryan19</text:p>
          </table:table-cell>
          <table:table-cell table:formula="of:=[.C271]&amp;&quot; &quot;&amp;[.D271]" office:value-type="string" office:string-value="Ryan Foster">
            <text:p>Ryan Fost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69</text:p>
          </table:table-cell>
          <table:table-cell office:value-type="string">
            <text:p>Mozilla/5.0 (Windows NT 6.1; WOW64) AppleWebKit/537.36 (KHTML, like Gecko) Chrome/35.0.1916.153 Safari/537.36</text:p>
          </table:table-cell>
          <table:table-cell table:number-columns-repeated="1012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Wingtip Toys (Universal City, TX)</text:p>
          </table:table-cell>
          <table:table-cell office:value-type="string">
            <text:p>Robert</text:p>
          </table:table-cell>
          <table:table-cell office:value-type="string">
            <text:p>Lee</text:p>
          </table:table-cell>
          <table:table-cell table:style-name="ce1" office:value-type="string">
            <text:p>01/05/1975</text:p>
          </table:table-cell>
          <table:table-cell office:value-type="string">
            <text:p>robert82@adventure-works.com</text:p>
          </table:table-cell>
          <table:table-cell table:formula="of:=LEFT([.F272];FIND(&quot;@&quot;;[.F272])-1)" office:value-type="string" office:string-value="robert82">
            <text:p>robert82</text:p>
          </table:table-cell>
          <table:table-cell table:formula="of:=[.C272]&amp;&quot; &quot;&amp;[.D272]" office:value-type="string" office:string-value="Robert Lee">
            <text:p>Robert Le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70</text:p>
          </table:table-cell>
          <table:table-cell office:value-type="string">
            <text:p>Mozilla/5.0 (Linux; Android 5.0.1; SAMSUNG SCH-I545 4G Build/LRX22C) AppleWebKit/537.36 (KHTML, like Gecko) SamsungBrowser/2.1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Wingtip Toys (Ridgemark, CA)</text:p>
          </table:table-cell>
          <table:table-cell office:value-type="string">
            <text:p>Danielle</text:p>
          </table:table-cell>
          <table:table-cell office:value-type="string">
            <text:p>Reed</text:p>
          </table:table-cell>
          <table:table-cell table:style-name="ce1" office:value-type="string">
            <text:p>03/12/1969</text:p>
          </table:table-cell>
          <table:table-cell office:value-type="string">
            <text:p>danielle23@adventure-works.com</text:p>
          </table:table-cell>
          <table:table-cell table:formula="of:=LEFT([.F273];FIND(&quot;@&quot;;[.F273])-1)" office:value-type="string" office:string-value="danielle23">
            <text:p>danielle23</text:p>
          </table:table-cell>
          <table:table-cell table:formula="of:=[.C273]&amp;&quot; &quot;&amp;[.D273]" office:value-type="string" office:string-value="Danielle Reed">
            <text:p>Danielle Ree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71</text:p>
          </table:table-cell>
          <table:table-cell office:value-type="string">
            <text:p>Mozilla/5.0 (Windows NT 6.1; WOW64) AppleWebKit/537.36 (KHTML, like Gecko) Chrome/40.0.2214.115 Safari/537.36</text:p>
          </table:table-cell>
          <table:table-cell table:number-columns-repeated="1012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Wingtip Toys (San Jacinto, CA)</text:p>
          </table:table-cell>
          <table:table-cell office:value-type="string">
            <text:p>Lauren</text:p>
          </table:table-cell>
          <table:table-cell office:value-type="string">
            <text:p>Martinez</text:p>
          </table:table-cell>
          <table:table-cell table:style-name="ce1" office:value-type="string">
            <text:p>10/05/1962</text:p>
          </table:table-cell>
          <table:table-cell office:value-type="string">
            <text:p>lauren35@adventure-works.com</text:p>
          </table:table-cell>
          <table:table-cell table:formula="of:=LEFT([.F274];FIND(&quot;@&quot;;[.F274])-1)" office:value-type="string" office:string-value="lauren35">
            <text:p>lauren35</text:p>
          </table:table-cell>
          <table:table-cell table:formula="of:=[.C274]&amp;&quot; &quot;&amp;[.D274]" office:value-type="string" office:string-value="Lauren Martinez">
            <text:p>Lauren Martin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72</text:p>
          </table:table-cell>
          <table:table-cell office:value-type="string">
            <text:p>Mozilla/5.0 (Windows NT 6.1) AppleWebKit/537.36 (KHTML, like Gecko) Chrome/44.0.2403.155 Safari/537.36 OPR/31.0.1889.174</text:p>
          </table:table-cell>
          <table:table-cell table:number-columns-repeated="1012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Wingtip Toys (Floriston, CA)</text:p>
          </table:table-cell>
          <table:table-cell office:value-type="string">
            <text:p>Nathan</text:p>
          </table:table-cell>
          <table:table-cell office:value-type="string">
            <text:p>Lal</text:p>
          </table:table-cell>
          <table:table-cell table:style-name="ce1" office:value-type="string">
            <text:p>31/03/1962</text:p>
          </table:table-cell>
          <table:table-cell office:value-type="string">
            <text:p>nathan26@adventure-works.com</text:p>
          </table:table-cell>
          <table:table-cell table:formula="of:=LEFT([.F275];FIND(&quot;@&quot;;[.F275])-1)" office:value-type="string" office:string-value="nathan26">
            <text:p>nathan26</text:p>
          </table:table-cell>
          <table:table-cell table:formula="of:=[.C275]&amp;&quot; &quot;&amp;[.D275]" office:value-type="string" office:string-value="Nathan Lal">
            <text:p>Nathan La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73</text:p>
          </table:table-cell>
          <table:table-cell office:value-type="string">
            <text:p>Mozilla/5.0 (Windows NT 6.1; WOW64) AppleWebKit/537.36 (KHTML, like Gecko) Chrome/35.0.1916.114 Safari/537.36</text:p>
          </table:table-cell>
          <table:table-cell table:number-columns-repeated="1012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Wingtip Toys (Bokeelia, FL)</text:p>
          </table:table-cell>
          <table:table-cell office:value-type="string">
            <text:p>Kyle</text:p>
          </table:table-cell>
          <table:table-cell office:value-type="string">
            <text:p>Foster</text:p>
          </table:table-cell>
          <table:table-cell table:style-name="ce1" office:value-type="string">
            <text:p>10/10/1939</text:p>
          </table:table-cell>
          <table:table-cell office:value-type="string">
            <text:p>kyle11@adventure-works.com</text:p>
          </table:table-cell>
          <table:table-cell table:formula="of:=LEFT([.F276];FIND(&quot;@&quot;;[.F276])-1)" office:value-type="string" office:string-value="kyle11">
            <text:p>kyle11</text:p>
          </table:table-cell>
          <table:table-cell table:formula="of:=[.C276]&amp;&quot; &quot;&amp;[.D276]" office:value-type="string" office:string-value="Kyle Foster">
            <text:p>Kyle Fost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74</text:p>
          </table:table-cell>
          <table:table-cell office:value-type="string">
            <text:p>Mozilla/5.0 (Windows NT 6.1; WOW64; Trident/7.0; EIE10;ENUSMSN; rv:11.0) like Gecko</text:p>
          </table:table-cell>
          <table:table-cell table:number-columns-repeated="1012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Wingtip Toys (Cale, AR)</text:p>
          </table:table-cell>
          <table:table-cell office:value-type="string">
            <text:p>Jenny</text:p>
          </table:table-cell>
          <table:table-cell office:value-type="string">
            <text:p>Rai</text:p>
          </table:table-cell>
          <table:table-cell table:style-name="ce1" office:value-type="string">
            <text:p>18/07/1939</text:p>
          </table:table-cell>
          <table:table-cell office:value-type="string">
            <text:p>jenny40@adventure-works.com</text:p>
          </table:table-cell>
          <table:table-cell table:formula="of:=LEFT([.F277];FIND(&quot;@&quot;;[.F277])-1)" office:value-type="string" office:string-value="jenny40">
            <text:p>jenny40</text:p>
          </table:table-cell>
          <table:table-cell table:formula="of:=[.C277]&amp;&quot; &quot;&amp;[.D277]" office:value-type="string" office:string-value="Jenny Rai">
            <text:p>Jenny Rai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75</text:p>
          </table:table-cell>
          <table:table-cell office:value-type="string">
            <text:p>Mozilla/5.0 (iPhone; CPU iPhone OS 8_4_1 like Mac OS X) AppleWebKit/600.1.4 (KHTML, like Gecko) CriOS/45.0.2454.68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Wingtip Toys (Karthaus, PA)</text:p>
          </table:table-cell>
          <table:table-cell office:value-type="string">
            <text:p>Nancy</text:p>
          </table:table-cell>
          <table:table-cell office:value-type="string">
            <text:p>Chapman</text:p>
          </table:table-cell>
          <table:table-cell table:style-name="ce1" office:value-type="string">
            <text:p>15/09/1974</text:p>
          </table:table-cell>
          <table:table-cell office:value-type="string">
            <text:p>nancy7@adventure-works.com</text:p>
          </table:table-cell>
          <table:table-cell table:formula="of:=LEFT([.F278];FIND(&quot;@&quot;;[.F278])-1)" office:value-type="string" office:string-value="nancy7">
            <text:p>nancy7</text:p>
          </table:table-cell>
          <table:table-cell table:formula="of:=[.C278]&amp;&quot; &quot;&amp;[.D278]" office:value-type="string" office:string-value="Nancy Chapman">
            <text:p>Nancy Chapman</text:p>
          </table:table-cell>
          <table:table-cell/>
          <table:table-cell office:value-type="string">
            <text:p>Canada</text:p>
          </table:table-cell>
          <table:table-cell office:value-type="string">
            <text:p>AW00011276</text:p>
          </table:table-cell>
          <table:table-cell office:value-type="string">
            <text:p>Mozilla/5.0 (Windows NT 6.3; Win64; x64; Trident/7.0; MATBJS; rv:11.0) like Gecko</text:p>
          </table:table-cell>
          <table:table-cell table:number-columns-repeated="1012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Wingtip Toys (Glancy, MS)</text:p>
          </table:table-cell>
          <table:table-cell office:value-type="string">
            <text:p>Charles</text:p>
          </table:table-cell>
          <table:table-cell office:value-type="string">
            <text:p>Jackson</text:p>
          </table:table-cell>
          <table:table-cell table:style-name="ce1" office:value-type="string">
            <text:p>07/12/1968</text:p>
          </table:table-cell>
          <table:table-cell office:value-type="string">
            <text:p>charles15@adventure-works.com</text:p>
          </table:table-cell>
          <table:table-cell table:formula="of:=LEFT([.F279];FIND(&quot;@&quot;;[.F279])-1)" office:value-type="string" office:string-value="charles15">
            <text:p>charles15</text:p>
          </table:table-cell>
          <table:table-cell table:formula="of:=[.C279]&amp;&quot; &quot;&amp;[.D279]" office:value-type="string" office:string-value="Charles Jackson">
            <text:p>Charles Jackson</text:p>
          </table:table-cell>
          <table:table-cell/>
          <table:table-cell office:value-type="string">
            <text:p>Canada</text:p>
          </table:table-cell>
          <table:table-cell office:value-type="string">
            <text:p>AW00011277</text:p>
          </table:table-cell>
          <table:table-cell office:value-type="string">
            <text:p>Mozilla/5.0 (Windows NT 6.1; WOW64; rv:30.0) Gecko/20100101 Firefox/30.0</text:p>
          </table:table-cell>
          <table:table-cell table:number-columns-repeated="1012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Wingtip Toys (Stoneboro, PA)</text:p>
          </table:table-cell>
          <table:table-cell office:value-type="string">
            <text:p>Jonathan</text:p>
          </table:table-cell>
          <table:table-cell office:value-type="string">
            <text:p>Phillips</text:p>
          </table:table-cell>
          <table:table-cell table:style-name="ce1" office:value-type="string">
            <text:p>16/02/1969</text:p>
          </table:table-cell>
          <table:table-cell office:value-type="string">
            <text:p>jonathan35@adventure-works.com</text:p>
          </table:table-cell>
          <table:table-cell table:formula="of:=LEFT([.F280];FIND(&quot;@&quot;;[.F280])-1)" office:value-type="string" office:string-value="jonathan35">
            <text:p>jonathan35</text:p>
          </table:table-cell>
          <table:table-cell table:formula="of:=[.C280]&amp;&quot; &quot;&amp;[.D280]" office:value-type="string" office:string-value="Jonathan Phillips">
            <text:p>Jonathan Phillip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78</text:p>
          </table:table-cell>
          <table:table-cell office:value-type="string">
            <text:p>Mozilla/5.0 (Windows NT 6.3; WOW64; Trident/7.0; Touch; MASAJS; rv:11.0) like Gecko</text:p>
          </table:table-cell>
          <table:table-cell table:number-columns-repeated="1012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Wingtip Toys (Mier, IN)</text:p>
          </table:table-cell>
          <table:table-cell office:value-type="string">
            <text:p>Amanda</text:p>
          </table:table-cell>
          <table:table-cell office:value-type="string">
            <text:p>Cook</text:p>
          </table:table-cell>
          <table:table-cell table:style-name="ce1" office:value-type="string">
            <text:p>08/09/1974</text:p>
          </table:table-cell>
          <table:table-cell office:value-type="string">
            <text:p>amanda3@adventure-works.com</text:p>
          </table:table-cell>
          <table:table-cell table:formula="of:=LEFT([.F281];FIND(&quot;@&quot;;[.F281])-1)" office:value-type="string" office:string-value="amanda3">
            <text:p>amanda3</text:p>
          </table:table-cell>
          <table:table-cell table:formula="of:=[.C281]&amp;&quot; &quot;&amp;[.D281]" office:value-type="string" office:string-value="Amanda Cook">
            <text:p>Amanda Cook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79</text:p>
          </table:table-cell>
          <table:table-cell office:value-type="string">
            <text:p>Mozilla/5.0 (Windows NT 6.1; rv:41.0) Gecko/20100101 Firefox/41.0</text:p>
          </table:table-cell>
          <table:table-cell table:number-columns-repeated="1012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Wingtip Toys (Wapinitia, OR)</text:p>
          </table:table-cell>
          <table:table-cell office:value-type="string">
            <text:p>Robert</text:p>
          </table:table-cell>
          <table:table-cell office:value-type="string">
            <text:p>Collins</text:p>
          </table:table-cell>
          <table:table-cell table:style-name="ce1" office:value-type="string">
            <text:p>17/02/1969</text:p>
          </table:table-cell>
          <table:table-cell office:value-type="string">
            <text:p>robert45@adventure-works.com</text:p>
          </table:table-cell>
          <table:table-cell table:formula="of:=LEFT([.F282];FIND(&quot;@&quot;;[.F282])-1)" office:value-type="string" office:string-value="robert45">
            <text:p>robert45</text:p>
          </table:table-cell>
          <table:table-cell table:formula="of:=[.C282]&amp;&quot; &quot;&amp;[.D282]" office:value-type="string" office:string-value="Robert Collins">
            <text:p>Robert Collin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80</text:p>
          </table:table-cell>
          <table:table-cell office:value-type="string">
            <text:p>Mozilla/5.0 (Windows NT 6.1; WOW64; Trident/7.0; MALC; rv:11.0) like Gecko</text:p>
          </table:table-cell>
          <table:table-cell table:number-columns-repeated="1012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Wingtip Toys (White Church, MO)</text:p>
          </table:table-cell>
          <table:table-cell office:value-type="string">
            <text:p>Megan</text:p>
          </table:table-cell>
          <table:table-cell office:value-type="string">
            <text:p>Barnes</text:p>
          </table:table-cell>
          <table:table-cell table:style-name="ce1" office:value-type="string">
            <text:p>06/10/1974</text:p>
          </table:table-cell>
          <table:table-cell office:value-type="string">
            <text:p>megan53@adventure-works.com</text:p>
          </table:table-cell>
          <table:table-cell table:formula="of:=LEFT([.F283];FIND(&quot;@&quot;;[.F283])-1)" office:value-type="string" office:string-value="megan53">
            <text:p>megan53</text:p>
          </table:table-cell>
          <table:table-cell table:formula="of:=[.C283]&amp;&quot; &quot;&amp;[.D283]" office:value-type="string" office:string-value="Megan Barnes">
            <text:p>Megan Barn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81</text:p>
          </table:table-cell>
          <table:table-cell office:value-type="string">
            <text:p>Mozilla/5.0 (Windows NT 6.2; WOW64) AppleWebKit/537.36 (KHTML, like Gecko) Chrome/37.0.2062.94 AOL/9.7 AOLBuild/4343.4049.US Safari/537.36</text:p>
          </table:table-cell>
          <table:table-cell table:number-columns-repeated="1012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Wingtip Toys (Caton, NY)</text:p>
          </table:table-cell>
          <table:table-cell office:value-type="string">
            <text:p>Christian</text:p>
          </table:table-cell>
          <table:table-cell office:value-type="string">
            <text:p>Thomas</text:p>
          </table:table-cell>
          <table:table-cell table:style-name="ce1" office:value-type="string">
            <text:p>16/07/1967</text:p>
          </table:table-cell>
          <table:table-cell office:value-type="string">
            <text:p>christian46@adventure-works.com</text:p>
          </table:table-cell>
          <table:table-cell table:formula="of:=LEFT([.F284];FIND(&quot;@&quot;;[.F284])-1)" office:value-type="string" office:string-value="christian46">
            <text:p>christian46</text:p>
          </table:table-cell>
          <table:table-cell table:formula="of:=[.C284]&amp;&quot; &quot;&amp;[.D284]" office:value-type="string" office:string-value="Christian Thomas">
            <text:p>Christian Thoma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82</text:p>
          </table:table-cell>
          <table:table-cell office:value-type="string">
            <text:p>Mozilla/5.0 (Windows NT 10.0; WOW64; rv:41.0) Gecko/20100101 Firefox/41.0</text:p>
          </table:table-cell>
          <table:table-cell table:number-columns-repeated="1012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Wingtip Toys (Plum Branch, SC)</text:p>
          </table:table-cell>
          <table:table-cell office:value-type="string">
            <text:p>Arturo</text:p>
          </table:table-cell>
          <table:table-cell office:value-type="string">
            <text:p>Lal</text:p>
          </table:table-cell>
          <table:table-cell table:style-name="ce1" office:value-type="string">
            <text:p>24/04/1968</text:p>
          </table:table-cell>
          <table:table-cell office:value-type="string">
            <text:p>arturo33@adventure-works.com</text:p>
          </table:table-cell>
          <table:table-cell table:formula="of:=LEFT([.F285];FIND(&quot;@&quot;;[.F285])-1)" office:value-type="string" office:string-value="arturo33">
            <text:p>arturo33</text:p>
          </table:table-cell>
          <table:table-cell table:formula="of:=[.C285]&amp;&quot; &quot;&amp;[.D285]" office:value-type="string" office:string-value="Arturo Lal">
            <text:p>Arturo La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83</text:p>
          </table:table-cell>
          <table:table-cell office:value-type="string">
            <text:p>Mozilla/5.0 (X11; Linux x86_64) AppleWebKit/534.24 (KHTML, like Gecko) Chrome/33.0.0.0 Safari/534.24</text:p>
          </table:table-cell>
          <table:table-cell table:number-columns-repeated="1012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Wingtip Toys (Mauldin, SC)</text:p>
          </table:table-cell>
          <table:table-cell office:value-type="string">
            <text:p>Theresa</text:p>
          </table:table-cell>
          <table:table-cell office:value-type="string">
            <text:p>Serrano</text:p>
          </table:table-cell>
          <table:table-cell table:style-name="ce1" office:value-type="string">
            <text:p>24/09/1967</text:p>
          </table:table-cell>
          <table:table-cell office:value-type="string">
            <text:p>theresa12@adventure-works.com</text:p>
          </table:table-cell>
          <table:table-cell table:formula="of:=LEFT([.F286];FIND(&quot;@&quot;;[.F286])-1)" office:value-type="string" office:string-value="theresa12">
            <text:p>theresa12</text:p>
          </table:table-cell>
          <table:table-cell table:formula="of:=[.C286]&amp;&quot; &quot;&amp;[.D286]" office:value-type="string" office:string-value="Theresa Serrano">
            <text:p>Theresa Serrano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84</text:p>
          </table:table-cell>
          <table:table-cell office:value-type="string">
            <text:p>Mozilla/5.0 (Windows NT 6.3; Win64; x64; Trident/7.0; MDDCJS; rv:11.0) like Gecko</text:p>
          </table:table-cell>
          <table:table-cell table:number-columns-repeated="1012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Wingtip Toys (Bonner Springs, KS)</text:p>
          </table:table-cell>
          <table:table-cell office:value-type="string">
            <text:p>Jeremy</text:p>
          </table:table-cell>
          <table:table-cell office:value-type="string">
            <text:p>Anderson</text:p>
          </table:table-cell>
          <table:table-cell table:style-name="ce1" office:value-type="string">
            <text:p>15/03/1973</text:p>
          </table:table-cell>
          <table:table-cell office:value-type="string">
            <text:p>jeremy2@adventure-works.com</text:p>
          </table:table-cell>
          <table:table-cell table:formula="of:=LEFT([.F287];FIND(&quot;@&quot;;[.F287])-1)" office:value-type="string" office:string-value="jeremy2">
            <text:p>jeremy2</text:p>
          </table:table-cell>
          <table:table-cell table:formula="of:=[.C287]&amp;&quot; &quot;&amp;[.D287]" office:value-type="string" office:string-value="Jeremy Anderson">
            <text:p>Jeremy Ander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85</text:p>
          </table:table-cell>
          <table:table-cell office:value-type="string">
            <text:p>Mozilla/5.0 (Windows NT 6.1; WOW64) AppleWebKit/537.36 (KHTML, like Gecko) Chrome/35.0.1916.153 Safari/537.36 SE 2.X MetaSr 1.0</text:p>
          </table:table-cell>
          <table:table-cell table:number-columns-repeated="1012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Wingtip Toys (Lowellville, OH)</text:p>
          </table:table-cell>
          <table:table-cell office:value-type="string">
            <text:p>Hunter</text:p>
          </table:table-cell>
          <table:table-cell office:value-type="string">
            <text:p>Griffin</text:p>
          </table:table-cell>
          <table:table-cell table:style-name="ce1" office:value-type="string">
            <text:p>31/08/1967</text:p>
          </table:table-cell>
          <table:table-cell office:value-type="string">
            <text:p>hunter16@adventure-works.com</text:p>
          </table:table-cell>
          <table:table-cell table:formula="of:=LEFT([.F288];FIND(&quot;@&quot;;[.F288])-1)" office:value-type="string" office:string-value="hunter16">
            <text:p>hunter16</text:p>
          </table:table-cell>
          <table:table-cell table:formula="of:=[.C288]&amp;&quot; &quot;&amp;[.D288]" office:value-type="string" office:string-value="Hunter Griffin">
            <text:p>Hunter Griffi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86</text:p>
          </table:table-cell>
          <table:table-cell office:value-type="string">
            <text:p>Mozilla/4.0 (compatible; MSIE 6.0; Windows NT 5.1; WOW64; Trident/4.0; SLCC2; .NET CLR 2.0.50727; .NET CLR 3.5.30729; .NET CLR 3.0.30729; .NET4.0C; .NET4.0E)</text:p>
          </table:table-cell>
          <table:table-cell table:number-columns-repeated="1012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Wingtip Toys (Elverson, PA)</text:p>
          </table:table-cell>
          <table:table-cell office:value-type="string">
            <text:p>Henry</text:p>
          </table:table-cell>
          <table:table-cell office:value-type="string">
            <text:p>Garcia</text:p>
          </table:table-cell>
          <table:table-cell table:style-name="ce1" office:value-type="string">
            <text:p>16/07/1966</text:p>
          </table:table-cell>
          <table:table-cell office:value-type="string">
            <text:p>henry16@adventure-works.com</text:p>
          </table:table-cell>
          <table:table-cell table:formula="of:=LEFT([.F289];FIND(&quot;@&quot;;[.F289])-1)" office:value-type="string" office:string-value="henry16">
            <text:p>henry16</text:p>
          </table:table-cell>
          <table:table-cell table:formula="of:=[.C289]&amp;&quot; &quot;&amp;[.D289]" office:value-type="string" office:string-value="Henry Garcia">
            <text:p>Henry Garcia</text:p>
          </table:table-cell>
          <table:table-cell/>
          <table:table-cell office:value-type="string">
            <text:p>Canada</text:p>
          </table:table-cell>
          <table:table-cell office:value-type="string">
            <text:p>AW00011287</text:p>
          </table:table-cell>
          <table:table-cell office:value-type="string">
            <text:p>Mozilla/5.0 (Windows NT 6.1; WOW64) AppleWebKit/537.36 (KHTML, like Gecko) Chrome/37.0.2062.120 Safari/537.36</text:p>
          </table:table-cell>
          <table:table-cell table:number-columns-repeated="1012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Wingtip Toys (Isabela, PR)</text:p>
          </table:table-cell>
          <table:table-cell office:value-type="string">
            <text:p>Cindy</text:p>
          </table:table-cell>
          <table:table-cell office:value-type="string">
            <text:p>Sanchez</text:p>
          </table:table-cell>
          <table:table-cell table:style-name="ce1" office:value-type="string">
            <text:p>12/03/1978</text:p>
          </table:table-cell>
          <table:table-cell office:value-type="string">
            <text:p>cindy19@adventure-works.com</text:p>
          </table:table-cell>
          <table:table-cell table:formula="of:=LEFT([.F290];FIND(&quot;@&quot;;[.F290])-1)" office:value-type="string" office:string-value="cindy19">
            <text:p>cindy19</text:p>
          </table:table-cell>
          <table:table-cell table:formula="of:=[.C290]&amp;&quot; &quot;&amp;[.D290]" office:value-type="string" office:string-value="Cindy Sanchez">
            <text:p>Cindy Sanch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88</text:p>
          </table:table-cell>
          <table:table-cell office:value-type="string">
            <text:p>Mozilla/4.0 (compatible; MSIE 8.0; Windows NT 5.1; WOW64; Trident/4.0; SLCC2; .NET CLR 2.0.50727; .NET CLR 3.5.30729; .NET CLR 3.0.30729; .NET4.0C; .NET4.0E)</text:p>
          </table:table-cell>
          <table:table-cell table:number-columns-repeated="1012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Wingtip Toys (Sayner, WI)</text:p>
          </table:table-cell>
          <table:table-cell office:value-type="string">
            <text:p>Maria</text:p>
          </table:table-cell>
          <table:table-cell office:value-type="string">
            <text:p>Carter</text:p>
          </table:table-cell>
          <table:table-cell table:style-name="ce1" office:value-type="string">
            <text:p>03/03/1972</text:p>
          </table:table-cell>
          <table:table-cell office:value-type="string">
            <text:p>maria53@adventure-works.com</text:p>
          </table:table-cell>
          <table:table-cell table:formula="of:=LEFT([.F291];FIND(&quot;@&quot;;[.F291])-1)" office:value-type="string" office:string-value="maria53">
            <text:p>maria53</text:p>
          </table:table-cell>
          <table:table-cell table:formula="of:=[.C291]&amp;&quot; &quot;&amp;[.D291]" office:value-type="string" office:string-value="Maria Carter">
            <text:p>Maria Cart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89</text:p>
          </table:table-cell>
          <table:table-cell office:value-type="string">
            <text:p>Mozilla/5.0 (Windows NT 6.3; WOW64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Wingtip Toys (Beals, ME)</text:p>
          </table:table-cell>
          <table:table-cell office:value-type="string">
            <text:p>Katelyn</text:p>
          </table:table-cell>
          <table:table-cell office:value-type="string">
            <text:p>Sanchez</text:p>
          </table:table-cell>
          <table:table-cell table:style-name="ce1" office:value-type="string">
            <text:p>14/08/1972</text:p>
          </table:table-cell>
          <table:table-cell office:value-type="string">
            <text:p>katelyn26@adventure-works.com</text:p>
          </table:table-cell>
          <table:table-cell table:formula="of:=LEFT([.F292];FIND(&quot;@&quot;;[.F292])-1)" office:value-type="string" office:string-value="katelyn26">
            <text:p>katelyn26</text:p>
          </table:table-cell>
          <table:table-cell table:formula="of:=[.C292]&amp;&quot; &quot;&amp;[.D292]" office:value-type="string" office:string-value="Katelyn Sanchez">
            <text:p>Katelyn Sanch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0</text:p>
          </table:table-cell>
          <table:table-cell office:value-type="string">
            <text:p>Mozilla/5.0 (Macintosh; Intel Mac OS X 10.8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Wingtip Toys (Morton Grove, IL)</text:p>
          </table:table-cell>
          <table:table-cell office:value-type="string">
            <text:p>Jenna</text:p>
          </table:table-cell>
          <table:table-cell office:value-type="string">
            <text:p>Wright</text:p>
          </table:table-cell>
          <table:table-cell table:style-name="ce1" office:value-type="string">
            <text:p>01/05/1972</text:p>
          </table:table-cell>
          <table:table-cell office:value-type="string">
            <text:p>jenna19@adventure-works.com</text:p>
          </table:table-cell>
          <table:table-cell table:formula="of:=LEFT([.F293];FIND(&quot;@&quot;;[.F293])-1)" office:value-type="string" office:string-value="jenna19">
            <text:p>jenna19</text:p>
          </table:table-cell>
          <table:table-cell table:formula="of:=[.C293]&amp;&quot; &quot;&amp;[.D293]" office:value-type="string" office:string-value="Jenna Wright">
            <text:p>Jenna Wrigh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1</text:p>
          </table:table-cell>
          <table:table-cell office:value-type="string">
            <text:p>Mozilla/5.0 (Windows NT 10.0; WOW64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Wingtip Toys (Birds, IL)</text:p>
          </table:table-cell>
          <table:table-cell office:value-type="string">
            <text:p>Seth</text:p>
          </table:table-cell>
          <table:table-cell office:value-type="string">
            <text:p>Phillips</text:p>
          </table:table-cell>
          <table:table-cell table:style-name="ce1" office:value-type="string">
            <text:p>05/05/1967</text:p>
          </table:table-cell>
          <table:table-cell office:value-type="string">
            <text:p>seth42@adventure-works.com</text:p>
          </table:table-cell>
          <table:table-cell table:formula="of:=LEFT([.F294];FIND(&quot;@&quot;;[.F294])-1)" office:value-type="string" office:string-value="seth42">
            <text:p>seth42</text:p>
          </table:table-cell>
          <table:table-cell table:formula="of:=[.C294]&amp;&quot; &quot;&amp;[.D294]" office:value-type="string" office:string-value="Seth Phillips">
            <text:p>Seth Phillip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2</text:p>
          </table:table-cell>
          <table:table-cell office:value-type="string">
            <text:p>Mozilla/5.0 (Windows NT 6.1; WOW64; Trident/7.0; yie10; rv:11.0) like Gecko</text:p>
          </table:table-cell>
          <table:table-cell table:number-columns-repeated="1012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Wingtip Toys (Federalsburg, MD)</text:p>
          </table:table-cell>
          <table:table-cell office:value-type="string">
            <text:p>Luke</text:p>
          </table:table-cell>
          <table:table-cell office:value-type="string">
            <text:p>Long</text:p>
          </table:table-cell>
          <table:table-cell table:style-name="ce1" office:value-type="string">
            <text:p>23/11/1960</text:p>
          </table:table-cell>
          <table:table-cell office:value-type="string">
            <text:p>luke28@adventure-works.com</text:p>
          </table:table-cell>
          <table:table-cell table:formula="of:=LEFT([.F295];FIND(&quot;@&quot;;[.F295])-1)" office:value-type="string" office:string-value="luke28">
            <text:p>luke28</text:p>
          </table:table-cell>
          <table:table-cell table:formula="of:=[.C295]&amp;&quot; &quot;&amp;[.D295]" office:value-type="string" office:string-value="Luke Long">
            <text:p>Luke Lo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3</text:p>
          </table:table-cell>
          <table:table-cell office:value-type="string">
            <text:p>Mozilla/5.0 (Linux; Android 5.0; SAMSUNG-SM-G900A Build/LRX21T) AppleWebKit/537.36 (KHTML, like Gecko) SamsungBrowser/2.1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Wingtip Toys (Pikeview, CO)</text:p>
          </table:table-cell>
          <table:table-cell office:value-type="string">
            <text:p>Dalton</text:p>
          </table:table-cell>
          <table:table-cell office:value-type="string">
            <text:p>Clark</text:p>
          </table:table-cell>
          <table:table-cell table:style-name="ce1" office:value-type="string">
            <text:p>02/03/1961</text:p>
          </table:table-cell>
          <table:table-cell office:value-type="string">
            <text:p>dalton18@adventure-works.com</text:p>
          </table:table-cell>
          <table:table-cell table:formula="of:=LEFT([.F296];FIND(&quot;@&quot;;[.F296])-1)" office:value-type="string" office:string-value="dalton18">
            <text:p>dalton18</text:p>
          </table:table-cell>
          <table:table-cell table:formula="of:=[.C296]&amp;&quot; &quot;&amp;[.D296]" office:value-type="string" office:string-value="Dalton Clark">
            <text:p>Dalton Clark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4</text:p>
          </table:table-cell>
          <table:table-cell office:value-type="string">
            <text:p>Mozilla/5.0 (Linux; U; Android 4.0.3; en-gb; KFTT Build/IML74K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Wingtip Toys (Boalsburg, PA)</text:p>
          </table:table-cell>
          <table:table-cell office:value-type="string">
            <text:p>Taylor</text:p>
          </table:table-cell>
          <table:table-cell office:value-type="string">
            <text:p>Lewis</text:p>
          </table:table-cell>
          <table:table-cell table:style-name="ce1" office:value-type="string">
            <text:p>13/11/1959</text:p>
          </table:table-cell>
          <table:table-cell office:value-type="string">
            <text:p>taylor67@adventure-works.com</text:p>
          </table:table-cell>
          <table:table-cell table:formula="of:=LEFT([.F297];FIND(&quot;@&quot;;[.F297])-1)" office:value-type="string" office:string-value="taylor67">
            <text:p>taylor67</text:p>
          </table:table-cell>
          <table:table-cell table:formula="of:=[.C297]&amp;&quot; &quot;&amp;[.D297]" office:value-type="string" office:string-value="Taylor Lewis">
            <text:p>Taylor Lewi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5</text:p>
          </table:table-cell>
          <table:table-cell office:value-type="string">
            <text:p>Mozilla/5.0 (compatible; MSIE 10.0; Windows NT 6.2; WOW64; Trident/8.0)</text:p>
          </table:table-cell>
          <table:table-cell table:number-columns-repeated="1012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Wingtip Toys (Port Hueneme, CA)</text:p>
          </table:table-cell>
          <table:table-cell office:value-type="string">
            <text:p>Haley</text:p>
          </table:table-cell>
          <table:table-cell office:value-type="string">
            <text:p>Richardson</text:p>
          </table:table-cell>
          <table:table-cell table:style-name="ce1" office:value-type="string">
            <text:p>05/04/1941</text:p>
          </table:table-cell>
          <table:table-cell office:value-type="string">
            <text:p>haley10@adventure-works.com</text:p>
          </table:table-cell>
          <table:table-cell table:formula="of:=LEFT([.F298];FIND(&quot;@&quot;;[.F298])-1)" office:value-type="string" office:string-value="haley10">
            <text:p>haley10</text:p>
          </table:table-cell>
          <table:table-cell table:formula="of:=[.C298]&amp;&quot; &quot;&amp;[.D298]" office:value-type="string" office:string-value="Haley Richardson">
            <text:p>Haley Richard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6</text:p>
          </table:table-cell>
          <table:table-cell office:value-type="string">
            <text:p>Mozilla/5.0 (Windows NT 10.0; WOW64; Trident/7.0; TNJB; rv:11.0) like Gecko</text:p>
          </table:table-cell>
          <table:table-cell table:number-columns-repeated="1012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Wingtip Toys (Verdery, SC)</text:p>
          </table:table-cell>
          <table:table-cell office:value-type="string">
            <text:p>Noah</text:p>
          </table:table-cell>
          <table:table-cell office:value-type="string">
            <text:p>Coleman</text:p>
          </table:table-cell>
          <table:table-cell table:style-name="ce1" office:value-type="string">
            <text:p>01/08/1940</text:p>
          </table:table-cell>
          <table:table-cell office:value-type="string">
            <text:p>noah2@adventure-works.com</text:p>
          </table:table-cell>
          <table:table-cell table:formula="of:=LEFT([.F299];FIND(&quot;@&quot;;[.F299])-1)" office:value-type="string" office:string-value="noah2">
            <text:p>noah2</text:p>
          </table:table-cell>
          <table:table-cell table:formula="of:=[.C299]&amp;&quot; &quot;&amp;[.D299]" office:value-type="string" office:string-value="Noah Coleman">
            <text:p>Noah Colema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7</text:p>
          </table:table-cell>
          <table:table-cell office:value-type="string">
            <text:p>Mozilla/5.0 (X11; CrOS x86_64 7077.111.0) AppleWebKit/537.36 (KHTML, like Gecko) Chrome/44.0.2403.125 Safari/537.36</text:p>
          </table:table-cell>
          <table:table-cell table:number-columns-repeated="1012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Wingtip Toys (Obetz, OH)</text:p>
          </table:table-cell>
          <table:table-cell office:value-type="string">
            <text:p>Jon</text:p>
          </table:table-cell>
          <table:table-cell office:value-type="string">
            <text:p>Luo</text:p>
          </table:table-cell>
          <table:table-cell table:style-name="ce1" office:value-type="string">
            <text:p>30/08/1940</text:p>
          </table:table-cell>
          <table:table-cell office:value-type="string">
            <text:p>jon46@adventure-works.com</text:p>
          </table:table-cell>
          <table:table-cell table:formula="of:=LEFT([.F300];FIND(&quot;@&quot;;[.F300])-1)" office:value-type="string" office:string-value="jon46">
            <text:p>jon46</text:p>
          </table:table-cell>
          <table:table-cell table:formula="of:=[.C300]&amp;&quot; &quot;&amp;[.D300]" office:value-type="string" office:string-value="Jon Luo">
            <text:p>Jon Luo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8</text:p>
          </table:table-cell>
          <table:table-cell office:value-type="string">
            <text:p>Mozilla/5.0 (Linux; Android 4.0.4; BNTV400 Build/IMM76L) AppleWebKit/537.36 (KHTML, like Gecko) Chrome/42.0.2311.111 Safari/537.36</text:p>
          </table:table-cell>
          <table:table-cell table:number-columns-repeated="1012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Wingtip Toys (East Fultonham, OH)</text:p>
          </table:table-cell>
          <table:table-cell office:value-type="string">
            <text:p>Orlando</text:p>
          </table:table-cell>
          <table:table-cell office:value-type="string">
            <text:p>Vazquez</text:p>
          </table:table-cell>
          <table:table-cell table:style-name="ce1" office:value-type="string">
            <text:p>29/09/1941</text:p>
          </table:table-cell>
          <table:table-cell office:value-type="string">
            <text:p>orlando14@adventure-works.com</text:p>
          </table:table-cell>
          <table:table-cell table:formula="of:=LEFT([.F301];FIND(&quot;@&quot;;[.F301])-1)" office:value-type="string" office:string-value="orlando14">
            <text:p>orlando14</text:p>
          </table:table-cell>
          <table:table-cell table:formula="of:=[.C301]&amp;&quot; &quot;&amp;[.D301]" office:value-type="string" office:string-value="Orlando Vazquez">
            <text:p>Orlando Vazqu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299</text:p>
          </table:table-cell>
          <table:table-cell office:value-type="string">
            <text:p>Mozilla/5.0 (Windows NT 6.1; rv:37.0) Gecko/20100101 Firefox/37.0</text:p>
          </table:table-cell>
          <table:table-cell table:number-columns-repeated="1012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Wingtip Toys (Obion, TN)</text:p>
          </table:table-cell>
          <table:table-cell office:value-type="string">
            <text:p>Fernando</text:p>
          </table:table-cell>
          <table:table-cell office:value-type="string">
            <text:p>Barnes</text:p>
          </table:table-cell>
          <table:table-cell table:style-name="ce1" office:value-type="string">
            <text:p>31/08/1965</text:p>
          </table:table-cell>
          <table:table-cell office:value-type="string">
            <text:p>fernando47@adventure-works.com</text:p>
          </table:table-cell>
          <table:table-cell table:formula="of:=LEFT([.F302];FIND(&quot;@&quot;;[.F302])-1)" office:value-type="string" office:string-value="fernando47">
            <text:p>fernando47</text:p>
          </table:table-cell>
          <table:table-cell table:formula="of:=[.C302]&amp;&quot; &quot;&amp;[.D302]" office:value-type="string" office:string-value="Fernando Barnes">
            <text:p>Fernando Barnes</text:p>
          </table:table-cell>
          <table:table-cell/>
          <table:table-cell office:value-type="string">
            <text:p>Canada</text:p>
          </table:table-cell>
          <table:table-cell office:value-type="string">
            <text:p>AW00011300</text:p>
          </table:table-cell>
          <table:table-cell office:value-type="string">
            <text:p>Mozilla/5.0 (Windows NT 6.3; WOW64) AppleWebKit/537.36 (KHTML, like Gecko) Chrome/43.0.2357.130 Safari/537.36</text:p>
          </table:table-cell>
          <table:table-cell table:number-columns-repeated="1012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Wingtip Toys (Cavendish, VT)</text:p>
          </table:table-cell>
          <table:table-cell office:value-type="string">
            <text:p>Cameron</text:p>
          </table:table-cell>
          <table:table-cell office:value-type="string">
            <text:p>Rodriguez</text:p>
          </table:table-cell>
          <table:table-cell table:style-name="ce1" office:value-type="string">
            <text:p>07/12/1965</text:p>
          </table:table-cell>
          <table:table-cell office:value-type="string">
            <text:p>cameron38@adventure-works.com</text:p>
          </table:table-cell>
          <table:table-cell table:formula="of:=LEFT([.F303];FIND(&quot;@&quot;;[.F303])-1)" office:value-type="string" office:string-value="cameron38">
            <text:p>cameron38</text:p>
          </table:table-cell>
          <table:table-cell table:formula="of:=[.C303]&amp;&quot; &quot;&amp;[.D303]" office:value-type="string" office:string-value="Cameron Rodriguez">
            <text:p>Cameron Rodrigu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01</text:p>
          </table:table-cell>
          <table:table-cell office:value-type="string">
            <text:p>Mozilla/5.0 (Windows NT 6.1; WOW64) AppleWebKit/537.36 (KHTML, like Gecko) Chrome/42.0.2311.152 Safari/537.36 LBBROWSER</text:p>
          </table:table-cell>
          <table:table-cell table:number-columns-repeated="1012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Wingtip Toys (Miesville, MN)</text:p>
          </table:table-cell>
          <table:table-cell office:value-type="string">
            <text:p>Spencer</text:p>
          </table:table-cell>
          <table:table-cell office:value-type="string">
            <text:p>Russell</text:p>
          </table:table-cell>
          <table:table-cell table:style-name="ce1" office:value-type="string">
            <text:p>09/12/1971</text:p>
          </table:table-cell>
          <table:table-cell office:value-type="string">
            <text:p>spencer22@adventure-works.com</text:p>
          </table:table-cell>
          <table:table-cell table:formula="of:=LEFT([.F304];FIND(&quot;@&quot;;[.F304])-1)" office:value-type="string" office:string-value="spencer22">
            <text:p>spencer22</text:p>
          </table:table-cell>
          <table:table-cell table:formula="of:=[.C304]&amp;&quot; &quot;&amp;[.D304]" office:value-type="string" office:string-value="Spencer Russell">
            <text:p>Spencer Russe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02</text:p>
          </table:table-cell>
          <table:table-cell office:value-type="string">
            <text:p>Mozilla/5.0 (Windows NT 6.3; WOW64; rv:41.0) Gecko/20100101 Firefox/41.0</text:p>
          </table:table-cell>
          <table:table-cell table:number-columns-repeated="1012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Wingtip Toys (Valhalla, NC)</text:p>
          </table:table-cell>
          <table:table-cell office:value-type="string">
            <text:p>Julia</text:p>
          </table:table-cell>
          <table:table-cell office:value-type="string">
            <text:p>Coleman</text:p>
          </table:table-cell>
          <table:table-cell table:style-name="ce1" office:value-type="string">
            <text:p>10/04/1966</text:p>
          </table:table-cell>
          <table:table-cell office:value-type="string">
            <text:p>julia72@adventure-works.com</text:p>
          </table:table-cell>
          <table:table-cell table:formula="of:=LEFT([.F305];FIND(&quot;@&quot;;[.F305])-1)" office:value-type="string" office:string-value="julia72">
            <text:p>julia72</text:p>
          </table:table-cell>
          <table:table-cell table:formula="of:=[.C305]&amp;&quot; &quot;&amp;[.D305]" office:value-type="string" office:string-value="Julia Coleman">
            <text:p>Julia Colema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03</text:p>
          </table:table-cell>
          <table:table-cell office:value-type="string">
            <text:p>Mozilla/5.0 (Windows NT 5.1) AppleWebKit/537.36 (KHTML, like Gecko) Chrome/29.0.1547.76 Safari/537.36</text:p>
          </table:table-cell>
          <table:table-cell table:number-columns-repeated="1012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Wingtip Toys (Cape Neddick, ME)</text:p>
          </table:table-cell>
          <table:table-cell office:value-type="string">
            <text:p>Julia</text:p>
          </table:table-cell>
          <table:table-cell office:value-type="string">
            <text:p>Garcia</text:p>
          </table:table-cell>
          <table:table-cell table:style-name="ce1" office:value-type="string">
            <text:p>14/03/1971</text:p>
          </table:table-cell>
          <table:table-cell office:value-type="string">
            <text:p>julia38@adventure-works.com</text:p>
          </table:table-cell>
          <table:table-cell table:formula="of:=LEFT([.F306];FIND(&quot;@&quot;;[.F306])-1)" office:value-type="string" office:string-value="julia38">
            <text:p>julia38</text:p>
          </table:table-cell>
          <table:table-cell table:formula="of:=[.C306]&amp;&quot; &quot;&amp;[.D306]" office:value-type="string" office:string-value="Julia Garcia">
            <text:p>Julia Garcia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04</text:p>
          </table:table-cell>
          <table:table-cell office:value-type="string">
            <text:p>Mozilla/5.0 (Linux; Android 5.0; SAMSUNG SM-G900P Build/LRX21T) AppleWebKit/537.36 (KHTML, like Gecko) SamsungBrowser/2.1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Wingtip Toys (Silver Plume, CO)</text:p>
          </table:table-cell>
          <table:table-cell office:value-type="string">
            <text:p>Sean</text:p>
          </table:table-cell>
          <table:table-cell office:value-type="string">
            <text:p>Evans</text:p>
          </table:table-cell>
          <table:table-cell table:style-name="ce1" office:value-type="string">
            <text:p>17/12/1965</text:p>
          </table:table-cell>
          <table:table-cell office:value-type="string">
            <text:p>sean31@adventure-works.com</text:p>
          </table:table-cell>
          <table:table-cell table:formula="of:=LEFT([.F307];FIND(&quot;@&quot;;[.F307])-1)" office:value-type="string" office:string-value="sean31">
            <text:p>sean31</text:p>
          </table:table-cell>
          <table:table-cell table:formula="of:=[.C307]&amp;&quot; &quot;&amp;[.D307]" office:value-type="string" office:string-value="Sean Evans">
            <text:p>Sean Evan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05</text:p>
          </table:table-cell>
          <table:table-cell office:value-type="string">
            <text:p>Mozilla/5.0 (Windows NT 6.1; WOW64) AppleWebKit/537.36 (KHTML, like Gecko) Chrome/36.0.1985.125 Safari/537.36</text:p>
          </table:table-cell>
          <table:table-cell table:number-columns-repeated="1012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Wingtip Toys (North Beach Haven, NJ)</text:p>
          </table:table-cell>
          <table:table-cell office:value-type="string">
            <text:p>Micah</text:p>
          </table:table-cell>
          <table:table-cell office:value-type="string">
            <text:p>Zhou</text:p>
          </table:table-cell>
          <table:table-cell table:style-name="ce1" office:value-type="string">
            <text:p>20/12/1965</text:p>
          </table:table-cell>
          <table:table-cell office:value-type="string">
            <text:p>micah19@adventure-works.com</text:p>
          </table:table-cell>
          <table:table-cell table:formula="of:=LEFT([.F308];FIND(&quot;@&quot;;[.F308])-1)" office:value-type="string" office:string-value="micah19">
            <text:p>micah19</text:p>
          </table:table-cell>
          <table:table-cell table:formula="of:=[.C308]&amp;&quot; &quot;&amp;[.D308]" office:value-type="string" office:string-value="Micah Zhou">
            <text:p>Micah Zhou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06</text:p>
          </table:table-cell>
          <table:table-cell office:value-type="string">
            <text:p>Mozilla/5.0 (Windows NT 5.1; rv:31.0) Gecko/20100101 Firefox/31.0</text:p>
          </table:table-cell>
          <table:table-cell table:number-columns-repeated="1012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Wingtip Toys (Downingtown, PA)</text:p>
          </table:table-cell>
          <table:table-cell office:value-type="string">
            <text:p>Hunter</text:p>
          </table:table-cell>
          <table:table-cell office:value-type="string">
            <text:p>Rodriguez</text:p>
          </table:table-cell>
          <table:table-cell table:style-name="ce1" office:value-type="string">
            <text:p>31/10/1965</text:p>
          </table:table-cell>
          <table:table-cell office:value-type="string">
            <text:p>hunter53@adventure-works.com</text:p>
          </table:table-cell>
          <table:table-cell table:formula="of:=LEFT([.F309];FIND(&quot;@&quot;;[.F309])-1)" office:value-type="string" office:string-value="hunter53">
            <text:p>hunter53</text:p>
          </table:table-cell>
          <table:table-cell table:formula="of:=[.C309]&amp;&quot; &quot;&amp;[.D309]" office:value-type="string" office:string-value="Hunter Rodriguez">
            <text:p>Hunter Rodrigu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07</text:p>
          </table:table-cell>
          <table:table-cell office:value-type="string">
            <text:p>Mozilla/5.0 (Windows NT 6.1; WOW64) AppleWebKit/537.36 (KHTML, like Gecko) Chrome/41.0.2272.104 AOL/9.8 AOLBuild/4346.18.US Safari/537.36</text:p>
          </table:table-cell>
          <table:table-cell table:number-columns-repeated="1012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Wingtip Toys (Branson West, MO)</text:p>
          </table:table-cell>
          <table:table-cell office:value-type="string">
            <text:p>Ian</text:p>
          </table:table-cell>
          <table:table-cell office:value-type="string">
            <text:p>Gonzales</text:p>
          </table:table-cell>
          <table:table-cell table:style-name="ce1" office:value-type="string">
            <text:p>02/09/1959</text:p>
          </table:table-cell>
          <table:table-cell office:value-type="string">
            <text:p>ian57@adventure-works.com</text:p>
          </table:table-cell>
          <table:table-cell table:formula="of:=LEFT([.F310];FIND(&quot;@&quot;;[.F310])-1)" office:value-type="string" office:string-value="ian57">
            <text:p>ian57</text:p>
          </table:table-cell>
          <table:table-cell table:formula="of:=[.C310]&amp;&quot; &quot;&amp;[.D310]" office:value-type="string" office:string-value="Ian Gonzales">
            <text:p>Ian Gonzal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08</text:p>
          </table:table-cell>
          <table:table-cell office:value-type="string">
            <text:p>Mozilla/4.0 (compatible; MSIE 7.0; Windows NT 6.1; WOW64; Trident/7.0; SLCC2; .NET CLR 2.0.50727; .NET CLR 3.5.30729; .NET CLR 3.0.30729; Media Center PC 6.0; .NET4.0C; .NET4.0E; InfoPath.3; GWX:QUALIFIED)</text:p>
          </table:table-cell>
          <table:table-cell table:number-columns-repeated="1012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Wingtip Toys (Bergen Park, CO)</text:p>
          </table:table-cell>
          <table:table-cell office:value-type="string">
            <text:p>Victoria</text:p>
          </table:table-cell>
          <table:table-cell office:value-type="string">
            <text:p>Lewis</text:p>
          </table:table-cell>
          <table:table-cell table:style-name="ce1" office:value-type="string">
            <text:p>10/12/1959</text:p>
          </table:table-cell>
          <table:table-cell office:value-type="string">
            <text:p>victoria20@adventure-works.com</text:p>
          </table:table-cell>
          <table:table-cell table:formula="of:=LEFT([.F311];FIND(&quot;@&quot;;[.F311])-1)" office:value-type="string" office:string-value="victoria20">
            <text:p>victoria20</text:p>
          </table:table-cell>
          <table:table-cell table:formula="of:=[.C311]&amp;&quot; &quot;&amp;[.D311]" office:value-type="string" office:string-value="Victoria Lewis">
            <text:p>Victoria Lewi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09</text:p>
          </table:table-cell>
          <table:table-cell office:value-type="string">
            <text:p>Mozilla/5.0 (Windows NT 6.1; WOW64) AppleWebKit/537.36 (KHTML, like Gecko) Chrome/44.0.2403.107 Safari/537.36</text:p>
          </table:table-cell>
          <table:table-cell table:number-columns-repeated="1012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Wingtip Toys (Grabill, IN)</text:p>
          </table:table-cell>
          <table:table-cell office:value-type="string">
            <text:p>Erin</text:p>
          </table:table-cell>
          <table:table-cell office:value-type="string">
            <text:p>Sanders</text:p>
          </table:table-cell>
          <table:table-cell table:style-name="ce1" office:value-type="string">
            <text:p>05/07/1964</text:p>
          </table:table-cell>
          <table:table-cell office:value-type="string">
            <text:p>erin7@adventure-works.com</text:p>
          </table:table-cell>
          <table:table-cell table:formula="of:=LEFT([.F312];FIND(&quot;@&quot;;[.F312])-1)" office:value-type="string" office:string-value="erin7">
            <text:p>erin7</text:p>
          </table:table-cell>
          <table:table-cell table:formula="of:=[.C312]&amp;&quot; &quot;&amp;[.D312]" office:value-type="string" office:string-value="Erin Sanders">
            <text:p>Erin Sander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10</text:p>
          </table:table-cell>
          <table:table-cell office:value-type="string">
            <text:p>Mozilla/5.0 (Windows NT 10.0; WOW64; Trident/7.0; MDDCJS; rv:11.0) like Gecko</text:p>
          </table:table-cell>
          <table:table-cell table:number-columns-repeated="1012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Wingtip Toys (North Manitou, MI)</text:p>
          </table:table-cell>
          <table:table-cell office:value-type="string">
            <text:p>Gabrielle</text:p>
          </table:table-cell>
          <table:table-cell office:value-type="string">
            <text:p>Lopez</text:p>
          </table:table-cell>
          <table:table-cell table:style-name="ce1" office:value-type="string">
            <text:p>21/02/1959</text:p>
          </table:table-cell>
          <table:table-cell office:value-type="string">
            <text:p>gabrielle63@adventure-works.com</text:p>
          </table:table-cell>
          <table:table-cell table:formula="of:=LEFT([.F313];FIND(&quot;@&quot;;[.F313])-1)" office:value-type="string" office:string-value="gabrielle63">
            <text:p>gabrielle63</text:p>
          </table:table-cell>
          <table:table-cell table:formula="of:=[.C313]&amp;&quot; &quot;&amp;[.D313]" office:value-type="string" office:string-value="Gabrielle Lopez">
            <text:p>Gabrielle Lop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11</text:p>
          </table:table-cell>
          <table:table-cell office:value-type="string">
            <text:p>Mozilla/5.0 (Windows NT 6.2; WOW64) AppleWebKit/537.36 (KHTML, like Gecko) Chrome/41.0.2272.104 AOL/9.8 AOLBuild/4346.13.US Safari/537.36</text:p>
          </table:table-cell>
          <table:table-cell table:number-columns-repeated="1012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Wingtip Toys (Philip, SD)</text:p>
          </table:table-cell>
          <table:table-cell office:value-type="string">
            <text:p>Sara</text:p>
          </table:table-cell>
          <table:table-cell office:value-type="string">
            <text:p>Richardson</text:p>
          </table:table-cell>
          <table:table-cell table:style-name="ce1" office:value-type="string">
            <text:p>01/10/1958</text:p>
          </table:table-cell>
          <table:table-cell office:value-type="string">
            <text:p>sara10@adventure-works.com</text:p>
          </table:table-cell>
          <table:table-cell table:formula="of:=LEFT([.F314];FIND(&quot;@&quot;;[.F314])-1)" office:value-type="string" office:string-value="sara10">
            <text:p>sara10</text:p>
          </table:table-cell>
          <table:table-cell table:formula="of:=[.C314]&amp;&quot; &quot;&amp;[.D314]" office:value-type="string" office:string-value="Sara Richardson">
            <text:p>Sara Richard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12</text:p>
          </table:table-cell>
          <table:table-cell office:value-type="string">
            <text:p>Mozilla/5.0 (Windows NT 6.1; WOW64) AppleWebKit/537.36 (KHTML, like Gecko) Chrome/37.0.2062.94 AOL/9.7 AOLBuild/4343.4043.US Safari/537.36</text:p>
          </table:table-cell>
          <table:table-cell table:number-columns-repeated="1012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Wingtip Toys (Straughn, IN)</text:p>
          </table:table-cell>
          <table:table-cell office:value-type="string">
            <text:p>Trevor</text:p>
          </table:table-cell>
          <table:table-cell office:value-type="string">
            <text:p>Jenkins</text:p>
          </table:table-cell>
          <table:table-cell table:style-name="ce1" office:value-type="string">
            <text:p>27/08/1958</text:p>
          </table:table-cell>
          <table:table-cell office:value-type="string">
            <text:p>trevor6@adventure-works.com</text:p>
          </table:table-cell>
          <table:table-cell table:formula="of:=LEFT([.F315];FIND(&quot;@&quot;;[.F315])-1)" office:value-type="string" office:string-value="trevor6">
            <text:p>trevor6</text:p>
          </table:table-cell>
          <table:table-cell table:formula="of:=[.C315]&amp;&quot; &quot;&amp;[.D315]" office:value-type="string" office:string-value="Trevor Jenkins">
            <text:p>Trevor Jenkin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13</text:p>
          </table:table-cell>
          <table:table-cell office:value-type="string">
            <text:p>Mozilla/5.0 (Macintosh; Intel Mac OS X 10.8; rv:23.0) Gecko/20100101 Firefox/23.0</text:p>
          </table:table-cell>
          <table:table-cell table:number-columns-repeated="1012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Wingtip Toys (Gilford, NH)</text:p>
          </table:table-cell>
          <table:table-cell office:value-type="string">
            <text:p>Mya</text:p>
          </table:table-cell>
          <table:table-cell office:value-type="string">
            <text:p>Flores</text:p>
          </table:table-cell>
          <table:table-cell table:style-name="ce1" office:value-type="string">
            <text:p>16/06/1970</text:p>
          </table:table-cell>
          <table:table-cell office:value-type="string">
            <text:p>mya13@adventure-works.com</text:p>
          </table:table-cell>
          <table:table-cell table:formula="of:=LEFT([.F316];FIND(&quot;@&quot;;[.F316])-1)" office:value-type="string" office:string-value="mya13">
            <text:p>mya13</text:p>
          </table:table-cell>
          <table:table-cell table:formula="of:=[.C316]&amp;&quot; &quot;&amp;[.D316]" office:value-type="string" office:string-value="Mya Flores">
            <text:p>Mya Flor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14</text:p>
          </table:table-cell>
          <table:table-cell office:value-type="string">
            <text:p>Mozilla/5.0 (Windows NT 5.1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Wingtip Toys (Del Valle, TX)</text:p>
          </table:table-cell>
          <table:table-cell office:value-type="string">
            <text:p>Hailey</text:p>
          </table:table-cell>
          <table:table-cell office:value-type="string">
            <text:p>Ward</text:p>
          </table:table-cell>
          <table:table-cell table:style-name="ce1" office:value-type="string">
            <text:p>31/03/1959</text:p>
          </table:table-cell>
          <table:table-cell office:value-type="string">
            <text:p>hailey12@adventure-works.com</text:p>
          </table:table-cell>
          <table:table-cell table:formula="of:=LEFT([.F317];FIND(&quot;@&quot;;[.F317])-1)" office:value-type="string" office:string-value="hailey12">
            <text:p>hailey12</text:p>
          </table:table-cell>
          <table:table-cell table:formula="of:=[.C317]&amp;&quot; &quot;&amp;[.D317]" office:value-type="string" office:string-value="Hailey Ward">
            <text:p>Hailey War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15</text:p>
          </table:table-cell>
          <table:table-cell office:value-type="string">
            <text:p>Mozilla/5.0 (Windows NT 10.0; Win64; x64) AppleWebKit/537.36 (KHTML, like Gecko) Chrome/46.0.2490.13 Safari/537.36</text:p>
          </table:table-cell>
          <table:table-cell table:number-columns-repeated="101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Wingtip Toys (Harkers Island, NC)</text:p>
          </table:table-cell>
          <table:table-cell office:value-type="string">
            <text:p>Luke</text:p>
          </table:table-cell>
          <table:table-cell office:value-type="string">
            <text:p>Allen</text:p>
          </table:table-cell>
          <table:table-cell table:style-name="ce1" office:value-type="string">
            <text:p>17/05/1959</text:p>
          </table:table-cell>
          <table:table-cell office:value-type="string">
            <text:p>luke52@adventure-works.com</text:p>
          </table:table-cell>
          <table:table-cell table:formula="of:=LEFT([.F318];FIND(&quot;@&quot;;[.F318])-1)" office:value-type="string" office:string-value="luke52">
            <text:p>luke52</text:p>
          </table:table-cell>
          <table:table-cell table:formula="of:=[.C318]&amp;&quot; &quot;&amp;[.D318]" office:value-type="string" office:string-value="Luke Allen">
            <text:p>Luke Allen</text:p>
          </table:table-cell>
          <table:table-cell/>
          <table:table-cell office:value-type="string">
            <text:p>Canada</text:p>
          </table:table-cell>
          <table:table-cell office:value-type="string">
            <text:p>AW00011316</text:p>
          </table:table-cell>
          <table:table-cell office:value-type="string">
            <text:p>Mozilla/5.0 (X11; Linux x86_64) AppleWebKit/537.36 (KHTML, like Gecko) Ubuntu Chromium/44.0.2403.89 Chrome/44.0.2403.89 Safari/537.36</text:p>
          </table:table-cell>
          <table:table-cell table:number-columns-repeated="1012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Wingtip Toys (Licking, MO)</text:p>
          </table:table-cell>
          <table:table-cell office:value-type="string">
            <text:p>Victoria</text:p>
          </table:table-cell>
          <table:table-cell office:value-type="string">
            <text:p>Russell</text:p>
          </table:table-cell>
          <table:table-cell table:style-name="ce1" office:value-type="string">
            <text:p>14/09/1963</text:p>
          </table:table-cell>
          <table:table-cell office:value-type="string">
            <text:p>victoria66@adventure-works.com</text:p>
          </table:table-cell>
          <table:table-cell table:formula="of:=LEFT([.F319];FIND(&quot;@&quot;;[.F319])-1)" office:value-type="string" office:string-value="victoria66">
            <text:p>victoria66</text:p>
          </table:table-cell>
          <table:table-cell table:formula="of:=[.C319]&amp;&quot; &quot;&amp;[.D319]" office:value-type="string" office:string-value="Victoria Russell">
            <text:p>Victoria Russe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17</text:p>
          </table:table-cell>
          <table:table-cell office:value-type="string">
            <text:p>Mozilla/5.0 (iPad; CPU OS 6_0_1 like Mac OS X) AppleWebKit/536.26 (KHTML, like Gecko) Version/6.0 Mobile/10A523 Safari/8536.25</text:p>
          </table:table-cell>
          <table:table-cell table:number-columns-repeated="1012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Wingtip Toys (Raton, NM)</text:p>
          </table:table-cell>
          <table:table-cell office:value-type="string">
            <text:p>Jessica</text:p>
          </table:table-cell>
          <table:table-cell office:value-type="string">
            <text:p>Wilson</text:p>
          </table:table-cell>
          <table:table-cell table:style-name="ce1" office:value-type="string">
            <text:p>25/04/1958</text:p>
          </table:table-cell>
          <table:table-cell office:value-type="string">
            <text:p>jessica54@adventure-works.com</text:p>
          </table:table-cell>
          <table:table-cell table:formula="of:=LEFT([.F320];FIND(&quot;@&quot;;[.F320])-1)" office:value-type="string" office:string-value="jessica54">
            <text:p>jessica54</text:p>
          </table:table-cell>
          <table:table-cell table:formula="of:=[.C320]&amp;&quot; &quot;&amp;[.D320]" office:value-type="string" office:string-value="Jessica Wilson">
            <text:p>Jessica Wil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18</text:p>
          </table:table-cell>
          <table:table-cell office:value-type="string">
            <text:p>Mozilla/5.0 (Windows NT 6.1; WOW64; Trident/7.0; MANM; rv:11.0) like Gecko</text:p>
          </table:table-cell>
          <table:table-cell table:number-columns-repeated="1012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Wingtip Toys (Boynton, OK)</text:p>
          </table:table-cell>
          <table:table-cell office:value-type="string">
            <text:p>Jade</text:p>
          </table:table-cell>
          <table:table-cell office:value-type="string">
            <text:p>Bailey</text:p>
          </table:table-cell>
          <table:table-cell table:style-name="ce1" office:value-type="string">
            <text:p>23/04/1948</text:p>
          </table:table-cell>
          <table:table-cell office:value-type="string">
            <text:p>jade13@adventure-works.com</text:p>
          </table:table-cell>
          <table:table-cell table:formula="of:=LEFT([.F321];FIND(&quot;@&quot;;[.F321])-1)" office:value-type="string" office:string-value="jade13">
            <text:p>jade13</text:p>
          </table:table-cell>
          <table:table-cell table:formula="of:=[.C321]&amp;&quot; &quot;&amp;[.D321]" office:value-type="string" office:string-value="Jade Bailey">
            <text:p>Jade Baile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19</text:p>
          </table:table-cell>
          <table:table-cell office:value-type="string">
            <text:p>Mozilla/5.0 (Windows NT 6.1; WOW64) AppleWebKit/537.36 (KHTML, like Gecko) Maxthon/4.4.6.2000 Chrome/30.0.1599.101 Safari/537.36</text:p>
          </table:table-cell>
          <table:table-cell table:number-columns-repeated="1012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Wingtip Toys (Frenchburg, KY)</text:p>
          </table:table-cell>
          <table:table-cell office:value-type="string">
            <text:p>Morgan</text:p>
          </table:table-cell>
          <table:table-cell office:value-type="string">
            <text:p>Hill</text:p>
          </table:table-cell>
          <table:table-cell table:style-name="ce1" office:value-type="string">
            <text:p>24/12/1942</text:p>
          </table:table-cell>
          <table:table-cell office:value-type="string">
            <text:p>morgan19@adventure-works.com</text:p>
          </table:table-cell>
          <table:table-cell table:formula="of:=LEFT([.F322];FIND(&quot;@&quot;;[.F322])-1)" office:value-type="string" office:string-value="morgan19">
            <text:p>morgan19</text:p>
          </table:table-cell>
          <table:table-cell table:formula="of:=[.C322]&amp;&quot; &quot;&amp;[.D322]" office:value-type="string" office:string-value="Morgan Hill">
            <text:p>Morgan Hi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20</text:p>
          </table:table-cell>
          <table:table-cell office:value-type="string">
            <text:p>Mozilla/5.0 (iPad; CPU OS 8_4 like Mac OS X) AppleWebKit/600.1.4 (KHTML, like Gecko) GSA/8.0.57838 Mobile/12H143 Safari/600.1.4</text:p>
          </table:table-cell>
          <table:table-cell table:number-columns-repeated="1012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Wingtip Toys (Robertsdale, AL)</text:p>
          </table:table-cell>
          <table:table-cell office:value-type="string">
            <text:p>Terrance</text:p>
          </table:table-cell>
          <table:table-cell office:value-type="string">
            <text:p>Raman</text:p>
          </table:table-cell>
          <table:table-cell table:style-name="ce1" office:value-type="string">
            <text:p>05/01/1944</text:p>
          </table:table-cell>
          <table:table-cell office:value-type="string">
            <text:p>terrance9@adventure-works.com</text:p>
          </table:table-cell>
          <table:table-cell table:formula="of:=LEFT([.F323];FIND(&quot;@&quot;;[.F323])-1)" office:value-type="string" office:string-value="terrance9">
            <text:p>terrance9</text:p>
          </table:table-cell>
          <table:table-cell table:formula="of:=[.C323]&amp;&quot; &quot;&amp;[.D323]" office:value-type="string" office:string-value="Terrance Raman">
            <text:p>Terrance Rama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21</text:p>
          </table:table-cell>
          <table:table-cell office:value-type="string">
            <text:p>Mozilla/5.0 (Windows NT 6.1; WOW64; rv:32.0) Gecko/20100101 Firefox/32.0</text:p>
          </table:table-cell>
          <table:table-cell table:number-columns-repeated="1012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Wingtip Toys (Dickerson, MD)</text:p>
          </table:table-cell>
          <table:table-cell office:value-type="string">
            <text:p>Sydney</text:p>
          </table:table-cell>
          <table:table-cell office:value-type="string">
            <text:p>Garcia</text:p>
          </table:table-cell>
          <table:table-cell table:style-name="ce1" office:value-type="string">
            <text:p>12/09/1943</text:p>
          </table:table-cell>
          <table:table-cell office:value-type="string">
            <text:p>sydney78@adventure-works.com</text:p>
          </table:table-cell>
          <table:table-cell table:formula="of:=LEFT([.F324];FIND(&quot;@&quot;;[.F324])-1)" office:value-type="string" office:string-value="sydney78">
            <text:p>sydney78</text:p>
          </table:table-cell>
          <table:table-cell table:formula="of:=[.C324]&amp;&quot; &quot;&amp;[.D324]" office:value-type="string" office:string-value="Sydney Garcia">
            <text:p>Sydney Garcia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22</text:p>
          </table:table-cell>
          <table:table-cell office:value-type="string">
            <text:p>Mozilla/5.0 (compatible; MSIE 10.0; Windows NT 6.1; WOW64; Trident/6.0; MDDRJS)</text:p>
          </table:table-cell>
          <table:table-cell table:number-columns-repeated="1012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Wingtip Toys (Bruceton Mills, WV)</text:p>
          </table:table-cell>
          <table:table-cell office:value-type="string">
            <text:p>Jose</text:p>
          </table:table-cell>
          <table:table-cell office:value-type="string">
            <text:p>Patterson</text:p>
          </table:table-cell>
          <table:table-cell table:style-name="ce1" office:value-type="string">
            <text:p>18/12/1943</text:p>
          </table:table-cell>
          <table:table-cell office:value-type="string">
            <text:p>jose33@adventure-works.com</text:p>
          </table:table-cell>
          <table:table-cell table:formula="of:=LEFT([.F325];FIND(&quot;@&quot;;[.F325])-1)" office:value-type="string" office:string-value="jose33">
            <text:p>jose33</text:p>
          </table:table-cell>
          <table:table-cell table:formula="of:=[.C325]&amp;&quot; &quot;&amp;[.D325]" office:value-type="string" office:string-value="Jose Patterson">
            <text:p>Jose Patter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23</text:p>
          </table:table-cell>
          <table:table-cell office:value-type="string">
            <text:p>Mozilla/5.0 (X11; Linux x86_64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Wingtip Toys (Cloquet, MN)</text:p>
          </table:table-cell>
          <table:table-cell office:value-type="string">
            <text:p>Zachary</text:p>
          </table:table-cell>
          <table:table-cell office:value-type="string">
            <text:p>Anderson</text:p>
          </table:table-cell>
          <table:table-cell table:style-name="ce1" office:value-type="string">
            <text:p>10/11/1944</text:p>
          </table:table-cell>
          <table:table-cell office:value-type="string">
            <text:p>zachary39@adventure-works.com</text:p>
          </table:table-cell>
          <table:table-cell table:formula="of:=LEFT([.F326];FIND(&quot;@&quot;;[.F326])-1)" office:value-type="string" office:string-value="zachary39">
            <text:p>zachary39</text:p>
          </table:table-cell>
          <table:table-cell table:formula="of:=[.C326]&amp;&quot; &quot;&amp;[.D326]" office:value-type="string" office:string-value="Zachary Anderson">
            <text:p>Zachary Ander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24</text:p>
          </table:table-cell>
          <table:table-cell office:value-type="string">
            <text:p>Mozilla/5.0 (Windows NT 10.0; Win64; x64) AppleWebKit/537.36 (KHTML, like Gecko) Chrome/46.0.2490.22 Safari/537.36</text:p>
          </table:table-cell>
          <table:table-cell table:number-columns-repeated="1012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Wingtip Toys (Claycomo, MO)</text:p>
          </table:table-cell>
          <table:table-cell office:value-type="string">
            <text:p>Elijah</text:p>
          </table:table-cell>
          <table:table-cell office:value-type="string">
            <text:p>Ross</text:p>
          </table:table-cell>
          <table:table-cell table:style-name="ce1" office:value-type="string">
            <text:p>29/12/1944</text:p>
          </table:table-cell>
          <table:table-cell office:value-type="string">
            <text:p>elijah7@adventure-works.com</text:p>
          </table:table-cell>
          <table:table-cell table:formula="of:=LEFT([.F327];FIND(&quot;@&quot;;[.F327])-1)" office:value-type="string" office:string-value="elijah7">
            <text:p>elijah7</text:p>
          </table:table-cell>
          <table:table-cell table:formula="of:=[.C327]&amp;&quot; &quot;&amp;[.D327]" office:value-type="string" office:string-value="Elijah Ross">
            <text:p>Elijah Ros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25</text:p>
          </table:table-cell>
          <table:table-cell office:value-type="string">
            <text:p>Mozilla/5.0 (X11; Ubuntu; Linux x86_64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Wingtip Toys (Beekmantown, NY)</text:p>
          </table:table-cell>
          <table:table-cell office:value-type="string">
            <text:p>Rafael</text:p>
          </table:table-cell>
          <table:table-cell office:value-type="string">
            <text:p>Xie</text:p>
          </table:table-cell>
          <table:table-cell table:style-name="ce1" office:value-type="string">
            <text:p>23/12/1944</text:p>
          </table:table-cell>
          <table:table-cell office:value-type="string">
            <text:p>rafael26@adventure-works.com</text:p>
          </table:table-cell>
          <table:table-cell table:formula="of:=LEFT([.F328];FIND(&quot;@&quot;;[.F328])-1)" office:value-type="string" office:string-value="rafael26">
            <text:p>rafael26</text:p>
          </table:table-cell>
          <table:table-cell table:formula="of:=[.C328]&amp;&quot; &quot;&amp;[.D328]" office:value-type="string" office:string-value="Rafael Xie">
            <text:p>Rafael Xi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26</text:p>
          </table:table-cell>
          <table:table-cell office:value-type="string">
            <text:p>Mozilla/5.0 (Windows NT 6.3; WOW64; Trident/7.0; Touch; MATBJS; rv:11.0) like Gecko</text:p>
          </table:table-cell>
          <table:table-cell table:number-columns-repeated="1012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Wingtip Toys (Islip Terrace, NY)</text:p>
          </table:table-cell>
          <table:table-cell office:value-type="string">
            <text:p>Jaime</text:p>
          </table:table-cell>
          <table:table-cell office:value-type="string">
            <text:p>Moreno</text:p>
          </table:table-cell>
          <table:table-cell table:style-name="ce1" office:value-type="string">
            <text:p>01/09/1945</text:p>
          </table:table-cell>
          <table:table-cell office:value-type="string">
            <text:p>jaime48@adventure-works.com</text:p>
          </table:table-cell>
          <table:table-cell table:formula="of:=LEFT([.F329];FIND(&quot;@&quot;;[.F329])-1)" office:value-type="string" office:string-value="jaime48">
            <text:p>jaime48</text:p>
          </table:table-cell>
          <table:table-cell table:formula="of:=[.C329]&amp;&quot; &quot;&amp;[.D329]" office:value-type="string" office:string-value="Jaime Moreno">
            <text:p>Jaime Moreno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27</text:p>
          </table:table-cell>
          <table:table-cell office:value-type="string">
            <text:p>Mozilla/5.0 (Windows NT 6.1; WOW64) AppleWebKit/537.36 (KHTML, like Gecko) Chrome/40.0.2214.93 Safari/537.36</text:p>
          </table:table-cell>
          <table:table-cell table:number-columns-repeated="1012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Wingtip Toys (Rich Creek, VA)</text:p>
          </table:table-cell>
          <table:table-cell office:value-type="string">
            <text:p>Julian</text:p>
          </table:table-cell>
          <table:table-cell office:value-type="string">
            <text:p>Griffin</text:p>
          </table:table-cell>
          <table:table-cell table:style-name="ce1" office:value-type="string">
            <text:p>30/06/1945</text:p>
          </table:table-cell>
          <table:table-cell office:value-type="string">
            <text:p>julian20@adventure-works.com</text:p>
          </table:table-cell>
          <table:table-cell table:formula="of:=LEFT([.F330];FIND(&quot;@&quot;;[.F330])-1)" office:value-type="string" office:string-value="julian20">
            <text:p>julian20</text:p>
          </table:table-cell>
          <table:table-cell table:formula="of:=[.C330]&amp;&quot; &quot;&amp;[.D330]" office:value-type="string" office:string-value="Julian Griffin">
            <text:p>Julian Griffin</text:p>
          </table:table-cell>
          <table:table-cell/>
          <table:table-cell office:value-type="string">
            <text:p>Canada</text:p>
          </table:table-cell>
          <table:table-cell office:value-type="string">
            <text:p>AW00011328</text:p>
          </table:table-cell>
          <table:table-cell office:value-type="string">
            <text:p>Mozilla/5.0 (Windows NT 6.0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Wingtip Toys (Griswoldville, GA)</text:p>
          </table:table-cell>
          <table:table-cell office:value-type="string">
            <text:p>Andy</text:p>
          </table:table-cell>
          <table:table-cell office:value-type="string">
            <text:p>Alvarez</text:p>
          </table:table-cell>
          <table:table-cell table:style-name="ce1" office:value-type="string">
            <text:p>22/01/1946</text:p>
          </table:table-cell>
          <table:table-cell office:value-type="string">
            <text:p>andy9@adventure-works.com</text:p>
          </table:table-cell>
          <table:table-cell table:formula="of:=LEFT([.F331];FIND(&quot;@&quot;;[.F331])-1)" office:value-type="string" office:string-value="andy9">
            <text:p>andy9</text:p>
          </table:table-cell>
          <table:table-cell table:formula="of:=[.C331]&amp;&quot; &quot;&amp;[.D331]" office:value-type="string" office:string-value="Andy Alvarez">
            <text:p>Andy Alvar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329</text:p>
          </table:table-cell>
          <table:table-cell office:value-type="string">
            <text:p>Mozilla/5.0 (Macintosh; Intel Mac OS X 10.10; rv:37.0) Gecko/20100101 Firefox/37.0</text:p>
          </table:table-cell>
          <table:table-cell table:number-columns-repeated="1012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Wingtip Toys (East Mountain, TX)</text:p>
          </table:table-cell>
          <table:table-cell office:value-type="string">
            <text:p>Ryan</text:p>
          </table:table-cell>
          <table:table-cell office:value-type="string">
            <text:p>Thompson</text:p>
          </table:table-cell>
          <table:table-cell table:style-name="ce1" office:value-type="string">
            <text:p>10/11/1945</text:p>
          </table:table-cell>
          <table:table-cell office:value-type="string">
            <text:p>ryan38@adventure-works.com</text:p>
          </table:table-cell>
          <table:table-cell table:formula="of:=LEFT([.F332];FIND(&quot;@&quot;;[.F332])-1)" office:value-type="string" office:string-value="ryan38">
            <text:p>ryan38</text:p>
          </table:table-cell>
          <table:table-cell table:formula="of:=[.C332]&amp;&quot; &quot;&amp;[.D332]" office:value-type="string" office:string-value="Ryan Thompson">
            <text:p>Ryan Thompson</text:p>
          </table:table-cell>
          <table:table-cell/>
          <table:table-cell office:value-type="string">
            <text:p>Canada</text:p>
          </table:table-cell>
          <table:table-cell office:value-type="string">
            <text:p>AW00011330</text:p>
          </table:table-cell>
          <table:table-cell office:value-type="string">
            <text:p>Mozilla/5.0 (Windows NT 6.1; WOW64) AppleWebKit/537.36 (KHTML, like Gecko) Chrome/41.0.2272.104 AOL/9.8 AOLBuild/4346.13.US Safari/537.36</text:p>
          </table:table-cell>
          <table:table-cell table:number-columns-repeated="1012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Wingtip Toys (Omer, MI)</text:p>
          </table:table-cell>
          <table:table-cell office:value-type="string">
            <text:p>Samantha</text:p>
          </table:table-cell>
          <table:table-cell office:value-type="string">
            <text:p>Jenkins</text:p>
          </table:table-cell>
          <table:table-cell table:style-name="ce1" office:value-type="string">
            <text:p>03/01/1974</text:p>
          </table:table-cell>
          <table:table-cell office:value-type="string">
            <text:p>samantha32@adventure-works.com</text:p>
          </table:table-cell>
          <table:table-cell table:formula="of:=LEFT([.F333];FIND(&quot;@&quot;;[.F333])-1)" office:value-type="string" office:string-value="samantha32">
            <text:p>samantha32</text:p>
          </table:table-cell>
          <table:table-cell table:formula="of:=[.C333]&amp;&quot; &quot;&amp;[.D333]" office:value-type="string" office:string-value="Samantha Jenkins">
            <text:p>Samantha Jenkins</text:p>
          </table:table-cell>
          <table:table-cell/>
          <table:table-cell office:value-type="string">
            <text:p>Canada</text:p>
          </table:table-cell>
          <table:table-cell office:value-type="string">
            <text:p>AW00011331</text:p>
          </table:table-cell>
          <table:table-cell office:value-type="string">
            <text:p>Mozilla/5.0 (Windows NT 5.1; WOW64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Wingtip Toys (Waycross, GA)</text:p>
          </table:table-cell>
          <table:table-cell office:value-type="string">
            <text:p>Deanna</text:p>
          </table:table-cell>
          <table:table-cell office:value-type="string">
            <text:p>Ramos</text:p>
          </table:table-cell>
          <table:table-cell table:style-name="ce1" office:value-type="string">
            <text:p>02/04/1968</text:p>
          </table:table-cell>
          <table:table-cell office:value-type="string">
            <text:p>deanna44@adventure-works.com</text:p>
          </table:table-cell>
          <table:table-cell table:formula="of:=LEFT([.F334];FIND(&quot;@&quot;;[.F334])-1)" office:value-type="string" office:string-value="deanna44">
            <text:p>deanna44</text:p>
          </table:table-cell>
          <table:table-cell table:formula="of:=[.C334]&amp;&quot; &quot;&amp;[.D334]" office:value-type="string" office:string-value="Deanna Ramos">
            <text:p>Deanna Ramos</text:p>
          </table:table-cell>
          <table:table-cell/>
          <table:table-cell office:value-type="string">
            <text:p>Germany</text:p>
          </table:table-cell>
          <table:table-cell office:value-type="string">
            <text:p>AW00011332</text:p>
          </table:table-cell>
          <table:table-cell office:value-type="string">
            <text:p>Mozilla/5.0 (X11; Linux x86_64; U; en-us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Wingtip Toys (Nichols Hills, OK)</text:p>
          </table:table-cell>
          <table:table-cell office:value-type="string">
            <text:p>Emily</text:p>
          </table:table-cell>
          <table:table-cell office:value-type="string">
            <text:p>Miller</text:p>
          </table:table-cell>
          <table:table-cell table:style-name="ce1" office:value-type="string">
            <text:p>07/01/1968</text:p>
          </table:table-cell>
          <table:table-cell office:value-type="string">
            <text:p>emily6@adventure-works.com</text:p>
          </table:table-cell>
          <table:table-cell table:formula="of:=LEFT([.F335];FIND(&quot;@&quot;;[.F335])-1)" office:value-type="string" office:string-value="emily6">
            <text:p>emily6</text:p>
          </table:table-cell>
          <table:table-cell table:formula="of:=[.C335]&amp;&quot; &quot;&amp;[.D335]" office:value-type="string" office:string-value="Emily Miller">
            <text:p>Emily Miller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33</text:p>
          </table:table-cell>
          <table:table-cell office:value-type="string">
            <text:p>Mozilla/5.0 (X11; CrOS x86_64 6946.86.0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Wingtip Toys (Plaquemine, LA)</text:p>
          </table:table-cell>
          <table:table-cell office:value-type="string">
            <text:p>Nicole</text:p>
          </table:table-cell>
          <table:table-cell office:value-type="string">
            <text:p>Brown</text:p>
          </table:table-cell>
          <table:table-cell table:style-name="ce1" office:value-type="string">
            <text:p>19/09/1966</text:p>
          </table:table-cell>
          <table:table-cell office:value-type="string">
            <text:p>nicole4@adventure-works.com</text:p>
          </table:table-cell>
          <table:table-cell table:formula="of:=LEFT([.F336];FIND(&quot;@&quot;;[.F336])-1)" office:value-type="string" office:string-value="nicole4">
            <text:p>nicole4</text:p>
          </table:table-cell>
          <table:table-cell table:formula="of:=[.C336]&amp;&quot; &quot;&amp;[.D336]" office:value-type="string" office:string-value="Nicole Brown">
            <text:p>Nicole Brow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34</text:p>
          </table:table-cell>
          <table:table-cell office:value-type="string">
            <text:p>Mozilla/5.0 (Windows NT 6.3; WOW64) AppleWebKit/537.36 (KHTML, like Gecko) Chrome/44.0.2403.130 Safari/537.36</text:p>
          </table:table-cell>
          <table:table-cell table:number-columns-repeated="1012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Wingtip Toys (Triadelphia, WV)</text:p>
          </table:table-cell>
          <table:table-cell office:value-type="string">
            <text:p>Carla</text:p>
          </table:table-cell>
          <table:table-cell office:value-type="string">
            <text:p>Raman</text:p>
          </table:table-cell>
          <table:table-cell table:style-name="ce1" office:value-type="string">
            <text:p>18/12/1977</text:p>
          </table:table-cell>
          <table:table-cell office:value-type="string">
            <text:p>carla14@adventure-works.com</text:p>
          </table:table-cell>
          <table:table-cell table:formula="of:=LEFT([.F337];FIND(&quot;@&quot;;[.F337])-1)" office:value-type="string" office:string-value="carla14">
            <text:p>carla14</text:p>
          </table:table-cell>
          <table:table-cell table:formula="of:=[.C337]&amp;&quot; &quot;&amp;[.D337]" office:value-type="string" office:string-value="Carla Raman">
            <text:p>Carla Raman</text:p>
          </table:table-cell>
          <table:table-cell/>
          <table:table-cell office:value-type="string">
            <text:p>Germany</text:p>
          </table:table-cell>
          <table:table-cell office:value-type="string">
            <text:p>AW00011335</text:p>
          </table:table-cell>
          <table:table-cell office:value-type="string">
            <text:p>Mozilla/5.0 (Windows NT 6.1; WOW64) AppleWebKit/537.36 (KHTML, like Gecko) Chrome/40.0.2214.91 Safari/537.36</text:p>
          </table:table-cell>
          <table:table-cell table:number-columns-repeated="1012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Wingtip Toys (Ferney, SD)</text:p>
          </table:table-cell>
          <table:table-cell office:value-type="string">
            <text:p>Shaun</text:p>
          </table:table-cell>
          <table:table-cell office:value-type="string">
            <text:p>Raji</text:p>
          </table:table-cell>
          <table:table-cell table:style-name="ce1" office:value-type="string">
            <text:p>08/03/1973</text:p>
          </table:table-cell>
          <table:table-cell office:value-type="string">
            <text:p>shaun21@adventure-works.com</text:p>
          </table:table-cell>
          <table:table-cell table:formula="of:=LEFT([.F338];FIND(&quot;@&quot;;[.F338])-1)" office:value-type="string" office:string-value="shaun21">
            <text:p>shaun21</text:p>
          </table:table-cell>
          <table:table-cell table:formula="of:=[.C338]&amp;&quot; &quot;&amp;[.D338]" office:value-type="string" office:string-value="Shaun Raji">
            <text:p>Shaun Raji</text:p>
          </table:table-cell>
          <table:table-cell/>
          <table:table-cell office:value-type="string">
            <text:p>France</text:p>
          </table:table-cell>
          <table:table-cell office:value-type="string">
            <text:p>AW00011336</text:p>
          </table:table-cell>
          <table:table-cell office:value-type="string">
            <text:p>Mozilla/5.0 (Windows NT 6.1; WOW64; Trident/7.0; TNJB; rv:11.0) like Gecko</text:p>
          </table:table-cell>
          <table:table-cell table:number-columns-repeated="1012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Wingtip Toys (Akhiok, AK)</text:p>
          </table:table-cell>
          <table:table-cell office:value-type="string">
            <text:p>Jerome</text:p>
          </table:table-cell>
          <table:table-cell office:value-type="string">
            <text:p>Romero</text:p>
          </table:table-cell>
          <table:table-cell table:style-name="ce1" office:value-type="string">
            <text:p>21/03/1967</text:p>
          </table:table-cell>
          <table:table-cell office:value-type="string">
            <text:p>jerome7@adventure-works.com</text:p>
          </table:table-cell>
          <table:table-cell table:formula="of:=LEFT([.F339];FIND(&quot;@&quot;;[.F339])-1)" office:value-type="string" office:string-value="jerome7">
            <text:p>jerome7</text:p>
          </table:table-cell>
          <table:table-cell table:formula="of:=[.C339]&amp;&quot; &quot;&amp;[.D339]" office:value-type="string" office:string-value="Jerome Romero">
            <text:p>Jerome Romero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37</text:p>
          </table:table-cell>
          <table:table-cell office:value-type="string">
            <text:p>Mozilla/5.0 (Windows NT 6.3; WOW64) AppleWebKit/537.36 (KHTML, like Gecko) Chrome/42.0.2311.152 Safari/537.36</text:p>
          </table:table-cell>
          <table:table-cell table:number-columns-repeated="1012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Wingtip Toys (Deeson, MS)</text:p>
          </table:table-cell>
          <table:table-cell office:value-type="string">
            <text:p>Frank</text:p>
          </table:table-cell>
          <table:table-cell office:value-type="string">
            <text:p>Navarro</text:p>
          </table:table-cell>
          <table:table-cell table:style-name="ce1" office:value-type="string">
            <text:p>06/08/1972</text:p>
          </table:table-cell>
          <table:table-cell office:value-type="string">
            <text:p>frank17@adventure-works.com</text:p>
          </table:table-cell>
          <table:table-cell table:formula="of:=LEFT([.F340];FIND(&quot;@&quot;;[.F340])-1)" office:value-type="string" office:string-value="frank17">
            <text:p>frank17</text:p>
          </table:table-cell>
          <table:table-cell table:formula="of:=[.C340]&amp;&quot; &quot;&amp;[.D340]" office:value-type="string" office:string-value="Frank Navarro">
            <text:p>Frank Navarro</text:p>
          </table:table-cell>
          <table:table-cell/>
          <table:table-cell office:value-type="string">
            <text:p>Germany</text:p>
          </table:table-cell>
          <table:table-cell office:value-type="string">
            <text:p>AW00011338</text:p>
          </table:table-cell>
          <table:table-cell office:value-type="string">
            <text:p>Mozilla/5.0 (Windows NT 6.1; Trident/7.0; MDDRJS; rv:11.0) like Gecko</text:p>
          </table:table-cell>
          <table:table-cell table:number-columns-repeated="1012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Wingtip Toys (Nuangola, PA)</text:p>
          </table:table-cell>
          <table:table-cell office:value-type="string">
            <text:p>Dennis</text:p>
          </table:table-cell>
          <table:table-cell office:value-type="string">
            <text:p>She</text:p>
          </table:table-cell>
          <table:table-cell table:style-name="ce1" office:value-type="string">
            <text:p>05/01/1967</text:p>
          </table:table-cell>
          <table:table-cell office:value-type="string">
            <text:p>dennis25@adventure-works.com</text:p>
          </table:table-cell>
          <table:table-cell table:formula="of:=LEFT([.F341];FIND(&quot;@&quot;;[.F341])-1)" office:value-type="string" office:string-value="dennis25">
            <text:p>dennis25</text:p>
          </table:table-cell>
          <table:table-cell table:formula="of:=[.C341]&amp;&quot; &quot;&amp;[.D341]" office:value-type="string" office:string-value="Dennis She">
            <text:p>Dennis She</text:p>
          </table:table-cell>
          <table:table-cell/>
          <table:table-cell office:value-type="string">
            <text:p>France</text:p>
          </table:table-cell>
          <table:table-cell office:value-type="string">
            <text:p>AW00011339</text:p>
          </table:table-cell>
          <table:table-cell office:value-type="string">
            <text:p>Mozilla/5.0 (Windows NT 6.1) AppleWebKit/537.36 (KHTML, like Gecko) Chrome/39.0.2171.95 Safari/537.36</text:p>
          </table:table-cell>
          <table:table-cell table:number-columns-repeated="1012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Wingtip Toys (Weld, ME)</text:p>
          </table:table-cell>
          <table:table-cell office:value-type="string">
            <text:p>Melody</text:p>
          </table:table-cell>
          <table:table-cell office:value-type="string">
            <text:p>Munoz</text:p>
          </table:table-cell>
          <table:table-cell table:style-name="ce1" office:value-type="string">
            <text:p>03/04/1947</text:p>
          </table:table-cell>
          <table:table-cell office:value-type="string">
            <text:p>melody8@adventure-works.com</text:p>
          </table:table-cell>
          <table:table-cell table:formula="of:=LEFT([.F342];FIND(&quot;@&quot;;[.F342])-1)" office:value-type="string" office:string-value="melody8">
            <text:p>melody8</text:p>
          </table:table-cell>
          <table:table-cell table:formula="of:=[.C342]&amp;&quot; &quot;&amp;[.D342]" office:value-type="string" office:string-value="Melody Munoz">
            <text:p>Melody Munoz</text:p>
          </table:table-cell>
          <table:table-cell/>
          <table:table-cell office:value-type="string">
            <text:p>France</text:p>
          </table:table-cell>
          <table:table-cell office:value-type="string">
            <text:p>AW00011340</text:p>
          </table:table-cell>
          <table:table-cell office:value-type="string">
            <text:p>Mozilla/5.0 (Macintosh; Intel Mac OS X 10_10_0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Wingtip Toys (Mickleton, NJ)</text:p>
          </table:table-cell>
          <table:table-cell office:value-type="string">
            <text:p>Randy</text:p>
          </table:table-cell>
          <table:table-cell office:value-type="string">
            <text:p>Zeng</text:p>
          </table:table-cell>
          <table:table-cell table:style-name="ce1" office:value-type="string">
            <text:p>18/02/1942</text:p>
          </table:table-cell>
          <table:table-cell office:value-type="string">
            <text:p>randy24@adventure-works.com</text:p>
          </table:table-cell>
          <table:table-cell table:formula="of:=LEFT([.F343];FIND(&quot;@&quot;;[.F343])-1)" office:value-type="string" office:string-value="randy24">
            <text:p>randy24</text:p>
          </table:table-cell>
          <table:table-cell table:formula="of:=[.C343]&amp;&quot; &quot;&amp;[.D343]" office:value-type="string" office:string-value="Randy Zeng">
            <text:p>Randy Zeng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41</text:p>
          </table:table-cell>
          <table:table-cell office:value-type="string">
            <text:p>Mozilla/5.0 (Windows NT 6.1; WOW64) AppleWebKit/537.36 (KHTML, like Gecko) Chrome/38.0.2125.104 Safari/537.36</text:p>
          </table:table-cell>
          <table:table-cell table:number-columns-repeated="1012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Wingtip Toys (Schererville, IN)</text:p>
          </table:table-cell>
          <table:table-cell office:value-type="string">
            <text:p>Marshall</text:p>
          </table:table-cell>
          <table:table-cell office:value-type="string">
            <text:p>Wang</text:p>
          </table:table-cell>
          <table:table-cell table:style-name="ce1" office:value-type="string">
            <text:p>07/03/1973</text:p>
          </table:table-cell>
          <table:table-cell office:value-type="string">
            <text:p>marshall0@adventure-works.com</text:p>
          </table:table-cell>
          <table:table-cell table:formula="of:=LEFT([.F344];FIND(&quot;@&quot;;[.F344])-1)" office:value-type="string" office:string-value="marshall0">
            <text:p>marshall0</text:p>
          </table:table-cell>
          <table:table-cell table:formula="of:=[.C344]&amp;&quot; &quot;&amp;[.D344]" office:value-type="string" office:string-value="Marshall Wang">
            <text:p>Marshall Wang</text:p>
          </table:table-cell>
          <table:table-cell/>
          <table:table-cell office:value-type="string">
            <text:p>France</text:p>
          </table:table-cell>
          <table:table-cell office:value-type="string">
            <text:p>AW00011342</text:p>
          </table:table-cell>
          <table:table-cell office:value-type="string">
            <text:p>Mozilla/5.0 (iPad; CPU OS 8_3 like Mac OS X) AppleWebKit/600.1.4 (KHTML, like Gecko) GSA/8.0.57838 Mobile/12F69 Safari/600.1.4</text:p>
          </table:table-cell>
          <table:table-cell table:number-columns-repeated="1012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Wingtip Toys (Lexington Heights, MI)</text:p>
          </table:table-cell>
          <table:table-cell office:value-type="string">
            <text:p>Arthur</text:p>
          </table:table-cell>
          <table:table-cell office:value-type="string">
            <text:p>Carlson</text:p>
          </table:table-cell>
          <table:table-cell table:style-name="ce1" office:value-type="string">
            <text:p>09/03/1975</text:p>
          </table:table-cell>
          <table:table-cell office:value-type="string">
            <text:p>arthur41@adventure-works.com</text:p>
          </table:table-cell>
          <table:table-cell table:formula="of:=LEFT([.F345];FIND(&quot;@&quot;;[.F345])-1)" office:value-type="string" office:string-value="arthur41">
            <text:p>arthur41</text:p>
          </table:table-cell>
          <table:table-cell table:formula="of:=[.C345]&amp;&quot; &quot;&amp;[.D345]" office:value-type="string" office:string-value="Arthur Carlson">
            <text:p>Arthur Carlso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43</text:p>
          </table:table-cell>
          <table:table-cell office:value-type="string">
            <text:p>Mozilla/5.0 (iPhone; CPU iPhone OS 7_1_1 like Mac OS X) AppleWebKit/537.51.2 (KHTML, like Gecko) Version/7.0 Mobile/11D201 Safari/9537.53</text:p>
          </table:table-cell>
          <table:table-cell table:number-columns-repeated="1012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Wingtip Toys (Broomtown, AL)</text:p>
          </table:table-cell>
          <table:table-cell office:value-type="string">
            <text:p>Jessie</text:p>
          </table:table-cell>
          <table:table-cell office:value-type="string">
            <text:p>Jimenez</text:p>
          </table:table-cell>
          <table:table-cell table:style-name="ce1" office:value-type="string">
            <text:p>21/01/1963</text:p>
          </table:table-cell>
          <table:table-cell office:value-type="string">
            <text:p>jessie3@adventure-works.com</text:p>
          </table:table-cell>
          <table:table-cell table:formula="of:=LEFT([.F346];FIND(&quot;@&quot;;[.F346])-1)" office:value-type="string" office:string-value="jessie3">
            <text:p>jessie3</text:p>
          </table:table-cell>
          <table:table-cell table:formula="of:=[.C346]&amp;&quot; &quot;&amp;[.D346]" office:value-type="string" office:string-value="Jessie Jimenez">
            <text:p>Jessie Jimen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44</text:p>
          </table:table-cell>
          <table:table-cell office:value-type="string">
            <text:p>Mozilla/5.0 (Windows NT 6.1; WOW64; Trident/7.0; GIL 3.5; rv:11.0) like Gecko</text:p>
          </table:table-cell>
          <table:table-cell table:number-columns-repeated="1012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Wingtip Toys (Jamison, IA)</text:p>
          </table:table-cell>
          <table:table-cell office:value-type="string">
            <text:p>Robin</text:p>
          </table:table-cell>
          <table:table-cell office:value-type="string">
            <text:p>Ramos</text:p>
          </table:table-cell>
          <table:table-cell table:style-name="ce1" office:value-type="string">
            <text:p>09/09/1962</text:p>
          </table:table-cell>
          <table:table-cell office:value-type="string">
            <text:p>robin13@adventure-works.com</text:p>
          </table:table-cell>
          <table:table-cell table:formula="of:=LEFT([.F347];FIND(&quot;@&quot;;[.F347])-1)" office:value-type="string" office:string-value="robin13">
            <text:p>robin13</text:p>
          </table:table-cell>
          <table:table-cell table:formula="of:=[.C347]&amp;&quot; &quot;&amp;[.D347]" office:value-type="string" office:string-value="Robin Ramos">
            <text:p>Robin Ramos</text:p>
          </table:table-cell>
          <table:table-cell/>
          <table:table-cell office:value-type="string">
            <text:p>France</text:p>
          </table:table-cell>
          <table:table-cell office:value-type="string">
            <text:p>AW00011345</text:p>
          </table:table-cell>
          <table:table-cell office:value-type="string">
            <text:p>Mozilla/5.0 (Macintosh; Intel Mac OS X 10.10; rv:41.0) Gecko/20100101 Firefox/41.0</text:p>
          </table:table-cell>
          <table:table-cell table:number-columns-repeated="1012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Wingtip Toys (Key Biscayne, FL)</text:p>
          </table:table-cell>
          <table:table-cell office:value-type="string">
            <text:p>Deanna</text:p>
          </table:table-cell>
          <table:table-cell office:value-type="string">
            <text:p>Gutierrez</text:p>
          </table:table-cell>
          <table:table-cell table:style-name="ce1" office:value-type="string">
            <text:p>18/05/1966</text:p>
          </table:table-cell>
          <table:table-cell office:value-type="string">
            <text:p>deanna37@adventure-works.com</text:p>
          </table:table-cell>
          <table:table-cell table:formula="of:=LEFT([.F348];FIND(&quot;@&quot;;[.F348])-1)" office:value-type="string" office:string-value="deanna37">
            <text:p>deanna37</text:p>
          </table:table-cell>
          <table:table-cell table:formula="of:=[.C348]&amp;&quot; &quot;&amp;[.D348]" office:value-type="string" office:string-value="Deanna Gutierrez">
            <text:p>Deanna Gutierrez</text:p>
          </table:table-cell>
          <table:table-cell/>
          <table:table-cell office:value-type="string">
            <text:p>France</text:p>
          </table:table-cell>
          <table:table-cell office:value-type="string">
            <text:p>AW00011346</text:p>
          </table:table-cell>
          <table:table-cell office:value-type="string">
            <text:p>Mozilla/5.0 (Linux; U; Android 4.4.2; en-us; LG-V410/V41010d Build/KOT49I.V41010d) AppleWebKit/537.36 (KHTML, like Gecko) Version/4.0 Chrome/30.0.1599.103 Safari/537.36</text:p>
          </table:table-cell>
          <table:table-cell table:number-columns-repeated="1012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Wingtip Toys (Chaseley, ND)</text:p>
          </table:table-cell>
          <table:table-cell office:value-type="string">
            <text:p>Roy</text:p>
          </table:table-cell>
          <table:table-cell office:value-type="string">
            <text:p>Navarro</text:p>
          </table:table-cell>
          <table:table-cell table:style-name="ce1" office:value-type="string">
            <text:p>17/06/1972</text:p>
          </table:table-cell>
          <table:table-cell office:value-type="string">
            <text:p>roy30@adventure-works.com</text:p>
          </table:table-cell>
          <table:table-cell table:formula="of:=LEFT([.F349];FIND(&quot;@&quot;;[.F349])-1)" office:value-type="string" office:string-value="roy30">
            <text:p>roy30</text:p>
          </table:table-cell>
          <table:table-cell table:formula="of:=[.C349]&amp;&quot; &quot;&amp;[.D349]" office:value-type="string" office:string-value="Roy Navarro">
            <text:p>Roy Navarro</text:p>
          </table:table-cell>
          <table:table-cell/>
          <table:table-cell office:value-type="string">
            <text:p>Germany</text:p>
          </table:table-cell>
          <table:table-cell office:value-type="string">
            <text:p>AW00011347</text:p>
          </table:table-cell>
          <table:table-cell office:value-type="string">
            <text:p>Mozilla/5.0 (Macintosh; Intel Mac OS X 10_9_2) AppleWebKit/537.75.14 (KHTML, like Gecko) Version/7.0.3 Safari/537.75.14</text:p>
          </table:table-cell>
          <table:table-cell table:number-columns-repeated="1012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Wingtip Toys (Indian Creek, IL)</text:p>
          </table:table-cell>
          <table:table-cell office:value-type="string">
            <text:p>Shawn</text:p>
          </table:table-cell>
          <table:table-cell office:value-type="string">
            <text:p>Rai</text:p>
          </table:table-cell>
          <table:table-cell table:style-name="ce1" office:value-type="string">
            <text:p>21/03/1961</text:p>
          </table:table-cell>
          <table:table-cell office:value-type="string">
            <text:p>shawn19@adventure-works.com</text:p>
          </table:table-cell>
          <table:table-cell table:formula="of:=LEFT([.F350];FIND(&quot;@&quot;;[.F350])-1)" office:value-type="string" office:string-value="shawn19">
            <text:p>shawn19</text:p>
          </table:table-cell>
          <table:table-cell table:formula="of:=[.C350]&amp;&quot; &quot;&amp;[.D350]" office:value-type="string" office:string-value="Shawn Rai">
            <text:p>Shawn Rai</text:p>
          </table:table-cell>
          <table:table-cell/>
          <table:table-cell office:value-type="string">
            <text:p>Germany</text:p>
          </table:table-cell>
          <table:table-cell office:value-type="string">
            <text:p>AW00011348</text:p>
          </table:table-cell>
          <table:table-cell office:value-type="string">
            <text:p>Mozilla/5.0 (iPhone; CPU iPhone OS 8_1 like Mac OS X) AppleWebKit/600.1.4 (KHTML, like Gecko) Version/8.0 Mobile/12B411 Safari/600.1.4</text:p>
          </table:table-cell>
          <table:table-cell table:number-columns-repeated="1012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Wingtip Toys (Lake Ronkonkoma, NY)</text:p>
          </table:table-cell>
          <table:table-cell office:value-type="string">
            <text:p>Mindy</text:p>
          </table:table-cell>
          <table:table-cell office:value-type="string">
            <text:p>Luo</text:p>
          </table:table-cell>
          <table:table-cell table:style-name="ce1" office:value-type="string">
            <text:p>30/08/1965</text:p>
          </table:table-cell>
          <table:table-cell office:value-type="string">
            <text:p>mindy10@adventure-works.com</text:p>
          </table:table-cell>
          <table:table-cell table:formula="of:=LEFT([.F351];FIND(&quot;@&quot;;[.F351])-1)" office:value-type="string" office:string-value="mindy10">
            <text:p>mindy10</text:p>
          </table:table-cell>
          <table:table-cell table:formula="of:=[.C351]&amp;&quot; &quot;&amp;[.D351]" office:value-type="string" office:string-value="Mindy Luo">
            <text:p>Mindy Luo</text:p>
          </table:table-cell>
          <table:table-cell/>
          <table:table-cell office:value-type="string">
            <text:p>Germany</text:p>
          </table:table-cell>
          <table:table-cell office:value-type="string">
            <text:p>AW00011349</text:p>
          </table:table-cell>
          <table:table-cell office:value-type="string">
            <text:p>Mozilla/5.0 (Windows NT 10.0; WOW64; Trident/7.0; MATBJS; rv:11.0) like Gecko</text:p>
          </table:table-cell>
          <table:table-cell table:number-columns-repeated="1012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Wingtip Toys (Morrison Bluff, AR)</text:p>
          </table:table-cell>
          <table:table-cell office:value-type="string">
            <text:p>Cara</text:p>
          </table:table-cell>
          <table:table-cell office:value-type="string">
            <text:p>Zhou</text:p>
          </table:table-cell>
          <table:table-cell table:style-name="ce1" office:value-type="string">
            <text:p>14/07/1942</text:p>
          </table:table-cell>
          <table:table-cell office:value-type="string">
            <text:p>cara5@adventure-works.com</text:p>
          </table:table-cell>
          <table:table-cell table:formula="of:=LEFT([.F352];FIND(&quot;@&quot;;[.F352])-1)" office:value-type="string" office:string-value="cara5">
            <text:p>cara5</text:p>
          </table:table-cell>
          <table:table-cell table:formula="of:=[.C352]&amp;&quot; &quot;&amp;[.D352]" office:value-type="string" office:string-value="Cara Zhou">
            <text:p>Cara Zhou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50</text:p>
          </table:table-cell>
          <table:table-cell office:value-type="string">
            <text:p>Mozilla/5.0 (X11; Linux x86_64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Wingtip Toys (Huntingburg, IN)</text:p>
          </table:table-cell>
          <table:table-cell office:value-type="string">
            <text:p>Anne</text:p>
          </table:table-cell>
          <table:table-cell office:value-type="string">
            <text:p>Ramos</text:p>
          </table:table-cell>
          <table:table-cell table:style-name="ce1" office:value-type="string">
            <text:p>02/04/1950</text:p>
          </table:table-cell>
          <table:table-cell office:value-type="string">
            <text:p>anne19@adventure-works.com</text:p>
          </table:table-cell>
          <table:table-cell table:formula="of:=LEFT([.F353];FIND(&quot;@&quot;;[.F353])-1)" office:value-type="string" office:string-value="anne19">
            <text:p>anne19</text:p>
          </table:table-cell>
          <table:table-cell table:formula="of:=[.C353]&amp;&quot; &quot;&amp;[.D353]" office:value-type="string" office:string-value="Anne Ramos">
            <text:p>Anne Ramos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51</text:p>
          </table:table-cell>
          <table:table-cell office:value-type="string">
            <text:p>Mozilla/5.0 (X11; Linux x86_64) AppleWebKit/534.34 (KHTML, like Gecko) Qt/4.8.1 Safari/534.34</text:p>
          </table:table-cell>
          <table:table-cell table:number-columns-repeated="1012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Wingtip Toys (Shay, PA)</text:p>
          </table:table-cell>
          <table:table-cell office:value-type="string">
            <text:p>Raymond</text:p>
          </table:table-cell>
          <table:table-cell office:value-type="string">
            <text:p>Rodriguez</text:p>
          </table:table-cell>
          <table:table-cell table:style-name="ce1" office:value-type="string">
            <text:p>04/09/1945</text:p>
          </table:table-cell>
          <table:table-cell office:value-type="string">
            <text:p>raymond20@adventure-works.com</text:p>
          </table:table-cell>
          <table:table-cell table:formula="of:=LEFT([.F354];FIND(&quot;@&quot;;[.F354])-1)" office:value-type="string" office:string-value="raymond20">
            <text:p>raymond20</text:p>
          </table:table-cell>
          <table:table-cell table:formula="of:=[.C354]&amp;&quot; &quot;&amp;[.D354]" office:value-type="string" office:string-value="Raymond Rodriguez">
            <text:p>Raymond Rodriguez</text:p>
          </table:table-cell>
          <table:table-cell/>
          <table:table-cell office:value-type="string">
            <text:p>France</text:p>
          </table:table-cell>
          <table:table-cell office:value-type="string">
            <text:p>AW00011352</text:p>
          </table:table-cell>
          <table:table-cell office:value-type="string">
            <text:p>Mozilla/5.0 (Windows NT 6.3; WOW64; Trident/7.0; Touch; USPortal; rv:11.0) like Gecko</text:p>
          </table:table-cell>
          <table:table-cell table:number-columns-repeated="1012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Wingtip Toys (Helotes, TX)</text:p>
          </table:table-cell>
          <table:table-cell office:value-type="string">
            <text:p>Carrie</text:p>
          </table:table-cell>
          <table:table-cell office:value-type="string">
            <text:p>Ortega</text:p>
          </table:table-cell>
          <table:table-cell table:style-name="ce1" office:value-type="string">
            <text:p>09/12/1946</text:p>
          </table:table-cell>
          <table:table-cell office:value-type="string">
            <text:p>carrie19@adventure-works.com</text:p>
          </table:table-cell>
          <table:table-cell table:formula="of:=LEFT([.F355];FIND(&quot;@&quot;;[.F355])-1)" office:value-type="string" office:string-value="carrie19">
            <text:p>carrie19</text:p>
          </table:table-cell>
          <table:table-cell table:formula="of:=[.C355]&amp;&quot; &quot;&amp;[.D355]" office:value-type="string" office:string-value="Carrie Ortega">
            <text:p>Carrie Ortega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53</text:p>
          </table:table-cell>
          <table:table-cell office:value-type="string">
            <text:p>Mozilla/5.0 (iPad; CPU OS 8_4 like Mac OS X) AppleWebKit/600.1.4 (KHTML, like Gecko) Mobile/12H143</text:p>
          </table:table-cell>
          <table:table-cell table:number-columns-repeated="1012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Wingtip Toys (Hollandsburg, IN)</text:p>
          </table:table-cell>
          <table:table-cell office:value-type="string">
            <text:p>Deanna</text:p>
          </table:table-cell>
          <table:table-cell office:value-type="string">
            <text:p>Suarez</text:p>
          </table:table-cell>
          <table:table-cell table:style-name="ce1" office:value-type="string">
            <text:p>23/08/1947</text:p>
          </table:table-cell>
          <table:table-cell office:value-type="string">
            <text:p>deanna45@adventure-works.com</text:p>
          </table:table-cell>
          <table:table-cell table:formula="of:=LEFT([.F356];FIND(&quot;@&quot;;[.F356])-1)" office:value-type="string" office:string-value="deanna45">
            <text:p>deanna45</text:p>
          </table:table-cell>
          <table:table-cell table:formula="of:=[.C356]&amp;&quot; &quot;&amp;[.D356]" office:value-type="string" office:string-value="Deanna Suarez">
            <text:p>Deanna Suarez</text:p>
          </table:table-cell>
          <table:table-cell/>
          <table:table-cell office:value-type="string">
            <text:p>Germany</text:p>
          </table:table-cell>
          <table:table-cell office:value-type="string">
            <text:p>AW00011354</text:p>
          </table:table-cell>
          <table:table-cell office:value-type="string">
            <text:p>Mozilla/5.0 (Windows NT 6.1; Win64; x64; rv:40.0) Gecko/20100101 Firefox/40.0.2 Waterfox/40.0.2</text:p>
          </table:table-cell>
          <table:table-cell table:number-columns-repeated="1012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Wingtip Toys (Liberty Grove, MD)</text:p>
          </table:table-cell>
          <table:table-cell office:value-type="string">
            <text:p>Roberto</text:p>
          </table:table-cell>
          <table:table-cell office:value-type="string">
            <text:p>Gutierrez</text:p>
          </table:table-cell>
          <table:table-cell table:style-name="ce1" office:value-type="string">
            <text:p>26/06/1948</text:p>
          </table:table-cell>
          <table:table-cell office:value-type="string">
            <text:p>roberto11@adventure-works.com</text:p>
          </table:table-cell>
          <table:table-cell table:formula="of:=LEFT([.F357];FIND(&quot;@&quot;;[.F357])-1)" office:value-type="string" office:string-value="roberto11">
            <text:p>roberto11</text:p>
          </table:table-cell>
          <table:table-cell table:formula="of:=[.C357]&amp;&quot; &quot;&amp;[.D357]" office:value-type="string" office:string-value="Roberto Gutierrez">
            <text:p>Roberto Gutierr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55</text:p>
          </table:table-cell>
          <table:table-cell office:value-type="string">
            <text:p>Mozilla/5.0 (Windows NT 6.3; WOW64; Trident/7.0; SMJB; rv:11.0) like Gecko</text:p>
          </table:table-cell>
          <table:table-cell table:number-columns-repeated="1012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Wingtip Toys (Morita, TX)</text:p>
          </table:table-cell>
          <table:table-cell office:value-type="string">
            <text:p>Terrence</text:p>
          </table:table-cell>
          <table:table-cell office:value-type="string">
            <text:p>Carson</text:p>
          </table:table-cell>
          <table:table-cell table:style-name="ce1" office:value-type="string">
            <text:p>24/11/1985</text:p>
          </table:table-cell>
          <table:table-cell office:value-type="string">
            <text:p>terrence15@adventure-works.com</text:p>
          </table:table-cell>
          <table:table-cell table:formula="of:=LEFT([.F358];FIND(&quot;@&quot;;[.F358])-1)" office:value-type="string" office:string-value="terrence15">
            <text:p>terrence15</text:p>
          </table:table-cell>
          <table:table-cell table:formula="of:=[.C358]&amp;&quot; &quot;&amp;[.D358]" office:value-type="string" office:string-value="Terrence Carson">
            <text:p>Terrence Carson</text:p>
          </table:table-cell>
          <table:table-cell/>
          <table:table-cell office:value-type="string">
            <text:p>Australia</text:p>
          </table:table-cell>
          <table:table-cell office:value-type="string">
            <text:p>AW00011356</text:p>
          </table:table-cell>
          <table:table-cell office:value-type="string">
            <text:p>Mozilla/4.0 (compatible; MSIE 7.0; Windows NT 6.1; WOW64; Trident/7.0; SLCC2; .NET CLR 2.0.50727; .NET CLR 3.5.30729; .NET CLR 3.0.30729; Media Center PC 6.0; CMDTDF; .NET4.0C; .NET4.0E)</text:p>
          </table:table-cell>
          <table:table-cell table:number-columns-repeated="1012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Wingtip Toys (New Laguna, NM)</text:p>
          </table:table-cell>
          <table:table-cell office:value-type="string">
            <text:p>Ramon</text:p>
          </table:table-cell>
          <table:table-cell office:value-type="string">
            <text:p>Ye</text:p>
          </table:table-cell>
          <table:table-cell table:style-name="ce1" office:value-type="string">
            <text:p>19/09/1984</text:p>
          </table:table-cell>
          <table:table-cell office:value-type="string">
            <text:p>ramon9@adventure-works.com</text:p>
          </table:table-cell>
          <table:table-cell table:formula="of:=LEFT([.F359];FIND(&quot;@&quot;;[.F359])-1)" office:value-type="string" office:string-value="ramon9">
            <text:p>ramon9</text:p>
          </table:table-cell>
          <table:table-cell table:formula="of:=[.C359]&amp;&quot; &quot;&amp;[.D359]" office:value-type="string" office:string-value="Ramon Ye">
            <text:p>Ramon Ye</text:p>
          </table:table-cell>
          <table:table-cell/>
          <table:table-cell office:value-type="string">
            <text:p>Australia</text:p>
          </table:table-cell>
          <table:table-cell office:value-type="string">
            <text:p>AW00011357</text:p>
          </table:table-cell>
          <table:table-cell office:value-type="string">
            <text:p>Mozilla/5.0 (iPad; CPU OS 6_1_2 like Mac OS X) AppleWebKit/536.26 (KHTML, like Gecko) Version/6.0 Mobile/10B146 Safari/8536.25</text:p>
          </table:table-cell>
          <table:table-cell table:number-columns-repeated="1012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Wingtip Toys (Bourneville, OH)</text:p>
          </table:table-cell>
          <table:table-cell office:value-type="string">
            <text:p>Cynthia</text:p>
          </table:table-cell>
          <table:table-cell office:value-type="string">
            <text:p>Malhotra</text:p>
          </table:table-cell>
          <table:table-cell table:style-name="ce1" office:value-type="string">
            <text:p>10/05/1984</text:p>
          </table:table-cell>
          <table:table-cell office:value-type="string">
            <text:p>cynthia9@adventure-works.com</text:p>
          </table:table-cell>
          <table:table-cell table:formula="of:=LEFT([.F360];FIND(&quot;@&quot;;[.F360])-1)" office:value-type="string" office:string-value="cynthia9">
            <text:p>cynthia9</text:p>
          </table:table-cell>
          <table:table-cell table:formula="of:=[.C360]&amp;&quot; &quot;&amp;[.D360]" office:value-type="string" office:string-value="Cynthia Malhotra">
            <text:p>Cynthia Malhotra</text:p>
          </table:table-cell>
          <table:table-cell/>
          <table:table-cell office:value-type="string">
            <text:p>Australia</text:p>
          </table:table-cell>
          <table:table-cell office:value-type="string">
            <text:p>AW00011358</text:p>
          </table:table-cell>
          <table:table-cell office:value-type="string">
            <text:p>Mozilla/5.0 (Macintosh; Intel Mac OS X 10_10_4) AppleWebKit/537.36 (KHTML, like Gecko) Chrome/44.0.2403.130 Safari/537.36</text:p>
          </table:table-cell>
          <table:table-cell table:number-columns-repeated="1012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Wingtip Toys (Mendoza, TX)</text:p>
          </table:table-cell>
          <table:table-cell office:value-type="string">
            <text:p>Jarrod</text:p>
          </table:table-cell>
          <table:table-cell office:value-type="string">
            <text:p>Prasad</text:p>
          </table:table-cell>
          <table:table-cell table:style-name="ce1" office:value-type="string">
            <text:p>03/03/1984</text:p>
          </table:table-cell>
          <table:table-cell office:value-type="string">
            <text:p>jarrod9@adventure-works.com</text:p>
          </table:table-cell>
          <table:table-cell table:formula="of:=LEFT([.F361];FIND(&quot;@&quot;;[.F361])-1)" office:value-type="string" office:string-value="jarrod9">
            <text:p>jarrod9</text:p>
          </table:table-cell>
          <table:table-cell table:formula="of:=[.C361]&amp;&quot; &quot;&amp;[.D361]" office:value-type="string" office:string-value="Jarrod Prasad">
            <text:p>Jarrod Prasad</text:p>
          </table:table-cell>
          <table:table-cell/>
          <table:table-cell office:value-type="string">
            <text:p>Australia</text:p>
          </table:table-cell>
          <table:table-cell office:value-type="string">
            <text:p>AW00011359</text:p>
          </table:table-cell>
          <table:table-cell office:value-type="string">
            <text:p>Mozilla/5.0 (MSIE 9.0; Windows NT 6.1; WOW64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Wingtip Toys (Palmas del Mar, PR)</text:p>
          </table:table-cell>
          <table:table-cell office:value-type="string">
            <text:p>Tyrone</text:p>
          </table:table-cell>
          <table:table-cell office:value-type="string">
            <text:p>Serrano</text:p>
          </table:table-cell>
          <table:table-cell table:style-name="ce1" office:value-type="string">
            <text:p>30/01/1984</text:p>
          </table:table-cell>
          <table:table-cell office:value-type="string">
            <text:p>tyrone15@adventure-works.com</text:p>
          </table:table-cell>
          <table:table-cell table:formula="of:=LEFT([.F362];FIND(&quot;@&quot;;[.F362])-1)" office:value-type="string" office:string-value="tyrone15">
            <text:p>tyrone15</text:p>
          </table:table-cell>
          <table:table-cell table:formula="of:=[.C362]&amp;&quot; &quot;&amp;[.D362]" office:value-type="string" office:string-value="Tyrone Serrano">
            <text:p>Tyrone Serrano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0</text:p>
          </table:table-cell>
          <table:table-cell office:value-type="string">
            <text:p>Mozilla/5.0 (Windows NT 6.1; WOW64) AppleWebKit/537.36 (KHTML, like Gecko) Chrome/37.0.2062.124 Safari/537.36</text:p>
          </table:table-cell>
          <table:table-cell table:number-columns-repeated="1012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Wingtip Toys (Marion Junction, AL)</text:p>
          </table:table-cell>
          <table:table-cell office:value-type="string">
            <text:p>Cindy</text:p>
          </table:table-cell>
          <table:table-cell office:value-type="string">
            <text:p>Ramos</text:p>
          </table:table-cell>
          <table:table-cell table:style-name="ce1" office:value-type="string">
            <text:p>26/10/1982</text:p>
          </table:table-cell>
          <table:table-cell office:value-type="string">
            <text:p>cindy22@adventure-works.com</text:p>
          </table:table-cell>
          <table:table-cell table:formula="of:=LEFT([.F363];FIND(&quot;@&quot;;[.F363])-1)" office:value-type="string" office:string-value="cindy22">
            <text:p>cindy22</text:p>
          </table:table-cell>
          <table:table-cell table:formula="of:=[.C363]&amp;&quot; &quot;&amp;[.D363]" office:value-type="string" office:string-value="Cindy Ramos">
            <text:p>Cindy Ramos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1</text:p>
          </table:table-cell>
          <table:table-cell office:value-type="string">
            <text:p>Mozilla/5.0 (X11; Linux x86_64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Wingtip Toys (Ware Shoals, SC)</text:p>
          </table:table-cell>
          <table:table-cell office:value-type="string">
            <text:p>Damien</text:p>
          </table:table-cell>
          <table:table-cell office:value-type="string">
            <text:p>Shan</text:p>
          </table:table-cell>
          <table:table-cell table:style-name="ce1" office:value-type="string">
            <text:p>11/05/1983</text:p>
          </table:table-cell>
          <table:table-cell office:value-type="string">
            <text:p>damien26@adventure-works.com</text:p>
          </table:table-cell>
          <table:table-cell table:formula="of:=LEFT([.F364];FIND(&quot;@&quot;;[.F364])-1)" office:value-type="string" office:string-value="damien26">
            <text:p>damien26</text:p>
          </table:table-cell>
          <table:table-cell table:formula="of:=[.C364]&amp;&quot; &quot;&amp;[.D364]" office:value-type="string" office:string-value="Damien Shan">
            <text:p>Damien Shan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2</text:p>
          </table:table-cell>
          <table:table-cell office:value-type="string">
            <text:p>Mozilla/5.0 (Windows NT 6.3; Win64; x64; Trident/7.0; Touch; TNJB; rv:11.0) like Gecko</text:p>
          </table:table-cell>
          <table:table-cell table:number-columns-repeated="1012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Wingtip Toys (Lostine, OR)</text:p>
          </table:table-cell>
          <table:table-cell office:value-type="string">
            <text:p>Julian</text:p>
          </table:table-cell>
          <table:table-cell office:value-type="string">
            <text:p>Ross</text:p>
          </table:table-cell>
          <table:table-cell table:style-name="ce1" office:value-type="string">
            <text:p>19/04/1983</text:p>
          </table:table-cell>
          <table:table-cell office:value-type="string">
            <text:p>julian5@adventure-works.com</text:p>
          </table:table-cell>
          <table:table-cell table:formula="of:=LEFT([.F365];FIND(&quot;@&quot;;[.F365])-1)" office:value-type="string" office:string-value="julian5">
            <text:p>julian5</text:p>
          </table:table-cell>
          <table:table-cell table:formula="of:=[.C365]&amp;&quot; &quot;&amp;[.D365]" office:value-type="string" office:string-value="Julian Ross">
            <text:p>Julian Ross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3</text:p>
          </table:table-cell>
          <table:table-cell office:value-type="string">
            <text:p>Mozilla/5.0 (Windows NT 6.1; WOW64) AppleWebKit/537.36 (KHTML, like Gecko) Chrome/38.0.2125.122 Safari/537.36 SE 2.X MetaSr 1.0</text:p>
          </table:table-cell>
          <table:table-cell table:number-columns-repeated="1012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Wingtip Toys (Tilleda, WI)</text:p>
          </table:table-cell>
          <table:table-cell office:value-type="string">
            <text:p>Jennifer</text:p>
          </table:table-cell>
          <table:table-cell office:value-type="string">
            <text:p>Collins</text:p>
          </table:table-cell>
          <table:table-cell table:style-name="ce1" office:value-type="string">
            <text:p>22/03/1985</text:p>
          </table:table-cell>
          <table:table-cell office:value-type="string">
            <text:p>jennifer6@adventure-works.com</text:p>
          </table:table-cell>
          <table:table-cell table:formula="of:=LEFT([.F366];FIND(&quot;@&quot;;[.F366])-1)" office:value-type="string" office:string-value="jennifer6">
            <text:p>jennifer6</text:p>
          </table:table-cell>
          <table:table-cell table:formula="of:=[.C366]&amp;&quot; &quot;&amp;[.D366]" office:value-type="string" office:string-value="Jennifer Collins">
            <text:p>Jennifer Collins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4</text:p>
          </table:table-cell>
          <table:table-cell office:value-type="string">
            <text:p>Mozilla/5.0 (X11; FC Linux i686; rv:24.0) Gecko/20100101 Firefox/24.0</text:p>
          </table:table-cell>
          <table:table-cell table:number-columns-repeated="1012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Wingtip Toys (Wapiti, WY)</text:p>
          </table:table-cell>
          <table:table-cell office:value-type="string">
            <text:p>Brittney</text:p>
          </table:table-cell>
          <table:table-cell office:value-type="string">
            <text:p>Sun</text:p>
          </table:table-cell>
          <table:table-cell table:style-name="ce1" office:value-type="string">
            <text:p>06/12/1984</text:p>
          </table:table-cell>
          <table:table-cell office:value-type="string">
            <text:p>brittney12@adventure-works.com</text:p>
          </table:table-cell>
          <table:table-cell table:formula="of:=LEFT([.F367];FIND(&quot;@&quot;;[.F367])-1)" office:value-type="string" office:string-value="brittney12">
            <text:p>brittney12</text:p>
          </table:table-cell>
          <table:table-cell table:formula="of:=[.C367]&amp;&quot; &quot;&amp;[.D367]" office:value-type="string" office:string-value="Brittney Sun">
            <text:p>Brittney Sun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5</text:p>
          </table:table-cell>
          <table:table-cell office:value-type="string">
            <text:p>Mozilla/5.0 (X11; CrOS armv7l 7262.52.0) AppleWebKit/537.36 (KHTML, like Gecko) Chrome/45.0.2454.86 Safari/537.36</text:p>
          </table:table-cell>
          <table:table-cell table:number-columns-repeated="1012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Wingtip Toys (Amado, AZ)</text:p>
          </table:table-cell>
          <table:table-cell office:value-type="string">
            <text:p>Virginia</text:p>
          </table:table-cell>
          <table:table-cell office:value-type="string">
            <text:p>Patel</text:p>
          </table:table-cell>
          <table:table-cell table:style-name="ce1" office:value-type="string">
            <text:p>23/04/1985</text:p>
          </table:table-cell>
          <table:table-cell office:value-type="string">
            <text:p>virginia4@adventure-works.com</text:p>
          </table:table-cell>
          <table:table-cell table:formula="of:=LEFT([.F368];FIND(&quot;@&quot;;[.F368])-1)" office:value-type="string" office:string-value="virginia4">
            <text:p>virginia4</text:p>
          </table:table-cell>
          <table:table-cell table:formula="of:=[.C368]&amp;&quot; &quot;&amp;[.D368]" office:value-type="string" office:string-value="Virginia Patel">
            <text:p>Virginia Patel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6</text:p>
          </table:table-cell>
          <table:table-cell office:value-type="string">
            <text:p>Mozilla/5.0 (Windows NT 6.3; WOW64; Trident/7.0; MASAJS; rv:11.0) like Gecko</text:p>
          </table:table-cell>
          <table:table-cell table:number-columns-repeated="1012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Wingtip Toys (Jeromesville, OH)</text:p>
          </table:table-cell>
          <table:table-cell office:value-type="string">
            <text:p>Calvin</text:p>
          </table:table-cell>
          <table:table-cell office:value-type="string">
            <text:p>Nara</text:p>
          </table:table-cell>
          <table:table-cell table:style-name="ce1" office:value-type="string">
            <text:p>21/08/1984</text:p>
          </table:table-cell>
          <table:table-cell office:value-type="string">
            <text:p>calvin15@adventure-works.com</text:p>
          </table:table-cell>
          <table:table-cell table:formula="of:=LEFT([.F369];FIND(&quot;@&quot;;[.F369])-1)" office:value-type="string" office:string-value="calvin15">
            <text:p>calvin15</text:p>
          </table:table-cell>
          <table:table-cell table:formula="of:=[.C369]&amp;&quot; &quot;&amp;[.D369]" office:value-type="string" office:string-value="Calvin Nara">
            <text:p>Calvin Nara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7</text:p>
          </table:table-cell>
          <table:table-cell office:value-type="string">
            <text:p>Mozilla/4.0 (compatible; MSIE 7.0; Windows NT 6.1; WOW64; Trident/7.0; SLCC2; .NET CLR 2.0.50727; .NET CLR 3.5.30729; .NET CLR 3.0.30729; Media Center PC 6.0; MS-RTC LM 8; .NET4.0C; .NET4.0E)</text:p>
          </table:table-cell>
          <table:table-cell table:number-columns-repeated="1012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Wingtip Toys (Ovilla, TX)</text:p>
          </table:table-cell>
          <table:table-cell office:value-type="string">
            <text:p>Edward</text:p>
          </table:table-cell>
          <table:table-cell office:value-type="string">
            <text:p>Miller</text:p>
          </table:table-cell>
          <table:table-cell table:style-name="ce1" office:value-type="string">
            <text:p>24/05/1984</text:p>
          </table:table-cell>
          <table:table-cell office:value-type="string">
            <text:p>edward28@adventure-works.com</text:p>
          </table:table-cell>
          <table:table-cell table:formula="of:=LEFT([.F370];FIND(&quot;@&quot;;[.F370])-1)" office:value-type="string" office:string-value="edward28">
            <text:p>edward28</text:p>
          </table:table-cell>
          <table:table-cell table:formula="of:=[.C370]&amp;&quot; &quot;&amp;[.D370]" office:value-type="string" office:string-value="Edward Miller">
            <text:p>Edward Miller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8</text:p>
          </table:table-cell>
          <table:table-cell office:value-type="string">
            <text:p>Mozilla/5.0 (Windows NT 6.1; Trident/7.0; yie11; rv:11.0) like Gecko</text:p>
          </table:table-cell>
          <table:table-cell table:number-columns-repeated="1012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Wingtip Toys (West Frostproof, FL)</text:p>
          </table:table-cell>
          <table:table-cell office:value-type="string">
            <text:p>Ashlee</text:p>
          </table:table-cell>
          <table:table-cell office:value-type="string">
            <text:p>Tang</text:p>
          </table:table-cell>
          <table:table-cell table:style-name="ce1" office:value-type="string">
            <text:p>01/02/1984</text:p>
          </table:table-cell>
          <table:table-cell office:value-type="string">
            <text:p>ashlee11@adventure-works.com</text:p>
          </table:table-cell>
          <table:table-cell table:formula="of:=LEFT([.F371];FIND(&quot;@&quot;;[.F371])-1)" office:value-type="string" office:string-value="ashlee11">
            <text:p>ashlee11</text:p>
          </table:table-cell>
          <table:table-cell table:formula="of:=[.C371]&amp;&quot; &quot;&amp;[.D371]" office:value-type="string" office:string-value="Ashlee Tang">
            <text:p>Ashlee Ta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369</text:p>
          </table:table-cell>
          <table:table-cell office:value-type="string">
            <text:p>Mozilla/5.0 (Windows NT 10.0; Win64; x64) AppleWebKit/537.36 (KHTML, like Gecko) Chrome/42.0.2311.135 Safari/537.36 Edge/12.10532</text:p>
          </table:table-cell>
          <table:table-cell table:number-columns-repeated="1012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Wingtip Toys (Flomaton, AL)</text:p>
          </table:table-cell>
          <table:table-cell office:value-type="string">
            <text:p>Alicia</text:p>
          </table:table-cell>
          <table:table-cell office:value-type="string">
            <text:p>Xu</text:p>
          </table:table-cell>
          <table:table-cell table:style-name="ce1" office:value-type="string">
            <text:p>29/09/1983</text:p>
          </table:table-cell>
          <table:table-cell office:value-type="string">
            <text:p>alicia3@adventure-works.com</text:p>
          </table:table-cell>
          <table:table-cell table:formula="of:=LEFT([.F372];FIND(&quot;@&quot;;[.F372])-1)" office:value-type="string" office:string-value="alicia3">
            <text:p>alicia3</text:p>
          </table:table-cell>
          <table:table-cell table:formula="of:=[.C372]&amp;&quot; &quot;&amp;[.D372]" office:value-type="string" office:string-value="Alicia Xu">
            <text:p>Alicia Xu</text:p>
          </table:table-cell>
          <table:table-cell/>
          <table:table-cell office:value-type="string">
            <text:p>Australia</text:p>
          </table:table-cell>
          <table:table-cell office:value-type="string">
            <text:p>AW00011370</text:p>
          </table:table-cell>
          <table:table-cell office:value-type="string">
            <text:p>Mozilla/5.0 (Windows NT 6.1; WOW64; Trident/7.0; BOIE9;ENUSMSE; rv:11.0) like Gecko</text:p>
          </table:table-cell>
          <table:table-cell table:number-columns-repeated="1012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Wingtip Toys (Pawlet, VT)</text:p>
          </table:table-cell>
          <table:table-cell office:value-type="string">
            <text:p>Lacey</text:p>
          </table:table-cell>
          <table:table-cell office:value-type="string">
            <text:p>Jai</text:p>
          </table:table-cell>
          <table:table-cell table:style-name="ce1" office:value-type="string">
            <text:p>24/11/1983</text:p>
          </table:table-cell>
          <table:table-cell office:value-type="string">
            <text:p>lacey1@adventure-works.com</text:p>
          </table:table-cell>
          <table:table-cell table:formula="of:=LEFT([.F373];FIND(&quot;@&quot;;[.F373])-1)" office:value-type="string" office:string-value="lacey1">
            <text:p>lacey1</text:p>
          </table:table-cell>
          <table:table-cell table:formula="of:=[.C373]&amp;&quot; &quot;&amp;[.D373]" office:value-type="string" office:string-value="Lacey Jai">
            <text:p>Lacey Jai</text:p>
          </table:table-cell>
          <table:table-cell/>
          <table:table-cell office:value-type="string">
            <text:p>Australia</text:p>
          </table:table-cell>
          <table:table-cell office:value-type="string">
            <text:p>AW00011371</text:p>
          </table:table-cell>
          <table:table-cell office:value-type="string">
            <text:p>Mozilla/5.0 (Windows NT 6.2; WOW64; rv:29.0) Gecko/20100101 Firefox/29.0</text:p>
          </table:table-cell>
          <table:table-cell table:number-columns-repeated="1012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Wingtip Toys (Trout Run, PA)</text:p>
          </table:table-cell>
          <table:table-cell office:value-type="string">
            <text:p>Wendy</text:p>
          </table:table-cell>
          <table:table-cell office:value-type="string">
            <text:p>Romero</text:p>
          </table:table-cell>
          <table:table-cell table:style-name="ce1" office:value-type="string">
            <text:p>12/11/1983</text:p>
          </table:table-cell>
          <table:table-cell office:value-type="string">
            <text:p>wendy8@adventure-works.com</text:p>
          </table:table-cell>
          <table:table-cell table:formula="of:=LEFT([.F374];FIND(&quot;@&quot;;[.F374])-1)" office:value-type="string" office:string-value="wendy8">
            <text:p>wendy8</text:p>
          </table:table-cell>
          <table:table-cell table:formula="of:=[.C374]&amp;&quot; &quot;&amp;[.D374]" office:value-type="string" office:string-value="Wendy Romero">
            <text:p>Wendy Romero</text:p>
          </table:table-cell>
          <table:table-cell/>
          <table:table-cell office:value-type="string">
            <text:p>Australia</text:p>
          </table:table-cell>
          <table:table-cell office:value-type="string">
            <text:p>AW00011372</text:p>
          </table:table-cell>
          <table:table-cell office:value-type="string">
            <text:p>Mozilla/4.0 (compatible; MSIE 8.0; Windows NT 6.1; WOW64; Trident/4.0; SLCC2; .NET CLR 2.0.50727; .NET CLR 3.5.30729; .NET CLR 3.0.30729; .NET4.0C; .NET4.0E; InfoPath.3)</text:p>
          </table:table-cell>
          <table:table-cell table:number-columns-repeated="1012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Wingtip Toys (Marin City, CA)</text:p>
          </table:table-cell>
          <table:table-cell office:value-type="string">
            <text:p>Carly</text:p>
          </table:table-cell>
          <table:table-cell office:value-type="string">
            <text:p>Luo</text:p>
          </table:table-cell>
          <table:table-cell table:style-name="ce1" office:value-type="string">
            <text:p>16/09/1954</text:p>
          </table:table-cell>
          <table:table-cell office:value-type="string">
            <text:p>carly5@adventure-works.com</text:p>
          </table:table-cell>
          <table:table-cell table:formula="of:=LEFT([.F375];FIND(&quot;@&quot;;[.F375])-1)" office:value-type="string" office:string-value="carly5">
            <text:p>carly5</text:p>
          </table:table-cell>
          <table:table-cell table:formula="of:=[.C375]&amp;&quot; &quot;&amp;[.D375]" office:value-type="string" office:string-value="Carly Luo">
            <text:p>Carly Luo</text:p>
          </table:table-cell>
          <table:table-cell/>
          <table:table-cell office:value-type="string">
            <text:p>Germany</text:p>
          </table:table-cell>
          <table:table-cell office:value-type="string">
            <text:p>AW00011373</text:p>
          </table:table-cell>
          <table:table-cell office:value-type="string">
            <text:p>Mozilla/5.0 (Windows NT 6.1; WOW64; rv:29.0) Gecko/20100101 Firefox/29.0</text:p>
          </table:table-cell>
          <table:table-cell table:number-columns-repeated="1012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Wingtip Toys (Molalla, OR)</text:p>
          </table:table-cell>
          <table:table-cell office:value-type="string">
            <text:p>Jimmy</text:p>
          </table:table-cell>
          <table:table-cell office:value-type="string">
            <text:p>Ortega</text:p>
          </table:table-cell>
          <table:table-cell table:style-name="ce1" office:value-type="string">
            <text:p>25/12/1948</text:p>
          </table:table-cell>
          <table:table-cell office:value-type="string">
            <text:p>jimmy26@adventure-works.com</text:p>
          </table:table-cell>
          <table:table-cell table:formula="of:=LEFT([.F376];FIND(&quot;@&quot;;[.F376])-1)" office:value-type="string" office:string-value="jimmy26">
            <text:p>jimmy26</text:p>
          </table:table-cell>
          <table:table-cell table:formula="of:=[.C376]&amp;&quot; &quot;&amp;[.D376]" office:value-type="string" office:string-value="Jimmy Ortega">
            <text:p>Jimmy Ortega</text:p>
          </table:table-cell>
          <table:table-cell/>
          <table:table-cell office:value-type="string">
            <text:p>Germany</text:p>
          </table:table-cell>
          <table:table-cell office:value-type="string">
            <text:p>AW00011374</text:p>
          </table:table-cell>
          <table:table-cell office:value-type="string">
            <text:p>Mozilla/4.0 (compatible; MSIE 8.0; Windows NT 6.1; Trident/4.0; SLCC2; .NET CLR 2.0.50727; .NET CLR 3.5.30729; .NET CLR 3.0.30729; Media Center PC 6.0; .NET4.0C; .NET4.0E; InfoPath.3)</text:p>
          </table:table-cell>
          <table:table-cell table:number-columns-repeated="1012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Wingtip Toys (Trumansburg, NY)</text:p>
          </table:table-cell>
          <table:table-cell office:value-type="string">
            <text:p>Francisco</text:p>
          </table:table-cell>
          <table:table-cell office:value-type="string">
            <text:p>Martinez</text:p>
          </table:table-cell>
          <table:table-cell table:style-name="ce1" office:value-type="string">
            <text:p>05/11/1948</text:p>
          </table:table-cell>
          <table:table-cell office:value-type="string">
            <text:p>francisco19@adventure-works.com</text:p>
          </table:table-cell>
          <table:table-cell table:formula="of:=LEFT([.F377];FIND(&quot;@&quot;;[.F377])-1)" office:value-type="string" office:string-value="francisco19">
            <text:p>francisco19</text:p>
          </table:table-cell>
          <table:table-cell table:formula="of:=[.C377]&amp;&quot; &quot;&amp;[.D377]" office:value-type="string" office:string-value="Francisco Martinez">
            <text:p>Francisco Martin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75</text:p>
          </table:table-cell>
          <table:table-cell office:value-type="string">
            <text:p>Mozilla/5.0 (Linux; Android 4.4.2; SM-T320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Wingtip Toys (Goodings Grove, IL)</text:p>
          </table:table-cell>
          <table:table-cell office:value-type="string">
            <text:p>Lance</text:p>
          </table:table-cell>
          <table:table-cell office:value-type="string">
            <text:p>Vazquez</text:p>
          </table:table-cell>
          <table:table-cell table:style-name="ce1" office:value-type="string">
            <text:p>07/12/1948</text:p>
          </table:table-cell>
          <table:table-cell office:value-type="string">
            <text:p>lance14@adventure-works.com</text:p>
          </table:table-cell>
          <table:table-cell table:formula="of:=LEFT([.F378];FIND(&quot;@&quot;;[.F378])-1)" office:value-type="string" office:string-value="lance14">
            <text:p>lance14</text:p>
          </table:table-cell>
          <table:table-cell table:formula="of:=[.C378]&amp;&quot; &quot;&amp;[.D378]" office:value-type="string" office:string-value="Lance Vazquez">
            <text:p>Lance Vazqu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76</text:p>
          </table:table-cell>
          <table:table-cell office:value-type="string">
            <text:p>Mozilla/5.0 (iPad; CPU OS 8_4 like Mac OS X) AppleWebKit/600.1.4 (KHTML, like Gecko) CriOS/44.0.2403.67 Mobile/12H143 Safari/600.1.4</text:p>
          </table:table-cell>
          <table:table-cell table:number-columns-repeated="1012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Wingtip Toys (Cherryplain, NY)</text:p>
          </table:table-cell>
          <table:table-cell office:value-type="string">
            <text:p>David</text:p>
          </table:table-cell>
          <table:table-cell office:value-type="string">
            <text:p>Robinett</text:p>
          </table:table-cell>
          <table:table-cell table:style-name="ce1" office:value-type="string">
            <text:p>23/08/1966</text:p>
          </table:table-cell>
          <table:table-cell office:value-type="string">
            <text:p>david22@adventure-works.com</text:p>
          </table:table-cell>
          <table:table-cell table:formula="of:=LEFT([.F379];FIND(&quot;@&quot;;[.F379])-1)" office:value-type="string" office:string-value="david22">
            <text:p>david22</text:p>
          </table:table-cell>
          <table:table-cell table:formula="of:=[.C379]&amp;&quot; &quot;&amp;[.D379]" office:value-type="string" office:string-value="David Robinett">
            <text:p>David Robinett</text:p>
          </table:table-cell>
          <table:table-cell/>
          <table:table-cell office:value-type="string">
            <text:p>Germany</text:p>
          </table:table-cell>
          <table:table-cell office:value-type="string">
            <text:p>AW00011377</text:p>
          </table:table-cell>
          <table:table-cell office:value-type="string">
            <text:p>Mozilla/5.0 (Windows NT 6.1; WOW64) AppleWebKit/537.36 (KHTML, like Gecko) Chrome/36.0.1985.143 Safari/537.36</text:p>
          </table:table-cell>
          <table:table-cell table:number-columns-repeated="1012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Wingtip Toys (Bell Acres, PA)</text:p>
          </table:table-cell>
          <table:table-cell office:value-type="string">
            <text:p>Shannon</text:p>
          </table:table-cell>
          <table:table-cell office:value-type="string">
            <text:p>Liang</text:p>
          </table:table-cell>
          <table:table-cell table:style-name="ce1" office:value-type="string">
            <text:p>19/11/1965</text:p>
          </table:table-cell>
          <table:table-cell office:value-type="string">
            <text:p>shannon15@adventure-works.com</text:p>
          </table:table-cell>
          <table:table-cell table:formula="of:=LEFT([.F380];FIND(&quot;@&quot;;[.F380])-1)" office:value-type="string" office:string-value="shannon15">
            <text:p>shannon15</text:p>
          </table:table-cell>
          <table:table-cell table:formula="of:=[.C380]&amp;&quot; &quot;&amp;[.D380]" office:value-type="string" office:string-value="Shannon Liang">
            <text:p>Shannon Liang</text:p>
          </table:table-cell>
          <table:table-cell/>
          <table:table-cell office:value-type="string">
            <text:p>France</text:p>
          </table:table-cell>
          <table:table-cell office:value-type="string">
            <text:p>AW00011378</text:p>
          </table:table-cell>
          <table:table-cell office:value-type="string">
            <text:p>Mozilla/5.0 (iPhone; CPU iPhone OS 8_4_1 like Mac OS X) AppleWebKit/600.1.4 (KHTML, like Gecko) GSA/7.0.55539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Wingtip Toys (Connoquenessing, PA)</text:p>
          </table:table-cell>
          <table:table-cell office:value-type="string">
            <text:p>Gary</text:p>
          </table:table-cell>
          <table:table-cell office:value-type="string">
            <text:p>Vazquez</text:p>
          </table:table-cell>
          <table:table-cell table:style-name="ce1" office:value-type="string">
            <text:p>13/05/1976</text:p>
          </table:table-cell>
          <table:table-cell office:value-type="string">
            <text:p>gary25@adventure-works.com</text:p>
          </table:table-cell>
          <table:table-cell table:formula="of:=LEFT([.F381];FIND(&quot;@&quot;;[.F381])-1)" office:value-type="string" office:string-value="gary25">
            <text:p>gary25</text:p>
          </table:table-cell>
          <table:table-cell table:formula="of:=[.C381]&amp;&quot; &quot;&amp;[.D381]" office:value-type="string" office:string-value="Gary Vazquez">
            <text:p>Gary Vazquez</text:p>
          </table:table-cell>
          <table:table-cell/>
          <table:table-cell office:value-type="string">
            <text:p>France</text:p>
          </table:table-cell>
          <table:table-cell office:value-type="string">
            <text:p>AW00011379</text:p>
          </table:table-cell>
          <table:table-cell office:value-type="string">
            <text:p>Mozilla/5.0 (Macintosh; Intel Mac OS X 10_9_5) AppleWebKit/537.36 (KHTML, like Gecko) Chrome/44.0.2403.130 Safari/537.36</text:p>
          </table:table-cell>
          <table:table-cell table:number-columns-repeated="1012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Wingtip Toys (Sarversville, PA)</text:p>
          </table:table-cell>
          <table:table-cell office:value-type="string">
            <text:p>Mitchell</text:p>
          </table:table-cell>
          <table:table-cell office:value-type="string">
            <text:p>Kumar</text:p>
          </table:table-cell>
          <table:table-cell table:style-name="ce1" office:value-type="string">
            <text:p>29/08/1964</text:p>
          </table:table-cell>
          <table:table-cell office:value-type="string">
            <text:p>mitchell7@adventure-works.com</text:p>
          </table:table-cell>
          <table:table-cell table:formula="of:=LEFT([.F382];FIND(&quot;@&quot;;[.F382])-1)" office:value-type="string" office:string-value="mitchell7">
            <text:p>mitchell7</text:p>
          </table:table-cell>
          <table:table-cell table:formula="of:=[.C382]&amp;&quot; &quot;&amp;[.D382]" office:value-type="string" office:string-value="Mitchell Kumar">
            <text:p>Mitchell Kumar</text:p>
          </table:table-cell>
          <table:table-cell/>
          <table:table-cell office:value-type="string">
            <text:p>Germany</text:p>
          </table:table-cell>
          <table:table-cell office:value-type="string">
            <text:p>AW00011380</text:p>
          </table:table-cell>
          <table:table-cell office:value-type="string">
            <text:p>Mozilla/5.0 (Macintosh; Intel Mac OS X 10_10_2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Wingtip Toys (Munich, ND)</text:p>
          </table:table-cell>
          <table:table-cell office:value-type="string">
            <text:p>Meredith</text:p>
          </table:table-cell>
          <table:table-cell office:value-type="string">
            <text:p>Raman</text:p>
          </table:table-cell>
          <table:table-cell table:style-name="ce1" office:value-type="string">
            <text:p>18/08/1970</text:p>
          </table:table-cell>
          <table:table-cell office:value-type="string">
            <text:p>meredith11@adventure-works.com</text:p>
          </table:table-cell>
          <table:table-cell table:formula="of:=LEFT([.F383];FIND(&quot;@&quot;;[.F383])-1)" office:value-type="string" office:string-value="meredith11">
            <text:p>meredith11</text:p>
          </table:table-cell>
          <table:table-cell table:formula="of:=[.C383]&amp;&quot; &quot;&amp;[.D383]" office:value-type="string" office:string-value="Meredith Raman">
            <text:p>Meredith Rama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81</text:p>
          </table:table-cell>
          <table:table-cell office:value-type="string">
            <text:p>Mozilla/4.0 (compatible; MSIE 8.0; Windows NT 5.1; WOW64; Trident/4.0; SLCC2; .NET CLR 2.0.50727; .NET CLR 3.5.30729; .NET CLR 3.0.30729; .NET4.0C; .NET4.0E; 360SE)</text:p>
          </table:table-cell>
          <table:table-cell table:number-columns-repeated="1012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Wingtip Toys (Montoya, NM)</text:p>
          </table:table-cell>
          <table:table-cell office:value-type="string">
            <text:p>Edward</text:p>
          </table:table-cell>
          <table:table-cell office:value-type="string">
            <text:p>Patterson</text:p>
          </table:table-cell>
          <table:table-cell table:style-name="ce1" office:value-type="string">
            <text:p>15/07/1974</text:p>
          </table:table-cell>
          <table:table-cell office:value-type="string">
            <text:p>edward59@adventure-works.com</text:p>
          </table:table-cell>
          <table:table-cell table:formula="of:=LEFT([.F384];FIND(&quot;@&quot;;[.F384])-1)" office:value-type="string" office:string-value="edward59">
            <text:p>edward59</text:p>
          </table:table-cell>
          <table:table-cell table:formula="of:=[.C384]&amp;&quot; &quot;&amp;[.D384]" office:value-type="string" office:string-value="Edward Patterson">
            <text:p>Edward Patterson</text:p>
          </table:table-cell>
          <table:table-cell/>
          <table:table-cell office:value-type="string">
            <text:p>France</text:p>
          </table:table-cell>
          <table:table-cell office:value-type="string">
            <text:p>AW00011382</text:p>
          </table:table-cell>
          <table:table-cell office:value-type="string">
            <text:p>Mozilla/5.0 (Linux; Android 5.0.2; LG-V410/V41020c Build/LRX22G) AppleWebKit/537.36 (KHTML, like Gecko) Version/4.0 Chrome/34.0.1847.118 Safari/537.36</text:p>
          </table:table-cell>
          <table:table-cell table:number-columns-repeated="1012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Wingtip Toys (Knights Landing, CA)</text:p>
          </table:table-cell>
          <table:table-cell office:value-type="string">
            <text:p>Marie</text:p>
          </table:table-cell>
          <table:table-cell office:value-type="string">
            <text:p>Gill</text:p>
          </table:table-cell>
          <table:table-cell table:style-name="ce1" office:value-type="string">
            <text:p>25/02/1966</text:p>
          </table:table-cell>
          <table:table-cell office:value-type="string">
            <text:p>marie37@adventure-works.com</text:p>
          </table:table-cell>
          <table:table-cell table:formula="of:=LEFT([.F385];FIND(&quot;@&quot;;[.F385])-1)" office:value-type="string" office:string-value="marie37">
            <text:p>marie37</text:p>
          </table:table-cell>
          <table:table-cell table:formula="of:=[.C385]&amp;&quot; &quot;&amp;[.D385]" office:value-type="string" office:string-value="Marie Gill">
            <text:p>Marie Gill</text:p>
          </table:table-cell>
          <table:table-cell/>
          <table:table-cell office:value-type="string">
            <text:p>France</text:p>
          </table:table-cell>
          <table:table-cell office:value-type="string">
            <text:p>AW00011383</text:p>
          </table:table-cell>
          <table:table-cell office:value-type="string">
            <text:p>Mozilla/5.0 (Windows NT 6.1) AppleWebKit/537.36 (KHTML, like Gecko) Chrome/43.0.2357.81 Safari/537.36</text:p>
          </table:table-cell>
          <table:table-cell table:number-columns-repeated="1012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Wingtip Toys (Cache, OK)</text:p>
          </table:table-cell>
          <table:table-cell office:value-type="string">
            <text:p>Tiffany</text:p>
          </table:table-cell>
          <table:table-cell office:value-type="string">
            <text:p>Wang</text:p>
          </table:table-cell>
          <table:table-cell table:style-name="ce1" office:value-type="string">
            <text:p>13/10/1971</text:p>
          </table:table-cell>
          <table:table-cell office:value-type="string">
            <text:p>tiffany1@adventure-works.com</text:p>
          </table:table-cell>
          <table:table-cell table:formula="of:=LEFT([.F386];FIND(&quot;@&quot;;[.F386])-1)" office:value-type="string" office:string-value="tiffany1">
            <text:p>tiffany1</text:p>
          </table:table-cell>
          <table:table-cell table:formula="of:=[.C386]&amp;&quot; &quot;&amp;[.D386]" office:value-type="string" office:string-value="Tiffany Wang">
            <text:p>Tiffany Wang</text:p>
          </table:table-cell>
          <table:table-cell/>
          <table:table-cell office:value-type="string">
            <text:p>France</text:p>
          </table:table-cell>
          <table:table-cell office:value-type="string">
            <text:p>AW00011384</text:p>
          </table:table-cell>
          <table:table-cell office:value-type="string">
            <text:p>Mozilla/5.0 (iPad; CPU OS 7_1_2 like Mac OS X) AppleWebKit/537.51.2 (KHTML, like Gecko) GSA/7.0.55539 Mobile/11D257 Safari/9537.53</text:p>
          </table:table-cell>
          <table:table-cell table:number-columns-repeated="1012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Wingtip Toys (Towaco, NJ)</text:p>
          </table:table-cell>
          <table:table-cell office:value-type="string">
            <text:p>Miguel</text:p>
          </table:table-cell>
          <table:table-cell office:value-type="string">
            <text:p>Allen</text:p>
          </table:table-cell>
          <table:table-cell table:style-name="ce1" office:value-type="string">
            <text:p>08/08/1971</text:p>
          </table:table-cell>
          <table:table-cell office:value-type="string">
            <text:p>miguel24@adventure-works.com</text:p>
          </table:table-cell>
          <table:table-cell table:formula="of:=LEFT([.F387];FIND(&quot;@&quot;;[.F387])-1)" office:value-type="string" office:string-value="miguel24">
            <text:p>miguel24</text:p>
          </table:table-cell>
          <table:table-cell table:formula="of:=[.C387]&amp;&quot; &quot;&amp;[.D387]" office:value-type="string" office:string-value="Miguel Allen">
            <text:p>Miguel Alle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85</text:p>
          </table:table-cell>
          <table:table-cell office:value-type="string">
            <text:p>Mozilla/5.0 (iPad; CPU OS 8_3 like Mac OS X) AppleWebKit/600.1.4 (KHTML, like Gecko) Mobile/12F69</text:p>
          </table:table-cell>
          <table:table-cell table:number-columns-repeated="1012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Wingtip Toys (Lynne, FL)</text:p>
          </table:table-cell>
          <table:table-cell office:value-type="string">
            <text:p>Jaclyn</text:p>
          </table:table-cell>
          <table:table-cell office:value-type="string">
            <text:p>Cai</text:p>
          </table:table-cell>
          <table:table-cell table:style-name="ce1" office:value-type="string">
            <text:p>02/11/1971</text:p>
          </table:table-cell>
          <table:table-cell office:value-type="string">
            <text:p>jaclyn22@adventure-works.com</text:p>
          </table:table-cell>
          <table:table-cell table:formula="of:=LEFT([.F388];FIND(&quot;@&quot;;[.F388])-1)" office:value-type="string" office:string-value="jaclyn22">
            <text:p>jaclyn22</text:p>
          </table:table-cell>
          <table:table-cell table:formula="of:=[.C388]&amp;&quot; &quot;&amp;[.D388]" office:value-type="string" office:string-value="Jaclyn Cai">
            <text:p>Jaclyn Cai</text:p>
          </table:table-cell>
          <table:table-cell/>
          <table:table-cell office:value-type="string">
            <text:p>Germany</text:p>
          </table:table-cell>
          <table:table-cell office:value-type="string">
            <text:p>AW00011386</text:p>
          </table:table-cell>
          <table:table-cell office:value-type="string">
            <text:p>Mozilla/5.0 (Windows NT 6.1; Win64; x64) AppleWebKit/537.36 (KHTML, like Gecko) Chrome/46.0.2490.13 Safari/537.36</text:p>
          </table:table-cell>
          <table:table-cell table:number-columns-repeated="1012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Wingtip Toys (Plata, TX)</text:p>
          </table:table-cell>
          <table:table-cell office:value-type="string">
            <text:p>Megan</text:p>
          </table:table-cell>
          <table:table-cell office:value-type="string">
            <text:p>Ramirez</text:p>
          </table:table-cell>
          <table:table-cell table:style-name="ce1" office:value-type="string">
            <text:p>29/11/1964</text:p>
          </table:table-cell>
          <table:table-cell office:value-type="string">
            <text:p>megan44@adventure-works.com</text:p>
          </table:table-cell>
          <table:table-cell table:formula="of:=LEFT([.F389];FIND(&quot;@&quot;;[.F389])-1)" office:value-type="string" office:string-value="megan44">
            <text:p>megan44</text:p>
          </table:table-cell>
          <table:table-cell table:formula="of:=[.C389]&amp;&quot; &quot;&amp;[.D389]" office:value-type="string" office:string-value="Megan Ramirez">
            <text:p>Megan Ramir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87</text:p>
          </table:table-cell>
          <table:table-cell office:value-type="string">
            <text:p>Mozilla/5.0 (Windows NT 6.1) AppleWebKit/537.36 (KHTML, like Gecko) Chrome/42.0.2311.90 Safari/537.36</text:p>
          </table:table-cell>
          <table:table-cell table:number-columns-repeated="1012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Wingtip Toys (Oak Point, TX)</text:p>
          </table:table-cell>
          <table:table-cell office:value-type="string">
            <text:p>Joseph</text:p>
          </table:table-cell>
          <table:table-cell office:value-type="string">
            <text:p>Martin</text:p>
          </table:table-cell>
          <table:table-cell table:style-name="ce1" office:value-type="string">
            <text:p>20/01/1965</text:p>
          </table:table-cell>
          <table:table-cell office:value-type="string">
            <text:p>joseph21@adventure-works.com</text:p>
          </table:table-cell>
          <table:table-cell table:formula="of:=LEFT([.F390];FIND(&quot;@&quot;;[.F390])-1)" office:value-type="string" office:string-value="joseph21">
            <text:p>joseph21</text:p>
          </table:table-cell>
          <table:table-cell table:formula="of:=[.C390]&amp;&quot; &quot;&amp;[.D390]" office:value-type="string" office:string-value="Joseph Martin">
            <text:p>Joseph Marti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88</text:p>
          </table:table-cell>
          <table:table-cell office:value-type="string">
            <text:p>Mozilla/5.0 (compatible; MSIE 10.0; Windows NT 6.1; WOW64; Trident/6.0; SLCC2; .NET CLR 2.0.50727; .NET CLR 3.5.30729; .NET CLR 3.0.30729; .NET4.0C; .NET4.0E)</text:p>
          </table:table-cell>
          <table:table-cell table:number-columns-repeated="1012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Wingtip Toys (Alcester, SD)</text:p>
          </table:table-cell>
          <table:table-cell office:value-type="string">
            <text:p>Karl</text:p>
          </table:table-cell>
          <table:table-cell office:value-type="string">
            <text:p>Shan</text:p>
          </table:table-cell>
          <table:table-cell table:style-name="ce1" office:value-type="string">
            <text:p>20/04/1981</text:p>
          </table:table-cell>
          <table:table-cell office:value-type="string">
            <text:p>karl11@adventure-works.com</text:p>
          </table:table-cell>
          <table:table-cell table:formula="of:=LEFT([.F391];FIND(&quot;@&quot;;[.F391])-1)" office:value-type="string" office:string-value="karl11">
            <text:p>karl11</text:p>
          </table:table-cell>
          <table:table-cell table:formula="of:=[.C391]&amp;&quot; &quot;&amp;[.D391]" office:value-type="string" office:string-value="Karl Shan">
            <text:p>Karl Shan</text:p>
          </table:table-cell>
          <table:table-cell/>
          <table:table-cell office:value-type="string">
            <text:p>Germany</text:p>
          </table:table-cell>
          <table:table-cell office:value-type="string">
            <text:p>AW00011389</text:p>
          </table:table-cell>
          <table:table-cell office:value-type="string">
            <text:p>Mozilla/5.0 (Linux; U; Android 4.4.3; en-us; KFTHWA Build/KTU84M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Wingtip Toys (McAdenville, NC)</text:p>
          </table:table-cell>
          <table:table-cell office:value-type="string">
            <text:p>Christine</text:p>
          </table:table-cell>
          <table:table-cell office:value-type="string">
            <text:p>Raji</text:p>
          </table:table-cell>
          <table:table-cell table:style-name="ce1" office:value-type="string">
            <text:p>17/04/1976</text:p>
          </table:table-cell>
          <table:table-cell office:value-type="string">
            <text:p>christine16@adventure-works.com</text:p>
          </table:table-cell>
          <table:table-cell table:formula="of:=LEFT([.F392];FIND(&quot;@&quot;;[.F392])-1)" office:value-type="string" office:string-value="christine16">
            <text:p>christine16</text:p>
          </table:table-cell>
          <table:table-cell table:formula="of:=[.C392]&amp;&quot; &quot;&amp;[.D392]" office:value-type="string" office:string-value="Christine Raji">
            <text:p>Christine Raji</text:p>
          </table:table-cell>
          <table:table-cell/>
          <table:table-cell office:value-type="string">
            <text:p>France</text:p>
          </table:table-cell>
          <table:table-cell office:value-type="string">
            <text:p>AW00011390</text:p>
          </table:table-cell>
          <table:table-cell office:value-type="string">
            <text:p>Mozilla/5.0 (Android; Mobile; rv:40.0) Gecko/40.0 Firefox/40.0</text:p>
          </table:table-cell>
          <table:table-cell table:number-columns-repeated="1012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Wingtip Toys (Idaho City, ID)</text:p>
          </table:table-cell>
          <table:table-cell office:value-type="string">
            <text:p>Lindsay</text:p>
          </table:table-cell>
          <table:table-cell office:value-type="string">
            <text:p>Xie</text:p>
          </table:table-cell>
          <table:table-cell table:style-name="ce1" office:value-type="string">
            <text:p>25/06/1976</text:p>
          </table:table-cell>
          <table:table-cell office:value-type="string">
            <text:p>lindsay3@adventure-works.com</text:p>
          </table:table-cell>
          <table:table-cell table:formula="of:=LEFT([.F393];FIND(&quot;@&quot;;[.F393])-1)" office:value-type="string" office:string-value="lindsay3">
            <text:p>lindsay3</text:p>
          </table:table-cell>
          <table:table-cell table:formula="of:=[.C393]&amp;&quot; &quot;&amp;[.D393]" office:value-type="string" office:string-value="Lindsay Xie">
            <text:p>Lindsay Xie</text:p>
          </table:table-cell>
          <table:table-cell/>
          <table:table-cell office:value-type="string">
            <text:p>Germany</text:p>
          </table:table-cell>
          <table:table-cell office:value-type="string">
            <text:p>AW00011391</text:p>
          </table:table-cell>
          <table:table-cell office:value-type="string">
            <text:p>Mozilla/5.0 (Windows NT 6.1) AppleWebKit/537.36 (KHTML, like Gecko) Chrome/42.0.2311.135 Safari/537.36</text:p>
          </table:table-cell>
          <table:table-cell table:number-columns-repeated="1012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Wingtip Toys (Dunkerton, IA)</text:p>
          </table:table-cell>
          <table:table-cell office:value-type="string">
            <text:p>Willie</text:p>
          </table:table-cell>
          <table:table-cell office:value-type="string">
            <text:p>Zhao</text:p>
          </table:table-cell>
          <table:table-cell table:style-name="ce1" office:value-type="string">
            <text:p>03/02/1981</text:p>
          </table:table-cell>
          <table:table-cell office:value-type="string">
            <text:p>willie8@adventure-works.com</text:p>
          </table:table-cell>
          <table:table-cell table:formula="of:=LEFT([.F394];FIND(&quot;@&quot;;[.F394])-1)" office:value-type="string" office:string-value="willie8">
            <text:p>willie8</text:p>
          </table:table-cell>
          <table:table-cell table:formula="of:=[.C394]&amp;&quot; &quot;&amp;[.D394]" office:value-type="string" office:string-value="Willie Zhao">
            <text:p>Willie Zhao</text:p>
          </table:table-cell>
          <table:table-cell/>
          <table:table-cell office:value-type="string">
            <text:p>Germany</text:p>
          </table:table-cell>
          <table:table-cell office:value-type="string">
            <text:p>AW00011392</text:p>
          </table:table-cell>
          <table:table-cell office:value-type="string">
            <text:p>Mozilla/5.0 (Windows NT 6.1) AppleWebKit/537.36 (KHTML, like Gecko) Chrome/35.0.1916.153 Safari/537.36 SE 2.X MetaSr 1.0</text:p>
          </table:table-cell>
          <table:table-cell table:number-columns-repeated="1012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Wingtip Toys (Cuyamungue, NM)</text:p>
          </table:table-cell>
          <table:table-cell office:value-type="string">
            <text:p>Kurt</text:p>
          </table:table-cell>
          <table:table-cell office:value-type="string">
            <text:p>Pal</text:p>
          </table:table-cell>
          <table:table-cell table:style-name="ce1" office:value-type="string">
            <text:p>17/07/1974</text:p>
          </table:table-cell>
          <table:table-cell office:value-type="string">
            <text:p>kurt12@adventure-works.com</text:p>
          </table:table-cell>
          <table:table-cell table:formula="of:=LEFT([.F395];FIND(&quot;@&quot;;[.F395])-1)" office:value-type="string" office:string-value="kurt12">
            <text:p>kurt12</text:p>
          </table:table-cell>
          <table:table-cell table:formula="of:=[.C395]&amp;&quot; &quot;&amp;[.D395]" office:value-type="string" office:string-value="Kurt Pal">
            <text:p>Kurt Pal</text:p>
          </table:table-cell>
          <table:table-cell/>
          <table:table-cell office:value-type="string">
            <text:p>France</text:p>
          </table:table-cell>
          <table:table-cell office:value-type="string">
            <text:p>AW00011393</text:p>
          </table:table-cell>
          <table:table-cell office:value-type="string">
            <text:p>Mozilla/5.0 (Windows NT 6.2; WOW64) AppleWebKit/537.36 (KHTML, like Gecko) Chrome/37.0.2062.94 AOL/9.7 AOLBuild/4343.4043.US Safari/537.36</text:p>
          </table:table-cell>
          <table:table-cell table:number-columns-repeated="1012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Wingtip Toys (Marfa, TX)</text:p>
          </table:table-cell>
          <table:table-cell office:value-type="string">
            <text:p>George</text:p>
          </table:table-cell>
          <table:table-cell office:value-type="string">
            <text:p>McDonald</text:p>
          </table:table-cell>
          <table:table-cell table:style-name="ce1" office:value-type="string">
            <text:p>22/04/1975</text:p>
          </table:table-cell>
          <table:table-cell office:value-type="string">
            <text:p>george13@adventure-works.com</text:p>
          </table:table-cell>
          <table:table-cell table:formula="of:=LEFT([.F396];FIND(&quot;@&quot;;[.F396])-1)" office:value-type="string" office:string-value="george13">
            <text:p>george13</text:p>
          </table:table-cell>
          <table:table-cell table:formula="of:=[.C396]&amp;&quot; &quot;&amp;[.D396]" office:value-type="string" office:string-value="George McDonald">
            <text:p>George McDonald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94</text:p>
          </table:table-cell>
          <table:table-cell office:value-type="string">
            <text:p>Mozilla/5.0 (Linux; Android 4.4.2; SM-P600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Wingtip Toys (Accomac, VA)</text:p>
          </table:table-cell>
          <table:table-cell office:value-type="string">
            <text:p>Beth</text:p>
          </table:table-cell>
          <table:table-cell office:value-type="string">
            <text:p>Gutierrez</text:p>
          </table:table-cell>
          <table:table-cell table:style-name="ce1" office:value-type="string">
            <text:p>16/04/1976</text:p>
          </table:table-cell>
          <table:table-cell office:value-type="string">
            <text:p>beth13@adventure-works.com</text:p>
          </table:table-cell>
          <table:table-cell table:formula="of:=LEFT([.F397];FIND(&quot;@&quot;;[.F397])-1)" office:value-type="string" office:string-value="beth13">
            <text:p>beth13</text:p>
          </table:table-cell>
          <table:table-cell table:formula="of:=[.C397]&amp;&quot; &quot;&amp;[.D397]" office:value-type="string" office:string-value="Beth Gutierrez">
            <text:p>Beth Gutierrez</text:p>
          </table:table-cell>
          <table:table-cell/>
          <table:table-cell office:value-type="string">
            <text:p>Germany</text:p>
          </table:table-cell>
          <table:table-cell office:value-type="string">
            <text:p>AW00011395</text:p>
          </table:table-cell>
          <table:table-cell office:value-type="string">
            <text:p>Mozilla/5.0 (X11; Linux x86_64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Wingtip Toys (Cos Cob, CT)</text:p>
          </table:table-cell>
          <table:table-cell office:value-type="string">
            <text:p>Ian</text:p>
          </table:table-cell>
          <table:table-cell office:value-type="string">
            <text:p>Lopez</text:p>
          </table:table-cell>
          <table:table-cell table:style-name="ce1" office:value-type="string">
            <text:p>04/04/1975</text:p>
          </table:table-cell>
          <table:table-cell office:value-type="string">
            <text:p>ian27@adventure-works.com</text:p>
          </table:table-cell>
          <table:table-cell table:formula="of:=LEFT([.F398];FIND(&quot;@&quot;;[.F398])-1)" office:value-type="string" office:string-value="ian27">
            <text:p>ian27</text:p>
          </table:table-cell>
          <table:table-cell table:formula="of:=[.C398]&amp;&quot; &quot;&amp;[.D398]" office:value-type="string" office:string-value="Ian Lopez">
            <text:p>Ian Lopez</text:p>
          </table:table-cell>
          <table:table-cell/>
          <table:table-cell office:value-type="string">
            <text:p>Germany</text:p>
          </table:table-cell>
          <table:table-cell office:value-type="string">
            <text:p>AW00011396</text:p>
          </table:table-cell>
          <table:table-cell office:value-type="string">
            <text:p>Mozilla/5.0 (Windows NT 6.3; WOW64) AppleWebKit/537.36 (KHTML, like Gecko) Chrome/39.0.2171.99 Safari/537.36</text:p>
          </table:table-cell>
          <table:table-cell table:number-columns-repeated="1012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Wingtip Toys (Haycock, AK)</text:p>
          </table:table-cell>
          <table:table-cell office:value-type="string">
            <text:p>Latoya</text:p>
          </table:table-cell>
          <table:table-cell office:value-type="string">
            <text:p>Shan</text:p>
          </table:table-cell>
          <table:table-cell table:style-name="ce1" office:value-type="string">
            <text:p>02/12/1974</text:p>
          </table:table-cell>
          <table:table-cell office:value-type="string">
            <text:p>latoya9@adventure-works.com</text:p>
          </table:table-cell>
          <table:table-cell table:formula="of:=LEFT([.F399];FIND(&quot;@&quot;;[.F399])-1)" office:value-type="string" office:string-value="latoya9">
            <text:p>latoya9</text:p>
          </table:table-cell>
          <table:table-cell table:formula="of:=[.C399]&amp;&quot; &quot;&amp;[.D399]" office:value-type="string" office:string-value="Latoya Shan">
            <text:p>Latoya Shan</text:p>
          </table:table-cell>
          <table:table-cell/>
          <table:table-cell office:value-type="string">
            <text:p>France</text:p>
          </table:table-cell>
          <table:table-cell office:value-type="string">
            <text:p>AW00011397</text:p>
          </table:table-cell>
          <table:table-cell office:value-type="string">
            <text:p>Mozilla/5.0 (Windows NT 6.1; rv:35.0) Gecko/20100101 Firefox/35.0</text:p>
          </table:table-cell>
          <table:table-cell table:number-columns-repeated="1012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Wingtip Toys (Kapa'a, HI)</text:p>
          </table:table-cell>
          <table:table-cell office:value-type="string">
            <text:p>Colin</text:p>
          </table:table-cell>
          <table:table-cell office:value-type="string">
            <text:p>Nath</text:p>
          </table:table-cell>
          <table:table-cell table:style-name="ce1" office:value-type="string">
            <text:p>09/03/1975</text:p>
          </table:table-cell>
          <table:table-cell office:value-type="string">
            <text:p>colin41@adventure-works.com</text:p>
          </table:table-cell>
          <table:table-cell table:formula="of:=LEFT([.F400];FIND(&quot;@&quot;;[.F400])-1)" office:value-type="string" office:string-value="colin41">
            <text:p>colin41</text:p>
          </table:table-cell>
          <table:table-cell table:formula="of:=[.C400]&amp;&quot; &quot;&amp;[.D400]" office:value-type="string" office:string-value="Colin Nath">
            <text:p>Colin Nath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398</text:p>
          </table:table-cell>
          <table:table-cell office:value-type="string">
            <text:p>Mozilla/5.0 (iPad; CPU OS 6_0 like Mac OS X) AppleWebKit/536.26 (KHTML, like Gecko) Version/6.0 Mobile/10A5355d Safari/8536.25</text:p>
          </table:table-cell>
          <table:table-cell table:number-columns-repeated="1012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Wingtip Toys (Dickworsham, TX)</text:p>
          </table:table-cell>
          <table:table-cell office:value-type="string">
            <text:p>Brenda</text:p>
          </table:table-cell>
          <table:table-cell office:value-type="string">
            <text:p>Mehta</text:p>
          </table:table-cell>
          <table:table-cell table:style-name="ce1" office:value-type="string">
            <text:p>01/02/1975</text:p>
          </table:table-cell>
          <table:table-cell office:value-type="string">
            <text:p>brenda17@adventure-works.com</text:p>
          </table:table-cell>
          <table:table-cell table:formula="of:=LEFT([.F401];FIND(&quot;@&quot;;[.F401])-1)" office:value-type="string" office:string-value="brenda17">
            <text:p>brenda17</text:p>
          </table:table-cell>
          <table:table-cell table:formula="of:=[.C401]&amp;&quot; &quot;&amp;[.D401]" office:value-type="string" office:string-value="Brenda Mehta">
            <text:p>Brenda Mehta</text:p>
          </table:table-cell>
          <table:table-cell/>
          <table:table-cell office:value-type="string">
            <text:p>France</text:p>
          </table:table-cell>
          <table:table-cell office:value-type="string">
            <text:p>AW00011399</text:p>
          </table:table-cell>
          <table:table-cell office:value-type="string">
            <text:p>Mozilla/5.0 (Windows NT 6.1; Win64; x64) AppleWebKit/537.36 (KHTML, like Gecko) Chrome/46.0.2490.22 Safari/537.36</text:p>
          </table:table-cell>
          <table:table-cell table:number-columns-repeated="1012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Wingtip Toys (Caro, MI)</text:p>
          </table:table-cell>
          <table:table-cell office:value-type="string">
            <text:p>Franklin</text:p>
          </table:table-cell>
          <table:table-cell office:value-type="string">
            <text:p>Raji</text:p>
          </table:table-cell>
          <table:table-cell table:style-name="ce1" office:value-type="string">
            <text:p>15/04/1980</text:p>
          </table:table-cell>
          <table:table-cell office:value-type="string">
            <text:p>franklin38@adventure-works.com</text:p>
          </table:table-cell>
          <table:table-cell table:formula="of:=LEFT([.F402];FIND(&quot;@&quot;;[.F402])-1)" office:value-type="string" office:string-value="franklin38">
            <text:p>franklin38</text:p>
          </table:table-cell>
          <table:table-cell table:formula="of:=[.C402]&amp;&quot; &quot;&amp;[.D402]" office:value-type="string" office:string-value="Franklin Raji">
            <text:p>Franklin Raji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00</text:p>
          </table:table-cell>
          <table:table-cell office:value-type="string">
            <text:p>Mozilla/4.0 (compatible; MSIE 6.0; Windows NT 5.1; WOW64; Trident/4.0; SLCC2; .NET CLR 2.0.50727; .NET CLR 3.5.30729; .NET CLR 3.0.30729; .NET4.0C; .NET4.0E; 360SE)</text:p>
          </table:table-cell>
          <table:table-cell table:number-columns-repeated="1012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Wingtip Toys (Ruthsburg, MD)</text:p>
          </table:table-cell>
          <table:table-cell office:value-type="string">
            <text:p>Linda</text:p>
          </table:table-cell>
          <table:table-cell office:value-type="string">
            <text:p>Navarro</text:p>
          </table:table-cell>
          <table:table-cell table:style-name="ce1" office:value-type="string">
            <text:p>23/02/1975</text:p>
          </table:table-cell>
          <table:table-cell office:value-type="string">
            <text:p>linda25@adventure-works.com</text:p>
          </table:table-cell>
          <table:table-cell table:formula="of:=LEFT([.F403];FIND(&quot;@&quot;;[.F403])-1)" office:value-type="string" office:string-value="linda25">
            <text:p>linda25</text:p>
          </table:table-cell>
          <table:table-cell table:formula="of:=[.C403]&amp;&quot; &quot;&amp;[.D403]" office:value-type="string" office:string-value="Linda Navarro">
            <text:p>Linda Navarro</text:p>
          </table:table-cell>
          <table:table-cell/>
          <table:table-cell office:value-type="string">
            <text:p>France</text:p>
          </table:table-cell>
          <table:table-cell office:value-type="string">
            <text:p>AW00011401</text:p>
          </table:table-cell>
          <table:table-cell office:value-type="string">
            <text:p>Mozilla/5.0 (Macintosh; Intel Mac OS X 10_9_2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Eric Torres</text:p>
          </table:table-cell>
          <table:table-cell office:value-type="string">
            <text:p>Kelli</text:p>
          </table:table-cell>
          <table:table-cell office:value-type="string">
            <text:p>Cai</text:p>
          </table:table-cell>
          <table:table-cell table:style-name="ce1" office:value-type="string">
            <text:p>20/05/1975</text:p>
          </table:table-cell>
          <table:table-cell office:value-type="string">
            <text:p>kelli21@adventure-works.com</text:p>
          </table:table-cell>
          <table:table-cell table:formula="of:=LEFT([.F404];FIND(&quot;@&quot;;[.F404])-1)" office:value-type="string" office:string-value="kelli21">
            <text:p>kelli21</text:p>
          </table:table-cell>
          <table:table-cell table:formula="of:=[.C404]&amp;&quot; &quot;&amp;[.D404]" office:value-type="string" office:string-value="Kelli Cai">
            <text:p>Kelli Cai</text:p>
          </table:table-cell>
          <table:table-cell/>
          <table:table-cell office:value-type="string">
            <text:p>France</text:p>
          </table:table-cell>
          <table:table-cell office:value-type="string">
            <text:p>AW00011402</text:p>
          </table:table-cell>
          <table:table-cell office:value-type="string">
            <text:p>Mozilla/5.0 (Windows NT 10.0; WOW64; Trident/7.0; Touch; LCJB; rv:11.0) like Gecko</text:p>
          </table:table-cell>
          <table:table-cell table:number-columns-repeated="1012"/>
        </table:table-row>
        <table:table-row table:style-name="ro1">
          <table:table-cell office:value-type="float" office:value="802">
            <text:p>802</text:p>
          </table:table-cell>
          <table:table-cell office:value-type="string">
            <text:p>Cosmina Vlad</text:p>
          </table:table-cell>
          <table:table-cell office:value-type="string">
            <text:p>Nancy</text:p>
          </table:table-cell>
          <table:table-cell office:value-type="string">
            <text:p>Schmidt</text:p>
          </table:table-cell>
          <table:table-cell table:style-name="ce1" office:value-type="string">
            <text:p>06/01/1980</text:p>
          </table:table-cell>
          <table:table-cell office:value-type="string">
            <text:p>nancy13@adventure-works.com</text:p>
          </table:table-cell>
          <table:table-cell table:formula="of:=LEFT([.F405];FIND(&quot;@&quot;;[.F405])-1)" office:value-type="string" office:string-value="nancy13">
            <text:p>nancy13</text:p>
          </table:table-cell>
          <table:table-cell table:formula="of:=[.C405]&amp;&quot; &quot;&amp;[.D405]" office:value-type="string" office:string-value="Nancy Schmidt">
            <text:p>Nancy Schmidt</text:p>
          </table:table-cell>
          <table:table-cell/>
          <table:table-cell office:value-type="string">
            <text:p>France</text:p>
          </table:table-cell>
          <table:table-cell office:value-type="string">
            <text:p>AW00011403</text:p>
          </table:table-cell>
          <table:table-cell office:value-type="string">
            <text:p>Mozilla/5.0 (Windows NT 6.3; WOW64) AppleWebKit/537.36 (KHTML, like Gecko) Chrome/44.0.2403.125 Safari/537.36</text:p>
          </table:table-cell>
          <table:table-cell table:number-columns-repeated="1012"/>
        </table:table-row>
        <table:table-row table:style-name="ro1">
          <table:table-cell office:value-type="float" office:value="803">
            <text:p>803</text:p>
          </table:table-cell>
          <table:table-cell office:value-type="string">
            <text:p>Bala Dixit</text:p>
          </table:table-cell>
          <table:table-cell office:value-type="string">
            <text:p>Megan</text:p>
          </table:table-cell>
          <table:table-cell office:value-type="string">
            <text:p>Taylor</text:p>
          </table:table-cell>
          <table:table-cell table:style-name="ce1" office:value-type="string">
            <text:p>30/06/1957</text:p>
          </table:table-cell>
          <table:table-cell office:value-type="string">
            <text:p>megan12@adventure-works.com</text:p>
          </table:table-cell>
          <table:table-cell table:formula="of:=LEFT([.F406];FIND(&quot;@&quot;;[.F406])-1)" office:value-type="string" office:string-value="megan12">
            <text:p>megan12</text:p>
          </table:table-cell>
          <table:table-cell table:formula="of:=[.C406]&amp;&quot; &quot;&amp;[.D406]" office:value-type="string" office:string-value="Megan Taylor">
            <text:p>Megan Taylor</text:p>
          </table:table-cell>
          <table:table-cell/>
          <table:table-cell office:value-type="string">
            <text:p>Germany</text:p>
          </table:table-cell>
          <table:table-cell office:value-type="string">
            <text:p>AW00011404</text:p>
          </table:table-cell>
          <table:table-cell office:value-type="string">
            <text:p>Mozilla/5.0 (X11; CrOS x86_64 6812.88.0) AppleWebKit/537.36 (KHTML, like Gecko) Chrome/42.0.2311.153 Safari/537.36</text:p>
          </table:table-cell>
          <table:table-cell table:number-columns-repeated="1012"/>
        </table:table-row>
        <table:table-row table:style-name="ro1">
          <table:table-cell office:value-type="float" office:value="804">
            <text:p>804</text:p>
          </table:table-cell>
          <table:table-cell office:value-type="string">
            <text:p>Aleksandrs Riekstins</text:p>
          </table:table-cell>
          <table:table-cell office:value-type="string">
            <text:p>Bonnie</text:p>
          </table:table-cell>
          <table:table-cell office:value-type="string">
            <text:p>Goel</text:p>
          </table:table-cell>
          <table:table-cell table:style-name="ce1" office:value-type="string">
            <text:p>16/08/1957</text:p>
          </table:table-cell>
          <table:table-cell office:value-type="string">
            <text:p>bonnie25@adventure-works.com</text:p>
          </table:table-cell>
          <table:table-cell table:formula="of:=LEFT([.F407];FIND(&quot;@&quot;;[.F407])-1)" office:value-type="string" office:string-value="bonnie25">
            <text:p>bonnie25</text:p>
          </table:table-cell>
          <table:table-cell table:formula="of:=[.C407]&amp;&quot; &quot;&amp;[.D407]" office:value-type="string" office:string-value="Bonnie Goel">
            <text:p>Bonnie Goel</text:p>
          </table:table-cell>
          <table:table-cell/>
          <table:table-cell office:value-type="string">
            <text:p>Germany</text:p>
          </table:table-cell>
          <table:table-cell office:value-type="string">
            <text:p>AW00011405</text:p>
          </table:table-cell>
          <table:table-cell office:value-type="string">
            <text:p>Mozilla/5.0 (X11; Linux i686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805">
            <text:p>805</text:p>
          </table:table-cell>
          <table:table-cell office:value-type="string">
            <text:p>Ratan Poddar</text:p>
          </table:table-cell>
          <table:table-cell office:value-type="string">
            <text:p>Latoya</text:p>
          </table:table-cell>
          <table:table-cell office:value-type="string">
            <text:p>Xu</text:p>
          </table:table-cell>
          <table:table-cell table:style-name="ce1" office:value-type="string">
            <text:p>31/12/1957</text:p>
          </table:table-cell>
          <table:table-cell office:value-type="string">
            <text:p>latoya4@adventure-works.com</text:p>
          </table:table-cell>
          <table:table-cell table:formula="of:=LEFT([.F408];FIND(&quot;@&quot;;[.F408])-1)" office:value-type="string" office:string-value="latoya4">
            <text:p>latoya4</text:p>
          </table:table-cell>
          <table:table-cell table:formula="of:=[.C408]&amp;&quot; &quot;&amp;[.D408]" office:value-type="string" office:string-value="Latoya Xu">
            <text:p>Latoya Xu</text:p>
          </table:table-cell>
          <table:table-cell/>
          <table:table-cell office:value-type="string">
            <text:p>France</text:p>
          </table:table-cell>
          <table:table-cell office:value-type="string">
            <text:p>AW00011406</text:p>
          </table:table-cell>
          <table:table-cell office:value-type="string">
            <text:p>Mozilla/5.0 (Windows NT 6.3; Win64; x64; Trident/7.0; Touch; ASU2JS; rv:11.0) like Gecko</text:p>
          </table:table-cell>
          <table:table-cell table:number-columns-repeated="1012"/>
        </table:table-row>
        <table:table-row table:style-name="ro1">
          <table:table-cell office:value-type="float" office:value="806">
            <text:p>806</text:p>
          </table:table-cell>
          <table:table-cell office:value-type="string">
            <text:p>Shi Tu</text:p>
          </table:table-cell>
          <table:table-cell office:value-type="string">
            <text:p>Mario</text:p>
          </table:table-cell>
          <table:table-cell office:value-type="string">
            <text:p>She</text:p>
          </table:table-cell>
          <table:table-cell table:style-name="ce1" office:value-type="string">
            <text:p>30/09/1957</text:p>
          </table:table-cell>
          <table:table-cell office:value-type="string">
            <text:p>mario0@adventure-works.com</text:p>
          </table:table-cell>
          <table:table-cell table:formula="of:=LEFT([.F409];FIND(&quot;@&quot;;[.F409])-1)" office:value-type="string" office:string-value="mario0">
            <text:p>mario0</text:p>
          </table:table-cell>
          <table:table-cell table:formula="of:=[.C409]&amp;&quot; &quot;&amp;[.D409]" office:value-type="string" office:string-value="Mario She">
            <text:p>Mario She</text:p>
          </table:table-cell>
          <table:table-cell/>
          <table:table-cell office:value-type="string">
            <text:p>Germany</text:p>
          </table:table-cell>
          <table:table-cell office:value-type="string">
            <text:p>AW00011407</text:p>
          </table:table-cell>
          <table:table-cell office:value-type="string">
            <text:p>Mozilla/5.0 (Windows NT 6.1; WOW64) AppleWebKit/537.36 (KHTML, like Gecko) Chrome/39.0.2171.65 Safari/537.36</text:p>
          </table:table-cell>
          <table:table-cell table:number-columns-repeated="1012"/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Gunnar Lohmus</text:p>
          </table:table-cell>
          <table:table-cell office:value-type="string">
            <text:p>Darren</text:p>
          </table:table-cell>
          <table:table-cell office:value-type="string">
            <text:p>Gill</text:p>
          </table:table-cell>
          <table:table-cell table:style-name="ce1" office:value-type="string">
            <text:p>10/05/1964</text:p>
          </table:table-cell>
          <table:table-cell office:value-type="string">
            <text:p>darren36@adventure-works.com</text:p>
          </table:table-cell>
          <table:table-cell table:formula="of:=LEFT([.F410];FIND(&quot;@&quot;;[.F410])-1)" office:value-type="string" office:string-value="darren36">
            <text:p>darren36</text:p>
          </table:table-cell>
          <table:table-cell table:formula="of:=[.C410]&amp;&quot; &quot;&amp;[.D410]" office:value-type="string" office:string-value="Darren Gill">
            <text:p>Darren Gill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08</text:p>
          </table:table-cell>
          <table:table-cell office:value-type="string">
            <text:p>Mozilla/5.0 (Windows NT 6.1; WOW64) AppleWebKit/537.36 (KHTML, like Gecko) Chrome/33.0.1750.154 Safari/537.36</text:p>
          </table:table-cell>
          <table:table-cell table:number-columns-repeated="1012"/>
        </table:table-row>
        <table:table-row table:style-name="ro1">
          <table:table-cell office:value-type="float" office:value="808">
            <text:p>808</text:p>
          </table:table-cell>
          <table:table-cell office:value-type="string">
            <text:p>Jackson Kolios</text:p>
          </table:table-cell>
          <table:table-cell office:value-type="string">
            <text:p>Jacqueline</text:p>
          </table:table-cell>
          <table:table-cell office:value-type="string">
            <text:p>Hayes</text:p>
          </table:table-cell>
          <table:table-cell table:style-name="ce1" office:value-type="string">
            <text:p>02/03/1979</text:p>
          </table:table-cell>
          <table:table-cell office:value-type="string">
            <text:p>jacqueline23@adventure-works.com</text:p>
          </table:table-cell>
          <table:table-cell table:formula="of:=LEFT([.F411];FIND(&quot;@&quot;;[.F411])-1)" office:value-type="string" office:string-value="jacqueline23">
            <text:p>jacqueline23</text:p>
          </table:table-cell>
          <table:table-cell table:formula="of:=[.C411]&amp;&quot; &quot;&amp;[.D411]" office:value-type="string" office:string-value="Jacqueline Hayes">
            <text:p>Jacqueline Hayes</text:p>
          </table:table-cell>
          <table:table-cell/>
          <table:table-cell office:value-type="string">
            <text:p>France</text:p>
          </table:table-cell>
          <table:table-cell office:value-type="string">
            <text:p>AW00011409</text:p>
          </table:table-cell>
          <table:table-cell office:value-type="string">
            <text:p>Mozilla/5.0 (Macintosh; Intel Mac OS X 10_10_5) AppleWebKit/537.36 (KHTML, like Gecko) Chrome/46.0.2490.13 Safari/537.36</text:p>
          </table:table-cell>
          <table:table-cell table:number-columns-repeated="1012"/>
        </table:table-row>
        <table:table-row table:style-name="ro1">
          <table:table-cell office:value-type="float" office:value="809">
            <text:p>809</text:p>
          </table:table-cell>
          <table:table-cell office:value-type="string">
            <text:p>Madhu Dwivedi</text:p>
          </table:table-cell>
          <table:table-cell office:value-type="string">
            <text:p>Maurice</text:p>
          </table:table-cell>
          <table:table-cell office:value-type="string">
            <text:p>Goel</text:p>
          </table:table-cell>
          <table:table-cell table:style-name="ce1" office:value-type="string">
            <text:p>22/02/1974</text:p>
          </table:table-cell>
          <table:table-cell office:value-type="string">
            <text:p>maurice20@adventure-works.com</text:p>
          </table:table-cell>
          <table:table-cell table:formula="of:=LEFT([.F412];FIND(&quot;@&quot;;[.F412])-1)" office:value-type="string" office:string-value="maurice20">
            <text:p>maurice20</text:p>
          </table:table-cell>
          <table:table-cell table:formula="of:=[.C412]&amp;&quot; &quot;&amp;[.D412]" office:value-type="string" office:string-value="Maurice Goel">
            <text:p>Maurice Goel</text:p>
          </table:table-cell>
          <table:table-cell/>
          <table:table-cell office:value-type="string">
            <text:p>France</text:p>
          </table:table-cell>
          <table:table-cell office:value-type="string">
            <text:p>AW00011410</text:p>
          </table:table-cell>
          <table:table-cell office:value-type="string">
            <text:p>Mozilla/5.0 (Windows NT 6.1; Win64; x64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810">
            <text:p>810</text:p>
          </table:table-cell>
          <table:table-cell office:value-type="string">
            <text:p>Alena Kellnerova</text:p>
          </table:table-cell>
          <table:table-cell office:value-type="string">
            <text:p>Devin</text:p>
          </table:table-cell>
          <table:table-cell office:value-type="string">
            <text:p>Ross</text:p>
          </table:table-cell>
          <table:table-cell table:style-name="ce1" office:value-type="string">
            <text:p>12/08/1959</text:p>
          </table:table-cell>
          <table:table-cell office:value-type="string">
            <text:p>devin69@adventure-works.com</text:p>
          </table:table-cell>
          <table:table-cell table:formula="of:=LEFT([.F413];FIND(&quot;@&quot;;[.F413])-1)" office:value-type="string" office:string-value="devin69">
            <text:p>devin69</text:p>
          </table:table-cell>
          <table:table-cell table:formula="of:=[.C413]&amp;&quot; &quot;&amp;[.D413]" office:value-type="string" office:string-value="Devin Ross">
            <text:p>Devin Ross</text:p>
          </table:table-cell>
          <table:table-cell/>
          <table:table-cell office:value-type="string">
            <text:p>Germany</text:p>
          </table:table-cell>
          <table:table-cell office:value-type="string">
            <text:p>AW00011411</text:p>
          </table:table-cell>
          <table:table-cell office:value-type="string">
            <text:p>Mozilla/4.0 (compatible; MSIE 7.0; Windows NT 6.1; WOW64; Trident/6.0; SLCC2; .NET CLR 2.0.50727; .NET CLR 3.5.30729; .NET CLR 3.0.30729; Media Center PC 6.0; .NET4.0C; .NET4.0E)</text:p>
          </table:table-cell>
          <table:table-cell table:number-columns-repeated="1012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Surendra Sahu</text:p>
          </table:table-cell>
          <table:table-cell office:value-type="string">
            <text:p>Sydney</text:p>
          </table:table-cell>
          <table:table-cell office:value-type="string">
            <text:p>Bryant</text:p>
          </table:table-cell>
          <table:table-cell table:style-name="ce1" office:value-type="string">
            <text:p>07/10/1959</text:p>
          </table:table-cell>
          <table:table-cell office:value-type="string">
            <text:p>sydney40@adventure-works.com</text:p>
          </table:table-cell>
          <table:table-cell table:formula="of:=LEFT([.F414];FIND(&quot;@&quot;;[.F414])-1)" office:value-type="string" office:string-value="sydney40">
            <text:p>sydney40</text:p>
          </table:table-cell>
          <table:table-cell table:formula="of:=[.C414]&amp;&quot; &quot;&amp;[.D414]" office:value-type="string" office:string-value="Sydney Bryant">
            <text:p>Sydney Bryant</text:p>
          </table:table-cell>
          <table:table-cell/>
          <table:table-cell office:value-type="string">
            <text:p>Germany</text:p>
          </table:table-cell>
          <table:table-cell office:value-type="string">
            <text:p>AW00011412</text:p>
          </table:table-cell>
          <table:table-cell office:value-type="string">
            <text:p>Mozilla/5.0 (Macintosh; Intel Mac OS X 10_10) AppleWebKit/537.16 (KHTML, like Gecko) Version/8.0 Safari/537.16</text:p>
          </table:table-cell>
          <table:table-cell table:number-columns-repeated="1012"/>
        </table:table-row>
        <table:table-row table:style-name="ro1">
          <table:table-cell office:value-type="float" office:value="812">
            <text:p>812</text:p>
          </table:table-cell>
          <table:table-cell office:value-type="string">
            <text:p>Celica Barajas</text:p>
          </table:table-cell>
          <table:table-cell office:value-type="string">
            <text:p>Megan</text:p>
          </table:table-cell>
          <table:table-cell office:value-type="string">
            <text:p>Stewart</text:p>
          </table:table-cell>
          <table:table-cell table:style-name="ce1" office:value-type="string">
            <text:p>13/10/1959</text:p>
          </table:table-cell>
          <table:table-cell office:value-type="string">
            <text:p>megan27@adventure-works.com</text:p>
          </table:table-cell>
          <table:table-cell table:formula="of:=LEFT([.F415];FIND(&quot;@&quot;;[.F415])-1)" office:value-type="string" office:string-value="megan27">
            <text:p>megan27</text:p>
          </table:table-cell>
          <table:table-cell table:formula="of:=[.C415]&amp;&quot; &quot;&amp;[.D415]" office:value-type="string" office:string-value="Megan Stewart">
            <text:p>Megan Stewart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13</text:p>
          </table:table-cell>
          <table:table-cell office:value-type="string">
            <text:p>Mozilla/5.0 (Windows NT 6.1; rv:34.0) Gecko/20100101 Firefox/34.0</text:p>
          </table:table-cell>
          <table:table-cell table:number-columns-repeated="1012"/>
        </table:table-row>
        <table:table-row table:style-name="ro1">
          <table:table-cell office:value-type="float" office:value="813">
            <text:p>813</text:p>
          </table:table-cell>
          <table:table-cell office:value-type="string">
            <text:p>Shyam Poddar</text:p>
          </table:table-cell>
          <table:table-cell office:value-type="string">
            <text:p>Ian</text:p>
          </table:table-cell>
          <table:table-cell office:value-type="string">
            <text:p>Richardson</text:p>
          </table:table-cell>
          <table:table-cell table:style-name="ce1" office:value-type="string">
            <text:p>15/09/1959</text:p>
          </table:table-cell>
          <table:table-cell office:value-type="string">
            <text:p>ian76@adventure-works.com</text:p>
          </table:table-cell>
          <table:table-cell table:formula="of:=LEFT([.F416];FIND(&quot;@&quot;;[.F416])-1)" office:value-type="string" office:string-value="ian76">
            <text:p>ian76</text:p>
          </table:table-cell>
          <table:table-cell table:formula="of:=[.C416]&amp;&quot; &quot;&amp;[.D416]" office:value-type="string" office:string-value="Ian Richardson">
            <text:p>Ian Richardso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14</text:p>
          </table:table-cell>
          <table:table-cell office:value-type="string">
            <text:p>Mozilla/5.0 (Linux; Android 5.0; SAMSUNG SM-N900V 4G Build/LRX21V) AppleWebKit/537.36 (KHTML, like Gecko) SamsungBrowser/2.1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814">
            <text:p>814</text:p>
          </table:table-cell>
          <table:table-cell office:value-type="string">
            <text:p>Johanna Hoornstra</text:p>
          </table:table-cell>
          <table:table-cell office:value-type="string">
            <text:p>Randy</text:p>
          </table:table-cell>
          <table:table-cell office:value-type="string">
            <text:p>She</text:p>
          </table:table-cell>
          <table:table-cell table:style-name="ce1" office:value-type="string">
            <text:p>03/12/1949</text:p>
          </table:table-cell>
          <table:table-cell office:value-type="string">
            <text:p>randy25@adventure-works.com</text:p>
          </table:table-cell>
          <table:table-cell table:formula="of:=LEFT([.F417];FIND(&quot;@&quot;;[.F417])-1)" office:value-type="string" office:string-value="randy25">
            <text:p>randy25</text:p>
          </table:table-cell>
          <table:table-cell table:formula="of:=[.C417]&amp;&quot; &quot;&amp;[.D417]" office:value-type="string" office:string-value="Randy She">
            <text:p>Randy She</text:p>
          </table:table-cell>
          <table:table-cell/>
          <table:table-cell office:value-type="string">
            <text:p>Germany</text:p>
          </table:table-cell>
          <table:table-cell office:value-type="string">
            <text:p>AW00011415</text:p>
          </table:table-cell>
          <table:table-cell office:value-type="string">
            <text:p>Mozilla/5.0 (Linux; Android 4.4.3; KFTHWI Build/KTU84M) AppleWebKit/537.36 (KHTML, like Gecko) Silk/44.1.81 like Chrome/44.0.2403.128 Safari/537.36</text:p>
          </table:table-cell>
          <table:table-cell table:number-columns-repeated="1012"/>
        </table:table-row>
        <table:table-row table:style-name="ro1">
          <table:table-cell office:value-type="float" office:value="815">
            <text:p>815</text:p>
          </table:table-cell>
          <table:table-cell office:value-type="string">
            <text:p>Libuse Valentova</text:p>
          </table:table-cell>
          <table:table-cell office:value-type="string">
            <text:p>Katrina</text:p>
          </table:table-cell>
          <table:table-cell office:value-type="string">
            <text:p>Becker</text:p>
          </table:table-cell>
          <table:table-cell table:style-name="ce1" office:value-type="string">
            <text:p>16/09/1950</text:p>
          </table:table-cell>
          <table:table-cell office:value-type="string">
            <text:p>katrina19@adventure-works.com</text:p>
          </table:table-cell>
          <table:table-cell table:formula="of:=LEFT([.F418];FIND(&quot;@&quot;;[.F418])-1)" office:value-type="string" office:string-value="katrina19">
            <text:p>katrina19</text:p>
          </table:table-cell>
          <table:table-cell table:formula="of:=[.C418]&amp;&quot; &quot;&amp;[.D418]" office:value-type="string" office:string-value="Katrina Becker">
            <text:p>Katrina Becker</text:p>
          </table:table-cell>
          <table:table-cell/>
          <table:table-cell office:value-type="string">
            <text:p>France</text:p>
          </table:table-cell>
          <table:table-cell office:value-type="string">
            <text:p>AW00011416</text:p>
          </table:table-cell>
          <table:table-cell office:value-type="string">
            <text:p>Mozilla/4.0 (compatible; MSIE 7.0; Windows NT 6.1; WOW64; Trident/7.0; SLCC2; .NET CLR 2.0.50727; .NET CLR 3.5.30729; .NET CLR 3.0.30729; Media Center PC 6.0; CMDTDF; .NET4.0C; .NET4.0E; GWX:QUALIFIED)</text:p>
          </table:table-cell>
          <table:table-cell table:number-columns-repeated="1012"/>
        </table:table-row>
        <table:table-row table:style-name="ro1">
          <table:table-cell office:value-type="float" office:value="816">
            <text:p>816</text:p>
          </table:table-cell>
          <table:table-cell office:value-type="string">
            <text:p>Harsha Huq</text:p>
          </table:table-cell>
          <table:table-cell office:value-type="string">
            <text:p>Lacey</text:p>
          </table:table-cell>
          <table:table-cell office:value-type="string">
            <text:p>Zheng</text:p>
          </table:table-cell>
          <table:table-cell table:style-name="ce1" office:value-type="string">
            <text:p>26/08/1950</text:p>
          </table:table-cell>
          <table:table-cell office:value-type="string">
            <text:p>lacey32@adventure-works.com</text:p>
          </table:table-cell>
          <table:table-cell table:formula="of:=LEFT([.F419];FIND(&quot;@&quot;;[.F419])-1)" office:value-type="string" office:string-value="lacey32">
            <text:p>lacey32</text:p>
          </table:table-cell>
          <table:table-cell table:formula="of:=[.C419]&amp;&quot; &quot;&amp;[.D419]" office:value-type="string" office:string-value="Lacey Zheng">
            <text:p>Lacey Zheng</text:p>
          </table:table-cell>
          <table:table-cell/>
          <table:table-cell office:value-type="string">
            <text:p>France</text:p>
          </table:table-cell>
          <table:table-cell office:value-type="string">
            <text:p>AW00011417</text:p>
          </table:table-cell>
          <table:table-cell office:value-type="string">
            <text:p>Mozilla/5.0 (iPad; CPU OS 7_1_2 like Mac OS X) AppleWebKit/537.51.2 (KHTML, like Gecko) CriOS/45.0.2454.68 Mobile/11D257 Safari/9537.53</text:p>
          </table:table-cell>
          <table:table-cell table:number-columns-repeated="1012"/>
        </table:table-row>
        <table:table-row table:style-name="ro1">
          <table:table-cell office:value-type="float" office:value="817">
            <text:p>817</text:p>
          </table:table-cell>
          <table:table-cell office:value-type="string">
            <text:p>Agrita Kanepa</text:p>
          </table:table-cell>
          <table:table-cell office:value-type="string">
            <text:p>Rafael</text:p>
          </table:table-cell>
          <table:table-cell office:value-type="string">
            <text:p>Hu</text:p>
          </table:table-cell>
          <table:table-cell table:style-name="ce1" office:value-type="string">
            <text:p>09/08/1950</text:p>
          </table:table-cell>
          <table:table-cell office:value-type="string">
            <text:p>rafael20@adventure-works.com</text:p>
          </table:table-cell>
          <table:table-cell table:formula="of:=LEFT([.F420];FIND(&quot;@&quot;;[.F420])-1)" office:value-type="string" office:string-value="rafael20">
            <text:p>rafael20</text:p>
          </table:table-cell>
          <table:table-cell table:formula="of:=[.C420]&amp;&quot; &quot;&amp;[.D420]" office:value-type="string" office:string-value="Rafael Hu">
            <text:p>Rafael Hu</text:p>
          </table:table-cell>
          <table:table-cell/>
          <table:table-cell office:value-type="string">
            <text:p>Germany</text:p>
          </table:table-cell>
          <table:table-cell office:value-type="string">
            <text:p>AW00011418</text:p>
          </table:table-cell>
          <table:table-cell office:value-type="string">
            <text:p>Mozilla/5.0 (Windows NT 6.3; WOW64; rv:37.0) Gecko/20100101 Firefox/37.0</text:p>
          </table:table-cell>
          <table:table-cell table:number-columns-repeated="1012"/>
        </table:table-row>
        <table:table-row table:style-name="ro1">
          <table:table-cell office:value-type="float" office:value="818">
            <text:p>818</text:p>
          </table:table-cell>
          <table:table-cell office:value-type="string">
            <text:p>Liia Orav</text:p>
          </table:table-cell>
          <table:table-cell office:value-type="string">
            <text:p>Kyle</text:p>
          </table:table-cell>
          <table:table-cell office:value-type="string">
            <text:p>Scott</text:p>
          </table:table-cell>
          <table:table-cell table:style-name="ce1" office:value-type="string">
            <text:p>18/08/1950</text:p>
          </table:table-cell>
          <table:table-cell office:value-type="string">
            <text:p>kyle43@adventure-works.com</text:p>
          </table:table-cell>
          <table:table-cell table:formula="of:=LEFT([.F421];FIND(&quot;@&quot;;[.F421])-1)" office:value-type="string" office:string-value="kyle43">
            <text:p>kyle43</text:p>
          </table:table-cell>
          <table:table-cell table:formula="of:=[.C421]&amp;&quot; &quot;&amp;[.D421]" office:value-type="string" office:string-value="Kyle Scott">
            <text:p>Kyle Scott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19</text:p>
          </table:table-cell>
          <table:table-cell office:value-type="string">
            <text:p>Mozilla/5.0 (Windows NT 6.3; WOW64) AppleWebKit/537.36 (KHTML, like Gecko) Maxthon/4.4.6.1000 Chrome/30.0.1599.101 Safari/537.36</text:p>
          </table:table-cell>
          <table:table-cell table:number-columns-repeated="1012"/>
        </table:table-row>
        <table:table-row table:style-name="ro1">
          <table:table-cell office:value-type="float" office:value="819">
            <text:p>819</text:p>
          </table:table-cell>
          <table:table-cell office:value-type="string">
            <text:p>Santiago Vera</text:p>
          </table:table-cell>
          <table:table-cell office:value-type="string">
            <text:p>Jordan</text:p>
          </table:table-cell>
          <table:table-cell office:value-type="string">
            <text:p>Turner</text:p>
          </table:table-cell>
          <table:table-cell table:style-name="ce1" office:value-type="string">
            <text:p>09/01/1952</text:p>
          </table:table-cell>
          <table:table-cell office:value-type="string">
            <text:p>jordan59@adventure-works.com</text:p>
          </table:table-cell>
          <table:table-cell table:formula="of:=LEFT([.F422];FIND(&quot;@&quot;;[.F422])-1)" office:value-type="string" office:string-value="jordan59">
            <text:p>jordan59</text:p>
          </table:table-cell>
          <table:table-cell table:formula="of:=[.C422]&amp;&quot; &quot;&amp;[.D422]" office:value-type="string" office:string-value="Jordan Turner">
            <text:p>Jordan Turner</text:p>
          </table:table-cell>
          <table:table-cell/>
          <table:table-cell office:value-type="string">
            <text:p>France</text:p>
          </table:table-cell>
          <table:table-cell office:value-type="string">
            <text:p>AW00011420</text:p>
          </table:table-cell>
          <table:table-cell office:value-type="string">
            <text:p>Mozilla/5.0 (Linux; Android 4.4.2; GT-P5210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820">
            <text:p>820</text:p>
          </table:table-cell>
          <table:table-cell office:value-type="string">
            <text:p>Knut Svensson</text:p>
          </table:table-cell>
          <table:table-cell office:value-type="string">
            <text:p>Amy</text:p>
          </table:table-cell>
          <table:table-cell office:value-type="string">
            <text:p>Sun</text:p>
          </table:table-cell>
          <table:table-cell table:style-name="ce1" office:value-type="string">
            <text:p>16/01/1952</text:p>
          </table:table-cell>
          <table:table-cell office:value-type="string">
            <text:p>amy19@adventure-works.com</text:p>
          </table:table-cell>
          <table:table-cell table:formula="of:=LEFT([.F423];FIND(&quot;@&quot;;[.F423])-1)" office:value-type="string" office:string-value="amy19">
            <text:p>amy19</text:p>
          </table:table-cell>
          <table:table-cell table:formula="of:=[.C423]&amp;&quot; &quot;&amp;[.D423]" office:value-type="string" office:string-value="Amy Sun">
            <text:p>Amy Sun</text:p>
          </table:table-cell>
          <table:table-cell/>
          <table:table-cell office:value-type="string">
            <text:p>Germany</text:p>
          </table:table-cell>
          <table:table-cell office:value-type="string">
            <text:p>AW00011421</text:p>
          </table:table-cell>
          <table:table-cell office:value-type="string">
            <text:p>Mozilla/5.0 (Windows NT 6.1; WOW64) AppleWebKit/537.36 (KHTML, like Gecko) Chrome/39.0.2171.99 Safari/537.36</text:p>
          </table:table-cell>
          <table:table-cell table:number-columns-repeated="1012"/>
        </table:table-row>
        <table:table-row table:style-name="ro1">
          <table:table-cell office:value-type="float" office:value="821">
            <text:p>821</text:p>
          </table:table-cell>
          <table:table-cell office:value-type="string">
            <text:p>Kwanjai Saowaluk</text:p>
          </table:table-cell>
          <table:table-cell office:value-type="string">
            <text:p>Dustin</text:p>
          </table:table-cell>
          <table:table-cell office:value-type="string">
            <text:p>Deng</text:p>
          </table:table-cell>
          <table:table-cell table:style-name="ce1" office:value-type="string">
            <text:p>29/02/1952</text:p>
          </table:table-cell>
          <table:table-cell office:value-type="string">
            <text:p>dustin1@adventure-works.com</text:p>
          </table:table-cell>
          <table:table-cell table:formula="of:=LEFT([.F424];FIND(&quot;@&quot;;[.F424])-1)" office:value-type="string" office:string-value="dustin1">
            <text:p>dustin1</text:p>
          </table:table-cell>
          <table:table-cell table:formula="of:=[.C424]&amp;&quot; &quot;&amp;[.D424]" office:value-type="string" office:string-value="Dustin Deng">
            <text:p>Dustin Deng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22</text:p>
          </table:table-cell>
          <table:table-cell office:value-type="string">
            <text:p>Mozilla/5.0 (Macintosh; Intel Mac OS X 10_7_5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822">
            <text:p>822</text:p>
          </table:table-cell>
          <table:table-cell office:value-type="string">
            <text:p>Suparna Bhattacharya</text:p>
          </table:table-cell>
          <table:table-cell office:value-type="string">
            <text:p>Jasmine</text:p>
          </table:table-cell>
          <table:table-cell office:value-type="string">
            <text:p>Stewart</text:p>
          </table:table-cell>
          <table:table-cell table:style-name="ce1" office:value-type="string">
            <text:p>04/05/1960</text:p>
          </table:table-cell>
          <table:table-cell office:value-type="string">
            <text:p>jasmine22@adventure-works.com</text:p>
          </table:table-cell>
          <table:table-cell table:formula="of:=LEFT([.F425];FIND(&quot;@&quot;;[.F425])-1)" office:value-type="string" office:string-value="jasmine22">
            <text:p>jasmine22</text:p>
          </table:table-cell>
          <table:table-cell table:formula="of:=[.C425]&amp;&quot; &quot;&amp;[.D425]" office:value-type="string" office:string-value="Jasmine Stewart">
            <text:p>Jasmine Stewart</text:p>
          </table:table-cell>
          <table:table-cell/>
          <table:table-cell office:value-type="string">
            <text:p>Germany</text:p>
          </table:table-cell>
          <table:table-cell office:value-type="string">
            <text:p>AW00011423</text:p>
          </table:table-cell>
          <table:table-cell office:value-type="string">
            <text:p>Mozilla/5.0 (Windows NT 10.0; WOW64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823">
            <text:p>823</text:p>
          </table:table-cell>
          <table:table-cell office:value-type="string">
            <text:p>Francisca Laureano</text:p>
          </table:table-cell>
          <table:table-cell office:value-type="string">
            <text:p>Pamela</text:p>
          </table:table-cell>
          <table:table-cell office:value-type="string">
            <text:p>Garcia</text:p>
          </table:table-cell>
          <table:table-cell table:style-name="ce1" office:value-type="string">
            <text:p>03/12/1964</text:p>
          </table:table-cell>
          <table:table-cell office:value-type="string">
            <text:p>pamela18@adventure-works.com</text:p>
          </table:table-cell>
          <table:table-cell table:formula="of:=LEFT([.F426];FIND(&quot;@&quot;;[.F426])-1)" office:value-type="string" office:string-value="pamela18">
            <text:p>pamela18</text:p>
          </table:table-cell>
          <table:table-cell table:formula="of:=[.C426]&amp;&quot; &quot;&amp;[.D426]" office:value-type="string" office:string-value="Pamela Garcia">
            <text:p>Pamela Garcia</text:p>
          </table:table-cell>
          <table:table-cell/>
          <table:table-cell office:value-type="string">
            <text:p>Germany</text:p>
          </table:table-cell>
          <table:table-cell office:value-type="string">
            <text:p>AW00011424</text:p>
          </table:table-cell>
          <table:table-cell office:value-type="string">
            <text:p>Mozilla/5.0 (Windows NT 6.1; WOW64; Trident/7.0; MDDSJS; rv:11.0) like Gecko</text:p>
          </table:table-cell>
          <table:table-cell table:number-columns-repeated="1012"/>
        </table:table-row>
        <table:table-row table:style-name="ro1">
          <table:table-cell office:value-type="float" office:value="824">
            <text:p>824</text:p>
          </table:table-cell>
          <table:table-cell office:value-type="string">
            <text:p>Risto Valbe</text:p>
          </table:table-cell>
          <table:table-cell office:value-type="string">
            <text:p>Ariana</text:p>
          </table:table-cell>
          <table:table-cell office:value-type="string">
            <text:p>Gray</text:p>
          </table:table-cell>
          <table:table-cell table:style-name="ce1" office:value-type="string">
            <text:p>02/08/1965</text:p>
          </table:table-cell>
          <table:table-cell office:value-type="string">
            <text:p>ariana5@adventure-works.com</text:p>
          </table:table-cell>
          <table:table-cell table:formula="of:=LEFT([.F427];FIND(&quot;@&quot;;[.F427])-1)" office:value-type="string" office:string-value="ariana5">
            <text:p>ariana5</text:p>
          </table:table-cell>
          <table:table-cell table:formula="of:=[.C427]&amp;&quot; &quot;&amp;[.D427]" office:value-type="string" office:string-value="Ariana Gray">
            <text:p>Ariana Gray</text:p>
          </table:table-cell>
          <table:table-cell/>
          <table:table-cell office:value-type="string">
            <text:p>France</text:p>
          </table:table-cell>
          <table:table-cell office:value-type="string">
            <text:p>AW00011425</text:p>
          </table:table-cell>
          <table:table-cell office:value-type="string">
            <text:p>Mozilla/5.0 (Linux; Android 4.4.2; QTAQZ3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Jayanta Thakur</text:p>
          </table:table-cell>
          <table:table-cell office:value-type="string">
            <text:p>Kristopher</text:p>
          </table:table-cell>
          <table:table-cell office:value-type="string">
            <text:p>Mehta</text:p>
          </table:table-cell>
          <table:table-cell table:style-name="ce1" office:value-type="string">
            <text:p>01/04/1959</text:p>
          </table:table-cell>
          <table:table-cell office:value-type="string">
            <text:p>kristopher12@adventure-works.com</text:p>
          </table:table-cell>
          <table:table-cell table:formula="of:=LEFT([.F428];FIND(&quot;@&quot;;[.F428])-1)" office:value-type="string" office:string-value="kristopher12">
            <text:p>kristopher12</text:p>
          </table:table-cell>
          <table:table-cell table:formula="of:=[.C428]&amp;&quot; &quot;&amp;[.D428]" office:value-type="string" office:string-value="Kristopher Mehta">
            <text:p>Kristopher Mehta</text:p>
          </table:table-cell>
          <table:table-cell/>
          <table:table-cell office:value-type="string">
            <text:p>Germany</text:p>
          </table:table-cell>
          <table:table-cell office:value-type="string">
            <text:p>AW00011426</text:p>
          </table:table-cell>
          <table:table-cell office:value-type="string">
            <text:p>Mozilla/5.0 (Linux; Android 4.4.2; QMV7B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826">
            <text:p>826</text:p>
          </table:table-cell>
          <table:table-cell office:value-type="string">
            <text:p>Leila Carvalho</text:p>
          </table:table-cell>
          <table:table-cell office:value-type="string">
            <text:p>Desiree</text:p>
          </table:table-cell>
          <table:table-cell office:value-type="string">
            <text:p>Dominguez</text:p>
          </table:table-cell>
          <table:table-cell table:style-name="ce1" office:value-type="string">
            <text:p>17/06/1959</text:p>
          </table:table-cell>
          <table:table-cell office:value-type="string">
            <text:p>desiree9@adventure-works.com</text:p>
          </table:table-cell>
          <table:table-cell table:formula="of:=LEFT([.F429];FIND(&quot;@&quot;;[.F429])-1)" office:value-type="string" office:string-value="desiree9">
            <text:p>desiree9</text:p>
          </table:table-cell>
          <table:table-cell table:formula="of:=[.C429]&amp;&quot; &quot;&amp;[.D429]" office:value-type="string" office:string-value="Desiree Dominguez">
            <text:p>Desiree Dominguez</text:p>
          </table:table-cell>
          <table:table-cell/>
          <table:table-cell office:value-type="string">
            <text:p>Germany</text:p>
          </table:table-cell>
          <table:table-cell office:value-type="string">
            <text:p>AW00011427</text:p>
          </table:table-cell>
          <table:table-cell office:value-type="string">
            <text:p>Mozilla/5.0 (Windows NT 6.1) AppleWebKit/537.36 (KHTML, like Gecko) Chrome/44.0.2403.130 Safari/537.36</text:p>
          </table:table-cell>
          <table:table-cell table:number-columns-repeated="1012"/>
        </table:table-row>
        <table:table-row table:style-name="ro1">
          <table:table-cell office:value-type="float" office:value="827">
            <text:p>827</text:p>
          </table:table-cell>
          <table:table-cell office:value-type="string">
            <text:p>Crina Grasu</text:p>
          </table:table-cell>
          <table:table-cell office:value-type="string">
            <text:p>Deanna</text:p>
          </table:table-cell>
          <table:table-cell office:value-type="string">
            <text:p>Perez</text:p>
          </table:table-cell>
          <table:table-cell table:style-name="ce1" office:value-type="string">
            <text:p>19/02/1959</text:p>
          </table:table-cell>
          <table:table-cell office:value-type="string">
            <text:p>deanna24@adventure-works.com</text:p>
          </table:table-cell>
          <table:table-cell table:formula="of:=LEFT([.F430];FIND(&quot;@&quot;;[.F430])-1)" office:value-type="string" office:string-value="deanna24">
            <text:p>deanna24</text:p>
          </table:table-cell>
          <table:table-cell table:formula="of:=[.C430]&amp;&quot; &quot;&amp;[.D430]" office:value-type="string" office:string-value="Deanna Perez">
            <text:p>Deanna Perez</text:p>
          </table:table-cell>
          <table:table-cell/>
          <table:table-cell office:value-type="string">
            <text:p>Germany</text:p>
          </table:table-cell>
          <table:table-cell office:value-type="string">
            <text:p>AW00011428</text:p>
          </table:table-cell>
          <table:table-cell office:value-type="string">
            <text:p>Mozilla/5.0 (Windows NT 6.1; WOW64; Trident/7.0; MATBJS; rv:11.0) like Gecko</text:p>
          </table:table-cell>
          <table:table-cell table:number-columns-repeated="1012"/>
        </table:table-row>
        <table:table-row table:style-name="ro1">
          <table:table-cell office:value-type="float" office:value="828">
            <text:p>828</text:p>
          </table:table-cell>
          <table:table-cell office:value-type="string">
            <text:p>Sercan Celik</text:p>
          </table:table-cell>
          <table:table-cell office:value-type="string">
            <text:p>Marco</text:p>
          </table:table-cell>
          <table:table-cell office:value-type="string">
            <text:p>Lopez</text:p>
          </table:table-cell>
          <table:table-cell table:style-name="ce1" office:value-type="string">
            <text:p>13/01/1958</text:p>
          </table:table-cell>
          <table:table-cell office:value-type="string">
            <text:p>marco17@adventure-works.com</text:p>
          </table:table-cell>
          <table:table-cell table:formula="of:=LEFT([.F431];FIND(&quot;@&quot;;[.F431])-1)" office:value-type="string" office:string-value="marco17">
            <text:p>marco17</text:p>
          </table:table-cell>
          <table:table-cell table:formula="of:=[.C431]&amp;&quot; &quot;&amp;[.D431]" office:value-type="string" office:string-value="Marco Lopez">
            <text:p>Marco Lopez</text:p>
          </table:table-cell>
          <table:table-cell/>
          <table:table-cell office:value-type="string">
            <text:p>France</text:p>
          </table:table-cell>
          <table:table-cell office:value-type="string">
            <text:p>AW00011429</text:p>
          </table:table-cell>
          <table:table-cell office:value-type="string">
            <text:p>Mozilla/5.0 (iPad; CPU OS 8_4_1 like Mac OS X) AppleWebKit/600.1.4 (KHTML, like Gecko) GSA/6.0.51363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829">
            <text:p>829</text:p>
          </table:table-cell>
          <table:table-cell office:value-type="string">
            <text:p>Jack Walker</text:p>
          </table:table-cell>
          <table:table-cell office:value-type="string">
            <text:p>Casey</text:p>
          </table:table-cell>
          <table:table-cell office:value-type="string">
            <text:p>Yuan</text:p>
          </table:table-cell>
          <table:table-cell table:style-name="ce1" office:value-type="string">
            <text:p>21/09/1957</text:p>
          </table:table-cell>
          <table:table-cell office:value-type="string">
            <text:p>casey7@adventure-works.com</text:p>
          </table:table-cell>
          <table:table-cell table:formula="of:=LEFT([.F432];FIND(&quot;@&quot;;[.F432])-1)" office:value-type="string" office:string-value="casey7">
            <text:p>casey7</text:p>
          </table:table-cell>
          <table:table-cell table:formula="of:=[.C432]&amp;&quot; &quot;&amp;[.D432]" office:value-type="string" office:string-value="Casey Yuan">
            <text:p>Casey Yuan</text:p>
          </table:table-cell>
          <table:table-cell/>
          <table:table-cell office:value-type="string">
            <text:p>Germany</text:p>
          </table:table-cell>
          <table:table-cell office:value-type="string">
            <text:p>AW00011430</text:p>
          </table:table-cell>
          <table:table-cell office:value-type="string">
            <text:p>Mozilla/5.0 (iPad; CPU OS 8_1_1 like Mac OS X) AppleWebKit/600.1.4 (KHTML, like Gecko) Version/8.0 Mobile/12B436 Safari/600.1.4</text:p>
          </table:table-cell>
          <table:table-cell table:number-columns-repeated="1012"/>
        </table:table-row>
        <table:table-row table:style-name="ro1">
          <table:table-cell office:value-type="float" office:value="830">
            <text:p>830</text:p>
          </table:table-cell>
          <table:table-cell office:value-type="string">
            <text:p>Jana Fialova</text:p>
          </table:table-cell>
          <table:table-cell office:value-type="string">
            <text:p>Bryant</text:p>
          </table:table-cell>
          <table:table-cell office:value-type="string">
            <text:p>Garcia</text:p>
          </table:table-cell>
          <table:table-cell table:style-name="ce1" office:value-type="string">
            <text:p>20/10/1974</text:p>
          </table:table-cell>
          <table:table-cell office:value-type="string">
            <text:p>bryant14@adventure-works.com</text:p>
          </table:table-cell>
          <table:table-cell table:formula="of:=LEFT([.F433];FIND(&quot;@&quot;;[.F433])-1)" office:value-type="string" office:string-value="bryant14">
            <text:p>bryant14</text:p>
          </table:table-cell>
          <table:table-cell table:formula="of:=[.C433]&amp;&quot; &quot;&amp;[.D433]" office:value-type="string" office:string-value="Bryant Garcia">
            <text:p>Bryant Garcia</text:p>
          </table:table-cell>
          <table:table-cell/>
          <table:table-cell office:value-type="string">
            <text:p>Germany</text:p>
          </table:table-cell>
          <table:table-cell office:value-type="string">
            <text:p>AW00011431</text:p>
          </table:table-cell>
          <table:table-cell office:value-type="string">
            <text:p>Mozilla/5.0 (Windows NT 6.1; WOW64) AppleWebKit/537.36 (KHTML, like Gecko) Chrome/34.0.1847.116 Safari/537.36</text:p>
          </table:table-cell>
          <table:table-cell table:number-columns-repeated="1012"/>
        </table:table-row>
        <table:table-row table:style-name="ro1">
          <table:table-cell office:value-type="float" office:value="831">
            <text:p>831</text:p>
          </table:table-cell>
          <table:table-cell office:value-type="string">
            <text:p>Bhaavan Rai</text:p>
          </table:table-cell>
          <table:table-cell office:value-type="string">
            <text:p>Dominique</text:p>
          </table:table-cell>
          <table:table-cell office:value-type="string">
            <text:p>Prasad</text:p>
          </table:table-cell>
          <table:table-cell table:style-name="ce1" office:value-type="string">
            <text:p>10/03/1957</text:p>
          </table:table-cell>
          <table:table-cell office:value-type="string">
            <text:p>dominique7@adventure-works.com</text:p>
          </table:table-cell>
          <table:table-cell table:formula="of:=LEFT([.F434];FIND(&quot;@&quot;;[.F434])-1)" office:value-type="string" office:string-value="dominique7">
            <text:p>dominique7</text:p>
          </table:table-cell>
          <table:table-cell table:formula="of:=[.C434]&amp;&quot; &quot;&amp;[.D434]" office:value-type="string" office:string-value="Dominique Prasad">
            <text:p>Dominique Prasad</text:p>
          </table:table-cell>
          <table:table-cell/>
          <table:table-cell office:value-type="string">
            <text:p>France</text:p>
          </table:table-cell>
          <table:table-cell office:value-type="string">
            <text:p>AW00011432</text:p>
          </table:table-cell>
          <table:table-cell office:value-type="string">
            <text:p>Mozilla/5.0 (Windows; U; Windows NT 5.1; zh-CN) AppleWebKit/530.19.2 (KHTML, like Gecko) Version/4.0.2 Safari/530.19.1</text:p>
          </table:table-cell>
          <table:table-cell table:number-columns-repeated="1012"/>
        </table:table-row>
        <table:table-row table:style-name="ro1">
          <table:table-cell office:value-type="float" office:value="832">
            <text:p>832</text:p>
          </table:table-cell>
          <table:table-cell office:value-type="string">
            <text:p>Aakriti Byrraju</text:p>
          </table:table-cell>
          <table:table-cell office:value-type="string">
            <text:p>Maurice</text:p>
          </table:table-cell>
          <table:table-cell office:value-type="string">
            <text:p>Shan</text:p>
          </table:table-cell>
          <table:table-cell table:style-name="ce1" office:value-type="string">
            <text:p>01/03/1957</text:p>
          </table:table-cell>
          <table:table-cell office:value-type="string">
            <text:p>maurice11@adventure-works.com</text:p>
          </table:table-cell>
          <table:table-cell table:formula="of:=LEFT([.F435];FIND(&quot;@&quot;;[.F435])-1)" office:value-type="string" office:string-value="maurice11">
            <text:p>maurice11</text:p>
          </table:table-cell>
          <table:table-cell table:formula="of:=[.C435]&amp;&quot; &quot;&amp;[.D435]" office:value-type="string" office:string-value="Maurice Shan">
            <text:p>Maurice Shan</text:p>
          </table:table-cell>
          <table:table-cell/>
          <table:table-cell office:value-type="string">
            <text:p>France</text:p>
          </table:table-cell>
          <table:table-cell office:value-type="string">
            <text:p>AW00011433</text:p>
          </table:table-cell>
          <table:table-cell office:value-type="string">
            <text:p>Mozilla/5.0 (iPhone; CPU iPhone OS 8_4_1 like Mac OS X) AppleWebKit/600.1.4 (KHTML, like Gecko) Mobile/12H321</text:p>
          </table:table-cell>
          <table:table-cell table:number-columns-repeated="1012"/>
        </table:table-row>
        <table:table-row table:style-name="ro1">
          <table:table-cell office:value-type="float" office:value="833">
            <text:p>833</text:p>
          </table:table-cell>
          <table:table-cell office:value-type="string">
            <text:p>Devraj Rao</text:p>
          </table:table-cell>
          <table:table-cell office:value-type="string">
            <text:p>Andre</text:p>
          </table:table-cell>
          <table:table-cell office:value-type="string">
            <text:p>Lopez</text:p>
          </table:table-cell>
          <table:table-cell table:style-name="ce1" office:value-type="string">
            <text:p>02/05/1962</text:p>
          </table:table-cell>
          <table:table-cell office:value-type="string">
            <text:p>andre16@adventure-works.com</text:p>
          </table:table-cell>
          <table:table-cell table:formula="of:=LEFT([.F436];FIND(&quot;@&quot;;[.F436])-1)" office:value-type="string" office:string-value="andre16">
            <text:p>andre16</text:p>
          </table:table-cell>
          <table:table-cell table:formula="of:=[.C436]&amp;&quot; &quot;&amp;[.D436]" office:value-type="string" office:string-value="Andre Lopez">
            <text:p>Andre Lop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34</text:p>
          </table:table-cell>
          <table:table-cell office:value-type="string">
            <text:p>Mozilla/5.0 (Linux; U; Android 4.0.3; en-ca; KFTT Build/IML74K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Cong Hoa</text:p>
          </table:table-cell>
          <table:table-cell office:value-type="string">
            <text:p>Robin</text:p>
          </table:table-cell>
          <table:table-cell office:value-type="string">
            <text:p>Romero</text:p>
          </table:table-cell>
          <table:table-cell table:style-name="ce1" office:value-type="string">
            <text:p>03/09/1955</text:p>
          </table:table-cell>
          <table:table-cell office:value-type="string">
            <text:p>robin5@adventure-works.com</text:p>
          </table:table-cell>
          <table:table-cell table:formula="of:=LEFT([.F437];FIND(&quot;@&quot;;[.F437])-1)" office:value-type="string" office:string-value="robin5">
            <text:p>robin5</text:p>
          </table:table-cell>
          <table:table-cell table:formula="of:=[.C437]&amp;&quot; &quot;&amp;[.D437]" office:value-type="string" office:string-value="Robin Romero">
            <text:p>Robin Romero</text:p>
          </table:table-cell>
          <table:table-cell/>
          <table:table-cell office:value-type="string">
            <text:p>Germany</text:p>
          </table:table-cell>
          <table:table-cell office:value-type="string">
            <text:p>AW00011435</text:p>
          </table:table-cell>
          <table:table-cell office:value-type="string">
            <text:p>Mozilla/5.0 (Windows NT 5.1; rv:30.0) Gecko/20100101 Firefox/30.0</text:p>
          </table:table-cell>
          <table:table-cell table:number-columns-repeated="1012"/>
        </table:table-row>
        <table:table-row table:style-name="ro1">
          <table:table-cell office:value-type="float" office:value="835">
            <text:p>835</text:p>
          </table:table-cell>
          <table:table-cell office:value-type="string">
            <text:p>Dominic Davignon</text:p>
          </table:table-cell>
          <table:table-cell office:value-type="string">
            <text:p>Taylor</text:p>
          </table:table-cell>
          <table:table-cell office:value-type="string">
            <text:p>Cox</text:p>
          </table:table-cell>
          <table:table-cell table:style-name="ce1" office:value-type="string">
            <text:p>17/03/1956</text:p>
          </table:table-cell>
          <table:table-cell office:value-type="string">
            <text:p>taylor13@adventure-works.com</text:p>
          </table:table-cell>
          <table:table-cell table:formula="of:=LEFT([.F438];FIND(&quot;@&quot;;[.F438])-1)" office:value-type="string" office:string-value="taylor13">
            <text:p>taylor13</text:p>
          </table:table-cell>
          <table:table-cell table:formula="of:=[.C438]&amp;&quot; &quot;&amp;[.D438]" office:value-type="string" office:string-value="Taylor Cox">
            <text:p>Taylor Cox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36</text:p>
          </table:table-cell>
          <table:table-cell office:value-type="string">
            <text:p>Mozilla/5.0 (Windows NT 6.1) AppleWebKit/537.36 (KHTML, like Gecko) Chrome/43.0.2357.130 Safari/537.36</text:p>
          </table:table-cell>
          <table:table-cell table:number-columns-repeated="1012"/>
        </table:table-row>
        <table:table-row table:style-name="ro1">
          <table:table-cell office:value-type="float" office:value="836">
            <text:p>836</text:p>
          </table:table-cell>
          <table:table-cell office:value-type="string">
            <text:p>Abel Spirlea</text:p>
          </table:table-cell>
          <table:table-cell office:value-type="string">
            <text:p>Alfredo</text:p>
          </table:table-cell>
          <table:table-cell office:value-type="string">
            <text:p>Moreno</text:p>
          </table:table-cell>
          <table:table-cell table:style-name="ce1" office:value-type="string">
            <text:p>16/06/1955</text:p>
          </table:table-cell>
          <table:table-cell office:value-type="string">
            <text:p>alfredo7@adventure-works.com</text:p>
          </table:table-cell>
          <table:table-cell table:formula="of:=LEFT([.F439];FIND(&quot;@&quot;;[.F439])-1)" office:value-type="string" office:string-value="alfredo7">
            <text:p>alfredo7</text:p>
          </table:table-cell>
          <table:table-cell table:formula="of:=[.C439]&amp;&quot; &quot;&amp;[.D439]" office:value-type="string" office:string-value="Alfredo Moreno">
            <text:p>Alfredo Moreno</text:p>
          </table:table-cell>
          <table:table-cell/>
          <table:table-cell office:value-type="string">
            <text:p>France</text:p>
          </table:table-cell>
          <table:table-cell office:value-type="string">
            <text:p>AW00011437</text:p>
          </table:table-cell>
          <table:table-cell office:value-type="string">
            <text:p>Mozilla/5.0 (Windows NT 10.0; Win64; x64; rv:40.0) Gecko/20100101 Firefox/40.0.2 Waterfox/40.0.2</text:p>
          </table:table-cell>
          <table:table-cell table:number-columns-repeated="1012"/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Anil Sarkar</text:p>
          </table:table-cell>
          <table:table-cell office:value-type="string">
            <text:p>Jenny</text:p>
          </table:table-cell>
          <table:table-cell office:value-type="string">
            <text:p>Nara</text:p>
          </table:table-cell>
          <table:table-cell table:style-name="ce1" office:value-type="string">
            <text:p>13/04/1955</text:p>
          </table:table-cell>
          <table:table-cell office:value-type="string">
            <text:p>jenny39@adventure-works.com</text:p>
          </table:table-cell>
          <table:table-cell table:formula="of:=LEFT([.F440];FIND(&quot;@&quot;;[.F440])-1)" office:value-type="string" office:string-value="jenny39">
            <text:p>jenny39</text:p>
          </table:table-cell>
          <table:table-cell table:formula="of:=[.C440]&amp;&quot; &quot;&amp;[.D440]" office:value-type="string" office:string-value="Jenny Nara">
            <text:p>Jenny Nara</text:p>
          </table:table-cell>
          <table:table-cell/>
          <table:table-cell office:value-type="string">
            <text:p>Germany</text:p>
          </table:table-cell>
          <table:table-cell office:value-type="string">
            <text:p>AW00011438</text:p>
          </table:table-cell>
          <table:table-cell office:value-type="string">
            <text:p>Mozilla/5.0 (Macintosh; Intel Mac OS X 10.6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838">
            <text:p>838</text:p>
          </table:table-cell>
          <table:table-cell office:value-type="string">
            <text:p>Pavel Bogdanov</text:p>
          </table:table-cell>
          <table:table-cell office:value-type="string">
            <text:p>Janet</text:p>
          </table:table-cell>
          <table:table-cell office:value-type="string">
            <text:p>Munoz</text:p>
          </table:table-cell>
          <table:table-cell table:style-name="ce1" office:value-type="string">
            <text:p>14/11/1953</text:p>
          </table:table-cell>
          <table:table-cell office:value-type="string">
            <text:p>janet12@adventure-works.com</text:p>
          </table:table-cell>
          <table:table-cell table:formula="of:=LEFT([.F441];FIND(&quot;@&quot;;[.F441])-1)" office:value-type="string" office:string-value="janet12">
            <text:p>janet12</text:p>
          </table:table-cell>
          <table:table-cell table:formula="of:=[.C441]&amp;&quot; &quot;&amp;[.D441]" office:value-type="string" office:string-value="Janet Munoz">
            <text:p>Janet Munoz</text:p>
          </table:table-cell>
          <table:table-cell/>
          <table:table-cell office:value-type="string">
            <text:p>France</text:p>
          </table:table-cell>
          <table:table-cell office:value-type="string">
            <text:p>AW00011439</text:p>
          </table:table-cell>
          <table:table-cell office:value-type="string">
            <text:p>Mozilla/5.0 (Windows NT 6.3; Win64; x64; Trident/7.0; LCJB; rv:11.0) like Gecko</text:p>
          </table:table-cell>
          <table:table-cell table:number-columns-repeated="1012"/>
        </table:table-row>
        <table:table-row table:style-name="ro1">
          <table:table-cell office:value-type="float" office:value="839">
            <text:p>839</text:p>
          </table:table-cell>
          <table:table-cell office:value-type="string">
            <text:p>Juan Morse</text:p>
          </table:table-cell>
          <table:table-cell office:value-type="string">
            <text:p>Sergio</text:p>
          </table:table-cell>
          <table:table-cell office:value-type="string">
            <text:p>Weber</text:p>
          </table:table-cell>
          <table:table-cell table:style-name="ce1" office:value-type="string">
            <text:p>26/03/1953</text:p>
          </table:table-cell>
          <table:table-cell office:value-type="string">
            <text:p>sergio4@adventure-works.com</text:p>
          </table:table-cell>
          <table:table-cell table:formula="of:=LEFT([.F442];FIND(&quot;@&quot;;[.F442])-1)" office:value-type="string" office:string-value="sergio4">
            <text:p>sergio4</text:p>
          </table:table-cell>
          <table:table-cell table:formula="of:=[.C442]&amp;&quot; &quot;&amp;[.D442]" office:value-type="string" office:string-value="Sergio Weber">
            <text:p>Sergio Weber</text:p>
          </table:table-cell>
          <table:table-cell/>
          <table:table-cell office:value-type="string">
            <text:p>France</text:p>
          </table:table-cell>
          <table:table-cell office:value-type="string">
            <text:p>AW00011440</text:p>
          </table:table-cell>
          <table:table-cell office:value-type="string">
            <text:p>Mozilla/5.0 (Windows NT 6.1; WOW64; Trident/7.0; NISSC; rv:11.0) like Gecko</text:p>
          </table:table-cell>
          <table:table-cell table:number-columns-repeated="1012"/>
        </table:table-row>
        <table:table-row table:style-name="ro1">
          <table:table-cell office:value-type="float" office:value="840">
            <text:p>840</text:p>
          </table:table-cell>
          <table:table-cell office:value-type="string">
            <text:p>Rodrigo Figueiredo</text:p>
          </table:table-cell>
          <table:table-cell office:value-type="string">
            <text:p>Erika</text:p>
          </table:table-cell>
          <table:table-cell office:value-type="string">
            <text:p>Gomez</text:p>
          </table:table-cell>
          <table:table-cell table:style-name="ce1" office:value-type="string">
            <text:p>09/12/1952</text:p>
          </table:table-cell>
          <table:table-cell office:value-type="string">
            <text:p>erika0@adventure-works.com</text:p>
          </table:table-cell>
          <table:table-cell table:formula="of:=LEFT([.F443];FIND(&quot;@&quot;;[.F443])-1)" office:value-type="string" office:string-value="erika0">
            <text:p>erika0</text:p>
          </table:table-cell>
          <table:table-cell table:formula="of:=[.C443]&amp;&quot; &quot;&amp;[.D443]" office:value-type="string" office:string-value="Erika Gomez">
            <text:p>Erika Gomez</text:p>
          </table:table-cell>
          <table:table-cell/>
          <table:table-cell office:value-type="string">
            <text:p>France</text:p>
          </table:table-cell>
          <table:table-cell office:value-type="string">
            <text:p>AW00011441</text:p>
          </table:table-cell>
          <table:table-cell office:value-type="string">
            <text:p>Mozilla/5.0 (Windows NT 6.3; WOW64) AppleWebKit/537.36 (KHTML, like Gecko) Chrome/38.0.2125.111 Safari/537.36</text:p>
          </table:table-cell>
          <table:table-cell table:number-columns-repeated="1012"/>
        </table:table-row>
        <table:table-row table:style-name="ro1">
          <table:table-cell office:value-type="float" office:value="841">
            <text:p>841</text:p>
          </table:table-cell>
          <table:table-cell office:value-type="string">
            <text:p>Camille Authier</text:p>
          </table:table-cell>
          <table:table-cell office:value-type="string">
            <text:p>Joseph</text:p>
          </table:table-cell>
          <table:table-cell office:value-type="string">
            <text:p>Harris</text:p>
          </table:table-cell>
          <table:table-cell table:style-name="ce1" office:value-type="string">
            <text:p>13/05/1953</text:p>
          </table:table-cell>
          <table:table-cell office:value-type="string">
            <text:p>joseph20@adventure-works.com</text:p>
          </table:table-cell>
          <table:table-cell table:formula="of:=LEFT([.F444];FIND(&quot;@&quot;;[.F444])-1)" office:value-type="string" office:string-value="joseph20">
            <text:p>joseph20</text:p>
          </table:table-cell>
          <table:table-cell table:formula="of:=[.C444]&amp;&quot; &quot;&amp;[.D444]" office:value-type="string" office:string-value="Joseph Harris">
            <text:p>Joseph Harris</text:p>
          </table:table-cell>
          <table:table-cell/>
          <table:table-cell office:value-type="string">
            <text:p>France</text:p>
          </table:table-cell>
          <table:table-cell office:value-type="string">
            <text:p>AW00011442</text:p>
          </table:table-cell>
          <table:table-cell office:value-type="string">
            <text:p>Mozilla/5.0 (Windows NT 6.1) AppleWebKit/537.36 (KHTML, like Gecko) Chrome/41.0.2272.118 Safari/537.36</text:p>
          </table:table-cell>
          <table:table-cell table:number-columns-repeated="1012"/>
        </table:table-row>
        <table:table-row table:style-name="ro1">
          <table:table-cell office:value-type="float" office:value="842">
            <text:p>842</text:p>
          </table:table-cell>
          <table:table-cell office:value-type="string">
            <text:p>Biju Deb</text:p>
          </table:table-cell>
          <table:table-cell office:value-type="string">
            <text:p>Grace</text:p>
          </table:table-cell>
          <table:table-cell office:value-type="string">
            <text:p>Griffin</text:p>
          </table:table-cell>
          <table:table-cell table:style-name="ce1" office:value-type="string">
            <text:p>19/11/1981</text:p>
          </table:table-cell>
          <table:table-cell office:value-type="string">
            <text:p>grace67@adventure-works.com</text:p>
          </table:table-cell>
          <table:table-cell table:formula="of:=LEFT([.F445];FIND(&quot;@&quot;;[.F445])-1)" office:value-type="string" office:string-value="grace67">
            <text:p>grace67</text:p>
          </table:table-cell>
          <table:table-cell table:formula="of:=[.C445]&amp;&quot; &quot;&amp;[.D445]" office:value-type="string" office:string-value="Grace Griffin">
            <text:p>Grace Griffin</text:p>
          </table:table-cell>
          <table:table-cell/>
          <table:table-cell office:value-type="string">
            <text:p>Australia</text:p>
          </table:table-cell>
          <table:table-cell office:value-type="string">
            <text:p>AW00011443</text:p>
          </table:table-cell>
          <table:table-cell office:value-type="string">
            <text:p>Mozilla/5.0 (Windows NT 6.3; WOW64) AppleWebKit/537.36 (KHTML, like Gecko) Chrome/39.0.2171.71 Safari/537.36</text:p>
          </table:table-cell>
          <table:table-cell table:number-columns-repeated="1012"/>
        </table:table-row>
        <table:table-row table:style-name="ro1">
          <table:table-cell office:value-type="float" office:value="843">
            <text:p>843</text:p>
          </table:table-cell>
          <table:table-cell office:value-type="string">
            <text:p>Marija Justina Pasek</text:p>
          </table:table-cell>
          <table:table-cell office:value-type="string">
            <text:p>Tina</text:p>
          </table:table-cell>
          <table:table-cell office:value-type="string">
            <text:p>Mehta</text:p>
          </table:table-cell>
          <table:table-cell table:style-name="ce1" office:value-type="string">
            <text:p>26/10/1981</text:p>
          </table:table-cell>
          <table:table-cell office:value-type="string">
            <text:p>tina15@adventure-works.com</text:p>
          </table:table-cell>
          <table:table-cell table:formula="of:=LEFT([.F446];FIND(&quot;@&quot;;[.F446])-1)" office:value-type="string" office:string-value="tina15">
            <text:p>tina15</text:p>
          </table:table-cell>
          <table:table-cell table:formula="of:=[.C446]&amp;&quot; &quot;&amp;[.D446]" office:value-type="string" office:string-value="Tina Mehta">
            <text:p>Tina Mehta</text:p>
          </table:table-cell>
          <table:table-cell/>
          <table:table-cell office:value-type="string">
            <text:p>Australia</text:p>
          </table:table-cell>
          <table:table-cell office:value-type="string">
            <text:p>AW00011444</text:p>
          </table:table-cell>
          <table:table-cell office:value-type="string">
            <text:p>Mozilla/5.0 (Macintosh; Intel Mac OS X 10_9) AppleWebKit/537.71 (KHTML, like Gecko) Version/7.0 Safari/537.71</text:p>
          </table:table-cell>
          <table:table-cell table:number-columns-repeated="1012"/>
        </table:table-row>
        <table:table-row table:style-name="ro1">
          <table:table-cell office:value-type="float" office:value="844">
            <text:p>844</text:p>
          </table:table-cell>
          <table:table-cell office:value-type="string">
            <text:p>Durdanah Abbasi</text:p>
          </table:table-cell>
          <table:table-cell office:value-type="string">
            <text:p>Kari</text:p>
          </table:table-cell>
          <table:table-cell office:value-type="string">
            <text:p>Kim</text:p>
          </table:table-cell>
          <table:table-cell table:style-name="ce1" office:value-type="string">
            <text:p>18/01/1980</text:p>
          </table:table-cell>
          <table:table-cell office:value-type="string">
            <text:p>kari3@adventure-works.com</text:p>
          </table:table-cell>
          <table:table-cell table:formula="of:=LEFT([.F447];FIND(&quot;@&quot;;[.F447])-1)" office:value-type="string" office:string-value="kari3">
            <text:p>kari3</text:p>
          </table:table-cell>
          <table:table-cell table:formula="of:=[.C447]&amp;&quot; &quot;&amp;[.D447]" office:value-type="string" office:string-value="Kari Kim">
            <text:p>Kari Kim</text:p>
          </table:table-cell>
          <table:table-cell/>
          <table:table-cell office:value-type="string">
            <text:p>Australia</text:p>
          </table:table-cell>
          <table:table-cell office:value-type="string">
            <text:p>AW00011445</text:p>
          </table:table-cell>
          <table:table-cell office:value-type="string">
            <text:p>Mozilla/5.0 (Windows NT 6.1) AppleWebKit/537.36 (KHTML, like Gecko) Chrome/44.0.2403.125 Safari/537.36</text:p>
          </table:table-cell>
          <table:table-cell table:number-columns-repeated="1012"/>
        </table:table-row>
        <table:table-row table:style-name="ro1">
          <table:table-cell office:value-type="float" office:value="845">
            <text:p>845</text:p>
          </table:table-cell>
          <table:table-cell office:value-type="string">
            <text:p>Emilie Hrdlickova</text:p>
          </table:table-cell>
          <table:table-cell office:value-type="string">
            <text:p>Bethany</text:p>
          </table:table-cell>
          <table:table-cell office:value-type="string">
            <text:p>Chander</text:p>
          </table:table-cell>
          <table:table-cell table:style-name="ce1" office:value-type="string">
            <text:p>09/02/1980</text:p>
          </table:table-cell>
          <table:table-cell office:value-type="string">
            <text:p>bethany19@adventure-works.com</text:p>
          </table:table-cell>
          <table:table-cell table:formula="of:=LEFT([.F448];FIND(&quot;@&quot;;[.F448])-1)" office:value-type="string" office:string-value="bethany19">
            <text:p>bethany19</text:p>
          </table:table-cell>
          <table:table-cell table:formula="of:=[.C448]&amp;&quot; &quot;&amp;[.D448]" office:value-type="string" office:string-value="Bethany Chander">
            <text:p>Bethany Chander</text:p>
          </table:table-cell>
          <table:table-cell/>
          <table:table-cell office:value-type="string">
            <text:p>Australia</text:p>
          </table:table-cell>
          <table:table-cell office:value-type="string">
            <text:p>AW00011446</text:p>
          </table:table-cell>
          <table:table-cell office:value-type="string">
            <text:p>Mozilla/5.0 (Windows NT 6.1; Trident/7.0; MALC; rv:11.0) like Gecko</text:p>
          </table:table-cell>
          <table:table-cell table:number-columns-repeated="1012"/>
        </table:table-row>
        <table:table-row table:style-name="ro1">
          <table:table-cell office:value-type="float" office:value="846">
            <text:p>846</text:p>
          </table:table-cell>
          <table:table-cell office:value-type="string">
            <text:p>Malorie Bousquet</text:p>
          </table:table-cell>
          <table:table-cell office:value-type="string">
            <text:p>Jennifer</text:p>
          </table:table-cell>
          <table:table-cell office:value-type="string">
            <text:p>Roberts</text:p>
          </table:table-cell>
          <table:table-cell table:style-name="ce1" office:value-type="string">
            <text:p>13/02/1980</text:p>
          </table:table-cell>
          <table:table-cell office:value-type="string">
            <text:p>jennifer15@adventure-works.com</text:p>
          </table:table-cell>
          <table:table-cell table:formula="of:=LEFT([.F449];FIND(&quot;@&quot;;[.F449])-1)" office:value-type="string" office:string-value="jennifer15">
            <text:p>jennifer15</text:p>
          </table:table-cell>
          <table:table-cell table:formula="of:=[.C449]&amp;&quot; &quot;&amp;[.D449]" office:value-type="string" office:string-value="Jennifer Roberts">
            <text:p>Jennifer Roberts</text:p>
          </table:table-cell>
          <table:table-cell/>
          <table:table-cell office:value-type="string">
            <text:p>Australia</text:p>
          </table:table-cell>
          <table:table-cell office:value-type="string">
            <text:p>AW00011447</text:p>
          </table:table-cell>
          <table:table-cell office:value-type="string">
            <text:p>Mozilla/5.0 (Macintosh; Intel Mac OS X 10_8_5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847">
            <text:p>847</text:p>
          </table:table-cell>
          <table:table-cell office:value-type="string">
            <text:p>Kristiina Ivanov</text:p>
          </table:table-cell>
          <table:table-cell office:value-type="string">
            <text:p>Kyle</text:p>
          </table:table-cell>
          <table:table-cell office:value-type="string">
            <text:p>Patterson</text:p>
          </table:table-cell>
          <table:table-cell table:style-name="ce1" office:value-type="string">
            <text:p>25/10/1980</text:p>
          </table:table-cell>
          <table:table-cell office:value-type="string">
            <text:p>kyle5@adventure-works.com</text:p>
          </table:table-cell>
          <table:table-cell table:formula="of:=LEFT([.F450];FIND(&quot;@&quot;;[.F450])-1)" office:value-type="string" office:string-value="kyle5">
            <text:p>kyle5</text:p>
          </table:table-cell>
          <table:table-cell table:formula="of:=[.C450]&amp;&quot; &quot;&amp;[.D450]" office:value-type="string" office:string-value="Kyle Patterson">
            <text:p>Kyle Patterson</text:p>
          </table:table-cell>
          <table:table-cell/>
          <table:table-cell office:value-type="string">
            <text:p>Australia</text:p>
          </table:table-cell>
          <table:table-cell office:value-type="string">
            <text:p>AW00011448</text:p>
          </table:table-cell>
          <table:table-cell office:value-type="string">
            <text:p>Mozilla/5.0 (Windows NT 6.3; WOW64) AppleWebKit/537.36 (KHTML, like Gecko) Chrome/43.0.2357.132 Safari/537.36</text:p>
          </table:table-cell>
          <table:table-cell table:number-columns-repeated="1012"/>
        </table:table-row>
        <table:table-row table:style-name="ro1">
          <table:table-cell office:value-type="float" office:value="848">
            <text:p>848</text:p>
          </table:table-cell>
          <table:table-cell office:value-type="string">
            <text:p>Alvin Bollinger</text:p>
          </table:table-cell>
          <table:table-cell office:value-type="string">
            <text:p>Alvin</text:p>
          </table:table-cell>
          <table:table-cell office:value-type="string">
            <text:p>Hu</text:p>
          </table:table-cell>
          <table:table-cell table:style-name="ce1" office:value-type="string">
            <text:p>01/08/1980</text:p>
          </table:table-cell>
          <table:table-cell office:value-type="string">
            <text:p>alvin19@adventure-works.com</text:p>
          </table:table-cell>
          <table:table-cell table:formula="of:=LEFT([.F451];FIND(&quot;@&quot;;[.F451])-1)" office:value-type="string" office:string-value="alvin19">
            <text:p>alvin19</text:p>
          </table:table-cell>
          <table:table-cell table:formula="of:=[.C451]&amp;&quot; &quot;&amp;[.D451]" office:value-type="string" office:string-value="Alvin Hu">
            <text:p>Alvin Hu</text:p>
          </table:table-cell>
          <table:table-cell/>
          <table:table-cell office:value-type="string">
            <text:p>Australia</text:p>
          </table:table-cell>
          <table:table-cell office:value-type="string">
            <text:p>AW00011449</text:p>
          </table:table-cell>
          <table:table-cell office:value-type="string">
            <text:p>Mozilla/5.0 (Windows NT 6.1; WOW64) AppleWebKit/537.36 (KHTML, like Gecko) Chrome/42.0.0.9895 Safari/537.36</text:p>
          </table:table-cell>
          <table:table-cell table:number-columns-repeated="1012"/>
        </table:table-row>
        <table:table-row table:style-name="ro1">
          <table:table-cell office:value-type="float" office:value="849">
            <text:p>849</text:p>
          </table:table-cell>
          <table:table-cell office:value-type="string">
            <text:p>Sabine Zalite</text:p>
          </table:table-cell>
          <table:table-cell office:value-type="string">
            <text:p>Brett</text:p>
          </table:table-cell>
          <table:table-cell office:value-type="string">
            <text:p>Mehta</text:p>
          </table:table-cell>
          <table:table-cell table:style-name="ce1" office:value-type="string">
            <text:p>11/05/1981</text:p>
          </table:table-cell>
          <table:table-cell office:value-type="string">
            <text:p>brett13@adventure-works.com</text:p>
          </table:table-cell>
          <table:table-cell table:formula="of:=LEFT([.F452];FIND(&quot;@&quot;;[.F452])-1)" office:value-type="string" office:string-value="brett13">
            <text:p>brett13</text:p>
          </table:table-cell>
          <table:table-cell table:formula="of:=[.C452]&amp;&quot; &quot;&amp;[.D452]" office:value-type="string" office:string-value="Brett Mehta">
            <text:p>Brett Mehta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0</text:p>
          </table:table-cell>
          <table:table-cell office:value-type="string">
            <text:p>Mozilla/5.0 (Windows NT 6.1; WOW64; Trident/7.0; MSBrowserIE; rv:11.0) like Gecko</text:p>
          </table:table-cell>
          <table:table-cell table:number-columns-repeated="1012"/>
        </table:table-row>
        <table:table-row table:style-name="ro1">
          <table:table-cell office:value-type="float" office:value="850">
            <text:p>850</text:p>
          </table:table-cell>
          <table:table-cell office:value-type="string">
            <text:p>Daakshaayaani Sankaramanchi</text:p>
          </table:table-cell>
          <table:table-cell office:value-type="string">
            <text:p>Ruben</text:p>
          </table:table-cell>
          <table:table-cell office:value-type="string">
            <text:p>Muñoz</text:p>
          </table:table-cell>
          <table:table-cell table:style-name="ce1" office:value-type="string">
            <text:p>08/05/1980</text:p>
          </table:table-cell>
          <table:table-cell office:value-type="string">
            <text:p>ruben30@adventure-works.com</text:p>
          </table:table-cell>
          <table:table-cell table:formula="of:=LEFT([.F453];FIND(&quot;@&quot;;[.F453])-1)" office:value-type="string" office:string-value="ruben30">
            <text:p>ruben30</text:p>
          </table:table-cell>
          <table:table-cell table:formula="of:=[.C453]&amp;&quot; &quot;&amp;[.D453]" office:value-type="string" office:string-value="Ruben Muñoz">
            <text:p>Ruben Muñoz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1</text:p>
          </table:table-cell>
          <table:table-cell office:value-type="string">
            <text:p>Mozilla/5.0 (Linux; Android 5.0.1; SAMSUNG SM-N910V 4G Build/LRX22C) AppleWebKit/537.36 (KHTML, like Gecko) SamsungBrowser/2.1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851">
            <text:p>851</text:p>
          </table:table-cell>
          <table:table-cell office:value-type="string">
            <text:p>Ebru Erdogan</text:p>
          </table:table-cell>
          <table:table-cell office:value-type="string">
            <text:p>Erika</text:p>
          </table:table-cell>
          <table:table-cell office:value-type="string">
            <text:p>Rubio</text:p>
          </table:table-cell>
          <table:table-cell table:style-name="ce1" office:value-type="string">
            <text:p>05/05/1979</text:p>
          </table:table-cell>
          <table:table-cell office:value-type="string">
            <text:p>erika18@adventure-works.com</text:p>
          </table:table-cell>
          <table:table-cell table:formula="of:=LEFT([.F454];FIND(&quot;@&quot;;[.F454])-1)" office:value-type="string" office:string-value="erika18">
            <text:p>erika18</text:p>
          </table:table-cell>
          <table:table-cell table:formula="of:=[.C454]&amp;&quot; &quot;&amp;[.D454]" office:value-type="string" office:string-value="Erika Rubio">
            <text:p>Erika Rubio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2</text:p>
          </table:table-cell>
          <table:table-cell office:value-type="string">
            <text:p>Mozilla/5.0 (Windows NT 6.1) AppleWebKit/537.36 (KHTML, like Gecko) Chrome/29.0.1547.76 Safari/537.36</text:p>
          </table:table-cell>
          <table:table-cell table:number-columns-repeated="1012"/>
        </table:table-row>
        <table:table-row table:style-name="ro1">
          <table:table-cell office:value-type="float" office:value="852">
            <text:p>852</text:p>
          </table:table-cell>
          <table:table-cell office:value-type="string">
            <text:p>Bhagavaan Atluri</text:p>
          </table:table-cell>
          <table:table-cell office:value-type="string">
            <text:p>Stanley</text:p>
          </table:table-cell>
          <table:table-cell office:value-type="string">
            <text:p>Malhotra</text:p>
          </table:table-cell>
          <table:table-cell table:style-name="ce1" office:value-type="string">
            <text:p>17/08/1984</text:p>
          </table:table-cell>
          <table:table-cell office:value-type="string">
            <text:p>stanley5@adventure-works.com</text:p>
          </table:table-cell>
          <table:table-cell table:formula="of:=LEFT([.F455];FIND(&quot;@&quot;;[.F455])-1)" office:value-type="string" office:string-value="stanley5">
            <text:p>stanley5</text:p>
          </table:table-cell>
          <table:table-cell table:formula="of:=[.C455]&amp;&quot; &quot;&amp;[.D455]" office:value-type="string" office:string-value="Stanley Malhotra">
            <text:p>Stanley Malhotra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3</text:p>
          </table:table-cell>
          <table:table-cell office:value-type="string">
            <text:p>Mozilla/5.0 (Windows NT 6.2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853">
            <text:p>853</text:p>
          </table:table-cell>
          <table:table-cell office:value-type="string">
            <text:p>Caterina Pinto</text:p>
          </table:table-cell>
          <table:table-cell office:value-type="string">
            <text:p>Melinda</text:p>
          </table:table-cell>
          <table:table-cell office:value-type="string">
            <text:p>Navarro</text:p>
          </table:table-cell>
          <table:table-cell table:style-name="ce1" office:value-type="string">
            <text:p>20/10/1979</text:p>
          </table:table-cell>
          <table:table-cell office:value-type="string">
            <text:p>melinda5@adventure-works.com</text:p>
          </table:table-cell>
          <table:table-cell table:formula="of:=LEFT([.F456];FIND(&quot;@&quot;;[.F456])-1)" office:value-type="string" office:string-value="melinda5">
            <text:p>melinda5</text:p>
          </table:table-cell>
          <table:table-cell table:formula="of:=[.C456]&amp;&quot; &quot;&amp;[.D456]" office:value-type="string" office:string-value="Melinda Navarro">
            <text:p>Melinda Navarro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4</text:p>
          </table:table-cell>
          <table:table-cell office:value-type="string">
            <text:p>Mozilla/5.0 (Linux; Android 5.0.2; SAMSUNG SM-T530NU Build/LRX22G) AppleWebKit/537.36 (KHTML, like Gecko) SamsungBrowser/3.2 Chrome/38.0.2125.102 Safari/537.36</text:p>
          </table:table-cell>
          <table:table-cell table:number-columns-repeated="1012"/>
        </table:table-row>
        <table:table-row table:style-name="ro1">
          <table:table-cell office:value-type="float" office:value="854">
            <text:p>854</text:p>
          </table:table-cell>
          <table:table-cell office:value-type="string">
            <text:p>Daakshaayaani Kommineni</text:p>
          </table:table-cell>
          <table:table-cell office:value-type="string">
            <text:p>Ross</text:p>
          </table:table-cell>
          <table:table-cell office:value-type="string">
            <text:p>Sanz</text:p>
          </table:table-cell>
          <table:table-cell table:style-name="ce1" office:value-type="string">
            <text:p>19/10/1979</text:p>
          </table:table-cell>
          <table:table-cell office:value-type="string">
            <text:p>ross38@adventure-works.com</text:p>
          </table:table-cell>
          <table:table-cell table:formula="of:=LEFT([.F457];FIND(&quot;@&quot;;[.F457])-1)" office:value-type="string" office:string-value="ross38">
            <text:p>ross38</text:p>
          </table:table-cell>
          <table:table-cell table:formula="of:=[.C457]&amp;&quot; &quot;&amp;[.D457]" office:value-type="string" office:string-value="Ross Sanz">
            <text:p>Ross Sanz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5</text:p>
          </table:table-cell>
          <table:table-cell office:value-type="string">
            <text:p>Mozilla/5.0 (Windows NT 6.1) AppleWebKit/537.36 (KHTML, like Gecko) Chrome/41.0.2272.89 Safari/537.36</text:p>
          </table:table-cell>
          <table:table-cell table:number-columns-repeated="1012"/>
        </table:table-row>
        <table:table-row table:style-name="ro1">
          <table:table-cell office:value-type="float" office:value="855">
            <text:p>855</text:p>
          </table:table-cell>
          <table:table-cell office:value-type="string">
            <text:p>Anna Mazzanti</text:p>
          </table:table-cell>
          <table:table-cell office:value-type="string">
            <text:p>Jon</text:p>
          </table:table-cell>
          <table:table-cell office:value-type="string">
            <text:p>Gao</text:p>
          </table:table-cell>
          <table:table-cell table:style-name="ce1" office:value-type="string">
            <text:p>05/01/1980</text:p>
          </table:table-cell>
          <table:table-cell office:value-type="string">
            <text:p>jon35@adventure-works.com</text:p>
          </table:table-cell>
          <table:table-cell table:formula="of:=LEFT([.F458];FIND(&quot;@&quot;;[.F458])-1)" office:value-type="string" office:string-value="jon35">
            <text:p>jon35</text:p>
          </table:table-cell>
          <table:table-cell table:formula="of:=[.C458]&amp;&quot; &quot;&amp;[.D458]" office:value-type="string" office:string-value="Jon Gao">
            <text:p>Jon Gao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6</text:p>
          </table:table-cell>
          <table:table-cell office:value-type="string">
            <text:p>Mozilla/5.0 (Windows NT 6.1; WOW64) AppleWebKit/537.36 (KHTML, like Gecko) Chrome/43.0.2357.65 Safari/537.36</text:p>
          </table:table-cell>
          <table:table-cell table:number-columns-repeated="1012"/>
        </table:table-row>
        <table:table-row table:style-name="ro1">
          <table:table-cell office:value-type="float" office:value="856">
            <text:p>856</text:p>
          </table:table-cell>
          <table:table-cell office:value-type="string">
            <text:p>Satish Mittal</text:p>
          </table:table-cell>
          <table:table-cell office:value-type="string">
            <text:p>Jaime</text:p>
          </table:table-cell>
          <table:table-cell office:value-type="string">
            <text:p>Gutierrez</text:p>
          </table:table-cell>
          <table:table-cell table:style-name="ce1" office:value-type="string">
            <text:p>18/11/1978</text:p>
          </table:table-cell>
          <table:table-cell office:value-type="string">
            <text:p>jaime12@adventure-works.com</text:p>
          </table:table-cell>
          <table:table-cell table:formula="of:=LEFT([.F459];FIND(&quot;@&quot;;[.F459])-1)" office:value-type="string" office:string-value="jaime12">
            <text:p>jaime12</text:p>
          </table:table-cell>
          <table:table-cell table:formula="of:=[.C459]&amp;&quot; &quot;&amp;[.D459]" office:value-type="string" office:string-value="Jaime Gutierrez">
            <text:p>Jaime Gutierr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7</text:p>
          </table:table-cell>
          <table:table-cell office:value-type="string">
            <text:p>Mozilla/5.0 (Windows NT 6.1) AppleWebKit/537.36 (KHTML, like Gecko) Chrome/43.0.2357.124 Safari/537.36</text:p>
          </table:table-cell>
          <table:table-cell table:number-columns-repeated="1012"/>
        </table:table-row>
        <table:table-row table:style-name="ro1">
          <table:table-cell office:value-type="float" office:value="857">
            <text:p>857</text:p>
          </table:table-cell>
          <table:table-cell office:value-type="string">
            <text:p>Clarissa Manfrin</text:p>
          </table:table-cell>
          <table:table-cell office:value-type="string">
            <text:p>Bianca</text:p>
          </table:table-cell>
          <table:table-cell office:value-type="string">
            <text:p>Liu</text:p>
          </table:table-cell>
          <table:table-cell table:style-name="ce1" office:value-type="string">
            <text:p>03/10/1978</text:p>
          </table:table-cell>
          <table:table-cell office:value-type="string">
            <text:p>bianca3@adventure-works.com</text:p>
          </table:table-cell>
          <table:table-cell table:formula="of:=LEFT([.F460];FIND(&quot;@&quot;;[.F460])-1)" office:value-type="string" office:string-value="bianca3">
            <text:p>bianca3</text:p>
          </table:table-cell>
          <table:table-cell table:formula="of:=[.C460]&amp;&quot; &quot;&amp;[.D460]" office:value-type="string" office:string-value="Bianca Liu">
            <text:p>Bianca Liu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8</text:p>
          </table:table-cell>
          <table:table-cell office:value-type="string">
            <text:p>Mozilla/5.0 (Windows NT 10.0; WOW64; Trident/7.0; LCJB; rv:11.0) like Gecko</text:p>
          </table:table-cell>
          <table:table-cell table:number-columns-repeated="1012"/>
        </table:table-row>
        <table:table-row table:style-name="ro1">
          <table:table-cell office:value-type="float" office:value="858">
            <text:p>858</text:p>
          </table:table-cell>
          <table:table-cell office:value-type="string">
            <text:p>Bimla PrabhupÄda</text:p>
          </table:table-cell>
          <table:table-cell office:value-type="string">
            <text:p>Tasha</text:p>
          </table:table-cell>
          <table:table-cell office:value-type="string">
            <text:p>Deng</text:p>
          </table:table-cell>
          <table:table-cell table:style-name="ce1" office:value-type="string">
            <text:p>12/04/1978</text:p>
          </table:table-cell>
          <table:table-cell office:value-type="string">
            <text:p>tasha1@adventure-works.com</text:p>
          </table:table-cell>
          <table:table-cell table:formula="of:=LEFT([.F461];FIND(&quot;@&quot;;[.F461])-1)" office:value-type="string" office:string-value="tasha1">
            <text:p>tasha1</text:p>
          </table:table-cell>
          <table:table-cell table:formula="of:=[.C461]&amp;&quot; &quot;&amp;[.D461]" office:value-type="string" office:string-value="Tasha Deng">
            <text:p>Tasha De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459</text:p>
          </table:table-cell>
          <table:table-cell office:value-type="string">
            <text:p>Mozilla/5.0 (Windows NT 6.0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Shah Alizadeh</text:p>
          </table:table-cell>
          <table:table-cell office:value-type="string">
            <text:p>Melvin</text:p>
          </table:table-cell>
          <table:table-cell office:value-type="string">
            <text:p>Chande</text:p>
          </table:table-cell>
          <table:table-cell table:style-name="ce1" office:value-type="string">
            <text:p>04/10/1983</text:p>
          </table:table-cell>
          <table:table-cell office:value-type="string">
            <text:p>melvin13@adventure-works.com</text:p>
          </table:table-cell>
          <table:table-cell table:formula="of:=LEFT([.F462];FIND(&quot;@&quot;;[.F462])-1)" office:value-type="string" office:string-value="melvin13">
            <text:p>melvin13</text:p>
          </table:table-cell>
          <table:table-cell table:formula="of:=[.C462]&amp;&quot; &quot;&amp;[.D462]" office:value-type="string" office:string-value="Melvin Chande">
            <text:p>Melvin Chande</text:p>
          </table:table-cell>
          <table:table-cell/>
          <table:table-cell office:value-type="string">
            <text:p>Australia</text:p>
          </table:table-cell>
          <table:table-cell office:value-type="string">
            <text:p>AW00011460</text:p>
          </table:table-cell>
          <table:table-cell office:value-type="string">
            <text:p>Mozilla/5.0 (Linux; Android 5.0.2; SM-T700 Build/LRX22G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860">
            <text:p>860</text:p>
          </table:table-cell>
          <table:table-cell office:value-type="string">
            <text:p>Marcela Lucescu</text:p>
          </table:table-cell>
          <table:table-cell office:value-type="string">
            <text:p>Victor</text:p>
          </table:table-cell>
          <table:table-cell office:value-type="string">
            <text:p>Jimenez</text:p>
          </table:table-cell>
          <table:table-cell table:style-name="ce1" office:value-type="string">
            <text:p>22/09/1977</text:p>
          </table:table-cell>
          <table:table-cell office:value-type="string">
            <text:p>victor7@adventure-works.com</text:p>
          </table:table-cell>
          <table:table-cell table:formula="of:=LEFT([.F463];FIND(&quot;@&quot;;[.F463])-1)" office:value-type="string" office:string-value="victor7">
            <text:p>victor7</text:p>
          </table:table-cell>
          <table:table-cell table:formula="of:=[.C463]&amp;&quot; &quot;&amp;[.D463]" office:value-type="string" office:string-value="Victor Jimenez">
            <text:p>Victor Jimenez</text:p>
          </table:table-cell>
          <table:table-cell/>
          <table:table-cell office:value-type="string">
            <text:p>Australia</text:p>
          </table:table-cell>
          <table:table-cell office:value-type="string">
            <text:p>AW00011461</text:p>
          </table:table-cell>
          <table:table-cell office:value-type="string">
            <text:p>Mozilla/5.0 (Linux; Android 5.0.1; SAMSUNG-SM-N910A Build/LRX22C) AppleWebKit/537.36 (KHTML, like Gecko) SamsungBrowser/2.1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861">
            <text:p>861</text:p>
          </table:table-cell>
          <table:table-cell office:value-type="string">
            <text:p>Amarasimha Vinjamuri</text:p>
          </table:table-cell>
          <table:table-cell office:value-type="string">
            <text:p>Laura</text:p>
          </table:table-cell>
          <table:table-cell office:value-type="string">
            <text:p>Lin</text:p>
          </table:table-cell>
          <table:table-cell table:style-name="ce1" office:value-type="string">
            <text:p>18/07/1977</text:p>
          </table:table-cell>
          <table:table-cell office:value-type="string">
            <text:p>laura14@adventure-works.com</text:p>
          </table:table-cell>
          <table:table-cell table:formula="of:=LEFT([.F464];FIND(&quot;@&quot;;[.F464])-1)" office:value-type="string" office:string-value="laura14">
            <text:p>laura14</text:p>
          </table:table-cell>
          <table:table-cell table:formula="of:=[.C464]&amp;&quot; &quot;&amp;[.D464]" office:value-type="string" office:string-value="Laura Lin">
            <text:p>Laura Lin</text:p>
          </table:table-cell>
          <table:table-cell/>
          <table:table-cell office:value-type="string">
            <text:p>Australia</text:p>
          </table:table-cell>
          <table:table-cell office:value-type="string">
            <text:p>AW00011462</text:p>
          </table:table-cell>
          <table:table-cell office:value-type="string">
            <text:p>Mozilla/5.0 (Windows NT 10.0; WOW64; Trident/7.0; ASU2JS; rv:11.0) like Gecko</text:p>
          </table:table-cell>
          <table:table-cell table:number-columns-repeated="1012"/>
        </table:table-row>
        <table:table-row table:style-name="ro1">
          <table:table-cell office:value-type="float" office:value="862">
            <text:p>862</text:p>
          </table:table-cell>
          <table:table-cell office:value-type="string">
            <text:p>Lana Goransson</text:p>
          </table:table-cell>
          <table:table-cell office:value-type="string">
            <text:p>Alisha</text:p>
          </table:table-cell>
          <table:table-cell office:value-type="string">
            <text:p>Beck</text:p>
          </table:table-cell>
          <table:table-cell table:style-name="ce1" office:value-type="string">
            <text:p>09/09/1977</text:p>
          </table:table-cell>
          <table:table-cell office:value-type="string">
            <text:p>alisha45@adventure-works.com</text:p>
          </table:table-cell>
          <table:table-cell table:formula="of:=LEFT([.F465];FIND(&quot;@&quot;;[.F465])-1)" office:value-type="string" office:string-value="alisha45">
            <text:p>alisha45</text:p>
          </table:table-cell>
          <table:table-cell table:formula="of:=[.C465]&amp;&quot; &quot;&amp;[.D465]" office:value-type="string" office:string-value="Alisha Beck">
            <text:p>Alisha Beck</text:p>
          </table:table-cell>
          <table:table-cell/>
          <table:table-cell office:value-type="string">
            <text:p>Australia</text:p>
          </table:table-cell>
          <table:table-cell office:value-type="string">
            <text:p>AW00011463</text:p>
          </table:table-cell>
          <table:table-cell office:value-type="string">
            <text:p>Mozilla/5.0 (X11; Fedora; Linux x86_64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863">
            <text:p>863</text:p>
          </table:table-cell>
          <table:table-cell office:value-type="string">
            <text:p>Jakub Lukes</text:p>
          </table:table-cell>
          <table:table-cell office:value-type="string">
            <text:p>Alejandro</text:p>
          </table:table-cell>
          <table:table-cell office:value-type="string">
            <text:p>Huang</text:p>
          </table:table-cell>
          <table:table-cell table:style-name="ce1" office:value-type="string">
            <text:p>15/05/1977</text:p>
          </table:table-cell>
          <table:table-cell office:value-type="string">
            <text:p>alejandro8@adventure-works.com</text:p>
          </table:table-cell>
          <table:table-cell table:formula="of:=LEFT([.F466];FIND(&quot;@&quot;;[.F466])-1)" office:value-type="string" office:string-value="alejandro8">
            <text:p>alejandro8</text:p>
          </table:table-cell>
          <table:table-cell table:formula="of:=[.C466]&amp;&quot; &quot;&amp;[.D466]" office:value-type="string" office:string-value="Alejandro Huang">
            <text:p>Alejandro Hua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464</text:p>
          </table:table-cell>
          <table:table-cell office:value-type="string">
            <text:p>Mozilla/5.0 (Windows NT 6.1; WOW64; rv:28.0) Gecko/20100101 Firefox/28.0</text:p>
          </table:table-cell>
          <table:table-cell table:number-columns-repeated="1012"/>
        </table:table-row>
        <table:table-row table:style-name="ro1">
          <table:table-cell office:value-type="float" office:value="864">
            <text:p>864</text:p>
          </table:table-cell>
          <table:table-cell office:value-type="string">
            <text:p>Mikhail Degtyarev</text:p>
          </table:table-cell>
          <table:table-cell office:value-type="string">
            <text:p>Louis</text:p>
          </table:table-cell>
          <table:table-cell office:value-type="string">
            <text:p>Luo</text:p>
          </table:table-cell>
          <table:table-cell table:style-name="ce1" office:value-type="string">
            <text:p>18/08/1976</text:p>
          </table:table-cell>
          <table:table-cell office:value-type="string">
            <text:p>louis23@adventure-works.com</text:p>
          </table:table-cell>
          <table:table-cell table:formula="of:=LEFT([.F467];FIND(&quot;@&quot;;[.F467])-1)" office:value-type="string" office:string-value="louis23">
            <text:p>louis23</text:p>
          </table:table-cell>
          <table:table-cell table:formula="of:=[.C467]&amp;&quot; &quot;&amp;[.D467]" office:value-type="string" office:string-value="Louis Luo">
            <text:p>Louis Luo</text:p>
          </table:table-cell>
          <table:table-cell/>
          <table:table-cell office:value-type="string">
            <text:p>Australia</text:p>
          </table:table-cell>
          <table:table-cell office:value-type="string">
            <text:p>AW00011465</text:p>
          </table:table-cell>
          <table:table-cell office:value-type="string">
            <text:p>Mozilla/5.0 (Windows NT 6.1; WOW64; rv:29.0) Gecko/20120101 Firefox/29.0</text:p>
          </table:table-cell>
          <table:table-cell table:number-columns-repeated="1012"/>
        </table:table-row>
        <table:table-row table:style-name="ro1">
          <table:table-cell office:value-type="float" office:value="865">
            <text:p>865</text:p>
          </table:table-cell>
          <table:table-cell office:value-type="string">
            <text:p>Bijoya Thakur</text:p>
          </table:table-cell>
          <table:table-cell office:value-type="string">
            <text:p>Grant</text:p>
          </table:table-cell>
          <table:table-cell office:value-type="string">
            <text:p>Tang</text:p>
          </table:table-cell>
          <table:table-cell table:style-name="ce1" office:value-type="string">
            <text:p>30/01/1977</text:p>
          </table:table-cell>
          <table:table-cell office:value-type="string">
            <text:p>grant6@adventure-works.com</text:p>
          </table:table-cell>
          <table:table-cell table:formula="of:=LEFT([.F468];FIND(&quot;@&quot;;[.F468])-1)" office:value-type="string" office:string-value="grant6">
            <text:p>grant6</text:p>
          </table:table-cell>
          <table:table-cell table:formula="of:=[.C468]&amp;&quot; &quot;&amp;[.D468]" office:value-type="string" office:string-value="Grant Tang">
            <text:p>Grant Ta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466</text:p>
          </table:table-cell>
          <table:table-cell office:value-type="string">
            <text:p>Mozilla/5.0 (Macintosh; Intel Mac OS X 10_6_8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866">
            <text:p>866</text:p>
          </table:table-cell>
          <table:table-cell office:value-type="string">
            <text:p>Jay Bhuiyan</text:p>
          </table:table-cell>
          <table:table-cell office:value-type="string">
            <text:p>Arturo</text:p>
          </table:table-cell>
          <table:table-cell office:value-type="string">
            <text:p>Zheng</text:p>
          </table:table-cell>
          <table:table-cell table:style-name="ce1" office:value-type="string">
            <text:p>06/04/1975</text:p>
          </table:table-cell>
          <table:table-cell office:value-type="string">
            <text:p>arturo21@adventure-works.com</text:p>
          </table:table-cell>
          <table:table-cell table:formula="of:=LEFT([.F469];FIND(&quot;@&quot;;[.F469])-1)" office:value-type="string" office:string-value="arturo21">
            <text:p>arturo21</text:p>
          </table:table-cell>
          <table:table-cell table:formula="of:=[.C469]&amp;&quot; &quot;&amp;[.D469]" office:value-type="string" office:string-value="Arturo Zheng">
            <text:p>Arturo Zheng</text:p>
          </table:table-cell>
          <table:table-cell/>
          <table:table-cell office:value-type="string">
            <text:p>Australia</text:p>
          </table:table-cell>
          <table:table-cell office:value-type="string">
            <text:p>AW00011467</text:p>
          </table:table-cell>
          <table:table-cell office:value-type="string">
            <text:p>Mozilla/5.0 (Windows; U; Windows NT 5.1; zh-CN; rv:1.9.0.8) Gecko/2009032609 Firefox/3.0.8 (.NET CLR 3.5.30729)</text:p>
          </table:table-cell>
          <table:table-cell table:number-columns-repeated="1012"/>
        </table:table-row>
        <table:table-row table:style-name="ro1">
          <table:table-cell office:value-type="float" office:value="867">
            <text:p>867</text:p>
          </table:table-cell>
          <table:table-cell office:value-type="string">
            <text:p>Jasna Cerkez</text:p>
          </table:table-cell>
          <table:table-cell office:value-type="string">
            <text:p>Jaclyn</text:p>
          </table:table-cell>
          <table:table-cell office:value-type="string">
            <text:p>Andersen</text:p>
          </table:table-cell>
          <table:table-cell table:style-name="ce1" office:value-type="string">
            <text:p>15/12/1980</text:p>
          </table:table-cell>
          <table:table-cell office:value-type="string">
            <text:p>jaclyn37@adventure-works.com</text:p>
          </table:table-cell>
          <table:table-cell table:formula="of:=LEFT([.F470];FIND(&quot;@&quot;;[.F470])-1)" office:value-type="string" office:string-value="jaclyn37">
            <text:p>jaclyn37</text:p>
          </table:table-cell>
          <table:table-cell table:formula="of:=[.C470]&amp;&quot; &quot;&amp;[.D470]" office:value-type="string" office:string-value="Jaclyn Andersen">
            <text:p>Jaclyn Anderse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68</text:p>
          </table:table-cell>
          <table:table-cell office:value-type="string">
            <text:p>Mozilla/5.0 (X11; CrOS x86_64 7077.95.0) AppleWebKit/537.36 (KHTML, like Gecko) Chrome/44.0.2403.90 Safari/537.36</text:p>
          </table:table-cell>
          <table:table-cell table:number-columns-repeated="1012"/>
        </table:table-row>
        <table:table-row table:style-name="ro1">
          <table:table-cell office:value-type="float" office:value="868">
            <text:p>868</text:p>
          </table:table-cell>
          <table:table-cell office:value-type="string">
            <text:p>Laura Sykorova</text:p>
          </table:table-cell>
          <table:table-cell office:value-type="string">
            <text:p>Edwin</text:p>
          </table:table-cell>
          <table:table-cell office:value-type="string">
            <text:p>Raji</text:p>
          </table:table-cell>
          <table:table-cell table:style-name="ce1" office:value-type="string">
            <text:p>14/10/1978</text:p>
          </table:table-cell>
          <table:table-cell office:value-type="string">
            <text:p>edwin44@adventure-works.com</text:p>
          </table:table-cell>
          <table:table-cell table:formula="of:=LEFT([.F471];FIND(&quot;@&quot;;[.F471])-1)" office:value-type="string" office:string-value="edwin44">
            <text:p>edwin44</text:p>
          </table:table-cell>
          <table:table-cell table:formula="of:=[.C471]&amp;&quot; &quot;&amp;[.D471]" office:value-type="string" office:string-value="Edwin Raji">
            <text:p>Edwin Raji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69</text:p>
          </table:table-cell>
          <table:table-cell office:value-type="string">
            <text:p>Mozilla/5.0 (Windows NT 6.1; WOW64) AppleWebKit/537.36 (KHTML, like Gecko) Maxthon/4.4.6.1000 Chrome/30.0.1599.101 Safari/537.36</text:p>
          </table:table-cell>
          <table:table-cell table:number-columns-repeated="1012"/>
        </table:table-row>
        <table:table-row table:style-name="ro1">
          <table:table-cell office:value-type="float" office:value="869">
            <text:p>869</text:p>
          </table:table-cell>
          <table:table-cell office:value-type="string">
            <text:p>Abel Tatarescu</text:p>
          </table:table-cell>
          <table:table-cell office:value-type="string">
            <text:p>Jay</text:p>
          </table:table-cell>
          <table:table-cell office:value-type="string">
            <text:p>Suarez</text:p>
          </table:table-cell>
          <table:table-cell table:style-name="ce1" office:value-type="string">
            <text:p>25/03/1979</text:p>
          </table:table-cell>
          <table:table-cell office:value-type="string">
            <text:p>jay49@adventure-works.com</text:p>
          </table:table-cell>
          <table:table-cell table:formula="of:=LEFT([.F472];FIND(&quot;@&quot;;[.F472])-1)" office:value-type="string" office:string-value="jay49">
            <text:p>jay49</text:p>
          </table:table-cell>
          <table:table-cell table:formula="of:=[.C472]&amp;&quot; &quot;&amp;[.D472]" office:value-type="string" office:string-value="Jay Suarez">
            <text:p>Jay Suarez</text:p>
          </table:table-cell>
          <table:table-cell/>
          <table:table-cell office:value-type="string">
            <text:p>Germany</text:p>
          </table:table-cell>
          <table:table-cell office:value-type="string">
            <text:p>AW00011470</text:p>
          </table:table-cell>
          <table:table-cell office:value-type="string">
            <text:p>Mozilla/5.0 (Macintosh; Intel Mac OS X 10_10_3) AppleWebKit/537.36 (KHTML, like Gecko) Chrome/44.0.2403.130 Safari/537.36</text:p>
          </table:table-cell>
          <table:table-cell table:number-columns-repeated="1012"/>
        </table:table-row>
        <table:table-row table:style-name="ro1">
          <table:table-cell office:value-type="float" office:value="870">
            <text:p>870</text:p>
          </table:table-cell>
          <table:table-cell office:value-type="string">
            <text:p>In-Su Bae</text:p>
          </table:table-cell>
          <table:table-cell office:value-type="string">
            <text:p>Latasha</text:p>
          </table:table-cell>
          <table:table-cell office:value-type="string">
            <text:p>Suarez</text:p>
          </table:table-cell>
          <table:table-cell table:style-name="ce1" office:value-type="string">
            <text:p>25/03/1979</text:p>
          </table:table-cell>
          <table:table-cell office:value-type="string">
            <text:p>latasha19@adventure-works.com</text:p>
          </table:table-cell>
          <table:table-cell table:formula="of:=LEFT([.F473];FIND(&quot;@&quot;;[.F473])-1)" office:value-type="string" office:string-value="latasha19">
            <text:p>latasha19</text:p>
          </table:table-cell>
          <table:table-cell table:formula="of:=[.C473]&amp;&quot; &quot;&amp;[.D473]" office:value-type="string" office:string-value="Latasha Suarez">
            <text:p>Latasha Suarez</text:p>
          </table:table-cell>
          <table:table-cell/>
          <table:table-cell office:value-type="string">
            <text:p>France</text:p>
          </table:table-cell>
          <table:table-cell office:value-type="string">
            <text:p>AW00011471</text:p>
          </table:table-cell>
          <table:table-cell office:value-type="string">
            <text:p>Mozilla/5.0 (Windows NT 6.1) AppleWebKit/537.36 (KHTML, like Gecko) Chrome/42.0.2311.152 Safari/537.36 LBBROWSER</text:p>
          </table:table-cell>
          <table:table-cell table:number-columns-repeated="1012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arshana Madhunapantula</text:p>
          </table:table-cell>
          <table:table-cell office:value-type="string">
            <text:p>Kenneth</text:p>
          </table:table-cell>
          <table:table-cell office:value-type="string">
            <text:p>Kumar</text:p>
          </table:table-cell>
          <table:table-cell table:style-name="ce1" office:value-type="string">
            <text:p>30/09/1968</text:p>
          </table:table-cell>
          <table:table-cell office:value-type="string">
            <text:p>kenneth7@adventure-works.com</text:p>
          </table:table-cell>
          <table:table-cell table:formula="of:=LEFT([.F474];FIND(&quot;@&quot;;[.F474])-1)" office:value-type="string" office:string-value="kenneth7">
            <text:p>kenneth7</text:p>
          </table:table-cell>
          <table:table-cell table:formula="of:=[.C474]&amp;&quot; &quot;&amp;[.D474]" office:value-type="string" office:string-value="Kenneth Kumar">
            <text:p>Kenneth Kumar</text:p>
          </table:table-cell>
          <table:table-cell/>
          <table:table-cell office:value-type="string">
            <text:p>Australia</text:p>
          </table:table-cell>
          <table:table-cell office:value-type="string">
            <text:p>AW00011472</text:p>
          </table:table-cell>
          <table:table-cell office:value-type="string">
            <text:p>Mozilla/5.0 (Windows NT 6.1; rv:36.0) Gecko/20100101 Firefox/36.0</text:p>
          </table:table-cell>
          <table:table-cell table:number-columns-repeated="1012"/>
        </table:table-row>
        <table:table-row table:style-name="ro1">
          <table:table-cell office:value-type="float" office:value="872">
            <text:p>872</text:p>
          </table:table-cell>
          <table:table-cell office:value-type="string">
            <text:p>Katerina Hadrabova</text:p>
          </table:table-cell>
          <table:table-cell office:value-type="string">
            <text:p>Grace</text:p>
          </table:table-cell>
          <table:table-cell office:value-type="string">
            <text:p>Henderson</text:p>
          </table:table-cell>
          <table:table-cell table:style-name="ce1" office:value-type="string">
            <text:p>30/01/1986</text:p>
          </table:table-cell>
          <table:table-cell office:value-type="string">
            <text:p>grace52@adventure-works.com</text:p>
          </table:table-cell>
          <table:table-cell table:formula="of:=LEFT([.F475];FIND(&quot;@&quot;;[.F475])-1)" office:value-type="string" office:string-value="grace52">
            <text:p>grace52</text:p>
          </table:table-cell>
          <table:table-cell table:formula="of:=[.C475]&amp;&quot; &quot;&amp;[.D475]" office:value-type="string" office:string-value="Grace Henderson">
            <text:p>Grace Henderson</text:p>
          </table:table-cell>
          <table:table-cell/>
          <table:table-cell office:value-type="string">
            <text:p>France</text:p>
          </table:table-cell>
          <table:table-cell office:value-type="string">
            <text:p>AW00011473</text:p>
          </table:table-cell>
          <table:table-cell office:value-type="string">
            <text:p>Mozilla/5.0 (Windows NT 10.0; WOW64) AppleWebKit/537.36 (KHTML, like Gecko) Chrome/44.0.2403.130 Safari/537.36</text:p>
          </table:table-cell>
          <table:table-cell table:number-columns-repeated="1012"/>
        </table:table-row>
        <table:table-row table:style-name="ro1">
          <table:table-cell office:value-type="float" office:value="873">
            <text:p>873</text:p>
          </table:table-cell>
          <table:table-cell office:value-type="string">
            <text:p>Hana Hlouskova</text:p>
          </table:table-cell>
          <table:table-cell office:value-type="string">
            <text:p>Melvin</text:p>
          </table:table-cell>
          <table:table-cell office:value-type="string">
            <text:p>Xu</text:p>
          </table:table-cell>
          <table:table-cell table:style-name="ce1" office:value-type="string">
            <text:p>21/08/1985</text:p>
          </table:table-cell>
          <table:table-cell office:value-type="string">
            <text:p>melvin5@adventure-works.com</text:p>
          </table:table-cell>
          <table:table-cell table:formula="of:=LEFT([.F476];FIND(&quot;@&quot;;[.F476])-1)" office:value-type="string" office:string-value="melvin5">
            <text:p>melvin5</text:p>
          </table:table-cell>
          <table:table-cell table:formula="of:=[.C476]&amp;&quot; &quot;&amp;[.D476]" office:value-type="string" office:string-value="Melvin Xu">
            <text:p>Melvin Xu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74</text:p>
          </table:table-cell>
          <table:table-cell office:value-type="string">
            <text:p>Mozilla/5.0 (compatible; MSIE 9.0; Windows NT 6.1; WOW64; Trident/7.0)</text:p>
          </table:table-cell>
          <table:table-cell table:number-columns-repeated="1012"/>
        </table:table-row>
        <table:table-row table:style-name="ro1">
          <table:table-cell office:value-type="float" office:value="874">
            <text:p>874</text:p>
          </table:table-cell>
          <table:table-cell office:value-type="string">
            <text:p>Daniel Martensson</text:p>
          </table:table-cell>
          <table:table-cell office:value-type="string">
            <text:p>Cesar</text:p>
          </table:table-cell>
          <table:table-cell office:value-type="string">
            <text:p>Subram</text:p>
          </table:table-cell>
          <table:table-cell table:style-name="ce1" office:value-type="string">
            <text:p>07/04/1984</text:p>
          </table:table-cell>
          <table:table-cell office:value-type="string">
            <text:p>cesar12@adventure-works.com</text:p>
          </table:table-cell>
          <table:table-cell table:formula="of:=LEFT([.F477];FIND(&quot;@&quot;;[.F477])-1)" office:value-type="string" office:string-value="cesar12">
            <text:p>cesar12</text:p>
          </table:table-cell>
          <table:table-cell table:formula="of:=[.C477]&amp;&quot; &quot;&amp;[.D477]" office:value-type="string" office:string-value="Cesar Subram">
            <text:p>Cesar Subram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75</text:p>
          </table:table-cell>
          <table:table-cell office:value-type="string">
            <text:p>Mozilla/5.0 (iPad; CPU OS 8_1_3 like Mac OS X) AppleWebKit/600.1.4 (KHTML, like Gecko) CriOS/45.0.2454.68 Mobile/12B466 Safari/600.1.4</text:p>
          </table:table-cell>
          <table:table-cell table:number-columns-repeated="1012"/>
        </table:table-row>
        <table:table-row table:style-name="ro1">
          <table:table-cell office:value-type="float" office:value="875">
            <text:p>875</text:p>
          </table:table-cell>
          <table:table-cell office:value-type="string">
            <text:p>Philip Walker</text:p>
          </table:table-cell>
          <table:table-cell office:value-type="string">
            <text:p>Erika</text:p>
          </table:table-cell>
          <table:table-cell office:value-type="string">
            <text:p>Navarro</text:p>
          </table:table-cell>
          <table:table-cell table:style-name="ce1" office:value-type="string">
            <text:p>16/05/1980</text:p>
          </table:table-cell>
          <table:table-cell office:value-type="string">
            <text:p>erika7@adventure-works.com</text:p>
          </table:table-cell>
          <table:table-cell table:formula="of:=LEFT([.F478];FIND(&quot;@&quot;;[.F478])-1)" office:value-type="string" office:string-value="erika7">
            <text:p>erika7</text:p>
          </table:table-cell>
          <table:table-cell table:formula="of:=[.C478]&amp;&quot; &quot;&amp;[.D478]" office:value-type="string" office:string-value="Erika Navarro">
            <text:p>Erika Navarro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76</text:p>
          </table:table-cell>
          <table:table-cell office:value-type="string">
            <text:p>Mozilla/5.0 (Macintosh; Intel Mac OS X 10_10_4) AppleWebKit/537.36 (KHTML, like Gecko) Chrome/44.0.2403.125 Safari/537.36</text:p>
          </table:table-cell>
          <table:table-cell table:number-columns-repeated="1012"/>
        </table:table-row>
        <table:table-row table:style-name="ro1">
          <table:table-cell office:value-type="float" office:value="876">
            <text:p>876</text:p>
          </table:table-cell>
          <table:table-cell office:value-type="string">
            <text:p>Marie LeBatelier</text:p>
          </table:table-cell>
          <table:table-cell office:value-type="string">
            <text:p>Tristan</text:p>
          </table:table-cell>
          <table:table-cell office:value-type="string">
            <text:p>Hughes</text:p>
          </table:table-cell>
          <table:table-cell table:style-name="ce1" office:value-type="string">
            <text:p>21/06/1984</text:p>
          </table:table-cell>
          <table:table-cell office:value-type="string">
            <text:p>tristan12@adventure-works.com</text:p>
          </table:table-cell>
          <table:table-cell table:formula="of:=LEFT([.F479];FIND(&quot;@&quot;;[.F479])-1)" office:value-type="string" office:string-value="tristan12">
            <text:p>tristan12</text:p>
          </table:table-cell>
          <table:table-cell table:formula="of:=[.C479]&amp;&quot; &quot;&amp;[.D479]" office:value-type="string" office:string-value="Tristan Hughes">
            <text:p>Tristan Hughes</text:p>
          </table:table-cell>
          <table:table-cell/>
          <table:table-cell office:value-type="string">
            <text:p>Germany</text:p>
          </table:table-cell>
          <table:table-cell office:value-type="string">
            <text:p>AW00011477</text:p>
          </table:table-cell>
          <table:table-cell office:value-type="string">
            <text:p>Mozilla/4.0 (compatible; MSIE 7.0; Windows NT 6.2; Win64; x64; Trident/6.0; .NET4.0E; .NET4.0C; .NET CLR 3.5.30729; .NET CLR 3.0.30729; .NET CLR 2.0.50727)</text:p>
          </table:table-cell>
          <table:table-cell table:number-columns-repeated="1012"/>
        </table:table-row>
        <table:table-row table:style-name="ro1">
          <table:table-cell office:value-type="float" office:value="877">
            <text:p>877</text:p>
          </table:table-cell>
          <table:table-cell office:value-type="string">
            <text:p>Leyla Siavashi</text:p>
          </table:table-cell>
          <table:table-cell office:value-type="string">
            <text:p>Billy</text:p>
          </table:table-cell>
          <table:table-cell office:value-type="string">
            <text:p>Hernandez</text:p>
          </table:table-cell>
          <table:table-cell table:style-name="ce1" office:value-type="string">
            <text:p>22/02/1984</text:p>
          </table:table-cell>
          <table:table-cell office:value-type="string">
            <text:p>billy5@adventure-works.com</text:p>
          </table:table-cell>
          <table:table-cell table:formula="of:=LEFT([.F480];FIND(&quot;@&quot;;[.F480])-1)" office:value-type="string" office:string-value="billy5">
            <text:p>billy5</text:p>
          </table:table-cell>
          <table:table-cell table:formula="of:=[.C480]&amp;&quot; &quot;&amp;[.D480]" office:value-type="string" office:string-value="Billy Hernandez">
            <text:p>Billy Hernandez</text:p>
          </table:table-cell>
          <table:table-cell/>
          <table:table-cell office:value-type="string">
            <text:p>France</text:p>
          </table:table-cell>
          <table:table-cell office:value-type="string">
            <text:p>AW00011478</text:p>
          </table:table-cell>
          <table:table-cell office:value-type="string">
            <text:p>Mozilla/5.0 (Linux; Android 5.0.2; VK810 4G Build/LRX22G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878">
            <text:p>878</text:p>
          </table:table-cell>
          <table:table-cell office:value-type="string">
            <text:p>Miriam House</text:p>
          </table:table-cell>
          <table:table-cell office:value-type="string">
            <text:p>Darryl</text:p>
          </table:table-cell>
          <table:table-cell office:value-type="string">
            <text:p>Wu</text:p>
          </table:table-cell>
          <table:table-cell table:style-name="ce1" office:value-type="string">
            <text:p>20/10/1978</text:p>
          </table:table-cell>
          <table:table-cell office:value-type="string">
            <text:p>darryl6@adventure-works.com</text:p>
          </table:table-cell>
          <table:table-cell table:formula="of:=LEFT([.F481];FIND(&quot;@&quot;;[.F481])-1)" office:value-type="string" office:string-value="darryl6">
            <text:p>darryl6</text:p>
          </table:table-cell>
          <table:table-cell table:formula="of:=[.C481]&amp;&quot; &quot;&amp;[.D481]" office:value-type="string" office:string-value="Darryl Wu">
            <text:p>Darryl Wu</text:p>
          </table:table-cell>
          <table:table-cell/>
          <table:table-cell office:value-type="string">
            <text:p>France</text:p>
          </table:table-cell>
          <table:table-cell office:value-type="string">
            <text:p>AW00011479</text:p>
          </table:table-cell>
          <table:table-cell office:value-type="string">
            <text:p>Mozilla/5.0 (Macintosh; Intel Mac OS X 10_9_3) AppleWebKit/537.76.4 (KHTML, like Gecko) Version/7.0.4 Safari/537.76.4</text:p>
          </table:table-cell>
          <table:table-cell table:number-columns-repeated="1012"/>
        </table:table-row>
        <table:table-row table:style-name="ro1">
          <table:table-cell office:value-type="float" office:value="879">
            <text:p>879</text:p>
          </table:table-cell>
          <table:table-cell office:value-type="string">
            <text:p>Jitka Necesana</text:p>
          </table:table-cell>
          <table:table-cell office:value-type="string">
            <text:p>Colleen</text:p>
          </table:table-cell>
          <table:table-cell office:value-type="string">
            <text:p>Ma</text:p>
          </table:table-cell>
          <table:table-cell table:style-name="ce1" office:value-type="string">
            <text:p>07/03/1984</text:p>
          </table:table-cell>
          <table:table-cell office:value-type="string">
            <text:p>colleen16@adventure-works.com</text:p>
          </table:table-cell>
          <table:table-cell table:formula="of:=LEFT([.F482];FIND(&quot;@&quot;;[.F482])-1)" office:value-type="string" office:string-value="colleen16">
            <text:p>colleen16</text:p>
          </table:table-cell>
          <table:table-cell table:formula="of:=[.C482]&amp;&quot; &quot;&amp;[.D482]" office:value-type="string" office:string-value="Colleen Ma">
            <text:p>Colleen Ma</text:p>
          </table:table-cell>
          <table:table-cell/>
          <table:table-cell office:value-type="string">
            <text:p>France</text:p>
          </table:table-cell>
          <table:table-cell office:value-type="string">
            <text:p>AW00011480</text:p>
          </table:table-cell>
          <table:table-cell office:value-type="string">
            <text:p>Mozilla/5.0 (Windows NT 6.1) AppleWebKit/537.36 (KHTML, like Gecko) Chrome/43.0.2357.132 Safari/537.36</text:p>
          </table:table-cell>
          <table:table-cell table:number-columns-repeated="1012"/>
        </table:table-row>
        <table:table-row table:style-name="ro1">
          <table:table-cell office:value-type="float" office:value="880">
            <text:p>880</text:p>
          </table:table-cell>
          <table:table-cell office:value-type="string">
            <text:p>Edmee Glissen</text:p>
          </table:table-cell>
          <table:table-cell office:value-type="string">
            <text:p>Erica</text:p>
          </table:table-cell>
          <table:table-cell office:value-type="string">
            <text:p>Hu</text:p>
          </table:table-cell>
          <table:table-cell table:style-name="ce1" office:value-type="string">
            <text:p>20/11/1978</text:p>
          </table:table-cell>
          <table:table-cell office:value-type="string">
            <text:p>erica19@adventure-works.com</text:p>
          </table:table-cell>
          <table:table-cell table:formula="of:=LEFT([.F483];FIND(&quot;@&quot;;[.F483])-1)" office:value-type="string" office:string-value="erica19">
            <text:p>erica19</text:p>
          </table:table-cell>
          <table:table-cell table:formula="of:=[.C483]&amp;&quot; &quot;&amp;[.D483]" office:value-type="string" office:string-value="Erica Hu">
            <text:p>Erica Hu</text:p>
          </table:table-cell>
          <table:table-cell/>
          <table:table-cell office:value-type="string">
            <text:p>Germany</text:p>
          </table:table-cell>
          <table:table-cell office:value-type="string">
            <text:p>AW00011481</text:p>
          </table:table-cell>
          <table:table-cell office:value-type="string">
            <text:p>Mozilla/5.0 (Macintosh; Intel Mac OS X 10.11; rv:40.0) Gecko/20100101 Firefox/40.0</text:p>
          </table:table-cell>
          <table:table-cell table:number-columns-repeated="1012"/>
        </table:table-row>
        <table:table-row table:style-name="ro1">
          <table:table-cell office:value-type="float" office:value="881">
            <text:p>881</text:p>
          </table:table-cell>
          <table:table-cell office:value-type="string">
            <text:p>Magdalena Michnova</text:p>
          </table:table-cell>
          <table:table-cell office:value-type="string">
            <text:p>Adrienne</text:p>
          </table:table-cell>
          <table:table-cell office:value-type="string">
            <text:p>Torres</text:p>
          </table:table-cell>
          <table:table-cell table:style-name="ce1" office:value-type="string">
            <text:p>16/01/1978</text:p>
          </table:table-cell>
          <table:table-cell office:value-type="string">
            <text:p>adrienne8@adventure-works.com</text:p>
          </table:table-cell>
          <table:table-cell table:formula="of:=LEFT([.F484];FIND(&quot;@&quot;;[.F484])-1)" office:value-type="string" office:string-value="adrienne8">
            <text:p>adrienne8</text:p>
          </table:table-cell>
          <table:table-cell table:formula="of:=[.C484]&amp;&quot; &quot;&amp;[.D484]" office:value-type="string" office:string-value="Adrienne Torres">
            <text:p>Adrienne Torres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82</text:p>
          </table:table-cell>
          <table:table-cell office:value-type="string">
            <text:p>Mozilla/5.0 (Windows NT 6.1) AppleWebKit/537.36 (KHTML, like Gecko) Chrome/36.0.1985.125 Safari/537.36</text:p>
          </table:table-cell>
          <table:table-cell table:number-columns-repeated="1012"/>
        </table:table-row>
        <table:table-row table:style-name="ro1">
          <table:table-cell office:value-type="float" office:value="882">
            <text:p>882</text:p>
          </table:table-cell>
          <table:table-cell office:value-type="string">
            <text:p>Maryann Huddleston</text:p>
          </table:table-cell>
          <table:table-cell office:value-type="string">
            <text:p>Calvin</text:p>
          </table:table-cell>
          <table:table-cell office:value-type="string">
            <text:p>Chande</text:p>
          </table:table-cell>
          <table:table-cell table:style-name="ce1" office:value-type="string">
            <text:p>19/05/1983</text:p>
          </table:table-cell>
          <table:table-cell office:value-type="string">
            <text:p>calvin13@adventure-works.com</text:p>
          </table:table-cell>
          <table:table-cell table:formula="of:=LEFT([.F485];FIND(&quot;@&quot;;[.F485])-1)" office:value-type="string" office:string-value="calvin13">
            <text:p>calvin13</text:p>
          </table:table-cell>
          <table:table-cell table:formula="of:=[.C485]&amp;&quot; &quot;&amp;[.D485]" office:value-type="string" office:string-value="Calvin Chande">
            <text:p>Calvin Chande</text:p>
          </table:table-cell>
          <table:table-cell/>
          <table:table-cell office:value-type="string">
            <text:p>France</text:p>
          </table:table-cell>
          <table:table-cell office:value-type="string">
            <text:p>AW00011483</text:p>
          </table:table-cell>
          <table:table-cell office:value-type="string">
            <text:p>Mozilla/5.0 (Windows NT 6.3; WOW64; Trident/7.0; Touch; SMJB; rv:11.0) like Gecko</text:p>
          </table:table-cell>
          <table:table-cell table:number-columns-repeated="1012"/>
        </table:table-row>
        <table:table-row table:style-name="ro1">
          <table:table-cell office:value-type="float" office:value="883">
            <text:p>883</text:p>
          </table:table-cell>
          <table:table-cell office:value-type="string">
            <text:p>Radha Barua</text:p>
          </table:table-cell>
          <table:table-cell office:value-type="string">
            <text:p>Erick</text:p>
          </table:table-cell>
          <table:table-cell office:value-type="string">
            <text:p>Sai</text:p>
          </table:table-cell>
          <table:table-cell table:style-name="ce1" office:value-type="string">
            <text:p>03/03/1983</text:p>
          </table:table-cell>
          <table:table-cell office:value-type="string">
            <text:p>erick5@adventure-works.com</text:p>
          </table:table-cell>
          <table:table-cell table:formula="of:=LEFT([.F486];FIND(&quot;@&quot;;[.F486])-1)" office:value-type="string" office:string-value="erick5">
            <text:p>erick5</text:p>
          </table:table-cell>
          <table:table-cell table:formula="of:=[.C486]&amp;&quot; &quot;&amp;[.D486]" office:value-type="string" office:string-value="Erick Sai">
            <text:p>Erick Sai</text:p>
          </table:table-cell>
          <table:table-cell/>
          <table:table-cell office:value-type="string">
            <text:p>Germany</text:p>
          </table:table-cell>
          <table:table-cell office:value-type="string">
            <text:p>AW00011484</text:p>
          </table:table-cell>
          <table:table-cell office:value-type="string">
            <text:p>Mozilla/5.0 (Windows NT 6.3; Win64; x64; Trident/7.0; Touch; MDDCJS; rv:11.0) like Gecko</text:p>
          </table:table-cell>
          <table:table-cell table:number-columns-repeated="1012"/>
        </table:table-row>
        <table:table-row table:style-name="ro1">
          <table:table-cell office:value-type="float" office:value="884">
            <text:p>884</text:p>
          </table:table-cell>
          <table:table-cell office:value-type="string">
            <text:p>Anindya Ghatak</text:p>
          </table:table-cell>
          <table:table-cell office:value-type="string">
            <text:p>Donald</text:p>
          </table:table-cell>
          <table:table-cell office:value-type="string">
            <text:p>Chandra</text:p>
          </table:table-cell>
          <table:table-cell table:style-name="ce1" office:value-type="string">
            <text:p>04/02/1978</text:p>
          </table:table-cell>
          <table:table-cell office:value-type="string">
            <text:p>donald4@adventure-works.com</text:p>
          </table:table-cell>
          <table:table-cell table:formula="of:=LEFT([.F487];FIND(&quot;@&quot;;[.F487])-1)" office:value-type="string" office:string-value="donald4">
            <text:p>donald4</text:p>
          </table:table-cell>
          <table:table-cell table:formula="of:=[.C487]&amp;&quot; &quot;&amp;[.D487]" office:value-type="string" office:string-value="Donald Chandra">
            <text:p>Donald Chandra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85</text:p>
          </table:table-cell>
          <table:table-cell office:value-type="string">
            <text:p>Mozilla/5.0 (Windows NT 6.1; WOW64) AppleWebKit/537.36 (KHTML, like Gecko) Chrome/34.0.1847.131 Safari/537.36</text:p>
          </table:table-cell>
          <table:table-cell table:number-columns-repeated="1012"/>
        </table:table-row>
        <table:table-row table:style-name="ro1">
          <table:table-cell office:value-type="float" office:value="885">
            <text:p>885</text:p>
          </table:table-cell>
          <table:table-cell office:value-type="string">
            <text:p>Chandrashekhar Dasgupta</text:p>
          </table:table-cell>
          <table:table-cell office:value-type="string">
            <text:p>Ariana</text:p>
          </table:table-cell>
          <table:table-cell office:value-type="string">
            <text:p>Rogers</text:p>
          </table:table-cell>
          <table:table-cell table:style-name="ce1" office:value-type="string">
            <text:p>21/05/1982</text:p>
          </table:table-cell>
          <table:table-cell office:value-type="string">
            <text:p>ariana17@adventure-works.com</text:p>
          </table:table-cell>
          <table:table-cell table:formula="of:=LEFT([.F488];FIND(&quot;@&quot;;[.F488])-1)" office:value-type="string" office:string-value="ariana17">
            <text:p>ariana17</text:p>
          </table:table-cell>
          <table:table-cell table:formula="of:=[.C488]&amp;&quot; &quot;&amp;[.D488]" office:value-type="string" office:string-value="Ariana Rogers">
            <text:p>Ariana Rogers</text:p>
          </table:table-cell>
          <table:table-cell/>
          <table:table-cell office:value-type="string">
            <text:p>Germany</text:p>
          </table:table-cell>
          <table:table-cell office:value-type="string">
            <text:p>AW00011486</text:p>
          </table:table-cell>
          <table:table-cell office:value-type="string">
            <text:p>Mozilla/5.0 (Windows NT 6.1; Trident/7.0; BOIE9;ENUS; rv:11.0) like Gecko</text:p>
          </table:table-cell>
          <table:table-cell table:number-columns-repeated="1012"/>
        </table:table-row>
        <table:table-row table:style-name="ro1">
          <table:table-cell office:value-type="float" office:value="886">
            <text:p>886</text:p>
          </table:table-cell>
          <table:table-cell office:value-type="string">
            <text:p>Debbie Molina</text:p>
          </table:table-cell>
          <table:table-cell office:value-type="string">
            <text:p>Morgan</text:p>
          </table:table-cell>
          <table:table-cell office:value-type="string">
            <text:p>Jones</text:p>
          </table:table-cell>
          <table:table-cell table:style-name="ce1" office:value-type="string">
            <text:p>05/01/1977</text:p>
          </table:table-cell>
          <table:table-cell office:value-type="string">
            <text:p>morgan26@adventure-works.com</text:p>
          </table:table-cell>
          <table:table-cell table:formula="of:=LEFT([.F489];FIND(&quot;@&quot;;[.F489])-1)" office:value-type="string" office:string-value="morgan26">
            <text:p>morgan26</text:p>
          </table:table-cell>
          <table:table-cell table:formula="of:=[.C489]&amp;&quot; &quot;&amp;[.D489]" office:value-type="string" office:string-value="Morgan Jones">
            <text:p>Morgan Jones</text:p>
          </table:table-cell>
          <table:table-cell/>
          <table:table-cell office:value-type="string">
            <text:p>France</text:p>
          </table:table-cell>
          <table:table-cell office:value-type="string">
            <text:p>AW00011487</text:p>
          </table:table-cell>
          <table:table-cell office:value-type="string">
            <text:p>Mozilla/5.0 (Windows NT 5.1) AppleWebKit/537.36 (KHTML, like Gecko) Chrome/35.0.1916.153 Safari/537.36 SE 2.X MetaSr 1.0</text:p>
          </table:table-cell>
          <table:table-cell table:number-columns-repeated="1012"/>
        </table:table-row>
        <table:table-row table:style-name="ro1">
          <table:table-cell office:value-type="float" office:value="887">
            <text:p>887</text:p>
          </table:table-cell>
          <table:table-cell office:value-type="string">
            <text:p>Baran Jonsson</text:p>
          </table:table-cell>
          <table:table-cell office:value-type="string">
            <text:p>Jermaine</text:p>
          </table:table-cell>
          <table:table-cell office:value-type="string">
            <text:p>Lopez</text:p>
          </table:table-cell>
          <table:table-cell table:style-name="ce1" office:value-type="string">
            <text:p>20/03/1977</text:p>
          </table:table-cell>
          <table:table-cell office:value-type="string">
            <text:p>jermaine15@adventure-works.com</text:p>
          </table:table-cell>
          <table:table-cell table:formula="of:=LEFT([.F490];FIND(&quot;@&quot;;[.F490])-1)" office:value-type="string" office:string-value="jermaine15">
            <text:p>jermaine15</text:p>
          </table:table-cell>
          <table:table-cell table:formula="of:=[.C490]&amp;&quot; &quot;&amp;[.D490]" office:value-type="string" office:string-value="Jermaine Lopez">
            <text:p>Jermaine Lop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88</text:p>
          </table:table-cell>
          <table:table-cell office:value-type="string">
            <text:p>Mozilla/5.0 (iPad; CPU OS 8_4 like Mac OS X) AppleWebKit/600.1.4 (KHTML, like Gecko) GSA/6.0.51363 Mobile/12H143 Safari/600.1.4</text:p>
          </table:table-cell>
          <table:table-cell table:number-columns-repeated="1012"/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Jai Lamble</text:p>
          </table:table-cell>
          <table:table-cell office:value-type="string">
            <text:p>Deborah</text:p>
          </table:table-cell>
          <table:table-cell office:value-type="string">
            <text:p>Goel</text:p>
          </table:table-cell>
          <table:table-cell table:style-name="ce1" office:value-type="string">
            <text:p>03/09/1976</text:p>
          </table:table-cell>
          <table:table-cell office:value-type="string">
            <text:p>deborah21@adventure-works.com</text:p>
          </table:table-cell>
          <table:table-cell table:formula="of:=LEFT([.F491];FIND(&quot;@&quot;;[.F491])-1)" office:value-type="string" office:string-value="deborah21">
            <text:p>deborah21</text:p>
          </table:table-cell>
          <table:table-cell table:formula="of:=[.C491]&amp;&quot; &quot;&amp;[.D491]" office:value-type="string" office:string-value="Deborah Goel">
            <text:p>Deborah Goel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89</text:p>
          </table:table-cell>
          <table:table-cell office:value-type="string">
            <text:p>Mozilla/5.0 (Macintosh; Intel Mac OS X 10.8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889">
            <text:p>889</text:p>
          </table:table-cell>
          <table:table-cell office:value-type="string">
            <text:p>Sointu Savonheimo</text:p>
          </table:table-cell>
          <table:table-cell office:value-type="string">
            <text:p>Danny</text:p>
          </table:table-cell>
          <table:table-cell office:value-type="string">
            <text:p>Rubio</text:p>
          </table:table-cell>
          <table:table-cell table:style-name="ce1" office:value-type="string">
            <text:p>05/07/1976</text:p>
          </table:table-cell>
          <table:table-cell office:value-type="string">
            <text:p>danny22@adventure-works.com</text:p>
          </table:table-cell>
          <table:table-cell table:formula="of:=LEFT([.F492];FIND(&quot;@&quot;;[.F492])-1)" office:value-type="string" office:string-value="danny22">
            <text:p>danny22</text:p>
          </table:table-cell>
          <table:table-cell table:formula="of:=[.C492]&amp;&quot; &quot;&amp;[.D492]" office:value-type="string" office:string-value="Danny Rubio">
            <text:p>Danny Rubio</text:p>
          </table:table-cell>
          <table:table-cell/>
          <table:table-cell office:value-type="string">
            <text:p>France</text:p>
          </table:table-cell>
          <table:table-cell office:value-type="string">
            <text:p>AW00011490</text:p>
          </table:table-cell>
          <table:table-cell office:value-type="string">
            <text:p>Mozilla/5.0 (Windows NT 5.1; rv:41.0) Gecko/20100101 Firefox/41.0</text:p>
          </table:table-cell>
          <table:table-cell table:number-columns-repeated="1012"/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Olya Izmaylov</text:p>
          </table:table-cell>
          <table:table-cell office:value-type="string">
            <text:p>Andre</text:p>
          </table:table-cell>
          <table:table-cell office:value-type="string">
            <text:p>Perez</text:p>
          </table:table-cell>
          <table:table-cell table:style-name="ce1" office:value-type="string">
            <text:p>02/04/1982</text:p>
          </table:table-cell>
          <table:table-cell office:value-type="string">
            <text:p>andre20@adventure-works.com</text:p>
          </table:table-cell>
          <table:table-cell table:formula="of:=LEFT([.F493];FIND(&quot;@&quot;;[.F493])-1)" office:value-type="string" office:string-value="andre20">
            <text:p>andre20</text:p>
          </table:table-cell>
          <table:table-cell table:formula="of:=[.C493]&amp;&quot; &quot;&amp;[.D493]" office:value-type="string" office:string-value="Andre Perez">
            <text:p>Andre Per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91</text:p>
          </table:table-cell>
          <table:table-cell office:value-type="string">
            <text:p>Mozilla/4.0 (compatible; MSIE 7.0; Windows NT 6.1; WOW64; Trident/6.0; SLCC2; .NET CLR 2.0.50727; .NET CLR 3.5.30729; .NET CLR 3.0.30729; Media Center PC 6.0; .NET4.0C; .NET4.0E; InfoPath.3)</text:p>
          </table:table-cell>
          <table:table-cell table:number-columns-repeated="1012"/>
        </table:table-row>
        <table:table-row table:style-name="ro1">
          <table:table-cell office:value-type="float" office:value="891">
            <text:p>891</text:p>
          </table:table-cell>
          <table:table-cell office:value-type="string">
            <text:p>Taneli Riutta</text:p>
          </table:table-cell>
          <table:table-cell office:value-type="string">
            <text:p>Terrence</text:p>
          </table:table-cell>
          <table:table-cell office:value-type="string">
            <text:p>Chander</text:p>
          </table:table-cell>
          <table:table-cell table:style-name="ce1" office:value-type="string">
            <text:p>15/11/1982</text:p>
          </table:table-cell>
          <table:table-cell office:value-type="string">
            <text:p>terrence16@adventure-works.com</text:p>
          </table:table-cell>
          <table:table-cell table:formula="of:=LEFT([.F494];FIND(&quot;@&quot;;[.F494])-1)" office:value-type="string" office:string-value="terrence16">
            <text:p>terrence16</text:p>
          </table:table-cell>
          <table:table-cell table:formula="of:=[.C494]&amp;&quot; &quot;&amp;[.D494]" office:value-type="string" office:string-value="Terrence Chander">
            <text:p>Terrence Chander</text:p>
          </table:table-cell>
          <table:table-cell/>
          <table:table-cell office:value-type="string">
            <text:p>Germany</text:p>
          </table:table-cell>
          <table:table-cell office:value-type="string">
            <text:p>AW00011492</text:p>
          </table:table-cell>
          <table:table-cell office:value-type="string">
            <text:p>Mozilla/5.0 (Windows NT 6.1; WOW64) AppleWebKit/537.36 (KHTML, like Gecko) Chrome/41.0.2272.76 Safari/537.36</text:p>
          </table:table-cell>
          <table:table-cell table:number-columns-repeated="1012"/>
        </table:table-row>
        <table:table-row table:style-name="ro1">
          <table:table-cell office:value-type="float" office:value="892">
            <text:p>892</text:p>
          </table:table-cell>
          <table:table-cell office:value-type="string">
            <text:p>Bahaar Asef zade</text:p>
          </table:table-cell>
          <table:table-cell office:value-type="string">
            <text:p>Dawn</text:p>
          </table:table-cell>
          <table:table-cell office:value-type="string">
            <text:p>Wu</text:p>
          </table:table-cell>
          <table:table-cell table:style-name="ce1" office:value-type="string">
            <text:p>31/05/1976</text:p>
          </table:table-cell>
          <table:table-cell office:value-type="string">
            <text:p>dawn8@adventure-works.com</text:p>
          </table:table-cell>
          <table:table-cell table:formula="of:=LEFT([.F495];FIND(&quot;@&quot;;[.F495])-1)" office:value-type="string" office:string-value="dawn8">
            <text:p>dawn8</text:p>
          </table:table-cell>
          <table:table-cell table:formula="of:=[.C495]&amp;&quot; &quot;&amp;[.D495]" office:value-type="string" office:string-value="Dawn Wu">
            <text:p>Dawn Wu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93</text:p>
          </table:table-cell>
          <table:table-cell office:value-type="string">
            <text:p>Mozilla/5.0 (Windows NT 6.1; Win64; x64) AppleWebKit/537.36 (KHTML, like Gecko) Chrome/47.0.2503.0 Safari/537.36</text:p>
          </table:table-cell>
          <table:table-cell table:number-columns-repeated="1012"/>
        </table:table-row>
        <table:table-row table:style-name="ro1">
          <table:table-cell office:value-type="float" office:value="893">
            <text:p>893</text:p>
          </table:table-cell>
          <table:table-cell office:value-type="string">
            <text:p>Leyla Asef zade</text:p>
          </table:table-cell>
          <table:table-cell office:value-type="string">
            <text:p>Jimmy</text:p>
          </table:table-cell>
          <table:table-cell office:value-type="string">
            <text:p>Gutierrez</text:p>
          </table:table-cell>
          <table:table-cell table:style-name="ce1" office:value-type="string">
            <text:p>25/01/1976</text:p>
          </table:table-cell>
          <table:table-cell office:value-type="string">
            <text:p>jimmy14@adventure-works.com</text:p>
          </table:table-cell>
          <table:table-cell table:formula="of:=LEFT([.F496];FIND(&quot;@&quot;;[.F496])-1)" office:value-type="string" office:string-value="jimmy14">
            <text:p>jimmy14</text:p>
          </table:table-cell>
          <table:table-cell table:formula="of:=[.C496]&amp;&quot; &quot;&amp;[.D496]" office:value-type="string" office:string-value="Jimmy Gutierrez">
            <text:p>Jimmy Gutierr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94</text:p>
          </table:table-cell>
          <table:table-cell office:value-type="string">
            <text:p>Mozilla/5.0 (Macintosh; Intel Mac OS X 10_11) AppleWebKit/601.1.50 (KHTML, like Gecko) Version/9.0 Safari/601.1.50</text:p>
          </table:table-cell>
          <table:table-cell table:number-columns-repeated="1012"/>
        </table:table-row>
        <table:table-row table:style-name="ro1">
          <table:table-cell office:value-type="float" office:value="894">
            <text:p>894</text:p>
          </table:table-cell>
          <table:table-cell office:value-type="string">
            <text:p>Gabriela Hernandes</text:p>
          </table:table-cell>
          <table:table-cell office:value-type="string">
            <text:p>Francis</text:p>
          </table:table-cell>
          <table:table-cell office:value-type="string">
            <text:p>Jimenez</text:p>
          </table:table-cell>
          <table:table-cell table:style-name="ce1" office:value-type="string">
            <text:p>03/03/1977</text:p>
          </table:table-cell>
          <table:table-cell office:value-type="string">
            <text:p>francis3@adventure-works.com</text:p>
          </table:table-cell>
          <table:table-cell table:formula="of:=LEFT([.F497];FIND(&quot;@&quot;;[.F497])-1)" office:value-type="string" office:string-value="francis3">
            <text:p>francis3</text:p>
          </table:table-cell>
          <table:table-cell table:formula="of:=[.C497]&amp;&quot; &quot;&amp;[.D497]" office:value-type="string" office:string-value="Francis Jimenez">
            <text:p>Francis Jimenez</text:p>
          </table:table-cell>
          <table:table-cell/>
          <table:table-cell office:value-type="string">
            <text:p>Germany</text:p>
          </table:table-cell>
          <table:table-cell office:value-type="string">
            <text:p>AW00011495</text:p>
          </table:table-cell>
          <table:table-cell office:value-type="string">
            <text:p>Mozilla/4.0 (compatible; MSIE 7.0; Windows NT 6.1; WOW64; Trident/7.0; SLCC2; .NET CLR 2.0.50727; .NET CLR 3.5.30729; .NET CLR 3.0.30729; Media Center PC 6.0; .NET4.0C; .NET4.0E; InfoPath.3; GWX:RESERVED)</text:p>
          </table:table-cell>
          <table:table-cell table:number-columns-repeated="1012"/>
        </table:table-row>
        <table:table-row table:style-name="ro1">
          <table:table-cell office:value-type="float" office:value="895">
            <text:p>895</text:p>
          </table:table-cell>
          <table:table-cell office:value-type="string">
            <text:p>Geza Roman</text:p>
          </table:table-cell>
          <table:table-cell office:value-type="string">
            <text:p>Gary</text:p>
          </table:table-cell>
          <table:table-cell office:value-type="string">
            <text:p>Ortega</text:p>
          </table:table-cell>
          <table:table-cell table:style-name="ce1" office:value-type="string">
            <text:p>15/04/1976</text:p>
          </table:table-cell>
          <table:table-cell office:value-type="string">
            <text:p>gary31@adventure-works.com</text:p>
          </table:table-cell>
          <table:table-cell table:formula="of:=LEFT([.F498];FIND(&quot;@&quot;;[.F498])-1)" office:value-type="string" office:string-value="gary31">
            <text:p>gary31</text:p>
          </table:table-cell>
          <table:table-cell table:formula="of:=[.C498]&amp;&quot; &quot;&amp;[.D498]" office:value-type="string" office:string-value="Gary Ortega">
            <text:p>Gary Ortega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96</text:p>
          </table:table-cell>
          <table:table-cell office:value-type="string">
            <text:p>Mozilla/5.0 (iPad; CPU OS 6_1 like Mac OS X) AppleWebKit/536.26 (KHTML, like Gecko) Version/6.0 Mobile/10B141 Safari/8536.25</text:p>
          </table:table-cell>
          <table:table-cell table:number-columns-repeated="1012"/>
        </table:table-row>
        <table:table-row table:style-name="ro1">
          <table:table-cell office:value-type="float" office:value="896">
            <text:p>896</text:p>
          </table:table-cell>
          <table:table-cell office:value-type="string">
            <text:p>Leonardo Folliero</text:p>
          </table:table-cell>
          <table:table-cell office:value-type="string">
            <text:p>Katrina</text:p>
          </table:table-cell>
          <table:table-cell office:value-type="string">
            <text:p>Nath</text:p>
          </table:table-cell>
          <table:table-cell table:style-name="ce1" office:value-type="string">
            <text:p>22/11/1981</text:p>
          </table:table-cell>
          <table:table-cell office:value-type="string">
            <text:p>katrina17@adventure-works.com</text:p>
          </table:table-cell>
          <table:table-cell table:formula="of:=LEFT([.F499];FIND(&quot;@&quot;;[.F499])-1)" office:value-type="string" office:string-value="katrina17">
            <text:p>katrina17</text:p>
          </table:table-cell>
          <table:table-cell table:formula="of:=[.C499]&amp;&quot; &quot;&amp;[.D499]" office:value-type="string" office:string-value="Katrina Nath">
            <text:p>Katrina Nath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497</text:p>
          </table:table-cell>
          <table:table-cell office:value-type="string">
            <text:p>Mozilla/5.0 (Macintosh; Intel Mac OS X 10_10_5) AppleWebKit/601.1.56 (KHTML, like Gecko) Version/9.0 Safari/601.1.56</text:p>
          </table:table-cell>
          <table:table-cell table:number-columns-repeated="1012"/>
        </table:table-row>
        <table:table-row table:style-name="ro1">
          <table:table-cell office:value-type="float" office:value="897">
            <text:p>897</text:p>
          </table:table-cell>
          <table:table-cell office:value-type="string">
            <text:p>Allan Mannik</text:p>
          </table:table-cell>
          <table:table-cell office:value-type="string">
            <text:p>Arturo</text:p>
          </table:table-cell>
          <table:table-cell office:value-type="string">
            <text:p>Sun</text:p>
          </table:table-cell>
          <table:table-cell table:style-name="ce1" office:value-type="string">
            <text:p>15/07/1979</text:p>
          </table:table-cell>
          <table:table-cell office:value-type="string">
            <text:p>arturo14@adventure-works.com</text:p>
          </table:table-cell>
          <table:table-cell table:formula="of:=LEFT([.F500];FIND(&quot;@&quot;;[.F500])-1)" office:value-type="string" office:string-value="arturo14">
            <text:p>arturo14</text:p>
          </table:table-cell>
          <table:table-cell table:formula="of:=[.C500]&amp;&quot; &quot;&amp;[.D500]" office:value-type="string" office:string-value="Arturo Sun">
            <text:p>Arturo Sun</text:p>
          </table:table-cell>
          <table:table-cell/>
          <table:table-cell office:value-type="string">
            <text:p>Canada</text:p>
          </table:table-cell>
          <table:table-cell office:value-type="string">
            <text:p>AW00011498</text:p>
          </table:table-cell>
          <table:table-cell office:value-type="string">
            <text:p>Mozilla/5.0 (Linux; Android 5.1.1; Nexus 7 Build/LMY47V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898">
            <text:p>898</text:p>
          </table:table-cell>
          <table:table-cell office:value-type="string">
            <text:p>Gopalgobinda Sikdar</text:p>
          </table:table-cell>
          <table:table-cell office:value-type="string">
            <text:p>Pedro</text:p>
          </table:table-cell>
          <table:table-cell office:value-type="string">
            <text:p>Vance</text:p>
          </table:table-cell>
          <table:table-cell table:style-name="ce1" office:value-type="string">
            <text:p>13/05/1980</text:p>
          </table:table-cell>
          <table:table-cell office:value-type="string">
            <text:p>pedro4@adventure-works.com</text:p>
          </table:table-cell>
          <table:table-cell table:formula="of:=LEFT([.F501];FIND(&quot;@&quot;;[.F501])-1)" office:value-type="string" office:string-value="pedro4">
            <text:p>pedro4</text:p>
          </table:table-cell>
          <table:table-cell table:formula="of:=[.C501]&amp;&quot; &quot;&amp;[.D501]" office:value-type="string" office:string-value="Pedro Vance">
            <text:p>Pedro Vanc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499</text:p>
          </table:table-cell>
          <table:table-cell office:value-type="string">
            <text:p>Mozilla/5.0 (iPad; CPU OS 8_1_2 like Mac OS X) AppleWebKit/600.1.4 (KHTML, like Gecko) CriOS/45.0.2454.68 Mobile/12B440 Safari/600.1.4</text:p>
          </table:table-cell>
          <table:table-cell table:number-columns-repeated="1012"/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Chin-Sun Chang</text:p>
          </table:table-cell>
          <table:table-cell office:value-type="string">
            <text:p>Sarah</text:p>
          </table:table-cell>
          <table:table-cell office:value-type="string">
            <text:p>Simmons</text:p>
          </table:table-cell>
          <table:table-cell table:style-name="ce1" office:value-type="string">
            <text:p>17/03/1980</text:p>
          </table:table-cell>
          <table:table-cell office:value-type="string">
            <text:p>sarah40@adventure-works.com</text:p>
          </table:table-cell>
          <table:table-cell table:formula="of:=LEFT([.F502];FIND(&quot;@&quot;;[.F502])-1)" office:value-type="string" office:string-value="sarah40">
            <text:p>sarah40</text:p>
          </table:table-cell>
          <table:table-cell table:formula="of:=[.C502]&amp;&quot; &quot;&amp;[.D502]" office:value-type="string" office:string-value="Sarah Simmons">
            <text:p>Sarah Simmons</text:p>
          </table:table-cell>
          <table:table-cell/>
          <table:table-cell office:value-type="string">
            <text:p>Canada</text:p>
          </table:table-cell>
          <table:table-cell office:value-type="string">
            <text:p>AW00011500</text:p>
          </table:table-cell>
          <table:table-cell office:value-type="string">
            <text:p>Mozilla/5.0 (Macintosh; Intel Mac OS X 10_9_5) AppleWebKit/537.36 (KHTML, like Gecko) Chrome/44.0.2403.125 Safari/537.36</text:p>
          </table:table-cell>
          <table:table-cell table:number-columns-repeated="1012"/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Lilli Sokk</text:p>
          </table:table-cell>
          <table:table-cell office:value-type="string">
            <text:p>Brandy</text:p>
          </table:table-cell>
          <table:table-cell office:value-type="string">
            <text:p>Chandra</text:p>
          </table:table-cell>
          <table:table-cell table:style-name="ce1" office:value-type="string">
            <text:p>03/01/1981</text:p>
          </table:table-cell>
          <table:table-cell office:value-type="string">
            <text:p>brandy20@adventure-works.com</text:p>
          </table:table-cell>
          <table:table-cell table:formula="of:=LEFT([.F503];FIND(&quot;@&quot;;[.F503])-1)" office:value-type="string" office:string-value="brandy20">
            <text:p>brandy20</text:p>
          </table:table-cell>
          <table:table-cell table:formula="of:=[.C503]&amp;&quot; &quot;&amp;[.D503]" office:value-type="string" office:string-value="Brandy Chandra">
            <text:p>Brandy Chandra</text:p>
          </table:table-cell>
          <table:table-cell/>
          <table:table-cell office:value-type="string">
            <text:p>Canada</text:p>
          </table:table-cell>
          <table:table-cell office:value-type="string">
            <text:p>AW00011501</text:p>
          </table:table-cell>
          <table:table-cell office:value-type="string">
            <text:p>Mozilla/5.0 (Windows NT 6.1; WOW64) AppleWebKit/534+ (KHTML, like Gecko) MsnBot-Media /1.0b</text:p>
          </table:table-cell>
          <table:table-cell table:number-columns-repeated="1012"/>
        </table:table-row>
        <table:table-row table:style-name="ro1">
          <table:table-cell office:value-type="float" office:value="901">
            <text:p>901</text:p>
          </table:table-cell>
          <table:table-cell office:value-type="string">
            <text:p>Adrian Andreasson</text:p>
          </table:table-cell>
          <table:table-cell office:value-type="string">
            <text:p>Jared</text:p>
          </table:table-cell>
          <table:table-cell office:value-type="string">
            <text:p>Peterson</text:p>
          </table:table-cell>
          <table:table-cell table:style-name="ce1" office:value-type="string">
            <text:p>03/09/1980</text:p>
          </table:table-cell>
          <table:table-cell office:value-type="string">
            <text:p>jared8@adventure-works.com</text:p>
          </table:table-cell>
          <table:table-cell table:formula="of:=LEFT([.F504];FIND(&quot;@&quot;;[.F504])-1)" office:value-type="string" office:string-value="jared8">
            <text:p>jared8</text:p>
          </table:table-cell>
          <table:table-cell table:formula="of:=[.C504]&amp;&quot; &quot;&amp;[.D504]" office:value-type="string" office:string-value="Jared Peterson">
            <text:p>Jared Peterson</text:p>
          </table:table-cell>
          <table:table-cell/>
          <table:table-cell office:value-type="string">
            <text:p>Canada</text:p>
          </table:table-cell>
          <table:table-cell office:value-type="string">
            <text:p>AW00011502</text:p>
          </table:table-cell>
          <table:table-cell office:value-type="string">
            <text:p>Mozilla/5.0 (compatible; MSIE 10.0; Windows NT 6.1; WOW64; Trident/7.0)</text:p>
          </table:table-cell>
          <table:table-cell table:number-columns-repeated="1012"/>
        </table:table-row>
        <table:table-row table:style-name="ro1">
          <table:table-cell office:value-type="float" office:value="902">
            <text:p>902</text:p>
          </table:table-cell>
          <table:table-cell office:value-type="string">
            <text:p>Kamila Michnova</text:p>
          </table:table-cell>
          <table:table-cell office:value-type="string">
            <text:p>Dennis</text:p>
          </table:table-cell>
          <table:table-cell office:value-type="string">
            <text:p>Wu</text:p>
          </table:table-cell>
          <table:table-cell table:style-name="ce1" office:value-type="string">
            <text:p>11/04/1936</text:p>
          </table:table-cell>
          <table:table-cell office:value-type="string">
            <text:p>dennis8@adventure-works.com</text:p>
          </table:table-cell>
          <table:table-cell table:formula="of:=LEFT([.F505];FIND(&quot;@&quot;;[.F505])-1)" office:value-type="string" office:string-value="dennis8">
            <text:p>dennis8</text:p>
          </table:table-cell>
          <table:table-cell table:formula="of:=[.C505]&amp;&quot; &quot;&amp;[.D505]" office:value-type="string" office:string-value="Dennis Wu">
            <text:p>Dennis Wu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03</text:p>
          </table:table-cell>
          <table:table-cell office:value-type="string">
            <text:p>Mozilla/5.0 (Windows NT 6.3; WOW64) AppleWebKit/537.36 (KHTML, like Gecko) Chrome/35.0.1916.153 Safari/537.36</text:p>
          </table:table-cell>
          <table:table-cell table:number-columns-repeated="1012"/>
        </table:table-row>
        <table:table-row table:style-name="ro1">
          <table:table-cell office:value-type="float" office:value="903">
            <text:p>903</text:p>
          </table:table-cell>
          <table:table-cell office:value-type="string">
            <text:p>Bing Han</text:p>
          </table:table-cell>
          <table:table-cell office:value-type="string">
            <text:p>Jordan</text:p>
          </table:table-cell>
          <table:table-cell office:value-type="string">
            <text:p>Baker</text:p>
          </table:table-cell>
          <table:table-cell table:style-name="ce1" office:value-type="string">
            <text:p>17/10/1936</text:p>
          </table:table-cell>
          <table:table-cell office:value-type="string">
            <text:p>jordan45@adventure-works.com</text:p>
          </table:table-cell>
          <table:table-cell table:formula="of:=LEFT([.F506];FIND(&quot;@&quot;;[.F506])-1)" office:value-type="string" office:string-value="jordan45">
            <text:p>jordan45</text:p>
          </table:table-cell>
          <table:table-cell table:formula="of:=[.C506]&amp;&quot; &quot;&amp;[.D506]" office:value-type="string" office:string-value="Jordan Baker">
            <text:p>Jordan Bak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04</text:p>
          </table:table-cell>
          <table:table-cell office:value-type="string">
            <text:p>Mozilla/5.0 (compatible; MSIE 10.0; Windows NT 6.3; WOW64; Trident/7.0)</text:p>
          </table:table-cell>
          <table:table-cell table:number-columns-repeated="1012"/>
        </table:table-row>
        <table:table-row table:style-name="ro1">
          <table:table-cell office:value-type="float" office:value="904">
            <text:p>904</text:p>
          </table:table-cell>
          <table:table-cell office:value-type="string">
            <text:p>Olafs Rozitis</text:p>
          </table:table-cell>
          <table:table-cell office:value-type="string">
            <text:p>Jasmine</text:p>
          </table:table-cell>
          <table:table-cell office:value-type="string">
            <text:p>Powell</text:p>
          </table:table-cell>
          <table:table-cell table:style-name="ce1" office:value-type="string">
            <text:p>04/01/1972</text:p>
          </table:table-cell>
          <table:table-cell office:value-type="string">
            <text:p>jasmine48@adventure-works.com</text:p>
          </table:table-cell>
          <table:table-cell table:formula="of:=LEFT([.F507];FIND(&quot;@&quot;;[.F507])-1)" office:value-type="string" office:string-value="jasmine48">
            <text:p>jasmine48</text:p>
          </table:table-cell>
          <table:table-cell table:formula="of:=[.C507]&amp;&quot; &quot;&amp;[.D507]" office:value-type="string" office:string-value="Jasmine Powell">
            <text:p>Jasmine Powell</text:p>
          </table:table-cell>
          <table:table-cell/>
          <table:table-cell office:value-type="string">
            <text:p>Canada</text:p>
          </table:table-cell>
          <table:table-cell office:value-type="string">
            <text:p>AW00011505</text:p>
          </table:table-cell>
          <table:table-cell office:value-type="string">
            <text:p>Mozilla/5.0 (Linux; Android 5.1.1; SM-G920V Build/LMY47X) AppleWebKit/537.36 (KHTML, like Gecko) Chrome/45.0.2454.84 Mobile Safari/537.36</text:p>
          </table:table-cell>
          <table:table-cell table:number-columns-repeated="1012"/>
        </table:table-row>
        <table:table-row table:style-name="ro1">
          <table:table-cell office:value-type="float" office:value="905">
            <text:p>905</text:p>
          </table:table-cell>
          <table:table-cell office:value-type="string">
            <text:p>Sara Huiting</text:p>
          </table:table-cell>
          <table:table-cell office:value-type="string">
            <text:p>Nicholas</text:p>
          </table:table-cell>
          <table:table-cell office:value-type="string">
            <text:p>Brown</text:p>
          </table:table-cell>
          <table:table-cell table:style-name="ce1" office:value-type="string">
            <text:p>14/11/1971</text:p>
          </table:table-cell>
          <table:table-cell office:value-type="string">
            <text:p>nicholas6@adventure-works.com</text:p>
          </table:table-cell>
          <table:table-cell table:formula="of:=LEFT([.F508];FIND(&quot;@&quot;;[.F508])-1)" office:value-type="string" office:string-value="nicholas6">
            <text:p>nicholas6</text:p>
          </table:table-cell>
          <table:table-cell table:formula="of:=[.C508]&amp;&quot; &quot;&amp;[.D508]" office:value-type="string" office:string-value="Nicholas Brown">
            <text:p>Nicholas Brown</text:p>
          </table:table-cell>
          <table:table-cell/>
          <table:table-cell office:value-type="string">
            <text:p>Canada</text:p>
          </table:table-cell>
          <table:table-cell office:value-type="string">
            <text:p>AW00011506</text:p>
          </table:table-cell>
          <table:table-cell office:value-type="string">
            <text:p>Mozilla/5.0 (Windows NT 6.3; Win64; x64; Trident/7.0; ASU2JS; rv:11.0) like Gecko</text:p>
          </table:table-cell>
          <table:table-cell table:number-columns-repeated="1012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Ajitaab Pakalapati</text:p>
          </table:table-cell>
          <table:table-cell office:value-type="string">
            <text:p>Isabella</text:p>
          </table:table-cell>
          <table:table-cell office:value-type="string">
            <text:p>Russell</text:p>
          </table:table-cell>
          <table:table-cell table:style-name="ce1" office:value-type="string">
            <text:p>19/05/1972</text:p>
          </table:table-cell>
          <table:table-cell office:value-type="string">
            <text:p>isabella30@adventure-works.com</text:p>
          </table:table-cell>
          <table:table-cell table:formula="of:=LEFT([.F509];FIND(&quot;@&quot;;[.F509])-1)" office:value-type="string" office:string-value="isabella30">
            <text:p>isabella30</text:p>
          </table:table-cell>
          <table:table-cell table:formula="of:=[.C509]&amp;&quot; &quot;&amp;[.D509]" office:value-type="string" office:string-value="Isabella Russell">
            <text:p>Isabella Russell</text:p>
          </table:table-cell>
          <table:table-cell/>
          <table:table-cell office:value-type="string">
            <text:p>Canada</text:p>
          </table:table-cell>
          <table:table-cell office:value-type="string">
            <text:p>AW00011507</text:p>
          </table:table-cell>
          <table:table-cell office:value-type="string">
            <text:p>Mozilla/5.0 (Macintosh; Intel Mac OS X 10_9_3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907">
            <text:p>907</text:p>
          </table:table-cell>
          <table:table-cell office:value-type="string">
            <text:p>Eugen Agafitei</text:p>
          </table:table-cell>
          <table:table-cell office:value-type="string">
            <text:p>Elizabeth</text:p>
          </table:table-cell>
          <table:table-cell office:value-type="string">
            <text:p>Wilson</text:p>
          </table:table-cell>
          <table:table-cell table:style-name="ce1" office:value-type="string">
            <text:p>04/01/1972</text:p>
          </table:table-cell>
          <table:table-cell office:value-type="string">
            <text:p>elizabeth11@adventure-works.com</text:p>
          </table:table-cell>
          <table:table-cell table:formula="of:=LEFT([.F510];FIND(&quot;@&quot;;[.F510])-1)" office:value-type="string" office:string-value="elizabeth11">
            <text:p>elizabeth11</text:p>
          </table:table-cell>
          <table:table-cell table:formula="of:=[.C510]&amp;&quot; &quot;&amp;[.D510]" office:value-type="string" office:string-value="Elizabeth Wilson">
            <text:p>Elizabeth Wil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08</text:p>
          </table:table-cell>
          <table:table-cell office:value-type="string">
            <text:p>Mozilla/5.0 (Windows NT 6.0) AppleWebKit/537.36 (KHTML, like Gecko) Chrome/37.0.2062.94 AOL/9.7 AOLBuild/4343.4049.US Safari/537.36</text:p>
          </table:table-cell>
          <table:table-cell table:number-columns-repeated="1012"/>
        </table:table-row>
        <table:table-row table:style-name="ro1">
          <table:table-cell office:value-type="float" office:value="908">
            <text:p>908</text:p>
          </table:table-cell>
          <table:table-cell office:value-type="string">
            <text:p>Sumati Bhat</text:p>
          </table:table-cell>
          <table:table-cell office:value-type="string">
            <text:p>Roger</text:p>
          </table:table-cell>
          <table:table-cell office:value-type="string">
            <text:p>Harui</text:p>
          </table:table-cell>
          <table:table-cell table:style-name="ce1" office:value-type="string">
            <text:p>22/07/1964</text:p>
          </table:table-cell>
          <table:table-cell office:value-type="string">
            <text:p>roger4@adventure-works.com</text:p>
          </table:table-cell>
          <table:table-cell table:formula="of:=LEFT([.F511];FIND(&quot;@&quot;;[.F511])-1)" office:value-type="string" office:string-value="roger4">
            <text:p>roger4</text:p>
          </table:table-cell>
          <table:table-cell table:formula="of:=[.C511]&amp;&quot; &quot;&amp;[.D511]" office:value-type="string" office:string-value="Roger Harui">
            <text:p>Roger Harui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09</text:p>
          </table:table-cell>
          <table:table-cell office:value-type="string">
            <text:p>Mozilla/5.0 (X11; CrOS x86_64 6680.78.0) AppleWebKit/537.36 (KHTML, like Gecko) Chrome/41.0.2272.102 Safari/537.36</text:p>
          </table:table-cell>
          <table:table-cell table:number-columns-repeated="1012"/>
        </table:table-row>
        <table:table-row table:style-name="ro1">
          <table:table-cell office:value-type="float" office:value="909">
            <text:p>909</text:p>
          </table:table-cell>
          <table:table-cell office:value-type="string">
            <text:p>Dena Glissen</text:p>
          </table:table-cell>
          <table:table-cell office:value-type="string">
            <text:p>Seth</text:p>
          </table:table-cell>
          <table:table-cell office:value-type="string">
            <text:p>Roberts</text:p>
          </table:table-cell>
          <table:table-cell table:style-name="ce1" office:value-type="string">
            <text:p>10/01/1959</text:p>
          </table:table-cell>
          <table:table-cell office:value-type="string">
            <text:p>seth40@adventure-works.com</text:p>
          </table:table-cell>
          <table:table-cell table:formula="of:=LEFT([.F512];FIND(&quot;@&quot;;[.F512])-1)" office:value-type="string" office:string-value="seth40">
            <text:p>seth40</text:p>
          </table:table-cell>
          <table:table-cell table:formula="of:=[.C512]&amp;&quot; &quot;&amp;[.D512]" office:value-type="string" office:string-value="Seth Roberts">
            <text:p>Seth Roberts</text:p>
          </table:table-cell>
          <table:table-cell/>
          <table:table-cell office:value-type="string">
            <text:p>Canada</text:p>
          </table:table-cell>
          <table:table-cell office:value-type="string">
            <text:p>AW00011510</text:p>
          </table:table-cell>
          <table:table-cell office:value-type="string">
            <text:p>Mozilla/5.0 (Linux; Android 4.4.2; SM-T520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Elina Kaleja</text:p>
          </table:table-cell>
          <table:table-cell office:value-type="string">
            <text:p>Caleb</text:p>
          </table:table-cell>
          <table:table-cell office:value-type="string">
            <text:p>Perry</text:p>
          </table:table-cell>
          <table:table-cell table:style-name="ce1" office:value-type="string">
            <text:p>10/06/1964</text:p>
          </table:table-cell>
          <table:table-cell office:value-type="string">
            <text:p>caleb4@adventure-works.com</text:p>
          </table:table-cell>
          <table:table-cell table:formula="of:=LEFT([.F513];FIND(&quot;@&quot;;[.F513])-1)" office:value-type="string" office:string-value="caleb4">
            <text:p>caleb4</text:p>
          </table:table-cell>
          <table:table-cell table:formula="of:=[.C513]&amp;&quot; &quot;&amp;[.D513]" office:value-type="string" office:string-value="Caleb Perry">
            <text:p>Caleb Perr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11</text:p>
          </table:table-cell>
          <table:table-cell office:value-type="string">
            <text:p>Mozilla/5.0 (Windows NT 6.1; WOW64) AppleWebKit/537.36 (KHTML, like Gecko) Chrome/31.0.1650.59 Safari/537.36</text:p>
          </table:table-cell>
          <table:table-cell table:number-columns-repeated="1012"/>
        </table:table-row>
        <table:table-row table:style-name="ro1">
          <table:table-cell office:value-type="float" office:value="911">
            <text:p>911</text:p>
          </table:table-cell>
          <table:table-cell office:value-type="string">
            <text:p>Liidia Lepp</text:p>
          </table:table-cell>
          <table:table-cell office:value-type="string">
            <text:p>Natalie</text:p>
          </table:table-cell>
          <table:table-cell office:value-type="string">
            <text:p>Campbell</text:p>
          </table:table-cell>
          <table:table-cell table:style-name="ce1" office:value-type="string">
            <text:p>05/08/1976</text:p>
          </table:table-cell>
          <table:table-cell office:value-type="string">
            <text:p>natalie50@adventure-works.com</text:p>
          </table:table-cell>
          <table:table-cell table:formula="of:=LEFT([.F514];FIND(&quot;@&quot;;[.F514])-1)" office:value-type="string" office:string-value="natalie50">
            <text:p>natalie50</text:p>
          </table:table-cell>
          <table:table-cell table:formula="of:=[.C514]&amp;&quot; &quot;&amp;[.D514]" office:value-type="string" office:string-value="Natalie Campbell">
            <text:p>Natalie Campbell</text:p>
          </table:table-cell>
          <table:table-cell/>
          <table:table-cell office:value-type="string">
            <text:p>Canada</text:p>
          </table:table-cell>
          <table:table-cell office:value-type="string">
            <text:p>AW00011512</text:p>
          </table:table-cell>
          <table:table-cell office:value-type="string">
            <text:p>Mozilla/5.0 (Windows NT 6.3; WOW64) AppleWebKit/537.36 (KHTML, like Gecko) Maxthon/4.4.6.2000 Chrome/30.0.1599.101 Safari/537.36</text:p>
          </table:table-cell>
          <table:table-cell table:number-columns-repeated="1012"/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Volkan senturk</text:p>
          </table:table-cell>
          <table:table-cell office:value-type="string">
            <text:p>Alyssa</text:p>
          </table:table-cell>
          <table:table-cell office:value-type="string">
            <text:p>Howard</text:p>
          </table:table-cell>
          <table:table-cell table:style-name="ce1" office:value-type="string">
            <text:p>23/09/1965</text:p>
          </table:table-cell>
          <table:table-cell office:value-type="string">
            <text:p>alyssa38@adventure-works.com</text:p>
          </table:table-cell>
          <table:table-cell table:formula="of:=LEFT([.F515];FIND(&quot;@&quot;;[.F515])-1)" office:value-type="string" office:string-value="alyssa38">
            <text:p>alyssa38</text:p>
          </table:table-cell>
          <table:table-cell table:formula="of:=[.C515]&amp;&quot; &quot;&amp;[.D515]" office:value-type="string" office:string-value="Alyssa Howard">
            <text:p>Alyssa Howard</text:p>
          </table:table-cell>
          <table:table-cell/>
          <table:table-cell office:value-type="string">
            <text:p>Canada</text:p>
          </table:table-cell>
          <table:table-cell office:value-type="string">
            <text:p>AW00011513</text:p>
          </table:table-cell>
          <table:table-cell office:value-type="string">
            <text:p>Mozilla/5.0 (Macintosh; Intel Mac OS X 10_10_4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913">
            <text:p>913</text:p>
          </table:table-cell>
          <table:table-cell office:value-type="string">
            <text:p>Violetta KlanCisar</text:p>
          </table:table-cell>
          <table:table-cell office:value-type="string">
            <text:p>Dalton</text:p>
          </table:table-cell>
          <table:table-cell office:value-type="string">
            <text:p>Diaz</text:p>
          </table:table-cell>
          <table:table-cell table:style-name="ce1" office:value-type="string">
            <text:p>16/04/1965</text:p>
          </table:table-cell>
          <table:table-cell office:value-type="string">
            <text:p>dalton67@adventure-works.com</text:p>
          </table:table-cell>
          <table:table-cell table:formula="of:=LEFT([.F516];FIND(&quot;@&quot;;[.F516])-1)" office:value-type="string" office:string-value="dalton67">
            <text:p>dalton67</text:p>
          </table:table-cell>
          <table:table-cell table:formula="of:=[.C516]&amp;&quot; &quot;&amp;[.D516]" office:value-type="string" office:string-value="Dalton Diaz">
            <text:p>Dalton Dia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14</text:p>
          </table:table-cell>
          <table:table-cell office:value-type="string">
            <text:p>Mozilla/5.0 (Windows NT 6.1) AppleWebKit/537.36 (KHTML, like Gecko) Chrome/40.0.2214.111 Safari/537.36</text:p>
          </table:table-cell>
          <table:table-cell table:number-columns-repeated="1012"/>
        </table:table-row>
        <table:table-row table:style-name="ro1">
          <table:table-cell office:value-type="float" office:value="914">
            <text:p>914</text:p>
          </table:table-cell>
          <table:table-cell office:value-type="string">
            <text:p>Chandana Shasthri</text:p>
          </table:table-cell>
          <table:table-cell office:value-type="string">
            <text:p>Shannon</text:p>
          </table:table-cell>
          <table:table-cell office:value-type="string">
            <text:p>Huang</text:p>
          </table:table-cell>
          <table:table-cell table:style-name="ce1" office:value-type="string">
            <text:p>25/08/1959</text:p>
          </table:table-cell>
          <table:table-cell office:value-type="string">
            <text:p>shannon6@adventure-works.com</text:p>
          </table:table-cell>
          <table:table-cell table:formula="of:=LEFT([.F517];FIND(&quot;@&quot;;[.F517])-1)" office:value-type="string" office:string-value="shannon6">
            <text:p>shannon6</text:p>
          </table:table-cell>
          <table:table-cell table:formula="of:=[.C517]&amp;&quot; &quot;&amp;[.D517]" office:value-type="string" office:string-value="Shannon Huang">
            <text:p>Shannon Huang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15</text:p>
          </table:table-cell>
          <table:table-cell office:value-type="string">
            <text:p>Mozilla/5.0 (Windows NT 6.3; Win64; x64; Trident/7.0; Touch; MAARJS; rv:11.0) like Gecko</text:p>
          </table:table-cell>
          <table:table-cell table:number-columns-repeated="1012"/>
        </table:table-row>
        <table:table-row table:style-name="ro1">
          <table:table-cell office:value-type="float" office:value="915">
            <text:p>915</text:p>
          </table:table-cell>
          <table:table-cell office:value-type="string">
            <text:p>Ana Florea</text:p>
          </table:table-cell>
          <table:table-cell office:value-type="string">
            <text:p>Mya</text:p>
          </table:table-cell>
          <table:table-cell office:value-type="string">
            <text:p>Gonzales</text:p>
          </table:table-cell>
          <table:table-cell table:style-name="ce1" office:value-type="string">
            <text:p>13/10/1976</text:p>
          </table:table-cell>
          <table:table-cell office:value-type="string">
            <text:p>mya17@adventure-works.com</text:p>
          </table:table-cell>
          <table:table-cell table:formula="of:=LEFT([.F518];FIND(&quot;@&quot;;[.F518])-1)" office:value-type="string" office:string-value="mya17">
            <text:p>mya17</text:p>
          </table:table-cell>
          <table:table-cell table:formula="of:=[.C518]&amp;&quot; &quot;&amp;[.D518]" office:value-type="string" office:string-value="Mya Gonzales">
            <text:p>Mya Gonzal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16</text:p>
          </table:table-cell>
          <table:table-cell office:value-type="string">
            <text:p>Mozilla/5.0 (Windows NT 10.0; WOW64) AppleWebKit/537.36 (KHTML, like Gecko) Chrome/44.0.2403.125 Safari/537.36</text:p>
          </table:table-cell>
          <table:table-cell table:number-columns-repeated="1012"/>
        </table:table-row>
        <table:table-row table:style-name="ro1">
          <table:table-cell office:value-type="float" office:value="916">
            <text:p>916</text:p>
          </table:table-cell>
          <table:table-cell office:value-type="string">
            <text:p>Pinja Jantunen</text:p>
          </table:table-cell>
          <table:table-cell office:value-type="string">
            <text:p>Katherine</text:p>
          </table:table-cell>
          <table:table-cell office:value-type="string">
            <text:p>Bryant</text:p>
          </table:table-cell>
          <table:table-cell table:style-name="ce1" office:value-type="string">
            <text:p>18/12/1959</text:p>
          </table:table-cell>
          <table:table-cell office:value-type="string">
            <text:p>katherine44@adventure-works.com</text:p>
          </table:table-cell>
          <table:table-cell table:formula="of:=LEFT([.F519];FIND(&quot;@&quot;;[.F519])-1)" office:value-type="string" office:string-value="katherine44">
            <text:p>katherine44</text:p>
          </table:table-cell>
          <table:table-cell table:formula="of:=[.C519]&amp;&quot; &quot;&amp;[.D519]" office:value-type="string" office:string-value="Katherine Bryant">
            <text:p>Katherine Bryan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17</text:p>
          </table:table-cell>
          <table:table-cell office:value-type="string">
            <text:p>Mozilla/5.0 (Windows NT 10.0; WOW64; Trident/7.0; MALNJS; rv:11.0) like Gecko</text:p>
          </table:table-cell>
          <table:table-cell table:number-columns-repeated="1012"/>
        </table:table-row>
        <table:table-row table:style-name="ro1">
          <table:table-cell office:value-type="float" office:value="917">
            <text:p>917</text:p>
          </table:table-cell>
          <table:table-cell office:value-type="string">
            <text:p>Pari Hosseini</text:p>
          </table:table-cell>
          <table:table-cell office:value-type="string">
            <text:p>Edward</text:p>
          </table:table-cell>
          <table:table-cell office:value-type="string">
            <text:p>Washington</text:p>
          </table:table-cell>
          <table:table-cell table:style-name="ce1" office:value-type="string">
            <text:p>06/11/1960</text:p>
          </table:table-cell>
          <table:table-cell office:value-type="string">
            <text:p>edward62@adventure-works.com</text:p>
          </table:table-cell>
          <table:table-cell table:formula="of:=LEFT([.F520];FIND(&quot;@&quot;;[.F520])-1)" office:value-type="string" office:string-value="edward62">
            <text:p>edward62</text:p>
          </table:table-cell>
          <table:table-cell table:formula="of:=[.C520]&amp;&quot; &quot;&amp;[.D520]" office:value-type="string" office:string-value="Edward Washington">
            <text:p>Edward Washingt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18</text:p>
          </table:table-cell>
          <table:table-cell office:value-type="string">
            <text:p>Mozilla/5.0 (Linux; Android 4.4.2; SM-T900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918">
            <text:p>918</text:p>
          </table:table-cell>
          <table:table-cell office:value-type="string">
            <text:p>Isidora Morales</text:p>
          </table:table-cell>
          <table:table-cell office:value-type="string">
            <text:p>Jerome</text:p>
          </table:table-cell>
          <table:table-cell office:value-type="string">
            <text:p>Navarro</text:p>
          </table:table-cell>
          <table:table-cell table:style-name="ce1" office:value-type="string">
            <text:p>13/09/1960</text:p>
          </table:table-cell>
          <table:table-cell office:value-type="string">
            <text:p>jerome8@adventure-works.com</text:p>
          </table:table-cell>
          <table:table-cell table:formula="of:=LEFT([.F521];FIND(&quot;@&quot;;[.F521])-1)" office:value-type="string" office:string-value="jerome8">
            <text:p>jerome8</text:p>
          </table:table-cell>
          <table:table-cell table:formula="of:=[.C521]&amp;&quot; &quot;&amp;[.D521]" office:value-type="string" office:string-value="Jerome Navarro">
            <text:p>Jerome Navarro</text:p>
          </table:table-cell>
          <table:table-cell/>
          <table:table-cell office:value-type="string">
            <text:p>Canada</text:p>
          </table:table-cell>
          <table:table-cell office:value-type="string">
            <text:p>AW00011519</text:p>
          </table:table-cell>
          <table:table-cell office:value-type="string">
            <text:p>Mozilla/5.0 (Macintosh; Intel Mac OS X 10_9_5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919">
            <text:p>919</text:p>
          </table:table-cell>
          <table:table-cell office:value-type="string">
            <text:p>Kertu Sokk</text:p>
          </table:table-cell>
          <table:table-cell office:value-type="string">
            <text:p>Jada</text:p>
          </table:table-cell>
          <table:table-cell office:value-type="string">
            <text:p>Morgan</text:p>
          </table:table-cell>
          <table:table-cell table:style-name="ce1" office:value-type="string">
            <text:p>08/10/1960</text:p>
          </table:table-cell>
          <table:table-cell office:value-type="string">
            <text:p>jada14@adventure-works.com</text:p>
          </table:table-cell>
          <table:table-cell table:formula="of:=LEFT([.F522];FIND(&quot;@&quot;;[.F522])-1)" office:value-type="string" office:string-value="jada14">
            <text:p>jada14</text:p>
          </table:table-cell>
          <table:table-cell table:formula="of:=[.C522]&amp;&quot; &quot;&amp;[.D522]" office:value-type="string" office:string-value="Jada Morgan">
            <text:p>Jada Morgan</text:p>
          </table:table-cell>
          <table:table-cell/>
          <table:table-cell office:value-type="string">
            <text:p>Canada</text:p>
          </table:table-cell>
          <table:table-cell office:value-type="string">
            <text:p>AW00011520</text:p>
          </table:table-cell>
          <table:table-cell office:value-type="string">
            <text:p>Mozilla/5.0 (Windows; U; MSIE 9.0; Windows NT 9.0; en-US)</text:p>
          </table:table-cell>
          <table:table-cell table:number-columns-repeated="1012"/>
        </table:table-row>
        <table:table-row table:style-name="ro1">
          <table:table-cell office:value-type="float" office:value="920">
            <text:p>920</text:p>
          </table:table-cell>
          <table:table-cell office:value-type="string">
            <text:p>Gayatri Gajula</text:p>
          </table:table-cell>
          <table:table-cell office:value-type="string">
            <text:p>Ariana</text:p>
          </table:table-cell>
          <table:table-cell office:value-type="string">
            <text:p>Peterson</text:p>
          </table:table-cell>
          <table:table-cell table:style-name="ce1" office:value-type="string">
            <text:p>01/12/1977</text:p>
          </table:table-cell>
          <table:table-cell office:value-type="string">
            <text:p>ariana4@adventure-works.com</text:p>
          </table:table-cell>
          <table:table-cell table:formula="of:=LEFT([.F523];FIND(&quot;@&quot;;[.F523])-1)" office:value-type="string" office:string-value="ariana4">
            <text:p>ariana4</text:p>
          </table:table-cell>
          <table:table-cell table:formula="of:=[.C523]&amp;&quot; &quot;&amp;[.D523]" office:value-type="string" office:string-value="Ariana Peterson">
            <text:p>Ariana Peter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21</text:p>
          </table:table-cell>
          <table:table-cell office:value-type="string">
            <text:p>Mozilla/5.0 (Windows NT 6.2; WOW64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921">
            <text:p>921</text:p>
          </table:table-cell>
          <table:table-cell office:value-type="string">
            <text:p>Victoria Lacusta</text:p>
          </table:table-cell>
          <table:table-cell office:value-type="string">
            <text:p>Christian</text:p>
          </table:table-cell>
          <table:table-cell office:value-type="string">
            <text:p>Hughes</text:p>
          </table:table-cell>
          <table:table-cell table:style-name="ce1" office:value-type="string">
            <text:p>17/06/1972</text:p>
          </table:table-cell>
          <table:table-cell office:value-type="string">
            <text:p>christian26@adventure-works.com</text:p>
          </table:table-cell>
          <table:table-cell table:formula="of:=LEFT([.F524];FIND(&quot;@&quot;;[.F524])-1)" office:value-type="string" office:string-value="christian26">
            <text:p>christian26</text:p>
          </table:table-cell>
          <table:table-cell table:formula="of:=[.C524]&amp;&quot; &quot;&amp;[.D524]" office:value-type="string" office:string-value="Christian Hughes">
            <text:p>Christian Hugh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22</text:p>
          </table:table-cell>
          <table:table-cell office:value-type="string">
            <text:p>Mozilla/5.0 (Windows NT 6.1; WOW64) AppleWebKit/537.36 (KHTML, like Gecko) Chrome/40.0.2214.94 Safari/537.36</text:p>
          </table:table-cell>
          <table:table-cell table:number-columns-repeated="1012"/>
        </table:table-row>
        <table:table-row table:style-name="ro1">
          <table:table-cell office:value-type="float" office:value="922">
            <text:p>922</text:p>
          </table:table-cell>
          <table:table-cell office:value-type="string">
            <text:p>Sumati Chatterjee</text:p>
          </table:table-cell>
          <table:table-cell office:value-type="string">
            <text:p>Lucas</text:p>
          </table:table-cell>
          <table:table-cell office:value-type="string">
            <text:p>Taylor</text:p>
          </table:table-cell>
          <table:table-cell table:style-name="ce1" office:value-type="string">
            <text:p>07/02/1962</text:p>
          </table:table-cell>
          <table:table-cell office:value-type="string">
            <text:p>lucas22@adventure-works.com</text:p>
          </table:table-cell>
          <table:table-cell table:formula="of:=LEFT([.F525];FIND(&quot;@&quot;;[.F525])-1)" office:value-type="string" office:string-value="lucas22">
            <text:p>lucas22</text:p>
          </table:table-cell>
          <table:table-cell table:formula="of:=[.C525]&amp;&quot; &quot;&amp;[.D525]" office:value-type="string" office:string-value="Lucas Taylor">
            <text:p>Lucas Taylor</text:p>
          </table:table-cell>
          <table:table-cell/>
          <table:table-cell office:value-type="string">
            <text:p>Canada</text:p>
          </table:table-cell>
          <table:table-cell office:value-type="string">
            <text:p>AW00011523</text:p>
          </table:table-cell>
          <table:table-cell office:value-type="string">
            <text:p>Mozilla/5.0 (iPad; CPU OS 8_2 like Mac OS X) AppleWebKit/600.1.4 (KHTML, like Gecko) CriOS/45.0.2454.68 Mobile/12D508 Safari/600.1.4</text:p>
          </table:table-cell>
          <table:table-cell table:number-columns-repeated="1012"/>
        </table:table-row>
        <table:table-row table:style-name="ro1">
          <table:table-cell office:value-type="float" office:value="923">
            <text:p>923</text:p>
          </table:table-cell>
          <table:table-cell office:value-type="string">
            <text:p>Tai Bach</text:p>
          </table:table-cell>
          <table:table-cell office:value-type="string">
            <text:p>Alyssa</text:p>
          </table:table-cell>
          <table:table-cell office:value-type="string">
            <text:p>Jackson</text:p>
          </table:table-cell>
          <table:table-cell table:style-name="ce1" office:value-type="string">
            <text:p>22/07/1961</text:p>
          </table:table-cell>
          <table:table-cell office:value-type="string">
            <text:p>alyssa11@adventure-works.com</text:p>
          </table:table-cell>
          <table:table-cell table:formula="of:=LEFT([.F526];FIND(&quot;@&quot;;[.F526])-1)" office:value-type="string" office:string-value="alyssa11">
            <text:p>alyssa11</text:p>
          </table:table-cell>
          <table:table-cell table:formula="of:=[.C526]&amp;&quot; &quot;&amp;[.D526]" office:value-type="string" office:string-value="Alyssa Jackson">
            <text:p>Alyssa Jack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24</text:p>
          </table:table-cell>
          <table:table-cell office:value-type="string">
            <text:p>Mozilla/5.0 (Macintosh; Intel Mac OS X 10.10; rv:36.0) Gecko/20100101 Firefox/36.0</text:p>
          </table:table-cell>
          <table:table-cell table:number-columns-repeated="1012"/>
        </table:table-row>
        <table:table-row table:style-name="ro1">
          <table:table-cell office:value-type="float" office:value="924">
            <text:p>924</text:p>
          </table:table-cell>
          <table:table-cell office:value-type="string">
            <text:p>Eva Schulteisz</text:p>
          </table:table-cell>
          <table:table-cell office:value-type="string">
            <text:p>Ariana</text:p>
          </table:table-cell>
          <table:table-cell office:value-type="string">
            <text:p>Cook</text:p>
          </table:table-cell>
          <table:table-cell table:style-name="ce1" office:value-type="string">
            <text:p>08/07/1961</text:p>
          </table:table-cell>
          <table:table-cell office:value-type="string">
            <text:p>ariana19@adventure-works.com</text:p>
          </table:table-cell>
          <table:table-cell table:formula="of:=LEFT([.F527];FIND(&quot;@&quot;;[.F527])-1)" office:value-type="string" office:string-value="ariana19">
            <text:p>ariana19</text:p>
          </table:table-cell>
          <table:table-cell table:formula="of:=[.C527]&amp;&quot; &quot;&amp;[.D527]" office:value-type="string" office:string-value="Ariana Cook">
            <text:p>Ariana Cook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25</text:p>
          </table:table-cell>
          <table:table-cell office:value-type="string">
            <text:p>Mozilla/5.0 (Windows NT 10.0; Win64; x64) AppleWebKit/537.36 (KHTML, like Gecko) Chrome/47.0.2503.0 Safari/537.36</text:p>
          </table:table-cell>
          <table:table-cell table:number-columns-repeated="1012"/>
        </table:table-row>
        <table:table-row table:style-name="ro1">
          <table:table-cell office:value-type="float" office:value="925">
            <text:p>925</text:p>
          </table:table-cell>
          <table:table-cell office:value-type="string">
            <text:p>Can ozcan</text:p>
          </table:table-cell>
          <table:table-cell office:value-type="string">
            <text:p>Katherine</text:p>
          </table:table-cell>
          <table:table-cell office:value-type="string">
            <text:p>Diaz</text:p>
          </table:table-cell>
          <table:table-cell table:style-name="ce1" office:value-type="string">
            <text:p>30/01/1973</text:p>
          </table:table-cell>
          <table:table-cell office:value-type="string">
            <text:p>katherine48@adventure-works.com</text:p>
          </table:table-cell>
          <table:table-cell table:formula="of:=LEFT([.F528];FIND(&quot;@&quot;;[.F528])-1)" office:value-type="string" office:string-value="katherine48">
            <text:p>katherine48</text:p>
          </table:table-cell>
          <table:table-cell table:formula="of:=[.C528]&amp;&quot; &quot;&amp;[.D528]" office:value-type="string" office:string-value="Katherine Diaz">
            <text:p>Katherine Diaz</text:p>
          </table:table-cell>
          <table:table-cell/>
          <table:table-cell office:value-type="string">
            <text:p>Canada</text:p>
          </table:table-cell>
          <table:table-cell office:value-type="string">
            <text:p>AW00011526</text:p>
          </table:table-cell>
          <table:table-cell office:value-type="string">
            <text:p>Mozilla/5.0 (Linux; Android 4.1.2; GT-N8013 Build/JZO54K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926">
            <text:p>926</text:p>
          </table:table-cell>
          <table:table-cell office:value-type="string">
            <text:p>Richard Friar</text:p>
          </table:table-cell>
          <table:table-cell office:value-type="string">
            <text:p>Jenna</text:p>
          </table:table-cell>
          <table:table-cell office:value-type="string">
            <text:p>Green</text:p>
          </table:table-cell>
          <table:table-cell table:style-name="ce1" office:value-type="string">
            <text:p>02/12/1961</text:p>
          </table:table-cell>
          <table:table-cell office:value-type="string">
            <text:p>jenna14@adventure-works.com</text:p>
          </table:table-cell>
          <table:table-cell table:formula="of:=LEFT([.F529];FIND(&quot;@&quot;;[.F529])-1)" office:value-type="string" office:string-value="jenna14">
            <text:p>jenna14</text:p>
          </table:table-cell>
          <table:table-cell table:formula="of:=[.C529]&amp;&quot; &quot;&amp;[.D529]" office:value-type="string" office:string-value="Jenna Green">
            <text:p>Jenna Gree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27</text:p>
          </table:table-cell>
          <table:table-cell office:value-type="string">
            <text:p>Mozilla/5.0 (Linux; U; Android 4.4.3; en-us; KFAPWA Build/KTU84M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927">
            <text:p>927</text:p>
          </table:table-cell>
          <table:table-cell office:value-type="string">
            <text:p>Matyas Sedlar</text:p>
          </table:table-cell>
          <table:table-cell office:value-type="string">
            <text:p>Joan</text:p>
          </table:table-cell>
          <table:table-cell office:value-type="string">
            <text:p>Washington</text:p>
          </table:table-cell>
          <table:table-cell table:style-name="ce1" office:value-type="string">
            <text:p>15/08/1968</text:p>
          </table:table-cell>
          <table:table-cell office:value-type="string">
            <text:p>joan7@adventure-works.com</text:p>
          </table:table-cell>
          <table:table-cell table:formula="of:=LEFT([.F530];FIND(&quot;@&quot;;[.F530])-1)" office:value-type="string" office:string-value="joan7">
            <text:p>joan7</text:p>
          </table:table-cell>
          <table:table-cell table:formula="of:=[.C530]&amp;&quot; &quot;&amp;[.D530]" office:value-type="string" office:string-value="Joan Washington">
            <text:p>Joan Washingt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28</text:p>
          </table:table-cell>
          <table:table-cell office:value-type="string">
            <text:p>Mozilla/5.0 (Windows NT 10.0; WOW64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928">
            <text:p>928</text:p>
          </table:table-cell>
          <table:table-cell office:value-type="string">
            <text:p>Arijit Bhuiyan</text:p>
          </table:table-cell>
          <table:table-cell office:value-type="string">
            <text:p>Austin</text:p>
          </table:table-cell>
          <table:table-cell office:value-type="string">
            <text:p>Bryant</text:p>
          </table:table-cell>
          <table:table-cell table:style-name="ce1" office:value-type="string">
            <text:p>16/05/1963</text:p>
          </table:table-cell>
          <table:table-cell office:value-type="string">
            <text:p>austin14@adventure-works.com</text:p>
          </table:table-cell>
          <table:table-cell table:formula="of:=LEFT([.F531];FIND(&quot;@&quot;;[.F531])-1)" office:value-type="string" office:string-value="austin14">
            <text:p>austin14</text:p>
          </table:table-cell>
          <table:table-cell table:formula="of:=[.C531]&amp;&quot; &quot;&amp;[.D531]" office:value-type="string" office:string-value="Austin Bryant">
            <text:p>Austin Bryan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29</text:p>
          </table:table-cell>
          <table:table-cell office:value-type="string">
            <text:p>Mozilla/4.0 (compatible; MSIE 7.0; Windows NT 6.1; WOW64; Trident/5.0; SLCC2; .NET CLR 2.0.50727; .NET CLR 3.5.30729; .NET CLR 3.0.30729; Media Center PC 6.0; .NET4.0C; .NET4.0E; InfoPath.3)</text:p>
          </table:table-cell>
          <table:table-cell table:number-columns-repeated="1012"/>
        </table:table-row>
        <table:table-row table:style-name="ro1">
          <table:table-cell office:value-type="float" office:value="929">
            <text:p>929</text:p>
          </table:table-cell>
          <table:table-cell office:value-type="string">
            <text:p>Vladimir Henzl</text:p>
          </table:table-cell>
          <table:table-cell office:value-type="string">
            <text:p>Andrew</text:p>
          </table:table-cell>
          <table:table-cell office:value-type="string">
            <text:p>Martinez</text:p>
          </table:table-cell>
          <table:table-cell table:style-name="ce1" office:value-type="string">
            <text:p>23/01/1963</text:p>
          </table:table-cell>
          <table:table-cell office:value-type="string">
            <text:p>andrew24@adventure-works.com</text:p>
          </table:table-cell>
          <table:table-cell table:formula="of:=LEFT([.F532];FIND(&quot;@&quot;;[.F532])-1)" office:value-type="string" office:string-value="andrew24">
            <text:p>andrew24</text:p>
          </table:table-cell>
          <table:table-cell table:formula="of:=[.C532]&amp;&quot; &quot;&amp;[.D532]" office:value-type="string" office:string-value="Andrew Martinez">
            <text:p>Andrew Martinez</text:p>
          </table:table-cell>
          <table:table-cell/>
          <table:table-cell office:value-type="string">
            <text:p>Canada</text:p>
          </table:table-cell>
          <table:table-cell office:value-type="string">
            <text:p>AW00011530</text:p>
          </table:table-cell>
          <table:table-cell office:value-type="string">
            <text:p>Mozilla/5.0 (Macintosh; Intel Mac OS X 10.7; rv:38.0) Gecko/20100101 Firefox/38.0</text:p>
          </table:table-cell>
          <table:table-cell table:number-columns-repeated="1012"/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Shantanu Huq</text:p>
          </table:table-cell>
          <table:table-cell office:value-type="string">
            <text:p>Nina</text:p>
          </table:table-cell>
          <table:table-cell office:value-type="string">
            <text:p>Yuan</text:p>
          </table:table-cell>
          <table:table-cell table:style-name="ce1" office:value-type="string">
            <text:p>07/07/1962</text:p>
          </table:table-cell>
          <table:table-cell office:value-type="string">
            <text:p>nina7@adventure-works.com</text:p>
          </table:table-cell>
          <table:table-cell table:formula="of:=LEFT([.F533];FIND(&quot;@&quot;;[.F533])-1)" office:value-type="string" office:string-value="nina7">
            <text:p>nina7</text:p>
          </table:table-cell>
          <table:table-cell table:formula="of:=[.C533]&amp;&quot; &quot;&amp;[.D533]" office:value-type="string" office:string-value="Nina Yuan">
            <text:p>Nina Yua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31</text:p>
          </table:table-cell>
          <table:table-cell office:value-type="string">
            <text:p>Mozilla/5.0 (Windows NT 6.3; WOW64; Trident/7.0; MALCJS; rv:11.0) like Gecko</text:p>
          </table:table-cell>
          <table:table-cell table:number-columns-repeated="1012"/>
        </table:table-row>
        <table:table-row table:style-name="ro1">
          <table:table-cell office:value-type="float" office:value="931">
            <text:p>931</text:p>
          </table:table-cell>
          <table:table-cell office:value-type="string">
            <text:p>Nada Jovanovic</text:p>
          </table:table-cell>
          <table:table-cell office:value-type="string">
            <text:p>Lauren</text:p>
          </table:table-cell>
          <table:table-cell office:value-type="string">
            <text:p>Miller</text:p>
          </table:table-cell>
          <table:table-cell table:style-name="ce1" office:value-type="string">
            <text:p>26/08/1962</text:p>
          </table:table-cell>
          <table:table-cell office:value-type="string">
            <text:p>lauren24@adventure-works.com</text:p>
          </table:table-cell>
          <table:table-cell table:formula="of:=LEFT([.F534];FIND(&quot;@&quot;;[.F534])-1)" office:value-type="string" office:string-value="lauren24">
            <text:p>lauren24</text:p>
          </table:table-cell>
          <table:table-cell table:formula="of:=[.C534]&amp;&quot; &quot;&amp;[.D534]" office:value-type="string" office:string-value="Lauren Miller">
            <text:p>Lauren Mill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32</text:p>
          </table:table-cell>
          <table:table-cell office:value-type="string">
            <text:p>Mozilla/5.0 (Windows NT 6.1; rv:30.0) Gecko/20100101 Firefox/30.0</text:p>
          </table:table-cell>
          <table:table-cell table:number-columns-repeated="1012"/>
        </table:table-row>
        <table:table-row table:style-name="ro1">
          <table:table-cell office:value-type="float" office:value="932">
            <text:p>932</text:p>
          </table:table-cell>
          <table:table-cell office:value-type="string">
            <text:p>Nicolo Cattaneo</text:p>
          </table:table-cell>
          <table:table-cell office:value-type="string">
            <text:p>Ebony</text:p>
          </table:table-cell>
          <table:table-cell office:value-type="string">
            <text:p>Gill</text:p>
          </table:table-cell>
          <table:table-cell table:style-name="ce1" office:value-type="string">
            <text:p>17/07/1968</text:p>
          </table:table-cell>
          <table:table-cell office:value-type="string">
            <text:p>ebony35@adventure-works.com</text:p>
          </table:table-cell>
          <table:table-cell table:formula="of:=LEFT([.F535];FIND(&quot;@&quot;;[.F535])-1)" office:value-type="string" office:string-value="ebony35">
            <text:p>ebony35</text:p>
          </table:table-cell>
          <table:table-cell table:formula="of:=[.C535]&amp;&quot; &quot;&amp;[.D535]" office:value-type="string" office:string-value="Ebony Gill">
            <text:p>Ebony Gi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33</text:p>
          </table:table-cell>
          <table:table-cell office:value-type="string">
            <text:p>Mozilla/5.0 (Linux; Android 5.0.1; SM-N910V Build/LRX22C) AppleWebKit/537.36 (KHTML, like Gecko) Chrome/45.0.2454.84 Mobile Safari/537.36</text:p>
          </table:table-cell>
          <table:table-cell table:number-columns-repeated="1012"/>
        </table:table-row>
        <table:table-row table:style-name="ro1">
          <table:table-cell office:value-type="float" office:value="933">
            <text:p>933</text:p>
          </table:table-cell>
          <table:table-cell office:value-type="string">
            <text:p>Joel Carrillo</text:p>
          </table:table-cell>
          <table:table-cell office:value-type="string">
            <text:p>Cameron</text:p>
          </table:table-cell>
          <table:table-cell office:value-type="string">
            <text:p>Lewis</text:p>
          </table:table-cell>
          <table:table-cell table:style-name="ce1" office:value-type="string">
            <text:p>12/05/1964</text:p>
          </table:table-cell>
          <table:table-cell office:value-type="string">
            <text:p>cameron39@adventure-works.com</text:p>
          </table:table-cell>
          <table:table-cell table:formula="of:=LEFT([.F536];FIND(&quot;@&quot;;[.F536])-1)" office:value-type="string" office:string-value="cameron39">
            <text:p>cameron39</text:p>
          </table:table-cell>
          <table:table-cell table:formula="of:=[.C536]&amp;&quot; &quot;&amp;[.D536]" office:value-type="string" office:string-value="Cameron Lewis">
            <text:p>Cameron Lewi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34</text:p>
          </table:table-cell>
          <table:table-cell office:value-type="string">
            <text:p>Mozilla/5.0 (Windows NT 6.2; Win64; x64) AppleWebKit/537.36 (KHTML, like Gecko) Chrome/32.0.1667.0 Safari/537.36</text:p>
          </table:table-cell>
          <table:table-cell table:number-columns-repeated="1012"/>
        </table:table-row>
        <table:table-row table:style-name="ro1">
          <table:table-cell office:value-type="float" office:value="934">
            <text:p>934</text:p>
          </table:table-cell>
          <table:table-cell office:value-type="string">
            <text:p>Ivan Sepulveda</text:p>
          </table:table-cell>
          <table:table-cell office:value-type="string">
            <text:p>Devin</text:p>
          </table:table-cell>
          <table:table-cell office:value-type="string">
            <text:p>Nelson</text:p>
          </table:table-cell>
          <table:table-cell table:style-name="ce1" office:value-type="string">
            <text:p>31/12/1963</text:p>
          </table:table-cell>
          <table:table-cell office:value-type="string">
            <text:p>devin32@adventure-works.com</text:p>
          </table:table-cell>
          <table:table-cell table:formula="of:=LEFT([.F537];FIND(&quot;@&quot;;[.F537])-1)" office:value-type="string" office:string-value="devin32">
            <text:p>devin32</text:p>
          </table:table-cell>
          <table:table-cell table:formula="of:=[.C537]&amp;&quot; &quot;&amp;[.D537]" office:value-type="string" office:string-value="Devin Nelson">
            <text:p>Devin Nel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35</text:p>
          </table:table-cell>
          <table:table-cell office:value-type="string">
            <text:p>Mozilla/5.0 (iPhone; CPU iPhone OS 8_1_1 like Mac OS X) AppleWebKit/600.1.4 (KHTML, like Gecko) Version/8.0 Mobile/12B436 Safari/600.1.4</text:p>
          </table:table-cell>
          <table:table-cell table:number-columns-repeated="1012"/>
        </table:table-row>
        <table:table-row table:style-name="ro1">
          <table:table-cell office:value-type="float" office:value="935">
            <text:p>935</text:p>
          </table:table-cell>
          <table:table-cell office:value-type="string">
            <text:p>Daevasree Samavedam</text:p>
          </table:table-cell>
          <table:table-cell office:value-type="string">
            <text:p>Logan</text:p>
          </table:table-cell>
          <table:table-cell office:value-type="string">
            <text:p>Chow</text:p>
          </table:table-cell>
          <table:table-cell table:style-name="ce1" office:value-type="string">
            <text:p>13/04/1969</text:p>
          </table:table-cell>
          <table:table-cell office:value-type="string">
            <text:p>logan25@adventure-works.com</text:p>
          </table:table-cell>
          <table:table-cell table:formula="of:=LEFT([.F538];FIND(&quot;@&quot;;[.F538])-1)" office:value-type="string" office:string-value="logan25">
            <text:p>logan25</text:p>
          </table:table-cell>
          <table:table-cell table:formula="of:=[.C538]&amp;&quot; &quot;&amp;[.D538]" office:value-type="string" office:string-value="Logan Chow">
            <text:p>Logan Chow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36</text:p>
          </table:table-cell>
          <table:table-cell office:value-type="string">
            <text:p>Mozilla/5.0 (iPad; CPU OS 8_1_3 like Mac OS X) AppleWebKit/600.1.4 (KHTML, like Gecko) GSA/7.0.55539 Mobile/12B466 Safari/600.1.4</text:p>
          </table:table-cell>
          <table:table-cell table:number-columns-repeated="1012"/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Ludmila Smidova</text:p>
          </table:table-cell>
          <table:table-cell office:value-type="string">
            <text:p>Dakota</text:p>
          </table:table-cell>
          <table:table-cell office:value-type="string">
            <text:p>Ross</text:p>
          </table:table-cell>
          <table:table-cell table:style-name="ce1" office:value-type="string">
            <text:p>21/09/1963</text:p>
          </table:table-cell>
          <table:table-cell office:value-type="string">
            <text:p>dakota3@adventure-works.com</text:p>
          </table:table-cell>
          <table:table-cell table:formula="of:=LEFT([.F539];FIND(&quot;@&quot;;[.F539])-1)" office:value-type="string" office:string-value="dakota3">
            <text:p>dakota3</text:p>
          </table:table-cell>
          <table:table-cell table:formula="of:=[.C539]&amp;&quot; &quot;&amp;[.D539]" office:value-type="string" office:string-value="Dakota Ross">
            <text:p>Dakota Ros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37</text:p>
          </table:table-cell>
          <table:table-cell office:value-type="string">
            <text:p>Mozilla/5.0 (iPhone; CPU iPhone OS 8_0_2 like Mac OS X) AppleWebKit/600.1.4 (KHTML, like Gecko) Version/8.0 Mobile/12A405 Safari/600.1.4</text:p>
          </table:table-cell>
          <table:table-cell table:number-columns-repeated="1012"/>
        </table:table-row>
        <table:table-row table:style-name="ro1">
          <table:table-cell office:value-type="float" office:value="937">
            <text:p>937</text:p>
          </table:table-cell>
          <table:table-cell office:value-type="string">
            <text:p>Manca Hrastovsek</text:p>
          </table:table-cell>
          <table:table-cell office:value-type="string">
            <text:p>Nicole</text:p>
          </table:table-cell>
          <table:table-cell office:value-type="string">
            <text:p>Taylor</text:p>
          </table:table-cell>
          <table:table-cell table:style-name="ce1" office:value-type="string">
            <text:p>24/02/1965</text:p>
          </table:table-cell>
          <table:table-cell office:value-type="string">
            <text:p>nicole9@adventure-works.com</text:p>
          </table:table-cell>
          <table:table-cell table:formula="of:=LEFT([.F540];FIND(&quot;@&quot;;[.F540])-1)" office:value-type="string" office:string-value="nicole9">
            <text:p>nicole9</text:p>
          </table:table-cell>
          <table:table-cell table:formula="of:=[.C540]&amp;&quot; &quot;&amp;[.D540]" office:value-type="string" office:string-value="Nicole Taylor">
            <text:p>Nicole Taylo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38</text:p>
          </table:table-cell>
          <table:table-cell office:value-type="string">
            <text:p>Mozilla/5.0 (Windows NT 6.3; WOW64) AppleWebKit/537.36 (KHTML, like Gecko) Chrome/31.0.1650.59 Safari/537.36</text:p>
          </table:table-cell>
          <table:table-cell table:number-columns-repeated="1012"/>
        </table:table-row>
        <table:table-row table:style-name="ro1">
          <table:table-cell office:value-type="float" office:value="938">
            <text:p>938</text:p>
          </table:table-cell>
          <table:table-cell office:value-type="string">
            <text:p>Anna Gyarmathi</text:p>
          </table:table-cell>
          <table:table-cell office:value-type="string">
            <text:p>Justin</text:p>
          </table:table-cell>
          <table:table-cell office:value-type="string">
            <text:p>Washington</text:p>
          </table:table-cell>
          <table:table-cell table:style-name="ce1" office:value-type="string">
            <text:p>18/08/1970</text:p>
          </table:table-cell>
          <table:table-cell office:value-type="string">
            <text:p>justin10@adventure-works.com</text:p>
          </table:table-cell>
          <table:table-cell table:formula="of:=LEFT([.F541];FIND(&quot;@&quot;;[.F541])-1)" office:value-type="string" office:string-value="justin10">
            <text:p>justin10</text:p>
          </table:table-cell>
          <table:table-cell table:formula="of:=[.C541]&amp;&quot; &quot;&amp;[.D541]" office:value-type="string" office:string-value="Justin Washington">
            <text:p>Justin Washingt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39</text:p>
          </table:table-cell>
          <table:table-cell office:value-type="string">
            <text:p>Mozilla/4.0 (compatible; MSIE 7.0; Windows NT 6.1; WOW64; Trident/5.0; SLCC2; .NET CLR 2.0.50727; .NET CLR 3.5.30729; .NET CLR 3.0.30729; Media Center PC 6.0; .NET4.0C; .NET4.0E)</text:p>
          </table:table-cell>
          <table:table-cell table:number-columns-repeated="1012"/>
        </table:table-row>
        <table:table-row table:style-name="ro1">
          <table:table-cell office:value-type="float" office:value="939">
            <text:p>939</text:p>
          </table:table-cell>
          <table:table-cell office:value-type="string">
            <text:p>Ioana Florea</text:p>
          </table:table-cell>
          <table:table-cell office:value-type="string">
            <text:p>Alberto</text:p>
          </table:table-cell>
          <table:table-cell office:value-type="string">
            <text:p>Navarro</text:p>
          </table:table-cell>
          <table:table-cell table:style-name="ce1" office:value-type="string">
            <text:p>24/01/1970</text:p>
          </table:table-cell>
          <table:table-cell office:value-type="string">
            <text:p>alberto11@adventure-works.com</text:p>
          </table:table-cell>
          <table:table-cell table:formula="of:=LEFT([.F542];FIND(&quot;@&quot;;[.F542])-1)" office:value-type="string" office:string-value="alberto11">
            <text:p>alberto11</text:p>
          </table:table-cell>
          <table:table-cell table:formula="of:=[.C542]&amp;&quot; &quot;&amp;[.D542]" office:value-type="string" office:string-value="Alberto Navarro">
            <text:p>Alberto Navarro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40</text:p>
          </table:table-cell>
          <table:table-cell office:value-type="string">
            <text:p>Mozilla/5.0 (Macintosh; Intel Mac OS X 10.9; rv:37.0) Gecko/20100101 Firefox/37.0</text:p>
          </table:table-cell>
          <table:table-cell table:number-columns-repeated="1012"/>
        </table:table-row>
        <table:table-row table:style-name="ro1">
          <table:table-cell office:value-type="float" office:value="940">
            <text:p>940</text:p>
          </table:table-cell>
          <table:table-cell office:value-type="string">
            <text:p>Lorin Astrom</text:p>
          </table:table-cell>
          <table:table-cell office:value-type="string">
            <text:p>Aidan</text:p>
          </table:table-cell>
          <table:table-cell office:value-type="string">
            <text:p>Ross</text:p>
          </table:table-cell>
          <table:table-cell table:style-name="ce1" office:value-type="string">
            <text:p>09/10/1964</text:p>
          </table:table-cell>
          <table:table-cell office:value-type="string">
            <text:p>aidan4@adventure-works.com</text:p>
          </table:table-cell>
          <table:table-cell table:formula="of:=LEFT([.F543];FIND(&quot;@&quot;;[.F543])-1)" office:value-type="string" office:string-value="aidan4">
            <text:p>aidan4</text:p>
          </table:table-cell>
          <table:table-cell table:formula="of:=[.C543]&amp;&quot; &quot;&amp;[.D543]" office:value-type="string" office:string-value="Aidan Ross">
            <text:p>Aidan Ros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541</text:p>
          </table:table-cell>
          <table:table-cell office:value-type="string">
            <text:p>Mozilla/5.0 (Linux; Android 4.4.2; SM-T310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941">
            <text:p>941</text:p>
          </table:table-cell>
          <table:table-cell office:value-type="string">
            <text:p>Bishwa Chatterjee</text:p>
          </table:table-cell>
          <table:table-cell office:value-type="string">
            <text:p>Alejandro</text:p>
          </table:table-cell>
          <table:table-cell office:value-type="string">
            <text:p>Tang</text:p>
          </table:table-cell>
          <table:table-cell table:style-name="ce1" office:value-type="string">
            <text:p>07/09/1979</text:p>
          </table:table-cell>
          <table:table-cell office:value-type="string">
            <text:p>alejandro30@adventure-works.com</text:p>
          </table:table-cell>
          <table:table-cell table:formula="of:=LEFT([.F544];FIND(&quot;@&quot;;[.F544])-1)" office:value-type="string" office:string-value="alejandro30">
            <text:p>alejandro30</text:p>
          </table:table-cell>
          <table:table-cell table:formula="of:=[.C544]&amp;&quot; &quot;&amp;[.D544]" office:value-type="string" office:string-value="Alejandro Tang">
            <text:p>Alejandro Tang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42</text:p>
          </table:table-cell>
          <table:table-cell office:value-type="string">
            <text:p>Mozilla/5.0 (Windows NT 6.3; WOW64) AppleWebKit/537.36 (KHTML, like Gecko) Chrome/40.0.2214.45 Safari/537.36</text:p>
          </table:table-cell>
          <table:table-cell table:number-columns-repeated="1012"/>
        </table:table-row>
        <table:table-row table:style-name="ro1">
          <table:table-cell office:value-type="float" office:value="942">
            <text:p>942</text:p>
          </table:table-cell>
          <table:table-cell office:value-type="string">
            <text:p>Chaayaadaevi Sonti</text:p>
          </table:table-cell>
          <table:table-cell office:value-type="string">
            <text:p>Sheena</text:p>
          </table:table-cell>
          <table:table-cell office:value-type="string">
            <text:p>Chande</text:p>
          </table:table-cell>
          <table:table-cell table:style-name="ce1" office:value-type="string">
            <text:p>16/08/1973</text:p>
          </table:table-cell>
          <table:table-cell office:value-type="string">
            <text:p>sheena13@adventure-works.com</text:p>
          </table:table-cell>
          <table:table-cell table:formula="of:=LEFT([.F545];FIND(&quot;@&quot;;[.F545])-1)" office:value-type="string" office:string-value="sheena13">
            <text:p>sheena13</text:p>
          </table:table-cell>
          <table:table-cell table:formula="of:=[.C545]&amp;&quot; &quot;&amp;[.D545]" office:value-type="string" office:string-value="Sheena Chande">
            <text:p>Sheena Chande</text:p>
          </table:table-cell>
          <table:table-cell/>
          <table:table-cell office:value-type="string">
            <text:p>France</text:p>
          </table:table-cell>
          <table:table-cell office:value-type="string">
            <text:p>AW00011543</text:p>
          </table:table-cell>
          <table:table-cell office:value-type="string">
            <text:p>Mozilla/5.0 (Linux; Android 5.1.1; Nexus 10 Build/LMY48I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943">
            <text:p>943</text:p>
          </table:table-cell>
          <table:table-cell office:value-type="string">
            <text:p>Drazenka Jelic</text:p>
          </table:table-cell>
          <table:table-cell office:value-type="string">
            <text:p>Joel</text:p>
          </table:table-cell>
          <table:table-cell office:value-type="string">
            <text:p>Garcia</text:p>
          </table:table-cell>
          <table:table-cell table:style-name="ce1" office:value-type="string">
            <text:p>04/05/1979</text:p>
          </table:table-cell>
          <table:table-cell office:value-type="string">
            <text:p>joel14@adventure-works.com</text:p>
          </table:table-cell>
          <table:table-cell table:formula="of:=LEFT([.F546];FIND(&quot;@&quot;;[.F546])-1)" office:value-type="string" office:string-value="joel14">
            <text:p>joel14</text:p>
          </table:table-cell>
          <table:table-cell table:formula="of:=[.C546]&amp;&quot; &quot;&amp;[.D546]" office:value-type="string" office:string-value="Joel Garcia">
            <text:p>Joel Garcia</text:p>
          </table:table-cell>
          <table:table-cell/>
          <table:table-cell office:value-type="string">
            <text:p>Germany</text:p>
          </table:table-cell>
          <table:table-cell office:value-type="string">
            <text:p>AW00011544</text:p>
          </table:table-cell>
          <table:table-cell office:value-type="string">
            <text:p>Mozilla/5.0 (Windows NT 6.1) AppleWebKit/537.36 (KHTML, like Gecko) Chrome/40.0.2214.115 Safari/537.36</text:p>
          </table:table-cell>
          <table:table-cell table:number-columns-repeated="1012"/>
        </table:table-row>
        <table:table-row table:style-name="ro1">
          <table:table-cell office:value-type="float" office:value="944">
            <text:p>944</text:p>
          </table:table-cell>
          <table:table-cell office:value-type="string">
            <text:p>Ida Celma</text:p>
          </table:table-cell>
          <table:table-cell office:value-type="string">
            <text:p>Reginald</text:p>
          </table:table-cell>
          <table:table-cell office:value-type="string">
            <text:p>Dominguez</text:p>
          </table:table-cell>
          <table:table-cell table:style-name="ce1" office:value-type="string">
            <text:p>22/09/1973</text:p>
          </table:table-cell>
          <table:table-cell office:value-type="string">
            <text:p>reginald20@adventure-works.com</text:p>
          </table:table-cell>
          <table:table-cell table:formula="of:=LEFT([.F547];FIND(&quot;@&quot;;[.F547])-1)" office:value-type="string" office:string-value="reginald20">
            <text:p>reginald20</text:p>
          </table:table-cell>
          <table:table-cell table:formula="of:=[.C547]&amp;&quot; &quot;&amp;[.D547]" office:value-type="string" office:string-value="Reginald Dominguez">
            <text:p>Reginald Dominguez</text:p>
          </table:table-cell>
          <table:table-cell/>
          <table:table-cell office:value-type="string">
            <text:p>France</text:p>
          </table:table-cell>
          <table:table-cell office:value-type="string">
            <text:p>AW00011545</text:p>
          </table:table-cell>
          <table:table-cell office:value-type="string">
            <text:p>Mozilla/5.0 (Windows NT 10.0; WOW64; Trident/7.0; Touch; TNJB; rv:11.0) like Gecko</text:p>
          </table:table-cell>
          <table:table-cell table:number-columns-repeated="1012"/>
        </table:table-row>
        <table:table-row table:style-name="ro1">
          <table:table-cell office:value-type="float" office:value="945">
            <text:p>945</text:p>
          </table:table-cell>
          <table:table-cell office:value-type="string">
            <text:p>Hoc Tran</text:p>
          </table:table-cell>
          <table:table-cell office:value-type="string">
            <text:p>Christine</text:p>
          </table:table-cell>
          <table:table-cell office:value-type="string">
            <text:p>Chande</text:p>
          </table:table-cell>
          <table:table-cell table:style-name="ce1" office:value-type="string">
            <text:p>11/09/1973</text:p>
          </table:table-cell>
          <table:table-cell office:value-type="string">
            <text:p>christine10@adventure-works.com</text:p>
          </table:table-cell>
          <table:table-cell table:formula="of:=LEFT([.F548];FIND(&quot;@&quot;;[.F548])-1)" office:value-type="string" office:string-value="christine10">
            <text:p>christine10</text:p>
          </table:table-cell>
          <table:table-cell table:formula="of:=[.C548]&amp;&quot; &quot;&amp;[.D548]" office:value-type="string" office:string-value="Christine Chande">
            <text:p>Christine Chande</text:p>
          </table:table-cell>
          <table:table-cell/>
          <table:table-cell office:value-type="string">
            <text:p>France</text:p>
          </table:table-cell>
          <table:table-cell office:value-type="string">
            <text:p>AW00011546</text:p>
          </table:table-cell>
          <table:table-cell office:value-type="string">
            <text:p>Mozilla/5.0 (Windows NT 6.1) AppleWebKit/537.36 (KHTML, like Gecko) Chrome/44.0.2403.107 Safari/537.36</text:p>
          </table:table-cell>
          <table:table-cell table:number-columns-repeated="1012"/>
        </table:table-row>
        <table:table-row table:style-name="ro1">
          <table:table-cell office:value-type="float" office:value="946">
            <text:p>946</text:p>
          </table:table-cell>
          <table:table-cell office:value-type="string">
            <text:p>David safranek</text:p>
          </table:table-cell>
          <table:table-cell office:value-type="string">
            <text:p>Cindy</text:p>
          </table:table-cell>
          <table:table-cell office:value-type="string">
            <text:p>Sai</text:p>
          </table:table-cell>
          <table:table-cell table:style-name="ce1" office:value-type="string">
            <text:p>05/03/1979</text:p>
          </table:table-cell>
          <table:table-cell office:value-type="string">
            <text:p>cindy6@adventure-works.com</text:p>
          </table:table-cell>
          <table:table-cell table:formula="of:=LEFT([.F549];FIND(&quot;@&quot;;[.F549])-1)" office:value-type="string" office:string-value="cindy6">
            <text:p>cindy6</text:p>
          </table:table-cell>
          <table:table-cell table:formula="of:=[.C549]&amp;&quot; &quot;&amp;[.D549]" office:value-type="string" office:string-value="Cindy Sai">
            <text:p>Cindy Sai</text:p>
          </table:table-cell>
          <table:table-cell/>
          <table:table-cell office:value-type="string">
            <text:p>France</text:p>
          </table:table-cell>
          <table:table-cell office:value-type="string">
            <text:p>AW00011547</text:p>
          </table:table-cell>
          <table:table-cell office:value-type="string">
            <text:p>Mozilla/5.0 (X11; CrOS x86_64 7077.123.0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947">
            <text:p>947</text:p>
          </table:table-cell>
          <table:table-cell office:value-type="string">
            <text:p>Svetlana Todorovic</text:p>
          </table:table-cell>
          <table:table-cell office:value-type="string">
            <text:p>Raymond</text:p>
          </table:table-cell>
          <table:table-cell office:value-type="string">
            <text:p>Sanchez</text:p>
          </table:table-cell>
          <table:table-cell table:style-name="ce1" office:value-type="string">
            <text:p>11/04/1974</text:p>
          </table:table-cell>
          <table:table-cell office:value-type="string">
            <text:p>raymond21@adventure-works.com</text:p>
          </table:table-cell>
          <table:table-cell table:formula="of:=LEFT([.F550];FIND(&quot;@&quot;;[.F550])-1)" office:value-type="string" office:string-value="raymond21">
            <text:p>raymond21</text:p>
          </table:table-cell>
          <table:table-cell table:formula="of:=[.C550]&amp;&quot; &quot;&amp;[.D550]" office:value-type="string" office:string-value="Raymond Sanchez">
            <text:p>Raymond Sanch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48</text:p>
          </table:table-cell>
          <table:table-cell office:value-type="string">
            <text:p>Mozilla/5.0 (compatible; MSIE 9.0; Windows NT 6.1; WOW64; Trident/5.0; SLCC2; .NET CLR 2.0.50727; .NET CLR 3.5.30729; .NET CLR 3.0.30729; .NET4.0C; .NET4.0E)</text:p>
          </table:table-cell>
          <table:table-cell table:number-columns-repeated="1012"/>
        </table:table-row>
        <table:table-row table:style-name="ro1">
          <table:table-cell office:value-type="float" office:value="948">
            <text:p>948</text:p>
          </table:table-cell>
          <table:table-cell office:value-type="string">
            <text:p>Richard Zahradnicek</text:p>
          </table:table-cell>
          <table:table-cell office:value-type="string">
            <text:p>Crystal</text:p>
          </table:table-cell>
          <table:table-cell office:value-type="string">
            <text:p>Liang</text:p>
          </table:table-cell>
          <table:table-cell table:style-name="ce1" office:value-type="string">
            <text:p>03/09/1979</text:p>
          </table:table-cell>
          <table:table-cell office:value-type="string">
            <text:p>crystal17@adventure-works.com</text:p>
          </table:table-cell>
          <table:table-cell table:formula="of:=LEFT([.F551];FIND(&quot;@&quot;;[.F551])-1)" office:value-type="string" office:string-value="crystal17">
            <text:p>crystal17</text:p>
          </table:table-cell>
          <table:table-cell table:formula="of:=[.C551]&amp;&quot; &quot;&amp;[.D551]" office:value-type="string" office:string-value="Crystal Liang">
            <text:p>Crystal Liang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49</text:p>
          </table:table-cell>
          <table:table-cell office:value-type="string">
            <text:p>Mozilla/5.0 (compatible; MSIE 10.0; Windows NT 6.1; WOW64; Trident/6.0; SLCC2; .NET CLR 2.0.50727; .NET CLR 3.5.30729; .NET CLR 3.0.30729; .NET4.0C; .NET4.0E; 360SE)</text:p>
          </table:table-cell>
          <table:table-cell table:number-columns-repeated="1012"/>
        </table:table-row>
        <table:table-row table:style-name="ro1">
          <table:table-cell office:value-type="float" office:value="949">
            <text:p>949</text:p>
          </table:table-cell>
          <table:table-cell office:value-type="string">
            <text:p>Seo-yun Paik</text:p>
          </table:table-cell>
          <table:table-cell office:value-type="string">
            <text:p>Deb</text:p>
          </table:table-cell>
          <table:table-cell office:value-type="string">
            <text:p>Torres</text:p>
          </table:table-cell>
          <table:table-cell table:style-name="ce1" office:value-type="string">
            <text:p>05/08/1979</text:p>
          </table:table-cell>
          <table:table-cell office:value-type="string">
            <text:p>deb4@adventure-works.com</text:p>
          </table:table-cell>
          <table:table-cell table:formula="of:=LEFT([.F552];FIND(&quot;@&quot;;[.F552])-1)" office:value-type="string" office:string-value="deb4">
            <text:p>deb4</text:p>
          </table:table-cell>
          <table:table-cell table:formula="of:=[.C552]&amp;&quot; &quot;&amp;[.D552]" office:value-type="string" office:string-value="Deb Torres">
            <text:p>Deb Torres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50</text:p>
          </table:table-cell>
          <table:table-cell office:value-type="string">
            <text:p>Mozilla/5.0 (Linux; Android 4.4.2; QMV7A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950">
            <text:p>950</text:p>
          </table:table-cell>
          <table:table-cell office:value-type="string">
            <text:p>Emily Whittle</text:p>
          </table:table-cell>
          <table:table-cell office:value-type="string">
            <text:p>Shannon</text:p>
          </table:table-cell>
          <table:table-cell office:value-type="string">
            <text:p>Alvarez</text:p>
          </table:table-cell>
          <table:table-cell table:style-name="ce1" office:value-type="string">
            <text:p>21/05/1978</text:p>
          </table:table-cell>
          <table:table-cell office:value-type="string">
            <text:p>shannon26@adventure-works.com</text:p>
          </table:table-cell>
          <table:table-cell table:formula="of:=LEFT([.F553];FIND(&quot;@&quot;;[.F553])-1)" office:value-type="string" office:string-value="shannon26">
            <text:p>shannon26</text:p>
          </table:table-cell>
          <table:table-cell table:formula="of:=[.C553]&amp;&quot; &quot;&amp;[.D553]" office:value-type="string" office:string-value="Shannon Alvarez">
            <text:p>Shannon Alvarez</text:p>
          </table:table-cell>
          <table:table-cell/>
          <table:table-cell office:value-type="string">
            <text:p>France</text:p>
          </table:table-cell>
          <table:table-cell office:value-type="string">
            <text:p>AW00011551</text:p>
          </table:table-cell>
          <table:table-cell office:value-type="string">
            <text:p>Mozilla/5.0 (iPhone; CPU iPhone OS 7_0_4 like Mac OS X) AppleWebKit/537.51.1 (KHTML, like Gecko) Version/7.0 Mobile/11B554a Safari/9537.53</text:p>
          </table:table-cell>
          <table:table-cell table:number-columns-repeated="1012"/>
        </table:table-row>
        <table:table-row table:style-name="ro1">
          <table:table-cell office:value-type="float" office:value="951">
            <text:p>951</text:p>
          </table:table-cell>
          <table:table-cell office:value-type="string">
            <text:p>Eliza Persson</text:p>
          </table:table-cell>
          <table:table-cell office:value-type="string">
            <text:p>Eddie</text:p>
          </table:table-cell>
          <table:table-cell office:value-type="string">
            <text:p>Rubio</text:p>
          </table:table-cell>
          <table:table-cell table:style-name="ce1" office:value-type="string">
            <text:p>23/11/1972</text:p>
          </table:table-cell>
          <table:table-cell office:value-type="string">
            <text:p>eddie21@adventure-works.com</text:p>
          </table:table-cell>
          <table:table-cell table:formula="of:=LEFT([.F554];FIND(&quot;@&quot;;[.F554])-1)" office:value-type="string" office:string-value="eddie21">
            <text:p>eddie21</text:p>
          </table:table-cell>
          <table:table-cell table:formula="of:=[.C554]&amp;&quot; &quot;&amp;[.D554]" office:value-type="string" office:string-value="Eddie Rubio">
            <text:p>Eddie Rubio</text:p>
          </table:table-cell>
          <table:table-cell/>
          <table:table-cell office:value-type="string">
            <text:p>Germany</text:p>
          </table:table-cell>
          <table:table-cell office:value-type="string">
            <text:p>AW00011552</text:p>
          </table:table-cell>
          <table:table-cell office:value-type="string">
            <text:p>Mozilla/5.0 (Windows NT 6.0; WOW64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952">
            <text:p>952</text:p>
          </table:table-cell>
          <table:table-cell office:value-type="string">
            <text:p>Chuan Wattanasin</text:p>
          </table:table-cell>
          <table:table-cell office:value-type="string">
            <text:p>Sharon</text:p>
          </table:table-cell>
          <table:table-cell office:value-type="string">
            <text:p>Luo</text:p>
          </table:table-cell>
          <table:table-cell table:style-name="ce1" office:value-type="string">
            <text:p>08/03/1973</text:p>
          </table:table-cell>
          <table:table-cell office:value-type="string">
            <text:p>sharon12@adventure-works.com</text:p>
          </table:table-cell>
          <table:table-cell table:formula="of:=LEFT([.F555];FIND(&quot;@&quot;;[.F555])-1)" office:value-type="string" office:string-value="sharon12">
            <text:p>sharon12</text:p>
          </table:table-cell>
          <table:table-cell table:formula="of:=[.C555]&amp;&quot; &quot;&amp;[.D555]" office:value-type="string" office:string-value="Sharon Luo">
            <text:p>Sharon Luo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53</text:p>
          </table:table-cell>
          <table:table-cell office:value-type="string">
            <text:p>Mozilla/5.0 (Linux; Android 5.0; SAMSUNG-SM-N900A Build/LRX21V) AppleWebKit/537.36 (KHTML, like Gecko) SamsungBrowser/2.1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953">
            <text:p>953</text:p>
          </table:table-cell>
          <table:table-cell office:value-type="string">
            <text:p>Linh Dao</text:p>
          </table:table-cell>
          <table:table-cell office:value-type="string">
            <text:p>Sydney</text:p>
          </table:table-cell>
          <table:table-cell office:value-type="string">
            <text:p>Simmons</text:p>
          </table:table-cell>
          <table:table-cell table:style-name="ce1" office:value-type="string">
            <text:p>27/03/1932</text:p>
          </table:table-cell>
          <table:table-cell office:value-type="string">
            <text:p>sydney37@adventure-works.com</text:p>
          </table:table-cell>
          <table:table-cell table:formula="of:=LEFT([.F556];FIND(&quot;@&quot;;[.F556])-1)" office:value-type="string" office:string-value="sydney37">
            <text:p>sydney37</text:p>
          </table:table-cell>
          <table:table-cell table:formula="of:=[.C556]&amp;&quot; &quot;&amp;[.D556]" office:value-type="string" office:string-value="Sydney Simmons">
            <text:p>Sydney Simmons</text:p>
          </table:table-cell>
          <table:table-cell/>
          <table:table-cell office:value-type="string">
            <text:p>France</text:p>
          </table:table-cell>
          <table:table-cell office:value-type="string">
            <text:p>AW00011554</text:p>
          </table:table-cell>
          <table:table-cell office:value-type="string">
            <text:p>Mozilla/5.0 (Linux; Android 4.4.4; XT1080 Build/SU6-7.2) AppleWebKit/537.36 (KHTML, like Gecko) Chrome/45.0.2454.84 Mobile Safari/537.36</text:p>
          </table:table-cell>
          <table:table-cell table:number-columns-repeated="1012"/>
        </table:table-row>
        <table:table-row table:style-name="ro1">
          <table:table-cell office:value-type="float" office:value="954">
            <text:p>954</text:p>
          </table:table-cell>
          <table:table-cell office:value-type="string">
            <text:p>Nasrin Omidzadeh</text:p>
          </table:table-cell>
          <table:table-cell office:value-type="string">
            <text:p>Alexandria</text:p>
          </table:table-cell>
          <table:table-cell office:value-type="string">
            <text:p>Henderson</text:p>
          </table:table-cell>
          <table:table-cell table:style-name="ce1" office:value-type="string">
            <text:p>04/07/1937</text:p>
          </table:table-cell>
          <table:table-cell office:value-type="string">
            <text:p>alexandria5@adventure-works.com</text:p>
          </table:table-cell>
          <table:table-cell table:formula="of:=LEFT([.F557];FIND(&quot;@&quot;;[.F557])-1)" office:value-type="string" office:string-value="alexandria5">
            <text:p>alexandria5</text:p>
          </table:table-cell>
          <table:table-cell table:formula="of:=[.C557]&amp;&quot; &quot;&amp;[.D557]" office:value-type="string" office:string-value="Alexandria Henderson">
            <text:p>Alexandria Henderso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55</text:p>
          </table:table-cell>
          <table:table-cell office:value-type="string">
            <text:p>Mozilla/5.0 (Windows NT 6.1; WOW64; Trident/7.0; MAARJS; rv:11.0) like Gecko</text:p>
          </table:table-cell>
          <table:table-cell table:number-columns-repeated="1012"/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Raghu Sandhu</text:p>
          </table:table-cell>
          <table:table-cell office:value-type="string">
            <text:p>Lucas</text:p>
          </table:table-cell>
          <table:table-cell office:value-type="string">
            <text:p>Evans</text:p>
          </table:table-cell>
          <table:table-cell table:style-name="ce1" office:value-type="string">
            <text:p>10/11/1972</text:p>
          </table:table-cell>
          <table:table-cell office:value-type="string">
            <text:p>lucas10@adventure-works.com</text:p>
          </table:table-cell>
          <table:table-cell table:formula="of:=LEFT([.F558];FIND(&quot;@&quot;;[.F558])-1)" office:value-type="string" office:string-value="lucas10">
            <text:p>lucas10</text:p>
          </table:table-cell>
          <table:table-cell table:formula="of:=[.C558]&amp;&quot; &quot;&amp;[.D558]" office:value-type="string" office:string-value="Lucas Evans">
            <text:p>Lucas Evans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56</text:p>
          </table:table-cell>
          <table:table-cell office:value-type="string">
            <text:p>Mozilla/5.0 (iPad; CPU OS 8_3 like Mac OS X) AppleWebKit/600.1.4 (KHTML, like Gecko) GSA/6.0.51363 Mobile/12F69 Safari/600.1.4</text:p>
          </table:table-cell>
          <table:table-cell table:number-columns-repeated="1012"/>
        </table:table-row>
        <table:table-row table:style-name="ro1">
          <table:table-cell office:value-type="float" office:value="956">
            <text:p>956</text:p>
          </table:table-cell>
          <table:table-cell office:value-type="string">
            <text:p>Nhung Thach</text:p>
          </table:table-cell>
          <table:table-cell office:value-type="string">
            <text:p>Felicia</text:p>
          </table:table-cell>
          <table:table-cell office:value-type="string">
            <text:p>Ramos</text:p>
          </table:table-cell>
          <table:table-cell table:style-name="ce1" office:value-type="string">
            <text:p>14/07/1972</text:p>
          </table:table-cell>
          <table:table-cell office:value-type="string">
            <text:p>felicia16@adventure-works.com</text:p>
          </table:table-cell>
          <table:table-cell table:formula="of:=LEFT([.F559];FIND(&quot;@&quot;;[.F559])-1)" office:value-type="string" office:string-value="felicia16">
            <text:p>felicia16</text:p>
          </table:table-cell>
          <table:table-cell table:formula="of:=[.C559]&amp;&quot; &quot;&amp;[.D559]" office:value-type="string" office:string-value="Felicia Ramos">
            <text:p>Felicia Ramos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57</text:p>
          </table:table-cell>
          <table:table-cell office:value-type="string">
            <text:p>Mozilla/5.0 (Windows NT 6.3; Win64; x64; Trident/7.0; MALNJS; rv:11.0) like Gecko</text:p>
          </table:table-cell>
          <table:table-cell table:number-columns-repeated="1012"/>
        </table:table-row>
        <table:table-row table:style-name="ro1">
          <table:table-cell office:value-type="float" office:value="957">
            <text:p>957</text:p>
          </table:table-cell>
          <table:table-cell office:value-type="string">
            <text:p>Hee-Young Suh</text:p>
          </table:table-cell>
          <table:table-cell office:value-type="string">
            <text:p>Ivan</text:p>
          </table:table-cell>
          <table:table-cell office:value-type="string">
            <text:p>Malhotra</text:p>
          </table:table-cell>
          <table:table-cell table:style-name="ce1" office:value-type="string">
            <text:p>18/02/1973</text:p>
          </table:table-cell>
          <table:table-cell office:value-type="string">
            <text:p>ivan3@adventure-works.com</text:p>
          </table:table-cell>
          <table:table-cell table:formula="of:=LEFT([.F560];FIND(&quot;@&quot;;[.F560])-1)" office:value-type="string" office:string-value="ivan3">
            <text:p>ivan3</text:p>
          </table:table-cell>
          <table:table-cell table:formula="of:=[.C560]&amp;&quot; &quot;&amp;[.D560]" office:value-type="string" office:string-value="Ivan Malhotra">
            <text:p>Ivan Malhotra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58</text:p>
          </table:table-cell>
          <table:table-cell office:value-type="string">
            <text:p>Mozilla/5.0 (Windows NT 6.1) AppleWebKit/537.36 (KHTML, like Gecko) Maxthon/4.4.6.2000 Chrome/30.0.1599.101 Safari/537.36</text:p>
          </table:table-cell>
          <table:table-cell table:number-columns-repeated="1012"/>
        </table:table-row>
        <table:table-row table:style-name="ro1">
          <table:table-cell office:value-type="float" office:value="958">
            <text:p>958</text:p>
          </table:table-cell>
          <table:table-cell office:value-type="string">
            <text:p>Valentin Tirlea</text:p>
          </table:table-cell>
          <table:table-cell office:value-type="string">
            <text:p>Frederick</text:p>
          </table:table-cell>
          <table:table-cell office:value-type="string">
            <text:p>Subram</text:p>
          </table:table-cell>
          <table:table-cell table:style-name="ce1" office:value-type="string">
            <text:p>12/12/1978</text:p>
          </table:table-cell>
          <table:table-cell office:value-type="string">
            <text:p>frederick12@adventure-works.com</text:p>
          </table:table-cell>
          <table:table-cell table:formula="of:=LEFT([.F561];FIND(&quot;@&quot;;[.F561])-1)" office:value-type="string" office:string-value="frederick12">
            <text:p>frederick12</text:p>
          </table:table-cell>
          <table:table-cell table:formula="of:=[.C561]&amp;&quot; &quot;&amp;[.D561]" office:value-type="string" office:string-value="Frederick Subram">
            <text:p>Frederick Subram</text:p>
          </table:table-cell>
          <table:table-cell/>
          <table:table-cell office:value-type="string">
            <text:p>Germany</text:p>
          </table:table-cell>
          <table:table-cell office:value-type="string">
            <text:p>AW00011559</text:p>
          </table:table-cell>
          <table:table-cell office:value-type="string">
            <text:p>Mozilla/5.0 (Windows NT 6.3; WOW64; Trident/7.0; Touch; ASJB; rv:11.0) like Gecko</text:p>
          </table:table-cell>
          <table:table-cell table:number-columns-repeated="1012"/>
        </table:table-row>
        <table:table-row table:style-name="ro1">
          <table:table-cell office:value-type="float" office:value="959">
            <text:p>959</text:p>
          </table:table-cell>
          <table:table-cell office:value-type="string">
            <text:p>Dhaatri Chavva</text:p>
          </table:table-cell>
          <table:table-cell office:value-type="string">
            <text:p>Whitney</text:p>
          </table:table-cell>
          <table:table-cell office:value-type="string">
            <text:p>Srini</text:p>
          </table:table-cell>
          <table:table-cell table:style-name="ce1" office:value-type="string">
            <text:p>09/08/1978</text:p>
          </table:table-cell>
          <table:table-cell office:value-type="string">
            <text:p>whitney7@adventure-works.com</text:p>
          </table:table-cell>
          <table:table-cell table:formula="of:=LEFT([.F562];FIND(&quot;@&quot;;[.F562])-1)" office:value-type="string" office:string-value="whitney7">
            <text:p>whitney7</text:p>
          </table:table-cell>
          <table:table-cell table:formula="of:=[.C562]&amp;&quot; &quot;&amp;[.D562]" office:value-type="string" office:string-value="Whitney Srini">
            <text:p>Whitney Srini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60</text:p>
          </table:table-cell>
          <table:table-cell office:value-type="string">
            <text:p>Mozilla/5.0 (Macintosh; Intel Mac OS X 10_9_1) AppleWebKit/537.73.11 (KHTML, like Gecko) Version/7.0.1 Safari/537.73.11</text:p>
          </table:table-cell>
          <table:table-cell table:number-columns-repeated="1012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Edgar Jogi</text:p>
          </table:table-cell>
          <table:table-cell office:value-type="string">
            <text:p>Briana</text:p>
          </table:table-cell>
          <table:table-cell office:value-type="string">
            <text:p>Dominguez</text:p>
          </table:table-cell>
          <table:table-cell table:style-name="ce1" office:value-type="string">
            <text:p>21/01/1972</text:p>
          </table:table-cell>
          <table:table-cell office:value-type="string">
            <text:p>briana12@adventure-works.com</text:p>
          </table:table-cell>
          <table:table-cell table:formula="of:=LEFT([.F563];FIND(&quot;@&quot;;[.F563])-1)" office:value-type="string" office:string-value="briana12">
            <text:p>briana12</text:p>
          </table:table-cell>
          <table:table-cell table:formula="of:=[.C563]&amp;&quot; &quot;&amp;[.D563]" office:value-type="string" office:string-value="Briana Dominguez">
            <text:p>Briana Dominguez</text:p>
          </table:table-cell>
          <table:table-cell/>
          <table:table-cell office:value-type="string">
            <text:p>Germany</text:p>
          </table:table-cell>
          <table:table-cell office:value-type="string">
            <text:p>AW00011561</text:p>
          </table:table-cell>
          <table:table-cell office:value-type="string">
            <text:p>Mozilla/5.0 (compatible; MSIE 10.0; Windows NT 6.2; WOW64; Trident/7.0; TNJB; 1ButtonTaskbar)</text:p>
          </table:table-cell>
          <table:table-cell table:number-columns-repeated="1012"/>
        </table:table-row>
        <table:table-row table:style-name="ro1">
          <table:table-cell office:value-type="float" office:value="961">
            <text:p>961</text:p>
          </table:table-cell>
          <table:table-cell office:value-type="string">
            <text:p>Rani Ganguly</text:p>
          </table:table-cell>
          <table:table-cell office:value-type="string">
            <text:p>Jarrod</text:p>
          </table:table-cell>
          <table:table-cell office:value-type="string">
            <text:p>Gonzalez</text:p>
          </table:table-cell>
          <table:table-cell table:style-name="ce1" office:value-type="string">
            <text:p>17/10/1971</text:p>
          </table:table-cell>
          <table:table-cell office:value-type="string">
            <text:p>jarrod17@adventure-works.com</text:p>
          </table:table-cell>
          <table:table-cell table:formula="of:=LEFT([.F564];FIND(&quot;@&quot;;[.F564])-1)" office:value-type="string" office:string-value="jarrod17">
            <text:p>jarrod17</text:p>
          </table:table-cell>
          <table:table-cell table:formula="of:=[.C564]&amp;&quot; &quot;&amp;[.D564]" office:value-type="string" office:string-value="Jarrod Gonzalez">
            <text:p>Jarrod Gonzalez</text:p>
          </table:table-cell>
          <table:table-cell/>
          <table:table-cell office:value-type="string">
            <text:p>Germany</text:p>
          </table:table-cell>
          <table:table-cell office:value-type="string">
            <text:p>AW00011562</text:p>
          </table:table-cell>
          <table:table-cell office:value-type="string">
            <text:p>Mozilla/5.0 (Windows NT 6.3; WOW64) AppleWebKit/537.36 (KHTML, like Gecko) Chrome/36.0.1985.125 Safari/537.36</text:p>
          </table:table-cell>
          <table:table-cell table:number-columns-repeated="1012"/>
        </table:table-row>
        <table:table-row table:style-name="ro1">
          <table:table-cell office:value-type="float" office:value="962">
            <text:p>962</text:p>
          </table:table-cell>
          <table:table-cell office:value-type="string">
            <text:p>Bhagavati Vinjamuri</text:p>
          </table:table-cell>
          <table:table-cell office:value-type="string">
            <text:p>Cesar</text:p>
          </table:table-cell>
          <table:table-cell office:value-type="string">
            <text:p>Srini</text:p>
          </table:table-cell>
          <table:table-cell table:style-name="ce1" office:value-type="string">
            <text:p>01/08/1971</text:p>
          </table:table-cell>
          <table:table-cell office:value-type="string">
            <text:p>cesar7@adventure-works.com</text:p>
          </table:table-cell>
          <table:table-cell table:formula="of:=LEFT([.F565];FIND(&quot;@&quot;;[.F565])-1)" office:value-type="string" office:string-value="cesar7">
            <text:p>cesar7</text:p>
          </table:table-cell>
          <table:table-cell table:formula="of:=[.C565]&amp;&quot; &quot;&amp;[.D565]" office:value-type="string" office:string-value="Cesar Srini">
            <text:p>Cesar Srini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63</text:p>
          </table:table-cell>
          <table:table-cell office:value-type="string">
            <text:p>Mozilla/5.0 (Windows Phone 8.1; ARM; Trident/7.0; Touch; rv:11.0; IEMobile/11.0; NOKIA; Lumia 635) like Gecko</text:p>
          </table:table-cell>
          <table:table-cell table:number-columns-repeated="1012"/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Be Trang</text:p>
          </table:table-cell>
          <table:table-cell office:value-type="string">
            <text:p>Jorge</text:p>
          </table:table-cell>
          <table:table-cell office:value-type="string">
            <text:p>Liang</text:p>
          </table:table-cell>
          <table:table-cell table:style-name="ce1" office:value-type="string">
            <text:p>09/01/1972</text:p>
          </table:table-cell>
          <table:table-cell office:value-type="string">
            <text:p>jorge19@adventure-works.com</text:p>
          </table:table-cell>
          <table:table-cell table:formula="of:=LEFT([.F566];FIND(&quot;@&quot;;[.F566])-1)" office:value-type="string" office:string-value="jorge19">
            <text:p>jorge19</text:p>
          </table:table-cell>
          <table:table-cell table:formula="of:=[.C566]&amp;&quot; &quot;&amp;[.D566]" office:value-type="string" office:string-value="Jorge Liang">
            <text:p>Jorge Liang</text:p>
          </table:table-cell>
          <table:table-cell/>
          <table:table-cell office:value-type="string">
            <text:p>Germany</text:p>
          </table:table-cell>
          <table:table-cell office:value-type="string">
            <text:p>AW00011564</text:p>
          </table:table-cell>
          <table:table-cell office:value-type="string">
            <text:p>Mozilla/5.0 (iPad; CPU OS 5_0_1 like Mac OS X) AppleWebKit/534.46 (KHTML, like Gecko) Version/5.1 Mobile/9A405 Safari/7534.48.3</text:p>
          </table:table-cell>
          <table:table-cell table:number-columns-repeated="1012"/>
        </table:table-row>
        <table:table-row table:style-name="ro1">
          <table:table-cell office:value-type="float" office:value="964">
            <text:p>964</text:p>
          </table:table-cell>
          <table:table-cell office:value-type="string">
            <text:p>Ingrida Zeltina</text:p>
          </table:table-cell>
          <table:table-cell office:value-type="string">
            <text:p>Erik</text:p>
          </table:table-cell>
          <table:table-cell office:value-type="string">
            <text:p>Diaz</text:p>
          </table:table-cell>
          <table:table-cell table:style-name="ce1" office:value-type="string">
            <text:p>30/12/1971</text:p>
          </table:table-cell>
          <table:table-cell office:value-type="string">
            <text:p>erik4@adventure-works.com</text:p>
          </table:table-cell>
          <table:table-cell table:formula="of:=LEFT([.F567];FIND(&quot;@&quot;;[.F567])-1)" office:value-type="string" office:string-value="erik4">
            <text:p>erik4</text:p>
          </table:table-cell>
          <table:table-cell table:formula="of:=[.C567]&amp;&quot; &quot;&amp;[.D567]" office:value-type="string" office:string-value="Erik Diaz">
            <text:p>Erik Dia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65</text:p>
          </table:table-cell>
          <table:table-cell office:value-type="string">
            <text:p>Mozilla/5.0 (Macintosh; Intel Mac OS X 10.10; rv:35.0) Gecko/20100101 Firefox/35.0</text:p>
          </table:table-cell>
          <table:table-cell table:number-columns-repeated="1012"/>
        </table:table-row>
        <table:table-row table:style-name="ro1">
          <table:table-cell office:value-type="float" office:value="965">
            <text:p>965</text:p>
          </table:table-cell>
          <table:table-cell office:value-type="string">
            <text:p>Phoung Cu</text:p>
          </table:table-cell>
          <table:table-cell office:value-type="string">
            <text:p>April</text:p>
          </table:table-cell>
          <table:table-cell office:value-type="string">
            <text:p>Shan</text:p>
          </table:table-cell>
          <table:table-cell table:style-name="ce1" office:value-type="string">
            <text:p>01/03/1973</text:p>
          </table:table-cell>
          <table:table-cell office:value-type="string">
            <text:p>april8@adventure-works.com</text:p>
          </table:table-cell>
          <table:table-cell table:formula="of:=LEFT([.F568];FIND(&quot;@&quot;;[.F568])-1)" office:value-type="string" office:string-value="april8">
            <text:p>april8</text:p>
          </table:table-cell>
          <table:table-cell table:formula="of:=[.C568]&amp;&quot; &quot;&amp;[.D568]" office:value-type="string" office:string-value="April Shan">
            <text:p>April Shan</text:p>
          </table:table-cell>
          <table:table-cell/>
          <table:table-cell office:value-type="string">
            <text:p>France</text:p>
          </table:table-cell>
          <table:table-cell office:value-type="string">
            <text:p>AW00011566</text:p>
          </table:table-cell>
          <table:table-cell office:value-type="string">
            <text:p>Mozilla/5.0 (Windows NT 6.1) AppleWebKit/537.36 (KHTML, like Gecko) Chrome/41.0.2272.101 Safari/537.36</text:p>
          </table:table-cell>
          <table:table-cell table:number-columns-repeated="1012"/>
        </table:table-row>
        <table:table-row table:style-name="ro1">
          <table:table-cell office:value-type="float" office:value="966">
            <text:p>966</text:p>
          </table:table-cell>
          <table:table-cell office:value-type="string">
            <text:p>Sara Walkky</text:p>
          </table:table-cell>
          <table:table-cell office:value-type="string">
            <text:p>Carla</text:p>
          </table:table-cell>
          <table:table-cell office:value-type="string">
            <text:p>Perez</text:p>
          </table:table-cell>
          <table:table-cell table:style-name="ce1" office:value-type="string">
            <text:p>19/09/1978</text:p>
          </table:table-cell>
          <table:table-cell office:value-type="string">
            <text:p>carla24@adventure-works.com</text:p>
          </table:table-cell>
          <table:table-cell table:formula="of:=LEFT([.F569];FIND(&quot;@&quot;;[.F569])-1)" office:value-type="string" office:string-value="carla24">
            <text:p>carla24</text:p>
          </table:table-cell>
          <table:table-cell table:formula="of:=[.C569]&amp;&quot; &quot;&amp;[.D569]" office:value-type="string" office:string-value="Carla Perez">
            <text:p>Carla Perez</text:p>
          </table:table-cell>
          <table:table-cell/>
          <table:table-cell office:value-type="string">
            <text:p>Germany</text:p>
          </table:table-cell>
          <table:table-cell office:value-type="string">
            <text:p>AW00011567</text:p>
          </table:table-cell>
          <table:table-cell office:value-type="string">
            <text:p>Mozilla/5.0 (Linux; Android 5.1.1; SAMSUNG SM-N910P Build/LMY47X) AppleWebKit/537.36 (KHTML, like Gecko) SamsungBrowser/2.1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967">
            <text:p>967</text:p>
          </table:table-cell>
          <table:table-cell office:value-type="string">
            <text:p>Meera Patel</text:p>
          </table:table-cell>
          <table:table-cell office:value-type="string">
            <text:p>Alexia</text:p>
          </table:table-cell>
          <table:table-cell office:value-type="string">
            <text:p>Foster</text:p>
          </table:table-cell>
          <table:table-cell table:style-name="ce1" office:value-type="string">
            <text:p>21/04/1972</text:p>
          </table:table-cell>
          <table:table-cell office:value-type="string">
            <text:p>alexia13@adventure-works.com</text:p>
          </table:table-cell>
          <table:table-cell table:formula="of:=LEFT([.F570];FIND(&quot;@&quot;;[.F570])-1)" office:value-type="string" office:string-value="alexia13">
            <text:p>alexia13</text:p>
          </table:table-cell>
          <table:table-cell table:formula="of:=[.C570]&amp;&quot; &quot;&amp;[.D570]" office:value-type="string" office:string-value="Alexia Foster">
            <text:p>Alexia Foster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68</text:p>
          </table:table-cell>
          <table:table-cell office:value-type="string">
            <text:p>Mozilla/5.0 (Windows NT 6.1; rv:33.0) Gecko/20100101 Firefox/33.0</text:p>
          </table:table-cell>
          <table:table-cell table:number-columns-repeated="1012"/>
        </table:table-row>
        <table:table-row table:style-name="ro1">
          <table:table-cell office:value-type="float" office:value="968">
            <text:p>968</text:p>
          </table:table-cell>
          <table:table-cell office:value-type="string">
            <text:p>Anca Gogean</text:p>
          </table:table-cell>
          <table:table-cell office:value-type="string">
            <text:p>Troy</text:p>
          </table:table-cell>
          <table:table-cell office:value-type="string">
            <text:p>Malhotra</text:p>
          </table:table-cell>
          <table:table-cell table:style-name="ce1" office:value-type="string">
            <text:p>06/05/1977</text:p>
          </table:table-cell>
          <table:table-cell office:value-type="string">
            <text:p>troy5@adventure-works.com</text:p>
          </table:table-cell>
          <table:table-cell table:formula="of:=LEFT([.F571];FIND(&quot;@&quot;;[.F571])-1)" office:value-type="string" office:string-value="troy5">
            <text:p>troy5</text:p>
          </table:table-cell>
          <table:table-cell table:formula="of:=[.C571]&amp;&quot; &quot;&amp;[.D571]" office:value-type="string" office:string-value="Troy Malhotra">
            <text:p>Troy Malhotra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69</text:p>
          </table:table-cell>
          <table:table-cell office:value-type="string">
            <text:p>Mozilla/5.0 (iPad; CPU OS 8_4_1 like Mac OS X) AppleWebKit/600.1.4 (KHTML, like Gecko) Mobile/12H321 [Pinterest/iOS]</text:p>
          </table:table-cell>
          <table:table-cell table:number-columns-repeated="1012"/>
        </table:table-row>
        <table:table-row table:style-name="ro1">
          <table:table-cell office:value-type="float" office:value="969">
            <text:p>969</text:p>
          </table:table-cell>
          <table:table-cell office:value-type="string">
            <text:p>Staffan Persson</text:p>
          </table:table-cell>
          <table:table-cell office:value-type="string">
            <text:p>Kristin</text:p>
          </table:table-cell>
          <table:table-cell office:value-type="string">
            <text:p>Andersen</text:p>
          </table:table-cell>
          <table:table-cell table:style-name="ce1" office:value-type="string">
            <text:p>22/07/1971</text:p>
          </table:table-cell>
          <table:table-cell office:value-type="string">
            <text:p>kristin14@adventure-works.com</text:p>
          </table:table-cell>
          <table:table-cell table:formula="of:=LEFT([.F572];FIND(&quot;@&quot;;[.F572])-1)" office:value-type="string" office:string-value="kristin14">
            <text:p>kristin14</text:p>
          </table:table-cell>
          <table:table-cell table:formula="of:=[.C572]&amp;&quot; &quot;&amp;[.D572]" office:value-type="string" office:string-value="Kristin Andersen">
            <text:p>Kristin Andersen</text:p>
          </table:table-cell>
          <table:table-cell/>
          <table:table-cell office:value-type="string">
            <text:p>Germany</text:p>
          </table:table-cell>
          <table:table-cell office:value-type="string">
            <text:p>AW00011570</text:p>
          </table:table-cell>
          <table:table-cell office:value-type="string">
            <text:p>Mozilla/5.0 (Linux; Android 5.0.1; LGLK430 Build/LRX21Y) AppleWebKit/537.36 (KHTML, like Gecko) Version/4.0 Chrome/38.0.2125.102 Safari/537.36</text:p>
          </table:table-cell>
          <table:table-cell table:number-columns-repeated="1012"/>
        </table:table-row>
        <table:table-row table:style-name="ro1">
          <table:table-cell office:value-type="float" office:value="970">
            <text:p>970</text:p>
          </table:table-cell>
          <table:table-cell office:value-type="string">
            <text:p>Isidora Urias</text:p>
          </table:table-cell>
          <table:table-cell office:value-type="string">
            <text:p>Joel</text:p>
          </table:table-cell>
          <table:table-cell office:value-type="string">
            <text:p>Sai</text:p>
          </table:table-cell>
          <table:table-cell table:style-name="ce1" office:value-type="string">
            <text:p>15/11/1971</text:p>
          </table:table-cell>
          <table:table-cell office:value-type="string">
            <text:p>joel5@adventure-works.com</text:p>
          </table:table-cell>
          <table:table-cell table:formula="of:=LEFT([.F573];FIND(&quot;@&quot;;[.F573])-1)" office:value-type="string" office:string-value="joel5">
            <text:p>joel5</text:p>
          </table:table-cell>
          <table:table-cell table:formula="of:=[.C573]&amp;&quot; &quot;&amp;[.D573]" office:value-type="string" office:string-value="Joel Sai">
            <text:p>Joel Sai</text:p>
          </table:table-cell>
          <table:table-cell/>
          <table:table-cell office:value-type="string">
            <text:p>France</text:p>
          </table:table-cell>
          <table:table-cell office:value-type="string">
            <text:p>AW00011571</text:p>
          </table:table-cell>
          <table:table-cell office:value-type="string">
            <text:p>Mozilla/5.0 (iPad; CPU OS 8_4_1 like Mac OS X) AppleWebKit/600.1.4 (KHTML, like Gecko) Mobile/12H321 Safari</text:p>
          </table:table-cell>
          <table:table-cell table:number-columns-repeated="1012"/>
        </table:table-row>
        <table:table-row table:style-name="ro1">
          <table:table-cell office:value-type="float" office:value="971">
            <text:p>971</text:p>
          </table:table-cell>
          <table:table-cell office:value-type="string">
            <text:p>Dhanishta Mokkapati</text:p>
          </table:table-cell>
          <table:table-cell office:value-type="string">
            <text:p>Billy</text:p>
          </table:table-cell>
          <table:table-cell office:value-type="string">
            <text:p>Moreno</text:p>
          </table:table-cell>
          <table:table-cell table:style-name="ce1" office:value-type="string">
            <text:p>11/03/1977</text:p>
          </table:table-cell>
          <table:table-cell office:value-type="string">
            <text:p>billy8@adventure-works.com</text:p>
          </table:table-cell>
          <table:table-cell table:formula="of:=LEFT([.F574];FIND(&quot;@&quot;;[.F574])-1)" office:value-type="string" office:string-value="billy8">
            <text:p>billy8</text:p>
          </table:table-cell>
          <table:table-cell table:formula="of:=[.C574]&amp;&quot; &quot;&amp;[.D574]" office:value-type="string" office:string-value="Billy Moreno">
            <text:p>Billy Moreno</text:p>
          </table:table-cell>
          <table:table-cell/>
          <table:table-cell office:value-type="string">
            <text:p>France</text:p>
          </table:table-cell>
          <table:table-cell office:value-type="string">
            <text:p>AW00011572</text:p>
          </table:table-cell>
          <table:table-cell office:value-type="string">
            <text:p>Mozilla/5.0 (compatible; MSIE 10.0; Windows NT 6.2; WOW64; Trident/8.0; 1ButtonTaskbar)</text:p>
          </table:table-cell>
          <table:table-cell table:number-columns-repeated="1012"/>
        </table:table-row>
        <table:table-row table:style-name="ro1">
          <table:table-cell office:value-type="float" office:value="972">
            <text:p>972</text:p>
          </table:table-cell>
          <table:table-cell office:value-type="string">
            <text:p>Lakshmi Benipal</text:p>
          </table:table-cell>
          <table:table-cell office:value-type="string">
            <text:p>Meagan</text:p>
          </table:table-cell>
          <table:table-cell office:value-type="string">
            <text:p>Subram</text:p>
          </table:table-cell>
          <table:table-cell table:style-name="ce1" office:value-type="string">
            <text:p>11/11/1976</text:p>
          </table:table-cell>
          <table:table-cell office:value-type="string">
            <text:p>meagan13@adventure-works.com</text:p>
          </table:table-cell>
          <table:table-cell table:formula="of:=LEFT([.F575];FIND(&quot;@&quot;;[.F575])-1)" office:value-type="string" office:string-value="meagan13">
            <text:p>meagan13</text:p>
          </table:table-cell>
          <table:table-cell table:formula="of:=[.C575]&amp;&quot; &quot;&amp;[.D575]" office:value-type="string" office:string-value="Meagan Subram">
            <text:p>Meagan Subram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73</text:p>
          </table:table-cell>
          <table:table-cell office:value-type="string">
            <text:p>Mozilla/5.0 (Macintosh; Intel Mac OS X 10_10_5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973">
            <text:p>973</text:p>
          </table:table-cell>
          <table:table-cell office:value-type="string">
            <text:p>Kumar Kamei</text:p>
          </table:table-cell>
          <table:table-cell office:value-type="string">
            <text:p>Karla</text:p>
          </table:table-cell>
          <table:table-cell office:value-type="string">
            <text:p>Luo</text:p>
          </table:table-cell>
          <table:table-cell table:style-name="ce1" office:value-type="string">
            <text:p>14/01/1971</text:p>
          </table:table-cell>
          <table:table-cell office:value-type="string">
            <text:p>karla6@adventure-works.com</text:p>
          </table:table-cell>
          <table:table-cell table:formula="of:=LEFT([.F576];FIND(&quot;@&quot;;[.F576])-1)" office:value-type="string" office:string-value="karla6">
            <text:p>karla6</text:p>
          </table:table-cell>
          <table:table-cell table:formula="of:=[.C576]&amp;&quot; &quot;&amp;[.D576]" office:value-type="string" office:string-value="Karla Luo">
            <text:p>Karla Luo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74</text:p>
          </table:table-cell>
          <table:table-cell office:value-type="string">
            <text:p>Mozilla/5.0 (Windows NT 6.1; WOW64; Trident/7.0; NP08; NP08; MAAU; rv:11.0) like Gecko</text:p>
          </table:table-cell>
          <table:table-cell table:number-columns-repeated="1012"/>
        </table:table-row>
        <table:table-row table:style-name="ro1">
          <table:table-cell office:value-type="float" office:value="974">
            <text:p>974</text:p>
          </table:table-cell>
          <table:table-cell office:value-type="string">
            <text:p>Emil Roman</text:p>
          </table:table-cell>
          <table:table-cell office:value-type="string">
            <text:p>Jackson</text:p>
          </table:table-cell>
          <table:table-cell office:value-type="string">
            <text:p>Campbell</text:p>
          </table:table-cell>
          <table:table-cell table:style-name="ce1" office:value-type="string">
            <text:p>19/10/1970</text:p>
          </table:table-cell>
          <table:table-cell office:value-type="string">
            <text:p>jackson37@adventure-works.com</text:p>
          </table:table-cell>
          <table:table-cell table:formula="of:=LEFT([.F577];FIND(&quot;@&quot;;[.F577])-1)" office:value-type="string" office:string-value="jackson37">
            <text:p>jackson37</text:p>
          </table:table-cell>
          <table:table-cell table:formula="of:=[.C577]&amp;&quot; &quot;&amp;[.D577]" office:value-type="string" office:string-value="Jackson Campbell">
            <text:p>Jackson Campbell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75</text:p>
          </table:table-cell>
          <table:table-cell office:value-type="string">
            <text:p>Mozilla/5.0 (Windows NT 5.1; rv:37.0) Gecko/20100101 Firefox/37.0</text:p>
          </table:table-cell>
          <table:table-cell table:number-columns-repeated="1012"/>
        </table:table-row>
        <table:table-row table:style-name="ro1">
          <table:table-cell office:value-type="float" office:value="975">
            <text:p>975</text:p>
          </table:table-cell>
          <table:table-cell office:value-type="string">
            <text:p>Prabodh Nair</text:p>
          </table:table-cell>
          <table:table-cell office:value-type="string">
            <text:p>Micah</text:p>
          </table:table-cell>
          <table:table-cell office:value-type="string">
            <text:p>Zhu</text:p>
          </table:table-cell>
          <table:table-cell table:style-name="ce1" office:value-type="string">
            <text:p>10/08/1970</text:p>
          </table:table-cell>
          <table:table-cell office:value-type="string">
            <text:p>micah1@adventure-works.com</text:p>
          </table:table-cell>
          <table:table-cell table:formula="of:=LEFT([.F578];FIND(&quot;@&quot;;[.F578])-1)" office:value-type="string" office:string-value="micah1">
            <text:p>micah1</text:p>
          </table:table-cell>
          <table:table-cell table:formula="of:=[.C578]&amp;&quot; &quot;&amp;[.D578]" office:value-type="string" office:string-value="Micah Zhu">
            <text:p>Micah Zhu</text:p>
          </table:table-cell>
          <table:table-cell/>
          <table:table-cell office:value-type="string">
            <text:p>France</text:p>
          </table:table-cell>
          <table:table-cell office:value-type="string">
            <text:p>AW00011576</text:p>
          </table:table-cell>
          <table:table-cell office:value-type="string">
            <text:p>Mozilla/5.0 (Linux; Android 4.4.2; SM-T217S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976">
            <text:p>976</text:p>
          </table:table-cell>
          <table:table-cell office:value-type="string">
            <text:p>Alinne Matos</text:p>
          </table:table-cell>
          <table:table-cell office:value-type="string">
            <text:p>Janet</text:p>
          </table:table-cell>
          <table:table-cell office:value-type="string">
            <text:p>Serrano</text:p>
          </table:table-cell>
          <table:table-cell table:style-name="ce1" office:value-type="string">
            <text:p>21/04/1971</text:p>
          </table:table-cell>
          <table:table-cell office:value-type="string">
            <text:p>janet22@adventure-works.com</text:p>
          </table:table-cell>
          <table:table-cell table:formula="of:=LEFT([.F579];FIND(&quot;@&quot;;[.F579])-1)" office:value-type="string" office:string-value="janet22">
            <text:p>janet22</text:p>
          </table:table-cell>
          <table:table-cell table:formula="of:=[.C579]&amp;&quot; &quot;&amp;[.D579]" office:value-type="string" office:string-value="Janet Serrano">
            <text:p>Janet Serrano</text:p>
          </table:table-cell>
          <table:table-cell/>
          <table:table-cell office:value-type="string">
            <text:p>France</text:p>
          </table:table-cell>
          <table:table-cell office:value-type="string">
            <text:p>AW00011577</text:p>
          </table:table-cell>
          <table:table-cell office:value-type="string">
            <text:p>Mozilla/5.0 (Windows NT 6.1; WOW64; Trident/7.0; EIE10;ENUSMSE; rv:11.0) like Gecko</text:p>
          </table:table-cell>
          <table:table-cell table:number-columns-repeated="1012"/>
        </table:table-row>
        <table:table-row table:style-name="ro1">
          <table:table-cell office:value-type="float" office:value="977">
            <text:p>977</text:p>
          </table:table-cell>
          <table:table-cell office:value-type="string">
            <text:p>Mauno Laurila</text:p>
          </table:table-cell>
          <table:table-cell office:value-type="string">
            <text:p>Trisha</text:p>
          </table:table-cell>
          <table:table-cell office:value-type="string">
            <text:p>Huang</text:p>
          </table:table-cell>
          <table:table-cell table:style-name="ce1" office:value-type="string">
            <text:p>08/05/1970</text:p>
          </table:table-cell>
          <table:table-cell office:value-type="string">
            <text:p>trisha0@adventure-works.com</text:p>
          </table:table-cell>
          <table:table-cell table:formula="of:=LEFT([.F580];FIND(&quot;@&quot;;[.F580])-1)" office:value-type="string" office:string-value="trisha0">
            <text:p>trisha0</text:p>
          </table:table-cell>
          <table:table-cell table:formula="of:=[.C580]&amp;&quot; &quot;&amp;[.D580]" office:value-type="string" office:string-value="Trisha Huang">
            <text:p>Trisha Huang</text:p>
          </table:table-cell>
          <table:table-cell/>
          <table:table-cell office:value-type="string">
            <text:p>France</text:p>
          </table:table-cell>
          <table:table-cell office:value-type="string">
            <text:p>AW00011578</text:p>
          </table:table-cell>
          <table:table-cell office:value-type="string">
            <text:p>Mozilla/5.0 (Windows NT 6.2; WOW64; rv:33.0) Gecko/20100101 Firefox/33.0</text:p>
          </table:table-cell>
          <table:table-cell table:number-columns-repeated="1012"/>
        </table:table-row>
        <table:table-row table:style-name="ro1">
          <table:table-cell office:value-type="float" office:value="978">
            <text:p>978</text:p>
          </table:table-cell>
          <table:table-cell office:value-type="string">
            <text:p>Baalaamjali Devulapalli</text:p>
          </table:table-cell>
          <table:table-cell office:value-type="string">
            <text:p>Clayton</text:p>
          </table:table-cell>
          <table:table-cell office:value-type="string">
            <text:p>Beck</text:p>
          </table:table-cell>
          <table:table-cell table:style-name="ce1" office:value-type="string">
            <text:p>13/02/1981</text:p>
          </table:table-cell>
          <table:table-cell office:value-type="string">
            <text:p>clayton38@adventure-works.com</text:p>
          </table:table-cell>
          <table:table-cell table:formula="of:=LEFT([.F581];FIND(&quot;@&quot;;[.F581])-1)" office:value-type="string" office:string-value="clayton38">
            <text:p>clayton38</text:p>
          </table:table-cell>
          <table:table-cell table:formula="of:=[.C581]&amp;&quot; &quot;&amp;[.D581]" office:value-type="string" office:string-value="Clayton Beck">
            <text:p>Clayton Beck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79</text:p>
          </table:table-cell>
          <table:table-cell office:value-type="string">
            <text:p>Mozilla/5.0 (Windows NT 5.1; rv:35.0) Gecko/20100101 Firefox/35.0</text:p>
          </table:table-cell>
          <table:table-cell table:number-columns-repeated="1012"/>
        </table:table-row>
        <table:table-row table:style-name="ro1">
          <table:table-cell office:value-type="float" office:value="979">
            <text:p>979</text:p>
          </table:table-cell>
          <table:table-cell office:value-type="string">
            <text:p>Melani Ravlen</text:p>
          </table:table-cell>
          <table:table-cell office:value-type="string">
            <text:p>Melvin</text:p>
          </table:table-cell>
          <table:table-cell office:value-type="string">
            <text:p>Raje</text:p>
          </table:table-cell>
          <table:table-cell table:style-name="ce1" office:value-type="string">
            <text:p>12/03/1939</text:p>
          </table:table-cell>
          <table:table-cell office:value-type="string">
            <text:p>melvin12@adventure-works.com</text:p>
          </table:table-cell>
          <table:table-cell table:formula="of:=LEFT([.F582];FIND(&quot;@&quot;;[.F582])-1)" office:value-type="string" office:string-value="melvin12">
            <text:p>melvin12</text:p>
          </table:table-cell>
          <table:table-cell table:formula="of:=[.C582]&amp;&quot; &quot;&amp;[.D582]" office:value-type="string" office:string-value="Melvin Raje">
            <text:p>Melvin Raje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80</text:p>
          </table:table-cell>
          <table:table-cell office:value-type="string">
            <text:p>Mozilla/5.0 (Windows NT 6.1) AppleWebKit/537.36 (KHTML, like Gecko) Chrome/38.0.2125.111 Safari/537.36</text:p>
          </table:table-cell>
          <table:table-cell table:number-columns-repeated="1012"/>
        </table:table-row>
        <table:table-row table:style-name="ro1">
          <table:table-cell office:value-type="float" office:value="980">
            <text:p>980</text:p>
          </table:table-cell>
          <table:table-cell office:value-type="string">
            <text:p>Om Yadav</text:p>
          </table:table-cell>
          <table:table-cell office:value-type="string">
            <text:p>Cindy</text:p>
          </table:table-cell>
          <table:table-cell office:value-type="string">
            <text:p>Jordan</text:p>
          </table:table-cell>
          <table:table-cell table:style-name="ce1" office:value-type="string">
            <text:p>03/03/1972</text:p>
          </table:table-cell>
          <table:table-cell office:value-type="string">
            <text:p>cindy2@adventure-works.com</text:p>
          </table:table-cell>
          <table:table-cell table:formula="of:=LEFT([.F583];FIND(&quot;@&quot;;[.F583])-1)" office:value-type="string" office:string-value="cindy2">
            <text:p>cindy2</text:p>
          </table:table-cell>
          <table:table-cell table:formula="of:=[.C583]&amp;&quot; &quot;&amp;[.D583]" office:value-type="string" office:string-value="Cindy Jordan">
            <text:p>Cindy Jordan</text:p>
          </table:table-cell>
          <table:table-cell/>
          <table:table-cell office:value-type="string">
            <text:p>France</text:p>
          </table:table-cell>
          <table:table-cell office:value-type="string">
            <text:p>AW00011581</text:p>
          </table:table-cell>
          <table:table-cell office:value-type="string">
            <text:p>Mozilla/5.0 (X11; Ubuntu; Linux x86_64; rv:37.0) Gecko/20100101 Firefox/37.0</text:p>
          </table:table-cell>
          <table:table-cell table:number-columns-repeated="1012"/>
        </table:table-row>
        <table:table-row table:style-name="ro1">
          <table:table-cell office:value-type="float" office:value="981">
            <text:p>981</text:p>
          </table:table-cell>
          <table:table-cell office:value-type="string">
            <text:p>Mahmut ozbek</text:p>
          </table:table-cell>
          <table:table-cell office:value-type="string">
            <text:p>Claudia</text:p>
          </table:table-cell>
          <table:table-cell office:value-type="string">
            <text:p>Ma</text:p>
          </table:table-cell>
          <table:table-cell table:style-name="ce1" office:value-type="string">
            <text:p>09/04/1974</text:p>
          </table:table-cell>
          <table:table-cell office:value-type="string">
            <text:p>claudia14@adventure-works.com</text:p>
          </table:table-cell>
          <table:table-cell table:formula="of:=LEFT([.F584];FIND(&quot;@&quot;;[.F584])-1)" office:value-type="string" office:string-value="claudia14">
            <text:p>claudia14</text:p>
          </table:table-cell>
          <table:table-cell table:formula="of:=[.C584]&amp;&quot; &quot;&amp;[.D584]" office:value-type="string" office:string-value="Claudia Ma">
            <text:p>Claudia Ma</text:p>
          </table:table-cell>
          <table:table-cell/>
          <table:table-cell office:value-type="string">
            <text:p>France</text:p>
          </table:table-cell>
          <table:table-cell office:value-type="string">
            <text:p>AW00011582</text:p>
          </table:table-cell>
          <table:table-cell office:value-type="string">
            <text:p>Mozilla/5.0 (X11; Linux x86_64) AppleWebKit/537.36 (KHTML, like Gecko) Chrome/34.0.1847.76 Safari/537.36</text:p>
          </table:table-cell>
          <table:table-cell table:number-columns-repeated="1012"/>
        </table:table-row>
        <table:table-row table:style-name="ro1">
          <table:table-cell office:value-type="float" office:value="982">
            <text:p>982</text:p>
          </table:table-cell>
          <table:table-cell office:value-type="string">
            <text:p>Yves Belisle</text:p>
          </table:table-cell>
          <table:table-cell office:value-type="string">
            <text:p>Karla</text:p>
          </table:table-cell>
          <table:table-cell office:value-type="string">
            <text:p>Xu</text:p>
          </table:table-cell>
          <table:table-cell table:style-name="ce1" office:value-type="string">
            <text:p>26/03/1971</text:p>
          </table:table-cell>
          <table:table-cell office:value-type="string">
            <text:p>karla5@adventure-works.com</text:p>
          </table:table-cell>
          <table:table-cell table:formula="of:=LEFT([.F585];FIND(&quot;@&quot;;[.F585])-1)" office:value-type="string" office:string-value="karla5">
            <text:p>karla5</text:p>
          </table:table-cell>
          <table:table-cell table:formula="of:=[.C585]&amp;&quot; &quot;&amp;[.D585]" office:value-type="string" office:string-value="Karla Xu">
            <text:p>Karla Xu</text:p>
          </table:table-cell>
          <table:table-cell/>
          <table:table-cell office:value-type="string">
            <text:p>France</text:p>
          </table:table-cell>
          <table:table-cell office:value-type="string">
            <text:p>AW00011583</text:p>
          </table:table-cell>
          <table:table-cell office:value-type="string">
            <text:p>Mozilla/5.0 (Windows NT 5.1) AppleWebKit/537.36 (KHTML, like Gecko) Chrome/42.0.2311.152 Safari/537.36 LBBROWSER</text:p>
          </table:table-cell>
          <table:table-cell table:number-columns-repeated="1012"/>
        </table:table-row>
        <table:table-row table:style-name="ro1">
          <table:table-cell office:value-type="float" office:value="983">
            <text:p>983</text:p>
          </table:table-cell>
          <table:table-cell office:value-type="string">
            <text:p>Sabine Alksne</text:p>
          </table:table-cell>
          <table:table-cell office:value-type="string">
            <text:p>Devin</text:p>
          </table:table-cell>
          <table:table-cell office:value-type="string">
            <text:p>Carter</text:p>
          </table:table-cell>
          <table:table-cell table:style-name="ce1" office:value-type="string">
            <text:p>22/05/1971</text:p>
          </table:table-cell>
          <table:table-cell office:value-type="string">
            <text:p>devin33@adventure-works.com</text:p>
          </table:table-cell>
          <table:table-cell table:formula="of:=LEFT([.F586];FIND(&quot;@&quot;;[.F586])-1)" office:value-type="string" office:string-value="devin33">
            <text:p>devin33</text:p>
          </table:table-cell>
          <table:table-cell table:formula="of:=[.C586]&amp;&quot; &quot;&amp;[.D586]" office:value-type="string" office:string-value="Devin Carter">
            <text:p>Devin Carter</text:p>
          </table:table-cell>
          <table:table-cell/>
          <table:table-cell office:value-type="string">
            <text:p>Germany</text:p>
          </table:table-cell>
          <table:table-cell office:value-type="string">
            <text:p>AW00011584</text:p>
          </table:table-cell>
          <table:table-cell office:value-type="string">
            <text:p>Mozilla/5.0 (Macintosh; Intel Mac OS X 10_9_4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984">
            <text:p>984</text:p>
          </table:table-cell>
          <table:table-cell office:value-type="string">
            <text:p>Kamala Nishad</text:p>
          </table:table-cell>
          <table:table-cell office:value-type="string">
            <text:p>Kari</text:p>
          </table:table-cell>
          <table:table-cell office:value-type="string">
            <text:p>Perez</text:p>
          </table:table-cell>
          <table:table-cell table:style-name="ce1" office:value-type="string">
            <text:p>04/03/1976</text:p>
          </table:table-cell>
          <table:table-cell office:value-type="string">
            <text:p>kari21@adventure-works.com</text:p>
          </table:table-cell>
          <table:table-cell table:formula="of:=LEFT([.F587];FIND(&quot;@&quot;;[.F587])-1)" office:value-type="string" office:string-value="kari21">
            <text:p>kari21</text:p>
          </table:table-cell>
          <table:table-cell table:formula="of:=[.C587]&amp;&quot; &quot;&amp;[.D587]" office:value-type="string" office:string-value="Kari Perez">
            <text:p>Kari Per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85</text:p>
          </table:table-cell>
          <table:table-cell office:value-type="string">
            <text:p>Mozilla/5.0 (Linux; Android 5.1; XT1254 Build/SU3TL-39) AppleWebKit/537.36 (KHTML, like Gecko) Chrome/45.0.2454.84 Mobile Safari/537.36</text:p>
          </table:table-cell>
          <table:table-cell table:number-columns-repeated="1012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Roko Ilic</text:p>
          </table:table-cell>
          <table:table-cell office:value-type="string">
            <text:p>Alberto</text:p>
          </table:table-cell>
          <table:table-cell office:value-type="string">
            <text:p>Romero</text:p>
          </table:table-cell>
          <table:table-cell table:style-name="ce1" office:value-type="string">
            <text:p>14/06/1971</text:p>
          </table:table-cell>
          <table:table-cell office:value-type="string">
            <text:p>alberto10@adventure-works.com</text:p>
          </table:table-cell>
          <table:table-cell table:formula="of:=LEFT([.F588];FIND(&quot;@&quot;;[.F588])-1)" office:value-type="string" office:string-value="alberto10">
            <text:p>alberto10</text:p>
          </table:table-cell>
          <table:table-cell table:formula="of:=[.C588]&amp;&quot; &quot;&amp;[.D588]" office:value-type="string" office:string-value="Alberto Romero">
            <text:p>Alberto Romero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86</text:p>
          </table:table-cell>
          <table:table-cell office:value-type="string">
            <text:p>Mozilla/5.0 (Windows NT 6.3; Win64; x64) AppleWebKit/537.36 (KHTML, like Gecko) Chrome/46.0.2490.13 Safari/537.36</text:p>
          </table:table-cell>
          <table:table-cell table:number-columns-repeated="1012"/>
        </table:table-row>
        <table:table-row table:style-name="ro1">
          <table:table-cell office:value-type="float" office:value="986">
            <text:p>986</text:p>
          </table:table-cell>
          <table:table-cell office:value-type="string">
            <text:p>Neil Farrelly</text:p>
          </table:table-cell>
          <table:table-cell office:value-type="string">
            <text:p>Kevin</text:p>
          </table:table-cell>
          <table:table-cell office:value-type="string">
            <text:p>Bryant</text:p>
          </table:table-cell>
          <table:table-cell table:style-name="ce1" office:value-type="string">
            <text:p>18/10/1975</text:p>
          </table:table-cell>
          <table:table-cell office:value-type="string">
            <text:p>kevin20@adventure-works.com</text:p>
          </table:table-cell>
          <table:table-cell table:formula="of:=LEFT([.F589];FIND(&quot;@&quot;;[.F589])-1)" office:value-type="string" office:string-value="kevin20">
            <text:p>kevin20</text:p>
          </table:table-cell>
          <table:table-cell table:formula="of:=[.C589]&amp;&quot; &quot;&amp;[.D589]" office:value-type="string" office:string-value="Kevin Bryant">
            <text:p>Kevin Bryant</text:p>
          </table:table-cell>
          <table:table-cell/>
          <table:table-cell office:value-type="string">
            <text:p>France</text:p>
          </table:table-cell>
          <table:table-cell office:value-type="string">
            <text:p>AW00011587</text:p>
          </table:table-cell>
          <table:table-cell office:value-type="string">
            <text:p>Mozilla/5.0 (Windows NT 6.2; Win64; x64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Akhil Nadar</text:p>
          </table:table-cell>
          <table:table-cell office:value-type="string">
            <text:p>Candace</text:p>
          </table:table-cell>
          <table:table-cell office:value-type="string">
            <text:p>Mehta</text:p>
          </table:table-cell>
          <table:table-cell table:style-name="ce1" office:value-type="string">
            <text:p>11/01/1970</text:p>
          </table:table-cell>
          <table:table-cell office:value-type="string">
            <text:p>candace14@adventure-works.com</text:p>
          </table:table-cell>
          <table:table-cell table:formula="of:=LEFT([.F590];FIND(&quot;@&quot;;[.F590])-1)" office:value-type="string" office:string-value="candace14">
            <text:p>candace14</text:p>
          </table:table-cell>
          <table:table-cell table:formula="of:=[.C590]&amp;&quot; &quot;&amp;[.D590]" office:value-type="string" office:string-value="Candace Mehta">
            <text:p>Candace Mehta</text:p>
          </table:table-cell>
          <table:table-cell/>
          <table:table-cell office:value-type="string">
            <text:p>France</text:p>
          </table:table-cell>
          <table:table-cell office:value-type="string">
            <text:p>AW00011588</text:p>
          </table:table-cell>
          <table:table-cell office:value-type="string">
            <text:p>Mozilla/5.0 (Windows NT 6.3; WOW64) AppleWebKit/537.36 (KHTML, like Gecko) Chrome/37.0.2062.124 Safari/537.36</text:p>
          </table:table-cell>
          <table:table-cell table:number-columns-repeated="1012"/>
        </table:table-row>
        <table:table-row table:style-name="ro1">
          <table:table-cell office:value-type="float" office:value="988">
            <text:p>988</text:p>
          </table:table-cell>
          <table:table-cell office:value-type="string">
            <text:p>Maksims Krastins</text:p>
          </table:table-cell>
          <table:table-cell office:value-type="string">
            <text:p>Ebony</text:p>
          </table:table-cell>
          <table:table-cell office:value-type="string">
            <text:p>Malhotra</text:p>
          </table:table-cell>
          <table:table-cell table:style-name="ce1" office:value-type="string">
            <text:p>01/05/1975</text:p>
          </table:table-cell>
          <table:table-cell office:value-type="string">
            <text:p>ebony4@adventure-works.com</text:p>
          </table:table-cell>
          <table:table-cell table:formula="of:=LEFT([.F591];FIND(&quot;@&quot;;[.F591])-1)" office:value-type="string" office:string-value="ebony4">
            <text:p>ebony4</text:p>
          </table:table-cell>
          <table:table-cell table:formula="of:=[.C591]&amp;&quot; &quot;&amp;[.D591]" office:value-type="string" office:string-value="Ebony Malhotra">
            <text:p>Ebony Malhotra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89</text:p>
          </table:table-cell>
          <table:table-cell office:value-type="string">
            <text:p>Mozilla/5.0 (iPad; CPU OS 8_1_2 like Mac OS X) AppleWebKit/600.1.4 (KHTML, like Gecko) GSA/7.0.55539 Mobile/12B440 Safari/600.1.4</text:p>
          </table:table-cell>
          <table:table-cell table:number-columns-repeated="1012"/>
        </table:table-row>
        <table:table-row table:style-name="ro1">
          <table:table-cell office:value-type="float" office:value="989">
            <text:p>989</text:p>
          </table:table-cell>
          <table:table-cell office:value-type="string">
            <text:p>Milinka Zujovic</text:p>
          </table:table-cell>
          <table:table-cell office:value-type="string">
            <text:p>Erika</text:p>
          </table:table-cell>
          <table:table-cell office:value-type="string">
            <text:p>Diaz</text:p>
          </table:table-cell>
          <table:table-cell table:style-name="ce1" office:value-type="string">
            <text:p>12/04/1980</text:p>
          </table:table-cell>
          <table:table-cell office:value-type="string">
            <text:p>erika2@adventure-works.com</text:p>
          </table:table-cell>
          <table:table-cell table:formula="of:=LEFT([.F592];FIND(&quot;@&quot;;[.F592])-1)" office:value-type="string" office:string-value="erika2">
            <text:p>erika2</text:p>
          </table:table-cell>
          <table:table-cell table:formula="of:=[.C592]&amp;&quot; &quot;&amp;[.D592]" office:value-type="string" office:string-value="Erika Diaz">
            <text:p>Erika Diaz</text:p>
          </table:table-cell>
          <table:table-cell/>
          <table:table-cell office:value-type="string">
            <text:p>France</text:p>
          </table:table-cell>
          <table:table-cell office:value-type="string">
            <text:p>AW00011590</text:p>
          </table:table-cell>
          <table:table-cell office:value-type="string">
            <text:p>Mozilla/5.0 (MSIE 10.0; Windows NT 6.1; WOW64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990">
            <text:p>990</text:p>
          </table:table-cell>
          <table:table-cell office:value-type="string">
            <text:p>Andris Saulitis</text:p>
          </table:table-cell>
          <table:table-cell office:value-type="string">
            <text:p>Stacey</text:p>
          </table:table-cell>
          <table:table-cell office:value-type="string">
            <text:p>Lu</text:p>
          </table:table-cell>
          <table:table-cell table:style-name="ce1" office:value-type="string">
            <text:p>12/11/1968</text:p>
          </table:table-cell>
          <table:table-cell office:value-type="string">
            <text:p>stacey12@adventure-works.com</text:p>
          </table:table-cell>
          <table:table-cell table:formula="of:=LEFT([.F593];FIND(&quot;@&quot;;[.F593])-1)" office:value-type="string" office:string-value="stacey12">
            <text:p>stacey12</text:p>
          </table:table-cell>
          <table:table-cell table:formula="of:=[.C593]&amp;&quot; &quot;&amp;[.D593]" office:value-type="string" office:string-value="Stacey Lu">
            <text:p>Stacey Lu</text:p>
          </table:table-cell>
          <table:table-cell/>
          <table:table-cell office:value-type="string">
            <text:p>France</text:p>
          </table:table-cell>
          <table:table-cell office:value-type="string">
            <text:p>AW00011591</text:p>
          </table:table-cell>
          <table:table-cell office:value-type="string">
            <text:p>Mozilla/5.0 (iPad; CPU OS 8_3 like Mac OS X) AppleWebKit/600.1.4 (KHTML, like Gecko) CriOS/44.0.2403.67 Mobile/12F69 Safari/600.1.4</text:p>
          </table:table-cell>
          <table:table-cell table:number-columns-repeated="1012"/>
        </table:table-row>
        <table:table-row table:style-name="ro1">
          <table:table-cell office:value-type="float" office:value="991">
            <text:p>991</text:p>
          </table:table-cell>
          <table:table-cell office:value-type="string">
            <text:p>Valter Viiding</text:p>
          </table:table-cell>
          <table:table-cell office:value-type="string">
            <text:p>Darrell</text:p>
          </table:table-cell>
          <table:table-cell office:value-type="string">
            <text:p>Raji</text:p>
          </table:table-cell>
          <table:table-cell table:style-name="ce1" office:value-type="string">
            <text:p>03/03/1984</text:p>
          </table:table-cell>
          <table:table-cell office:value-type="string">
            <text:p>darrell9@adventure-works.com</text:p>
          </table:table-cell>
          <table:table-cell table:formula="of:=LEFT([.F594];FIND(&quot;@&quot;;[.F594])-1)" office:value-type="string" office:string-value="darrell9">
            <text:p>darrell9</text:p>
          </table:table-cell>
          <table:table-cell table:formula="of:=[.C594]&amp;&quot; &quot;&amp;[.D594]" office:value-type="string" office:string-value="Darrell Raji">
            <text:p>Darrell Raji</text:p>
          </table:table-cell>
          <table:table-cell/>
          <table:table-cell office:value-type="string">
            <text:p>France</text:p>
          </table:table-cell>
          <table:table-cell office:value-type="string">
            <text:p>AW00011592</text:p>
          </table:table-cell>
          <table:table-cell office:value-type="string">
            <text:p>Mozilla/5.0 (Windows NT 5.1) AppleWebKit/537.36 (KHTML, like Gecko) Chrome/44.0.2403.155 Safari/537.36 OPR/31.0.1889.174</text:p>
          </table:table-cell>
          <table:table-cell table:number-columns-repeated="1012"/>
        </table:table-row>
        <table:table-row table:style-name="ro1">
          <table:table-cell office:value-type="float" office:value="992">
            <text:p>992</text:p>
          </table:table-cell>
          <table:table-cell office:value-type="string">
            <text:p>Amarakumaar Gadiyaram</text:p>
          </table:table-cell>
          <table:table-cell office:value-type="string">
            <text:p>Armando</text:p>
          </table:table-cell>
          <table:table-cell office:value-type="string">
            <text:p>Moreno</text:p>
          </table:table-cell>
          <table:table-cell table:style-name="ce1" office:value-type="string">
            <text:p>22/09/1982</text:p>
          </table:table-cell>
          <table:table-cell office:value-type="string">
            <text:p>armando6@adventure-works.com</text:p>
          </table:table-cell>
          <table:table-cell table:formula="of:=LEFT([.F595];FIND(&quot;@&quot;;[.F595])-1)" office:value-type="string" office:string-value="armando6">
            <text:p>armando6</text:p>
          </table:table-cell>
          <table:table-cell table:formula="of:=[.C595]&amp;&quot; &quot;&amp;[.D595]" office:value-type="string" office:string-value="Armando Moreno">
            <text:p>Armando Moreno</text:p>
          </table:table-cell>
          <table:table-cell/>
          <table:table-cell office:value-type="string">
            <text:p>France</text:p>
          </table:table-cell>
          <table:table-cell office:value-type="string">
            <text:p>AW00011593</text:p>
          </table:table-cell>
          <table:table-cell office:value-type="string">
            <text:p>Mozilla/5.0 (Windows NT 6.3; WOW64) AppleWebKit/537.36 (KHTML, like Gecko) Chrome/43.0.2357.124 Safari/537.36</text:p>
          </table:table-cell>
          <table:table-cell table:number-columns-repeated="1012"/>
        </table:table-row>
        <table:table-row table:style-name="ro1">
          <table:table-cell office:value-type="float" office:value="993">
            <text:p>993</text:p>
          </table:table-cell>
          <table:table-cell office:value-type="string">
            <text:p>Gasper Havzija</text:p>
          </table:table-cell>
          <table:table-cell office:value-type="string">
            <text:p>Corey</text:p>
          </table:table-cell>
          <table:table-cell office:value-type="string">
            <text:p>Goel</text:p>
          </table:table-cell>
          <table:table-cell table:style-name="ce1" office:value-type="string">
            <text:p>03/05/1985</text:p>
          </table:table-cell>
          <table:table-cell office:value-type="string">
            <text:p>corey16@adventure-works.com</text:p>
          </table:table-cell>
          <table:table-cell table:formula="of:=LEFT([.F596];FIND(&quot;@&quot;;[.F596])-1)" office:value-type="string" office:string-value="corey16">
            <text:p>corey16</text:p>
          </table:table-cell>
          <table:table-cell table:formula="of:=[.C596]&amp;&quot; &quot;&amp;[.D596]" office:value-type="string" office:string-value="Corey Goel">
            <text:p>Corey Goel</text:p>
          </table:table-cell>
          <table:table-cell/>
          <table:table-cell office:value-type="string">
            <text:p>France</text:p>
          </table:table-cell>
          <table:table-cell office:value-type="string">
            <text:p>AW00011594</text:p>
          </table:table-cell>
          <table:table-cell office:value-type="string">
            <text:p>Mozilla/5.0 (Linux; Android 5.0.1; SAMSUNG-SGH-I337 Build/LRX22C) AppleWebKit/537.36 (KHTML, like Gecko) SamsungBrowser/2.1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994">
            <text:p>994</text:p>
          </table:table-cell>
          <table:table-cell office:value-type="string">
            <text:p>Libuse Kuchtova</text:p>
          </table:table-cell>
          <table:table-cell office:value-type="string">
            <text:p>Sebastian</text:p>
          </table:table-cell>
          <table:table-cell office:value-type="string">
            <text:p>Howard</text:p>
          </table:table-cell>
          <table:table-cell table:style-name="ce1" office:value-type="string">
            <text:p>29/12/1984</text:p>
          </table:table-cell>
          <table:table-cell office:value-type="string">
            <text:p>sebastian12@adventure-works.com</text:p>
          </table:table-cell>
          <table:table-cell table:formula="of:=LEFT([.F597];FIND(&quot;@&quot;;[.F597])-1)" office:value-type="string" office:string-value="sebastian12">
            <text:p>sebastian12</text:p>
          </table:table-cell>
          <table:table-cell table:formula="of:=[.C597]&amp;&quot; &quot;&amp;[.D597]" office:value-type="string" office:string-value="Sebastian Howard">
            <text:p>Sebastian Howard</text:p>
          </table:table-cell>
          <table:table-cell/>
          <table:table-cell office:value-type="string">
            <text:p>Germany</text:p>
          </table:table-cell>
          <table:table-cell office:value-type="string">
            <text:p>AW00011595</text:p>
          </table:table-cell>
          <table:table-cell office:value-type="string">
            <text:p>Mozilla/5.0 (Linux; Android 4.4.3; KFASWI Build/KTU84M) AppleWebKit/537.36 (KHTML, like Gecko) Silk/44.1.81 like Chrome/44.0.2403.128 Safari/537.36</text:p>
          </table:table-cell>
          <table:table-cell table:number-columns-repeated="1012"/>
        </table:table-row>
        <table:table-row table:style-name="ro1">
          <table:table-cell office:value-type="float" office:value="995">
            <text:p>995</text:p>
          </table:table-cell>
          <table:table-cell office:value-type="string">
            <text:p>Kumar Naicker</text:p>
          </table:table-cell>
          <table:table-cell office:value-type="string">
            <text:p>Roger</text:p>
          </table:table-cell>
          <table:table-cell office:value-type="string">
            <text:p>Raje</text:p>
          </table:table-cell>
          <table:table-cell table:style-name="ce1" office:value-type="string">
            <text:p>02/03/1969</text:p>
          </table:table-cell>
          <table:table-cell office:value-type="string">
            <text:p>roger41@adventure-works.com</text:p>
          </table:table-cell>
          <table:table-cell table:formula="of:=LEFT([.F598];FIND(&quot;@&quot;;[.F598])-1)" office:value-type="string" office:string-value="roger41">
            <text:p>roger41</text:p>
          </table:table-cell>
          <table:table-cell table:formula="of:=[.C598]&amp;&quot; &quot;&amp;[.D598]" office:value-type="string" office:string-value="Roger Raje">
            <text:p>Roger Raje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596</text:p>
          </table:table-cell>
          <table:table-cell office:value-type="string">
            <text:p>Mozilla/5.0 (X11; CrOS armv7l 7077.111.0) AppleWebKit/537.36 (KHTML, like Gecko) Chrome/44.0.2403.125 Safari/537.36</text:p>
          </table:table-cell>
          <table:table-cell table:number-columns-repeated="1012"/>
        </table:table-row>
        <table:table-row table:style-name="ro1">
          <table:table-cell office:value-type="float" office:value="996">
            <text:p>996</text:p>
          </table:table-cell>
          <table:table-cell office:value-type="string">
            <text:p>Laszlo Gardenier</text:p>
          </table:table-cell>
          <table:table-cell office:value-type="string">
            <text:p>Janelle</text:p>
          </table:table-cell>
          <table:table-cell office:value-type="string">
            <text:p>Chandra</text:p>
          </table:table-cell>
          <table:table-cell table:style-name="ce1" office:value-type="string">
            <text:p>06/08/1983</text:p>
          </table:table-cell>
          <table:table-cell office:value-type="string">
            <text:p>janelle2@adventure-works.com</text:p>
          </table:table-cell>
          <table:table-cell table:formula="of:=LEFT([.F599];FIND(&quot;@&quot;;[.F599])-1)" office:value-type="string" office:string-value="janelle2">
            <text:p>janelle2</text:p>
          </table:table-cell>
          <table:table-cell table:formula="of:=[.C599]&amp;&quot; &quot;&amp;[.D599]" office:value-type="string" office:string-value="Janelle Chandra">
            <text:p>Janelle Chandra</text:p>
          </table:table-cell>
          <table:table-cell/>
          <table:table-cell office:value-type="string">
            <text:p>France</text:p>
          </table:table-cell>
          <table:table-cell office:value-type="string">
            <text:p>AW00011597</text:p>
          </table:table-cell>
          <table:table-cell office:value-type="string">
            <text:p>Mozilla/5.0 (Windows NT 6.1; WOW64) AppleWebKit/537.36 (KHTML, like Gecko) Chrome/36.0.1985.67 Safari/537.36</text:p>
          </table:table-cell>
          <table:table-cell table:number-columns-repeated="1012"/>
        </table:table-row>
        <table:table-row table:style-name="ro1">
          <table:table-cell office:value-type="float" office:value="997">
            <text:p>997</text:p>
          </table:table-cell>
          <table:table-cell office:value-type="string">
            <text:p>Nada Ana Slosar</text:p>
          </table:table-cell>
          <table:table-cell office:value-type="string">
            <text:p>Meredith</text:p>
          </table:table-cell>
          <table:table-cell office:value-type="string">
            <text:p>Ruiz</text:p>
          </table:table-cell>
          <table:table-cell table:style-name="ce1" office:value-type="string">
            <text:p>30/12/1983</text:p>
          </table:table-cell>
          <table:table-cell office:value-type="string">
            <text:p>meredith24@adventure-works.com</text:p>
          </table:table-cell>
          <table:table-cell table:formula="of:=LEFT([.F600];FIND(&quot;@&quot;;[.F600])-1)" office:value-type="string" office:string-value="meredith24">
            <text:p>meredith24</text:p>
          </table:table-cell>
          <table:table-cell table:formula="of:=[.C600]&amp;&quot; &quot;&amp;[.D600]" office:value-type="string" office:string-value="Meredith Ruiz">
            <text:p>Meredith Ruiz</text:p>
          </table:table-cell>
          <table:table-cell/>
          <table:table-cell office:value-type="string">
            <text:p>Germany</text:p>
          </table:table-cell>
          <table:table-cell office:value-type="string">
            <text:p>AW00011598</text:p>
          </table:table-cell>
          <table:table-cell office:value-type="string">
            <text:p>Mozilla/5.0 (iPad; CPU OS 6_0 like Mac OS X) AppleWebKit/536.26 (KHTML, like Gecko) Version/6.0 Mobile/10A403 Safari/8536.25</text:p>
          </table:table-cell>
          <table:table-cell table:number-columns-repeated="1012"/>
        </table:table-row>
        <table:table-row table:style-name="ro1">
          <table:table-cell office:value-type="float" office:value="998">
            <text:p>998</text:p>
          </table:table-cell>
          <table:table-cell office:value-type="string">
            <text:p>Mahavir Sonkar</text:p>
          </table:table-cell>
          <table:table-cell office:value-type="string">
            <text:p>Melody</text:p>
          </table:table-cell>
          <table:table-cell office:value-type="string">
            <text:p>Diaz</text:p>
          </table:table-cell>
          <table:table-cell table:style-name="ce1" office:value-type="string">
            <text:p>16/03/1983</text:p>
          </table:table-cell>
          <table:table-cell office:value-type="string">
            <text:p>melody3@adventure-works.com</text:p>
          </table:table-cell>
          <table:table-cell table:formula="of:=LEFT([.F601];FIND(&quot;@&quot;;[.F601])-1)" office:value-type="string" office:string-value="melody3">
            <text:p>melody3</text:p>
          </table:table-cell>
          <table:table-cell table:formula="of:=[.C601]&amp;&quot; &quot;&amp;[.D601]" office:value-type="string" office:string-value="Melody Diaz">
            <text:p>Melody Diaz</text:p>
          </table:table-cell>
          <table:table-cell/>
          <table:table-cell office:value-type="string">
            <text:p>France</text:p>
          </table:table-cell>
          <table:table-cell office:value-type="string">
            <text:p>AW00011599</text:p>
          </table:table-cell>
          <table:table-cell office:value-type="string">
            <text:p>Mozilla/5.0 (Windows NT 6.3; WOW64) AppleWebKit/537.36 (KHTML, like Gecko) Chrome/35.0.1916.114 Safari/537.36</text:p>
          </table:table-cell>
          <table:table-cell table:number-columns-repeated="1012"/>
        </table:table-row>
        <table:table-row table:style-name="ro1">
          <table:table-cell office:value-type="float" office:value="999">
            <text:p>999</text:p>
          </table:table-cell>
          <table:table-cell office:value-type="string">
            <text:p>Kristi Part</text:p>
          </table:table-cell>
          <table:table-cell office:value-type="string">
            <text:p>Linda</text:p>
          </table:table-cell>
          <table:table-cell office:value-type="string">
            <text:p>Rubio</text:p>
          </table:table-cell>
          <table:table-cell table:style-name="ce1" office:value-type="string">
            <text:p>05/10/1982</text:p>
          </table:table-cell>
          <table:table-cell office:value-type="string">
            <text:p>linda36@adventure-works.com</text:p>
          </table:table-cell>
          <table:table-cell table:formula="of:=LEFT([.F602];FIND(&quot;@&quot;;[.F602])-1)" office:value-type="string" office:string-value="linda36">
            <text:p>linda36</text:p>
          </table:table-cell>
          <table:table-cell table:formula="of:=[.C602]&amp;&quot; &quot;&amp;[.D602]" office:value-type="string" office:string-value="Linda Rubio">
            <text:p>Linda Rubio</text:p>
          </table:table-cell>
          <table:table-cell/>
          <table:table-cell office:value-type="string">
            <text:p>France</text:p>
          </table:table-cell>
          <table:table-cell office:value-type="string">
            <text:p>AW00011600</text:p>
          </table:table-cell>
          <table:table-cell office:value-type="string">
            <text:p>Mozilla/5.0 (Windows NT 6.3; WOW64; rv:36.0) Gecko/20100101 Firefox/36.0</text:p>
          </table:table-cell>
          <table:table-cell table:number-columns-repeated="101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Krishnam Allu</text:p>
          </table:table-cell>
          <table:table-cell office:value-type="string">
            <text:p>Ivan</text:p>
          </table:table-cell>
          <table:table-cell office:value-type="string">
            <text:p>Raman</text:p>
          </table:table-cell>
          <table:table-cell table:style-name="ce1" office:value-type="string">
            <text:p>18/02/1983</text:p>
          </table:table-cell>
          <table:table-cell office:value-type="string">
            <text:p>ivan8@adventure-works.com</text:p>
          </table:table-cell>
          <table:table-cell table:formula="of:=LEFT([.F603];FIND(&quot;@&quot;;[.F603])-1)" office:value-type="string" office:string-value="ivan8">
            <text:p>ivan8</text:p>
          </table:table-cell>
          <table:table-cell table:formula="of:=[.C603]&amp;&quot; &quot;&amp;[.D603]" office:value-type="string" office:string-value="Ivan Raman">
            <text:p>Ivan Raman</text:p>
          </table:table-cell>
          <table:table-cell/>
          <table:table-cell office:value-type="string">
            <text:p>France</text:p>
          </table:table-cell>
          <table:table-cell office:value-type="string">
            <text:p>AW00011601</text:p>
          </table:table-cell>
          <table:table-cell office:value-type="string">
            <text:p>Mozilla/5.0 (Macintosh; Intel Mac OS X 10_10_3) AppleWebKit/537.36 (KHTML, like Gecko) Chrome/43.0.2357.134 Safari/537.36</text:p>
          </table:table-cell>
          <table:table-cell table:number-columns-repeated="1012"/>
        </table:table-row>
        <table:table-row table:style-name="ro1">
          <table:table-cell office:value-type="float" office:value="1001">
            <text:p>1001</text:p>
          </table:table-cell>
          <table:table-cell office:value-type="string">
            <text:p>Dinh Mai</text:p>
          </table:table-cell>
          <table:table-cell office:value-type="string">
            <text:p>Larry</text:p>
          </table:table-cell>
          <table:table-cell office:value-type="string">
            <text:p>Gill</text:p>
          </table:table-cell>
          <table:table-cell table:style-name="ce1" office:value-type="string">
            <text:p>11/10/1982</text:p>
          </table:table-cell>
          <table:table-cell office:value-type="string">
            <text:p>larry16@adventure-works.com</text:p>
          </table:table-cell>
          <table:table-cell table:formula="of:=LEFT([.F604];FIND(&quot;@&quot;;[.F604])-1)" office:value-type="string" office:string-value="larry16">
            <text:p>larry16</text:p>
          </table:table-cell>
          <table:table-cell table:formula="of:=[.C604]&amp;&quot; &quot;&amp;[.D604]" office:value-type="string" office:string-value="Larry Gill">
            <text:p>Larry Gill</text:p>
          </table:table-cell>
          <table:table-cell/>
          <table:table-cell office:value-type="string">
            <text:p>Germany</text:p>
          </table:table-cell>
          <table:table-cell office:value-type="string">
            <text:p>AW00011602</text:p>
          </table:table-cell>
          <table:table-cell office:value-type="string">
            <text:p>Mozilla/5.0 (Linux; Android 5.0.2; SAMSUNG SM-T800 Build/LRX22G) AppleWebKit/537.36 (KHTML, like Gecko) SamsungBrowser/3.0 Chrome/38.0.2125.102 Safari/537.36</text:p>
          </table:table-cell>
          <table:table-cell table:number-columns-repeated="1012"/>
        </table:table-row>
        <table:table-row table:style-name="ro1">
          <table:table-cell office:value-type="float" office:value="1002">
            <text:p>1002</text:p>
          </table:table-cell>
          <table:table-cell office:value-type="string">
            <text:p>Stefan Selezeanu</text:p>
          </table:table-cell>
          <table:table-cell office:value-type="string">
            <text:p>Geoffrey</text:p>
          </table:table-cell>
          <table:table-cell office:value-type="string">
            <text:p>Gonzalez</text:p>
          </table:table-cell>
          <table:table-cell table:style-name="ce1" office:value-type="string">
            <text:p>06/08/1982</text:p>
          </table:table-cell>
          <table:table-cell office:value-type="string">
            <text:p>geoffrey16@adventure-works.com</text:p>
          </table:table-cell>
          <table:table-cell table:formula="of:=LEFT([.F605];FIND(&quot;@&quot;;[.F605])-1)" office:value-type="string" office:string-value="geoffrey16">
            <text:p>geoffrey16</text:p>
          </table:table-cell>
          <table:table-cell table:formula="of:=[.C605]&amp;&quot; &quot;&amp;[.D605]" office:value-type="string" office:string-value="Geoffrey Gonzalez">
            <text:p>Geoffrey Gonzal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603</text:p>
          </table:table-cell>
          <table:table-cell office:value-type="string">
            <text:p>Mozilla/5.0 (Macintosh; Intel Mac OS X 10_10_3) AppleWebKit/537.36 (KHTML, like Gecko) Chrome/44.0.2403.125 Safari/537.36</text:p>
          </table:table-cell>
          <table:table-cell table:number-columns-repeated="1012"/>
        </table:table-row>
        <table:table-row table:style-name="ro1">
          <table:table-cell office:value-type="float" office:value="1003">
            <text:p>1003</text:p>
          </table:table-cell>
          <table:table-cell office:value-type="string">
            <text:p>Hue Ton</text:p>
          </table:table-cell>
          <table:table-cell office:value-type="string">
            <text:p>Edgar</text:p>
          </table:table-cell>
          <table:table-cell office:value-type="string">
            <text:p>Sanchez</text:p>
          </table:table-cell>
          <table:table-cell table:style-name="ce1" office:value-type="string">
            <text:p>01/12/1982</text:p>
          </table:table-cell>
          <table:table-cell office:value-type="string">
            <text:p>edgar21@adventure-works.com</text:p>
          </table:table-cell>
          <table:table-cell table:formula="of:=LEFT([.F606];FIND(&quot;@&quot;;[.F606])-1)" office:value-type="string" office:string-value="edgar21">
            <text:p>edgar21</text:p>
          </table:table-cell>
          <table:table-cell table:formula="of:=[.C606]&amp;&quot; &quot;&amp;[.D606]" office:value-type="string" office:string-value="Edgar Sanchez">
            <text:p>Edgar Sanchez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604</text:p>
          </table:table-cell>
          <table:table-cell office:value-type="string">
            <text:p>Mozilla/5.0 (Linux; Android 5.0; SM-G900V Build/LRX21T) AppleWebKit/537.36 (KHTML, like Gecko) Chrome/44.0.2403.133 Mobile Safari/537.36</text:p>
          </table:table-cell>
          <table:table-cell table:number-columns-repeated="1012"/>
        </table:table-row>
        <table:table-row table:style-name="ro1">
          <table:table-cell office:value-type="float" office:value="1004">
            <text:p>1004</text:p>
          </table:table-cell>
          <table:table-cell office:value-type="string">
            <text:p>Drishti Bose</text:p>
          </table:table-cell>
          <table:table-cell office:value-type="string">
            <text:p>Heidi</text:p>
          </table:table-cell>
          <table:table-cell office:value-type="string">
            <text:p>Subram</text:p>
          </table:table-cell>
          <table:table-cell table:style-name="ce1" office:value-type="string">
            <text:p>20/05/1982</text:p>
          </table:table-cell>
          <table:table-cell office:value-type="string">
            <text:p>heidi15@adventure-works.com</text:p>
          </table:table-cell>
          <table:table-cell table:formula="of:=LEFT([.F607];FIND(&quot;@&quot;;[.F607])-1)" office:value-type="string" office:string-value="heidi15">
            <text:p>heidi15</text:p>
          </table:table-cell>
          <table:table-cell table:formula="of:=[.C607]&amp;&quot; &quot;&amp;[.D607]" office:value-type="string" office:string-value="Heidi Subram">
            <text:p>Heidi Subram</text:p>
          </table:table-cell>
          <table:table-cell/>
          <table:table-cell office:value-type="string">
            <text:p>Germany</text:p>
          </table:table-cell>
          <table:table-cell office:value-type="string">
            <text:p>AW00011605</text:p>
          </table:table-cell>
          <table:table-cell office:value-type="string">
            <text:p>Mozilla/5.0 (Windows NT 10.0; WOW64; Trident/7.0; MAGWJS; rv:11.0) like Gecko</text:p>
          </table:table-cell>
          <table:table-cell table:number-columns-repeated="1012"/>
        </table:table-row>
        <table:table-row table:style-name="ro1">
          <table:table-cell office:value-type="float" office:value="1005">
            <text:p>1005</text:p>
          </table:table-cell>
          <table:table-cell office:value-type="string">
            <text:p>Bhadram Kamasamudram</text:p>
          </table:table-cell>
          <table:table-cell office:value-type="string">
            <text:p>Melody</text:p>
          </table:table-cell>
          <table:table-cell office:value-type="string">
            <text:p>Ramos</text:p>
          </table:table-cell>
          <table:table-cell table:style-name="ce1" office:value-type="string">
            <text:p>30/01/1986</text:p>
          </table:table-cell>
          <table:table-cell office:value-type="string">
            <text:p>melody17@adventure-works.com</text:p>
          </table:table-cell>
          <table:table-cell table:formula="of:=LEFT([.F608];FIND(&quot;@&quot;;[.F608])-1)" office:value-type="string" office:string-value="melody17">
            <text:p>melody17</text:p>
          </table:table-cell>
          <table:table-cell table:formula="of:=[.C608]&amp;&quot; &quot;&amp;[.D608]" office:value-type="string" office:string-value="Melody Ramos">
            <text:p>Melody Ramos</text:p>
          </table:table-cell>
          <table:table-cell/>
          <table:table-cell office:value-type="string">
            <text:p>France</text:p>
          </table:table-cell>
          <table:table-cell office:value-type="string">
            <text:p>AW00011606</text:p>
          </table:table-cell>
          <table:table-cell office:value-type="string">
            <text:p>Mozilla/5.0 (Windows NT 6.1; WOW64) AppleWebKit/537.36 (KHTML, like Gecko) Chrome/38.0.2125.122 Safari/537.36</text:p>
          </table:table-cell>
          <table:table-cell table:number-columns-repeated="1012"/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Taj Syme</text:p>
          </table:table-cell>
          <table:table-cell office:value-type="string">
            <text:p>Clinton</text:p>
          </table:table-cell>
          <table:table-cell office:value-type="string">
            <text:p>Moreno</text:p>
          </table:table-cell>
          <table:table-cell table:style-name="ce1" office:value-type="string">
            <text:p>05/05/1986</text:p>
          </table:table-cell>
          <table:table-cell office:value-type="string">
            <text:p>clinton3@adventure-works.com</text:p>
          </table:table-cell>
          <table:table-cell table:formula="of:=LEFT([.F609];FIND(&quot;@&quot;;[.F609])-1)" office:value-type="string" office:string-value="clinton3">
            <text:p>clinton3</text:p>
          </table:table-cell>
          <table:table-cell table:formula="of:=[.C609]&amp;&quot; &quot;&amp;[.D609]" office:value-type="string" office:string-value="Clinton Moreno">
            <text:p>Clinton Moreno</text:p>
          </table:table-cell>
          <table:table-cell/>
          <table:table-cell office:value-type="string">
            <text:p>France</text:p>
          </table:table-cell>
          <table:table-cell office:value-type="string">
            <text:p>AW00011607</text:p>
          </table:table-cell>
          <table:table-cell office:value-type="string">
            <text:p>Mozilla/5.0 (Windows NT 6.3; Win64; x64; Trident/7.0; Touch; MALNJS; rv:11.0) like Gecko</text:p>
          </table:table-cell>
          <table:table-cell table:number-columns-repeated="1012"/>
        </table:table-row>
        <table:table-row table:style-name="ro1">
          <table:table-cell office:value-type="float" office:value="1007">
            <text:p>1007</text:p>
          </table:table-cell>
          <table:table-cell office:value-type="string">
            <text:p>Irma Berzina</text:p>
          </table:table-cell>
          <table:table-cell office:value-type="string">
            <text:p>Cesar</text:p>
          </table:table-cell>
          <table:table-cell office:value-type="string">
            <text:p>Madan</text:p>
          </table:table-cell>
          <table:table-cell table:style-name="ce1" office:value-type="string">
            <text:p>01/09/1981</text:p>
          </table:table-cell>
          <table:table-cell office:value-type="string">
            <text:p>cesar6@adventure-works.com</text:p>
          </table:table-cell>
          <table:table-cell table:formula="of:=LEFT([.F610];FIND(&quot;@&quot;;[.F610])-1)" office:value-type="string" office:string-value="cesar6">
            <text:p>cesar6</text:p>
          </table:table-cell>
          <table:table-cell table:formula="of:=[.C610]&amp;&quot; &quot;&amp;[.D610]" office:value-type="string" office:string-value="Cesar Madan">
            <text:p>Cesar Madan</text:p>
          </table:table-cell>
          <table:table-cell/>
          <table:table-cell office:value-type="string">
            <text:p>France</text:p>
          </table:table-cell>
          <table:table-cell office:value-type="string">
            <text:p>AW00011608</text:p>
          </table:table-cell>
          <table:table-cell office:value-type="string">
            <text:p>Mozilla/5.0 (Macintosh; Intel Mac OS X 10_10_3) AppleWebKit/537.36 (KHTML, like Gecko) Chrome/43.0.2357.130 Safari/537.36</text:p>
          </table:table-cell>
          <table:table-cell table:number-columns-repeated="1012"/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Vedrana Kovacevic</text:p>
          </table:table-cell>
          <table:table-cell office:value-type="string">
            <text:p>Eugene</text:p>
          </table:table-cell>
          <table:table-cell office:value-type="string">
            <text:p>Ye</text:p>
          </table:table-cell>
          <table:table-cell table:style-name="ce1" office:value-type="string">
            <text:p>24/12/1981</text:p>
          </table:table-cell>
          <table:table-cell office:value-type="string">
            <text:p>eugene13@adventure-works.com</text:p>
          </table:table-cell>
          <table:table-cell table:formula="of:=LEFT([.F611];FIND(&quot;@&quot;;[.F611])-1)" office:value-type="string" office:string-value="eugene13">
            <text:p>eugene13</text:p>
          </table:table-cell>
          <table:table-cell table:formula="of:=[.C611]&amp;&quot; &quot;&amp;[.D611]" office:value-type="string" office:string-value="Eugene Ye">
            <text:p>Eugene Ye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609</text:p>
          </table:table-cell>
          <table:table-cell office:value-type="string">
            <text:p>Mozilla/5.0 (Windows NT 10.0; Win64; x64; Trident/7.0; rv:11.0) like Gecko</text:p>
          </table:table-cell>
          <table:table-cell table:number-columns-repeated="1012"/>
        </table:table-row>
        <table:table-row table:style-name="ro1">
          <table:table-cell office:value-type="float" office:value="1009">
            <text:p>1009</text:p>
          </table:table-cell>
          <table:table-cell office:value-type="string">
            <text:p>Bhagavateeprasaad Malladi</text:p>
          </table:table-cell>
          <table:table-cell office:value-type="string">
            <text:p>Blake</text:p>
          </table:table-cell>
          <table:table-cell office:value-type="string">
            <text:p>Collins</text:p>
          </table:table-cell>
          <table:table-cell table:style-name="ce1" office:value-type="string">
            <text:p>20/10/1980</text:p>
          </table:table-cell>
          <table:table-cell office:value-type="string">
            <text:p>blake47@adventure-works.com</text:p>
          </table:table-cell>
          <table:table-cell table:formula="of:=LEFT([.F612];FIND(&quot;@&quot;;[.F612])-1)" office:value-type="string" office:string-value="blake47">
            <text:p>blake47</text:p>
          </table:table-cell>
          <table:table-cell table:formula="of:=[.C612]&amp;&quot; &quot;&amp;[.D612]" office:value-type="string" office:string-value="Blake Collins">
            <text:p>Blake Collins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610</text:p>
          </table:table-cell>
          <table:table-cell office:value-type="string">
            <text:p>Mozilla/5.0 (Windows NT 6.1; Trident/7.0; ATT-IE11; rv:11.0) like Gecko</text:p>
          </table:table-cell>
          <table:table-cell table:number-columns-repeated="1012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Serdar ozCelik</text:p>
          </table:table-cell>
          <table:table-cell office:value-type="string">
            <text:p>Ernest</text:p>
          </table:table-cell>
          <table:table-cell office:value-type="string">
            <text:p>Lin</text:p>
          </table:table-cell>
          <table:table-cell table:style-name="ce1" office:value-type="string">
            <text:p>23/02/1985</text:p>
          </table:table-cell>
          <table:table-cell office:value-type="string">
            <text:p>ernest7@adventure-works.com</text:p>
          </table:table-cell>
          <table:table-cell table:formula="of:=LEFT([.F613];FIND(&quot;@&quot;;[.F613])-1)" office:value-type="string" office:string-value="ernest7">
            <text:p>ernest7</text:p>
          </table:table-cell>
          <table:table-cell table:formula="of:=[.C613]&amp;&quot; &quot;&amp;[.D613]" office:value-type="string" office:string-value="Ernest Lin">
            <text:p>Ernest Lin</text:p>
          </table:table-cell>
          <table:table-cell/>
          <table:table-cell office:value-type="string">
            <text:p>France</text:p>
          </table:table-cell>
          <table:table-cell office:value-type="string">
            <text:p>AW00011611</text:p>
          </table:table-cell>
          <table:table-cell office:value-type="string">
            <text:p>Mozilla/5.0 (Macintosh; Intel Mac OS X 10_9_5) AppleWebKit/537.36 (KHTML, like Gecko) Chrome/43.0.2357.130 Safari/537.36</text:p>
          </table:table-cell>
          <table:table-cell table:number-columns-repeated="1012"/>
        </table:table-row>
        <table:table-row table:style-name="ro1">
          <table:table-cell office:value-type="float" office:value="1011">
            <text:p>1011</text:p>
          </table:table-cell>
          <table:table-cell office:value-type="string">
            <text:p>Rajeev Sandhu</text:p>
          </table:table-cell>
          <table:table-cell office:value-type="string">
            <text:p>Keith</text:p>
          </table:table-cell>
          <table:table-cell office:value-type="string">
            <text:p>Andersen</text:p>
          </table:table-cell>
          <table:table-cell table:style-name="ce1" office:value-type="string">
            <text:p>07/10/1985</text:p>
          </table:table-cell>
          <table:table-cell office:value-type="string">
            <text:p>keith16@adventure-works.com</text:p>
          </table:table-cell>
          <table:table-cell table:formula="of:=LEFT([.F614];FIND(&quot;@&quot;;[.F614])-1)" office:value-type="string" office:string-value="keith16">
            <text:p>keith16</text:p>
          </table:table-cell>
          <table:table-cell table:formula="of:=[.C614]&amp;&quot; &quot;&amp;[.D614]" office:value-type="string" office:string-value="Keith Andersen">
            <text:p>Keith Andersen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612</text:p>
          </table:table-cell>
          <table:table-cell office:value-type="string">
            <text:p>Mozilla/5.0 (Windows NT 6.1; WOW64) AppleWebKit/537.36 (KHTML, like Gecko) Chrome/37.0.2062.103 Safari/537.36</text:p>
          </table:table-cell>
          <table:table-cell table:number-columns-repeated="1012"/>
        </table:table-row>
        <table:table-row table:style-name="ro1">
          <table:table-cell office:value-type="float" office:value="1012">
            <text:p>1012</text:p>
          </table:table-cell>
          <table:table-cell office:value-type="string">
            <text:p>Urve Kasesalu</text:p>
          </table:table-cell>
          <table:table-cell office:value-type="string">
            <text:p>Meredith</text:p>
          </table:table-cell>
          <table:table-cell office:value-type="string">
            <text:p>Prasad</text:p>
          </table:table-cell>
          <table:table-cell table:style-name="ce1" office:value-type="string">
            <text:p>02/05/1981</text:p>
          </table:table-cell>
          <table:table-cell office:value-type="string">
            <text:p>meredith8@adventure-works.com</text:p>
          </table:table-cell>
          <table:table-cell table:formula="of:=LEFT([.F615];FIND(&quot;@&quot;;[.F615])-1)" office:value-type="string" office:string-value="meredith8">
            <text:p>meredith8</text:p>
          </table:table-cell>
          <table:table-cell table:formula="of:=[.C615]&amp;&quot; &quot;&amp;[.D615]" office:value-type="string" office:string-value="Meredith Prasad">
            <text:p>Meredith Prasad</text:p>
          </table:table-cell>
          <table:table-cell/>
          <table:table-cell office:value-type="string">
            <text:p>Germany</text:p>
          </table:table-cell>
          <table:table-cell office:value-type="string">
            <text:p>AW00011613</text:p>
          </table:table-cell>
          <table:table-cell office:value-type="string">
            <text:p>Mozilla/5.0 (Macintosh; Intel Mac OS X 10_10_5) AppleWebKit/537.36 (KHTML, like Gecko) Chrome/44.0.2403.155 Safari/537.36 OPR/31.0.1889.174</text:p>
          </table:table-cell>
          <table:table-cell table:number-columns-repeated="1012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Annette <text:s/>Hetu</text:p>
          </table:table-cell>
          <table:table-cell office:value-type="string">
            <text:p>Katrina</text:p>
          </table:table-cell>
          <table:table-cell office:value-type="string">
            <text:p>Sharma</text:p>
          </table:table-cell>
          <table:table-cell table:style-name="ce1" office:value-type="string">
            <text:p>13/02/1981</text:p>
          </table:table-cell>
          <table:table-cell office:value-type="string">
            <text:p>katrina8@adventure-works.com</text:p>
          </table:table-cell>
          <table:table-cell table:formula="of:=LEFT([.F616];FIND(&quot;@&quot;;[.F616])-1)" office:value-type="string" office:string-value="katrina8">
            <text:p>katrina8</text:p>
          </table:table-cell>
          <table:table-cell table:formula="of:=[.C616]&amp;&quot; &quot;&amp;[.D616]" office:value-type="string" office:string-value="Katrina Sharma">
            <text:p>Katrina Sharma</text:p>
          </table:table-cell>
          <table:table-cell/>
          <table:table-cell office:value-type="string">
            <text:p>Germany</text:p>
          </table:table-cell>
          <table:table-cell office:value-type="string">
            <text:p>AW00011614</text:p>
          </table:table-cell>
          <table:table-cell office:value-type="string">
            <text:p>Mozilla/5.0 (X11; Linux i686) AppleWebKit/537.36 (KHTML, like Gecko) Chrome/45.0.2454.85 Safari/537.36</text:p>
          </table:table-cell>
          <table:table-cell table:number-columns-repeated="1012"/>
        </table:table-row>
        <table:table-row table:style-name="ro1">
          <table:table-cell office:value-type="float" office:value="1014">
            <text:p>1014</text:p>
          </table:table-cell>
          <table:table-cell office:value-type="string">
            <text:p>Narendra Tickoo</text:p>
          </table:table-cell>
          <table:table-cell office:value-type="string">
            <text:p>Dwayne</text:p>
          </table:table-cell>
          <table:table-cell office:value-type="string">
            <text:p>Navarro</text:p>
          </table:table-cell>
          <table:table-cell table:style-name="ce1" office:value-type="string">
            <text:p>20/05/1981</text:p>
          </table:table-cell>
          <table:table-cell office:value-type="string">
            <text:p>dwayne9@adventure-works.com</text:p>
          </table:table-cell>
          <table:table-cell table:formula="of:=LEFT([.F617];FIND(&quot;@&quot;;[.F617])-1)" office:value-type="string" office:string-value="dwayne9">
            <text:p>dwayne9</text:p>
          </table:table-cell>
          <table:table-cell table:formula="of:=[.C617]&amp;&quot; &quot;&amp;[.D617]" office:value-type="string" office:string-value="Dwayne Navarro">
            <text:p>Dwayne Navarro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615</text:p>
          </table:table-cell>
          <table:table-cell office:value-type="string">
            <text:p>Mozilla/5.0 (Windows NT 6.3; WOW64) AppleWebKit/537.36 (KHTML, like Gecko) Chrome/35.0.1916.153 Safari/537.36 SE 2.X MetaSr 1.0</text:p>
          </table:table-cell>
          <table:table-cell table:number-columns-repeated="1012"/>
        </table:table-row>
        <table:table-row table:style-name="ro1">
          <table:table-cell office:value-type="float" office:value="1015">
            <text:p>1015</text:p>
          </table:table-cell>
          <table:table-cell office:value-type="string">
            <text:p>Isa Hulsegge</text:p>
          </table:table-cell>
          <table:table-cell office:value-type="string">
            <text:p>Casey</text:p>
          </table:table-cell>
          <table:table-cell office:value-type="string">
            <text:p>Nath</text:p>
          </table:table-cell>
          <table:table-cell table:style-name="ce1" office:value-type="string">
            <text:p>05/09/1980</text:p>
          </table:table-cell>
          <table:table-cell office:value-type="string">
            <text:p>casey20@adventure-works.com</text:p>
          </table:table-cell>
          <table:table-cell table:formula="of:=LEFT([.F618];FIND(&quot;@&quot;;[.F618])-1)" office:value-type="string" office:string-value="casey20">
            <text:p>casey20</text:p>
          </table:table-cell>
          <table:table-cell table:formula="of:=[.C618]&amp;&quot; &quot;&amp;[.D618]" office:value-type="string" office:string-value="Casey Nath">
            <text:p>Casey Nath</text:p>
          </table:table-cell>
          <table:table-cell/>
          <table:table-cell office:value-type="string">
            <text:p>United Kingdom</text:p>
          </table:table-cell>
          <table:table-cell office:value-type="string">
            <text:p>AW00011616</text:p>
          </table:table-cell>
          <table:table-cell office:value-type="string">
            <text:p>Mozilla/5.0 (Macintosh; Intel Mac OS X 10_7) AppleWebKit/534.48.3 (KHTML, like Gecko) Version/5.1 Safari/534.48.3</text:p>
          </table:table-cell>
          <table:table-cell table:number-columns-repeated="1012"/>
        </table:table-row>
        <table:table-row table:style-name="ro1">
          <table:table-cell office:value-type="float" office:value="1016">
            <text:p>1016</text:p>
          </table:table-cell>
          <table:table-cell office:value-type="string">
            <text:p>Aive Petrov</text:p>
          </table:table-cell>
          <table:table-cell office:value-type="string">
            <text:p>Sean</text:p>
          </table:table-cell>
          <table:table-cell office:value-type="string">
            <text:p>Brooks</text:p>
          </table:table-cell>
          <table:table-cell table:style-name="ce1" office:value-type="string">
            <text:p>01/10/1964</text:p>
          </table:table-cell>
          <table:table-cell office:value-type="string">
            <text:p>sean8@adventure-works.com</text:p>
          </table:table-cell>
          <table:table-cell table:formula="of:=LEFT([.F619];FIND(&quot;@&quot;;[.F619])-1)" office:value-type="string" office:string-value="sean8">
            <text:p>sean8</text:p>
          </table:table-cell>
          <table:table-cell table:formula="of:=[.C619]&amp;&quot; &quot;&amp;[.D619]" office:value-type="string" office:string-value="Sean Brooks">
            <text:p>Sean Brook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17</text:p>
          </table:table-cell>
          <table:table-cell office:value-type="string">
            <text:p>Mozilla/4.0 (compatible; MSIE 7.0; Windows NT 6.2; WOW64; Trident/7.0; .NET4.0E; .NET4.0C; .NET CLR 3.5.30729; .NET CLR 2.0.50727; .NET CLR 3.0.30729)</text:p>
          </table:table-cell>
          <table:table-cell table:number-columns-repeated="1012"/>
        </table:table-row>
        <table:table-row table:style-name="ro1">
          <table:table-cell office:value-type="float" office:value="1017">
            <text:p>1017</text:p>
          </table:table-cell>
          <table:table-cell office:value-type="string">
            <text:p>David Novacek </text:p>
          </table:table-cell>
          <table:table-cell office:value-type="string">
            <text:p>Brian</text:p>
          </table:table-cell>
          <table:table-cell office:value-type="string">
            <text:p>Ramirez</text:p>
          </table:table-cell>
          <table:table-cell table:style-name="ce1" office:value-type="string">
            <text:p>21/10/1964</text:p>
          </table:table-cell>
          <table:table-cell office:value-type="string">
            <text:p>brian19@adventure-works.com</text:p>
          </table:table-cell>
          <table:table-cell table:formula="of:=LEFT([.F620];FIND(&quot;@&quot;;[.F620])-1)" office:value-type="string" office:string-value="brian19">
            <text:p>brian19</text:p>
          </table:table-cell>
          <table:table-cell table:formula="of:=[.C620]&amp;&quot; &quot;&amp;[.D620]" office:value-type="string" office:string-value="Brian Ramirez">
            <text:p>Brian Ramirez</text:p>
          </table:table-cell>
          <table:table-cell/>
          <table:table-cell office:value-type="string">
            <text:p>Canada</text:p>
          </table:table-cell>
          <table:table-cell office:value-type="string">
            <text:p>AW00011618</text:p>
          </table:table-cell>
          <table:table-cell office:value-type="string">
            <text:p>Mozilla/5.0 (Windows NT 6.1; WOW64) AppleWebKit/537.36 (KHTML, like Gecko) Chrome/46.0.2490.13 Safari/537.36</text:p>
          </table:table-cell>
          <table:table-cell table:number-columns-repeated="1012"/>
        </table:table-row>
        <table:table-row table:style-name="ro1">
          <table:table-cell office:value-type="float" office:value="1018">
            <text:p>1018</text:p>
          </table:table-cell>
          <table:table-cell office:value-type="string">
            <text:p>Nils Kaulins</text:p>
          </table:table-cell>
          <table:table-cell office:value-type="string">
            <text:p>Sierra</text:p>
          </table:table-cell>
          <table:table-cell office:value-type="string">
            <text:p>Young</text:p>
          </table:table-cell>
          <table:table-cell table:style-name="ce1" office:value-type="string">
            <text:p>29/10/1978</text:p>
          </table:table-cell>
          <table:table-cell office:value-type="string">
            <text:p>sierra15@adventure-works.com</text:p>
          </table:table-cell>
          <table:table-cell table:formula="of:=LEFT([.F621];FIND(&quot;@&quot;;[.F621])-1)" office:value-type="string" office:string-value="sierra15">
            <text:p>sierra15</text:p>
          </table:table-cell>
          <table:table-cell table:formula="of:=[.C621]&amp;&quot; &quot;&amp;[.D621]" office:value-type="string" office:string-value="Sierra Young">
            <text:p>Sierra Young</text:p>
          </table:table-cell>
          <table:table-cell/>
          <table:table-cell office:value-type="string">
            <text:p>Canada</text:p>
          </table:table-cell>
          <table:table-cell office:value-type="string">
            <text:p>AW00011619</text:p>
          </table:table-cell>
          <table:table-cell office:value-type="string">
            <text:p>Mozilla/5.0 (Windows NT 6.1) AppleWebKit/537.36 (KHTML, like Gecko) Chrome/35.0.1916.114 Safari/537.36</text:p>
          </table:table-cell>
          <table:table-cell table:number-columns-repeated="1012"/>
        </table:table-row>
        <table:table-row table:style-name="ro1">
          <table:table-cell office:value-type="float" office:value="1019">
            <text:p>1019</text:p>
          </table:table-cell>
          <table:table-cell office:value-type="string">
            <text:p>Dhanishta Pullela</text:p>
          </table:table-cell>
          <table:table-cell office:value-type="string">
            <text:p>Megan</text:p>
          </table:table-cell>
          <table:table-cell office:value-type="string">
            <text:p>Rodriguez</text:p>
          </table:table-cell>
          <table:table-cell table:style-name="ce1" office:value-type="string">
            <text:p>18/10/1978</text:p>
          </table:table-cell>
          <table:table-cell office:value-type="string">
            <text:p>megan23@adventure-works.com</text:p>
          </table:table-cell>
          <table:table-cell table:formula="of:=LEFT([.F622];FIND(&quot;@&quot;;[.F622])-1)" office:value-type="string" office:string-value="megan23">
            <text:p>megan23</text:p>
          </table:table-cell>
          <table:table-cell table:formula="of:=[.C622]&amp;&quot; &quot;&amp;[.D622]" office:value-type="string" office:string-value="Megan Rodriguez">
            <text:p>Megan Rodrigu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0</text:p>
          </table:table-cell>
          <table:table-cell office:value-type="string">
            <text:p>Mozilla/5.0 (Windows NT 6.1; rv:32.0) Gecko/20100101 Firefox/32.0</text:p>
          </table:table-cell>
          <table:table-cell table:number-columns-repeated="1012"/>
        </table:table-row>
        <table:table-row table:style-name="ro1">
          <table:table-cell office:value-type="float" office:value="1020">
            <text:p>1020</text:p>
          </table:table-cell>
          <table:table-cell office:value-type="string">
            <text:p>Hai Banh</text:p>
          </table:table-cell>
          <table:table-cell office:value-type="string">
            <text:p>Leah</text:p>
          </table:table-cell>
          <table:table-cell office:value-type="string">
            <text:p>She</text:p>
          </table:table-cell>
          <table:table-cell table:style-name="ce1" office:value-type="string">
            <text:p>19/08/1978</text:p>
          </table:table-cell>
          <table:table-cell office:value-type="string">
            <text:p>leah19@adventure-works.com</text:p>
          </table:table-cell>
          <table:table-cell table:formula="of:=LEFT([.F623];FIND(&quot;@&quot;;[.F623])-1)" office:value-type="string" office:string-value="leah19">
            <text:p>leah19</text:p>
          </table:table-cell>
          <table:table-cell table:formula="of:=[.C623]&amp;&quot; &quot;&amp;[.D623]" office:value-type="string" office:string-value="Leah She">
            <text:p>Leah Sh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1</text:p>
          </table:table-cell>
          <table:table-cell office:value-type="string">
            <text:p>Mozilla/5.0 (iPhone; CPU iPhone OS 8_4_1 like Mac OS X) AppleWebKit/600.1.4 (KHTML, like Gecko) GSA/8.0.57838 Mobile/12H321 Safari/600.1.4</text:p>
          </table:table-cell>
          <table:table-cell table:number-columns-repeated="1012"/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Fabrice Cloutier</text:p>
          </table:table-cell>
          <table:table-cell office:value-type="string">
            <text:p>Gabriel</text:p>
          </table:table-cell>
          <table:table-cell office:value-type="string">
            <text:p>Allen</text:p>
          </table:table-cell>
          <table:table-cell table:style-name="ce1" office:value-type="string">
            <text:p>16/06/1979</text:p>
          </table:table-cell>
          <table:table-cell office:value-type="string">
            <text:p>gabriel53@adventure-works.com</text:p>
          </table:table-cell>
          <table:table-cell table:formula="of:=LEFT([.F624];FIND(&quot;@&quot;;[.F624])-1)" office:value-type="string" office:string-value="gabriel53">
            <text:p>gabriel53</text:p>
          </table:table-cell>
          <table:table-cell table:formula="of:=[.C624]&amp;&quot; &quot;&amp;[.D624]" office:value-type="string" office:string-value="Gabriel Allen">
            <text:p>Gabriel Alle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2</text:p>
          </table:table-cell>
          <table:table-cell office:value-type="string">
            <text:p>Mozilla/5.0 (Macintosh; Intel Mac OS X 10_10_1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1022">
            <text:p>1022</text:p>
          </table:table-cell>
          <table:table-cell office:value-type="string">
            <text:p>Nadir Seddigh</text:p>
          </table:table-cell>
          <table:table-cell office:value-type="string">
            <text:p>Angela</text:p>
          </table:table-cell>
          <table:table-cell office:value-type="string">
            <text:p>Perry</text:p>
          </table:table-cell>
          <table:table-cell table:style-name="ce1" office:value-type="string">
            <text:p>25/12/1978</text:p>
          </table:table-cell>
          <table:table-cell office:value-type="string">
            <text:p>angela10@adventure-works.com</text:p>
          </table:table-cell>
          <table:table-cell table:formula="of:=LEFT([.F625];FIND(&quot;@&quot;;[.F625])-1)" office:value-type="string" office:string-value="angela10">
            <text:p>angela10</text:p>
          </table:table-cell>
          <table:table-cell table:formula="of:=[.C625]&amp;&quot; &quot;&amp;[.D625]" office:value-type="string" office:string-value="Angela Perry">
            <text:p>Angela Perr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3</text:p>
          </table:table-cell>
          <table:table-cell office:value-type="string">
            <text:p>Mozilla/5.0 (iPad; CPU OS 8_2 like Mac OS X) AppleWebKit/600.1.4 (KHTML, like Gecko) GSA/7.0.55539 Mobile/12D508 Safari/600.1.4</text:p>
          </table:table-cell>
          <table:table-cell table:number-columns-repeated="1012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Farzana Habibi</text:p>
          </table:table-cell>
          <table:table-cell office:value-type="string">
            <text:p>Ryan</text:p>
          </table:table-cell>
          <table:table-cell office:value-type="string">
            <text:p>Smith</text:p>
          </table:table-cell>
          <table:table-cell table:style-name="ce1" office:value-type="string">
            <text:p>19/03/1984</text:p>
          </table:table-cell>
          <table:table-cell office:value-type="string">
            <text:p>ryan39@adventure-works.com</text:p>
          </table:table-cell>
          <table:table-cell table:formula="of:=LEFT([.F626];FIND(&quot;@&quot;;[.F626])-1)" office:value-type="string" office:string-value="ryan39">
            <text:p>ryan39</text:p>
          </table:table-cell>
          <table:table-cell table:formula="of:=[.C626]&amp;&quot; &quot;&amp;[.D626]" office:value-type="string" office:string-value="Ryan Smith">
            <text:p>Ryan Smith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4</text:p>
          </table:table-cell>
          <table:table-cell office:value-type="string">
            <text:p>Mozilla/5.0 (iPhone; CPU iPhone OS 7_1 like Mac OS X) AppleWebKit/537.51.2 (KHTML, like Gecko) Version/7.0 Mobile/11D167 Safari/9537.53</text:p>
          </table:table-cell>
          <table:table-cell table:number-columns-repeated="1012"/>
        </table:table-row>
        <table:table-row table:style-name="ro1">
          <table:table-cell office:value-type="float" office:value="1024">
            <text:p>1024</text:p>
          </table:table-cell>
          <table:table-cell office:value-type="string">
            <text:p>Arka Chatterjee</text:p>
          </table:table-cell>
          <table:table-cell office:value-type="string">
            <text:p>Zachary</text:p>
          </table:table-cell>
          <table:table-cell office:value-type="string">
            <text:p>Moore</text:p>
          </table:table-cell>
          <table:table-cell table:style-name="ce1" office:value-type="string">
            <text:p>19/07/1978</text:p>
          </table:table-cell>
          <table:table-cell office:value-type="string">
            <text:p>zachary37@adventure-works.com</text:p>
          </table:table-cell>
          <table:table-cell table:formula="of:=LEFT([.F627];FIND(&quot;@&quot;;[.F627])-1)" office:value-type="string" office:string-value="zachary37">
            <text:p>zachary37</text:p>
          </table:table-cell>
          <table:table-cell table:formula="of:=[.C627]&amp;&quot; &quot;&amp;[.D627]" office:value-type="string" office:string-value="Zachary Moore">
            <text:p>Zachary Moor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5</text:p>
          </table:table-cell>
          <table:table-cell office:value-type="string">
            <text:p>Mozilla/5.0 (Windows NT 6.1; WOW64; Trident/7.0; rv:11.0; MSN 9.0;MSN 9.1;MSN 9.6;MSN 10.0;MSN 10.2;MSN 10.5;MSN 11;MSN 11.5; MSNbMSNI; MSNmen-us; MSNcOTH) like Gecko</text:p>
          </table:table-cell>
          <table:table-cell table:number-columns-repeated="1012"/>
        </table:table-row>
        <table:table-row table:style-name="ro1">
          <table:table-cell office:value-type="float" office:value="1025">
            <text:p>1025</text:p>
          </table:table-cell>
          <table:table-cell office:value-type="string">
            <text:p>Tuulikki Linna</text:p>
          </table:table-cell>
          <table:table-cell office:value-type="string">
            <text:p>Destiny</text:p>
          </table:table-cell>
          <table:table-cell office:value-type="string">
            <text:p>Rogers</text:p>
          </table:table-cell>
          <table:table-cell table:style-name="ce1" office:value-type="string">
            <text:p>12/12/1978</text:p>
          </table:table-cell>
          <table:table-cell office:value-type="string">
            <text:p>destiny26@adventure-works.com</text:p>
          </table:table-cell>
          <table:table-cell table:formula="of:=LEFT([.F628];FIND(&quot;@&quot;;[.F628])-1)" office:value-type="string" office:string-value="destiny26">
            <text:p>destiny26</text:p>
          </table:table-cell>
          <table:table-cell table:formula="of:=[.C628]&amp;&quot; &quot;&amp;[.D628]" office:value-type="string" office:string-value="Destiny Rogers">
            <text:p>Destiny Roger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6</text:p>
          </table:table-cell>
          <table:table-cell office:value-type="string">
            <text:p>Mozilla/5.0 (Windows NT 5.1; rv:36.0) Gecko/20100101 Firefox/36.0</text:p>
          </table:table-cell>
          <table:table-cell table:number-columns-repeated="1012"/>
        </table:table-row>
        <table:table-row table:style-name="ro1">
          <table:table-cell office:value-type="float" office:value="1026">
            <text:p>1026</text:p>
          </table:table-cell>
          <table:table-cell office:value-type="string">
            <text:p>Daniella Cavalcante</text:p>
          </table:table-cell>
          <table:table-cell office:value-type="string">
            <text:p>Dalton</text:p>
          </table:table-cell>
          <table:table-cell office:value-type="string">
            <text:p>Gray</text:p>
          </table:table-cell>
          <table:table-cell table:style-name="ce1" office:value-type="string">
            <text:p>27/08/1978</text:p>
          </table:table-cell>
          <table:table-cell office:value-type="string">
            <text:p>dalton76@adventure-works.com</text:p>
          </table:table-cell>
          <table:table-cell table:formula="of:=LEFT([.F629];FIND(&quot;@&quot;;[.F629])-1)" office:value-type="string" office:string-value="dalton76">
            <text:p>dalton76</text:p>
          </table:table-cell>
          <table:table-cell table:formula="of:=[.C629]&amp;&quot; &quot;&amp;[.D629]" office:value-type="string" office:string-value="Dalton Gray">
            <text:p>Dalton Gra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7</text:p>
          </table:table-cell>
          <table:table-cell office:value-type="string">
            <text:p>Mozilla/5.0 (Windows NT 10.0; WOW64) AppleWebKit/537.36 (KHTML, like Gecko) Chrome/42.0.0.9895 Safari/537.36</text:p>
          </table:table-cell>
          <table:table-cell table:number-columns-repeated="1012"/>
        </table:table-row>
        <table:table-row table:style-name="ro1">
          <table:table-cell office:value-type="float" office:value="1027">
            <text:p>1027</text:p>
          </table:table-cell>
          <table:table-cell office:value-type="string">
            <text:p>Serdar ozden</text:p>
          </table:table-cell>
          <table:table-cell office:value-type="string">
            <text:p>Mariah</text:p>
          </table:table-cell>
          <table:table-cell office:value-type="string">
            <text:p>Wood</text:p>
          </table:table-cell>
          <table:table-cell table:style-name="ce1" office:value-type="string">
            <text:p>14/11/1977</text:p>
          </table:table-cell>
          <table:table-cell office:value-type="string">
            <text:p>mariah6@adventure-works.com</text:p>
          </table:table-cell>
          <table:table-cell table:formula="of:=LEFT([.F630];FIND(&quot;@&quot;;[.F630])-1)" office:value-type="string" office:string-value="mariah6">
            <text:p>mariah6</text:p>
          </table:table-cell>
          <table:table-cell table:formula="of:=[.C630]&amp;&quot; &quot;&amp;[.D630]" office:value-type="string" office:string-value="Mariah Wood">
            <text:p>Mariah Wood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8</text:p>
          </table:table-cell>
          <table:table-cell office:value-type="string">
            <text:p>Mozilla/5.0 (compatible; MSIE 10.0; Windows NT 6.2; WOW64; Trident/7.0; 1ButtonTaskbar)</text:p>
          </table:table-cell>
          <table:table-cell table:number-columns-repeated="1012"/>
        </table:table-row>
        <table:table-row table:style-name="ro1">
          <table:table-cell office:value-type="float" office:value="1028">
            <text:p>1028</text:p>
          </table:table-cell>
          <table:table-cell office:value-type="string">
            <text:p>Emma Van Zant</text:p>
          </table:table-cell>
          <table:table-cell office:value-type="string">
            <text:p>Isaiah</text:p>
          </table:table-cell>
          <table:table-cell office:value-type="string">
            <text:p>Wright</text:p>
          </table:table-cell>
          <table:table-cell table:style-name="ce1" office:value-type="string">
            <text:p>07/08/1976</text:p>
          </table:table-cell>
          <table:table-cell office:value-type="string">
            <text:p>isaiah45@adventure-works.com</text:p>
          </table:table-cell>
          <table:table-cell table:formula="of:=LEFT([.F631];FIND(&quot;@&quot;;[.F631])-1)" office:value-type="string" office:string-value="isaiah45">
            <text:p>isaiah45</text:p>
          </table:table-cell>
          <table:table-cell table:formula="of:=[.C631]&amp;&quot; &quot;&amp;[.D631]" office:value-type="string" office:string-value="Isaiah Wright">
            <text:p>Isaiah Wrigh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29</text:p>
          </table:table-cell>
          <table:table-cell office:value-type="string">
            <text:p>Mozilla/5.0 (X11; Linux x86_64) AppleWebKit/537.36 (KHTML, like Gecko) Chrome/38.0.2125.102 Safari/537.36</text:p>
          </table:table-cell>
          <table:table-cell table:number-columns-repeated="1012"/>
        </table:table-row>
        <table:table-row table:style-name="ro1">
          <table:table-cell office:value-type="float" office:value="1029">
            <text:p>1029</text:p>
          </table:table-cell>
          <table:table-cell office:value-type="string">
            <text:p>Veronika Necesana</text:p>
          </table:table-cell>
          <table:table-cell office:value-type="string">
            <text:p>Haley</text:p>
          </table:table-cell>
          <table:table-cell office:value-type="string">
            <text:p>Powell</text:p>
          </table:table-cell>
          <table:table-cell table:style-name="ce1" office:value-type="string">
            <text:p>23/06/1977</text:p>
          </table:table-cell>
          <table:table-cell office:value-type="string">
            <text:p>haley27@adventure-works.com</text:p>
          </table:table-cell>
          <table:table-cell table:formula="of:=LEFT([.F632];FIND(&quot;@&quot;;[.F632])-1)" office:value-type="string" office:string-value="haley27">
            <text:p>haley27</text:p>
          </table:table-cell>
          <table:table-cell table:formula="of:=[.C632]&amp;&quot; &quot;&amp;[.D632]" office:value-type="string" office:string-value="Haley Powell">
            <text:p>Haley Powe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30</text:p>
          </table:table-cell>
          <table:table-cell office:value-type="string">
            <text:p>Mozilla/5.0 (Windows NT 6.1; WOW64) AppleWebKit/537.36 (KHTML, like Gecko) Chrome/43.0.2357.124 YaBrowser/15.7.2357.2877 Safari/537.36</text:p>
          </table:table-cell>
          <table:table-cell table:number-columns-repeated="1012"/>
        </table:table-row>
        <table:table-row table:style-name="ro1">
          <table:table-cell office:value-type="float" office:value="1030">
            <text:p>1030</text:p>
          </table:table-cell>
          <table:table-cell office:value-type="string">
            <text:p>Chompoo Atitarn</text:p>
          </table:table-cell>
          <table:table-cell office:value-type="string">
            <text:p>Antonio</text:p>
          </table:table-cell>
          <table:table-cell office:value-type="string">
            <text:p>Bennett</text:p>
          </table:table-cell>
          <table:table-cell table:style-name="ce1" office:value-type="string">
            <text:p>12/08/1976</text:p>
          </table:table-cell>
          <table:table-cell office:value-type="string">
            <text:p>antonio1@adventure-works.com</text:p>
          </table:table-cell>
          <table:table-cell table:formula="of:=LEFT([.F633];FIND(&quot;@&quot;;[.F633])-1)" office:value-type="string" office:string-value="antonio1">
            <text:p>antonio1</text:p>
          </table:table-cell>
          <table:table-cell table:formula="of:=[.C633]&amp;&quot; &quot;&amp;[.D633]" office:value-type="string" office:string-value="Antonio Bennett">
            <text:p>Antonio Bennett</text:p>
          </table:table-cell>
          <table:table-cell/>
          <table:table-cell office:value-type="string">
            <text:p>Canada</text:p>
          </table:table-cell>
          <table:table-cell office:value-type="string">
            <text:p>AW00011631</text:p>
          </table:table-cell>
          <table:table-cell office:value-type="string">
            <text:p>Mozilla/5.0 (Windows NT 6.1; WOW64; rv:27.0) Gecko/20100101 Firefox/27.0</text:p>
          </table:table-cell>
          <table:table-cell table:number-columns-repeated="1012"/>
        </table:table-row>
        <table:table-row table:style-name="ro1">
          <table:table-cell office:value-type="float" office:value="1031">
            <text:p>1031</text:p>
          </table:table-cell>
          <table:table-cell office:value-type="string">
            <text:p>Dipti Shah</text:p>
          </table:table-cell>
          <table:table-cell office:value-type="string">
            <text:p>Alexandra</text:p>
          </table:table-cell>
          <table:table-cell office:value-type="string">
            <text:p>Jenkins</text:p>
          </table:table-cell>
          <table:table-cell table:style-name="ce1" office:value-type="string">
            <text:p>02/05/1982</text:p>
          </table:table-cell>
          <table:table-cell office:value-type="string">
            <text:p>alexandra30@adventure-works.com</text:p>
          </table:table-cell>
          <table:table-cell table:formula="of:=LEFT([.F634];FIND(&quot;@&quot;;[.F634])-1)" office:value-type="string" office:string-value="alexandra30">
            <text:p>alexandra30</text:p>
          </table:table-cell>
          <table:table-cell table:formula="of:=[.C634]&amp;&quot; &quot;&amp;[.D634]" office:value-type="string" office:string-value="Alexandra Jenkins">
            <text:p>Alexandra Jenkins</text:p>
          </table:table-cell>
          <table:table-cell/>
          <table:table-cell office:value-type="string">
            <text:p>Canada</text:p>
          </table:table-cell>
          <table:table-cell office:value-type="string">
            <text:p>AW00011632</text:p>
          </table:table-cell>
          <table:table-cell office:value-type="string">
            <text:p>Mozilla/5.0 (Windows NT 6.1; WOW64; Trident/7.0; BOIE9;ENUSMSNIP; rv:11.0) like Gecko</text:p>
          </table:table-cell>
          <table:table-cell table:number-columns-repeated="1012"/>
        </table:table-row>
        <table:table-row table:style-name="ro1">
          <table:table-cell office:value-type="float" office:value="1032">
            <text:p>1032</text:p>
          </table:table-cell>
          <table:table-cell office:value-type="string">
            <text:p>Som Mukherjee</text:p>
          </table:table-cell>
          <table:table-cell office:value-type="string">
            <text:p>Thomas</text:p>
          </table:table-cell>
          <table:table-cell office:value-type="string">
            <text:p>Anderson</text:p>
          </table:table-cell>
          <table:table-cell table:style-name="ce1" office:value-type="string">
            <text:p>23/11/1977</text:p>
          </table:table-cell>
          <table:table-cell office:value-type="string">
            <text:p>thomas71@adventure-works.com</text:p>
          </table:table-cell>
          <table:table-cell table:formula="of:=LEFT([.F635];FIND(&quot;@&quot;;[.F635])-1)" office:value-type="string" office:string-value="thomas71">
            <text:p>thomas71</text:p>
          </table:table-cell>
          <table:table-cell table:formula="of:=[.C635]&amp;&quot; &quot;&amp;[.D635]" office:value-type="string" office:string-value="Thomas Anderson">
            <text:p>Thomas Ander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33</text:p>
          </table:table-cell>
          <table:table-cell office:value-type="string">
            <text:p>Mozilla/5.0 AppleWebKit/999.0 (KHTML, like Gecko) Chrome/99.0 Safari/999.0</text:p>
          </table:table-cell>
          <table:table-cell table:number-columns-repeated="1012"/>
        </table:table-row>
        <table:table-row table:style-name="ro1">
          <table:table-cell office:value-type="float" office:value="1033">
            <text:p>1033</text:p>
          </table:table-cell>
          <table:table-cell office:value-type="string">
            <text:p>Cuneyt Arslan</text:p>
          </table:table-cell>
          <table:table-cell office:value-type="string">
            <text:p>Samuel</text:p>
          </table:table-cell>
          <table:table-cell office:value-type="string">
            <text:p>Collins</text:p>
          </table:table-cell>
          <table:table-cell table:style-name="ce1" office:value-type="string">
            <text:p>10/12/1977</text:p>
          </table:table-cell>
          <table:table-cell office:value-type="string">
            <text:p>samuel33@adventure-works.com</text:p>
          </table:table-cell>
          <table:table-cell table:formula="of:=LEFT([.F636];FIND(&quot;@&quot;;[.F636])-1)" office:value-type="string" office:string-value="samuel33">
            <text:p>samuel33</text:p>
          </table:table-cell>
          <table:table-cell table:formula="of:=[.C636]&amp;&quot; &quot;&amp;[.D636]" office:value-type="string" office:string-value="Samuel Collins">
            <text:p>Samuel Collin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34</text:p>
          </table:table-cell>
          <table:table-cell office:value-type="string">
            <text:p>Mozilla/5.0 (X11; OpenBSD amd64; rv:28.0) Gecko/20100101 Firefox/28.0</text:p>
          </table:table-cell>
          <table:table-cell table:number-columns-repeated="1012"/>
        </table:table-row>
        <table:table-row table:style-name="ro1">
          <table:table-cell office:value-type="float" office:value="1034">
            <text:p>1034</text:p>
          </table:table-cell>
          <table:table-cell office:value-type="string">
            <text:p>Aishwarya Dantuluri</text:p>
          </table:table-cell>
          <table:table-cell office:value-type="string">
            <text:p>Darrell</text:p>
          </table:table-cell>
          <table:table-cell office:value-type="string">
            <text:p>Chande</text:p>
          </table:table-cell>
          <table:table-cell table:style-name="ce1" office:value-type="string">
            <text:p>11/08/1983</text:p>
          </table:table-cell>
          <table:table-cell office:value-type="string">
            <text:p>darrell4@adventure-works.com</text:p>
          </table:table-cell>
          <table:table-cell table:formula="of:=LEFT([.F637];FIND(&quot;@&quot;;[.F637])-1)" office:value-type="string" office:string-value="darrell4">
            <text:p>darrell4</text:p>
          </table:table-cell>
          <table:table-cell table:formula="of:=[.C637]&amp;&quot; &quot;&amp;[.D637]" office:value-type="string" office:string-value="Darrell Chande">
            <text:p>Darrell Chand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35</text:p>
          </table:table-cell>
          <table:table-cell office:value-type="string">
            <text:p>Mozilla/4.0 (compatible; MSIE 7.0; Windows NT 6.1; Trident/6.0; SLCC2; .NET CLR 2.0.50727; .NET CLR 3.5.30729; .NET CLR 3.0.30729; Media Center PC 6.0; .NET4.0C; .NET4.0E)</text:p>
          </table:table-cell>
          <table:table-cell table:number-columns-repeated="1012"/>
        </table:table-row>
        <table:table-row table:style-name="ro1">
          <table:table-cell office:value-type="float" office:value="1035">
            <text:p>1035</text:p>
          </table:table-cell>
          <table:table-cell office:value-type="string">
            <text:p>Manjunatha Karnik</text:p>
          </table:table-cell>
          <table:table-cell office:value-type="string">
            <text:p>Kimberly</text:p>
          </table:table-cell>
          <table:table-cell office:value-type="string">
            <text:p>Cox</text:p>
          </table:table-cell>
          <table:table-cell table:style-name="ce1" office:value-type="string">
            <text:p>21/06/1978</text:p>
          </table:table-cell>
          <table:table-cell office:value-type="string">
            <text:p>kimberly14@adventure-works.com</text:p>
          </table:table-cell>
          <table:table-cell table:formula="of:=LEFT([.F638];FIND(&quot;@&quot;;[.F638])-1)" office:value-type="string" office:string-value="kimberly14">
            <text:p>kimberly14</text:p>
          </table:table-cell>
          <table:table-cell table:formula="of:=[.C638]&amp;&quot; &quot;&amp;[.D638]" office:value-type="string" office:string-value="Kimberly Cox">
            <text:p>Kimberly Cox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36</text:p>
          </table:table-cell>
          <table:table-cell office:value-type="string">
            <text:p>Mozilla/5.0 (Windows NT 6.1; WOW64) AppleWebKit/538.1 (KHTML, like Gecko) PhantomJS/2.0.0 Safari/538.1</text:p>
          </table:table-cell>
          <table:table-cell table:number-columns-repeated="1012"/>
        </table:table-row>
        <table:table-row table:style-name="ro1">
          <table:table-cell office:value-type="float" office:value="1036">
            <text:p>1036</text:p>
          </table:table-cell>
          <table:table-cell office:value-type="string">
            <text:p>Erik Malk</text:p>
          </table:table-cell>
          <table:table-cell office:value-type="string">
            <text:p>Morgan</text:p>
          </table:table-cell>
          <table:table-cell office:value-type="string">
            <text:p>Hernandez</text:p>
          </table:table-cell>
          <table:table-cell table:style-name="ce1" office:value-type="string">
            <text:p>11/08/1983</text:p>
          </table:table-cell>
          <table:table-cell office:value-type="string">
            <text:p>morgan15@adventure-works.com</text:p>
          </table:table-cell>
          <table:table-cell table:formula="of:=LEFT([.F639];FIND(&quot;@&quot;;[.F639])-1)" office:value-type="string" office:string-value="morgan15">
            <text:p>morgan15</text:p>
          </table:table-cell>
          <table:table-cell table:formula="of:=[.C639]&amp;&quot; &quot;&amp;[.D639]" office:value-type="string" office:string-value="Morgan Hernandez">
            <text:p>Morgan Hernand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37</text:p>
          </table:table-cell>
          <table:table-cell office:value-type="string">
            <text:p>Mozilla/5.0 (Windows NT 6.3; Win64; x64; Trident/7.0; MAGWJS; rv:11.0) like Gecko</text:p>
          </table:table-cell>
          <table:table-cell table:number-columns-repeated="1012"/>
        </table:table-row>
        <table:table-row table:style-name="ro1">
          <table:table-cell office:value-type="float" office:value="1037">
            <text:p>1037</text:p>
          </table:table-cell>
          <table:table-cell office:value-type="string">
            <text:p>David Jaramillo</text:p>
          </table:table-cell>
          <table:table-cell office:value-type="string">
            <text:p>Antonio</text:p>
          </table:table-cell>
          <table:table-cell office:value-type="string">
            <text:p>Powell</text:p>
          </table:table-cell>
          <table:table-cell table:style-name="ce1" office:value-type="string">
            <text:p>09/09/1977</text:p>
          </table:table-cell>
          <table:table-cell office:value-type="string">
            <text:p>antonio8@adventure-works.com</text:p>
          </table:table-cell>
          <table:table-cell table:formula="of:=LEFT([.F640];FIND(&quot;@&quot;;[.F640])-1)" office:value-type="string" office:string-value="antonio8">
            <text:p>antonio8</text:p>
          </table:table-cell>
          <table:table-cell table:formula="of:=[.C640]&amp;&quot; &quot;&amp;[.D640]" office:value-type="string" office:string-value="Antonio Powell">
            <text:p>Antonio Powe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38</text:p>
          </table:table-cell>
          <table:table-cell office:value-type="string">
            <text:p>Mozilla/5.0 (Linux; Android 4.4.2; GT-N5110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Damodara Trivedi</text:p>
          </table:table-cell>
          <table:table-cell office:value-type="string">
            <text:p>Angelica</text:p>
          </table:table-cell>
          <table:table-cell office:value-type="string">
            <text:p>Perry</text:p>
          </table:table-cell>
          <table:table-cell table:style-name="ce1" office:value-type="string">
            <text:p>22/06/1978</text:p>
          </table:table-cell>
          <table:table-cell office:value-type="string">
            <text:p>angelica7@adventure-works.com</text:p>
          </table:table-cell>
          <table:table-cell table:formula="of:=LEFT([.F641];FIND(&quot;@&quot;;[.F641])-1)" office:value-type="string" office:string-value="angelica7">
            <text:p>angelica7</text:p>
          </table:table-cell>
          <table:table-cell table:formula="of:=[.C641]&amp;&quot; &quot;&amp;[.D641]" office:value-type="string" office:string-value="Angelica Perry">
            <text:p>Angelica Perry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39</text:p>
          </table:table-cell>
          <table:table-cell office:value-type="string">
            <text:p>Mozilla/5.0 (Windows NT 6.1) AppleWebKit/537.36 (KHTML, like Gecko) Chrome/39.0.2171.71 Safari/537.36</text:p>
          </table:table-cell>
          <table:table-cell table:number-columns-repeated="1012"/>
        </table:table-row>
        <table:table-row table:style-name="ro1">
          <table:table-cell office:value-type="float" office:value="1039">
            <text:p>1039</text:p>
          </table:table-cell>
          <table:table-cell office:value-type="string">
            <text:p>Bhaamini Palagummi</text:p>
          </table:table-cell>
          <table:table-cell office:value-type="string">
            <text:p>Chloe</text:p>
          </table:table-cell>
          <table:table-cell office:value-type="string">
            <text:p>Wilson</text:p>
          </table:table-cell>
          <table:table-cell table:style-name="ce1" office:value-type="string">
            <text:p>31/10/1975</text:p>
          </table:table-cell>
          <table:table-cell office:value-type="string">
            <text:p>chloe40@adventure-works.com</text:p>
          </table:table-cell>
          <table:table-cell table:formula="of:=LEFT([.F642];FIND(&quot;@&quot;;[.F642])-1)" office:value-type="string" office:string-value="chloe40">
            <text:p>chloe40</text:p>
          </table:table-cell>
          <table:table-cell table:formula="of:=[.C642]&amp;&quot; &quot;&amp;[.D642]" office:value-type="string" office:string-value="Chloe Wilson">
            <text:p>Chloe Wilson</text:p>
          </table:table-cell>
          <table:table-cell/>
          <table:table-cell office:value-type="string">
            <text:p>Canada</text:p>
          </table:table-cell>
          <table:table-cell office:value-type="string">
            <text:p>AW00011640</text:p>
          </table:table-cell>
          <table:table-cell office:value-type="string">
            <text:p>Mozilla/5.0 (iPad; CPU OS 8_1 like Mac OS X) AppleWebKit/600.1.4 (KHTML, like Gecko) CriOS/45.0.2454.68 Mobile/12B410 Safari/600.1.4</text:p>
          </table:table-cell>
          <table:table-cell table:number-columns-repeated="1012"/>
        </table:table-row>
        <table:table-row table:style-name="ro1">
          <table:table-cell office:value-type="float" office:value="1040">
            <text:p>1040</text:p>
          </table:table-cell>
          <table:table-cell office:value-type="string">
            <text:p>Damodar Shenoy</text:p>
          </table:table-cell>
          <table:table-cell office:value-type="string">
            <text:p>James</text:p>
          </table:table-cell>
          <table:table-cell office:value-type="string">
            <text:p>Chen</text:p>
          </table:table-cell>
          <table:table-cell table:style-name="ce1" office:value-type="string">
            <text:p>09/02/1976</text:p>
          </table:table-cell>
          <table:table-cell office:value-type="string">
            <text:p>james41@adventure-works.com</text:p>
          </table:table-cell>
          <table:table-cell table:formula="of:=LEFT([.F643];FIND(&quot;@&quot;;[.F643])-1)" office:value-type="string" office:string-value="james41">
            <text:p>james41</text:p>
          </table:table-cell>
          <table:table-cell table:formula="of:=[.C643]&amp;&quot; &quot;&amp;[.D643]" office:value-type="string" office:string-value="James Chen">
            <text:p>James Chen</text:p>
          </table:table-cell>
          <table:table-cell/>
          <table:table-cell office:value-type="string">
            <text:p>Canada</text:p>
          </table:table-cell>
          <table:table-cell office:value-type="string">
            <text:p>AW00011641</text:p>
          </table:table-cell>
          <table:table-cell office:value-type="string">
            <text:p>Mozilla/5.0 (Windows NT 6.1; WOW64; rv:25.7) Gecko/20150824 Firefox/31.9 PaleMoon/25.7.0</text:p>
          </table:table-cell>
          <table:table-cell table:number-columns-repeated="1012"/>
        </table:table-row>
        <table:table-row table:style-name="ro1">
          <table:table-cell office:value-type="float" office:value="1041">
            <text:p>1041</text:p>
          </table:table-cell>
          <table:table-cell office:value-type="string">
            <text:p>Tomo Vidovic</text:p>
          </table:table-cell>
          <table:table-cell office:value-type="string">
            <text:p>Morgan</text:p>
          </table:table-cell>
          <table:table-cell office:value-type="string">
            <text:p>Hughes</text:p>
          </table:table-cell>
          <table:table-cell table:style-name="ce1" office:value-type="string">
            <text:p>24/06/1976</text:p>
          </table:table-cell>
          <table:table-cell office:value-type="string">
            <text:p>morgan81@adventure-works.com</text:p>
          </table:table-cell>
          <table:table-cell table:formula="of:=LEFT([.F644];FIND(&quot;@&quot;;[.F644])-1)" office:value-type="string" office:string-value="morgan81">
            <text:p>morgan81</text:p>
          </table:table-cell>
          <table:table-cell table:formula="of:=[.C644]&amp;&quot; &quot;&amp;[.D644]" office:value-type="string" office:string-value="Morgan Hughes">
            <text:p>Morgan Hughes</text:p>
          </table:table-cell>
          <table:table-cell/>
          <table:table-cell office:value-type="string">
            <text:p>Canada</text:p>
          </table:table-cell>
          <table:table-cell office:value-type="string">
            <text:p>AW00011642</text:p>
          </table:table-cell>
          <table:table-cell office:value-type="string">
            <text:p>Mozilla/5.0 (Macintosh; Intel Mac OS X 10.10; rv:31.0) Gecko/20100101 Firefox/31.0</text:p>
          </table:table-cell>
          <table:table-cell table:number-columns-repeated="1012"/>
        </table:table-row>
        <table:table-row table:style-name="ro1">
          <table:table-cell office:value-type="float" office:value="1042">
            <text:p>1042</text:p>
          </table:table-cell>
          <table:table-cell office:value-type="string">
            <text:p>Nguyen Banh</text:p>
          </table:table-cell>
          <table:table-cell office:value-type="string">
            <text:p>Naomi</text:p>
          </table:table-cell>
          <table:table-cell office:value-type="string">
            <text:p>Munoz</text:p>
          </table:table-cell>
          <table:table-cell table:style-name="ce1" office:value-type="string">
            <text:p>24/01/1976</text:p>
          </table:table-cell>
          <table:table-cell office:value-type="string">
            <text:p>naomi7@adventure-works.com</text:p>
          </table:table-cell>
          <table:table-cell table:formula="of:=LEFT([.F645];FIND(&quot;@&quot;;[.F645])-1)" office:value-type="string" office:string-value="naomi7">
            <text:p>naomi7</text:p>
          </table:table-cell>
          <table:table-cell table:formula="of:=[.C645]&amp;&quot; &quot;&amp;[.D645]" office:value-type="string" office:string-value="Naomi Munoz">
            <text:p>Naomi Muno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43</text:p>
          </table:table-cell>
          <table:table-cell office:value-type="string">
            <text:p>Mozilla/5.0 (X11; Ubuntu; Linux i686; rv:39.0) Gecko/20100101 Firefox/39.0</text:p>
          </table:table-cell>
          <table:table-cell table:number-columns-repeated="1012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Raj Verma</text:p>
          </table:table-cell>
          <table:table-cell office:value-type="string">
            <text:p>Charles</text:p>
          </table:table-cell>
          <table:table-cell office:value-type="string">
            <text:p>Torres</text:p>
          </table:table-cell>
          <table:table-cell table:style-name="ce1" office:value-type="string">
            <text:p>06/04/1975</text:p>
          </table:table-cell>
          <table:table-cell office:value-type="string">
            <text:p>charles52@adventure-works.com</text:p>
          </table:table-cell>
          <table:table-cell table:formula="of:=LEFT([.F646];FIND(&quot;@&quot;;[.F646])-1)" office:value-type="string" office:string-value="charles52">
            <text:p>charles52</text:p>
          </table:table-cell>
          <table:table-cell table:formula="of:=[.C646]&amp;&quot; &quot;&amp;[.D646]" office:value-type="string" office:string-value="Charles Torres">
            <text:p>Charles Torr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44</text:p>
          </table:table-cell>
          <table:table-cell office:value-type="string">
            <text:p>Mozilla/5.0 (Windows NT 6.2; WOW64) AppleWebKit/537.36 (KHTML, like Gecko) Chrome/31.0.1650.63 Safari/537.36</text:p>
          </table:table-cell>
          <table:table-cell table:number-columns-repeated="1012"/>
        </table:table-row>
        <table:table-row table:style-name="ro1">
          <table:table-cell office:value-type="float" office:value="1044">
            <text:p>1044</text:p>
          </table:table-cell>
          <table:table-cell office:value-type="string">
            <text:p>Hanita Nookala</text:p>
          </table:table-cell>
          <table:table-cell office:value-type="string">
            <text:p>Gabriella</text:p>
          </table:table-cell>
          <table:table-cell office:value-type="string">
            <text:p>Turner</text:p>
          </table:table-cell>
          <table:table-cell table:style-name="ce1" office:value-type="string">
            <text:p>18/04/1975</text:p>
          </table:table-cell>
          <table:table-cell office:value-type="string">
            <text:p>gabriella27@adventure-works.com</text:p>
          </table:table-cell>
          <table:table-cell table:formula="of:=LEFT([.F647];FIND(&quot;@&quot;;[.F647])-1)" office:value-type="string" office:string-value="gabriella27">
            <text:p>gabriella27</text:p>
          </table:table-cell>
          <table:table-cell table:formula="of:=[.C647]&amp;&quot; &quot;&amp;[.D647]" office:value-type="string" office:string-value="Gabriella Turner">
            <text:p>Gabriella Turn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45</text:p>
          </table:table-cell>
          <table:table-cell office:value-type="string">
            <text:p>Mozilla/5.0 (iPhone; CPU iPhone OS 9_0 like Mac OS X) AppleWebKit/601.1.46 (KHTML, like Gecko) Version/9.0 Mobile/13A4325c Safari/601.1</text:p>
          </table:table-cell>
          <table:table-cell table:number-columns-repeated="1012"/>
        </table:table-row>
        <table:table-row table:style-name="ro1">
          <table:table-cell office:value-type="float" office:value="1045">
            <text:p>1045</text:p>
          </table:table-cell>
          <table:table-cell office:value-type="string">
            <text:p>Matteo Cattaneo</text:p>
          </table:table-cell>
          <table:table-cell office:value-type="string">
            <text:p>Anna</text:p>
          </table:table-cell>
          <table:table-cell office:value-type="string">
            <text:p>Foster</text:p>
          </table:table-cell>
          <table:table-cell table:style-name="ce1" office:value-type="string">
            <text:p>15/03/1980</text:p>
          </table:table-cell>
          <table:table-cell office:value-type="string">
            <text:p>anna41@adventure-works.com</text:p>
          </table:table-cell>
          <table:table-cell table:formula="of:=LEFT([.F648];FIND(&quot;@&quot;;[.F648])-1)" office:value-type="string" office:string-value="anna41">
            <text:p>anna41</text:p>
          </table:table-cell>
          <table:table-cell table:formula="of:=[.C648]&amp;&quot; &quot;&amp;[.D648]" office:value-type="string" office:string-value="Anna Foster">
            <text:p>Anna Foste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46</text:p>
          </table:table-cell>
          <table:table-cell office:value-type="string">
            <text:p>Mozilla/5.0 (Windows NT 6.1; WOW64) AppleWebKit/537.36 (KHTML, like Gecko) Chrome/32.0.1700.107 Safari/537.36</text:p>
          </table:table-cell>
          <table:table-cell table:number-columns-repeated="1012"/>
        </table:table-row>
        <table:table-row table:style-name="ro1">
          <table:table-cell office:value-type="float" office:value="1046">
            <text:p>1046</text:p>
          </table:table-cell>
          <table:table-cell office:value-type="string">
            <text:p>Christian Couet</text:p>
          </table:table-cell>
          <table:table-cell office:value-type="string">
            <text:p>Randy</text:p>
          </table:table-cell>
          <table:table-cell office:value-type="string">
            <text:p>Wu</text:p>
          </table:table-cell>
          <table:table-cell table:style-name="ce1" office:value-type="string">
            <text:p>22/03/1975</text:p>
          </table:table-cell>
          <table:table-cell office:value-type="string">
            <text:p>randy8@adventure-works.com</text:p>
          </table:table-cell>
          <table:table-cell table:formula="of:=LEFT([.F649];FIND(&quot;@&quot;;[.F649])-1)" office:value-type="string" office:string-value="randy8">
            <text:p>randy8</text:p>
          </table:table-cell>
          <table:table-cell table:formula="of:=[.C649]&amp;&quot; &quot;&amp;[.D649]" office:value-type="string" office:string-value="Randy Wu">
            <text:p>Randy Wu</text:p>
          </table:table-cell>
          <table:table-cell/>
          <table:table-cell office:value-type="string">
            <text:p>Canada</text:p>
          </table:table-cell>
          <table:table-cell office:value-type="string">
            <text:p>AW00011647</text:p>
          </table:table-cell>
          <table:table-cell office:value-type="string">
            <text:p>Mozilla/4.0 (compatible; MSIE 8.0; Windows NT 6.1; WOW64; Trident/4.0; SLCC2; .NET CLR 2.0.50727; .NET CLR 3.5.30729; .NET CLR 3.0.30729; .NET4.0C; .NET4.0E; MS-RTC LM 8; InfoPath.3)</text:p>
          </table:table-cell>
          <table:table-cell table:number-columns-repeated="1012"/>
        </table:table-row>
        <table:table-row table:style-name="ro1">
          <table:table-cell office:value-type="float" office:value="1047">
            <text:p>1047</text:p>
          </table:table-cell>
          <table:table-cell office:value-type="string">
            <text:p>Ivana Hadrabova</text:p>
          </table:table-cell>
          <table:table-cell office:value-type="string">
            <text:p>Kevin</text:p>
          </table:table-cell>
          <table:table-cell office:value-type="string">
            <text:p>Scott</text:p>
          </table:table-cell>
          <table:table-cell table:style-name="ce1" office:value-type="string">
            <text:p>12/04/1980</text:p>
          </table:table-cell>
          <table:table-cell office:value-type="string">
            <text:p>kevin50@adventure-works.com</text:p>
          </table:table-cell>
          <table:table-cell table:formula="of:=LEFT([.F650];FIND(&quot;@&quot;;[.F650])-1)" office:value-type="string" office:string-value="kevin50">
            <text:p>kevin50</text:p>
          </table:table-cell>
          <table:table-cell table:formula="of:=[.C650]&amp;&quot; &quot;&amp;[.D650]" office:value-type="string" office:string-value="Kevin Scott">
            <text:p>Kevin Scott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48</text:p>
          </table:table-cell>
          <table:table-cell office:value-type="string">
            <text:p>Mozilla/5.0 (Linux; Android 4.4.2; RCT6203W46 Build/KOT49H) AppleWebKit/537.36 (KHTML, like Gecko) Version/4.0 Chrome/30.0.0.0 Safari/537.36</text:p>
          </table:table-cell>
          <table:table-cell table:number-columns-repeated="1012"/>
        </table:table-row>
        <table:table-row table:style-name="ro1">
          <table:table-cell office:value-type="float" office:value="1048">
            <text:p>1048</text:p>
          </table:table-cell>
          <table:table-cell office:value-type="string">
            <text:p>Abhra Ganguly</text:p>
          </table:table-cell>
          <table:table-cell office:value-type="string">
            <text:p>Ian</text:p>
          </table:table-cell>
          <table:table-cell office:value-type="string">
            <text:p>White</text:p>
          </table:table-cell>
          <table:table-cell table:style-name="ce1" office:value-type="string">
            <text:p>23/01/1980</text:p>
          </table:table-cell>
          <table:table-cell office:value-type="string">
            <text:p>ian12@adventure-works.com</text:p>
          </table:table-cell>
          <table:table-cell table:formula="of:=LEFT([.F651];FIND(&quot;@&quot;;[.F651])-1)" office:value-type="string" office:string-value="ian12">
            <text:p>ian12</text:p>
          </table:table-cell>
          <table:table-cell table:formula="of:=[.C651]&amp;&quot; &quot;&amp;[.D651]" office:value-type="string" office:string-value="Ian White">
            <text:p>Ian White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49</text:p>
          </table:table-cell>
          <table:table-cell office:value-type="string">
            <text:p>Mozilla/5.0 (Macintosh; Intel Mac OS X 10_10_0) AppleWebKit/537.36 (KHTML, like Gecko) Chrome/38.0.2125.101 Safari/537.36</text:p>
          </table:table-cell>
          <table:table-cell table:number-columns-repeated="1012"/>
        </table:table-row>
        <table:table-row table:style-name="ro1">
          <table:table-cell office:value-type="float" office:value="1049">
            <text:p>1049</text:p>
          </table:table-cell>
          <table:table-cell office:value-type="string">
            <text:p>Amet Shergill</text:p>
          </table:table-cell>
          <table:table-cell office:value-type="string">
            <text:p>Caleb</text:p>
          </table:table-cell>
          <table:table-cell office:value-type="string">
            <text:p>Hayes</text:p>
          </table:table-cell>
          <table:table-cell table:style-name="ce1" office:value-type="string">
            <text:p>23/01/1975</text:p>
          </table:table-cell>
          <table:table-cell office:value-type="string">
            <text:p>caleb19@adventure-works.com</text:p>
          </table:table-cell>
          <table:table-cell table:formula="of:=LEFT([.F652];FIND(&quot;@&quot;;[.F652])-1)" office:value-type="string" office:string-value="caleb19">
            <text:p>caleb19</text:p>
          </table:table-cell>
          <table:table-cell table:formula="of:=[.C652]&amp;&quot; &quot;&amp;[.D652]" office:value-type="string" office:string-value="Caleb Hayes">
            <text:p>Caleb Hayes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50</text:p>
          </table:table-cell>
          <table:table-cell office:value-type="string">
            <text:p>Mozilla/5.0 (Windows NT 5.1) AppleWebKit/537.36 (KHTML, like Gecko) Chrome/44.0.2403.155 Safari/537.36</text:p>
          </table:table-cell>
          <table:table-cell table:number-columns-repeated="1012"/>
        </table:table-row>
        <table:table-row table:style-name="ro1">
          <table:table-cell office:value-type="float" office:value="1050">
            <text:p>1050</text:p>
          </table:table-cell>
          <table:table-cell office:value-type="string">
            <text:p>Amrita Ganguly</text:p>
          </table:table-cell>
          <table:table-cell office:value-type="string">
            <text:p>Patricia</text:p>
          </table:table-cell>
          <table:table-cell office:value-type="string">
            <text:p>Garcia</text:p>
          </table:table-cell>
          <table:table-cell table:style-name="ce1" office:value-type="string">
            <text:p>13/12/1982</text:p>
          </table:table-cell>
          <table:table-cell office:value-type="string">
            <text:p>patricia18@adventure-works.com</text:p>
          </table:table-cell>
          <table:table-cell table:formula="of:=LEFT([.F653];FIND(&quot;@&quot;;[.F653])-1)" office:value-type="string" office:string-value="patricia18">
            <text:p>patricia18</text:p>
          </table:table-cell>
          <table:table-cell table:formula="of:=[.C653]&amp;&quot; &quot;&amp;[.D653]" office:value-type="string" office:string-value="Patricia Garcia">
            <text:p>Patricia Garcia</text:p>
          </table:table-cell>
          <table:table-cell/>
          <table:table-cell office:value-type="string">
            <text:p>Canada</text:p>
          </table:table-cell>
          <table:table-cell office:value-type="string">
            <text:p>AW00011651</text:p>
          </table:table-cell>
          <table:table-cell office:value-type="string">
            <text:p>Mozilla/5.0 (Macintosh; Intel Mac OS X 10.9; rv:31.0) Gecko/20100101 Firefox/31.0</text:p>
          </table:table-cell>
          <table:table-cell table:number-columns-repeated="1012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Sylvie Laramee</text:p>
          </table:table-cell>
          <table:table-cell office:value-type="string">
            <text:p>Samuel</text:p>
          </table:table-cell>
          <table:table-cell office:value-type="string">
            <text:p>Russell</text:p>
          </table:table-cell>
          <table:table-cell table:style-name="ce1" office:value-type="string">
            <text:p>01/05/1982</text:p>
          </table:table-cell>
          <table:table-cell office:value-type="string">
            <text:p>samuel19@adventure-works.com</text:p>
          </table:table-cell>
          <table:table-cell table:formula="of:=LEFT([.F654];FIND(&quot;@&quot;;[.F654])-1)" office:value-type="string" office:string-value="samuel19">
            <text:p>samuel19</text:p>
          </table:table-cell>
          <table:table-cell table:formula="of:=[.C654]&amp;&quot; &quot;&amp;[.D654]" office:value-type="string" office:string-value="Samuel Russell">
            <text:p>Samuel Russell</text:p>
          </table:table-cell>
          <table:table-cell/>
          <table:table-cell office:value-type="string">
            <text:p>Canada</text:p>
          </table:table-cell>
          <table:table-cell office:value-type="string">
            <text:p>AW00011652</text:p>
          </table:table-cell>
          <table:table-cell office:value-type="string">
            <text:p>Mozilla/5.0 (Windows NT 6.3) AppleWebKit/537.36 (KHTML, like Gecko) Chrome/44.0.2403.157 Safari/537.36</text:p>
          </table:table-cell>
          <table:table-cell table:number-columns-repeated="1012"/>
        </table:table-row>
        <table:table-row table:style-name="ro1">
          <table:table-cell office:value-type="float" office:value="1052">
            <text:p>1052</text:p>
          </table:table-cell>
          <table:table-cell office:value-type="string">
            <text:p>Ian Olofsson</text:p>
          </table:table-cell>
          <table:table-cell office:value-type="string">
            <text:p>Sydney</text:p>
          </table:table-cell>
          <table:table-cell office:value-type="string">
            <text:p>Peterson</text:p>
          </table:table-cell>
          <table:table-cell table:style-name="ce1" office:value-type="string">
            <text:p>04/06/1982</text:p>
          </table:table-cell>
          <table:table-cell office:value-type="string">
            <text:p>sydney15@adventure-works.com</text:p>
          </table:table-cell>
          <table:table-cell table:formula="of:=LEFT([.F655];FIND(&quot;@&quot;;[.F655])-1)" office:value-type="string" office:string-value="sydney15">
            <text:p>sydney15</text:p>
          </table:table-cell>
          <table:table-cell table:formula="of:=[.C655]&amp;&quot; &quot;&amp;[.D655]" office:value-type="string" office:string-value="Sydney Peterson">
            <text:p>Sydney Peterson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53</text:p>
          </table:table-cell>
          <table:table-cell office:value-type="string">
            <text:p>Mozilla/5.0 (Macintosh; Intel Mac OS X 10_6_8) AppleWebKit/537.36 (KHTML, like Gecko) Chrome/38.0.2125.122 Safari/537.36</text:p>
          </table:table-cell>
          <table:table-cell table:number-columns-repeated="1012"/>
        </table:table-row>
        <table:table-row table:style-name="ro1">
          <table:table-cell office:value-type="float" office:value="1053">
            <text:p>1053</text:p>
          </table:table-cell>
          <table:table-cell office:value-type="string">
            <text:p>Luis Saucedo</text:p>
          </table:table-cell>
          <table:table-cell office:value-type="string">
            <text:p>Ariana</text:p>
          </table:table-cell>
          <table:table-cell office:value-type="string">
            <text:p>Sanchez</text:p>
          </table:table-cell>
          <table:table-cell table:style-name="ce1" office:value-type="string">
            <text:p>18/03/1977</text:p>
          </table:table-cell>
          <table:table-cell office:value-type="string">
            <text:p>ariana22@adventure-works.com</text:p>
          </table:table-cell>
          <table:table-cell table:formula="of:=LEFT([.F656];FIND(&quot;@&quot;;[.F656])-1)" office:value-type="string" office:string-value="ariana22">
            <text:p>ariana22</text:p>
          </table:table-cell>
          <table:table-cell table:formula="of:=[.C656]&amp;&quot; &quot;&amp;[.D656]" office:value-type="string" office:string-value="Ariana Sanchez">
            <text:p>Ariana Sanch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54</text:p>
          </table:table-cell>
          <table:table-cell office:value-type="string">
            <text:p>Mozilla/4.0 (compatible; MSIE 8.0; Windows NT 6.1; Trident/4.0; SLCC2; .NET CLR 2.0.50727; .NET CLR 3.5.30729; .NET CLR 3.0.30729; Media Center PC 6.0; .NET4.0C; .NET4.0E; Tablet PC 2.0)</text:p>
          </table:table-cell>
          <table:table-cell table:number-columns-repeated="1012"/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Emma Salpa</text:p>
          </table:table-cell>
          <table:table-cell office:value-type="string">
            <text:p>Tamara</text:p>
          </table:table-cell>
          <table:table-cell office:value-type="string">
            <text:p>Sharma</text:p>
          </table:table-cell>
          <table:table-cell table:style-name="ce1" office:value-type="string">
            <text:p>28/03/1982</text:p>
          </table:table-cell>
          <table:table-cell office:value-type="string">
            <text:p>tamara21@adventure-works.com</text:p>
          </table:table-cell>
          <table:table-cell table:formula="of:=LEFT([.F657];FIND(&quot;@&quot;;[.F657])-1)" office:value-type="string" office:string-value="tamara21">
            <text:p>tamara21</text:p>
          </table:table-cell>
          <table:table-cell table:formula="of:=[.C657]&amp;&quot; &quot;&amp;[.D657]" office:value-type="string" office:string-value="Tamara Sharma">
            <text:p>Tamara Sharma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55</text:p>
          </table:table-cell>
          <table:table-cell office:value-type="string">
            <text:p>Mozilla/5.0 (Windows NT 6.1; Trident/7.0; EIE10;ENUSWOL; rv:11.0) like Gecko</text:p>
          </table:table-cell>
          <table:table-cell table:number-columns-repeated="1012"/>
        </table:table-row>
        <table:table-row table:style-name="ro1">
          <table:table-cell office:value-type="float" office:value="1055">
            <text:p>1055</text:p>
          </table:table-cell>
          <table:table-cell office:value-type="string">
            <text:p>Adriana Pena</text:p>
          </table:table-cell>
          <table:table-cell office:value-type="string">
            <text:p>Katelyn</text:p>
          </table:table-cell>
          <table:table-cell office:value-type="string">
            <text:p>Perez</text:p>
          </table:table-cell>
          <table:table-cell table:style-name="ce1" office:value-type="string">
            <text:p>19/03/1977</text:p>
          </table:table-cell>
          <table:table-cell office:value-type="string">
            <text:p>katelyn35@adventure-works.com</text:p>
          </table:table-cell>
          <table:table-cell table:formula="of:=LEFT([.F658];FIND(&quot;@&quot;;[.F658])-1)" office:value-type="string" office:string-value="katelyn35">
            <text:p>katelyn35</text:p>
          </table:table-cell>
          <table:table-cell table:formula="of:=[.C658]&amp;&quot; &quot;&amp;[.D658]" office:value-type="string" office:string-value="Katelyn Perez">
            <text:p>Katelyn Perez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56</text:p>
          </table:table-cell>
          <table:table-cell office:value-type="string">
            <text:p>Mozilla/5.0 (Linux; Android 4.4.4; en-us; SAMSUNG SM-N910T Build/KTU84P) AppleWebKit/537.36 (KHTML, like Gecko) Version/2.0 Chrome/34.0.1847.76 Mobile Safari/537.36</text:p>
          </table:table-cell>
          <table:table-cell table:number-columns-repeated="1012"/>
        </table:table-row>
        <table:table-row table:style-name="ro1">
          <table:table-cell office:value-type="float" office:value="1056">
            <text:p>1056</text:p>
          </table:table-cell>
          <table:table-cell office:value-type="string">
            <text:p>Kalyani Benjaree</text:p>
          </table:table-cell>
          <table:table-cell office:value-type="string">
            <text:p>Megan</text:p>
          </table:table-cell>
          <table:table-cell office:value-type="string">
            <text:p>Cox</text:p>
          </table:table-cell>
          <table:table-cell table:style-name="ce1" office:value-type="string">
            <text:p>31/10/1976</text:p>
          </table:table-cell>
          <table:table-cell office:value-type="string">
            <text:p>megan39@adventure-works.com</text:p>
          </table:table-cell>
          <table:table-cell table:formula="of:=LEFT([.F659];FIND(&quot;@&quot;;[.F659])-1)" office:value-type="string" office:string-value="megan39">
            <text:p>megan39</text:p>
          </table:table-cell>
          <table:table-cell table:formula="of:=[.C659]&amp;&quot; &quot;&amp;[.D659]" office:value-type="string" office:string-value="Megan Cox">
            <text:p>Megan Cox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57</text:p>
          </table:table-cell>
          <table:table-cell office:value-type="string">
            <text:p>Mozilla/5.0 (X11; Linux x86_64) AppleWebKit/537.36 (KHTML, like Gecko) Chrome/39.0.2171.95 Safari/537.36</text:p>
          </table:table-cell>
          <table:table-cell table:number-columns-repeated="1012"/>
        </table:table-row>
        <table:table-row table:style-name="ro1">
          <table:table-cell office:value-type="float" office:value="1057">
            <text:p>1057</text:p>
          </table:table-cell>
          <table:table-cell office:value-type="string">
            <text:p>Ganesh Majumdar</text:p>
          </table:table-cell>
          <table:table-cell office:value-type="string">
            <text:p>Robert</text:p>
          </table:table-cell>
          <table:table-cell office:value-type="string">
            <text:p>Mitchell</text:p>
          </table:table-cell>
          <table:table-cell table:style-name="ce1" office:value-type="string">
            <text:p>03/08/1985</text:p>
          </table:table-cell>
          <table:table-cell office:value-type="string">
            <text:p>robert53@adventure-works.com</text:p>
          </table:table-cell>
          <table:table-cell table:formula="of:=LEFT([.F660];FIND(&quot;@&quot;;[.F660])-1)" office:value-type="string" office:string-value="robert53">
            <text:p>robert53</text:p>
          </table:table-cell>
          <table:table-cell table:formula="of:=[.C660]&amp;&quot; &quot;&amp;[.D660]" office:value-type="string" office:string-value="Robert Mitchell">
            <text:p>Robert Mitchell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58</text:p>
          </table:table-cell>
          <table:table-cell office:value-type="string">
            <text:p>Mozilla/5.0 (Linux; Android 4.4.2; RCT6203W46 Build/KOT49H) AppleWebKit/537.36 (KHTML, like Gecko) Chrome/45.0.2454.84 Safari/537.36</text:p>
          </table:table-cell>
          <table:table-cell table:number-columns-repeated="1012"/>
        </table:table-row>
        <table:table-row table:style-name="ro1">
          <table:table-cell office:value-type="float" office:value="1058">
            <text:p>1058</text:p>
          </table:table-cell>
          <table:table-cell office:value-type="string">
            <text:p>Jaroslav Fisar</text:p>
          </table:table-cell>
          <table:table-cell office:value-type="string">
            <text:p>Miguel</text:p>
          </table:table-cell>
          <table:table-cell office:value-type="string">
            <text:p>Adams</text:p>
          </table:table-cell>
          <table:table-cell table:style-name="ce1" office:value-type="string">
            <text:p>20/10/1974</text:p>
          </table:table-cell>
          <table:table-cell office:value-type="string">
            <text:p>miguel32@adventure-works.com</text:p>
          </table:table-cell>
          <table:table-cell table:formula="of:=LEFT([.F661];FIND(&quot;@&quot;;[.F661])-1)" office:value-type="string" office:string-value="miguel32">
            <text:p>miguel32</text:p>
          </table:table-cell>
          <table:table-cell table:formula="of:=[.C661]&amp;&quot; &quot;&amp;[.D661]" office:value-type="string" office:string-value="Miguel Adams">
            <text:p>Miguel Adams</text:p>
          </table:table-cell>
          <table:table-cell/>
          <table:table-cell office:value-type="string">
            <text:p>Canada</text:p>
          </table:table-cell>
          <table:table-cell office:value-type="string">
            <text:p>AW00011659</text:p>
          </table:table-cell>
          <table:table-cell office:value-type="string">
            <text:p>Mozilla/5.0 (Linux; U; Android 4.0.4; en-ca; KFJWI Build/IMM76D) AppleWebKit/537.36 (KHTML, like Gecko) Silk/3.68 like Chrome/39.0.2171.93 Safari/537.36</text:p>
          </table:table-cell>
          <table:table-cell table:number-columns-repeated="1012"/>
        </table:table-row>
        <table:table-row table:style-name="ro1">
          <table:table-cell office:value-type="float" office:value="1059">
            <text:p>1059</text:p>
          </table:table-cell>
          <table:table-cell office:value-type="string">
            <text:p>Jibek Juniskyzy</text:p>
          </table:table-cell>
          <table:table-cell office:value-type="string">
            <text:p>Miranda</text:p>
          </table:table-cell>
          <table:table-cell office:value-type="string">
            <text:p>Gonzales</text:p>
          </table:table-cell>
          <table:table-cell table:style-name="ce1" office:value-type="string">
            <text:p>19/01/1980</text:p>
          </table:table-cell>
          <table:table-cell office:value-type="string">
            <text:p>miranda17@adventure-works.com</text:p>
          </table:table-cell>
          <table:table-cell table:formula="of:=LEFT([.F662];FIND(&quot;@&quot;;[.F662])-1)" office:value-type="string" office:string-value="miranda17">
            <text:p>miranda17</text:p>
          </table:table-cell>
          <table:table-cell table:formula="of:=[.C662]&amp;&quot; &quot;&amp;[.D662]" office:value-type="string" office:string-value="Miranda Gonzales">
            <text:p>Miranda Gonzales</text:p>
          </table:table-cell>
          <table:table-cell/>
          <table:table-cell office:value-type="string">
            <text:p>Canada</text:p>
          </table:table-cell>
          <table:table-cell office:value-type="string">
            <text:p>AW00011660</text:p>
          </table:table-cell>
          <table:table-cell office:value-type="string">
            <text:p>Mozilla/5.0 (X11; Linux x86_64) AppleWebKit/537.36 (KHTML, like Gecko) Ubuntu Chromium/34.0.1847.116 Chrome/34.0.1847.116 Safari/537.36</text:p>
          </table:table-cell>
          <table:table-cell table:number-columns-repeated="1012"/>
        </table:table-row>
        <table:table-row table:style-name="ro1">
          <table:table-cell office:value-type="float" office:value="1060">
            <text:p>1060</text:p>
          </table:table-cell>
          <table:table-cell office:value-type="string">
            <text:p>Anand Mudaliyar</text:p>
          </table:table-cell>
          <table:table-cell office:value-type="string">
            <text:p>Jeremiah</text:p>
          </table:table-cell>
          <table:table-cell office:value-type="string">
            <text:p>James</text:p>
          </table:table-cell>
          <table:table-cell table:style-name="ce1" office:value-type="string">
            <text:p>03/01/1981</text:p>
          </table:table-cell>
          <table:table-cell office:value-type="string">
            <text:p>jeremiah39@adventure-works.com</text:p>
          </table:table-cell>
          <table:table-cell table:formula="of:=LEFT([.F663];FIND(&quot;@&quot;;[.F663])-1)" office:value-type="string" office:string-value="jeremiah39">
            <text:p>jeremiah39</text:p>
          </table:table-cell>
          <table:table-cell table:formula="of:=[.C663]&amp;&quot; &quot;&amp;[.D663]" office:value-type="string" office:string-value="Jeremiah James">
            <text:p>Jeremiah James</text:p>
          </table:table-cell>
          <table:table-cell/>
          <table:table-cell office:value-type="string">
            <text:p>Canada</text:p>
          </table:table-cell>
          <table:table-cell office:value-type="string">
            <text:p>AW00011661</text:p>
          </table:table-cell>
          <table:table-cell office:value-type="string">
            <text:p>Mozilla/5.0 (Windows NT 6.1) AppleWebKit/537.36 (KHTML, like Gecko) Chrome/35.0.1916.153 Safari/537.36</text:p>
          </table:table-cell>
          <table:table-cell table:number-columns-repeated="1012"/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Agrita Abele</text:p>
          </table:table-cell>
          <table:table-cell office:value-type="string">
            <text:p>Ethan</text:p>
          </table:table-cell>
          <table:table-cell office:value-type="string">
            <text:p>Kumar</text:p>
          </table:table-cell>
          <table:table-cell table:style-name="ce1" office:value-type="string">
            <text:p>01/01/1976</text:p>
          </table:table-cell>
          <table:table-cell office:value-type="string">
            <text:p>ethan24@adventure-works.com</text:p>
          </table:table-cell>
          <table:table-cell table:formula="of:=LEFT([.F664];FIND(&quot;@&quot;;[.F664])-1)" office:value-type="string" office:string-value="ethan24">
            <text:p>ethan24</text:p>
          </table:table-cell>
          <table:table-cell table:formula="of:=[.C664]&amp;&quot; &quot;&amp;[.D664]" office:value-type="string" office:string-value="Ethan Kumar">
            <text:p>Ethan Kumar</text:p>
          </table:table-cell>
          <table:table-cell/>
          <table:table-cell office:value-type="string">
            <text:p>United States</text:p>
          </table:table-cell>
          <table:table-cell office:value-type="string">
            <text:p>AW00011662</text:p>
          </table:table-cell>
          <table:table-cell office:value-type="string">
            <text:p>Mozilla/5.0 (Windows NT 6.2) AppleWebKit/537.36 (KHTML, like Gecko) Chrome/35.0.1916.153 Safari/537.45</text:p>
          </table:table-cell>
          <table:table-cell table:number-columns-repeated="1012"/>
        </table:table-row>
        <table:table-row table:style-name="ro1" table:number-rows-repeated="337">
          <table:table-cell table:number-columns-repeated="4"/>
          <table:table-cell table:style-name="ce2"/>
          <table:table-cell table:number-columns-repeated="1019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4">01/14/2022</text:date>, <text:time>23:53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ustomer" style:display-name="PageStyle_Cust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ny" style:display-name="PageStyle_Compa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" style:display-name="PageStyle_Produ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log" style:display-name="PageStyle_Web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s" style:display-name="PageStyle_Ord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B2B" style:display-name="PageStyle_OrderB2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LineB2B" style:display-name="PageStyle_OrderLineB2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8" style:display-name="PageStyle_Sheet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2" style:display-name="PageStyle_Sheet1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4T23:53:06.77</dc:date>
    <dc:creator>Cristiano Miranda</dc:creator>
    <meta:generator>OpenOffice/4.1.9$Win32 OpenOffice.org_project/419m1$Build-9805</meta:generator>
    <meta:document-statistic meta:table-count="1" meta:cell-count="7314" meta:object-count="0"/>
  </office:meta>
</office:document-meta>
</file>